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C70F0000D26A8FC190AC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" style:font-pitch="variable"/>
    <style:font-face style:name="Lohit Hindi2" svg:font-family="'Lohit Hindi'" style:font-pitch="variable"/>
    <style:font-face style:name="Mangal" svg:font-family="Mangal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text-autospace="none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Arial" style:font-size-complex="16pt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name-complex="Arial" style:font-size-complex="16pt" style:language-complex="hi" style:country-complex="IN" style:font-weight-complex="bold"/>
    </style:style>
    <style:style style:name="P6" style:family="paragraph" style:parent-style-name="Standard">
      <style:text-properties style:font-name="Arial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style:font-name-complex="Arial" style:language-complex="hi" style:country-complex="IN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Arial" fo:font-weight="bold" style:font-weight-asian="bold" style:font-name-complex="Arial" style:language-complex="hi" style:country-complex="IN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style:text-underline-style="solid" style:text-underline-width="auto" style:text-underline-color="font-color" fo:font-weight="bold" style:font-weight-asian="bold" style:font-name-complex="Arial" style:language-complex="hi" style:country-complex="IN" style:font-weight-complex="bold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" style:text-underline-style="solid" style:text-underline-width="auto" style:text-underline-color="font-color" style:font-name-complex="Arial" style:language-complex="hi" style:country-complex="IN"/>
    </style:style>
    <style:style style:name="P12" style:family="paragraph" style:parent-style-name="Standard" style:list-style-name="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 style:text-autospace="none"/>
    </style:style>
    <style:style style:name="P15" style:family="paragraph" style:parent-style-name="Standard" style:list-style-name="WW8Num2">
      <style:paragraph-properties fo:text-align="justify" style:justify-single-word="false" style:text-autospace="none"/>
    </style:style>
    <style:style style:name="P16" style:family="paragraph" style:parent-style-name="Standard">
      <style:paragraph-properties style:text-autospace="none"/>
      <style:text-properties fo:font-style="italic" fo:font-weight="bold" style:font-style-asian="italic" style:font-weight-asian="bold" style:language-complex="hi" style:country-complex="IN" style:font-style-complex="italic" style:font-weight-complex="bold"/>
    </style:style>
    <style:style style:name="P17" style:family="paragraph" style:parent-style-name="Standard">
      <style:paragraph-properties fo:text-align="justify" style:justify-single-word="false" fo:break-before="page" style:text-autospace="none"/>
      <style:text-properties style:font-name="Arial" fo:font-weight="bold" style:font-weight-asian="bold" style:font-name-complex="Arial" style:language-complex="hi" style:country-complex="IN" style:font-weight-complex="bold"/>
    </style:style>
    <style:style style:name="P18" style:family="paragraph" style:parent-style-name="Standard">
      <style:paragraph-properties fo:text-align="justify" style:justify-single-word="false" fo:break-before="page" style:text-autospace="none"/>
      <style:text-properties style:font-name="Arial" fo:font-size="10pt" style:font-size-asian="10pt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 style:text-autospace="none"/>
    </style:style>
    <style:style style:name="P20" style:family="paragraph" style:parent-style-name="Standard">
      <style:paragraph-properties fo:margin-left="0in" fo:margin-right="0in" fo:text-indent="0.5in" style:auto-text-indent="false" style:text-autospace="none"/>
      <style:text-properties style:font-name="Arial" style:font-name-complex="Arial" style:language-complex="hi" style:country-complex="IN"/>
    </style:style>
    <style:style style:name="P21" style:family="paragraph" style:parent-style-name="Standard">
      <style:paragraph-properties fo:margin-left="0in" fo:margin-right="0in" fo:text-align="justify" style:justify-single-word="false" fo:text-indent="0.5in" style:auto-text-indent="false" style:text-autospace="none"/>
      <style:text-properties style:font-name="Arial" style:font-name-complex="Arial" style:language-complex="hi" style:country-complex="IN"/>
    </style:style>
    <style:style style:name="P22" style:family="paragraph" style:parent-style-name="Standard" style:master-page-name="First_20_Page">
      <style:paragraph-properties fo:text-align="center" style:justify-single-word="false" style:page-number="auto"/>
    </style:style>
    <style:style style:name="P23" style:family="paragraph" style:parent-style-name="Standard" style:master-page-name="Convert_20_1">
      <style:paragraph-properties fo:text-align="center" style:justify-single-word="false" style:page-number="auto" fo:break-before="page"/>
      <style:text-properties style:font-name="Arial" fo:font-size="15pt" fo:font-weight="bold" style:font-size-asian="15pt" style:font-weight-asian="bold" style:font-name-complex="Arial" style:font-size-complex="15pt" style:font-weight-complex="bold"/>
    </style:style>
    <style:style style:name="P24" style:family="paragraph" style:parent-style-name="Standard" style:master-page-name="Convert_20_2">
      <style:paragraph-properties fo:text-align="center" style:justify-single-word="false" style:page-number="auto"/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Heading_20_1">
      <style:text-properties fo:font-size="14pt" style:text-underline-style="solid" style:text-underline-width="auto" style:text-underline-color="font-color" fo:font-weight="normal" style:font-size-asian="14pt" style:font-weight-asian="normal" style:font-name-complex="Courier New" style:font-size-complex="14pt" style:font-weight-complex="normal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 style:master-page-name="Convert_20_3">
      <style:paragraph-properties style:page-number="auto" fo:break-before="page"/>
    </style:style>
    <style:style style:name="P29" style:family="paragraph" style:parent-style-name="Plain_20_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Plain_20_Text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Plain_20_Text">
      <style:text-properties style:font-name="Arial" fo:font-size="12pt" style:font-size-asian="12pt" style:font-name-complex="Arial" style:font-size-complex="12pt"/>
    </style:style>
    <style:style style:name="P32" style:family="paragraph" style:parent-style-name="Plain_20_Text">
      <style:paragraph-properties fo:text-align="justify" style:justify-single-word="false"/>
      <style:text-properties style:font-name="Arial" fo:font-size="12pt" style:font-size-asian="12pt" style:font-name-complex="Arial" style:font-size-complex="12pt"/>
    </style:style>
    <style:style style:name="P33" style:family="paragraph" style:parent-style-name="Plain_20_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Plain_20_Text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Plain_20_Text">
      <style:text-properties style:font-name="Arial" fo:font-size="12pt" fo:language="none" fo:country="none" style:font-size-asian="12pt" style:language-asian="none" style:country-asian="none" style:font-name-complex="Arial" style:font-size-complex="12pt"/>
    </style:style>
    <style:style style:name="P36" style:family="paragraph" style:parent-style-name="Plain_20_Text">
      <style:text-properties style:font-name="Arial" style:font-name-complex="Arial"/>
    </style:style>
    <style:style style:name="P37" style:family="paragraph" style:parent-style-name="Plain_20_Text">
      <style:paragraph-properties fo:text-align="justify" style:justify-single-word="false"/>
      <style:text-properties style:font-name="Arial" style:font-name-complex="Arial"/>
    </style:style>
    <style:style style:name="P38" style:family="paragraph" style:parent-style-name="Plain_20_Text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39" style:family="paragraph" style:parent-style-name="Plain_20_Text">
      <style:paragraph-properties fo:text-align="justify" style:justify-single-word="false"/>
    </style:style>
    <style:style style:name="P40" style:family="paragraph" style:parent-style-name="Plain_20_Text">
      <style:text-properties fo:font-size="14pt" style:text-underline-style="solid" style:text-underline-width="auto" style:text-underline-color="font-color" fo:font-weight="bold" style:font-size-asian="14pt" style:font-weight-asian="bold" style:font-name-complex="Courier New" style:font-size-complex="14pt" style:font-weight-complex="bold"/>
    </style:style>
    <style:style style:name="P41" style:family="paragraph" style:parent-style-name="Plain_20_Text">
      <style:paragraph-properties fo:margin-left="0.5in" fo:margin-right="0in" fo:text-indent="-0.5in" style:auto-text-indent="false"/>
    </style:style>
    <style:style style:name="P42" style:family="paragraph" style:parent-style-name="Plain_20_Text">
      <style:paragraph-properties fo:margin-left="0.5in" fo:margin-right="0in" fo:text-align="justify" style:justify-single-word="false" fo:text-indent="-0.5in" style:auto-text-indent="false"/>
    </style:style>
    <style:style style:name="P43" style:family="paragraph" style:parent-style-name="Plain_20_Text">
      <style:paragraph-properties fo:margin-left="0.5in" fo:margin-right="0in" fo:text-indent="-0.5in" style:auto-text-indent="false"/>
      <style:text-properties style:font-name="Arial" fo:font-size="12pt" style:font-size-asian="12pt" style:font-name-complex="Arial" style:font-size-complex="12pt"/>
    </style:style>
    <style:style style:name="P44" style:family="paragraph" style:parent-style-name="Plain_20_Text">
      <style:paragraph-properties fo:break-before="page"/>
      <style:text-properties style:font-name="Arial" fo:language="none" fo:country="none" style:language-asian="none" style:country-asian="none" style:font-name-complex="Arial"/>
    </style:style>
    <style:style style:name="P45" style:family="paragraph" style:parent-style-name="Plain_20_Text">
      <style:paragraph-properties fo:break-before="page"/>
      <style:text-properties style:font-name="Arial" fo:font-size="12pt" style:font-size-asian="12pt" style:font-name-complex="Arial" style:font-size-complex="12pt"/>
    </style:style>
    <style:style style:name="P46" style:family="paragraph" style:parent-style-name="Plain_20_Text">
      <style:paragraph-properties fo:text-align="justify" style:justify-single-word="false" fo:break-before="page"/>
    </style:style>
    <style:style style:name="P47" style:family="paragraph" style:parent-style-name="Plain_20_Text">
      <style:paragraph-properties fo:margin-left="0in" fo:margin-right="0in" fo:text-align="justify" style:justify-single-word="false" fo:text-indent="0.5in" style:auto-text-indent="false"/>
    </style:style>
    <style:style style:name="P48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T1" style:family="text">
      <style:text-properties style:font-name-complex="Arial"/>
    </style:style>
    <style:style style:name="T2" style:family="text">
      <style:text-properties style:font-name-complex="Arial" style:language-complex="hi" style:country-complex="IN"/>
    </style:style>
    <style:style style:name="T3" style:family="text"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T4" style:family="text"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T5" style:family="text">
      <style:text-properties style:font-name="Arial" fo:font-size="15pt" style:font-size-asian="15pt" style:font-name-complex="Arial" style:font-size-complex="15pt"/>
    </style:style>
    <style:style style:name="T6" style:family="text">
      <style:text-properties style:font-name="Arial" fo:font-size="15pt" style:font-name-asian="Arial" style:font-size-asian="15pt" style:font-name-complex="Arial" style:font-size-complex="15pt"/>
    </style:style>
    <style:style style:name="T7" style:family="text">
      <style:text-properties style:font-name="Arial" fo:font-size="15pt" fo:font-weight="bold" style:font-size-asian="15pt" style:font-weight-asian="bold" style:font-name-complex="Arial" style:font-size-complex="15pt" style:font-weight-complex="bold"/>
    </style:style>
    <style:style style:name="T8" style:family="text"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9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10" style:family="text">
      <style:text-properties style:font-name="Arial" fo:font-size="16pt" fo:font-weight="bold" style:font-name-asian="Arial" style:font-size-asian="16pt" style:font-weight-asian="bold" style:font-name-complex="Arial" style:font-size-complex="16pt"/>
    </style:style>
    <style:style style:name="T11" style:family="text">
      <style:text-properties style:font-name="Arial" style:font-name-complex="Arial"/>
    </style:style>
    <style:style style:name="T12" style:family="text">
      <style:text-properties style:font-name="Arial" style:font-name-complex="Arial" style:language-complex="hi" style:country-complex="IN"/>
    </style:style>
    <style:style style:name="T13" style:family="text">
      <style:text-properties style:font-name="Arial" style:font-name-asian="Arial" style:font-name-complex="Arial"/>
    </style:style>
    <style:style style:name="T14" style:family="text">
      <style:text-properties style:font-name="Arial" style:font-name-asian="Arial" style:font-name-complex="Arial" style:language-complex="hi" style:country-complex="IN"/>
    </style:style>
    <style:style style:name="T15" style:family="text">
      <style:text-properties style:font-name="Arial" fo:font-style="italic" style:font-style-asian="italic" style:font-name-complex="Arial" style:language-complex="hi" style:country-complex="IN" style:font-style-complex="italic"/>
    </style:style>
    <style:style style:name="T16" style:family="text">
      <style:text-properties style:font-name="Arial" fo:font-style="italic" style:font-name-asian="Arial" style:font-style-asian="italic" style:font-name-complex="Arial" style:language-complex="hi" style:country-complex="IN" style:font-style-complex="italic"/>
    </style:style>
    <style:style style:name="T17" style:family="text">
      <style:text-properties style:font-name="Arial" fo:font-style="italic" style:text-underline-style="solid" style:text-underline-width="auto" style:text-underline-color="font-color" style:font-style-asian="italic" style:font-name-complex="Arial" style:language-complex="hi" style:country-complex="IN" style:font-style-complex="italic"/>
    </style:style>
    <style:style style:name="T18" style:family="text">
      <style:text-properties style:font-name="Arial" fo:font-style="italic" style:text-underline-style="solid" style:text-underline-width="auto" style:text-underline-color="font-color" style:font-name-asian="Arial" style:font-style-asian="italic" style:font-name-complex="Arial" style:language-complex="hi" style:country-complex="IN" style:font-style-complex="italic"/>
    </style:style>
    <style:style style:name="T19" style:family="text">
      <style:text-properties style:font-name="Arial" fo:font-weight="bold" style:font-weight-asian="bold" style:font-name-complex="Arial" style:language-complex="hi" style:country-complex="IN" style:font-weight-complex="bold"/>
    </style:style>
    <style:style style:name="T20" style:family="text">
      <style:text-properties style:font-name="Arial" fo:font-weight="bold" style:font-weight-asian="bold" style:font-name-complex="Arial" style:font-weight-complex="bold"/>
    </style:style>
    <style:style style:name="T21" style:family="text">
      <style:text-properties style:font-name="Arial" fo:font-weight="bold" style:font-name-asian="Arial" style:font-weight-asian="bold" style:font-name-complex="Arial" style:language-complex="hi" style:country-complex="IN" style:font-weight-complex="bold"/>
    </style:style>
    <style:style style:name="T22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23" style:family="text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24" style:family="text">
      <style:text-properties style:font-name="Arial" fo:font-size="12pt" style:font-name-asian="Arial" style:font-size-asian="12pt" style:font-name-complex="Arial" style:font-size-complex="12pt"/>
    </style:style>
    <style:style style:name="T25" style:family="text">
      <style:text-properties style:font-name="Arial" fo:font-size="12pt" style:font-size-asian="12pt" style:font-name-complex="Arial" style:font-size-complex="12pt"/>
    </style:style>
    <style:style style:name="T26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27" style:family="text">
      <style:text-properties style:font-name="Arial" fo:font-size="12pt" style:text-underline-style="solid" style:text-underline-width="auto" style:text-underline-color="font-color" fo:font-weight="bold" style:font-name-asian="Arial" style:font-size-asian="12pt" style:font-weight-asian="bold" style:font-name-complex="Arial" style:font-size-complex="12pt" style:font-weight-complex="bold"/>
    </style:style>
    <style:style style:name="T28" style:family="text">
      <style:text-properties style:font-name="Arial" fo:font-size="12pt" style:text-underline-style="solid" style:text-underline-width="auto" style:text-underline-color="font-color" style:font-size-asian="12pt" style:font-name-complex="Arial" style:font-size-complex="12pt"/>
    </style:style>
    <style:style style:name="T2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0" style:family="text">
      <style:text-properties style:font-name="Arial" style:text-underline-style="solid" style:text-underline-width="auto" style:text-underline-color="font-color" fo:font-weight="bold" style:font-name-asian="Arial" style:font-weight-asian="bold" style:font-name-complex="Arial" style:font-weight-complex="bold"/>
    </style:style>
    <style:style style:name="T31" style:family="text">
      <style:text-properties style:font-name-asian="Arial"/>
    </style:style>
    <style:style style:name="T32" style:family="text">
      <style:text-properties style:font-name-asian="Arial" style:language-complex="hi" style:country-complex="IN"/>
    </style:style>
    <style:style style:name="T33" style:family="text">
      <style:text-properties style:language-complex="hi" style:country-complex="IN"/>
    </style:style>
    <style:style style:name="T34" style:family="text">
      <style:text-properties style:font-name-complex="Courier New"/>
    </style:style>
    <style:style style:name="T35" style:family="text"/>
    <style:style style:name="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0%" fo:padding-left="0.1209in" fo:padding-right="0.1209in" fo:padding-top="0.0709in" fo:padding-bottom="0.0709in" fo:border="non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fo:padding="0.0102in" fo:border="none">
        <style:background-image/>
      </style:graphic-properties>
    </style:style>
    <style:style style:name="fr3" style:family="graphic" style:parent-style-name="Graphics">
      <style:graphic-properties fo:margin-left="0in" fo:margin-right="0in" style:vertical-pos="top" style:vertical-rel="baseline" style:horizontal-pos="from-left" style:horizontal-rel="paragraph-content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3">SynChem</text:span><text:span text:style-name="T4"> </text:span><text:span text:style-name="T3">User</text:span><text:span text:style-name="T4">’</text:span><text:span text:style-name="T3">s</text:span><text:span text:style-name="T4"> </text:span><text:span text:style-name="T3">Guide</text:span></text:p>
      <text:p text:style-name="P3"/>
      <text:p text:style-name="P1"><text:span text:style-name="T5">K.</text:span><text:span text:style-name="T6"> </text:span><text:span text:style-name="T5">K.</text:span><text:span text:style-name="T6"> </text:span><text:span text:style-name="T5">Agarwal</text:span></text:p>
      <text:p text:style-name="P1"><text:span text:style-name="T5">H.</text:span><text:span text:style-name="T6"> </text:span><text:span text:style-name="T5">L.</text:span><text:span text:style-name="T6"> </text:span><text:span text:style-name="T5">Gelernter</text:span></text:p>
      <text:p text:style-name="P1"><text:span text:style-name="T5">G.</text:span><text:span text:style-name="T6"> </text:span><text:span text:style-name="T5">A.</text:span><text:span text:style-name="T6"> </text:span><text:span text:style-name="T5">Miller</text:span></text:p>
      <text:p text:style-name="P23"/>
      <text:p text:style-name="P1"><text:span text:style-name="T7">Table</text:span><text:span text:style-name="T8"> </text:span><text:span text:style-name="T7">of</text:span><text:span text:style-name="T8"> </text:span><text:span text:style-name="T7">Contents</text:span></text:p>
      <text:p text:style-name="P4"/>
      <text:table-of-content text:style-name="Sect1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7283in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5319in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48">1. Introduction<text:tab/>3</text:p>
          <text:p text:style-name="P48">2. What is SynChem?<text:tab/>4</text:p>
          <text:p text:style-name="P48">3. How does SynChem work?<text:tab/>4</text:p>
          <text:p text:style-name="P48">4. What remains to be done?<text:tab/>7</text:p>
          <text:p text:style-name="P48">5. Planning a synthesis<text:tab/>8</text:p>
          <text:p text:style-name="P48">6. SynView: the main program<text:tab/>10</text:p>
          <text:p text:style-name="P48">Publications<text:tab/>14</text:p>
        </text:index-body>
      </text:table-of-content>
      <text:section text:style-name="Sect2" text:name="Section2">
        <text:p text:style-name="P12"/>
      </text:section>
      <text:p text:style-name="P24"><text:span text:style-name="T9">SynChem</text:span><text:span text:style-name="T10"> – </text:span><text:span text:style-name="T9">the</text:span><text:span text:style-name="T10"> </text:span><text:span text:style-name="T9">only</text:span><text:span text:style-name="T10"> </text:span><text:span text:style-name="T9">automatic</text:span><text:span text:style-name="T10"> </text:span><text:span text:style-name="T9">Synthetic</text:span><text:span text:style-name="T10"> </text:span><text:span text:style-name="T9">Chemistry</text:span><text:span text:style-name="T10"> </text:span><text:span text:style-name="T9">Program</text:span></text:p>
      <text:h text:style-name="Heading_20_1" text:outline-level="1"><text:bookmark-start text:name="__RefHeading__1_815863734"/><text:bookmark-end text:name="__RefHeading__1_815863734"/>1.<text:span text:style-name="T31"> </text:span>Introduction</text:h>
      <text:p text:style-name="P6"/>
      <text:p text:style-name="P13"><text:span text:style-name="T11"><text:tab/>After</text:span><text:span text:style-name="T13"> </text:span><text:span text:style-name="T11">about</text:span><text:span text:style-name="T13"> </text:span><text:span text:style-name="T11">40</text:span><text:span text:style-name="T13"> </text:span><text:span text:style-name="T11">years</text:span><text:span text:style-name="T13"> </text:span><text:span text:style-name="T11">of</text:span><text:span text:style-name="T13"> </text:span><text:span text:style-name="T11">research,</text:span><text:span text:style-name="T13"> </text:span><text:span text:style-name="T11">we</text:span><text:span text:style-name="T13"> </text:span><text:span text:style-name="T11">have</text:span><text:span text:style-name="T13"> </text:span><text:span text:style-name="T11">finally</text:span><text:span text:style-name="T13"> </text:span><text:span text:style-name="T11">decided</text:span><text:span text:style-name="T13"> </text:span><text:span text:style-name="T11">to</text:span><text:span text:style-name="T13"> </text:span><text:span text:style-name="T11">release</text:span><text:span text:style-name="T13"> </text:span><text:span text:style-name="T11">SynChem</text:span><text:span text:style-name="T13"> </text:span><text:span text:style-name="T11">-</text:span><text:span text:style-name="T13"> </text:span><text:span text:style-name="T11">the</text:span><text:span text:style-name="T13"> </text:span><text:span text:style-name="T11">one</text:span><text:span text:style-name="T13"> </text:span><text:span text:style-name="T11">and</text:span><text:span text:style-name="T13"> </text:span><text:span text:style-name="T11">only</text:span><text:span text:style-name="T13"> </text:span><text:span text:style-name="T11">Synthetic</text:span><text:span text:style-name="T13"> </text:span><text:span text:style-name="T11">Chemistry</text:span><text:span text:style-name="T13"> </text:span><text:span text:style-name="T11">program</text:span><text:span text:style-name="T13"> </text:span><text:span text:style-name="T11">developed</text:span><text:span text:style-name="T13"> </text:span><text:span text:style-name="T11">at</text:span><text:span text:style-name="T13"> </text:span><text:span text:style-name="T11">the</text:span><text:span text:style-name="T13"> </text:span><text:span text:style-name="T11">State</text:span><text:span text:style-name="T13"> </text:span><text:span text:style-name="T11">University</text:span><text:span text:style-name="T13"> </text:span><text:span text:style-name="T11">of</text:span><text:span text:style-name="T13"> </text:span><text:span text:style-name="T11">New</text:span><text:span text:style-name="T13"> </text:span><text:span text:style-name="T11">York</text:span><text:span text:style-name="T13"> </text:span><text:span text:style-name="T11">at</text:span><text:span text:style-name="T13"> </text:span><text:span text:style-name="T11">Stony</text:span><text:span text:style-name="T13"> </text:span><text:span text:style-name="T11">Brook</text:span><text:span text:style-name="T13"> </text:span><text:span text:style-name="T11">under</text:span><text:span text:style-name="T13"> </text:span><text:span text:style-name="T11">the</text:span><text:span text:style-name="T13"> </text:span><text:span text:style-name="T11">direction</text:span><text:span text:style-name="T13"> </text:span><text:span text:style-name="T11">of</text:span><text:span text:style-name="T13"> </text:span><text:span text:style-name="T11">Dr.</text:span><text:span text:style-name="T13"> </text:span><text:span text:style-name="T11">Herbert</text:span><text:span text:style-name="T13"> </text:span><text:span text:style-name="T11">L.</text:span><text:span text:style-name="T13"> </text:span><text:span text:style-name="T11">Gelernter.</text:span><text:span text:style-name="T13"> </text:span><text:span text:style-name="T11">This</text:span><text:span text:style-name="T13"> </text:span><text:span text:style-name="T11">program</text:span><text:span text:style-name="T13"> </text:span><text:span text:style-name="T11">is</text:span><text:span text:style-name="T13"> </text:span><text:span text:style-name="T11">an</text:span><text:span text:style-name="T13"> </text:span><text:span text:style-name="T11">application</text:span><text:span text:style-name="T13"> </text:span><text:span text:style-name="T11">of</text:span><text:span text:style-name="T13"> </text:span><text:span text:style-name="T11">Artificial</text:span><text:span text:style-name="T13"> </text:span><text:span text:style-name="T11">Intelligence</text:span><text:span text:style-name="T13"> </text:span><text:span text:style-name="T11">to</text:span><text:span text:style-name="T13"> </text:span><text:span text:style-name="T11">the</text:span><text:span text:style-name="T13"> </text:span><text:span text:style-name="T11">field</text:span><text:span text:style-name="T13"> </text:span><text:span text:style-name="T11">of</text:span><text:span text:style-name="T13"> </text:span><text:span text:style-name="T11">organic</text:span><text:span text:style-name="T13"> </text:span><text:span text:style-name="T11">chemistry.</text:span><text:span text:style-name="T13"> </text:span><text:span text:style-name="T11">Development</text:span><text:span text:style-name="T13"> </text:span><text:span text:style-name="T11">of</text:span><text:span text:style-name="T13"> </text:span><text:span text:style-name="T11">the</text:span><text:span text:style-name="T13"> </text:span><text:span text:style-name="T11">first</text:span><text:span text:style-name="T13"> </text:span><text:span text:style-name="T11">version</text:span><text:span text:style-name="T13"> </text:span><text:span text:style-name="T11">of</text:span><text:span text:style-name="T13"> </text:span><text:span text:style-name="T11">the</text:span><text:span text:style-name="T13"> </text:span><text:span text:style-name="T11">program</text:span><text:span text:style-name="T13"> </text:span><text:span text:style-name="T11">was</text:span><text:span text:style-name="T13"> </text:span><text:span text:style-name="T11">begun</text:span><text:span text:style-name="T13"> </text:span><text:span text:style-name="T11">in</text:span><text:span text:style-name="T13"> </text:span><text:span text:style-name="T11">1965.</text:span><text:span text:style-name="T13"> </text:span><text:span text:style-name="T11">SynChem</text:span><text:span text:style-name="T13"> </text:span><text:span text:style-name="T11">1</text:span><text:span text:style-name="T13"> </text:span><text:span text:style-name="T11">was</text:span><text:span text:style-name="T13"> </text:span><text:span text:style-name="T11">designed</text:span><text:span text:style-name="T13"> </text:span><text:span text:style-name="T11">to</text:span><text:span text:style-name="T13"> </text:span><text:span text:style-name="T11">operate</text:span><text:span text:style-name="T13"> </text:span><text:span text:style-name="T11">without</text:span><text:span text:style-name="T13"> </text:span><text:span text:style-name="T11">interaction</text:span><text:span text:style-name="T13"> </text:span><text:span text:style-name="T11">with</text:span><text:span text:style-name="T13"> </text:span><text:span text:style-name="T11">a</text:span><text:span text:style-name="T13"> </text:span><text:span text:style-name="T11">chemist.</text:span><text:span text:style-name="T13"> </text:span><text:span text:style-name="T11">Its</text:span><text:span text:style-name="T13"> </text:span><text:span text:style-name="T11">inputs</text:span><text:span text:style-name="T13"> </text:span><text:span text:style-name="T11">were</text:span><text:span text:style-name="T13"> </text:span><text:span text:style-name="T11">a)</text:span><text:span text:style-name="T13"> </text:span><text:span text:style-name="T11">the</text:span><text:span text:style-name="T13"> </text:span><text:span text:style-name="T11">structure</text:span><text:span text:style-name="T13"> </text:span><text:span text:style-name="T11">of</text:span><text:span text:style-name="T13"> </text:span><text:span text:style-name="T11">the</text:span><text:span text:style-name="T13"> </text:span><text:span text:style-name="T11">molecule</text:span><text:span text:style-name="T13"> </text:span><text:span text:style-name="T11">whose</text:span><text:span text:style-name="T13"> </text:span><text:span text:style-name="T11">synthesis</text:span><text:span text:style-name="T13"> </text:span><text:span text:style-name="T11">was</text:span><text:span text:style-name="T13"> </text:span><text:span text:style-name="T11">desired,</text:span><text:span text:style-name="T13"> </text:span><text:span text:style-name="T11">b)</text:span><text:span text:style-name="T13"> </text:span><text:span text:style-name="T11">a</text:span><text:span text:style-name="T13"> </text:span><text:span text:style-name="T11">reaction</text:span><text:span text:style-name="T13"> </text:span><text:span text:style-name="T11">library,</text:span><text:span text:style-name="T13"> </text:span><text:span text:style-name="T11">and</text:span><text:span text:style-name="T13"> </text:span><text:span text:style-name="T11">c)</text:span><text:span text:style-name="T13"> </text:span><text:span text:style-name="T11">a</text:span><text:span text:style-name="T13"> </text:span><text:span text:style-name="T11">list</text:span><text:span text:style-name="T13"> </text:span><text:span text:style-name="T11">of</text:span><text:span text:style-name="T13"> </text:span><text:span text:style-name="T11">commercially</text:span><text:span text:style-name="T13"> </text:span><text:span text:style-name="T11">available</text:span><text:span text:style-name="T13"> </text:span><text:span text:style-name="T11">compounds.</text:span><text:span text:style-name="T13"> </text:span><text:span text:style-name="T11">The</text:span><text:span text:style-name="T13"> </text:span><text:span text:style-name="T11">program</text:span><text:span text:style-name="T13"> </text:span><text:span text:style-name="T11">was</text:span><text:span text:style-name="T13"> </text:span><text:span text:style-name="T11">written</text:span><text:span text:style-name="T13"> </text:span><text:span text:style-name="T11">in</text:span><text:span text:style-name="T13"> </text:span><text:span text:style-name="T11">a</text:span><text:span text:style-name="T13"> </text:span><text:span text:style-name="T11">combination</text:span><text:span text:style-name="T13"> </text:span><text:span text:style-name="T11">of</text:span><text:span text:style-name="T13"> </text:span><text:span text:style-name="T11">PL/I</text:span><text:span text:style-name="T13"> </text:span><text:span text:style-name="T11">and</text:span><text:span text:style-name="T13"> </text:span><text:span text:style-name="T11">assembly</text:span><text:span text:style-name="T13"> </text:span><text:span text:style-name="T11">language</text:span><text:span text:style-name="T13"> </text:span><text:span text:style-name="T11">to</text:span><text:span text:style-name="T13"> </text:span><text:span text:style-name="T11">operate</text:span><text:span text:style-name="T13"> </text:span><text:span text:style-name="T11">on</text:span><text:span text:style-name="T13"> </text:span><text:span text:style-name="T11">an</text:span><text:span text:style-name="T13"> </text:span><text:span text:style-name="T11">IBM</text:span><text:span text:style-name="T13"> </text:span><text:span text:style-name="T11">360</text:span><text:span text:style-name="T13"> </text:span><text:span text:style-name="T11">mainframe.</text:span></text:p>
      <text:p text:style-name="P7"/>
      <text:p text:style-name="P13"><text:span text:style-name="T11"><text:tab/>Work</text:span><text:span text:style-name="T13"> </text:span><text:span text:style-name="T11">on</text:span><text:span text:style-name="T13"> </text:span><text:span text:style-name="T11">SynChem</text:span><text:span text:style-name="T13"> </text:span><text:span text:style-name="T11">2</text:span><text:span text:style-name="T13"> </text:span><text:span text:style-name="T11">was</text:span><text:span text:style-name="T13"> </text:span><text:span text:style-name="T11">begun</text:span><text:span text:style-name="T13"> </text:span><text:span text:style-name="T11">in</text:span><text:span text:style-name="T13"> </text:span><text:span text:style-name="T11">January</text:span><text:span text:style-name="T13"> </text:span><text:span text:style-name="T11">of</text:span><text:span text:style-name="T13"> </text:span><text:span text:style-name="T11">1973.</text:span><text:span text:style-name="T13"> </text:span><text:span text:style-name="T11">The</text:span><text:span text:style-name="T13"> </text:span><text:span text:style-name="T11">program</text:span><text:span text:style-name="T13"> </text:span><text:span text:style-name="T11">was</text:span><text:span text:style-name="T13"> </text:span><text:span text:style-name="T11">rewritten</text:span><text:span text:style-name="T13"> </text:span><text:span text:style-name="T11">to</text:span><text:span text:style-name="T13"> </text:span><text:span text:style-name="T11">eliminate</text:span><text:span text:style-name="T13"> </text:span><text:span text:style-name="T11">the</text:span><text:span text:style-name="T13"> </text:span><text:span text:style-name="T11">unmaintainable</text:span><text:span text:style-name="T13"> </text:span><text:span text:style-name="T11">assembly</text:span><text:span text:style-name="T13"> </text:span><text:span text:style-name="T11">language</text:span><text:span text:style-name="T13"> </text:span><text:span text:style-name="T11">programs.</text:span><text:span text:style-name="T13"> </text:span><text:span text:style-name="T11">Also,</text:span><text:span text:style-name="T13"> </text:span><text:span text:style-name="T11">many</text:span><text:span text:style-name="T13"> </text:span><text:span text:style-name="T11">improvements</text:span><text:span text:style-name="T13"> </text:span><text:span text:style-name="T11">were</text:span><text:span text:style-name="T13"> </text:span><text:span text:style-name="T11">made.</text:span><text:span text:style-name="T13"> </text:span><text:span text:style-name="T11">Slings</text:span><text:span text:style-name="T13"> </text:span><text:span text:style-name="T11">were</text:span><text:span text:style-name="T13"> </text:span><text:span text:style-name="T11">invented</text:span><text:span text:style-name="T13"> </text:span><text:span text:style-name="T11">to</text:span><text:span text:style-name="T13"> </text:span><text:span text:style-name="T11">uniquely</text:span><text:span text:style-name="T13"> </text:span><text:span text:style-name="T11">represent</text:span><text:span text:style-name="T13"> </text:span><text:span text:style-name="T11">the</text:span><text:span text:style-name="T13"> </text:span><text:span text:style-name="T11">structure</text:span><text:span text:style-name="T13"> </text:span><text:span text:style-name="T11">of</text:span><text:span text:style-name="T13"> </text:span><text:span text:style-name="T11">every</text:span><text:span text:style-name="T13"> </text:span><text:span text:style-name="T11">molecule</text:span><text:span text:style-name="T13"> </text:span><text:span text:style-name="T11">developed</text:span><text:span text:style-name="T13"> </text:span><text:span text:style-name="T11">by</text:span><text:span text:style-name="T13"> </text:span><text:span text:style-name="T11">programs</text:span><text:span text:style-name="T13"> </text:span><text:span text:style-name="T11">in</text:span><text:span text:style-name="T13"> </text:span><text:span text:style-name="T11">the</text:span><text:span text:style-name="T13"> </text:span><text:span text:style-name="T11">SynChem</text:span><text:span text:style-name="T13"> </text:span><text:span text:style-name="T11">system.</text:span><text:span text:style-name="T13"> </text:span><text:span text:style-name="T11">They</text:span><text:span text:style-name="T13"> </text:span><text:span text:style-name="T11">essentially</text:span><text:span text:style-name="T13"> </text:span><text:span text:style-name="T11">provided</text:span><text:span text:style-name="T13"> </text:span><text:span text:style-name="T11">a</text:span><text:span text:style-name="T13"> </text:span><text:span text:style-name="T11">computer-based</text:span><text:span text:style-name="T13"> </text:span><text:span text:style-name="T11">nomenclature</text:span><text:span text:style-name="T13"> </text:span><text:span text:style-name="T11">system</text:span><text:span text:style-name="T13"> </text:span><text:span text:style-name="T11">that</text:span><text:span text:style-name="T13"> </text:span><text:span text:style-name="T11">included</text:span><text:span text:style-name="T13"> </text:span><text:span text:style-name="T11">stereochemistry.</text:span><text:span text:style-name="T13"> </text:span><text:span text:style-name="T11">Unfortunately,</text:span><text:span text:style-name="T13"> </text:span><text:span text:style-name="T11">although</text:span><text:span text:style-name="T13"> </text:span><text:span text:style-name="T11">subgoal</text:span><text:span text:style-name="T13"> </text:span><text:span text:style-name="T11">generation</text:span><text:span text:style-name="T13"> </text:span><text:span text:style-name="T11">was</text:span><text:span text:style-name="T13"> </text:span><text:span text:style-name="T11">completed</text:span><text:span text:style-name="T13"> </text:span><text:span text:style-name="T11">to</text:span><text:span text:style-name="T13"> </text:span><text:span text:style-name="T11">handle</text:span><text:span text:style-name="T13"> </text:span><text:span text:style-name="T11">stereochemistry,</text:span><text:span text:style-name="T13"> </text:span><text:span text:style-name="T11">the</text:span><text:span text:style-name="T13"> </text:span><text:span text:style-name="T11">reaction</text:span><text:span text:style-name="T13"> </text:span><text:span text:style-name="T11">library</text:span><text:span text:style-name="T13"> </text:span><text:span text:style-name="T11">and</text:span><text:span text:style-name="T13"> </text:span><text:span text:style-name="T11">other</text:span><text:span text:style-name="T13"> </text:span><text:span text:style-name="T11">modules</text:span><text:span text:style-name="T13"> </text:span><text:span text:style-name="T11">could</text:span><text:span text:style-name="T13"> </text:span><text:span text:style-name="T11">not</text:span><text:span text:style-name="T13"> </text:span><text:span text:style-name="T11">be</text:span><text:span text:style-name="T13"> </text:span><text:span text:style-name="T11">modified</text:span><text:span text:style-name="T13"> </text:span><text:span text:style-name="T11">to</text:span><text:span text:style-name="T13"> </text:span><text:span text:style-name="T11">do</text:span><text:span text:style-name="T13"> </text:span><text:span text:style-name="T11">the</text:span><text:span text:style-name="T13"> </text:span><text:span text:style-name="T11">same.</text:span><text:span text:style-name="T13"> </text:span><text:span text:style-name="T11">All</text:span><text:span text:style-name="T13"> </text:span><text:span text:style-name="T11">programs</text:span><text:span text:style-name="T13"> </text:span><text:span text:style-name="T11">were</text:span><text:span text:style-name="T13"> </text:span><text:span text:style-name="T11">still</text:span><text:span text:style-name="T13"> </text:span><text:span text:style-name="T11">on</text:span><text:span text:style-name="T13"> </text:span><text:span text:style-name="T11">the</text:span><text:span text:style-name="T13"> </text:span><text:span text:style-name="T11">IBM</text:span><text:span text:style-name="T13"> </text:span><text:span text:style-name="T11">360</text:span><text:span text:style-name="T13"> </text:span><text:span text:style-name="T11">mainframe</text:span><text:span text:style-name="T13"> </text:span><text:span text:style-name="T11">and</text:span><text:span text:style-name="T13"> </text:span><text:span text:style-name="T11">written</text:span><text:span text:style-name="T13"> </text:span><text:span text:style-name="T11">in</text:span><text:span text:style-name="T13"> </text:span><text:span text:style-name="T11">PL/I.</text:span></text:p>
      <text:p text:style-name="P7"/>
      <text:p text:style-name="P13"><text:span text:style-name="T11"><text:tab/>The</text:span><text:span text:style-name="T13"> </text:span><text:span text:style-name="T11">next</text:span><text:span text:style-name="T13"> </text:span><text:span text:style-name="T11">version</text:span><text:span text:style-name="T13"> </text:span><text:span text:style-name="T11">of</text:span><text:span text:style-name="T13"> </text:span><text:span text:style-name="T11">SynChem</text:span><text:span text:style-name="T13"> </text:span><text:span text:style-name="T11">was</text:span><text:span text:style-name="T13"> </text:span><text:span text:style-name="T11">begun</text:span><text:span text:style-name="T13"> </text:span><text:span text:style-name="T11">in</text:span><text:span text:style-name="T13"> </text:span><text:span text:style-name="T11">1980</text:span><text:span text:style-name="T13"> </text:span><text:span text:style-name="T11">for</text:span><text:span text:style-name="T13"> </text:span><text:span text:style-name="T11">the</text:span><text:span text:style-name="T13"> </text:span><text:span text:style-name="T11">SUN</text:span><text:span text:style-name="T13"> </text:span><text:span text:style-name="T11">system</text:span><text:span text:style-name="T13"> </text:span><text:span text:style-name="T11">of</text:span><text:span text:style-name="T13"> </text:span><text:span text:style-name="T11">computers.</text:span><text:span text:style-name="T13"> </text:span><text:span text:style-name="T11">Hence,</text:span><text:span text:style-name="T13"> </text:span><text:span text:style-name="T11">the</text:span><text:span text:style-name="T13"> </text:span><text:span text:style-name="T11">language</text:span><text:span text:style-name="T13"> </text:span><text:span text:style-name="T11">of</text:span><text:span text:style-name="T13"> </text:span><text:span text:style-name="T11">choice</text:span><text:span text:style-name="T13"> </text:span><text:span text:style-name="T11">was</text:span><text:span text:style-name="T13"> </text:span><text:span text:style-name="T11">C.</text:span><text:span text:style-name="T13"> </text:span><text:span text:style-name="T11">This</text:span><text:span text:style-name="T13"> </text:span><text:span text:style-name="T11">developmental</text:span><text:span text:style-name="T13"> </text:span><text:span text:style-name="T11">effort</text:span><text:span text:style-name="T13"> </text:span><text:span text:style-name="T11">lasted</text:span><text:span text:style-name="T13"> </text:span><text:span text:style-name="T11">until</text:span><text:span text:style-name="T13"> </text:span><text:span text:style-name="T11">the</text:span><text:span text:style-name="T13"> </text:span><text:span text:style-name="T11">year</text:span><text:span text:style-name="T13"> </text:span><text:span text:style-name="T11">2000.</text:span><text:span text:style-name="T13"> </text:span><text:span text:style-name="T11">Extensive</text:span><text:span text:style-name="T13"> </text:span><text:span text:style-name="T11">revisions</text:span><text:span text:style-name="T13"> </text:span><text:span text:style-name="T11">were</text:span><text:span text:style-name="T13"> </text:span><text:span text:style-name="T11">attempted</text:span><text:span text:style-name="T13"> </text:span><text:span text:style-name="T11">to</text:span><text:span text:style-name="T13"> </text:span><text:span text:style-name="T11">make</text:span><text:span text:style-name="T13"> </text:span><text:span text:style-name="T11">the</text:span><text:span text:style-name="T13"> </text:span><text:span text:style-name="T11">program</text:span><text:span text:style-name="T13"> </text:span><text:span text:style-name="T11">more</text:span><text:span text:style-name="T13"> </text:span><text:span text:style-name="T11">interactive</text:span><text:span text:style-name="T13"> </text:span><text:span text:style-name="T11">and</text:span><text:span text:style-name="T13"> </text:span><text:span text:style-name="T11">error-free,</text:span><text:span text:style-name="T13"> </text:span><text:span text:style-name="T11">although,</text:span><text:span text:style-name="T13"> </text:span><text:span text:style-name="T11">we</text:span><text:span text:style-name="T13"> </text:span><text:span text:style-name="T11">recognize</text:span><text:span text:style-name="T13"> </text:span><text:span text:style-name="T11">that</text:span><text:span text:style-name="T13"> </text:span><text:span text:style-name="T11">a</text:span><text:span text:style-name="T13"> </text:span><text:span text:style-name="T11">large</text:span><text:span text:style-name="T13"> </text:span><text:span text:style-name="T11">system</text:span><text:span text:style-name="T13"> </text:span><text:span text:style-name="T11">can</text:span><text:span text:style-name="T13"> </text:span><text:span text:style-name="T11">never</text:span><text:span text:style-name="T13"> </text:span><text:span text:style-name="T11">be</text:span><text:span text:style-name="T13"> </text:span><text:span text:style-name="T11">completely</text:span><text:span text:style-name="T13"> </text:span><text:span text:style-name="T11">debugged.</text:span><text:span text:style-name="T13"> </text:span></text:p>
      <text:p text:style-name="P7"/>
      <text:p text:style-name="P13"><text:span text:style-name="T11"><text:tab/>It</text:span><text:span text:style-name="T13"> </text:span><text:span text:style-name="T11">is</text:span><text:span text:style-name="T13"> </text:span><text:span text:style-name="T11">this</text:span><text:span text:style-name="T13"> </text:span><text:span text:style-name="T11">version</text:span><text:span text:style-name="T13"> </text:span><text:span text:style-name="T11">of</text:span><text:span text:style-name="T13"> </text:span><text:span text:style-name="T11">SynChem</text:span><text:span text:style-name="Footnote_20_anchor"><text:span text:style-name="T13"><text:note text:id="ftn1" text:note-class="footnote"><text:note-citation>1</text:note-citation><text:note-body><text:p text:style-name="Footnote">With permission from Stony Brook University, Office of Technology, under GPL</text:p></text:note-body></text:note></text:span></text:span><text:span text:style-name="T13"> </text:span><text:span text:style-name="T11">that</text:span><text:span text:style-name="T13"> </text:span><text:span text:style-name="T11">we</text:span><text:span text:style-name="T13"> </text:span><text:span text:style-name="T11">have</text:span><text:span text:style-name="T13"> </text:span><text:span text:style-name="T11">decided</text:span><text:span text:style-name="T13"> </text:span><text:span text:style-name="T11">to</text:span><text:span text:style-name="T13"> </text:span><text:span text:style-name="T11">release</text:span><text:span text:style-name="T13"> </text:span><text:span text:style-name="T11">to</text:span><text:span text:style-name="T13"> </text:span><text:span text:style-name="T11">the</text:span><text:span text:style-name="T13"> </text:span><text:span text:style-name="T11">general</text:span><text:span text:style-name="T13"> </text:span><text:span text:style-name="T11">community</text:span><text:span text:style-name="T13"> </text:span><text:span text:style-name="T11">of</text:span><text:span text:style-name="T13"> </text:span><text:span text:style-name="T11">synthetic</text:span><text:span text:style-name="T13"> </text:span><text:span text:style-name="T11">chemists.</text:span><text:span text:style-name="T13"> </text:span><text:span text:style-name="T11">We</text:span><text:span text:style-name="T13"> </text:span><text:span text:style-name="T11">recognize</text:span><text:span text:style-name="T13"> </text:span><text:span text:style-name="T11">SynChem</text:span><text:span text:style-name="T13"> </text:span><text:span text:style-name="T11">as</text:span><text:span text:style-name="T13"> </text:span><text:span text:style-name="T11">an</text:span><text:span text:style-name="T13"> </text:span><text:span text:style-name="T11">invaluable</text:span><text:span text:style-name="T13"> </text:span><text:span text:style-name="T11">assistant</text:span><text:span text:style-name="T13"> </text:span><text:span text:style-name="T11">to</text:span><text:span text:style-name="T13"> </text:span><text:span text:style-name="T11">the</text:span><text:span text:style-name="T13"> </text:span><text:span text:style-name="T11">professional</text:span><text:span text:style-name="T13"> </text:span><text:span text:style-name="T11">organic</text:span><text:span text:style-name="T13"> </text:span><text:span text:style-name="T11">chemist</text:span><text:span text:style-name="T13"> </text:span><text:span text:style-name="T11">who</text:span><text:span text:style-name="T13"> </text:span><text:span text:style-name="T11">wishes</text:span><text:span text:style-name="T13"> </text:span><text:span text:style-name="T11">to</text:span><text:span text:style-name="T13"> </text:span><text:span text:style-name="T11">undertake</text:span><text:span text:style-name="T13"> </text:span><text:span text:style-name="T11">the</text:span><text:span text:style-name="T13"> </text:span><text:span text:style-name="T11">synthesis</text:span><text:span text:style-name="T13"> </text:span><text:span text:style-name="T11">of</text:span><text:span text:style-name="T13"> </text:span><text:span text:style-name="T11">complex</text:span><text:span text:style-name="T13"> </text:span><text:span text:style-name="T11">organic</text:span><text:span text:style-name="T13"> </text:span><text:span text:style-name="T11">molecules.</text:span><text:span text:style-name="T13"> </text:span><text:span text:style-name="T11">The</text:span><text:span text:style-name="T13"> </text:span><text:span text:style-name="T11">current</text:span><text:span text:style-name="T13"> </text:span><text:span text:style-name="T11">program</text:span><text:span text:style-name="T13"> </text:span><text:span text:style-name="T11">is</text:span><text:span text:style-name="T13"> </text:span><text:span text:style-name="T11">available</text:span><text:span text:style-name="T13"> </text:span><text:span text:style-name="T11">for</text:span><text:span text:style-name="T13"> </text:span><text:span text:style-name="T11">Linux</text:span><text:span text:style-name="T13"> </text:span><text:span text:style-name="T11">(Fedora</text:span><text:span text:style-name="T13"> </text:span><text:span text:style-name="T11">Core</text:span><text:span text:style-name="T13"> </text:span><text:span text:style-name="T11">version)</text:span><text:span text:style-name="T13"> </text:span><text:span text:style-name="T11">to</text:span><text:span text:style-name="T13"> </text:span><text:span text:style-name="T11">execute</text:span><text:span text:style-name="T13"> </text:span><text:span text:style-name="T11">on</text:span><text:span text:style-name="T13"> </text:span><text:span text:style-name="T11">an</text:span><text:span text:style-name="T13"> </text:span><text:span text:style-name="T11">IBM</text:span><text:span text:style-name="T13"> </text:span><text:span text:style-name="T11">PC-compatible</text:span><text:span text:style-name="T13"> </text:span><text:span text:style-name="T11">computer.</text:span><text:span text:style-name="T13"> </text:span><text:span text:style-name="T11">This</text:span><text:span text:style-name="T13"> </text:span><text:span text:style-name="T11">user</text:span><text:span text:style-name="T13">’</text:span><text:span text:style-name="T11">s</text:span><text:span text:style-name="T13"> </text:span><text:span text:style-name="T11">manual</text:span><text:span text:style-name="T13"> </text:span><text:span text:style-name="T11">is</text:span><text:span text:style-name="T13"> </text:span><text:span text:style-name="T11">for</text:span><text:span text:style-name="T13"> </text:span><text:span text:style-name="T11">novice</text:span><text:span text:style-name="T13"> </text:span><text:span text:style-name="T11">users</text:span><text:span text:style-name="T13"> </text:span><text:span text:style-name="T11">who</text:span><text:span text:style-name="T13"> </text:span><text:span text:style-name="T11">wish</text:span><text:span text:style-name="T13"> </text:span><text:span text:style-name="T11">to</text:span><text:span text:style-name="T13"> </text:span><text:span text:style-name="T11">get</text:span><text:span text:style-name="T13"> </text:span><text:span text:style-name="T11">started</text:span><text:span text:style-name="T13"> </text:span><text:span text:style-name="T11">with</text:span><text:span text:style-name="T13"> </text:span><text:span text:style-name="T11">SynChem.</text:span></text:p>
      <text:h text:style-name="P28" text:outline-level="1"><text:bookmark-start text:name="__RefHeading__3_815863734"/><text:bookmark-end text:name="__RefHeading__3_815863734"/>2.<text:span text:style-name="T31"> </text:span>What<text:span text:style-name="T31"> </text:span>is<text:span text:style-name="T31"> </text:span>SynChem?</text:h>
      <text:p text:style-name="P1"/>
      <text:p text:style-name="P19"><text:span text:style-name="T12">The</text:span><text:span text:style-name="T14"> </text:span><text:span text:style-name="T12">SynChem</text:span><text:span text:style-name="T14"> </text:span><text:span text:style-name="T12">system</text:span><text:span text:style-name="T14"> </text:span><text:span text:style-name="T12">is</text:span><text:span text:style-name="T14"> </text:span><text:span text:style-name="T12">a</text:span><text:span text:style-name="T14"> </text:span><text:span text:style-name="T12">large-scale</text:span><text:span text:style-name="T14"> </text:span><text:span text:style-name="T12">software</text:span><text:span text:style-name="T14"> </text:span><text:span text:style-name="T12">tool</text:span><text:span text:style-name="T14"> </text:span><text:span text:style-name="T12">that</text:span><text:span text:style-name="T14"> </text:span><text:span text:style-name="T12">offers</text:span><text:span text:style-name="T14"> </text:span><text:span text:style-name="T12">substantive</text:span><text:span text:style-name="T14"> </text:span><text:span text:style-name="T12">and</text:span><text:span text:style-name="T14"> </text:span><text:span text:style-name="T12">cost-effective</text:span><text:span text:style-name="T14"> </text:span><text:span text:style-name="T12">assistance</text:span><text:span text:style-name="T14"> </text:span><text:span text:style-name="T12">in</text:span><text:span text:style-name="T14"> </text:span><text:span text:style-name="T12">addressing</text:span><text:span text:style-name="T14"> </text:span><text:span text:style-name="T12">an</text:span><text:span text:style-name="T14"> </text:span><text:span text:style-name="T12">important</text:span><text:span text:style-name="T14"> </text:span><text:span text:style-name="T12">and</text:span><text:span text:style-name="T14"> </text:span><text:span text:style-name="T12">often</text:span><text:span text:style-name="T14"> </text:span><text:span text:style-name="T12">very</text:span><text:span text:style-name="T14"> </text:span><text:span text:style-name="T12">difficult</text:span><text:span text:style-name="T14"> </text:span><text:span text:style-name="T12">class</text:span><text:span text:style-name="T14"> </text:span><text:span text:style-name="T12">of</text:span><text:span text:style-name="T14"> </text:span><text:span text:style-name="T12">problems</text:span><text:span text:style-name="T14"> </text:span><text:span text:style-name="T12">faced</text:span><text:span text:style-name="T14"> </text:span><text:span text:style-name="T12">by</text:span><text:span text:style-name="T14"> </text:span><text:span text:style-name="T12">most</text:span><text:span text:style-name="T14"> </text:span><text:span text:style-name="T12">producers</text:span><text:span text:style-name="T14"> </text:span><text:span text:style-name="T12">of</text:span><text:span text:style-name="T14"> </text:span><text:span text:style-name="T12">complex,</text:span><text:span text:style-name="T14"> </text:span><text:span text:style-name="T12">high-value</text:span><text:span text:style-name="T14"> </text:span><text:span text:style-name="T12">organic</text:span><text:span text:style-name="T14"> </text:span><text:span text:style-name="T12">chemical</text:span><text:span text:style-name="T14"> </text:span><text:span text:style-name="T12">compounds</text:span><text:span text:style-name="T14"> </text:span><text:span text:style-name="T12">such</text:span><text:span text:style-name="T14"> </text:span><text:span text:style-name="T12">as</text:span><text:span text:style-name="T14"> </text:span><text:span text:style-name="T12">pharmaceuticals,</text:span><text:span text:style-name="T14"> </text:span><text:span text:style-name="T12">agricultural</text:span><text:span text:style-name="T14"> </text:span><text:span text:style-name="T12">chemicals,</text:span><text:span text:style-name="T14"> </text:span><text:span text:style-name="T12">agents</text:span><text:span text:style-name="T14"> </text:span><text:span text:style-name="T12">required</text:span><text:span text:style-name="T14"> </text:span><text:span text:style-name="T12">in</text:span><text:span text:style-name="T14"> </text:span><text:span text:style-name="T12">the</text:span><text:span text:style-name="T14"> </text:span><text:span text:style-name="T12">manufacture</text:span><text:span text:style-name="T14"> </text:span><text:span text:style-name="T12">of</text:span><text:span text:style-name="T14"> </text:span><text:span text:style-name="T12">photographic</text:span><text:span text:style-name="T14"> </text:span><text:span text:style-name="T12">and</text:span><text:span text:style-name="T14"> </text:span><text:span text:style-name="T12">semiconductor</text:span><text:span text:style-name="T14"> </text:span><text:span text:style-name="T12">materials</text:span><text:span text:style-name="T14"> </text:span><text:span text:style-name="T12">and</text:span><text:span text:style-name="T14"> </text:span><text:span text:style-name="T12">information</text:span><text:span text:style-name="T14"> </text:span><text:span text:style-name="T12">storage</text:span><text:span text:style-name="T14"> </text:span><text:span text:style-name="T12">media,</text:span><text:span text:style-name="T14"> </text:span><text:span text:style-name="T12">and</text:span><text:span text:style-name="T14"> </text:span><text:span text:style-name="T12">so</text:span><text:span text:style-name="T14"> </text:span><text:span text:style-name="T12">on.</text:span><text:span text:style-name="T14"> </text:span><text:span text:style-name="T12">The</text:span><text:span text:style-name="T14"> </text:span><text:span text:style-name="T12">problem</text:span><text:span text:style-name="T14"> </text:span><text:span text:style-name="T12">is</text:span><text:span text:style-name="T14"> </text:span><text:span text:style-name="T12">that</text:span><text:span text:style-name="T14"> </text:span><text:span text:style-name="T12">of</text:span><text:span text:style-name="T14"> </text:span><text:span text:style-name="T12">discovering</text:span><text:span text:style-name="T14"> </text:span><text:span text:style-name="T12">a</text:span><text:span text:style-name="T14"> </text:span><text:span text:style-name="T12">sequence</text:span><text:span text:style-name="T14"> </text:span><text:span text:style-name="T12">of</text:span><text:span text:style-name="T14"> </text:span><text:span text:style-name="T12">(usually)</text:span><text:span text:style-name="T14"> </text:span><text:span text:style-name="T12">known,</text:span><text:span text:style-name="T14"> </text:span><text:span text:style-name="T12">controllable,</text:span><text:span text:style-name="T14"> </text:span><text:span text:style-name="T12">and</text:span><text:span text:style-name="T14"> </text:span><text:span text:style-name="T12">outcome</text:span><text:span text:style-name="T14"> </text:span><text:span text:style-name="T12">predictable</text:span><text:span text:style-name="T14"> </text:span><text:span text:style-name="T12">chemical</text:span><text:span text:style-name="T14"> </text:span><text:span text:style-name="T12">reactions</text:span><text:span text:style-name="T14"> </text:span><text:span text:style-name="T12">that</text:span><text:span text:style-name="T14"> </text:span><text:span text:style-name="T12">will</text:span><text:span text:style-name="T14"> </text:span><text:span text:style-name="T12">transform</text:span><text:span text:style-name="T14"> </text:span><text:span text:style-name="T12">available</text:span><text:span text:style-name="T14"> </text:span><text:span text:style-name="T12">starting</text:span><text:span text:style-name="T14"> </text:span><text:span text:style-name="T12">materials</text:span><text:span text:style-name="T14"> </text:span><text:span text:style-name="T12">into</text:span><text:span text:style-name="T14"> </text:span><text:span text:style-name="T12">a</text:span><text:span text:style-name="T14"> </text:span><text:span text:style-name="T12">desired</text:span><text:span text:style-name="T14"> </text:span><text:span text:style-name="T12">target</text:span><text:span text:style-name="T14"> </text:span><text:span text:style-name="T12">compound.</text:span><text:span text:style-name="T14"> </text:span><text:span text:style-name="T12">With</text:span><text:span text:style-name="T14"> </text:span><text:span text:style-name="T12">relatively</text:span><text:span text:style-name="T14"> </text:span><text:span text:style-name="T12">minor</text:span><text:span text:style-name="T14"> </text:span><text:span text:style-name="T12">additional</text:span><text:span text:style-name="T14"> </text:span><text:span text:style-name="T12">development,</text:span><text:span text:style-name="T14"> </text:span><text:span text:style-name="T12">the</text:span><text:span text:style-name="T14"> </text:span><text:span text:style-name="T12">problem</text:span><text:span text:style-name="T14"> </text:span><text:span text:style-name="T12">domain</text:span><text:span text:style-name="T14"> </text:span><text:span text:style-name="T12">accessible</text:span><text:span text:style-name="T14"> </text:span><text:span text:style-name="T12">to</text:span><text:span text:style-name="T14"> </text:span><text:span text:style-name="T12">SynChem</text:span><text:span text:style-name="T14"> </text:span><text:span text:style-name="T12">may</text:span><text:span text:style-name="T14"> </text:span><text:span text:style-name="T12">be</text:span><text:span text:style-name="T14"> </text:span><text:span text:style-name="T12">expanded</text:span><text:span text:style-name="T14"> </text:span><text:span text:style-name="T12">to</text:span><text:span text:style-name="T14"> </text:span><text:span text:style-name="T12">include</text:span><text:span text:style-name="T14"> </text:span><text:span text:style-name="T12">prediction</text:span><text:span text:style-name="T14"> </text:span><text:span text:style-name="T12">of</text:span><text:span text:style-name="T14"> </text:span><text:span text:style-name="T12">the</text:span><text:span text:style-name="T14"> </text:span><text:span text:style-name="T12">products</text:span><text:span text:style-name="T14"> </text:span><text:span text:style-name="T12">of</text:span><text:span text:style-name="T14"> </text:span><text:span text:style-name="T12">environmental</text:span><text:span text:style-name="T14"> </text:span><text:span text:style-name="T12">and</text:span><text:span text:style-name="T14"> </text:span><text:span text:style-name="T12">metabolic</text:span><text:span text:style-name="T14"> </text:span><text:span text:style-name="T12">breakdown,</text:span><text:span text:style-name="T14"> </text:span><text:span text:style-name="T12">so</text:span><text:span text:style-name="T14"> </text:span><text:span text:style-name="T12">that</text:span><text:span text:style-name="T14"> </text:span><text:span text:style-name="T12">the</text:span><text:span text:style-name="T14"> </text:span><text:span text:style-name="T12">risks</text:span><text:span text:style-name="T14"> </text:span><text:span text:style-name="T12">and</text:span><text:span text:style-name="T14"> </text:span><text:span text:style-name="T12">consequences</text:span><text:span text:style-name="T14"> </text:span><text:span text:style-name="T12">of</text:span><text:span text:style-name="T14"> </text:span><text:span text:style-name="T12">releasing</text:span><text:span text:style-name="T14"> </text:span><text:span text:style-name="T12">a</text:span><text:span text:style-name="T14"> </text:span><text:span text:style-name="T12">substance</text:span><text:span text:style-name="T14"> </text:span><text:span text:style-name="T12">into</text:span><text:span text:style-name="T14"> </text:span><text:span text:style-name="T12">the</text:span><text:span text:style-name="T14"> </text:span><text:span text:style-name="T12">biosphere</text:span><text:span text:style-name="T14"> </text:span><text:span text:style-name="T12">or</text:span><text:span text:style-name="T14"> </text:span><text:span text:style-name="T12">ingesting</text:span><text:span text:style-name="T14"> </text:span><text:span text:style-name="T12">it</text:span><text:span text:style-name="T14"> </text:span><text:span text:style-name="T12">may</text:span><text:span text:style-name="T14"> </text:span><text:span text:style-name="T12">be</text:span><text:span text:style-name="T14"> </text:span><text:span text:style-name="T12">quickly</text:span><text:span text:style-name="T14"> </text:span><text:span text:style-name="T12">and</text:span><text:span text:style-name="T14"> </text:span><text:span text:style-name="T12">accurately</text:span><text:span text:style-name="T14"> </text:span><text:span text:style-name="T12">evaluated.</text:span><text:span text:style-name="T14"> </text:span></text:p>
      <text:p text:style-name="P20"/>
      <text:p text:style-name="P19"><text:span text:style-name="T12">In</text:span><text:span text:style-name="T14"> </text:span><text:span text:style-name="T12">brief,</text:span><text:span text:style-name="T14"> </text:span><text:span text:style-name="T12">SynChem</text:span><text:span text:style-name="T14"> </text:span><text:span text:style-name="T12">is</text:span><text:span text:style-name="T14"> </text:span><text:span text:style-name="T12">a</text:span><text:span text:style-name="T14"> </text:span><text:span text:style-name="T12">knowledge-based</text:span><text:span text:style-name="T14"> </text:span><text:span text:style-name="T12">domain-specific</text:span><text:span text:style-name="T14"> </text:span><text:span text:style-name="T12">heuristic</text:span><text:span text:style-name="T14"> </text:span><text:span text:style-name="T12">problem-solving</text:span><text:span text:style-name="T14"> </text:span><text:span text:style-name="T12">system</text:span><text:span text:style-name="T14"> </text:span><text:span text:style-name="T12">that</text:span><text:span text:style-name="T14"> </text:span><text:span text:style-name="T12">applies</text:span><text:span text:style-name="T14"> </text:span><text:span text:style-name="T12">the</text:span><text:span text:style-name="T14"> </text:span><text:span text:style-name="T12">methodology</text:span><text:span text:style-name="T14"> </text:span><text:span text:style-name="T12">of</text:span><text:span text:style-name="T14"> </text:span><text:span text:style-name="T15">artificial</text:span><text:span text:style-name="T16"> </text:span><text:span text:style-name="T15">intelligence</text:span><text:span text:style-name="T16"> </text:span><text:span text:style-name="T12">to</text:span><text:span text:style-name="T14"> </text:span><text:span text:style-name="T12">the</text:span><text:span text:style-name="T14"> </text:span><text:span text:style-name="T12">problem</text:span><text:span text:style-name="T14"> </text:span><text:span text:style-name="T12">domain</text:span><text:span text:style-name="T14"> </text:span><text:span text:style-name="T12">of</text:span><text:span text:style-name="T14"> </text:span><text:span text:style-name="T12">organic</text:span><text:span text:style-name="T14"> </text:span><text:span text:style-name="T12">chemistry.</text:span><text:span text:style-name="T14"> </text:span><text:span text:style-name="T12">The</text:span><text:span text:style-name="T14"> </text:span><text:span text:style-name="T12">program</text:span><text:span text:style-name="T14"> </text:span><text:span text:style-name="T12">may</text:span><text:span text:style-name="T14"> </text:span><text:span text:style-name="T12">be</text:span><text:span text:style-name="T14"> </text:span><text:span text:style-name="T12">used</text:span><text:span text:style-name="T14"> </text:span><text:span text:style-name="T12">for</text:span><text:span text:style-name="T14"> </text:span><text:span text:style-name="T12">both</text:span><text:span text:style-name="T14"> </text:span><text:span text:style-name="T12">retrosynthetic</text:span><text:span text:style-name="T14"> </text:span><text:span text:style-name="T12">and</text:span><text:span text:style-name="T14"> </text:span><text:span text:style-name="T12">synthetic</text:span><text:span text:style-name="T14"> </text:span><text:span text:style-name="T12">exploration</text:span><text:span text:style-name="T14"> </text:span><text:span text:style-name="T12">of</text:span><text:span text:style-name="T14"> </text:span><text:span text:style-name="T12">a</text:span><text:span text:style-name="T14"> </text:span><text:span text:style-name="T12">reaction</text:span><text:span text:style-name="T14"> </text:span><text:span text:style-name="T12">transform</text:span><text:span text:style-name="T14"> </text:span><text:span text:style-name="T12">space.</text:span><text:span text:style-name="T14"> </text:span><text:span text:style-name="T12">It</text:span><text:span text:style-name="T14"> </text:span><text:span text:style-name="T12">was</text:span><text:span text:style-name="T14"> </text:span><text:span text:style-name="T12">designed</text:span><text:span text:style-name="T14"> </text:span><text:span text:style-name="T12">to</text:span><text:span text:style-name="T14"> </text:span><text:span text:style-name="T12">enable</text:span><text:span text:style-name="T14"> </text:span><text:span text:style-name="T12">the</text:span><text:span text:style-name="T14"> </text:span><text:span text:style-name="T12">practicing</text:span><text:span text:style-name="T14"> </text:span><text:span text:style-name="T12">organic</text:span><text:span text:style-name="T14"> </text:span><text:span text:style-name="T12">chemist</text:span><text:span text:style-name="T14"> </text:span><text:span text:style-name="T12">to</text:span><text:span text:style-name="T14"> </text:span><text:span text:style-name="T12">discover</text:span><text:span text:style-name="T14"> </text:span><text:span text:style-name="T12">valid</text:span><text:span text:style-name="T14"> </text:span><text:span text:style-name="T12">synthesis</text:span><text:span text:style-name="T14"> </text:span><text:span text:style-name="T12">routes</text:span><text:span text:style-name="T14"> </text:span><text:span text:style-name="T12">for</text:span><text:span text:style-name="T14"> </text:span><text:span text:style-name="T12">organic</text:span><text:span text:style-name="T14"> </text:span><text:span text:style-name="T12">molecules</text:span><text:span text:style-name="T14"> </text:span><text:span text:style-name="T12">of</text:span><text:span text:style-name="T14"> </text:span><text:span text:style-name="T12">interest</text:span><text:span text:style-name="T14"> </text:span><text:span text:style-name="T12">without</text:span><text:span text:style-name="T14"> </text:span><text:span text:style-name="T12">requiring</text:span><text:span text:style-name="T14"> </text:span><text:span text:style-name="T12">that</text:span><text:span text:style-name="T14"> </text:span><text:span text:style-name="T12">he</text:span><text:span text:style-name="T14"> </text:span><text:span text:style-name="T12">provide</text:span><text:span text:style-name="T14"> </text:span><text:span text:style-name="T12">on-line</text:span><text:span text:style-name="T14"> </text:span><text:span text:style-name="T12">guidance</text:span><text:span text:style-name="T14"> </text:span><text:span text:style-name="T12">to</text:span><text:span text:style-name="T14"> </text:span><text:span text:style-name="T12">the</text:span><text:span text:style-name="T14"> </text:span><text:span text:style-name="T12">program.</text:span><text:span text:style-name="T14"> </text:span><text:span text:style-name="T12">Even</text:span><text:span text:style-name="T14"> </text:span><text:span text:style-name="T12">with</text:span><text:span text:style-name="T14"> </text:span><text:span text:style-name="T12">its</text:span><text:span text:style-name="T14"> </text:span><text:span text:style-name="T12">presently</text:span><text:span text:style-name="T14"> </text:span><text:span text:style-name="T12">limited</text:span><text:span text:style-name="T14"> </text:span><text:span text:style-name="T12">library</text:span><text:span text:style-name="T14"> </text:span><text:span text:style-name="T12">of</text:span><text:span text:style-name="T14"> </text:span><text:span text:style-name="T12">known</text:span><text:span text:style-name="T14"> </text:span><text:span text:style-name="T12">synthetic</text:span><text:span text:style-name="T14"> </text:span><text:span text:style-name="T12">reactions,</text:span><text:span text:style-name="T14"> </text:span><text:span text:style-name="T12">SynChem</text:span><text:span text:style-name="T14"> </text:span><text:span text:style-name="T12">has</text:span><text:span text:style-name="T14"> </text:span><text:span text:style-name="T12">proposed</text:span><text:span text:style-name="T14"> </text:span><text:span text:style-name="T12">synthesis</text:span><text:span text:style-name="T14"> </text:span><text:span text:style-name="T12">routes</text:span><text:span text:style-name="T14"> </text:span><text:span text:style-name="T12">that</text:span><text:span text:style-name="T14"> </text:span><text:span text:style-name="T12">have</text:span><text:span text:style-name="T14"> </text:span><text:span text:style-name="T12">been</text:span><text:span text:style-name="T14"> </text:span><text:span text:style-name="T12">judged</text:span><text:span text:style-name="T14"> </text:span><text:span text:style-name="T12">useful,</text:span><text:span text:style-name="T14"> </text:span><text:span text:style-name="T12">original,</text:span><text:span text:style-name="T14"> </text:span><text:span text:style-name="T12">and</text:span><text:span text:style-name="T14"> </text:span><text:span text:style-name="T12">suggestive</text:span><text:span text:style-name="T14"> </text:span><text:span text:style-name="T12">by</text:span><text:span text:style-name="T14"> </text:span><text:span text:style-name="T12">chemists</text:span><text:span text:style-name="T14"> </text:span><text:span text:style-name="T12">who</text:span><text:span text:style-name="T14"> </text:span><text:span text:style-name="T12">have</text:span><text:span text:style-name="T14"> </text:span><text:span text:style-name="T12">used</text:span><text:span text:style-name="T14"> </text:span><text:span text:style-name="T12">the</text:span><text:span text:style-name="T14"> </text:span><text:span text:style-name="T12">system.</text:span><text:span text:style-name="T14"> </text:span><text:span text:style-name="T12">Only</text:span><text:span text:style-name="T14"> </text:span><text:span text:style-name="T12">an</text:span><text:span text:style-name="T14"> </text:span><text:span text:style-name="T12">enlarged</text:span><text:span text:style-name="T14"> </text:span><text:span text:style-name="T12">and</text:span><text:span text:style-name="T14"> </text:span><text:span text:style-name="T12">stereochemistry-enabled</text:span><text:span text:style-name="T14"> </text:span><text:span text:style-name="T12">knowledge</text:span><text:span text:style-name="T14"> </text:span><text:span text:style-name="T12">base</text:span><text:span text:style-name="T14"> </text:span><text:span text:style-name="T12">(the</text:span><text:span text:style-name="T14"> </text:span><text:span text:style-name="T12">synthesis</text:span><text:span text:style-name="T14"> </text:span><text:span text:style-name="T12">search</text:span><text:span text:style-name="T14"> </text:span><text:span text:style-name="T12">engine</text:span><text:span text:style-name="T14"> </text:span><text:span text:style-name="T12">is</text:span><text:span text:style-name="T14"> </text:span><text:span text:style-name="T12">already</text:span><text:span text:style-name="T14"> </text:span><text:span text:style-name="T12">fully</text:span><text:span text:style-name="T14"> </text:span><text:span text:style-name="T12">stereo-search</text:span><text:span text:style-name="T14"> </text:span><text:span text:style-name="T12">capable),</text:span><text:span text:style-name="T14"> </text:span><text:span text:style-name="T12">which</text:span><text:span text:style-name="T14"> </text:span><text:span text:style-name="T12">will</text:span><text:span text:style-name="T14"> </text:span><text:span text:style-name="T12">be</text:span><text:span text:style-name="T14"> </text:span><text:span text:style-name="T12">acquired</text:span><text:span text:style-name="T14"> </text:span><text:span text:style-name="T12">via</text:span><text:span text:style-name="T14"> </text:span><text:span text:style-name="T12">the</text:span><text:span text:style-name="T14"> </text:span><text:span text:style-name="T15">machine</text:span><text:span text:style-name="T16"> </text:span><text:span text:style-name="T15">learning</text:span><text:span text:style-name="T16"> </text:span><text:span text:style-name="T12">techniques</text:span><text:span text:style-name="T14"> </text:span><text:span text:style-name="T12">pioneered</text:span><text:span text:style-name="T14"> </text:span><text:span text:style-name="T12">and</text:span><text:span text:style-name="T14"> </text:span><text:span text:style-name="T12">currently</text:span><text:span text:style-name="T14"> </text:span><text:span text:style-name="T12">being</text:span><text:span text:style-name="T14"> </text:span><text:span text:style-name="T12">developed</text:span><text:span text:style-name="T14"> </text:span><text:span text:style-name="T12">by</text:span><text:span text:style-name="T14"> </text:span><text:span text:style-name="T12">the</text:span><text:span text:style-name="T14"> </text:span><text:span text:style-name="T12">Stony</text:span><text:span text:style-name="T14"> </text:span><text:span text:style-name="T12">Brook</text:span><text:span text:style-name="T14"> </text:span><text:span text:style-name="T12">SynChem</text:span><text:span text:style-name="T14"> </text:span><text:span text:style-name="T12">research</text:span><text:span text:style-name="T14"> </text:span><text:span text:style-name="T12">project,</text:span><text:span text:style-name="T14"> </text:span><text:span text:style-name="T12">is</text:span><text:span text:style-name="T14"> </text:span><text:span text:style-name="T12">required</text:span><text:span text:style-name="T14"> </text:span><text:span text:style-name="T12">to</text:span><text:span text:style-name="T14"> </text:span><text:span text:style-name="T12">transform</text:span><text:span text:style-name="T14"> </text:span><text:span text:style-name="T12">the</text:span><text:span text:style-name="T14"> </text:span><text:span text:style-name="T12">existing</text:span><text:span text:style-name="T14"> </text:span><text:span text:style-name="T12">SynChem</text:span><text:span text:style-name="T14"> </text:span><text:span text:style-name="T12">system</text:span><text:span text:style-name="T14"> </text:span><text:span text:style-name="T12">into</text:span><text:span text:style-name="T14"> </text:span><text:span text:style-name="T12">a</text:span><text:span text:style-name="T14"> </text:span><text:span text:style-name="T12">viable</text:span><text:span text:style-name="T14"> </text:span><text:span text:style-name="T12">commercial</text:span><text:span text:style-name="T14"> </text:span><text:span text:style-name="T12">software</text:span><text:span text:style-name="T14"> </text:span><text:span text:style-name="T12">product.</text:span></text:p>
      <text:p text:style-name="P21"/>
      <text:h text:style-name="Heading_20_1" text:outline-level="1"><text:bookmark-start text:name="__RefHeading__5_815863734"/><text:bookmark-end text:name="__RefHeading__5_815863734"/>3.<text:span text:style-name="T31"> </text:span>How<text:span text:style-name="T31"> </text:span>does<text:span text:style-name="T31"> </text:span>SynChem<text:span text:style-name="T31"> </text:span>work?</text:h>
      <text:p text:style-name="P16"/>
      <text:p text:style-name="P19"><text:span text:style-name="T12">SynChem</text:span><text:span text:style-name="T14"> </text:span><text:span text:style-name="T12">begins</text:span><text:span text:style-name="T14"> </text:span><text:span text:style-name="T12">its</text:span><text:span text:style-name="T14"> </text:span><text:span text:style-name="T12">search</text:span><text:span text:style-name="T14"> </text:span><text:span text:style-name="T12">with</text:span><text:span text:style-name="T14"> </text:span><text:span text:style-name="T12">a</text:span><text:span text:style-name="T14"> </text:span><text:span text:style-name="T12">drawing</text:span><text:span text:style-name="T14"> </text:span><text:span text:style-name="T12">of</text:span><text:span text:style-name="T14"> </text:span><text:span text:style-name="T12">an</text:span><text:span text:style-name="T14"> </text:span><text:span text:style-name="T12">organic</text:span><text:span text:style-name="T14"> </text:span><text:span text:style-name="T12">molecule.</text:span><text:span text:style-name="T14"> </text:span><text:span text:style-name="T12">It</text:span><text:span text:style-name="T14"> </text:span><text:span text:style-name="T12">examines</text:span><text:span text:style-name="T14"> </text:span><text:span text:style-name="T12">the</text:span><text:span text:style-name="T14"> </text:span><text:span text:style-name="T12">molecule</text:span><text:span text:style-name="T14"> </text:span><text:span text:style-name="T12">for</text:span><text:span text:style-name="T14"> </text:span><text:span text:style-name="T12">certain</text:span><text:span text:style-name="T14"> </text:span><text:span text:style-name="T12">features</text:span><text:span text:style-name="T14"> </text:span><text:span text:style-name="T12">(functional</text:span><text:span text:style-name="T14"> </text:span><text:span text:style-name="T12">groups)</text:span><text:span text:style-name="T14"> </text:span><text:span text:style-name="T12">that</text:span><text:span text:style-name="T14"> </text:span><text:span text:style-name="T12">can</text:span><text:span text:style-name="T14"> </text:span><text:span text:style-name="T12">be</text:span><text:span text:style-name="T14"> </text:span><text:span text:style-name="T12">synthesized.</text:span><text:span text:style-name="T14"> </text:span><text:span text:style-name="T12">It</text:span><text:span text:style-name="T14"> </text:span><text:span text:style-name="T12">then</text:span><text:span text:style-name="T14"> </text:span><text:span text:style-name="T12">consults</text:span><text:span text:style-name="T14"> </text:span><text:span text:style-name="T12">the</text:span><text:span text:style-name="T14"> </text:span><text:span text:style-name="T12">reaction</text:span><text:span text:style-name="T14"> </text:span><text:span text:style-name="T12">library,</text:span><text:span text:style-name="T14"> </text:span><text:span text:style-name="T12">checking</text:span><text:span text:style-name="T14"> </text:span><text:span text:style-name="T12">each</text:span><text:span text:style-name="T14"> </text:span><text:span text:style-name="T12">reaction</text:span><text:span text:style-name="T14"> </text:span><text:span text:style-name="T12">schema</text:span><text:span text:style-name="T14"> </text:span><text:span text:style-name="T12">to</text:span><text:span text:style-name="T14"> </text:span><text:span text:style-name="T12">determine</text:span><text:span text:style-name="T14"> </text:span><text:span text:style-name="T12">whether</text:span><text:span text:style-name="T14"> </text:span><text:span text:style-name="T12">it</text:span><text:span text:style-name="T14"> </text:span><text:span text:style-name="T12">can</text:span><text:span text:style-name="T14"> </text:span><text:span text:style-name="T12">be</text:span><text:span text:style-name="T14"> </text:span><text:span text:style-name="T12">used</text:span><text:span text:style-name="T14"> </text:span><text:span text:style-name="T12">to</text:span><text:span text:style-name="T14"> </text:span><text:span text:style-name="T12">synthesize</text:span><text:span text:style-name="T14"> </text:span><text:span text:style-name="T12">one</text:span><text:span text:style-name="T14"> </text:span><text:span text:style-name="T12">of</text:span><text:span text:style-name="T14"> </text:span><text:span text:style-name="T12">the</text:span><text:span text:style-name="T14"> </text:span><text:span text:style-name="T12">groups</text:span><text:span text:style-name="T14"> </text:span><text:span text:style-name="T12">it</text:span><text:span text:style-name="T14"> </text:span><text:span text:style-name="T12">found</text:span><text:span text:style-name="T14"> </text:span><text:span text:style-name="T12">in</text:span><text:span text:style-name="T14"> </text:span><text:span text:style-name="T12">the</text:span><text:span text:style-name="T14"> </text:span><text:span text:style-name="T12">target</text:span><text:span text:style-name="T14"> </text:span><text:span text:style-name="T12">molecule.</text:span><text:span text:style-name="T14"> </text:span><text:span text:style-name="T12">If</text:span><text:span text:style-name="T14"> </text:span><text:span text:style-name="T12">it</text:span><text:span text:style-name="T14"> </text:span><text:span text:style-name="T12">finds</text:span><text:span text:style-name="T14"> </text:span><text:span text:style-name="T12">a</text:span><text:span text:style-name="T14"> </text:span><text:span text:style-name="T12">match,</text:span><text:span text:style-name="T14"> </text:span><text:span text:style-name="T12">it</text:span><text:span text:style-name="T14"> </text:span><text:span text:style-name="T12">checks</text:span><text:span text:style-name="T14"> </text:span><text:span text:style-name="T12">whether</text:span><text:span text:style-name="T14"> </text:span><text:span text:style-name="T12">any</text:span><text:span text:style-name="T14"> </text:span><text:span text:style-name="T12">other</text:span><text:span text:style-name="T14"> </text:span><text:span text:style-name="T12">functional</text:span><text:span text:style-name="T14"> </text:span><text:span text:style-name="T12">groups</text:span><text:span text:style-name="T14"> </text:span><text:span text:style-name="T12">in</text:span><text:span text:style-name="T14"> </text:span><text:span text:style-name="T12">the</text:span><text:span text:style-name="T14"> </text:span><text:span text:style-name="T12">molecule</text:span><text:span text:style-name="T14"> </text:span><text:span text:style-name="T12">could</text:span><text:span text:style-name="T14"> </text:span><text:span text:style-name="T12">interfere</text:span><text:span text:style-name="T14"> </text:span><text:span text:style-name="T12">with</text:span><text:span text:style-name="T14"> </text:span><text:span text:style-name="T12">the</text:span><text:span text:style-name="T14"> </text:span><text:span text:style-name="T12">reaction,</text:span><text:span text:style-name="T14"> </text:span><text:span text:style-name="T12">or</text:span><text:span text:style-name="T14"> </text:span><text:span text:style-name="T12">whether</text:span><text:span text:style-name="T14"> </text:span><text:span text:style-name="T12">any</text:span><text:span text:style-name="T14"> </text:span><text:span text:style-name="T12">other</text:span><text:span text:style-name="T14"> </text:span><text:span text:style-name="T12">group</text:span><text:span text:style-name="T14"> </text:span><text:span text:style-name="T12">that</text:span><text:span text:style-name="T14"> </text:span><text:span text:style-name="T12">is</text:span><text:span text:style-name="T14"> </text:span><text:span text:style-name="T12">required</text:span><text:span text:style-name="T14"> </text:span><text:span text:style-name="T12">is</text:span><text:span text:style-name="T14"> </text:span><text:span text:style-name="T12">missing,</text:span><text:span text:style-name="T14"> </text:span><text:span text:style-name="T12">by</text:span><text:span text:style-name="T14"> </text:span><text:span text:style-name="T12">applying</text:span><text:span text:style-name="T14"> </text:span><text:span text:style-name="T12">pre-transform</text:span><text:span text:style-name="T14"> </text:span><text:span text:style-name="T12">tests.</text:span><text:span text:style-name="T14"> </text:span><text:span text:style-name="T12">If</text:span><text:span text:style-name="T14"> </text:span><text:span text:style-name="T12">the</text:span><text:span text:style-name="T14"> </text:span><text:span text:style-name="T12">schema</text:span><text:span text:style-name="T14"> </text:span><text:span text:style-name="T12">passes</text:span><text:span text:style-name="T14"> </text:span><text:span text:style-name="T12">the</text:span><text:span text:style-name="T14"> </text:span><text:span text:style-name="T12">initial</text:span><text:span text:style-name="T14"> </text:span><text:span text:style-name="T12">tests,</text:span><text:span text:style-name="T14"> </text:span><text:span text:style-name="T12">SynChem</text:span><text:span text:style-name="T14"> </text:span><text:span text:style-name="T12">tries</text:span><text:span text:style-name="T14"> </text:span><text:span text:style-name="T12">to</text:span><text:span text:style-name="T14"> </text:span><text:span text:style-name="T12">match</text:span><text:span text:style-name="T14"> </text:span><text:span text:style-name="T12">up</text:span><text:span text:style-name="T14"> </text:span><text:span text:style-name="T12">all</text:span><text:span text:style-name="T14"> </text:span><text:span text:style-name="T12">the</text:span><text:span text:style-name="T14"> </text:span><text:span text:style-name="T12">atoms</text:span><text:span text:style-name="T14"> </text:span><text:span text:style-name="T12">and</text:span><text:span text:style-name="T14"> </text:span><text:span text:style-name="T12">bonds</text:span><text:span text:style-name="T14"> </text:span><text:span text:style-name="T12">in</text:span><text:span text:style-name="T14"> </text:span><text:span text:style-name="T12">the</text:span><text:span text:style-name="T14"> </text:span><text:span text:style-name="T12">pattern</text:span><text:span text:style-name="T14"> </text:span><text:span text:style-name="T12">for</text:span><text:span text:style-name="T14"> </text:span><text:span text:style-name="T12">the</text:span><text:span text:style-name="T14"> </text:span><text:span text:style-name="T12">reaction</text:span><text:span text:style-name="T14"> </text:span><text:span text:style-name="T12">to</text:span><text:span text:style-name="T14"> </text:span><text:span text:style-name="T12">atoms</text:span><text:span text:style-name="T14"> </text:span><text:span text:style-name="T12">and</text:span><text:span text:style-name="T14"> </text:span><text:span text:style-name="T12">bonds</text:span><text:span text:style-name="T14"> </text:span><text:span text:style-name="T12">in</text:span><text:span text:style-name="T14"> </text:span><text:span text:style-name="T12">the</text:span><text:span text:style-name="T14"> </text:span><text:span text:style-name="T12">molecule.</text:span><text:span text:style-name="T14"> </text:span><text:span text:style-name="T12">It</text:span><text:span text:style-name="T14"> </text:span><text:span text:style-name="T12">does</text:span><text:span text:style-name="T14"> </text:span><text:span text:style-name="T12">this</text:span><text:span text:style-name="T14"> </text:span><text:span text:style-name="T12">for</text:span><text:span text:style-name="T14"> </text:span><text:span text:style-name="T12">each</text:span><text:span text:style-name="T14"> </text:span><text:span text:style-name="T12">location</text:span><text:span text:style-name="T14"> </text:span><text:span text:style-name="T12">in</text:span><text:span text:style-name="T14"> </text:span><text:span text:style-name="T12">the</text:span><text:span text:style-name="T14"> </text:span><text:span text:style-name="T12">molecule</text:span><text:span text:style-name="T14"> </text:span><text:span text:style-name="T12">that</text:span><text:span text:style-name="T14"> </text:span><text:span text:style-name="T12">contains</text:span><text:span text:style-name="T14"> </text:span><text:span text:style-name="T12">the</text:span><text:span text:style-name="T14"> </text:span><text:span text:style-name="T12">functional</text:span><text:span text:style-name="T14"> </text:span><text:span text:style-name="T12">group(s)</text:span><text:span text:style-name="T14"> </text:span><text:span text:style-name="T12">required</text:span><text:span text:style-name="T14"> </text:span><text:span text:style-name="T12">by</text:span><text:span text:style-name="T14"> </text:span><text:span text:style-name="T12">the</text:span><text:span text:style-name="T14"> </text:span><text:span text:style-name="T12">reaction</text:span><text:span text:style-name="T14"> </text:span><text:span text:style-name="T12">schema.</text:span><text:span text:style-name="T14"> </text:span><text:span text:style-name="T12">If</text:span><text:span text:style-name="T14"> </text:span><text:span text:style-name="T12">at</text:span><text:span text:style-name="T14"> </text:span><text:span text:style-name="T12">least</text:span><text:span text:style-name="T14"> </text:span><text:span text:style-name="T12">one</text:span><text:span text:style-name="T14"> </text:span><text:span text:style-name="T12">complete</text:span><text:span text:style-name="T14"> </text:span><text:span text:style-name="T12">match</text:span><text:span text:style-name="T14"> </text:span><text:span text:style-name="T12">is</text:span><text:span text:style-name="T14"> </text:span><text:span text:style-name="T12">found,</text:span><text:span text:style-name="T14"> </text:span><text:span text:style-name="T12">the</text:span><text:span text:style-name="T14"> </text:span><text:span text:style-name="T12">schema</text:span><text:span text:style-name="T14"> </text:span><text:span text:style-name="T12">is</text:span><text:span text:style-name="T14"> </text:span><text:soft-page-break/><text:span text:style-name="T12">applied</text:span><text:span text:style-name="T14"> </text:span><text:span text:style-name="T12">by</text:span><text:span text:style-name="T14"> </text:span><text:span text:style-name="T12">breaking</text:span><text:span text:style-name="T14"> </text:span><text:span text:style-name="T12">certain</text:span><text:span text:style-name="T14"> </text:span><text:span text:style-name="T12">bonds</text:span><text:span text:style-name="T14"> </text:span><text:span text:style-name="T12">and</text:span><text:span text:style-name="T14"> </text:span><text:span text:style-name="T12">creating</text:span><text:span text:style-name="T14"> </text:span><text:span text:style-name="T12">others</text:span><text:span text:style-name="T14"> </text:span><text:span text:style-name="T12">to</text:span><text:span text:style-name="T14"> </text:span><text:span text:style-name="T12">generate</text:span><text:span text:style-name="T14"> </text:span><text:span text:style-name="T12">one</text:span><text:span text:style-name="T14"> </text:span><text:span text:style-name="T12">or</text:span><text:span text:style-name="T14"> </text:span><text:span text:style-name="T12">more</text:span><text:span text:style-name="T14"> </text:span><text:span text:style-name="T12">subgoal</text:span><text:span text:style-name="T14"> </text:span><text:span text:style-name="T12">molecules.</text:span><text:span text:style-name="T14"> </text:span><text:span text:style-name="T12">Before</text:span><text:span text:style-name="T14"> </text:span><text:span text:style-name="T12">accepting</text:span><text:span text:style-name="T14"> </text:span><text:span text:style-name="T12">the</text:span><text:span text:style-name="T14"> </text:span><text:span text:style-name="T12">results</text:span><text:span text:style-name="T14"> </text:span><text:span text:style-name="T12">of</text:span><text:span text:style-name="T14"> </text:span><text:span text:style-name="T12">applying</text:span><text:span text:style-name="T14"> </text:span><text:span text:style-name="T12">the</text:span><text:span text:style-name="T14"> </text:span><text:span text:style-name="T12">schema,</text:span><text:span text:style-name="T14"> </text:span><text:span text:style-name="T12">SynChem</text:span><text:span text:style-name="T14"> </text:span><text:span text:style-name="T12">examines</text:span><text:span text:style-name="T14"> </text:span><text:span text:style-name="T12">the</text:span><text:span text:style-name="T14"> </text:span><text:span text:style-name="T12">new</text:span><text:span text:style-name="T14"> </text:span><text:span text:style-name="T12">information</text:span><text:span text:style-name="T14"> </text:span><text:span text:style-name="T12">that</text:span><text:span text:style-name="T14"> </text:span><text:span text:style-name="T12">has</text:span><text:span text:style-name="T14"> </text:span><text:span text:style-name="T12">been</text:span><text:span text:style-name="T14"> </text:span><text:span text:style-name="T12">generated</text:span><text:span text:style-name="T14"> </text:span><text:span text:style-name="T12">by</text:span><text:span text:style-name="T14"> </text:span><text:span text:style-name="T12">the</text:span><text:span text:style-name="T14"> </text:span><text:span text:style-name="T12">application,</text:span><text:span text:style-name="T14"> </text:span><text:span text:style-name="T12">based</text:span><text:span text:style-name="T14"> </text:span><text:span text:style-name="T12">on</text:span><text:span text:style-name="T14"> </text:span><text:span text:style-name="T12">the</text:span><text:span text:style-name="T14"> </text:span><text:span text:style-name="T12">list</text:span><text:span text:style-name="T14"> </text:span><text:span text:style-name="T12">of</text:span><text:span text:style-name="T14"> </text:span><text:span text:style-name="T12">post-transform</text:span><text:span text:style-name="T14"> </text:span><text:span text:style-name="T12">tests</text:span><text:span text:style-name="T14"> </text:span><text:span text:style-name="T12">for</text:span><text:span text:style-name="T14"> </text:span><text:span text:style-name="T12">the</text:span><text:span text:style-name="T14"> </text:span><text:span text:style-name="T12">schema.</text:span><text:span text:style-name="T14"> </text:span><text:span text:style-name="T12">These</text:span><text:span text:style-name="T14"> </text:span><text:span text:style-name="T12">tests</text:span><text:span text:style-name="T14"> </text:span><text:span text:style-name="T12">may</text:span><text:span text:style-name="T14"> </text:span><text:span text:style-name="T12">either</text:span><text:span text:style-name="T14"> </text:span><text:span text:style-name="T12">fail</text:span><text:span text:style-name="T14"> </text:span><text:span text:style-name="T12">the</text:span><text:span text:style-name="T14"> </text:span><text:span text:style-name="T12">subgoal</text:span><text:span text:style-name="T14"> </text:span><text:span text:style-name="T12">completely</text:span><text:span text:style-name="T14"> </text:span><text:span text:style-name="T12">or</text:span><text:span text:style-name="T14"> </text:span><text:span text:style-name="T12">else</text:span><text:span text:style-name="T14"> </text:span><text:span text:style-name="T12">accept</text:span><text:span text:style-name="T14"> </text:span><text:span text:style-name="T12">the</text:span><text:span text:style-name="T14"> </text:span><text:span text:style-name="T12">molecule</text:span><text:span text:style-name="T14"> </text:span><text:span text:style-name="T12">with</text:span><text:span text:style-name="T14"> </text:span><text:span text:style-name="T12">or</text:span><text:span text:style-name="T14"> </text:span><text:span text:style-name="T12">without</text:span><text:span text:style-name="T14"> </text:span><text:span text:style-name="T12">adjustments</text:span><text:span text:style-name="T14"> </text:span><text:span text:style-name="T12">to</text:span><text:span text:style-name="T14"> </text:span><text:span text:style-name="T12">the</text:span><text:span text:style-name="T14"> </text:span><text:span text:style-name="T12">reaction</text:span><text:span text:style-name="T14"> </text:span><text:span text:style-name="T12">transform</text:span><text:span text:style-name="T14"> </text:span><text:span text:style-name="T12">merit</text:span><text:span text:style-name="T14"> </text:span><text:span text:style-name="T12">factors</text:span><text:span text:style-name="T14"> </text:span><text:span text:style-name="T12">of</text:span><text:span text:style-name="T14"> </text:span><text:span text:style-name="T12">ease,</text:span><text:span text:style-name="T14"> </text:span><text:span text:style-name="T12">yield,</text:span><text:span text:style-name="T14"> </text:span><text:span text:style-name="T12">and</text:span><text:span text:style-name="T14"> </text:span><text:span text:style-name="T12">confidence.</text:span><text:span text:style-name="T14"> </text:span><text:span text:style-name="T12">Every</text:span><text:span text:style-name="T14"> </text:span><text:span text:style-name="T12">subgoal</text:span><text:span text:style-name="T14"> </text:span><text:span text:style-name="T12">that</text:span><text:span text:style-name="T14"> </text:span><text:span text:style-name="T12">makes</text:span><text:span text:style-name="T14"> </text:span><text:span text:style-name="T12">it</text:span><text:span text:style-name="T14"> </text:span><text:span text:style-name="T12">this</text:span><text:span text:style-name="T14"> </text:span><text:span text:style-name="T12">far</text:span><text:span text:style-name="T14"> </text:span><text:span text:style-name="T12">is</text:span><text:span text:style-name="T14"> </text:span><text:span text:style-name="T12">stored</text:span><text:span text:style-name="T14"> </text:span><text:span text:style-name="T12">as</text:span><text:span text:style-name="T14"> </text:span><text:span text:style-name="T12">a</text:span><text:span text:style-name="T14"> </text:span><text:span text:style-name="T12">branch</text:span><text:span text:style-name="T14"> </text:span><text:span text:style-name="T12">descending</text:span><text:span text:style-name="T14"> </text:span><text:span text:style-name="T12">from</text:span><text:span text:style-name="T14"> </text:span><text:span text:style-name="T12">the</text:span><text:span text:style-name="T14"> </text:span><text:span text:style-name="T12">goal</text:span><text:span text:style-name="T14"> </text:span><text:span text:style-name="T12">molecule</text:span><text:span text:style-name="T14"> </text:span><text:span text:style-name="T12">in</text:span><text:span text:style-name="T14"> </text:span><text:span text:style-name="T12">the</text:span><text:span text:style-name="T14"> </text:span><text:span text:style-name="T12">problem-solving</text:span><text:span text:style-name="T14"> </text:span><text:span text:style-name="T12">tree,</text:span><text:span text:style-name="T14"> </text:span><text:span text:style-name="T12">with</text:span><text:span text:style-name="T14"> </text:span><text:span text:style-name="T12">the</text:span><text:span text:style-name="T14"> </text:span><text:span text:style-name="T12">molecule(s)</text:span><text:span text:style-name="T14"> </text:span><text:span text:style-name="T12">it</text:span><text:span text:style-name="T14"> </text:span><text:span text:style-name="T12">contains</text:span><text:span text:style-name="T14"> </text:span><text:span text:style-name="T12">stored</text:span><text:span text:style-name="T14"> </text:span><text:span text:style-name="T12">as</text:span><text:span text:style-name="T14"> </text:span><text:span text:style-name="T12">children</text:span><text:span text:style-name="T14"> </text:span><text:span text:style-name="T12">of</text:span><text:span text:style-name="T14"> </text:span><text:span text:style-name="T12">the</text:span><text:span text:style-name="T14"> </text:span><text:span text:style-name="T12">goal</text:span><text:span text:style-name="T14"> </text:span><text:span text:style-name="T12">molecule.</text:span><text:span text:style-name="T14"> </text:span><text:span text:style-name="T12">Each</text:span><text:span text:style-name="T14"> </text:span><text:span text:style-name="T12">subgoal</text:span><text:span text:style-name="T14"> </text:span><text:span text:style-name="T12">molecule</text:span><text:span text:style-name="T14"> </text:span><text:span text:style-name="T12">is</text:span><text:span text:style-name="T14"> </text:span><text:span text:style-name="T12">assigned</text:span><text:span text:style-name="T14"> </text:span><text:span text:style-name="T12">a</text:span><text:span text:style-name="T14"> </text:span><text:span text:style-name="T12">compound</text:span><text:span text:style-name="T14"> </text:span><text:span text:style-name="T12">merit</text:span><text:span text:style-name="T14"> </text:span><text:span text:style-name="T12">based</text:span><text:span text:style-name="T14"> </text:span><text:span text:style-name="T12">on</text:span><text:span text:style-name="T14"> </text:span><text:span text:style-name="T12">its</text:span><text:span text:style-name="T14"> </text:span><text:span text:style-name="T12">complexity,</text:span><text:span text:style-name="T14"> </text:span><text:span text:style-name="T12">and</text:span><text:span text:style-name="T14"> </text:span><text:span text:style-name="T12">each</text:span><text:span text:style-name="T14"> </text:span><text:span text:style-name="T12">reaction</text:span><text:span text:style-name="T14"> </text:span><text:span text:style-name="T12">application</text:span><text:span text:style-name="T14"> </text:span><text:span text:style-name="T12">is</text:span><text:span text:style-name="T14"> </text:span><text:span text:style-name="T12">assigned</text:span><text:span text:style-name="T14"> </text:span><text:span text:style-name="T12">a</text:span><text:span text:style-name="T14"> </text:span><text:span text:style-name="T12">merit</text:span><text:span text:style-name="T14"> </text:span><text:span text:style-name="T12">that</text:span><text:span text:style-name="T14"> </text:span><text:span text:style-name="T12">combines</text:span><text:span text:style-name="T14"> </text:span><text:span text:style-name="T12">the</text:span><text:span text:style-name="T14"> </text:span><text:span text:style-name="T12">post-transform</text:span><text:span text:style-name="T14"> </text:span><text:span text:style-name="T12">test</text:span><text:span text:style-name="T14"> </text:span><text:span text:style-name="T12">results</text:span><text:span text:style-name="T14"> </text:span><text:span text:style-name="T12">with</text:span><text:span text:style-name="T14"> </text:span><text:span text:style-name="T12">the</text:span><text:span text:style-name="T14"> </text:span><text:span text:style-name="T12">merit(s)</text:span><text:span text:style-name="T14"> </text:span><text:span text:style-name="T12">of</text:span><text:span text:style-name="T14"> </text:span><text:span text:style-name="T12">the</text:span><text:span text:style-name="T14"> </text:span><text:span text:style-name="T12">subgoal</text:span><text:span text:style-name="T14"> </text:span><text:span text:style-name="T12">molecule(s).</text:span><text:span text:style-name="T14"> </text:span><text:span text:style-name="T12">Certain</text:span><text:span text:style-name="T14"> </text:span><text:span text:style-name="T12">molecules</text:span><text:span text:style-name="T14"> </text:span><text:span text:style-name="T12">will</text:span><text:span text:style-name="T14"> </text:span><text:span text:style-name="T12">be</text:span><text:span text:style-name="T14"> </text:span><text:span text:style-name="T12">given</text:span><text:span text:style-name="T14"> </text:span><text:span text:style-name="T12">a</text:span><text:span text:style-name="T14"> </text:span><text:span text:style-name="T12">merit</text:span><text:span text:style-name="T14"> </text:span><text:span text:style-name="T12">of</text:span><text:span text:style-name="T14"> </text:span><text:span text:style-name="T12">100,</text:span><text:span text:style-name="T14"> </text:span><text:span text:style-name="T12">because</text:span><text:span text:style-name="T14"> </text:span><text:span text:style-name="T12">they</text:span><text:span text:style-name="T14"> </text:span><text:span text:style-name="T12">are</text:span><text:span text:style-name="T14"> </text:span><text:span text:style-name="T12">found</text:span><text:span text:style-name="T14"> </text:span><text:span text:style-name="T12">in</text:span><text:span text:style-name="T14"> </text:span><text:span text:style-name="T12">the</text:span><text:span text:style-name="T14"> </text:span><text:span text:style-name="T12">list</text:span><text:span text:style-name="T14"> </text:span><text:span text:style-name="T12">of</text:span><text:span text:style-name="T14"> </text:span><text:span text:style-name="T12">available</text:span><text:span text:style-name="T14"> </text:span><text:span text:style-name="T12">compounds.</text:span><text:span text:style-name="T14"> </text:span><text:span text:style-name="T12">If</text:span><text:span text:style-name="T14"> </text:span><text:span text:style-name="T12">all</text:span><text:span text:style-name="T14"> </text:span><text:span text:style-name="T12">the</text:span><text:span text:style-name="T14"> </text:span><text:span text:style-name="T12">compounds</text:span><text:span text:style-name="T14"> </text:span><text:span text:style-name="T12">in</text:span><text:span text:style-name="T14"> </text:span><text:span text:style-name="T12">a</text:span><text:span text:style-name="T14"> </text:span><text:span text:style-name="T12">subgoal</text:span><text:span text:style-name="T14"> </text:span><text:span text:style-name="T12">are</text:span><text:span text:style-name="T14"> </text:span><text:span text:style-name="T12">either</text:span><text:span text:style-name="T14"> </text:span><text:span text:style-name="T12">found</text:span><text:span text:style-name="T14"> </text:span><text:span text:style-name="T12">to</text:span><text:span text:style-name="T14"> </text:span><text:span text:style-name="T12">be</text:span><text:span text:style-name="T14"> </text:span><text:span text:style-name="T12">available</text:span><text:span text:style-name="T14"> </text:span><text:span text:style-name="T12">or</text:span><text:span text:style-name="T14"> </text:span><text:span text:style-name="T12">are</text:span><text:span text:style-name="T14"> </text:span><text:span text:style-name="T12">solved</text:span><text:span text:style-name="T14"> </text:span><text:span text:style-name="T12">elsewhere,</text:span><text:span text:style-name="T14"> </text:span><text:span text:style-name="T12">the</text:span><text:span text:style-name="T14"> </text:span><text:span text:style-name="T12">subgoal</text:span><text:span text:style-name="T14"> </text:span><text:span text:style-name="T12">is</text:span><text:span text:style-name="T14"> </text:span><text:span text:style-name="T12">considered</text:span><text:span text:style-name="T14"> </text:span><text:span text:style-name="T12">to</text:span><text:span text:style-name="T14"> </text:span><text:span text:style-name="T12">be</text:span><text:span text:style-name="T14"> </text:span><text:span text:style-name="T12">solved,</text:span><text:span text:style-name="T14"> </text:span><text:span text:style-name="T12">as</text:span><text:span text:style-name="T14"> </text:span><text:span text:style-name="T12">is</text:span><text:span text:style-name="T14"> </text:span><text:span text:style-name="T12">the</text:span><text:span text:style-name="T14"> </text:span><text:span text:style-name="T12">compound</text:span><text:span text:style-name="T14"> </text:span><text:span text:style-name="T12">for</text:span><text:span text:style-name="T14"> </text:span><text:span text:style-name="T12">which</text:span><text:span text:style-name="T14"> </text:span><text:span text:style-name="T12">it</text:span><text:span text:style-name="T14"> </text:span><text:span text:style-name="T12">was</text:span><text:span text:style-name="T14"> </text:span><text:span text:style-name="T12">generated.</text:span><text:span text:style-name="T14"> </text:span><text:span text:style-name="T12">When</text:span><text:span text:style-name="T14"> </text:span><text:span text:style-name="T12">the</text:span><text:span text:style-name="T14"> </text:span><text:span text:style-name="T12">entire</text:span><text:span text:style-name="T14"> </text:span><text:span text:style-name="T12">reaction</text:span><text:span text:style-name="T14"> </text:span><text:span text:style-name="T12">library</text:span><text:span text:style-name="T14"> </text:span><text:span text:style-name="T12">has</text:span><text:span text:style-name="T14"> </text:span><text:span text:style-name="T12">been</text:span><text:span text:style-name="T14"> </text:span><text:span text:style-name="T12">searched,</text:span><text:span text:style-name="T14"> </text:span><text:span text:style-name="T12">the</text:span><text:span text:style-name="T14"> </text:span><text:span text:style-name="T12">first</text:span><text:span text:style-name="T14"> </text:span><text:span text:style-name="T12">cycle</text:span><text:span text:style-name="T14"> </text:span><text:span text:style-name="T12">is</text:span><text:span text:style-name="T14"> </text:span><text:span text:style-name="T12">complete.</text:span><text:span text:style-name="T14"> </text:span><text:span text:style-name="T12">The</text:span><text:span text:style-name="T14"> </text:span><text:span text:style-name="T12">best</text:span><text:span text:style-name="T14"> </text:span><text:span text:style-name="T12">merit</text:span><text:span text:style-name="T14"> </text:span><text:span text:style-name="T12">among</text:span><text:span text:style-name="T14"> </text:span><text:span text:style-name="T12">the</text:span><text:span text:style-name="T14"> </text:span><text:span text:style-name="T12">subgoals</text:span><text:span text:style-name="T14"> </text:span><text:span text:style-name="T12">is</text:span><text:span text:style-name="T14"> </text:span><text:span text:style-name="T12">used</text:span><text:span text:style-name="T14"> </text:span><text:span text:style-name="T12">to</text:span><text:span text:style-name="T14"> </text:span><text:span text:style-name="T12">improve</text:span><text:span text:style-name="T14"> </text:span><text:span text:style-name="T12">the</text:span><text:span text:style-name="T14"> </text:span><text:span text:style-name="T12">merits</text:span><text:span text:style-name="T14"> </text:span><text:span text:style-name="T12">along</text:span><text:span text:style-name="T14"> </text:span><text:span text:style-name="T12">the</text:span><text:span text:style-name="T14"> </text:span><text:span text:style-name="T12">branch(es)</text:span><text:span text:style-name="T14"> </text:span><text:span text:style-name="T12">of</text:span><text:span text:style-name="T14"> </text:span><text:span text:style-name="T12">the</text:span><text:span text:style-name="T14"> </text:span><text:span text:style-name="T12">tree</text:span><text:span text:style-name="T14"> </text:span><text:span text:style-name="T12">that</text:span><text:span text:style-name="T14"> </text:span><text:span text:style-name="T12">contain</text:span><text:span text:style-name="T14"> </text:span><text:span text:style-name="T12">the</text:span><text:span text:style-name="T14"> </text:span><text:span text:style-name="T12">ancestors</text:span><text:span text:style-name="T14"> </text:span><text:span text:style-name="T12">of</text:span><text:span text:style-name="T14"> </text:span><text:span text:style-name="T12">those</text:span><text:span text:style-name="T14"> </text:span><text:span text:style-name="T12">subgoals.</text:span><text:span text:style-name="T14"> </text:span><text:span text:style-name="T12">After</text:span><text:span text:style-name="T14"> </text:span><text:span text:style-name="T12">the</text:span><text:span text:style-name="T14"> </text:span><text:span text:style-name="T12">information</text:span><text:span text:style-name="T14"> </text:span><text:span text:style-name="T12">developed</text:span><text:span text:style-name="T14"> </text:span><text:span text:style-name="T12">in</text:span><text:span text:style-name="T14"> </text:span><text:span text:style-name="T12">the</text:span><text:span text:style-name="T14"> </text:span><text:span text:style-name="T12">subgoal</text:span><text:span text:style-name="T14"> </text:span><text:span text:style-name="T12">generation</text:span><text:span text:style-name="T14"> </text:span><text:span text:style-name="T12">cycle</text:span><text:span text:style-name="T14"> </text:span><text:span text:style-name="T12">has</text:span><text:span text:style-name="T14"> </text:span><text:span text:style-name="T12">been</text:span><text:span text:style-name="T14"> </text:span><text:span text:style-name="T12">propagated</text:span><text:span text:style-name="T14"> </text:span><text:span text:style-name="T12">throughout</text:span><text:span text:style-name="T14"> </text:span><text:span text:style-name="T12">the</text:span><text:span text:style-name="T14"> </text:span><text:span text:style-name="T12">search</text:span><text:span text:style-name="T14"> </text:span><text:span text:style-name="T12">tree,</text:span><text:span text:style-name="T14"> </text:span><text:span text:style-name="T12">the</text:span><text:span text:style-name="T14"> </text:span><text:span text:style-name="T12">entire</text:span><text:span text:style-name="T14"> </text:span><text:span text:style-name="T12">tree</text:span><text:span text:style-name="T14"> </text:span><text:span text:style-name="T12">is</text:span><text:span text:style-name="T14"> </text:span><text:span text:style-name="T12">examined</text:span><text:span text:style-name="T14"> </text:span><text:span text:style-name="T12">for</text:span><text:span text:style-name="T14"> </text:span><text:span text:style-name="T12">the</text:span><text:span text:style-name="T14"> </text:span><text:span text:style-name="T12">best</text:span><text:span text:style-name="T14"> </text:span><text:span text:style-name="T12">path</text:span><text:span text:style-name="T14"> </text:span><text:span text:style-name="T12">to</text:span><text:span text:style-name="T14"> </text:span><text:span text:style-name="T12">pursue</text:span><text:span text:style-name="T14"> </text:span><text:span text:style-name="T12">at</text:span><text:span text:style-name="T14"> </text:span><text:span text:style-name="T12">that</text:span><text:span text:style-name="T14"> </text:span><text:span text:style-name="T12">stage</text:span><text:span text:style-name="T14"> </text:span><text:span text:style-name="T12">of</text:span><text:span text:style-name="T14"> </text:span><text:span text:style-name="T12">the</text:span><text:span text:style-name="T14"> </text:span><text:span text:style-name="T12">search,</text:span><text:span text:style-name="T14"> </text:span><text:span text:style-name="T12">taking</text:span><text:span text:style-name="T14"> </text:span><text:span text:style-name="T12">into</text:span><text:span text:style-name="T14"> </text:span><text:span text:style-name="T12">consideration</text:span><text:span text:style-name="T14"> </text:span><text:span text:style-name="T12">the</text:span><text:span text:style-name="T14"> </text:span><text:span text:style-name="T12">amount</text:span><text:span text:style-name="T14"> </text:span><text:span text:style-name="T12">of</text:span><text:span text:style-name="T14"> </text:span><text:span text:style-name="T12">time</text:span><text:span text:style-name="T14"> </text:span><text:span text:style-name="T12">already</text:span><text:span text:style-name="T14"> </text:span><text:span text:style-name="T12">spent</text:span><text:span text:style-name="T14"> </text:span><text:span text:style-name="T12">on</text:span><text:span text:style-name="T14"> </text:span><text:span text:style-name="T12">each</text:span><text:span text:style-name="T14"> </text:span><text:span text:style-name="T12">developed</text:span><text:span text:style-name="T14"> </text:span><text:span text:style-name="T12">branch</text:span><text:span text:style-name="T14"> </text:span><text:span text:style-name="T12">as</text:span><text:span text:style-name="T14"> </text:span><text:span text:style-name="T12">well</text:span><text:span text:style-name="T14"> </text:span><text:span text:style-name="T12">as</text:span><text:span text:style-name="T14"> </text:span><text:span text:style-name="T12">the</text:span><text:span text:style-name="T14"> </text:span><text:span text:style-name="T12">estimated</text:span><text:span text:style-name="T14"> </text:span><text:span text:style-name="T12">promise</text:span><text:span text:style-name="T14"> </text:span><text:span text:style-name="T12">of</text:span><text:span text:style-name="T14"> </text:span><text:span text:style-name="T12">that</text:span><text:span text:style-name="T14"> </text:span><text:span text:style-name="T12">path.</text:span><text:span text:style-name="T14"> </text:span><text:span text:style-name="T12">Results</text:span><text:span text:style-name="T14"> </text:span><text:span text:style-name="T12">of</text:span><text:span text:style-name="T14"> </text:span><text:span text:style-name="T12">the</text:span><text:span text:style-name="T14"> </text:span><text:span text:style-name="T12">perusal</text:span><text:span text:style-name="T14"> </text:span><text:span text:style-name="T12">of</text:span><text:span text:style-name="T14"> </text:span><text:span text:style-name="T12">the</text:span><text:span text:style-name="T14"> </text:span><text:span text:style-name="T12">complete</text:span><text:span text:style-name="T14"> </text:span><text:span text:style-name="T12">search</text:span><text:span text:style-name="T14"> </text:span><text:span text:style-name="T12">space</text:span><text:span text:style-name="T14"> </text:span><text:span text:style-name="T12">are</text:span><text:span text:style-name="T14"> </text:span><text:span text:style-name="T12">used</text:span><text:span text:style-name="T14"> </text:span><text:span text:style-name="T12">to</text:span><text:span text:style-name="T14"> </text:span><text:span text:style-name="T12">select</text:span><text:span text:style-name="T14"> </text:span><text:span text:style-name="T12">the</text:span><text:span text:style-name="T14"> </text:span><text:span text:style-name="T12">next</text:span><text:span text:style-name="T14"> </text:span><text:span text:style-name="T12">compound</text:span><text:span text:style-name="T14"> </text:span><text:span text:style-name="T12">to</text:span><text:span text:style-name="T14"> </text:span><text:span text:style-name="T12">be</text:span><text:span text:style-name="T14"> </text:span><text:span text:style-name="T12">developed.</text:span><text:span text:style-name="T14"> </text:span><text:span text:style-name="T12">This</text:span><text:span text:style-name="T14"> </text:span><text:span text:style-name="T12">compound</text:span><text:span text:style-name="T14"> </text:span><text:span text:style-name="T12">becomes</text:span><text:span text:style-name="T14"> </text:span><text:span text:style-name="T12">a</text:span><text:span text:style-name="T14"> </text:span><text:span text:style-name="T12">new</text:span><text:span text:style-name="T14"> </text:span><text:span text:style-name="T12">target,</text:span><text:span text:style-name="T14"> </text:span><text:span text:style-name="T12">and</text:span><text:span text:style-name="T14"> </text:span><text:span text:style-name="T12">the</text:span><text:span text:style-name="T14"> </text:span><text:span text:style-name="T12">entire</text:span><text:span text:style-name="T14"> </text:span><text:span text:style-name="T12">process</text:span><text:span text:style-name="T14"> </text:span><text:span text:style-name="T12">repeats</text:span><text:span text:style-name="T14"> </text:span><text:span text:style-name="T12">until</text:span><text:span text:style-name="T14"> </text:span><text:span text:style-name="T12">either</text:span><text:span text:style-name="T14"> </text:span><text:span text:style-name="T12">the</text:span><text:span text:style-name="T14"> </text:span><text:span text:style-name="T12">allotted</text:span><text:span text:style-name="T14"> </text:span><text:span text:style-name="T12">time</text:span><text:span text:style-name="T14"> </text:span><text:span text:style-name="T12">or</text:span><text:span text:style-name="T14"> </text:span><text:span text:style-name="T12">the</text:span><text:span text:style-name="T14"> </text:span><text:span text:style-name="T12">allotted</text:span><text:span text:style-name="T14"> </text:span><text:span text:style-name="T12">number</text:span><text:span text:style-name="T14"> </text:span><text:span text:style-name="T12">of</text:span><text:span text:style-name="T14"> </text:span><text:span text:style-name="T12">search</text:span><text:span text:style-name="T14"> </text:span><text:span text:style-name="T12">cycles</text:span><text:span text:style-name="T14"> </text:span><text:span text:style-name="T12">has</text:span><text:span text:style-name="T14"> </text:span><text:span text:style-name="T12">been</text:span><text:span text:style-name="T14"> </text:span><text:span text:style-name="T12">exceeded.</text:span><text:span text:style-name="T14"> </text:span><text:span text:style-name="T12">What</text:span><text:span text:style-name="T14"> </text:span><text:span text:style-name="T12">the</text:span><text:span text:style-name="T14"> </text:span><text:span text:style-name="T12">chemist</text:span><text:span text:style-name="T14"> </text:span><text:span text:style-name="T12">sees</text:span><text:span text:style-name="T14"> </text:span><text:span text:style-name="T12">at</text:span><text:span text:style-name="T14"> </text:span><text:span text:style-name="T12">the</text:span><text:span text:style-name="T14"> </text:span><text:span text:style-name="T12">end</text:span><text:span text:style-name="T14"> </text:span><text:span text:style-name="T12">of</text:span><text:span text:style-name="T14"> </text:span><text:span text:style-name="T12">a</text:span><text:span text:style-name="T14"> </text:span><text:span text:style-name="T12">search</text:span><text:span text:style-name="T14"> </text:span><text:span text:style-name="T12">is</text:span><text:span text:style-name="T14"> </text:span><text:span text:style-name="T12">a</text:span><text:span text:style-name="T14"> </text:span><text:span text:style-name="T12">symbol</text:span><text:span text:style-name="T14"> </text:span><text:span text:style-name="T12">for</text:span><text:span text:style-name="T14"> </text:span><text:span text:style-name="T12">the</text:span><text:span text:style-name="T14"> </text:span><text:span text:style-name="T12">target</text:span><text:span text:style-name="T14"> </text:span><text:span text:style-name="T12">compound</text:span><text:span text:style-name="T14"> </text:span><text:span text:style-name="T12">with</text:span><text:span text:style-name="T14"> </text:span><text:span text:style-name="T12">a</text:span><text:span text:style-name="T14"> </text:span><text:span text:style-name="T12">number</text:span><text:span text:style-name="T14"> </text:span><text:span text:style-name="T12">of</text:span><text:span text:style-name="T14"> </text:span><text:span text:style-name="T12">lines</text:span><text:span text:style-name="T14"> </text:span><text:span text:style-name="T12">descending</text:span><text:span text:style-name="T14"> </text:span><text:span text:style-name="T12">from</text:span><text:span text:style-name="T14"> </text:span><text:span text:style-name="T12">it,</text:span><text:span text:style-name="T14"> </text:span><text:span text:style-name="T12">each</text:span><text:span text:style-name="T14"> </text:span><text:span text:style-name="T12">of</text:span><text:span text:style-name="T14"> </text:span><text:span text:style-name="T12">which</text:span><text:span text:style-name="T14"> </text:span><text:span text:style-name="T12">is</text:span><text:span text:style-name="T14"> </text:span><text:span text:style-name="T12">attached</text:span><text:span text:style-name="T14"> </text:span><text:span text:style-name="T12">to</text:span><text:span text:style-name="T14"> </text:span><text:span text:style-name="T12">a</text:span><text:span text:style-name="T14"> </text:span><text:span text:style-name="T12">subgoal</text:span><text:span text:style-name="T14"> </text:span><text:span text:style-name="T12">(one</text:span><text:span text:style-name="T14"> </text:span><text:span text:style-name="T12">of</text:span><text:span text:style-name="T14"> </text:span><text:span text:style-name="T12">more</text:span><text:span text:style-name="T14"> </text:span><text:span text:style-name="T12">symbols</text:span><text:span text:style-name="T14"> </text:span><text:span text:style-name="T12">tied</text:span><text:span text:style-name="T14"> </text:span><text:span text:style-name="T12">together),</text:span><text:span text:style-name="T14"> </text:span><text:span text:style-name="T12">with</text:span><text:span text:style-name="T14"> </text:span><text:span text:style-name="T12">another</text:span><text:span text:style-name="T14"> </text:span><text:span text:style-name="T12">set</text:span><text:span text:style-name="T14"> </text:span><text:span text:style-name="T12">of</text:span><text:span text:style-name="T14"> </text:span><text:span text:style-name="T12">lines</text:span><text:span text:style-name="T14"> </text:span><text:span text:style-name="T12">below</text:span><text:span text:style-name="T14"> </text:span><text:span text:style-name="T12">one</text:span><text:span text:style-name="T14"> </text:span><text:span text:style-name="T12">of</text:span><text:span text:style-name="T14"> </text:span><text:span text:style-name="T12">the</text:span><text:span text:style-name="T14"> </text:span><text:span text:style-name="T12">symbols</text:span><text:span text:style-name="T14"> </text:span><text:span text:style-name="T12">for</text:span><text:span text:style-name="T14"> </text:span><text:span text:style-name="T12">the</text:span><text:span text:style-name="T14"> </text:span><text:span text:style-name="T12">subgoal</text:span><text:span text:style-name="T14"> </text:span><text:span text:style-name="T12">molecules,</text:span><text:span text:style-name="T14"> </text:span><text:span text:style-name="T12">showing</text:span><text:span text:style-name="T14"> </text:span><text:span text:style-name="T12">the</text:span><text:span text:style-name="T14"> </text:span><text:span text:style-name="T12">list</text:span><text:span text:style-name="T14"> </text:span><text:span text:style-name="T12">of</text:span><text:span text:style-name="T14"> </text:span><text:span text:style-name="T12">subgoals</text:span><text:span text:style-name="T14"> </text:span><text:span text:style-name="T12">generated</text:span><text:span text:style-name="T14"> </text:span><text:span text:style-name="T12">at</text:span><text:span text:style-name="T14"> </text:span><text:span text:style-name="T12">that</text:span><text:span text:style-name="T14"> </text:span><text:span text:style-name="T12">level.</text:span><text:span text:style-name="T14"> </text:span><text:span text:style-name="T12">The</text:span><text:span text:style-name="T14"> </text:span><text:span text:style-name="T12">chemist</text:span><text:span text:style-name="T14"> </text:span><text:span text:style-name="T12">can</text:span><text:span text:style-name="T14"> </text:span><text:span text:style-name="T12">click</text:span><text:span text:style-name="T14"> </text:span><text:span text:style-name="T12">on</text:span><text:span text:style-name="T14"> </text:span><text:span text:style-name="T12">any</text:span><text:span text:style-name="T14"> </text:span><text:span text:style-name="T12">of</text:span><text:span text:style-name="T14"> </text:span><text:span text:style-name="T12">the</text:span><text:span text:style-name="T14"> </text:span><text:span text:style-name="T12">symbols</text:span><text:span text:style-name="T14"> </text:span><text:span text:style-name="T12">to</text:span><text:span text:style-name="T14"> </text:span><text:span text:style-name="T12">look</text:span><text:span text:style-name="T14"> </text:span><text:span text:style-name="T12">at</text:span><text:span text:style-name="T14"> </text:span><text:span text:style-name="T12">other</text:span><text:span text:style-name="T14"> </text:span><text:span text:style-name="T12">parts</text:span><text:span text:style-name="T14"> </text:span><text:span text:style-name="T12">and</text:span><text:span text:style-name="T14"> </text:span><text:span text:style-name="T12">levels</text:span><text:span text:style-name="T14"> </text:span><text:span text:style-name="T12">of</text:span><text:span text:style-name="T14"> </text:span><text:span text:style-name="T12">the</text:span><text:span text:style-name="T14"> </text:span><text:span text:style-name="T12">tree</text:span><text:span text:style-name="T14"> </text:span><text:span text:style-name="T12">or</text:span><text:span text:style-name="T14"> </text:span><text:span text:style-name="T12">to</text:span><text:span text:style-name="T14"> </text:span><text:span text:style-name="T12">look</text:span><text:span text:style-name="T14"> </text:span><text:span text:style-name="T12">further</text:span><text:span text:style-name="T14"> </text:span><text:span text:style-name="T12">down</text:span><text:span text:style-name="T14"> </text:span><text:span text:style-name="T12">the</text:span><text:span text:style-name="T14"> </text:span><text:span text:style-name="T12">displayed</text:span><text:span text:style-name="T14"> </text:span><text:span text:style-name="T12">path</text:span><text:span text:style-name="T14"> </text:span><text:span text:style-name="T12">for</text:span><text:span text:style-name="T14"> </text:span><text:span text:style-name="T12">a</text:span><text:span text:style-name="T14"> </text:span><text:span text:style-name="T12">solution,</text:span><text:span text:style-name="T14"> </text:span><text:span text:style-name="T12">if</text:span><text:span text:style-name="T14"> </text:span><text:span text:style-name="T12">indeed</text:span><text:span text:style-name="T14"> </text:span><text:span text:style-name="T12">any</text:span><text:span text:style-name="T14"> </text:span><text:span text:style-name="T12">lie</text:span><text:span text:style-name="T14"> </text:span><text:span text:style-name="T12">below</text:span><text:span text:style-name="T14"> </text:span><text:span text:style-name="T12">that</text:span><text:span text:style-name="T14"> </text:span><text:span text:style-name="T12">node.</text:span><text:span text:style-name="T14"> </text:span><text:span text:style-name="T12">A</text:span><text:span text:style-name="T14"> </text:span><text:span text:style-name="T12">separate</text:span><text:span text:style-name="T14"> </text:span><text:span text:style-name="T12">panel</text:span><text:span text:style-name="T14"> </text:span><text:span text:style-name="T12">exhibits</text:span><text:span text:style-name="T14"> </text:span><text:span text:style-name="T12">a</text:span><text:span text:style-name="T14"> </text:span><text:span text:style-name="T12">drawing</text:span><text:span text:style-name="T14"> </text:span><text:span text:style-name="T12">of</text:span><text:span text:style-name="T14"> </text:span><text:span text:style-name="T12">the</text:span><text:span text:style-name="T14"> </text:span><text:span text:style-name="T12">reaction</text:span><text:span text:style-name="T14"> </text:span><text:span text:style-name="T12">that</text:span><text:span text:style-name="T14"> </text:span><text:span text:style-name="T12">corresponds</text:span><text:span text:style-name="T14"> </text:span><text:span text:style-name="T12">to</text:span><text:span text:style-name="T14"> </text:span><text:span text:style-name="T12">the</text:span><text:span text:style-name="T14"> </text:span><text:span text:style-name="T12">part</text:span><text:span text:style-name="T14"> </text:span><text:span text:style-name="T12">of</text:span><text:span text:style-name="T14"> </text:span><text:span text:style-name="T12">the</text:span><text:span text:style-name="T14"> </text:span><text:span text:style-name="T12">tree</text:span><text:span text:style-name="T14"> </text:span><text:span text:style-name="T12">that</text:span><text:span text:style-name="T14"> </text:span><text:span text:style-name="T12">is</text:span><text:span text:style-name="T14"> </text:span><text:span text:style-name="T12">currently</text:span><text:span text:style-name="T14"> </text:span><text:span text:style-name="T12">being</text:span><text:span text:style-name="T14"> </text:span><text:span text:style-name="T12">displayed.</text:span><text:span text:style-name="T14"> </text:span><text:span text:style-name="T12">The</text:span><text:span text:style-name="T14"> </text:span><text:span text:style-name="T12">shape</text:span><text:span text:style-name="T14"> </text:span><text:span text:style-name="T12">of</text:span><text:span text:style-name="T14"> </text:span><text:span text:style-name="T12">a</text:span><text:span text:style-name="T14"> </text:span><text:span text:style-name="T12">given</text:span><text:span text:style-name="T14"> </text:span><text:span text:style-name="T12">symbol</text:span><text:span text:style-name="T14"> </text:span><text:span text:style-name="T12">tells</text:span><text:span text:style-name="T14"> </text:span><text:span text:style-name="T12">the</text:span><text:span text:style-name="T14"> </text:span><text:span text:style-name="T12">chemist</text:span><text:span text:style-name="T14"> </text:span><text:span text:style-name="T12">the</text:span><text:span text:style-name="T14"> </text:span><text:span text:style-name="T12">status</text:span><text:span text:style-name="T14"> </text:span><text:span text:style-name="T12">of</text:span><text:span text:style-name="T14"> </text:span><text:span text:style-name="T12">that</text:span><text:span text:style-name="T14"> </text:span><text:span text:style-name="T12">part</text:span><text:span text:style-name="T14"> </text:span><text:span text:style-name="T12">of</text:span><text:span text:style-name="T14"> </text:span><text:span text:style-name="T12">the</text:span><text:span text:style-name="T14"> </text:span><text:span text:style-name="T12">tree:</text:span> </text:p>
      <text:p text:style-name="P19"><text:soft-page-break/><draw:frame draw:style-name="fr3" draw:name="graphics1" text:anchor-type="as-char" svg:width="5.798in" svg:height="5.8744in" draw:z-index="0"><draw:image xlink:href="Pictures/200000090000C70F0000D26A8FC190AC.wmf" xlink:type="simple" xlink:show="embed" xlink:actuate="onLoad"/></draw:frame></text:p>
      <text:p text:style-name="P9"/>
      <text:p text:style-name="P2"><text:span text:style-name="T19">Figure</text:span><text:span text:style-name="T21"> </text:span><text:span text:style-name="T19">1</text:span></text:p>
      <text:p text:style-name="P10"/>
      <text:p text:style-name="P14"><text:span text:style-name="T19">1.</text:span><text:span text:style-name="T21"> </text:span><text:span text:style-name="T19">Red</text:span><text:span text:style-name="T21"> </text:span><text:span text:style-name="T19">triangle:</text:span></text:p>
      <text:p text:style-name="P14"><text:span text:style-name="T12">Stuck</text:span><text:span text:style-name="T14"> </text:span><text:span text:style-name="T12">or</text:span><text:span text:style-name="T14"> </text:span><text:span text:style-name="T12">unsolvable</text:span><text:span text:style-name="T14"> </text:span><text:span text:style-name="T12">(there</text:span><text:span text:style-name="T14"> </text:span><text:span text:style-name="T12">is</text:span><text:span text:style-name="T14"> </text:span><text:span text:style-name="T12">no</text:span><text:span text:style-name="T14"> </text:span><text:span text:style-name="T12">more</text:span><text:span text:style-name="T14"> </text:span><text:span text:style-name="T12">chemistry</text:span><text:span text:style-name="T14"> </text:span><text:span text:style-name="T12">to</text:span><text:span text:style-name="T14"> </text:span><text:span text:style-name="T12">take</text:span><text:span text:style-name="T14"> </text:span><text:span text:style-name="T12">it</text:span><text:span text:style-name="T14"> </text:span><text:span text:style-name="T12">any</text:span><text:span text:style-name="T14"> </text:span><text:span text:style-name="T12">further)</text:span></text:p>
      <text:p text:style-name="P8"/>
      <text:p text:style-name="P14"><text:span text:style-name="T19">2.</text:span><text:span text:style-name="T21"> </text:span><text:span text:style-name="T19">Magenta</text:span><text:span text:style-name="T21"> </text:span><text:span text:style-name="T19">diamond</text:span><text:span text:style-name="T12">:</text:span></text:p>
      <text:p text:style-name="P14"><text:span text:style-name="T12">Undeveloped</text:span><text:span text:style-name="T14"> </text:span><text:span text:style-name="T12">(SynChem</text:span><text:span text:style-name="T14"> </text:span><text:span text:style-name="T12">hasn</text:span><text:span text:style-name="T14">’</text:span><text:span text:style-name="T12">t</text:span><text:span text:style-name="T14"> </text:span><text:span text:style-name="T12">yet</text:span><text:span text:style-name="T14"> </text:span><text:span text:style-name="T12">done</text:span><text:span text:style-name="T14"> </text:span><text:span text:style-name="T12">anything</text:span><text:span text:style-name="T14"> </text:span><text:span text:style-name="T12">with</text:span><text:span text:style-name="T14"> </text:span><text:span text:style-name="T12">the</text:span><text:span text:style-name="T14"> </text:span><text:span text:style-name="T12">compound)</text:span></text:p>
      <text:p text:style-name="P9"/>
      <text:p text:style-name="P14"><text:span text:style-name="T19">3.</text:span><text:span text:style-name="T21"> </text:span><text:span text:style-name="T19">Brown</text:span><text:span text:style-name="T21"> </text:span><text:span text:style-name="T19">inverted</text:span><text:span text:style-name="T21"> </text:span><text:span text:style-name="T19">triangle:</text:span></text:p>
      <text:p text:style-name="P14"><text:span text:style-name="T12">Developed</text:span><text:span text:style-name="T14"> </text:span><text:span text:style-name="T12">(SynChem</text:span><text:span text:style-name="T14"> </text:span><text:span text:style-name="T12">has</text:span><text:span text:style-name="T14"> </text:span><text:span text:style-name="T12">selected</text:span><text:span text:style-name="T14"> </text:span><text:span text:style-name="T12">this</text:span><text:span text:style-name="T14"> </text:span><text:span text:style-name="T12">compound</text:span><text:span text:style-name="T14"> </text:span><text:span text:style-name="T12">for</text:span><text:span text:style-name="T14"> </text:span><text:span text:style-name="T12">expansion,</text:span><text:span text:style-name="T14"> </text:span><text:span text:style-name="T12">but</text:span><text:span text:style-name="T14"> </text:span><text:span text:style-name="T12">so</text:span><text:span text:style-name="T14"> </text:span><text:span text:style-name="T12">far,</text:span><text:span text:style-name="T14"> </text:span><text:span text:style-name="T12">there</text:span><text:span text:style-name="T14"> </text:span><text:span text:style-name="T12">is</text:span><text:span text:style-name="T14"> </text:span><text:span text:style-name="T12">no</text:span><text:span text:style-name="T14"> </text:span><text:span text:style-name="T12">solution</text:span><text:span text:style-name="T14"> </text:span><text:span text:style-name="T12">for</text:span><text:span text:style-name="T14"> </text:span><text:span text:style-name="T12">it)</text:span></text:p>
      <text:p text:style-name="P17"/>
      <text:p text:style-name="P14"><text:span text:style-name="T19">4.</text:span><text:span text:style-name="T21"> </text:span><text:span text:style-name="T19">Green</text:span><text:span text:style-name="T21"> </text:span><text:span text:style-name="T19">circle:</text:span></text:p>
      <text:p text:style-name="P14"><text:span text:style-name="T12">Solved</text:span><text:span text:style-name="T14"> </text:span><text:span text:style-name="T12">(somewhere,</text:span><text:span text:style-name="T14"> </text:span><text:span text:style-name="T12">further</text:span><text:span text:style-name="T14"> </text:span><text:span text:style-name="T12">down</text:span><text:span text:style-name="T14"> </text:span><text:span text:style-name="T12">this</text:span><text:span text:style-name="T14"> </text:span><text:span text:style-name="T12">path,</text:span><text:span text:style-name="T14"> </text:span><text:span text:style-name="T12">it</text:span><text:span text:style-name="T14"> </text:span><text:span text:style-name="T12">terminates</text:span><text:span text:style-name="T14"> </text:span><text:span text:style-name="T12">at</text:span><text:span text:style-name="T14"> </text:span><text:span text:style-name="T12">available</text:span><text:span text:style-name="T14"> </text:span><text:span text:style-name="T12">compounds)</text:span></text:p>
      <text:p text:style-name="P9"/>
      <text:p text:style-name="P14"><text:span text:style-name="T19">5.</text:span><text:span text:style-name="T21"> </text:span><text:span text:style-name="T19">Blue</text:span><text:span text:style-name="T21"> </text:span><text:span text:style-name="T19">square</text:span></text:p>
      <text:p text:style-name="P14"><text:span text:style-name="T12">Available</text:span><text:span text:style-name="T14"> </text:span><text:span text:style-name="T12">(found</text:span><text:span text:style-name="T14"> </text:span><text:span text:style-name="T12">in</text:span><text:span text:style-name="T14"> </text:span><text:span text:style-name="T12">the</text:span><text:span text:style-name="T14"> </text:span><text:span text:style-name="T12">list</text:span><text:span text:style-name="T14"> </text:span><text:span text:style-name="T12">of</text:span><text:span text:style-name="T14"> </text:span><text:span text:style-name="T12">available</text:span><text:span text:style-name="T14"> </text:span><text:span text:style-name="T12">compounds)</text:span><text:span text:style-name="T14"> </text:span><text:span text:style-name="T12">The</text:span><text:span text:style-name="T14"> </text:span><text:span text:style-name="T12">chemist</text:span><text:span text:style-name="T14"> </text:span><text:span text:style-name="T12">can</text:span><text:span text:style-name="T14"> </text:span><text:span text:style-name="T12">mark</text:span><text:span text:style-name="T14"> </text:span><text:span text:style-name="T12">certain</text:span><text:span text:style-name="T14"> </text:span><text:span text:style-name="T12">paths</text:span><text:span text:style-name="T14"> </text:span><text:span text:style-name="T12">that</text:span><text:span text:style-name="T14"> </text:span><text:span text:style-name="T12">he</text:span><text:span text:style-name="T14"> </text:span><text:span text:style-name="T12">finds</text:span><text:span text:style-name="T14"> </text:span><text:span text:style-name="T12">especially</text:span><text:span text:style-name="T14"> </text:span><text:span text:style-name="T12">interesting</text:span><text:span text:style-name="T14"> </text:span><text:span text:style-name="T12">or</text:span><text:span text:style-name="T14"> </text:span><text:span text:style-name="T12">promising</text:span><text:span text:style-name="T14"> </text:span><text:span text:style-name="T12">and</text:span><text:span text:style-name="T14"> </text:span><text:span text:style-name="T12">save</text:span><text:span text:style-name="T14"> </text:span><text:span text:style-name="T12">them</text:span><text:span text:style-name="T14"> </text:span><text:span text:style-name="T12">to</text:span><text:span text:style-name="T14"> </text:span><text:span text:style-name="T12">a</text:span><text:span text:style-name="T14"> </text:span><text:span text:style-name="T12">file</text:span><text:span text:style-name="T14"> </text:span><text:span text:style-name="T12">for</text:span><text:span text:style-name="T14"> </text:span><text:span text:style-name="T12">future</text:span><text:span text:style-name="T14"> </text:span><text:span text:style-name="T12">reference.</text:span><text:span text:style-name="T14"> </text:span><text:span text:style-name="T12">He</text:span><text:span text:style-name="T14"> </text:span><text:span text:style-name="T12">can</text:span><text:span text:style-name="T14"> </text:span><text:span text:style-name="T12">also</text:span><text:span text:style-name="T14"> </text:span><text:span text:style-name="T12">use</text:span><text:span text:style-name="T14"> </text:span><text:span text:style-name="T12">these</text:span><text:span text:style-name="T14"> </text:span><text:span text:style-name="T12">saved</text:span><text:span text:style-name="T14"> </text:span><text:span text:style-name="T12">paths</text:span><text:span text:style-name="T14"> </text:span><text:span text:style-name="T12">to</text:span><text:span text:style-name="T14"> </text:span><text:span text:style-name="T12">display</text:span><text:span text:style-name="T14"> </text:span><text:span text:style-name="T12">a</text:span><text:span text:style-name="T14"> </text:span><text:span text:style-name="T12">synthesis</text:span><text:span text:style-name="T14"> </text:span><text:span text:style-name="T12">in</text:span><text:span text:style-name="T14"> </text:span><text:span text:style-name="T12">a</text:span><text:span text:style-name="T14"> </text:span><text:span text:style-name="T12">format</text:span><text:span text:style-name="T14"> </text:span><text:span text:style-name="T12">that</text:span><text:span text:style-name="T14"> </text:span><text:span text:style-name="T12">is</text:span><text:span text:style-name="T14"> </text:span><text:span text:style-name="T12">closer</text:span><text:span text:style-name="T14"> </text:span><text:span text:style-name="T12">to</text:span><text:span text:style-name="T14"> </text:span><text:span text:style-name="T12">what</text:span><text:span text:style-name="T14"> </text:span><text:span text:style-name="T12">he</text:span><text:span text:style-name="T14"> </text:span><text:span text:style-name="T12">would</text:span><text:span text:style-name="T14"> </text:span><text:span text:style-name="T12">expect</text:span><text:span text:style-name="T14"> </text:span><text:span text:style-name="T12">to</text:span><text:span text:style-name="T14"> </text:span><text:span text:style-name="T12">see</text:span><text:span text:style-name="T14"> </text:span><text:span text:style-name="T12">published</text:span><text:span text:style-name="T14"> </text:span><text:span text:style-name="T12">in</text:span><text:span text:style-name="T14"> </text:span><text:span text:style-name="T12">a</text:span><text:span text:style-name="T14"> </text:span><text:span text:style-name="T12">chemical</text:span><text:span text:style-name="T14"> </text:span><text:span text:style-name="T12">journal</text:span><text:span text:style-name="T14"> </text:span><text:span text:style-name="T12">as</text:span><text:span text:style-name="T14"> </text:span><text:span text:style-name="T12">a</text:span><text:span text:style-name="T14"> </text:span><text:span text:style-name="T12">synthetic</text:span><text:span text:style-name="T14"> </text:span><text:span text:style-name="T12">scheme.</text:span></text:p>
      <text:p text:style-name="P8"/>
      <text:h text:style-name="Heading_20_1" text:outline-level="1"><text:bookmark-start text:name="__RefHeading__7_815863734"/><text:bookmark-end text:name="__RefHeading__7_815863734"/><text:span text:style-name="T33">4.</text:span><text:span text:style-name="T32"> </text:span><text:span text:style-name="T33">What</text:span><text:span text:style-name="T32"> </text:span><text:span text:style-name="T33">remains</text:span><text:span text:style-name="T32"> </text:span><text:span text:style-name="T33">to</text:span><text:span text:style-name="T32"> </text:span><text:span text:style-name="T33">be</text:span><text:span text:style-name="T32"> </text:span><text:span text:style-name="T33">done?</text:span></text:h>
      <text:p text:style-name="P5"/>
      <text:p text:style-name="P14"><text:span text:style-name="T17">Knowledge</text:span><text:span text:style-name="T18"> </text:span><text:span text:style-name="T17">Base</text:span><text:span text:style-name="T18"> </text:span><text:span text:style-name="T17">Development:</text:span><text:span text:style-name="T16"> </text:span><text:span text:style-name="T12">Upgrade</text:span><text:span text:style-name="T14"> </text:span><text:span text:style-name="T12">existing</text:span><text:span text:style-name="T14"> </text:span><text:span text:style-name="T12">SynChem</text:span><text:span text:style-name="T14"> </text:span><text:span text:style-name="T12">machine</text:span><text:span text:style-name="T14"> </text:span><text:span text:style-name="T12">learning</text:span><text:span text:style-name="T14"> </text:span><text:span text:style-name="T12">algorithm</text:span><text:span text:style-name="T14"> </text:span><text:span text:style-name="T12">for</text:span><text:span text:style-name="T14"> </text:span><text:span text:style-name="T12">inductive</text:span><text:span text:style-name="T14"> </text:span><text:span text:style-name="T12">extraction</text:span><text:span text:style-name="T14"> </text:span><text:span text:style-name="T12">of</text:span><text:span text:style-name="T14"> </text:span><text:span text:style-name="T12">reaction</text:span><text:span text:style-name="T14"> </text:span><text:span text:style-name="T12">generalizations</text:span><text:span text:style-name="T14"> </text:span><text:span text:style-name="T12">from</text:span><text:span text:style-name="T14"> </text:span><text:span text:style-name="T12">computer</text:span><text:span text:style-name="T14"> </text:span><text:span text:style-name="T12">readable</text:span><text:span text:style-name="T14"> </text:span><text:span text:style-name="T12">reaction</text:span><text:span text:style-name="T14"> </text:span><text:span text:style-name="T12">databases</text:span><text:span text:style-name="T14"> </text:span><text:span text:style-name="T12">from</text:span><text:span text:style-name="T14"> </text:span><text:span text:style-name="T12">its</text:span><text:span text:style-name="T14"> </text:span><text:span text:style-name="T12">current</text:span><text:span text:style-name="T14"> </text:span><text:span text:style-name="T12">research-level</text:span><text:span text:style-name="T14"> </text:span><text:span text:style-name="T12">performance</text:span><text:span text:style-name="T14"> </text:span><text:span text:style-name="T12">to</text:span><text:span text:style-name="T14"> </text:span><text:span text:style-name="T12">a</text:span><text:span text:style-name="T14"> </text:span><text:span text:style-name="T12">production-grade</text:span><text:span text:style-name="T14"> </text:span><text:span text:style-name="T12">system.</text:span><text:span text:style-name="T14"> </text:span><text:span text:style-name="T12">This</text:span><text:span text:style-name="T14"> </text:span><text:span text:style-name="T12">will</text:span><text:span text:style-name="T14"> </text:span><text:span text:style-name="T12">enable</text:span><text:span text:style-name="T14"> </text:span><text:span text:style-name="T12">us</text:span><text:span text:style-name="T14"> </text:span><text:span text:style-name="T12">to</text:span><text:span text:style-name="T14"> </text:span><text:span text:style-name="T12">enlarge</text:span><text:span text:style-name="T14"> </text:span><text:span text:style-name="T12">the</text:span><text:span text:style-name="T14"> </text:span><text:span text:style-name="T12">existing</text:span><text:span text:style-name="T14"> </text:span><text:span text:style-name="T12">reaction</text:span><text:span text:style-name="T14"> </text:span><text:span text:style-name="T12">library</text:span><text:span text:style-name="T14"> </text:span><text:span text:style-name="T12">by</text:span><text:span text:style-name="T14"> </text:span><text:span text:style-name="T12">a</text:span><text:span text:style-name="T14"> </text:span><text:span text:style-name="T12">factor</text:span><text:span text:style-name="T14"> </text:span><text:span text:style-name="T12">of</text:span><text:span text:style-name="T14"> </text:span><text:span text:style-name="T12">ten,</text:span><text:span text:style-name="T14"> </text:span><text:span text:style-name="T12">enhance</text:span><text:span text:style-name="T14"> </text:span><text:span text:style-name="T12">its</text:span><text:span text:style-name="T14"> </text:span><text:span text:style-name="T12">reliability,</text:span><text:span text:style-name="T14"> </text:span><text:span text:style-name="T12">and</text:span><text:span text:style-name="T14"> </text:span><text:span text:style-name="T12">maintain</text:span><text:span text:style-name="T14"> </text:span><text:span text:style-name="T12">and</text:span><text:span text:style-name="T14"> </text:span><text:span text:style-name="T12">update</text:span><text:span text:style-name="T14"> </text:span><text:span text:style-name="T12">the</text:span><text:span text:style-name="T14"> </text:span><text:span text:style-name="T12">reaction</text:span><text:span text:style-name="T14"> </text:span><text:span text:style-name="T12">library</text:span><text:span text:style-name="T14"> </text:span><text:span text:style-name="T12">to</text:span><text:span text:style-name="T14"> </text:span><text:span text:style-name="T12">reflect</text:span><text:span text:style-name="T14"> </text:span><text:span text:style-name="T12">a</text:span><text:span text:style-name="T14"> </text:span><text:span text:style-name="T12">timely</text:span><text:span text:style-name="T14"> </text:span><text:span text:style-name="T12">knowledge</text:span><text:span text:style-name="T14"> </text:span><text:span text:style-name="T12">of</text:span><text:span text:style-name="T14"> </text:span><text:span text:style-name="T12">current</text:span><text:span text:style-name="T14"> </text:span><text:span text:style-name="T12">chemistry.</text:span><text:span text:style-name="T14"> </text:span><text:span text:style-name="T12">This</text:span><text:span text:style-name="T14"> </text:span><text:span text:style-name="T12">would</text:span><text:span text:style-name="T14"> </text:span><text:span text:style-name="T12">need</text:span><text:span text:style-name="T14"> </text:span><text:span text:style-name="T12">the</text:span><text:span text:style-name="T14"> </text:span><text:span text:style-name="T12">expertise</text:span><text:span text:style-name="T14"> </text:span><text:span text:style-name="T12">of</text:span><text:span text:style-name="T14"> </text:span><text:span text:style-name="T12">a</text:span><text:span text:style-name="T14"> </text:span><text:span text:style-name="T12">Ph.D.-level</text:span><text:span text:style-name="T14"> </text:span><text:span text:style-name="T12">expert</text:span><text:span text:style-name="T14"> </text:span><text:span text:style-name="T12">in</text:span><text:span text:style-name="T14"> </text:span><text:span text:style-name="T12">synthetic</text:span><text:span text:style-name="T14"> </text:span><text:span text:style-name="T12">organic</text:span><text:span text:style-name="T14"> </text:span><text:span text:style-name="T12">chemistry,</text:span><text:span text:style-name="T14"> </text:span><text:span text:style-name="T12">a</text:span><text:span text:style-name="T14"> </text:span><text:span text:style-name="T12">Ph.D.-level</text:span><text:span text:style-name="T14"> </text:span><text:span text:style-name="T12">expert</text:span><text:span text:style-name="T14"> </text:span><text:span text:style-name="T12">in</text:span><text:span text:style-name="T14"> </text:span><text:span text:style-name="T12">machine</text:span><text:span text:style-name="T14"> </text:span><text:span text:style-name="T12">learning,</text:span><text:span text:style-name="T14"> </text:span><text:span text:style-name="T12">a</text:span><text:span text:style-name="T14"> </text:span><text:span text:style-name="T12">systems</text:span><text:span text:style-name="T14"> </text:span><text:span text:style-name="T12">programmer,</text:span><text:span text:style-name="T14"> </text:span><text:span text:style-name="T12">a</text:span><text:span text:style-name="T14"> </text:span><text:span text:style-name="T12">database</text:span><text:span text:style-name="T14"> </text:span><text:span text:style-name="T12">specialist,</text:span><text:span text:style-name="T14"> </text:span><text:span text:style-name="T12">and</text:span><text:span text:style-name="T14"> </text:span><text:span text:style-name="T12">one</text:span><text:span text:style-name="T14"> </text:span><text:span text:style-name="T12">support</text:span><text:span text:style-name="T14"> </text:span><text:span text:style-name="T12">programmer</text:span><text:span text:style-name="T14"> </text:span><text:span text:style-name="T12">with</text:span><text:span text:style-name="T14"> </text:span><text:span text:style-name="T12">licensed</text:span><text:span text:style-name="T14"> </text:span><text:span text:style-name="T12">access</text:span><text:span text:style-name="T14"> </text:span><text:span text:style-name="T12">to</text:span><text:span text:style-name="T14"> </text:span><text:span text:style-name="T12">computer-readable</text:span><text:span text:style-name="T14"> </text:span><text:span text:style-name="T12">reaction</text:span><text:span text:style-name="T14"> </text:span><text:span text:style-name="T12">databases.</text:span></text:p>
      <text:p text:style-name="P8"/>
      <text:p text:style-name="P14"><text:span text:style-name="T17">Stereochemistry</text:span><text:span text:style-name="T15">:</text:span><text:span text:style-name="T16"> </text:span><text:span text:style-name="T12">Upgrade</text:span><text:span text:style-name="T14"> </text:span><text:span text:style-name="T12">existing</text:span><text:span text:style-name="T14"> </text:span><text:span text:style-name="T12">knowledge</text:span><text:span text:style-name="T14"> </text:span><text:span text:style-name="T12">base</text:span><text:span text:style-name="T14"> </text:span><text:span text:style-name="T12">and</text:span><text:span text:style-name="T14"> </text:span><text:span text:style-name="T12">graphical</text:span><text:span text:style-name="T14"> </text:span><text:span text:style-name="T12">user</text:span><text:span text:style-name="T14"> </text:span><text:span text:style-name="T12">interface</text:span><text:span text:style-name="T14"> </text:span><text:span text:style-name="T12">(GUI)</text:span><text:span text:style-name="T14"> </text:span><text:span text:style-name="T12">to</text:span><text:span text:style-name="T14"> </text:span><text:span text:style-name="T12">represent</text:span><text:span text:style-name="T14"> </text:span><text:span text:style-name="T12">stereochemistry</text:span><text:span text:style-name="T14"> </text:span><text:span text:style-name="T12">as</text:span><text:span text:style-name="T14"> </text:span><text:span text:style-name="T12">reflected</text:span><text:span text:style-name="T14"> </text:span><text:span text:style-name="T12">by</text:span><text:span text:style-name="T14"> </text:span><text:span text:style-name="T12">the</text:span><text:span text:style-name="T14"> </text:span><text:span text:style-name="T12">existing</text:span><text:span text:style-name="T14"> </text:span><text:span text:style-name="T12">stereochemistry</text:span><text:span text:style-name="T14"> </text:span><text:span text:style-name="T12">capable</text:span><text:span text:style-name="T14"> </text:span><text:span text:style-name="T12">search</text:span><text:span text:style-name="T14"> </text:span><text:span text:style-name="T12">engine.</text:span><text:span text:style-name="T14"> </text:span><text:span text:style-name="T12">This</text:span><text:span text:style-name="T14"> </text:span><text:span text:style-name="T12">will</text:span><text:span text:style-name="T14"> </text:span><text:span text:style-name="T12">need</text:span><text:span text:style-name="T14"> </text:span><text:span text:style-name="T12">a</text:span><text:span text:style-name="T14"> </text:span><text:span text:style-name="T12">Ph.D.-level</text:span><text:span text:style-name="T14"> </text:span><text:span text:style-name="T12">synthetic</text:span><text:span text:style-name="T14"> </text:span><text:span text:style-name="T12">organic</text:span><text:span text:style-name="T14"> </text:span><text:span text:style-name="T12">chemist</text:span><text:span text:style-name="T14"> </text:span><text:span text:style-name="T12">and</text:span><text:span text:style-name="T14"> </text:span><text:span text:style-name="T12">a</text:span><text:span text:style-name="T14"> </text:span><text:span text:style-name="T12">programmer.</text:span></text:p>
      <text:p text:style-name="P11"/>
      <text:p text:style-name="P14"><text:span text:style-name="T17">Metabolic</text:span><text:span text:style-name="T18"> </text:span><text:span text:style-name="T17">and</text:span><text:span text:style-name="T18"> </text:span><text:span text:style-name="T17">Environmental</text:span><text:span text:style-name="T18"> </text:span><text:span text:style-name="T17">Chemistry:</text:span><text:span text:style-name="T16"> </text:span><text:span text:style-name="T12">Build</text:span><text:span text:style-name="T14"> </text:span><text:span text:style-name="T12">a</text:span><text:span text:style-name="T14"> </text:span><text:span text:style-name="T12">library</text:span><text:span text:style-name="T14"> </text:span><text:span text:style-name="T12">of</text:span><text:span text:style-name="T14"> </text:span><text:span text:style-name="T12">specific</text:span><text:span text:style-name="T14"> </text:span><text:span text:style-name="T12">reactions</text:span><text:span text:style-name="T14"> </text:span><text:span text:style-name="T12">capable</text:span><text:span text:style-name="T14"> </text:span><text:span text:style-name="T12">of</text:span><text:span text:style-name="T14"> </text:span><text:span text:style-name="T12">predicting</text:span><text:span text:style-name="T14"> </text:span><text:span text:style-name="T12">the</text:span><text:span text:style-name="T14"> </text:span><text:span text:style-name="T12">metabolic</text:span><text:span text:style-name="T14"> </text:span><text:span text:style-name="T12">fate</text:span><text:span text:style-name="T14"> </text:span><text:span text:style-name="T12">of</text:span><text:span text:style-name="T14"> </text:span><text:span text:style-name="T12">ingested</text:span><text:span text:style-name="T14"> </text:span><text:span text:style-name="T12">substances</text:span><text:span text:style-name="T14"> </text:span><text:span text:style-name="T12">and</text:span><text:span text:style-name="T14"> </text:span><text:span text:style-name="T12">the</text:span><text:span text:style-name="T14"> </text:span><text:span text:style-name="T12">environmental</text:span><text:span text:style-name="T14"> </text:span><text:span text:style-name="T12">fate</text:span><text:span text:style-name="T14"> </text:span><text:span text:style-name="T12">of</text:span><text:span text:style-name="T14"> </text:span><text:span text:style-name="T12">chemicals</text:span><text:span text:style-name="T14"> </text:span><text:span text:style-name="T12">released</text:span><text:span text:style-name="T14"> </text:span><text:span text:style-name="T12">into</text:span><text:span text:style-name="T14"> </text:span><text:span text:style-name="T12">the</text:span><text:span text:style-name="T14"> </text:span><text:span text:style-name="T12">biosphere.</text:span><text:span text:style-name="T14"> </text:span><text:span text:style-name="T12">This</text:span><text:span text:style-name="T14"> </text:span><text:span text:style-name="T12">will</text:span><text:span text:style-name="T14"> </text:span><text:span text:style-name="T12">need</text:span><text:span text:style-name="T14"> </text:span><text:span text:style-name="T12">a</text:span><text:span text:style-name="T14"> </text:span><text:span text:style-name="T12">Ph.D.-level</text:span><text:span text:style-name="T14"> </text:span><text:span text:style-name="T12">health</text:span><text:span text:style-name="T14"> </text:span><text:span text:style-name="T12">and</text:span><text:span text:style-name="T14"> </text:span><text:span text:style-name="T12">environment</text:span><text:span text:style-name="T14"> </text:span><text:span text:style-name="T12">chemist</text:span><text:span text:style-name="T14"> </text:span><text:span text:style-name="T12">and</text:span><text:span text:style-name="T14"> </text:span><text:span text:style-name="T12">one</text:span><text:span text:style-name="T14"> </text:span><text:span text:style-name="T12">systems</text:span><text:span text:style-name="T14"> </text:span><text:span text:style-name="T12">programmer.</text:span></text:p>
      <text:p text:style-name="P8"/>
      <text:p text:style-name="P14"><text:span text:style-name="T17">Internet</text:span><text:span text:style-name="T18"> </text:span><text:span text:style-name="T17">Strategy:</text:span><text:span text:style-name="T16"> </text:span><text:span text:style-name="T12">Develop</text:span><text:span text:style-name="T14"> </text:span><text:span text:style-name="T12">Java</text:span><text:span text:style-name="T14"> </text:span><text:span text:style-name="T12">applets</text:span><text:span text:style-name="T14"> </text:span><text:span text:style-name="T12">to</text:span><text:span text:style-name="T14"> </text:span><text:span text:style-name="T12">facilitate</text:span><text:span text:style-name="T14"> </text:span><text:span text:style-name="T12">graphical</text:span><text:span text:style-name="T14"> </text:span><text:span text:style-name="T12">input</text:span><text:span text:style-name="T14"> </text:span><text:span text:style-name="T12">of</text:span><text:span text:style-name="T14"> </text:span><text:span text:style-name="T12">target</text:span><text:span text:style-name="T14"> </text:span><text:span text:style-name="T12">molecules</text:span><text:span text:style-name="T14"> </text:span><text:span text:style-name="T12">and</text:span><text:span text:style-name="T14"> </text:span><text:span text:style-name="T12">recast</text:span><text:span text:style-name="T14"> </text:span><text:span text:style-name="T12">the</text:span><text:span text:style-name="T14"> </text:span><text:span text:style-name="T12">GUI</text:span><text:span text:style-name="T14"> </text:span><text:span text:style-name="T12">as</text:span><text:span text:style-name="T14"> </text:span><text:span text:style-name="T12">an</text:span><text:span text:style-name="T14"> </text:span><text:span text:style-name="T12">ensemble</text:span><text:span text:style-name="T14"> </text:span><text:span text:style-name="T12">of</text:span><text:span text:style-name="T14"> </text:span><text:span text:style-name="T12">CGI</text:span><text:span text:style-name="T14"> </text:span><text:span text:style-name="T12">scripts</text:span><text:span text:style-name="T14"> </text:span><text:span text:style-name="T12">to</text:span><text:span text:style-name="T14"> </text:span><text:span text:style-name="T12">enable</text:span><text:span text:style-name="T14"> </text:span><text:span text:style-name="T12">local</text:span><text:span text:style-name="T14"> </text:span><text:span text:style-name="T12">perusal</text:span><text:span text:style-name="T14"> </text:span><text:span text:style-name="T12">of</text:span><text:span text:style-name="T14"> </text:span><text:span text:style-name="T12">search</text:span><text:span text:style-name="T14"> </text:span><text:span text:style-name="T12">output.</text:span><text:span text:style-name="T14"> </text:span><text:span text:style-name="T12">This</text:span><text:span text:style-name="T14"> </text:span><text:span text:style-name="T12">will</text:span><text:span text:style-name="T14"> </text:span><text:span text:style-name="T12">need</text:span><text:span text:style-name="T14"> </text:span><text:span text:style-name="T12">a</text:span><text:span text:style-name="T14"> </text:span><text:span text:style-name="T12">web-design</text:span><text:span text:style-name="T14"> </text:span><text:span text:style-name="T12">programmer.</text:span></text:p>
      <text:p text:style-name="P18"/>
      <text:h text:style-name="Heading_20_1" text:outline-level="1"><text:bookmark-start text:name="__RefHeading__9_815863734"/><text:bookmark-end text:name="__RefHeading__9_815863734"/>5.<text:span text:style-name="T31"> </text:span>Planning<text:span text:style-name="T31"> </text:span>a<text:span text:style-name="T31"> </text:span>synthesis</text:h>
      <text:p text:style-name="Standard"/>
      <text:p text:style-name="P13"><text:tab/><text:span text:style-name="T11">The</text:span><text:span text:style-name="T13"> </text:span><text:span text:style-name="T20">SynView</text:span><text:span text:style-name="T13"> </text:span><text:span text:style-name="T11">program</text:span><text:span text:style-name="T13"> </text:span><text:span text:style-name="T11">is</text:span><text:span text:style-name="T13"> </text:span><text:span text:style-name="T11">all</text:span><text:span text:style-name="T13"> </text:span><text:span text:style-name="T11">one</text:span><text:span text:style-name="T13"> </text:span><text:span text:style-name="T11">needs</text:span><text:span text:style-name="T13"> </text:span><text:span text:style-name="T11">to</text:span><text:span text:style-name="T13"> </text:span><text:span text:style-name="T11">interact</text:span><text:span text:style-name="T13"> </text:span><text:span text:style-name="T11">with</text:span><text:span text:style-name="T13"> </text:span><text:span text:style-name="T20">SynChem</text:span><text:span text:style-name="T11">.</text:span><text:span text:style-name="T13"> </text:span><text:span text:style-name="T11">You</text:span><text:span text:style-name="T13"> </text:span><text:span text:style-name="T11">must</text:span><text:span text:style-name="T13"> </text:span><text:span text:style-name="T11">select</text:span><text:span text:style-name="T13"> </text:span><text:span text:style-name="T11">the</text:span><text:span text:style-name="T13"> </text:span><text:span text:style-name="T20">Search</text:span><text:span text:style-name="T13"> </text:span><text:span text:style-name="T11">button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menu</text:span><text:span text:style-name="T13"> </text:span><text:span text:style-name="T11">to</text:span><text:span text:style-name="T13"> </text:span><text:span text:style-name="T20">Submit</text:span><text:span text:style-name="T13"> </text:span><text:span text:style-name="T11">a</text:span><text:span text:style-name="T13"> </text:span><text:span text:style-name="T11">molecule.</text:span><text:span text:style-name="T13"> </text:span><text:span text:style-name="T11">A</text:span><text:span text:style-name="T13"> </text:span><text:span text:style-name="T11">drawing</text:span><text:span text:style-name="T13"> </text:span><text:span text:style-name="T11">program</text:span><text:span text:style-name="T13"> </text:span><text:span text:style-name="T11">takes</text:span><text:span text:style-name="T13"> </text:span><text:span text:style-name="T11">over</text:span><text:span text:style-name="T13"> </text:span><text:span text:style-name="T11">and</text:span><text:span text:style-name="T13"> </text:span><text:span text:style-name="T11">helps</text:span><text:span text:style-name="T13"> </text:span><text:span text:style-name="T11">you</text:span><text:span text:style-name="T13"> </text:span><text:span text:style-name="T11">draw</text:span><text:span text:style-name="T13"> </text:span><text:span text:style-name="T11">a</text:span><text:span text:style-name="T13"> </text:span><text:span text:style-name="T11">molecule</text:span><text:span text:style-name="T13"> </text:span><text:span text:style-name="T11">for</text:span><text:span text:style-name="T13"> </text:span><text:span text:style-name="T11">input</text:span><text:span text:style-name="T13"> </text:span><text:span text:style-name="T11">to</text:span><text:span text:style-name="T13"> </text:span><text:span text:style-name="T11">the</text:span><text:span text:style-name="T13"> </text:span><text:span text:style-name="T20">SynChem</text:span><text:span text:style-name="T13"> </text:span><text:span text:style-name="T11">search</text:span><text:span text:style-name="T13"> </text:span><text:span text:style-name="T11">engine.</text:span><text:span text:style-name="T13"> </text:span><text:span text:style-name="T11">The</text:span><text:span text:style-name="T13"> </text:span><text:span text:style-name="T11">drawing</text:span><text:span text:style-name="T13"> </text:span><text:span text:style-name="T11">program</text:span><text:span text:style-name="T13"> </text:span><text:span text:style-name="T11">is</text:span><text:span text:style-name="T13"> </text:span><text:span text:style-name="T11">named</text:span><text:span text:style-name="T13"> </text:span><text:span text:style-name="T20">DrawPad</text:span><text:span text:style-name="T13"> </text:span><text:span text:style-name="T11">and</text:span><text:span text:style-name="T13"> </text:span><text:span text:style-name="T11">is</text:span><text:span text:style-name="T13"> </text:span><text:span text:style-name="T11">documented</text:span><text:span text:style-name="T13"> </text:span><text:span text:style-name="T11">in</text:span><text:span text:style-name="T13"> </text:span><text:span text:style-name="T11">the</text:span><text:span text:style-name="T13"> </text:span><text:span text:style-name="T11">box</text:span><text:span text:style-name="T13"> </text:span><text:span text:style-name="T11">below.</text:span></text:p>
      <text:p text:style-name="P7"/>
      <text:p text:style-name="P36"><draw:frame draw:style-name="fr1" draw:name="Frame1" text:anchor-type="char" svg:x="-0.0098in" svg:y="-0.0098in" svg:width="6.2291in" svg:height="5.3047in" draw:z-index="35"><draw:text-box><text:p text:style-name="P29">DrawPad</text:p><text:p text:style-name="P31"/><text:p text:style-name="Plain_20_Text"><text:span text:style-name="T22">File</text:span><text:span text:style-name="T24"> </text:span><text:span text:style-name="T25">menu:</text:span></text:p><text:p text:style-name="P42"><text:span text:style-name="T25"><text:tab/>1)</text:span><text:span text:style-name="T24"> </text:span><text:span text:style-name="T22">Open</text:span><text:span text:style-name="T23"> </text:span><text:span text:style-name="T22">-</text:span><text:span text:style-name="T23"> </text:span><text:span text:style-name="T22">submit</text:span><text:span text:style-name="T24"> … </text:span><text:span text:style-name="T25">(brings</text:span><text:span text:style-name="T24"> </text:span><text:span text:style-name="T25">up</text:span><text:span text:style-name="T24"> </text:span><text:span text:style-name="T25">a</text:span><text:span text:style-name="T24"> </text:span><text:span text:style-name="T25">file</text:span><text:span text:style-name="T24"> </text:span><text:span text:style-name="T25">selection</text:span><text:span text:style-name="T24"> </text:span><text:span text:style-name="T25">window</text:span><text:span text:style-name="T24"> </text:span><text:span text:style-name="T25">positioned</text:span><text:span text:style-name="T24"> </text:span><text:span text:style-name="T25">within</text:span><text:span text:style-name="T24"> </text:span><text:span text:style-name="T25">the</text:span><text:span text:style-name="T24"> </text:span><text:span text:style-name="T25">submit</text:span><text:span text:style-name="T24"> </text:span><text:span text:style-name="T25">directory</text:span><text:span text:style-name="T24"> </text:span><text:span text:style-name="T25">-</text:span><text:span text:style-name="T24"> </text:span><text:span text:style-name="T25">select</text:span><text:span text:style-name="T24"> </text:span><text:span text:style-name="T25">a</text:span><text:span text:style-name="T24"> </text:span><text:span text:style-name="T25">file</text:span><text:span text:style-name="T24"> </text:span><text:span text:style-name="T25">from</text:span><text:span text:style-name="T24"> </text:span><text:span text:style-name="T25">which</text:span><text:span text:style-name="T24"> </text:span><text:span text:style-name="T25">the</text:span><text:span text:style-name="T24"> </text:span><text:span text:style-name="T25">sling</text:span><text:span text:style-name="T24"> </text:span><text:span text:style-name="T25">and</text:span><text:span text:style-name="T24"> </text:span><text:span text:style-name="T25">other</text:span><text:span text:style-name="T24"> </text:span><text:span text:style-name="T25">data</text:span><text:span text:style-name="T24"> </text:span><text:span text:style-name="T25">are</text:span><text:span text:style-name="T24"> </text:span><text:span text:style-name="T25">to</text:span><text:span text:style-name="T24"> </text:span><text:span text:style-name="T25">be</text:span><text:span text:style-name="T24"> </text:span><text:span text:style-name="T25">read</text:span><text:span text:style-name="T24"> </text:span><text:span text:style-name="T25">and</text:span><text:span text:style-name="T24"> </text:span><text:span text:style-name="T25">displayed)</text:span></text:p><text:p text:style-name="P42"><text:span text:style-name="T25"><text:tab/>2)</text:span><text:span text:style-name="T24"> </text:span><text:span text:style-name="T22">Open</text:span><text:span text:style-name="T23"> </text:span><text:span text:style-name="T22">-</text:span><text:span text:style-name="T23"> </text:span><text:span text:style-name="T22">status</text:span><text:span text:style-name="T23"> </text:span><text:span text:style-name="T25">...</text:span><text:span text:style-name="T24"> </text:span><text:span text:style-name="T25">(brings</text:span><text:span text:style-name="T24"> </text:span><text:span text:style-name="T25">up</text:span><text:span text:style-name="T24"> </text:span><text:span text:style-name="T25">a</text:span><text:span text:style-name="T24"> </text:span><text:span text:style-name="T25">file</text:span><text:span text:style-name="T24"> </text:span><text:span text:style-name="T25">selection</text:span><text:span text:style-name="T24"> </text:span><text:span text:style-name="T25">window</text:span><text:span text:style-name="T24"> </text:span><text:span text:style-name="T25">positioned</text:span><text:span text:style-name="T24"> </text:span><text:span text:style-name="T25">within</text:span><text:span text:style-name="T24"> </text:span><text:span text:style-name="T25">the</text:span><text:span text:style-name="T24"> </text:span><text:span text:style-name="T25">status</text:span><text:span text:style-name="T24"> </text:span><text:span text:style-name="T25">directory</text:span><text:span text:style-name="T24"> </text:span><text:span text:style-name="T25">-</text:span><text:span text:style-name="T24"> </text:span><text:span text:style-name="T25">select</text:span><text:span text:style-name="T24"> </text:span><text:span text:style-name="T25">a</text:span><text:span text:style-name="T24"> </text:span><text:span text:style-name="T25">file</text:span><text:span text:style-name="T24"> </text:span><text:span text:style-name="T25">from</text:span><text:span text:style-name="T24"> </text:span><text:span text:style-name="T25">which</text:span><text:span text:style-name="T24"> </text:span><text:span text:style-name="T25">the</text:span><text:span text:style-name="T24"> </text:span><text:span text:style-name="T25">sling</text:span><text:span text:style-name="T24"> </text:span><text:span text:style-name="T25">and</text:span><text:span text:style-name="T24"> </text:span><text:span text:style-name="T25">other</text:span><text:span text:style-name="T24"> </text:span><text:span text:style-name="T25">data</text:span><text:span text:style-name="T24"> </text:span><text:span text:style-name="T25">are</text:span><text:span text:style-name="T24"> </text:span><text:span text:style-name="T25">to</text:span><text:span text:style-name="T24"> </text:span><text:span text:style-name="T25">be</text:span><text:span text:style-name="T24"> </text:span><text:span text:style-name="T25">read</text:span><text:span text:style-name="T24"> </text:span><text:span text:style-name="T25">and</text:span><text:span text:style-name="T24"> </text:span><text:span text:style-name="T25">displayed)</text:span></text:p><text:p text:style-name="P42"><text:span text:style-name="T25"><text:tab/>3)</text:span><text:span text:style-name="T24"> </text:span><text:span text:style-name="T22">Save</text:span><text:span text:style-name="T23"> </text:span><text:span text:style-name="T22">-</text:span><text:span text:style-name="T23"> </text:span><text:span text:style-name="T22">submit</text:span><text:span text:style-name="T25">...</text:span><text:span text:style-name="T24"> </text:span><text:span text:style-name="T25">(writes</text:span><text:span text:style-name="T24"> </text:span><text:span text:style-name="T25">file</text:span><text:span text:style-name="T24"> </text:span><text:span text:style-name="T25">named</text:span><text:span text:style-name="T24"> </text:span><text:span text:style-name="T25">in</text:span><text:span text:style-name="T24"> </text:span><text:span text:style-name="T22">Run</text:span><text:span text:style-name="T23"> </text:span><text:span text:style-name="T22">ID</text:span><text:span text:style-name="T24"> </text:span><text:span text:style-name="T25">box</text:span><text:span text:style-name="T24"> </text:span><text:span text:style-name="T25">to</text:span><text:span text:style-name="T24"> </text:span><text:span text:style-name="T25">contain</text:span><text:span text:style-name="T24"> </text:span><text:span text:style-name="T25">text</text:span><text:span text:style-name="T24"> </text:span><text:span text:style-name="T25">from</text:span><text:span text:style-name="T24"> </text:span><text:span text:style-name="T22">User</text:span><text:span text:style-name="T25">,</text:span><text:span text:style-name="T24"> </text:span><text:span text:style-name="T22">Date</text:span><text:span text:style-name="T25">,</text:span><text:span text:style-name="T24"> </text:span><text:span text:style-name="T22">Comment</text:span><text:span text:style-name="T24"> </text:span><text:span text:style-name="T25">and</text:span><text:span text:style-name="T24"> </text:span><text:span text:style-name="T22">Sling</text:span><text:span text:style-name="T24"> </text:span><text:span text:style-name="T25">boxes</text:span><text:span text:style-name="T24"> </text:span><text:span text:style-name="T25">-</text:span><text:span text:style-name="T24"> </text:span><text:span text:style-name="T25">be</text:span><text:span text:style-name="T24"> </text:span><text:span text:style-name="T25">sure</text:span><text:span text:style-name="T24"> </text:span><text:span text:style-name="T25">to</text:span><text:span text:style-name="T24"> </text:span><text:span text:style-name="T25">fill</text:span><text:span text:style-name="T24"> </text:span><text:span text:style-name="T25">in</text:span><text:span text:style-name="T24"> </text:span><text:span text:style-name="T22">Run</text:span><text:span text:style-name="T23"> </text:span><text:span text:style-name="T22">Id</text:span><text:span text:style-name="T24"> </text:span><text:span text:style-name="T25">and</text:span><text:span text:style-name="T24"> </text:span><text:span text:style-name="T22">Comment</text:span><text:span text:style-name="T25">,</text:span><text:span text:style-name="T24"> </text:span><text:span text:style-name="T25">and</text:span><text:span text:style-name="T24"> </text:span><text:span text:style-name="T25">update</text:span><text:span text:style-name="T24"> </text:span><text:span text:style-name="T22">Sling</text:span><text:span text:style-name="T24"> </text:span><text:span text:style-name="T25">by</text:span><text:span text:style-name="T24"> </text:span><text:span text:style-name="T25">clicking</text:span><text:span text:style-name="T24"> </text:span><text:span text:style-name="T22">Done</text:span><text:span text:style-name="T24"> </text:span><text:span text:style-name="T25">button</text:span><text:span text:style-name="T24"> </text:span><text:span text:style-name="T25">prior</text:span><text:span text:style-name="T24"> </text:span><text:span text:style-name="T25">to</text:span><text:span text:style-name="T24"> </text:span><text:span text:style-name="T25">saving)</text:span></text:p><text:p text:style-name="P43"/><text:p text:style-name="Plain_20_Text"><text:span text:style-name="T22">Options</text:span><text:span text:style-name="T23"> </text:span><text:span text:style-name="T25">menu</text:span><text:span text:style-name="T24"> </text:span><text:span text:style-name="T25">(Directories):</text:span></text:p><text:p text:style-name="P42"><text:span text:style-name="T25"><text:tab/>If</text:span><text:span text:style-name="T24"> </text:span><text:span text:style-name="T25">you</text:span><text:span text:style-name="T24"> </text:span><text:span text:style-name="T25">have</text:span><text:span text:style-name="T24"> </text:span><text:span text:style-name="T25">opened</text:span><text:span text:style-name="T24"> </text:span><text:span text:style-name="T25">a</text:span><text:span text:style-name="T24"> </text:span><text:span text:style-name="T25">submit</text:span><text:span text:style-name="T24"> </text:span><text:span text:style-name="T25">file</text:span><text:span text:style-name="T24"> </text:span><text:span text:style-name="T25">that</text:span><text:span text:style-name="T24"> </text:span><text:span text:style-name="T25">was</text:span><text:span text:style-name="T24"> </text:span><text:span text:style-name="T25">created</text:span><text:span text:style-name="T24"> </text:span><text:span text:style-name="T25">for</text:span><text:span text:style-name="T24"> </text:span><text:span text:style-name="T25">a</text:span><text:span text:style-name="T24"> </text:span><text:span text:style-name="T25">different</text:span><text:span text:style-name="T24"> </text:span><text:span text:style-name="T25">installation</text:span><text:span text:style-name="T24"> </text:span><text:span text:style-name="T25">of</text:span><text:span text:style-name="T24"> </text:span><text:span text:style-name="T25">SynChem,</text:span><text:span text:style-name="T24"> </text:span><text:span text:style-name="T25">you</text:span><text:span text:style-name="T24"> </text:span><text:span text:style-name="T25">will</text:span><text:span text:style-name="T24"> </text:span><text:span text:style-name="T25">have</text:span><text:span text:style-name="T24"> </text:span><text:span text:style-name="T25">to</text:span><text:span text:style-name="T24"> </text:span><text:span text:style-name="T25">click</text:span><text:span text:style-name="T24"> </text:span><text:span text:style-name="T25">the</text:span><text:span text:style-name="T24"> </text:span><text:span text:style-name="T22">Reset</text:span><text:span text:style-name="T24"> </text:span><text:span text:style-name="T25">button</text:span><text:span text:style-name="T24"> </text:span><text:span text:style-name="T25">in</text:span><text:span text:style-name="T24"> </text:span><text:span text:style-name="T25">the</text:span><text:span text:style-name="T24"> </text:span><text:span text:style-name="T25">popup</text:span><text:span text:style-name="T24"> </text:span><text:span text:style-name="T25">window</text:span><text:span text:style-name="T24"> </text:span><text:span text:style-name="T25">to</text:span><text:span text:style-name="T24"> </text:span><text:span text:style-name="T25">make</text:span><text:span text:style-name="T24"> </text:span><text:span text:style-name="T25">its</text:span><text:span text:style-name="T24"> </text:span><text:span text:style-name="T25">directories</text:span><text:span text:style-name="T24"> </text:span><text:span text:style-name="T25">consistent</text:span><text:span text:style-name="T24"> </text:span><text:span text:style-name="T25">with</text:span><text:span text:style-name="T24"> </text:span><text:span text:style-name="T25">the</text:span><text:span text:style-name="T24"> </text:span><text:span text:style-name="T25">location</text:span><text:span text:style-name="T24"> </text:span><text:span text:style-name="T25">of</text:span><text:span text:style-name="T24"> </text:span><text:span text:style-name="T25">the</text:span><text:span text:style-name="T24"> </text:span><text:span text:style-name="T25">current</text:span><text:span text:style-name="T24"> </text:span><text:span text:style-name="T25">knowledge</text:span><text:span text:style-name="T24"> </text:span><text:span text:style-name="T25">base.</text:span></text:p><text:p text:style-name="P31"/><text:p text:style-name="Plain_20_Text"><text:span text:style-name="T22">Draw</text:span><text:span text:style-name="T24"> </text:span><text:span text:style-name="T25">button:</text:span><text:span text:style-name="T24"> </text:span><text:span text:style-name="T25">restores</text:span><text:span text:style-name="T24"> </text:span><text:span text:style-name="T25">the</text:span><text:span text:style-name="T24"> </text:span><text:span text:style-name="T25">last</text:span><text:span text:style-name="T24"> </text:span><text:span text:style-name="T25">molecule</text:span><text:span text:style-name="T24"> </text:span><text:span text:style-name="T25">drawing</text:span><text:span text:style-name="T24"> </text:span><text:span text:style-name="T25">submitted</text:span><text:span text:style-name="T24"> </text:span><text:span text:style-name="T25">during</text:span><text:span text:style-name="T24"> </text:span><text:span text:style-name="T25">this</text:span><text:span text:style-name="T24"> </text:span><text:span text:style-name="T25">session.</text:span></text:p><text:p text:style-name="P31"/><text:p text:style-name="P42"><text:span text:style-name="T22">draw_sling_templates</text:span><text:span text:style-name="T24"> </text:span><text:span text:style-name="T25">button:</text:span><text:span text:style-name="T24"> </text:span><text:span text:style-name="T25">brings</text:span><text:span text:style-name="T24"> </text:span><text:span text:style-name="T25">up</text:span><text:span text:style-name="T24"> </text:span><text:span text:style-name="T25">a</text:span><text:span text:style-name="T24"> </text:span><text:span text:style-name="T25">file</text:span><text:span text:style-name="T24"> </text:span><text:span text:style-name="T25">selection</text:span><text:span text:style-name="T24"> </text:span><text:span text:style-name="T25">window</text:span><text:span text:style-name="T24"> </text:span><text:span text:style-name="T25">positioned</text:span><text:span text:style-name="T24"> </text:span><text:span text:style-name="T25">within</text:span><text:span text:style-name="T24"> </text:span><text:span text:style-name="T25">the</text:span><text:span text:style-name="T24"> </text:span><text:span text:style-name="T25">draw_sling_template</text:span><text:span text:style-name="T24"> </text:span><text:span text:style-name="T25">directory</text:span><text:span text:style-name="T24"> </text:span><text:span text:style-name="T25">-</text:span><text:span text:style-name="T24"> </text:span><text:span text:style-name="T25">select</text:span><text:span text:style-name="T24"> </text:span><text:span text:style-name="T25">a</text:span><text:span text:style-name="T24"> </text:span><text:span text:style-name="T25">file</text:span><text:span text:style-name="T24"> </text:span><text:span text:style-name="T25">from</text:span><text:span text:style-name="T24"> </text:span><text:span text:style-name="T25">which</text:span><text:span text:style-name="T24"> </text:span><text:span text:style-name="T25">the</text:span><text:span text:style-name="T24"> </text:span><text:span text:style-name="T25">sling</text:span><text:span text:style-name="T24"> </text:span><text:span text:style-name="T25">and</text:span><text:span text:style-name="T24"> </text:span><text:span text:style-name="T25">other</text:span><text:span text:style-name="T24"> </text:span><text:span text:style-name="T25">data</text:span><text:span text:style-name="T24"> </text:span><text:span text:style-name="T25">are</text:span><text:span text:style-name="T24"> </text:span><text:span text:style-name="T25">to</text:span><text:span text:style-name="T24"> </text:span><text:span text:style-name="T25">be</text:span><text:span text:style-name="T24"> </text:span><text:span text:style-name="T25">read</text:span><text:span text:style-name="T24"> </text:span><text:span text:style-name="T25">and</text:span><text:span text:style-name="T24"> </text:span><text:span text:style-name="T25">displayed)</text:span></text:p><text:p text:style-name="P32"/><text:p text:style-name="P42"><text:span text:style-name="T22">Reset</text:span><text:span text:style-name="T24"> </text:span><text:span text:style-name="T25">button</text:span><text:span text:style-name="T24"> </text:span><text:span text:style-name="T25">(top):</text:span><text:span text:style-name="T24"> </text:span><text:span text:style-name="T25">clears</text:span><text:span text:style-name="T24"> </text:span><text:span text:style-name="T22">RunID</text:span><text:span text:style-name="T25">,</text:span><text:span text:style-name="T24"> </text:span><text:span text:style-name="T22">Comment</text:span><text:span text:style-name="T25">,</text:span><text:span text:style-name="T24"> </text:span><text:span text:style-name="T25">and</text:span><text:span text:style-name="T24"> </text:span><text:span text:style-name="T22">Sling</text:span><text:span text:style-name="T24"> </text:span><text:span text:style-name="T25">fields</text:span></text:p><text:p text:style-name="P31"/></draw:text-box></draw:frame></text:p>
      <text:p text:style-name="P44"><draw:frame draw:style-name="fr1" draw:name="Frame2" text:anchor-type="char" svg:x="-0.0098in" svg:y="-0.0098in" svg:width="6.211in" svg:height="9.1382in" draw:z-index="36"><draw:text-box><text:p text:style-name="Plain_20_Text"><text:span text:style-name="T26">DrawPad</text:span><text:span text:style-name="T27"> </text:span><text:span text:style-name="T26">(continued)</text:span></text:p><text:p text:style-name="P31"/><text:p text:style-name="P42"><text:span text:style-name="T22">Maximum</text:span><text:span text:style-name="T23"> </text:span><text:span text:style-name="T22">Cycles,</text:span><text:span text:style-name="T23"> </text:span><text:span text:style-name="T22">Maximum</text:span><text:span text:style-name="T23"> </text:span><text:span text:style-name="T22">Time</text:span><text:span text:style-name="T24"> </text:span><text:span text:style-name="T25">(minutes);</text:span><text:span text:style-name="T24"> </text:span><text:span text:style-name="T22">Reset</text:span><text:span text:style-name="T25">:</text:span><text:span text:style-name="T24"> </text:span><text:span text:style-name="T25">determines</text:span><text:span text:style-name="T24"> </text:span><text:span text:style-name="T25">criteria</text:span><text:span text:style-name="T24"> </text:span><text:span text:style-name="T25">for</text:span><text:span text:style-name="T24"> </text:span><text:span text:style-name="T25">automatic</text:span><text:span text:style-name="T24"> </text:span><text:span text:style-name="T25">termination</text:span><text:span text:style-name="T24"> </text:span><text:span text:style-name="T25">of</text:span><text:span text:style-name="T24"> </text:span><text:span text:style-name="T25">SynChem</text:span><text:span text:style-name="T24"> </text:span><text:span text:style-name="T25">run,</text:span><text:span text:style-name="T24"> </text:span><text:span text:style-name="T25">i.e.,</text:span><text:span text:style-name="T24"> </text:span><text:span text:style-name="T25">when</text:span><text:span text:style-name="T24"> </text:span><text:span text:style-name="T25">either</text:span><text:span text:style-name="T24"> </text:span><text:span text:style-name="T25">value</text:span><text:span text:style-name="T24"> </text:span><text:span text:style-name="T25">is</text:span><text:span text:style-name="T24"> </text:span><text:span text:style-name="T25">exceeded;</text:span><text:span text:style-name="T24"> </text:span><text:span text:style-name="T25">button</text:span><text:span text:style-name="T24"> </text:span><text:span text:style-name="T25">resets</text:span><text:span text:style-name="T24"> </text:span><text:span text:style-name="T25">Maximum</text:span><text:span text:style-name="T24"> </text:span><text:span text:style-name="T25">Cycles</text:span><text:span text:style-name="T24"> </text:span><text:span text:style-name="T25">to</text:span><text:span text:style-name="T24"> </text:span><text:span text:style-name="T25">1000,</text:span><text:span text:style-name="T24"> </text:span><text:span text:style-name="T25">Maximum</text:span><text:span text:style-name="T24"> </text:span><text:span text:style-name="T25">Time</text:span><text:span text:style-name="T24"> </text:span><text:span text:style-name="T25">to</text:span><text:span text:style-name="T24"> </text:span><text:span text:style-name="T25">120,</text:span><text:span text:style-name="T24"> </text:span><text:span text:style-name="T25">and</text:span><text:span text:style-name="T24"> </text:span><text:span text:style-name="T25">additional</text:span><text:span text:style-name="T24"> </text:span><text:span text:style-name="T25">fields</text:span><text:span text:style-name="T24"> </text:span><text:span text:style-name="T25">to</text:span><text:span text:style-name="T24"> </text:span><text:span text:style-name="T25">0</text:span></text:p><text:p text:style-name="P31"/><text:p text:style-name="Plain_20_Text"><text:span text:style-name="T22">Edit</text:span><text:span text:style-name="T23"> </text:span><text:span text:style-name="T22">Mode</text:span><text:span text:style-name="T24"> </text:span><text:span text:style-name="T25">buttons:</text:span></text:p><text:p text:style-name="P42"><text:span text:style-name="T25"><text:tab/>1)</text:span><text:span text:style-name="T24"> </text:span><text:span text:style-name="T22">draw</text:span><text:span text:style-name="T25">:</text:span><text:span text:style-name="T24"> </text:span><text:span text:style-name="T25">enables</text:span><text:span text:style-name="T24"> </text:span><text:span text:style-name="T25">"rubber-band"</text:span><text:span text:style-name="T24"> </text:span><text:span text:style-name="T25">connection</text:span><text:span text:style-name="T24"> </text:span><text:span text:style-name="T25">of</text:span><text:span text:style-name="T24"> </text:span><text:span text:style-name="T25">atoms</text:span><text:span text:style-name="T24"> </text:span><text:span text:style-name="T25">to</text:span><text:span text:style-name="T24"> </text:span><text:span text:style-name="T25">one</text:span><text:span text:style-name="T24"> </text:span><text:span text:style-name="T25">another</text:span></text:p><text:p text:style-name="P42"><text:span text:style-name="T25"><text:tab/>2)</text:span><text:span text:style-name="T24"> </text:span><text:span text:style-name="T22">select</text:span><text:span text:style-name="T25">:</text:span><text:span text:style-name="T24"> </text:span><text:span text:style-name="T25">enables</text:span><text:span text:style-name="T24"> </text:span><text:span text:style-name="T25">freehand</text:span><text:span text:style-name="T24"> </text:span><text:span text:style-name="T25">drawing</text:span><text:span text:style-name="T24"> </text:span><text:span text:style-name="T25">of</text:span><text:span text:style-name="T24"> </text:span><text:span text:style-name="T25">an</text:span><text:span text:style-name="T24"> </text:span><text:span text:style-name="T25">enclosed</text:span><text:span text:style-name="T24"> </text:span><text:span text:style-name="T25">area</text:span><text:span text:style-name="T24"> </text:span><text:span text:style-name="T25">around</text:span><text:span text:style-name="T24"> </text:span><text:span text:style-name="T25">part</text:span><text:span text:style-name="T24"> </text:span><text:span text:style-name="T25">of</text:span><text:span text:style-name="T24"> </text:span><text:span text:style-name="T25">a</text:span><text:span text:style-name="T24"> </text:span><text:span text:style-name="T25">drawn</text:span><text:span text:style-name="T24"> </text:span><text:span text:style-name="T25">molecule,</text:span><text:span text:style-name="T24"> </text:span><text:span text:style-name="T25">usually</text:span><text:span text:style-name="T24"> </text:span><text:span text:style-name="T25">for</text:span><text:span text:style-name="T24"> </text:span><text:span text:style-name="T25">wholesale</text:span><text:span text:style-name="T24"> </text:span><text:span text:style-name="T25">deletion</text:span></text:p><text:p text:style-name="P42"><text:span text:style-name="T25"><text:tab/>3)</text:span><text:span text:style-name="T24"> </text:span><text:span text:style-name="T22">delete</text:span><text:span text:style-name="T25">:</text:span><text:span text:style-name="T24"> </text:span><text:span text:style-name="T25">changes</text:span><text:span text:style-name="T24"> </text:span><text:span text:style-name="T25">drawing</text:span><text:span text:style-name="T24"> </text:span><text:span text:style-name="T25">cursor</text:span><text:span text:style-name="T24"> </text:span><text:span text:style-name="T25">to</text:span><text:span text:style-name="T24"> </text:span><text:span text:style-name="T25">"skull-and-crossbones,"</text:span><text:span text:style-name="T24"> </text:span><text:span text:style-name="T25">which</text:span><text:span text:style-name="T24"> </text:span><text:span text:style-name="T25">when</text:span><text:span text:style-name="T24"> </text:span><text:span text:style-name="T25">placed</text:span><text:span text:style-name="T24"> </text:span><text:span text:style-name="T25">over</text:span><text:span text:style-name="T24"> </text:span><text:span text:style-name="T25">an</text:span><text:span text:style-name="T24"> </text:span><text:span text:style-name="T25">atom</text:span><text:span text:style-name="T24"> </text:span><text:span text:style-name="T25">or</text:span><text:span text:style-name="T24"> </text:span><text:span text:style-name="T25">a</text:span><text:span text:style-name="T24"> </text:span><text:span text:style-name="T25">bond</text:span><text:span text:style-name="T24"> </text:span><text:span text:style-name="T25">highlights</text:span><text:span text:style-name="T24"> </text:span><text:span text:style-name="T25">it</text:span><text:span text:style-name="T24"> </text:span><text:span text:style-name="T25">for</text:span><text:span text:style-name="T24"> </text:span><text:span text:style-name="T25">deletion</text:span><text:span text:style-name="T24"> </text:span><text:span text:style-name="T25">when</text:span><text:span text:style-name="T24"> </text:span><text:span text:style-name="T25">the</text:span><text:span text:style-name="T24"> </text:span><text:span text:style-name="T25">left</text:span><text:span text:style-name="T24"> </text:span><text:span text:style-name="T25">mouse</text:span><text:span text:style-name="T24"> </text:span><text:span text:style-name="T25">button</text:span><text:span text:style-name="T24"> </text:span><text:span text:style-name="T25">is</text:span><text:span text:style-name="T24"> </text:span><text:span text:style-name="T25">clicked</text:span></text:p><text:p text:style-name="P31"/><text:p text:style-name="Plain_20_Text"><text:span text:style-name="T22">Edit</text:span><text:span text:style-name="T23"> </text:span><text:span text:style-name="T22">Options</text:span><text:span text:style-name="T24"> </text:span><text:span text:style-name="T25">buttons:</text:span></text:p><text:p text:style-name="P42"><text:span text:style-name="T25"><text:tab/>1)</text:span><text:span text:style-name="T24"> </text:span><text:span text:style-name="T22">select</text:span><text:span text:style-name="T23"> </text:span><text:span text:style-name="T22">all</text:span><text:span text:style-name="T25">:</text:span><text:span text:style-name="T24"> </text:span><text:span text:style-name="T25">draws</text:span><text:span text:style-name="T24"> </text:span><text:span text:style-name="T25">an</text:span><text:span text:style-name="T24"> </text:span><text:span text:style-name="T25">enclosure</text:span><text:span text:style-name="T24"> </text:span><text:span text:style-name="T25">around</text:span><text:span text:style-name="T24"> </text:span><text:span text:style-name="T25">the</text:span><text:span text:style-name="T24"> </text:span><text:span text:style-name="T25">entire</text:span><text:span text:style-name="T24"> </text:span><text:span text:style-name="T25">molecular</text:span><text:span text:style-name="T24"> </text:span><text:span text:style-name="T25">drawing</text:span></text:p><text:p text:style-name="P42"><text:span text:style-name="T25"><text:tab/>2)</text:span><text:span text:style-name="T24"> </text:span><text:span text:style-name="T22">delete</text:span><text:span text:style-name="T23"> </text:span><text:span text:style-name="T22">selected</text:span><text:span text:style-name="T25">:</text:span><text:span text:style-name="T24"> </text:span><text:span text:style-name="T25">deletes</text:span><text:span text:style-name="T24"> </text:span><text:span text:style-name="T25">all</text:span><text:span text:style-name="T24"> </text:span><text:span text:style-name="T25">atoms</text:span><text:span text:style-name="T24"> </text:span><text:span text:style-name="T25">and</text:span><text:span text:style-name="T24"> </text:span><text:span text:style-name="T25">bonds</text:span><text:span text:style-name="T24"> </text:span><text:span text:style-name="T25">enclose</text:span><text:span text:style-name="T24"> </text:span><text:span text:style-name="T25">by</text:span><text:span text:style-name="T24"> </text:span><text:span text:style-name="T25">the</text:span><text:span text:style-name="T24"> </text:span><text:span text:style-name="T25">selection</text:span><text:span text:style-name="T24"> </text:span><text:span text:style-name="T25">area</text:span></text:p><text:p text:style-name="P31"/><text:p text:style-name="P41"><text:span text:style-name="T22">Atoms</text:span><text:span text:style-name="T24"> </text:span><text:span text:style-name="T25">buttons</text:span><text:span text:style-name="T24"> </text:span><text:span text:style-name="T25">(change</text:span><text:span text:style-name="T24"> </text:span><text:span text:style-name="T25">current</text:span><text:span text:style-name="T24"> </text:span><text:span text:style-name="T25">atom</text:span><text:span text:style-name="T24"> </text:span><text:span text:style-name="T25">identity</text:span><text:span text:style-name="T24"> </text:span><text:span text:style-name="T25">-</text:span><text:span text:style-name="T24"> </text:span><text:span text:style-name="T25">selecting</text:span><text:span text:style-name="T24"> </text:span><text:span text:style-name="T25">"other"</text:span><text:span text:style-name="T24"> </text:span><text:span text:style-name="T25">brings</text:span><text:span text:style-name="T24"> </text:span><text:span text:style-name="T25">up</text:span><text:span text:style-name="T24"> </text:span><text:span text:style-name="T25">a</text:span><text:span text:style-name="T24"> </text:span><text:span text:style-name="T25">periodic</text:span><text:span text:style-name="T24"> </text:span><text:span text:style-name="T25">table)</text:span></text:p><text:p text:style-name="P31"/><text:p text:style-name="Plain_20_Text"><text:span text:style-name="T22">Bonds</text:span><text:span text:style-name="T24"> </text:span><text:span text:style-name="T25">buttons</text:span><text:span text:style-name="T24"> </text:span><text:span text:style-name="T25">(change</text:span><text:span text:style-name="T24"> </text:span><text:span text:style-name="T25">multiplicity</text:span><text:span text:style-name="T24"> </text:span><text:span text:style-name="T25">of</text:span><text:span text:style-name="T24"> </text:span><text:span text:style-name="T25">last-drawn</text:span><text:span text:style-name="T24"> </text:span><text:span text:style-name="T25">bond)</text:span></text:p><text:p text:style-name="P31"/><text:p text:style-name="Plain_20_Text"><text:span text:style-name="T22">Drawing</text:span><text:span text:style-name="T23"> </text:span><text:span text:style-name="T22">Area</text:span><text:span text:style-name="T25">:</text:span></text:p><text:p text:style-name="P42"><text:span text:style-name="T25"><text:tab/>1)</text:span><text:span text:style-name="T24"> </text:span><text:span text:style-name="T25">use</text:span><text:span text:style-name="T24"> </text:span><text:span text:style-name="T25">l</text:span><text:span text:style-name="T28">eft</text:span><text:span text:style-name="T24"> </text:span><text:span text:style-name="T25">mouse</text:span><text:span text:style-name="T24"> </text:span><text:span text:style-name="T25">button</text:span><text:span text:style-name="T24"> </text:span><text:span text:style-name="T25">to</text:span><text:span text:style-name="T24"> </text:span><text:span text:style-name="T25">lay</text:span><text:span text:style-name="T24"> </text:span><text:span text:style-name="T25">down</text:span><text:span text:style-name="T24"> </text:span><text:span text:style-name="T25">an</text:span><text:span text:style-name="T24"> </text:span><text:span text:style-name="T25">atom</text:span><text:span text:style-name="T24"> </text:span><text:span text:style-name="T25">(C</text:span><text:span text:style-name="T24"> </text:span><text:span text:style-name="T25">by</text:span><text:span text:style-name="T24"> </text:span><text:span text:style-name="T25">default)</text:span></text:p><text:p text:style-name="P42"><text:span text:style-name="T25"><text:tab/>2)</text:span><text:span text:style-name="T24"> </text:span><text:span text:style-name="T25">if</text:span><text:span text:style-name="T24"> </text:span><text:span text:style-name="T25">necessary,</text:span><text:span text:style-name="T24"> </text:span><text:span text:style-name="T25">change</text:span><text:span text:style-name="T24"> </text:span><text:span text:style-name="T25">the</text:span><text:span text:style-name="T24"> </text:span><text:span text:style-name="T25">atom</text:span><text:span text:style-name="T24"> </text:span><text:span text:style-name="T25">ID</text:span><text:span text:style-name="T24"> </text:span><text:span text:style-name="T25">from</text:span><text:span text:style-name="T24"> </text:span><text:span text:style-name="T25">the</text:span><text:span text:style-name="T24"> </text:span><text:span text:style-name="T25">appropriate</text:span><text:span text:style-name="T24"> </text:span><text:span text:style-name="T22">Atoms</text:span><text:span text:style-name="T24"> </text:span><text:span text:style-name="T25">button</text:span></text:p><text:p text:style-name="P42"><text:span text:style-name="T25"><text:tab/>3)</text:span><text:span text:style-name="T24"> </text:span><text:span text:style-name="T25">lay</text:span><text:span text:style-name="T24"> </text:span><text:span text:style-name="T25">down</text:span><text:span text:style-name="T24"> </text:span><text:span text:style-name="T25">a</text:span><text:span text:style-name="T24"> </text:span><text:span text:style-name="T25">bond</text:span><text:span text:style-name="T24"> </text:span><text:span text:style-name="T25">to</text:span><text:span text:style-name="T24"> </text:span><text:span text:style-name="T25">the</text:span><text:span text:style-name="T24"> </text:span><text:span text:style-name="T25">next</text:span><text:span text:style-name="T24"> </text:span><text:span text:style-name="T25">atom</text:span><text:span text:style-name="T24"> </text:span><text:span text:style-name="T25">by</text:span><text:span text:style-name="T24"> </text:span><text:span text:style-name="T25">moving</text:span><text:span text:style-name="T24"> </text:span><text:span text:style-name="T25">to</text:span><text:span text:style-name="T24"> </text:span><text:span text:style-name="T25">the</text:span><text:span text:style-name="T24"> </text:span><text:span text:style-name="T25">position</text:span><text:span text:style-name="T24"> </text:span><text:span text:style-name="T25">and</text:span><text:span text:style-name="T24"> </text:span><text:span text:style-name="T25">pressing</text:span><text:span text:style-name="T24"> </text:span><text:span text:style-name="T25">either</text:span><text:span text:style-name="T24"> </text:span><text:span text:style-name="T25">the</text:span><text:span text:style-name="T24"> </text:span><text:span text:style-name="T25">left</text:span><text:span text:style-name="T24"> </text:span><text:span text:style-name="T25">(single)</text:span><text:span text:style-name="T24"> </text:span><text:span text:style-name="T25">or</text:span><text:span text:style-name="T24"> </text:span><text:span text:style-name="T25">middle</text:span><text:span text:style-name="T24"> </text:span><text:span text:style-name="T25">(double)</text:span><text:span text:style-name="T24"> </text:span><text:span text:style-name="T25">button</text:span></text:p><text:p text:style-name="P42"><text:span text:style-name="T25"><text:tab/>4)</text:span><text:span text:style-name="T24"> </text:span><text:span text:style-name="T25">if</text:span><text:span text:style-name="T24"> </text:span><text:span text:style-name="T25">necessary,</text:span><text:span text:style-name="T24"> </text:span><text:span text:style-name="T25">change</text:span><text:span text:style-name="T24"> </text:span><text:span text:style-name="T25">the</text:span><text:span text:style-name="T24"> </text:span><text:span text:style-name="T25">bond</text:span><text:span text:style-name="T24"> </text:span><text:span text:style-name="T25">order</text:span><text:span text:style-name="T24"> </text:span><text:span text:style-name="T25">from</text:span><text:span text:style-name="T24"> </text:span><text:span text:style-name="T25">the</text:span><text:span text:style-name="T24"> </text:span><text:span text:style-name="T25">appropriate</text:span><text:span text:style-name="T24"> </text:span><text:span text:style-name="T22">Bonds</text:span><text:span text:style-name="T24"> </text:span><text:span text:style-name="T25">button</text:span></text:p><text:p text:style-name="P42"><text:span text:style-name="T25"><text:tab/>5)</text:span><text:span text:style-name="T24"> </text:span><text:span text:style-name="T25">to</text:span><text:span text:style-name="T24"> </text:span><text:span text:style-name="T25">move</text:span><text:span text:style-name="T24"> </text:span><text:span text:style-name="T25">without</text:span><text:span text:style-name="T24"> </text:span><text:span text:style-name="T25">adding</text:span><text:span text:style-name="T24"> </text:span><text:span text:style-name="T25">or</text:span><text:span text:style-name="T24"> </text:span><text:span text:style-name="T25">modifying</text:span><text:span text:style-name="T24"> </text:span><text:span text:style-name="T25">a</text:span><text:span text:style-name="T24"> </text:span><text:span text:style-name="T25">bond,</text:span><text:span text:style-name="T24"> </text:span><text:span text:style-name="T25">press</text:span><text:span text:style-name="T24"> </text:span><text:span text:style-name="T25">the</text:span><text:span text:style-name="T24"> </text:span><text:span text:style-name="T28">right</text:span><text:span text:style-name="T24"> </text:span><text:span text:style-name="T25">mouse</text:span><text:span text:style-name="T24"> </text:span><text:span text:style-name="T25">button</text:span></text:p><text:p text:style-name="P32"/><text:p text:style-name="Plain_20_Text"><text:span text:style-name="T22">done</text:span><text:span text:style-name="T24"> </text:span><text:span text:style-name="T25">button</text:span><text:span text:style-name="T24"> </text:span><text:span text:style-name="T25">(updates</text:span><text:span text:style-name="T24"> </text:span><text:span text:style-name="T25">Sling</text:span><text:span text:style-name="T24"> </text:span><text:span text:style-name="T25">box</text:span><text:span text:style-name="T24"> </text:span><text:span text:style-name="T25">from</text:span><text:span text:style-name="T24"> </text:span><text:span text:style-name="T25">contents</text:span><text:span text:style-name="T24"> </text:span><text:span text:style-name="T25">of</text:span><text:span text:style-name="T24"> </text:span><text:span text:style-name="T25">drawing</text:span><text:span text:style-name="T24"> </text:span><text:span text:style-name="T25">area)</text:span></text:p><text:p text:style-name="P31"/><text:p text:style-name="P42"><text:span text:style-name="T22">redraw</text:span><text:span text:style-name="T24"> </text:span><text:span text:style-name="T25">button</text:span><text:span text:style-name="T24"> </text:span><text:span text:style-name="T25">(cleans</text:span><text:span text:style-name="T24"> </text:span><text:span text:style-name="T25">up</text:span><text:span text:style-name="T24"> </text:span><text:span text:style-name="T25">drawing</text:span><text:span text:style-name="T24"> </text:span><text:span text:style-name="T25">by</text:span><text:span text:style-name="T24"> </text:span><text:span text:style-name="T25">showing</text:span><text:span text:style-name="T24"> </text:span><text:span text:style-name="T25">a</text:span><text:span text:style-name="T24"> </text:span><text:span text:style-name="T25">-</text:span><text:span text:style-name="T24"> </text:span><text:span text:style-name="T25">usually</text:span><text:span text:style-name="T24"> </text:span><text:span text:style-name="T25">-</text:span><text:span text:style-name="T24"> </text:span><text:span text:style-name="T25">more</text:span><text:span text:style-name="T24"> </text:span><text:span text:style-name="T25">pleasing</text:span><text:span text:style-name="T24"> </text:span><text:span text:style-name="T25">template-generated</text:span><text:span text:style-name="T24"> </text:span><text:span text:style-name="T25">rendition)</text:span></text:p><text:p text:style-name="P31"/><text:p text:style-name="Plain_20_Text"><text:span text:style-name="T22">clear</text:span><text:span text:style-name="T24"> </text:span><text:span text:style-name="T25">button</text:span><text:span text:style-name="T24"> </text:span><text:span text:style-name="T25">(erase</text:span><text:span text:style-name="T24"> </text:span><text:span text:style-name="T25">drawing</text:span><text:span text:style-name="T24"> </text:span><text:span text:style-name="T25">area)</text:span></text:p><text:p text:style-name="P31"/><text:p text:style-name="Plain_20_Text"><text:span text:style-name="T22">submit</text:span><text:span text:style-name="T24"> </text:span><text:span text:style-name="T25">button</text:span><text:span text:style-name="T24"> </text:span><text:span text:style-name="T25">(accepts</text:span><text:span text:style-name="T24"> </text:span><text:span text:style-name="T25">molecule</text:span><text:span text:style-name="T24"> </text:span><text:span text:style-name="T25">as</text:span><text:span text:style-name="T24"> </text:span><text:span text:style-name="T25">defined</text:span><text:span text:style-name="T24"> </text:span><text:span text:style-name="T25">by</text:span><text:span text:style-name="T24"> </text:span><text:span text:style-name="T25">drawing</text:span><text:span text:style-name="T24"> </text:span><text:span text:style-name="T25">for</text:span><text:span text:style-name="T24"> </text:span><text:span text:style-name="T25">validation</text:span><text:span text:style-name="T24"> </text:span><text:span text:style-name="T25">process)</text:span></text:p><text:p text:style-name="P31"/><text:p text:style-name="Plain_20_Text"><text:span text:style-name="T22">cancel</text:span><text:span text:style-name="T24"> </text:span><text:span text:style-name="T25">button</text:span><text:span text:style-name="T24"> </text:span><text:span text:style-name="T25">(bypass</text:span><text:span text:style-name="T24"> </text:span><text:span text:style-name="T25">validation</text:span><text:span text:style-name="T24"> </text:span><text:span text:style-name="T25">process)</text:span></text:p><text:p text:style-name="P31"/><text:p text:style-name="P42"><text:span text:style-name="T22">reset</text:span><text:span text:style-name="T24"> </text:span><text:span text:style-name="T25">button</text:span><text:span text:style-name="T24"> </text:span><text:span text:style-name="T25">same</text:span><text:span text:style-name="T24"> </text:span><text:span text:style-name="T25">as</text:span><text:span text:style-name="T24"> </text:span><text:span text:style-name="T22">Reset</text:span><text:span text:style-name="T24"> </text:span><text:span text:style-name="T25">button,</text:span><text:span text:style-name="T24"> </text:span><text:span text:style-name="T25">but</text:span><text:span text:style-name="T24"> </text:span><text:span text:style-name="T25">also</text:span><text:span text:style-name="T24"> </text:span><text:span text:style-name="T25">clears</text:span><text:span text:style-name="T24"> </text:span><text:span text:style-name="T25">drawing</text:span><text:span text:style-name="T24"> </text:span><text:span text:style-name="T25">window</text:span><text:span text:style-name="T24"> </text:span><text:span text:style-name="T25">and</text:span><text:span text:style-name="T24"> </text:span><text:span text:style-name="T25">restores</text:span><text:span text:style-name="T24"> </text:span><text:span text:style-name="T25">other</text:span><text:span text:style-name="T24"> </text:span><text:span text:style-name="T25">fields</text:span><text:span text:style-name="T24"> </text:span><text:span text:style-name="T25">to</text:span><text:span text:style-name="T24"> </text:span><text:span text:style-name="T25">their</text:span><text:span text:style-name="T24"> </text:span><text:span text:style-name="T25">defaults</text:span></text:p></draw:text-box></draw:frame></text:p>
      <text:p text:style-name="P39"><text:soft-page-break/><text:span text:style-name="T25"><text:tab/>Hence,</text:span><text:span text:style-name="T24"> </text:span><text:span text:style-name="T25">a</text:span><text:span text:style-name="T24"> </text:span><text:span text:style-name="T25">molecule</text:span><text:span text:style-name="T24"> </text:span><text:span text:style-name="T25">is</text:span><text:span text:style-name="T24"> </text:span><text:span text:style-name="T25">normally</text:span><text:span text:style-name="T24"> </text:span><text:span text:style-name="T25">drawn</text:span><text:span text:style-name="T24"> </text:span><text:span text:style-name="T25">by</text:span><text:span text:style-name="T24"> </text:span><text:span text:style-name="T25">dragging</text:span><text:span text:style-name="T24"> </text:span><text:span text:style-name="T25">the</text:span><text:span text:style-name="T24"> </text:span><text:span text:style-name="T25">mouse</text:span><text:span text:style-name="T24"> </text:span><text:span text:style-name="T25">(with</text:span><text:span text:style-name="T24"> </text:span><text:span text:style-name="T25">the</text:span><text:span text:style-name="T24"> </text:span><text:span text:style-name="T25">left</text:span><text:span text:style-name="T24"> </text:span><text:span text:style-name="T25">button</text:span><text:span text:style-name="T24"> </text:span><text:span text:style-name="T25">pressed)</text:span><text:span text:style-name="T24"> </text:span><text:span text:style-name="T25">to</text:span><text:span text:style-name="T24"> </text:span><text:span text:style-name="T25">draw</text:span><text:span text:style-name="T24"> </text:span><text:span text:style-name="T25">a</text:span><text:span text:style-name="T24"> </text:span><text:span text:style-name="T25">chain</text:span><text:span text:style-name="T24"> </text:span><text:span text:style-name="T25">of</text:span><text:span text:style-name="T24"> </text:span><text:span text:style-name="T25">carbon</text:span><text:span text:style-name="T24"> </text:span><text:span text:style-name="T25">atoms.</text:span><text:span text:style-name="T24"> </text:span><text:span text:style-name="T25">By</text:span><text:span text:style-name="T24"> </text:span><text:span text:style-name="T25">selecting</text:span><text:span text:style-name="T24"> </text:span><text:span text:style-name="T25">the</text:span><text:span text:style-name="T24"> </text:span><text:span text:style-name="T22">Atoms</text:span><text:span text:style-name="T24"> </text:span><text:span text:style-name="T25">button,</text:span><text:span text:style-name="T24"> </text:span><text:span text:style-name="T25">the</text:span><text:span text:style-name="T24"> </text:span><text:span text:style-name="T25">type</text:span><text:span text:style-name="T24"> </text:span><text:span text:style-name="T25">of</text:span><text:span text:style-name="T24"> </text:span><text:span text:style-name="T25">atom</text:span><text:span text:style-name="T24"> </text:span><text:span text:style-name="T25">at</text:span><text:span text:style-name="T24"> </text:span><text:span text:style-name="T25">any</text:span><text:span text:style-name="T24"> </text:span><text:span text:style-name="T25">position</text:span><text:span text:style-name="T24"> </text:span><text:span text:style-name="T25">can</text:span><text:span text:style-name="T24"> </text:span><text:span text:style-name="T25">be</text:span><text:span text:style-name="T24"> </text:span><text:span text:style-name="T25">changed.</text:span><text:span text:style-name="T24"> </text:span><text:span text:style-name="T25">When</text:span><text:span text:style-name="T24"> </text:span><text:span text:style-name="T25">done</text:span><text:span text:style-name="T24"> </text:span><text:span text:style-name="T25">with</text:span><text:span text:style-name="T24"> </text:span><text:span text:style-name="T25">a</text:span><text:span text:style-name="T24"> </text:span><text:span text:style-name="T25">portion</text:span><text:span text:style-name="T24"> </text:span><text:span text:style-name="T25">of</text:span><text:span text:style-name="T24"> </text:span><text:span text:style-name="T25">the</text:span><text:span text:style-name="T24"> </text:span><text:span text:style-name="T25">molecule,</text:span><text:span text:style-name="T24"> </text:span><text:span text:style-name="T25">the</text:span><text:span text:style-name="T24"> </text:span><text:span text:style-name="T25">right</text:span><text:span text:style-name="T24"> </text:span><text:span text:style-name="T25">mouse</text:span><text:span text:style-name="T24"> </text:span><text:span text:style-name="T25">button</text:span><text:span text:style-name="T24"> </text:span><text:span text:style-name="T25">is</text:span><text:span text:style-name="T24"> </text:span><text:span text:style-name="T25">pressed</text:span><text:span text:style-name="T24"> </text:span><text:span text:style-name="T25">to</text:span><text:span text:style-name="T24"> </text:span><text:span text:style-name="T25">stop</text:span><text:span text:style-name="T24"> </text:span><text:span text:style-name="T25">drawing</text:span><text:span text:style-name="T24"> </text:span><text:span text:style-name="T25">bonds.</text:span><text:span text:style-name="T24"> </text:span><text:span text:style-name="T25">The</text:span><text:span text:style-name="T24"> </text:span><text:span text:style-name="T25">mouse</text:span><text:span text:style-name="T24"> </text:span><text:span text:style-name="T25">can</text:span><text:span text:style-name="T24"> </text:span><text:span text:style-name="T25">be</text:span><text:span text:style-name="T24"> </text:span><text:span text:style-name="T25">moved</text:span><text:span text:style-name="T24"> </text:span><text:span text:style-name="T25">to</text:span><text:span text:style-name="T24"> </text:span><text:span text:style-name="T25">another</text:span><text:span text:style-name="T24"> </text:span><text:span text:style-name="T25">position</text:span><text:span text:style-name="T24"> </text:span><text:span text:style-name="T25">on</text:span><text:span text:style-name="T24"> </text:span><text:span text:style-name="T25">the</text:span><text:span text:style-name="T24"> </text:span><text:span text:style-name="T25">molecule</text:span><text:span text:style-name="T24"> </text:span><text:span text:style-name="T25">and</text:span><text:span text:style-name="T24"> </text:span><text:span text:style-name="T25">the</text:span><text:span text:style-name="T24"> </text:span><text:span text:style-name="T25">drawing</text:span><text:span text:style-name="T24"> </text:span><text:span text:style-name="T25">can</text:span><text:span text:style-name="T24"> </text:span><text:span text:style-name="T25">be</text:span><text:span text:style-name="T24"> </text:span><text:span text:style-name="T25">continued.</text:span><text:span text:style-name="T24"> </text:span><text:span text:style-name="T25">The</text:span><text:span text:style-name="T24"> </text:span><text:span text:style-name="T25">type</text:span><text:span text:style-name="T24"> </text:span><text:span text:style-name="T25">of</text:span><text:span text:style-name="T24"> </text:span><text:span text:style-name="T25">bond</text:span><text:span text:style-name="T24"> </text:span><text:span text:style-name="T25">can</text:span><text:span text:style-name="T24"> </text:span><text:span text:style-name="T25">also</text:span><text:span text:style-name="T24"> </text:span><text:span text:style-name="T25">be</text:span><text:span text:style-name="T24"> </text:span><text:span text:style-name="T25">changed</text:span><text:span text:style-name="T24"> </text:span><text:span text:style-name="T25">by</text:span><text:span text:style-name="T24"> </text:span><text:span text:style-name="T25">selecting</text:span><text:span text:style-name="T24"> </text:span><text:span text:style-name="T25">the</text:span><text:span text:style-name="T24"> </text:span><text:span text:style-name="T25">correct</text:span><text:span text:style-name="T24"> </text:span><text:span text:style-name="T22">Bonds</text:span><text:span text:style-name="T23"> </text:span><text:span text:style-name="T25">button.</text:span><text:span text:style-name="T24"> </text:span><text:span text:style-name="T25">When</text:span><text:span text:style-name="T24"> </text:span><text:span text:style-name="T25">the</text:span><text:span text:style-name="T24"> </text:span><text:span text:style-name="T25">molecule</text:span><text:span text:style-name="T24"> </text:span><text:span text:style-name="T25">drawing</text:span><text:span text:style-name="T24"> </text:span><text:span text:style-name="T25">is</text:span><text:span text:style-name="T24"> </text:span><text:span text:style-name="T25">finished,</text:span><text:span text:style-name="T24"> </text:span><text:span text:style-name="T25">the</text:span><text:span text:style-name="T24"> </text:span><text:span text:style-name="T22">redraw</text:span><text:span text:style-name="T24"> </text:span><text:span text:style-name="T25">button</text:span><text:span text:style-name="T24"> </text:span><text:span text:style-name="T25">is</text:span><text:span text:style-name="T24"> </text:span><text:span text:style-name="T25">normally</text:span><text:span text:style-name="T24"> </text:span><text:span text:style-name="T25">recommended</text:span><text:span text:style-name="T24"> </text:span><text:span text:style-name="T25">to</text:span><text:span text:style-name="T24"> </text:span><text:span text:style-name="T25">get</text:span><text:span text:style-name="T24"> </text:span><text:span text:style-name="T25">a</text:span><text:span text:style-name="T24"> </text:span><text:span text:style-name="T25">clearer</text:span><text:span text:style-name="T24"> </text:span><text:span text:style-name="T25">picture</text:span><text:span text:style-name="T24"> </text:span><text:span text:style-name="T25">of</text:span><text:span text:style-name="T24"> </text:span><text:span text:style-name="T25">the</text:span><text:span text:style-name="T24"> </text:span><text:span text:style-name="T25">molecule.</text:span><text:span text:style-name="T24"> </text:span><text:span text:style-name="T25">The</text:span><text:span text:style-name="T24"> </text:span><text:span text:style-name="T22">run-id</text:span><text:span text:style-name="T23"> </text:span><text:span text:style-name="T25">is</text:span><text:span text:style-name="T24"> </text:span><text:span text:style-name="T25">the</text:span><text:span text:style-name="T24"> </text:span><text:span text:style-name="T25">name</text:span><text:span text:style-name="T24"> </text:span><text:span text:style-name="T25">of</text:span><text:span text:style-name="T24"> </text:span><text:span text:style-name="T25">the</text:span><text:span text:style-name="T24"> </text:span><text:span text:style-name="T25">file</text:span><text:span text:style-name="T24"> </text:span><text:span text:style-name="T25">the</text:span><text:span text:style-name="T24"> </text:span><text:span text:style-name="T25">status</text:span><text:span text:style-name="T24"> </text:span><text:span text:style-name="T25">information</text:span><text:span text:style-name="T24"> </text:span><text:span text:style-name="T25">will</text:span><text:span text:style-name="T24"> </text:span><text:span text:style-name="T25">be</text:span><text:span text:style-name="T24"> </text:span><text:span text:style-name="T25">saved</text:span><text:span text:style-name="T24"> </text:span><text:span text:style-name="T25">in.</text:span><text:span text:style-name="T24"> </text:span><text:span text:style-name="T25">Finally,</text:span><text:span text:style-name="T24"> </text:span><text:span text:style-name="T25">the</text:span><text:span text:style-name="T24"> </text:span><text:span text:style-name="T22">done</text:span><text:span text:style-name="T24"> </text:span><text:span text:style-name="T25">button</text:span><text:span text:style-name="T24"> </text:span><text:span text:style-name="T25">is</text:span><text:span text:style-name="T24"> </text:span><text:span text:style-name="T25">pressed</text:span><text:span text:style-name="T24"> </text:span><text:span text:style-name="T25">to</text:span><text:span text:style-name="T24"> </text:span><text:span text:style-name="T25">get</text:span><text:span text:style-name="T24"> </text:span><text:span text:style-name="T25">the</text:span><text:span text:style-name="T24"> </text:span><text:span text:style-name="T25">sling</text:span><text:span text:style-name="T24"> </text:span><text:span text:style-name="T25">of</text:span><text:span text:style-name="T24"> </text:span><text:span text:style-name="T25">the</text:span><text:span text:style-name="T24"> </text:span><text:span text:style-name="T25">molecule.</text:span></text:p>
      <text:p text:style-name="P32"/>
      <text:p text:style-name="P39"><text:span text:style-name="T25"><text:tab/>If</text:span><text:span text:style-name="T24"> </text:span><text:span text:style-name="T25">a</text:span><text:span text:style-name="T24"> </text:span><text:span text:style-name="T25">molecule</text:span><text:span text:style-name="T24"> </text:span><text:span text:style-name="T25">that</text:span><text:span text:style-name="T24"> </text:span><text:span text:style-name="T25">has</text:span><text:span text:style-name="T24"> </text:span><text:span text:style-name="T25">been</text:span><text:span text:style-name="T24"> </text:span><text:span text:style-name="T25">drawn</text:span><text:span text:style-name="T24"> </text:span><text:span text:style-name="T25">already</text:span><text:span text:style-name="T24"> </text:span><text:span text:style-name="T25">must</text:span><text:span text:style-name="T24"> </text:span><text:span text:style-name="T25">be</text:span><text:span text:style-name="T24"> </text:span><text:span text:style-name="T25">submitted,</text:span><text:span text:style-name="T24"> </text:span><text:span text:style-name="T25">the</text:span><text:span text:style-name="T24"> </text:span><text:span text:style-name="T22">Open</text:span><text:span text:style-name="T23"> –</text:span><text:span text:style-name="T22">status</text:span><text:span text:style-name="T24"> </text:span><text:span text:style-name="T25">button</text:span><text:span text:style-name="T24"> </text:span><text:span text:style-name="T25">is</text:span><text:span text:style-name="T24"> </text:span><text:span text:style-name="T25">used</text:span><text:span text:style-name="T24"> </text:span><text:span text:style-name="T25">to</text:span><text:span text:style-name="T24"> </text:span><text:span text:style-name="T25">select</text:span><text:span text:style-name="T24"> </text:span><text:span text:style-name="T25">the</text:span><text:span text:style-name="T24"> </text:span><text:span text:style-name="T25">appropriate</text:span><text:span text:style-name="T24"> </text:span><text:span text:style-name="T25">file</text:span><text:span text:style-name="T24"> </text:span><text:span text:style-name="T25">which</text:span><text:span text:style-name="T24"> </text:span><text:span text:style-name="T25">contains</text:span><text:span text:style-name="T24"> </text:span><text:span text:style-name="T25">the</text:span><text:span text:style-name="T24"> </text:span><text:span text:style-name="T25">saved</text:span><text:span text:style-name="T24"> </text:span><text:span text:style-name="T25">molecule.</text:span><text:span text:style-name="T24"> </text:span><text:span text:style-name="T25">It</text:span><text:span text:style-name="T24"> </text:span><text:span text:style-name="T25">is</text:span><text:span text:style-name="T24"> </text:span><text:span text:style-name="T25">recommended</text:span><text:span text:style-name="T24"> </text:span><text:span text:style-name="T25">that</text:span><text:span text:style-name="T24"> </text:span><text:span text:style-name="T25">the</text:span><text:span text:style-name="T24"> </text:span><text:span text:style-name="T22">Options</text:span><text:span text:style-name="T23"> – </text:span><text:span text:style-name="T22">Directories</text:span><text:span text:style-name="T24"> </text:span><text:span text:style-name="T25">buttons</text:span><text:span text:style-name="T24"> </text:span><text:span text:style-name="T25">be</text:span><text:span text:style-name="T24"> </text:span><text:span text:style-name="T25">used</text:span><text:span text:style-name="T24"> </text:span><text:span text:style-name="T25">to</text:span><text:span text:style-name="T24"> </text:span><text:span text:style-name="T22">reset</text:span><text:span text:style-name="T24"> </text:span><text:span text:style-name="T25">the</text:span><text:span text:style-name="T24"> </text:span><text:span text:style-name="T25">directories</text:span><text:span text:style-name="T24"> </text:span><text:span text:style-name="T25">to</text:span><text:span text:style-name="T24"> </text:span><text:span text:style-name="T25">be</text:span><text:span text:style-name="T24"> </text:span><text:span text:style-name="T25">used</text:span><text:span text:style-name="T24"> </text:span><text:span text:style-name="T25">for</text:span><text:span text:style-name="T24"> </text:span><text:span text:style-name="T25">the</text:span><text:span text:style-name="T24"> </text:span><text:span text:style-name="T25">synthesis</text:span><text:span text:style-name="T24"> </text:span><text:span text:style-name="T25">run.</text:span><text:span text:style-name="T24"> </text:span><text:span text:style-name="T25">Also,</text:span><text:span text:style-name="T24"> </text:span><text:span text:style-name="T25">use</text:span><text:span text:style-name="T24"> </text:span><text:span text:style-name="T25">the</text:span><text:span text:style-name="T24"> </text:span><text:span text:style-name="T22">Options-</text:span><text:span text:style-name="T23"> </text:span><text:span text:style-name="T22">Files</text:span><text:span text:style-name="T24"> </text:span><text:span text:style-name="T25">buttons</text:span><text:span text:style-name="T24"> </text:span><text:span text:style-name="T25">to</text:span><text:span text:style-name="T24"> </text:span><text:span text:style-name="T22">Save</text:span><text:span text:style-name="T24"> </text:span><text:span text:style-name="T25">the</text:span><text:span text:style-name="T24"> </text:span><text:span text:style-name="T22">Status</text:span><text:span text:style-name="T24"> </text:span><text:span text:style-name="T25">and</text:span><text:span text:style-name="T24"> </text:span><text:span text:style-name="T22">Trace</text:span><text:span text:style-name="T24"> </text:span><text:span text:style-name="T25">files.</text:span><text:span text:style-name="T24"> </text:span><text:span text:style-name="T25">Normally,</text:span><text:span text:style-name="T24"> </text:span><text:span text:style-name="T25">the</text:span><text:span text:style-name="T24"> </text:span><text:span text:style-name="T22">Trace</text:span><text:span text:style-name="T23"> </text:span><text:span text:style-name="T22">Level</text:span><text:span text:style-name="T24"> </text:span><text:span text:style-name="T25">is</text:span><text:span text:style-name="T24"> </text:span><text:span text:style-name="T25">left</text:span><text:span text:style-name="T24"> </text:span><text:span text:style-name="T25">at</text:span><text:span text:style-name="T24"> </text:span><text:span text:style-name="T25">1</text:span><text:span text:style-name="T24"> </text:span><text:span text:style-name="T25">to</text:span><text:span text:style-name="T24"> </text:span><text:span text:style-name="T25">produce</text:span><text:span text:style-name="T24"> </text:span><text:span text:style-name="T25">a</text:span><text:span text:style-name="T24"> </text:span><text:span text:style-name="T25">nominal</text:span><text:span text:style-name="T24"> </text:span><text:span text:style-name="T25">amount</text:span><text:span text:style-name="T24"> </text:span><text:span text:style-name="T25">of</text:span><text:span text:style-name="T24"> </text:span><text:span text:style-name="T25">trace</text:span><text:span text:style-name="T24"> </text:span><text:span text:style-name="T25">information.</text:span><text:span text:style-name="T24"> </text:span><text:span text:style-name="T25">To</text:span><text:span text:style-name="T24"> </text:span><text:span text:style-name="T25">debug</text:span><text:span text:style-name="T24"> </text:span><text:span text:style-name="T25">SynChem</text:span><text:span text:style-name="T24"> </text:span><text:span text:style-name="T25">errors,</text:span><text:span text:style-name="T24"> </text:span><text:span text:style-name="T25">a</text:span><text:span text:style-name="T24"> </text:span><text:span text:style-name="T25">higher</text:span><text:span text:style-name="T24"> </text:span><text:span text:style-name="T25">trace</text:span><text:span text:style-name="T24"> </text:span><text:span text:style-name="T25">level</text:span><text:span text:style-name="T24"> </text:span><text:span text:style-name="T25">is</text:span><text:span text:style-name="T24"> </text:span><text:span text:style-name="T25">used</text:span><text:span text:style-name="T24"> </text:span><text:span text:style-name="T25">occasionally.</text:span></text:p>
      <text:p text:style-name="P32"/>
      <text:p text:style-name="P39"><text:span text:style-name="T25"><text:tab/>Under</text:span><text:span text:style-name="T24"> </text:span><text:span text:style-name="T22">Exit</text:span><text:span text:style-name="T23"> </text:span><text:span text:style-name="T22">Conditions</text:span><text:span text:style-name="T25">,</text:span><text:span text:style-name="T24"> </text:span><text:span text:style-name="T25">enter</text:span><text:span text:style-name="T24"> </text:span><text:span text:style-name="T25">the</text:span><text:span text:style-name="T24"> </text:span><text:span text:style-name="T22">Maximum</text:span><text:span text:style-name="T23"> </text:span><text:span text:style-name="T22">Cycles</text:span><text:span text:style-name="T24"> </text:span><text:span text:style-name="T25">and</text:span><text:span text:style-name="T24"> </text:span><text:span text:style-name="T22">Maximum</text:span><text:span text:style-name="T23"> </text:span><text:span text:style-name="T22">Time</text:span><text:span text:style-name="T23"> </text:span><text:span text:style-name="T25">(CPU</text:span><text:span text:style-name="T24"> </text:span><text:span text:style-name="T25">time</text:span><text:span text:style-name="T24"> </text:span><text:span text:style-name="T25">in</text:span><text:span text:style-name="T24"> </text:span><text:span text:style-name="T25">minutes)</text:span><text:span text:style-name="T24"> </text:span><text:span text:style-name="T25">SynChem</text:span><text:span text:style-name="T24"> </text:span><text:span text:style-name="T25">must</text:span><text:span text:style-name="T24"> </text:span><text:span text:style-name="T25">use</text:span><text:span text:style-name="T24"> </text:span><text:span text:style-name="T25">to</text:span><text:span text:style-name="T24"> </text:span><text:span text:style-name="T25">do</text:span><text:span text:style-name="T24"> </text:span><text:span text:style-name="T25">the</text:span><text:span text:style-name="T24"> </text:span><text:span text:style-name="T25">search.</text:span><text:span text:style-name="T24"> </text:span><text:span text:style-name="T25">Each</text:span><text:span text:style-name="T24"> </text:span><text:span text:style-name="T25">cycle</text:span><text:span text:style-name="T24"> </text:span><text:span text:style-name="T25">is</text:span><text:span text:style-name="T24"> </text:span><text:span text:style-name="T25">defined</text:span><text:span text:style-name="T24"> </text:span><text:span text:style-name="T25">as</text:span><text:span text:style-name="T24"> </text:span><text:span text:style-name="T25">the</text:span><text:span text:style-name="T24"> </text:span><text:span text:style-name="T25">application</text:span><text:span text:style-name="T24"> </text:span><text:span text:style-name="T25">of</text:span><text:span text:style-name="T24"> </text:span><text:span text:style-name="T25">all</text:span><text:span text:style-name="T24"> </text:span><text:span text:style-name="T25">reactions</text:span><text:span text:style-name="T24"> </text:span><text:span text:style-name="T25">to</text:span><text:span text:style-name="T24"> </text:span><text:span text:style-name="T25">a</text:span><text:span text:style-name="T24"> </text:span><text:span text:style-name="T25">molecule</text:span><text:span text:style-name="T24"> </text:span><text:span text:style-name="T25">to</text:span><text:span text:style-name="T24"> </text:span><text:span text:style-name="T25">generate</text:span><text:span text:style-name="T24"> </text:span><text:span text:style-name="T25">its</text:span><text:span text:style-name="T24"> </text:span><text:span text:style-name="T25">precursors.</text:span><text:span text:style-name="T24"> </text:span><text:span text:style-name="T25">The</text:span><text:span text:style-name="T24"> </text:span><text:span text:style-name="T22">File</text:span><text:span text:style-name="T23"> – </text:span><text:span text:style-name="T22">Save</text:span><text:span text:style-name="T23"> </text:span><text:span text:style-name="T25">buttons</text:span><text:span text:style-name="T24"> </text:span><text:span text:style-name="T25">are</text:span><text:span text:style-name="T24"> </text:span><text:span text:style-name="T25">used</text:span><text:span text:style-name="T24"> </text:span><text:span text:style-name="T25">to</text:span><text:span text:style-name="T24"> </text:span><text:span text:style-name="T25">save</text:span><text:span text:style-name="T24"> </text:span><text:span text:style-name="T25">the</text:span><text:span text:style-name="T24"> </text:span><text:span text:style-name="T25">information</text:span><text:span text:style-name="T24"> </text:span><text:span text:style-name="T25">on</text:span><text:span text:style-name="T24"> </text:span><text:span text:style-name="T25">the</text:span><text:span text:style-name="T24"> </text:span><text:span text:style-name="T25">screen</text:span><text:span text:style-name="T24"> </text:span><text:span text:style-name="T25">in</text:span><text:span text:style-name="T24"> </text:span><text:span text:style-name="T25">the</text:span><text:span text:style-name="T24"> </text:span><text:span text:style-name="T25">submission</text:span><text:span text:style-name="T24"> </text:span><text:span text:style-name="T25">file.</text:span></text:p>
      <text:h text:style-name="P25" text:outline-level="1"><text:bookmark-start text:name="__RefHeading__11_815863734"/><text:bookmark-end text:name="__RefHeading__11_815863734"/>6.<text:span text:style-name="T31"> </text:span>SynView:<text:span text:style-name="T31"> </text:span>the<text:span text:style-name="T31"> </text:span>main<text:span text:style-name="T31"> </text:span>program</text:h>
      <text:p text:style-name="P31"/>
      <text:p text:style-name="P39"><text:span text:style-name="T25"><text:tab/>The</text:span><text:span text:style-name="T24"> </text:span><text:span text:style-name="T25">main</text:span><text:span text:style-name="T24"> </text:span><text:span text:style-name="T25">program</text:span><text:span text:style-name="T24"> </text:span><text:span text:style-name="T25">that</text:span><text:span text:style-name="T24"> </text:span><text:span text:style-name="T25">ties</text:span><text:span text:style-name="T24"> </text:span><text:span text:style-name="T25">all</text:span><text:span text:style-name="T24"> </text:span><text:span text:style-name="T25">pieces</text:span><text:span text:style-name="T24"> </text:span><text:span text:style-name="T25">of</text:span><text:span text:style-name="T24"> </text:span><text:span text:style-name="T25">SynChem</text:span><text:span text:style-name="T24"> </text:span><text:span text:style-name="T25">together</text:span><text:span text:style-name="T24"> </text:span><text:span text:style-name="T25">is</text:span><text:span text:style-name="T24"> </text:span><text:span text:style-name="T25">called</text:span><text:span text:style-name="T24"> </text:span><text:span text:style-name="T25">SynView.</text:span><text:span text:style-name="T24"> </text:span><text:span text:style-name="T25">Using</text:span><text:span text:style-name="T24"> </text:span><text:span text:style-name="T25">SynView,</text:span><text:span text:style-name="T24"> </text:span><text:span text:style-name="T25">you</text:span><text:span text:style-name="T24"> </text:span><text:span text:style-name="T25">can</text:span><text:span text:style-name="T24"> </text:span><text:span text:style-name="T25">access</text:span><text:span text:style-name="T24"> </text:span><text:span text:style-name="T25">DrawPad</text:span><text:span text:style-name="T24"> </text:span><text:span text:style-name="T25">to</text:span><text:span text:style-name="T24"> </text:span><text:span text:style-name="T25">draw</text:span><text:span text:style-name="T24"> </text:span><text:span text:style-name="T25">and</text:span><text:span text:style-name="T24"> </text:span><text:span text:style-name="T25">submit</text:span><text:span text:style-name="T24"> </text:span><text:span text:style-name="T25">a</text:span><text:span text:style-name="T24"> </text:span><text:span text:style-name="T25">molecule</text:span><text:span text:style-name="T24"> </text:span><text:span text:style-name="T25">for</text:span><text:span text:style-name="T24"> </text:span><text:span text:style-name="T25">synthesis.</text:span><text:span text:style-name="T24"> </text:span><text:span text:style-name="T25">You</text:span><text:span text:style-name="T24"> </text:span><text:span text:style-name="T25">can</text:span><text:span text:style-name="T24"> </text:span><text:span text:style-name="T25">also</text:span><text:span text:style-name="T24"> </text:span><text:span text:style-name="T25">edit</text:span><text:span text:style-name="T24"> </text:span><text:span text:style-name="T25">the</text:span><text:span text:style-name="T24"> </text:span><text:span text:style-name="T25">library</text:span><text:span text:style-name="T24"> </text:span><text:span text:style-name="T25">of</text:span><text:span text:style-name="T24"> </text:span><text:span text:style-name="T25">available</text:span><text:span text:style-name="T24"> </text:span><text:span text:style-name="T25">molecules</text:span><text:span text:style-name="T24"> </text:span><text:span text:style-name="T25">and</text:span><text:span text:style-name="T24"> </text:span><text:span text:style-name="T25">the</text:span><text:span text:style-name="T24"> </text:span><text:span text:style-name="T25">reaction</text:span><text:span text:style-name="T24"> </text:span><text:span text:style-name="T25">library.</text:span><text:span text:style-name="T24"> </text:span><text:span text:style-name="T25">It</text:span><text:span text:style-name="T24"> </text:span><text:span text:style-name="T25">also</text:span><text:span text:style-name="T24"> </text:span><text:span text:style-name="T25">helps</text:span><text:span text:style-name="T24"> </text:span><text:span text:style-name="T25">you</text:span><text:span text:style-name="T24"> </text:span><text:span text:style-name="T25">look</text:span><text:span text:style-name="T24"> </text:span><text:span text:style-name="T25">at</text:span><text:span text:style-name="T24"> </text:span><text:span text:style-name="T25">the</text:span><text:span text:style-name="T24"> </text:span><text:span text:style-name="T25">Problem</text:span><text:span text:style-name="T24"> </text:span><text:span text:style-name="T25">Solving</text:span><text:span text:style-name="T24"> </text:span><text:span text:style-name="T25">Tree</text:span><text:span text:style-name="T24"> </text:span><text:span text:style-name="T25">(PST),</text:span><text:span text:style-name="T24"> </text:span><text:span text:style-name="T25">mark</text:span><text:span text:style-name="T24"> </text:span><text:span text:style-name="T25">paths</text:span><text:span text:style-name="T24"> </text:span><text:span text:style-name="T25">on</text:span><text:span text:style-name="T24"> </text:span><text:span text:style-name="T25">the</text:span><text:span text:style-name="T24"> </text:span><text:span text:style-name="T25">tree</text:span><text:span text:style-name="T24"> </text:span><text:span text:style-name="T25">and</text:span><text:span text:style-name="T24"> </text:span><text:span text:style-name="T25">print</text:span><text:span text:style-name="T24"> </text:span><text:span text:style-name="T25">out</text:span><text:span text:style-name="T24"> </text:span><text:span text:style-name="T25">the</text:span><text:span text:style-name="T24"> </text:span><text:span text:style-name="T25">marked</text:span><text:span text:style-name="T24"> </text:span><text:span text:style-name="T25">path</text:span><text:span text:style-name="T24"> </text:span><text:span text:style-name="T25">in</text:span><text:span text:style-name="T24"> </text:span><text:span text:style-name="T25">a</text:span><text:span text:style-name="T24"> </text:span><text:span text:style-name="T25">manner</text:span><text:span text:style-name="T24"> </text:span><text:span text:style-name="T25">suitable</text:span><text:span text:style-name="T24"> </text:span><text:span text:style-name="T25">for</text:span><text:span text:style-name="T24"> </text:span><text:span text:style-name="T25">submission</text:span><text:span text:style-name="T24"> </text:span><text:span text:style-name="T25">to</text:span><text:span text:style-name="T24"> </text:span><text:span text:style-name="T25">journals</text:span><text:span text:style-name="T24"> </text:span><text:span text:style-name="T25">and</text:span><text:span text:style-name="T24"> </text:span><text:span text:style-name="T25">conferences.</text:span><text:span text:style-name="T24"> </text:span><text:span text:style-name="T25">Figure</text:span><text:span text:style-name="T24"> </text:span><text:span text:style-name="T25">1</text:span><text:span text:style-name="T24"> </text:span><text:span text:style-name="T25">(in</text:span><text:span text:style-name="T24"> </text:span><text:span text:style-name="T25">an</text:span><text:span text:style-name="T24"> </text:span><text:span text:style-name="T25">earlier</text:span><text:span text:style-name="T24"> </text:span><text:span text:style-name="T25">section)</text:span><text:span text:style-name="T24"> </text:span><text:span text:style-name="T25">shows</text:span><text:span text:style-name="T24"> </text:span><text:span text:style-name="T25">a</text:span><text:span text:style-name="T24"> </text:span><text:span text:style-name="T25">screen</text:span><text:span text:style-name="T24"> </text:span><text:span text:style-name="T25">shot</text:span><text:span text:style-name="T24"> </text:span><text:span text:style-name="T25">of</text:span><text:span text:style-name="T24"> </text:span><text:span text:style-name="T25">SynView.</text:span><text:span text:style-name="T24"> </text:span><text:span text:style-name="T25">This</text:span><text:span text:style-name="T24"> </text:span><text:span text:style-name="T25">section</text:span><text:span text:style-name="T24"> </text:span><text:span text:style-name="T25">documents</text:span><text:span text:style-name="T24"> </text:span><text:span text:style-name="T25">SynView.</text:span></text:p>
      <text:p text:style-name="P40"/>
      <text:p text:style-name="P35"><draw:frame draw:style-name="fr1" draw:name="Frame3" text:anchor-type="char" svg:x="-0.0098in" svg:y="-0.0098in" svg:width="6.2299in" svg:height="6.8382in" draw:z-index="37"><draw:text-box><text:p text:style-name="P30">SynView</text:p><text:p text:style-name="P34"/><text:p text:style-name="P39"><text:span text:style-name="T22">File</text:span><text:span text:style-name="T24"> </text:span><text:span text:style-name="T25">menu:</text:span></text:p><text:p text:style-name="P42"><text:span text:style-name="T25"><text:tab/>1)</text:span><text:span text:style-name="T24"> </text:span><text:span text:style-name="T22">Open</text:span><text:span text:style-name="T23"> </text:span><text:span text:style-name="T24">…</text:span><text:span text:style-name="T25">(brings</text:span><text:span text:style-name="T24"> </text:span><text:span text:style-name="T25">up</text:span><text:span text:style-name="T24"> </text:span><text:span text:style-name="T25">a</text:span><text:span text:style-name="T24"> </text:span><text:span text:style-name="T25">file</text:span><text:span text:style-name="T24"> </text:span><text:span text:style-name="T25">selection</text:span><text:span text:style-name="T24"> </text:span><text:span text:style-name="T25">window</text:span><text:span text:style-name="T24"> </text:span><text:span text:style-name="T25">positioned</text:span><text:span text:style-name="T24"> </text:span><text:span text:style-name="T25">within</text:span><text:span text:style-name="T24"> </text:span><text:span text:style-name="T25">the</text:span><text:span text:style-name="T24"> </text:span><text:span text:style-name="T25">status</text:span><text:span text:style-name="T24"> </text:span><text:span text:style-name="T25">directory</text:span><text:span text:style-name="T24"> </text:span><text:span text:style-name="T25">-</text:span><text:span text:style-name="T24"> </text:span><text:span text:style-name="T25">select</text:span><text:span text:style-name="T24"> </text:span><text:span text:style-name="T25">a</text:span><text:span text:style-name="T24"> </text:span><text:span text:style-name="T25">file</text:span><text:span text:style-name="T24"> </text:span><text:span text:style-name="T25">from</text:span><text:span text:style-name="T24"> </text:span><text:span text:style-name="T25">which</text:span><text:span text:style-name="T24"> </text:span><text:span text:style-name="T25">the</text:span><text:span text:style-name="T24"> </text:span><text:span text:style-name="T25">synthesis</text:span><text:span text:style-name="T24"> </text:span><text:span text:style-name="T25">information</text:span><text:span text:style-name="T24"> </text:span><text:span text:style-name="T25">is</text:span><text:span text:style-name="T24"> </text:span><text:span text:style-name="T25">to</text:span><text:span text:style-name="T24"> </text:span><text:span text:style-name="T25">be</text:span><text:span text:style-name="T24"> </text:span><text:span text:style-name="T25">read</text:span><text:span text:style-name="T24"> </text:span><text:span text:style-name="T25">and</text:span><text:span text:style-name="T24"> </text:span><text:span text:style-name="T25">displayed)</text:span></text:p><text:p text:style-name="P42"><text:span text:style-name="T25"><text:tab/>2)</text:span><text:span text:style-name="T22">Save</text:span><text:span text:style-name="T24"> </text:span><text:span text:style-name="T25">(brings</text:span><text:span text:style-name="T24"> </text:span><text:span text:style-name="T25">up</text:span><text:span text:style-name="T24"> </text:span><text:span text:style-name="T25">a</text:span><text:span text:style-name="T24"> </text:span><text:span text:style-name="T25">file</text:span><text:span text:style-name="T24"> </text:span><text:span text:style-name="T25">selection</text:span><text:span text:style-name="T24"> </text:span><text:span text:style-name="T25">window</text:span><text:span text:style-name="T24"> </text:span><text:span text:style-name="T25">positioned</text:span><text:span text:style-name="T24"> </text:span><text:span text:style-name="T25">within</text:span><text:span text:style-name="T24"> </text:span><text:span text:style-name="T25">the</text:span><text:span text:style-name="T24"> </text:span><text:span text:style-name="T25">status</text:span><text:span text:style-name="T24"> </text:span><text:span text:style-name="T25">directory</text:span><text:span text:style-name="T24"> </text:span><text:span text:style-name="T25">-</text:span><text:span text:style-name="T24"> </text:span><text:span text:style-name="T25">select</text:span><text:span text:style-name="T24"> </text:span><text:span text:style-name="T25">a</text:span><text:span text:style-name="T24"> </text:span><text:span text:style-name="T25">file</text:span><text:span text:style-name="T24"> </text:span><text:span text:style-name="T25">to</text:span><text:span text:style-name="T24"> </text:span><text:span text:style-name="T25">which</text:span><text:span text:style-name="T24"> </text:span><text:span text:style-name="T25">synthesis</text:span><text:span text:style-name="T24"> </text:span><text:span text:style-name="T25">information</text:span><text:span text:style-name="T24"> </text:span><text:span text:style-name="T25">is</text:span><text:span text:style-name="T24"> </text:span><text:span text:style-name="T25">to</text:span><text:span text:style-name="T24"> </text:span><text:span text:style-name="T25">be</text:span><text:span text:style-name="T24"> </text:span><text:span text:style-name="T25">saved)</text:span></text:p><text:p text:style-name="P42"><text:span text:style-name="T25"><text:tab/>3)</text:span><text:span text:style-name="T24"> </text:span><text:span text:style-name="T22">Print</text:span><text:span text:style-name="T23"> </text:span><text:span text:style-name="T22">window</text:span><text:span text:style-name="T24"> </text:span><text:span text:style-name="T25">allows</text:span><text:span text:style-name="T24"> </text:span><text:span text:style-name="T25">one</text:span><text:span text:style-name="T24"> </text:span><text:span text:style-name="T25">to</text:span><text:span text:style-name="T24"> </text:span><text:span text:style-name="T25">print</text:span><text:span text:style-name="T24"> </text:span><text:span text:style-name="T25">the</text:span><text:span text:style-name="T24"> </text:span><text:span text:style-name="T25">selected</text:span><text:span text:style-name="T24"> </text:span><text:span text:style-name="T25">window</text:span><text:span text:style-name="T24"> </text:span><text:span text:style-name="T25">to</text:span><text:span text:style-name="T24"> </text:span><text:span text:style-name="T25">a</text:span><text:span text:style-name="T24"> </text:span><text:span text:style-name="T25">postscript</text:span><text:span text:style-name="T24"> </text:span><text:span text:style-name="T25">printer</text:span></text:p><text:p text:style-name="P42"><text:span text:style-name="T25"><text:tab/>4)</text:span><text:span text:style-name="T24"> </text:span><text:span text:style-name="T22">Print</text:span><text:span text:style-name="T23"> </text:span><text:span text:style-name="T22">reaction</text:span><text:span text:style-name="T24"> </text:span><text:span text:style-name="T25">allows</text:span><text:span text:style-name="T24"> </text:span><text:span text:style-name="T25">one</text:span><text:span text:style-name="T24"> </text:span><text:span text:style-name="T25">to</text:span><text:span text:style-name="T24"> </text:span><text:span text:style-name="T25">print</text:span><text:span text:style-name="T24"> </text:span><text:span text:style-name="T25">a</text:span><text:span text:style-name="T24"> </text:span><text:span text:style-name="T25">reaction</text:span><text:span text:style-name="T24"> </text:span><text:span text:style-name="T25">to</text:span><text:span text:style-name="T24"> </text:span><text:span text:style-name="T25">a</text:span><text:span text:style-name="T24"> </text:span><text:span text:style-name="T25">postscript</text:span><text:span text:style-name="T24"> </text:span><text:span text:style-name="T25">printer</text:span></text:p><text:p text:style-name="P42"><text:span text:style-name="T25"><text:tab/>5)</text:span><text:span text:style-name="T24"> </text:span><text:span text:style-name="T22">Delete</text:span><text:span text:style-name="T23"> </text:span><text:span text:style-name="T22">a</text:span><text:span text:style-name="T23"> </text:span><text:span text:style-name="T22">Run</text:span><text:span text:style-name="T24"> </text:span><text:span text:style-name="T25">allows</text:span><text:span text:style-name="T24"> </text:span><text:span text:style-name="T25">one</text:span><text:span text:style-name="T24"> </text:span><text:span text:style-name="T25">to</text:span><text:span text:style-name="T24"> </text:span><text:span text:style-name="T25">delete</text:span><text:span text:style-name="T24"> </text:span><text:span text:style-name="T25">a</text:span><text:span text:style-name="T24"> </text:span><text:span text:style-name="T25">status</text:span><text:span text:style-name="T24"> </text:span><text:span text:style-name="T25">file</text:span></text:p><text:p text:style-name="P43"/><text:p text:style-name="Plain_20_Text"><text:span text:style-name="T22">Options</text:span><text:span text:style-name="T23"> </text:span><text:span text:style-name="T25">menu</text:span><text:span text:style-name="T24"> </text:span><text:span text:style-name="T25">(Directories):</text:span></text:p><text:p text:style-name="P42"><text:span text:style-name="T25"><text:tab/>If</text:span><text:span text:style-name="T24"> </text:span><text:span text:style-name="T25">you</text:span><text:span text:style-name="T24"> </text:span><text:span text:style-name="T25">have</text:span><text:span text:style-name="T24"> </text:span><text:span text:style-name="T25">opened</text:span><text:span text:style-name="T24"> </text:span><text:span text:style-name="T25">a</text:span><text:span text:style-name="T24"> </text:span><text:span text:style-name="T25">submit</text:span><text:span text:style-name="T24"> </text:span><text:span text:style-name="T25">file</text:span><text:span text:style-name="T24"> </text:span><text:span text:style-name="T25">that</text:span><text:span text:style-name="T24"> </text:span><text:span text:style-name="T25">was</text:span><text:span text:style-name="T24"> </text:span><text:span text:style-name="T25">created</text:span><text:span text:style-name="T24"> </text:span><text:span text:style-name="T25">for</text:span><text:span text:style-name="T24"> </text:span><text:span text:style-name="T25">a</text:span><text:span text:style-name="T24"> </text:span><text:span text:style-name="T25">different</text:span><text:span text:style-name="T24"> </text:span><text:span text:style-name="T25">installation</text:span><text:span text:style-name="T24"> </text:span><text:span text:style-name="T25">of</text:span><text:span text:style-name="T24"> </text:span><text:span text:style-name="T25">SynChem,</text:span><text:span text:style-name="T24"> </text:span><text:span text:style-name="T25">you</text:span><text:span text:style-name="T24"> </text:span><text:span text:style-name="T25">will</text:span><text:span text:style-name="T24"> </text:span><text:span text:style-name="T25">have</text:span><text:span text:style-name="T24"> </text:span><text:span text:style-name="T25">to</text:span><text:span text:style-name="T24"> </text:span><text:span text:style-name="T25">click</text:span><text:span text:style-name="T24"> </text:span><text:span text:style-name="T25">the</text:span><text:span text:style-name="T24"> </text:span><text:span text:style-name="T22">Reset</text:span><text:span text:style-name="T24"> </text:span><text:span text:style-name="T25">button</text:span><text:span text:style-name="T24"> </text:span><text:span text:style-name="T25">in</text:span><text:span text:style-name="T24"> </text:span><text:span text:style-name="T25">the</text:span><text:span text:style-name="T24"> </text:span><text:span text:style-name="T25">popup</text:span><text:span text:style-name="T24"> </text:span><text:span text:style-name="T25">window</text:span><text:span text:style-name="T24"> </text:span><text:span text:style-name="T25">to</text:span><text:span text:style-name="T24"> </text:span><text:span text:style-name="T25">make</text:span><text:span text:style-name="T24"> </text:span><text:span text:style-name="T25">its</text:span><text:span text:style-name="T24"> </text:span><text:span text:style-name="T25">directories</text:span><text:span text:style-name="T24"> </text:span><text:span text:style-name="T25">consistent</text:span><text:span text:style-name="T24"> </text:span><text:span text:style-name="T25">with</text:span><text:span text:style-name="T24"> </text:span><text:span text:style-name="T25">the</text:span><text:span text:style-name="T24"> </text:span><text:span text:style-name="T25">location</text:span><text:span text:style-name="T24"> </text:span><text:span text:style-name="T25">of</text:span><text:span text:style-name="T24"> </text:span><text:span text:style-name="T25">the</text:span><text:span text:style-name="T24"> </text:span><text:span text:style-name="T25">current</text:span><text:span text:style-name="T24"> </text:span><text:span text:style-name="T25">knowledge</text:span><text:span text:style-name="T24"> </text:span><text:span text:style-name="T25">base.</text:span></text:p><text:p text:style-name="P31"/><text:p text:style-name="P39"><text:span text:style-name="T25">This</text:span><text:span text:style-name="T24"> </text:span><text:span text:style-name="T25">section</text:span><text:span text:style-name="T24"> </text:span><text:span text:style-name="T25">addresses</text:span><text:span text:style-name="T24"> </text:span><text:span text:style-name="T25">the</text:span><text:span text:style-name="T24"> </text:span><text:span text:style-name="T22">Path</text:span><text:span text:style-name="T24"> </text:span><text:span text:style-name="T25">menu</text:span><text:span text:style-name="T24"> </text:span><text:span text:style-name="T25">and</text:span><text:span text:style-name="T24"> </text:span><text:span text:style-name="T25">the</text:span><text:span text:style-name="T24"> </text:span><text:span text:style-name="T25">predictive</text:span><text:span text:style-name="T24"> </text:span><text:span text:style-name="T25">display</text:span><text:span text:style-name="T24"> </text:span><text:span text:style-name="T25">of</text:span><text:span text:style-name="T24"> </text:span><text:span text:style-name="T25">nodes</text:span><text:span text:style-name="T24"> </text:span><text:span text:style-name="T25">whose</text:span><text:span text:style-name="T24"> </text:span><text:span text:style-name="T25">only</text:span><text:span text:style-name="T24"> </text:span><text:span text:style-name="T25">solutions</text:span><text:span text:style-name="T24"> </text:span><text:span text:style-name="T25">derive</text:span><text:span text:style-name="T24"> </text:span><text:span text:style-name="T25">from</text:span><text:span text:style-name="T24"> </text:span><text:span text:style-name="T25">paths</text:span><text:span text:style-name="T24"> </text:span><text:span text:style-name="T25">which</text:span><text:span text:style-name="T24"> </text:span><text:span text:style-name="T25">are</text:span><text:span text:style-name="T24"> </text:span><text:span text:style-name="T25">circular.</text:span></text:p><text:p text:style-name="P31"/><text:p text:style-name="P33">Path:</text:p><text:p text:style-name="P39"><text:span text:style-name="T25">The</text:span><text:span text:style-name="T24"> </text:span><text:span text:style-name="T25">right</text:span><text:span text:style-name="T24"> </text:span><text:span text:style-name="T25">mouse</text:span><text:span text:style-name="T24"> </text:span><text:span text:style-name="T25">button</text:span><text:span text:style-name="T24"> </text:span><text:span text:style-name="T25">toggles</text:span><text:span text:style-name="T24"> </text:span><text:span text:style-name="T25">the</text:span><text:span text:style-name="T24"> </text:span><text:span text:style-name="T25">selected</text:span><text:span text:style-name="T24"> </text:span><text:span text:style-name="T25">node</text:span><text:span text:style-name="T24"> </text:span><text:span text:style-name="T25">between</text:span><text:span text:style-name="T24"> </text:span><text:span text:style-name="T25">marked</text:span><text:span text:style-name="T24"> </text:span><text:span text:style-name="T25">and</text:span><text:span text:style-name="T24"> </text:span><text:span text:style-name="T25">unmarked.</text:span><text:span text:style-name="T24"> </text:span><text:span text:style-name="T25">If</text:span><text:span text:style-name="T24"> </text:span><text:span text:style-name="T25">it</text:span><text:span text:style-name="T24"> </text:span><text:span text:style-name="T25">is</text:span><text:span text:style-name="T24"> </text:span><text:span text:style-name="T25">used</text:span><text:span text:style-name="T24"> </text:span><text:span text:style-name="T25">to</text:span><text:span text:style-name="T24"> </text:span><text:span text:style-name="T25">select</text:span><text:span text:style-name="T24"> </text:span><text:span text:style-name="T25">a</text:span><text:span text:style-name="T24"> </text:span><text:span text:style-name="T25">node</text:span><text:span text:style-name="T24"> </text:span><text:span text:style-name="T25">from</text:span><text:span text:style-name="T24"> </text:span><text:span text:style-name="T25">the</text:span><text:span text:style-name="T24"> </text:span><text:span text:style-name="T25">horizontal</text:span><text:span text:style-name="T24"> </text:span><text:span text:style-name="T25">list</text:span><text:span text:style-name="T24"> </text:span><text:span text:style-name="T25">of</text:span><text:span text:style-name="T24"> </text:span><text:span text:style-name="T25">ancestor</text:span><text:span text:style-name="T24"> </text:span><text:span text:style-name="T25">nodes,</text:span><text:span text:style-name="T24"> </text:span><text:span text:style-name="T25">the</text:span><text:span text:style-name="T24"> </text:span><text:span text:style-name="T25">PST</text:span><text:span text:style-name="T24"> </text:span><text:span text:style-name="T25">display</text:span><text:span text:style-name="T24"> </text:span><text:span text:style-name="T25">will</text:span><text:span text:style-name="T24"> </text:span><text:span text:style-name="T25">update</text:span><text:span text:style-name="T24"> </text:span><text:span text:style-name="T25">with</text:span><text:span text:style-name="T24"> </text:span><text:span text:style-name="T25">that</text:span><text:span text:style-name="T24"> </text:span><text:span text:style-name="T25">node</text:span><text:span text:style-name="T24"> </text:span><text:span text:style-name="T25">at</text:span><text:span text:style-name="T24"> </text:span><text:span text:style-name="T25">the</text:span><text:span text:style-name="T24"> </text:span><text:span text:style-name="T25">top</text:span><text:span text:style-name="T24"> </text:span><text:span text:style-name="T25">display</text:span><text:span text:style-name="T24"> </text:span><text:span text:style-name="T25">level</text:span><text:span text:style-name="T24"> </text:span><text:span text:style-name="T25">before</text:span><text:span text:style-name="T24"> </text:span><text:span text:style-name="T25">its</text:span><text:span text:style-name="T24"> </text:span><text:span text:style-name="T25">mark</text:span><text:span text:style-name="T24"> </text:span><text:span text:style-name="T25">state</text:span><text:span text:style-name="T24"> </text:span><text:span text:style-name="T25">is</text:span><text:span text:style-name="T24"> </text:span><text:span text:style-name="T25">toggled.</text:span></text:p><text:p text:style-name="P31"/><text:p text:style-name="P39"><text:span text:style-name="T25">The</text:span><text:span text:style-name="T24"> </text:span><text:span text:style-name="T25">middle</text:span><text:span text:style-name="T24"> </text:span><text:span text:style-name="T25">mouse</text:span><text:span text:style-name="T24"> </text:span><text:span text:style-name="T25">button</text:span><text:span text:style-name="T24"> </text:span><text:span text:style-name="T25">may</text:span><text:span text:style-name="T24"> </text:span><text:span text:style-name="T25">only</text:span><text:span text:style-name="T24"> </text:span><text:span text:style-name="T25">be</text:span><text:span text:style-name="T24"> </text:span><text:span text:style-name="T25">used</text:span><text:span text:style-name="T24"> </text:span><text:span text:style-name="T25">on</text:span><text:span text:style-name="T24"> </text:span><text:span text:style-name="T25">a</text:span><text:span text:style-name="T24"> </text:span><text:span text:style-name="T25">node</text:span><text:span text:style-name="T24"> </text:span><text:span text:style-name="T25">that</text:span><text:span text:style-name="T24"> </text:span><text:span text:style-name="T25">appears</text:span><text:span text:style-name="T24"> </text:span><text:span text:style-name="T25">in</text:span><text:span text:style-name="T24"> </text:span><text:span text:style-name="T25">the</text:span><text:span text:style-name="T24"> </text:span><text:span text:style-name="T25">displayed</text:span><text:span text:style-name="T24"> </text:span><text:span text:style-name="T25">portion</text:span><text:span text:style-name="T24"> </text:span><text:span text:style-name="T25">(top,</text:span><text:span text:style-name="T24"> </text:span><text:span text:style-name="T25">middle,</text:span><text:span text:style-name="T24"> </text:span><text:span text:style-name="T25">or</text:span><text:span text:style-name="T24"> </text:span><text:span text:style-name="T25">bottom)</text:span><text:span text:style-name="T24"> </text:span><text:span text:style-name="T25">of</text:span><text:span text:style-name="T24"> </text:span><text:span text:style-name="T25">the</text:span><text:span text:style-name="T24"> </text:span><text:span text:style-name="T25">PST.</text:span><text:span text:style-name="T24"> </text:span><text:span text:style-name="T25">If</text:span><text:span text:style-name="T24"> </text:span><text:span text:style-name="T25">the</text:span><text:span text:style-name="T24"> </text:span><text:span text:style-name="T25">node</text:span><text:span text:style-name="T24"> </text:span><text:span text:style-name="T25">is</text:span><text:span text:style-name="T24"> </text:span><text:span text:style-name="T25">currently</text:span><text:span text:style-name="T24"> </text:span><text:span text:style-name="T25">marked,</text:span><text:span text:style-name="T24"> </text:span><text:span text:style-name="T25">it</text:span><text:span text:style-name="T24"> </text:span><text:span text:style-name="T25">and</text:span><text:span text:style-name="T24"> </text:span><text:span text:style-name="T25">all</text:span><text:span text:style-name="T24"> </text:span><text:span text:style-name="T25">its</text:span><text:span text:style-name="T24"> </text:span><text:span text:style-name="T25">marked</text:span><text:span text:style-name="T24"> </text:span><text:span text:style-name="T25">descendant</text:span><text:span text:style-name="T24"> </text:span><text:span text:style-name="T25">paths</text:span><text:span text:style-name="T24"> </text:span><text:span text:style-name="T25">will</text:span><text:span text:style-name="T24"> </text:span><text:span text:style-name="T25">be</text:span><text:span text:style-name="T24"> </text:span><text:span text:style-name="T25">unmarked.</text:span><text:span text:style-name="T24"> </text:span><text:span text:style-name="T25">If</text:span><text:span text:style-name="T24"> </text:span><text:span text:style-name="T25">on</text:span><text:span text:style-name="T24"> </text:span><text:span text:style-name="T25">the</text:span><text:span text:style-name="T24"> </text:span><text:span text:style-name="T25">other</text:span><text:span text:style-name="T24"> </text:span><text:span text:style-name="T25">hand,</text:span><text:span text:style-name="T24"> </text:span><text:span text:style-name="T25">it</text:span><text:span text:style-name="T24"> </text:span><text:span text:style-name="T25">is</text:span><text:span text:style-name="T24"> </text:span><text:span text:style-name="T25">currently</text:span><text:span text:style-name="T24"> </text:span><text:span text:style-name="T25">unmarked,</text:span><text:span text:style-name="T24"> </text:span><text:span text:style-name="T25">it</text:span><text:span text:style-name="T24"> </text:span><text:span text:style-name="T25">and</text:span><text:span text:style-name="T24"> </text:span><text:span text:style-name="T25">all</text:span><text:span text:style-name="T24"> </text:span><text:span text:style-name="T25">its</text:span><text:span text:style-name="T24"> </text:span><text:span text:style-name="T25">unmarked</text:span><text:span text:style-name="T24"> </text:span><text:span text:style-name="T25">ancestors</text:span><text:span text:style-name="T24"> </text:span><text:span text:style-name="T25">will</text:span><text:span text:style-name="T24"> </text:span><text:span text:style-name="T25">be</text:span><text:span text:style-name="T24"> </text:span><text:span text:style-name="T25">marked.</text:span><text:span text:style-name="T24"> <text:s/></text:span><text:span text:style-name="T25">This</text:span><text:span text:style-name="T24"> </text:span><text:span text:style-name="T25">affords</text:span><text:span text:style-name="T24"> </text:span><text:span text:style-name="T25">a</text:span><text:span text:style-name="T24"> </text:span><text:span text:style-name="T25">convenient</text:span><text:span text:style-name="T24"> </text:span><text:span text:style-name="T25">means</text:span><text:span text:style-name="T24"> </text:span><text:span text:style-name="T25">of</text:span><text:span text:style-name="T24"> </text:span><text:span text:style-name="T25">propagation</text:span><text:span text:style-name="T24"> </text:span><text:span text:style-name="T25">to</text:span><text:span text:style-name="T24"> </text:span><text:span text:style-name="T25">mark</text:span><text:span text:style-name="T24"> </text:span><text:span text:style-name="T25">the</text:span><text:span text:style-name="T24"> </text:span><text:span text:style-name="T25">entire</text:span><text:span text:style-name="T24"> </text:span><text:span text:style-name="T25">subpath</text:span><text:span text:style-name="T24"> </text:span><text:span text:style-name="T25">context</text:span><text:span text:style-name="T24"> </text:span><text:span text:style-name="T25">of</text:span><text:span text:style-name="T24"> </text:span><text:span text:style-name="T25">a</text:span><text:span text:style-name="T24"> </text:span><text:span text:style-name="T25">node</text:span><text:span text:style-name="T24"> </text:span><text:span text:style-name="T25">or</text:span><text:span text:style-name="T24"> </text:span><text:span text:style-name="T25">clear</text:span><text:span text:style-name="T24"> </text:span><text:span text:style-name="T25">an</text:span><text:span text:style-name="T24"> </text:span><text:span text:style-name="T25">entire</text:span><text:span text:style-name="T24"> </text:span><text:span text:style-name="T25">descendant</text:span><text:span text:style-name="T24"> </text:span><text:span text:style-name="T25">subpath</text:span><text:span text:style-name="T24"> </text:span><text:span text:style-name="T25">with</text:span><text:span text:style-name="T24"> </text:span><text:span text:style-name="T25">minimal</text:span><text:span text:style-name="T24"> </text:span><text:span text:style-name="T25">effort.</text:span></text:p><text:p text:style-name="Standard"/></draw:text-box></draw:frame><text:soft-page-break/></text:p>
      <text:p text:style-name="P45"><draw:frame draw:style-name="fr1" draw:name="Frame4" text:anchor-type="char" svg:x="-0.0098in" svg:y="-0.1346in" svg:width="6.1437in" svg:height="8.6437in" draw:z-index="38"><draw:text-box><text:p text:style-name="P39"><text:span text:style-name="T26">SynView</text:span><text:span text:style-name="T27"> </text:span><text:span text:style-name="T26">(continued)</text:span></text:p><text:p text:style-name="P31"/><text:p text:style-name="Plain_20_Text"><text:span text:style-name="T22">Path-&gt;Read</text:span><text:span text:style-name="T25">*</text:span></text:p><text:p text:style-name="P39"><text:span text:style-name="T25">This</text:span><text:span text:style-name="T24"> </text:span><text:span text:style-name="T25">option</text:span><text:span text:style-name="T24"> </text:span><text:span text:style-name="T25">presents</text:span><text:span text:style-name="T24"> </text:span><text:span text:style-name="T25">a</text:span><text:span text:style-name="T24"> </text:span><text:span text:style-name="T25">menu</text:span><text:span text:style-name="T24"> </text:span><text:span text:style-name="T25">of</text:span><text:span text:style-name="T24"> </text:span><text:span text:style-name="T25">path</text:span><text:span text:style-name="T24"> </text:span><text:span text:style-name="T25">files,</text:span><text:span text:style-name="T24"> </text:span><text:span text:style-name="T25">from</text:span><text:span text:style-name="T24"> </text:span><text:span text:style-name="T25">which</text:span><text:span text:style-name="T24"> </text:span><text:span text:style-name="T25">the</text:span><text:span text:style-name="T24"> </text:span><text:span text:style-name="T25">path</text:span><text:span text:style-name="T24"> </text:span><text:span text:style-name="T25">of</text:span><text:span text:style-name="T24"> </text:span><text:span text:style-name="T25">interest</text:span><text:span text:style-name="T24"> </text:span><text:span text:style-name="T25">may</text:span><text:span text:style-name="T24"> </text:span><text:span text:style-name="T25">be</text:span><text:span text:style-name="T24"> </text:span><text:span text:style-name="T25">selected.</text:span><text:span text:style-name="T24"> <text:s/></text:span><text:span text:style-name="T25">(The</text:span><text:span text:style-name="T24"> </text:span><text:span text:style-name="T25">list</text:span><text:span text:style-name="T24"> </text:span><text:span text:style-name="T25">is</text:span><text:span text:style-name="T24"> </text:span><text:span text:style-name="T25">filtered</text:span><text:span text:style-name="T24"> </text:span><text:span text:style-name="T25">to</text:span><text:span text:style-name="T24"> </text:span><text:span text:style-name="T25">include</text:span><text:span text:style-name="T24"> </text:span><text:span text:style-name="T25">only</text:span><text:span text:style-name="T24"> </text:span><text:span text:style-name="T25">relevant</text:span><text:span text:style-name="T24"> </text:span><text:span text:style-name="T25">files,</text:span><text:span text:style-name="T24"> </text:span><text:span text:style-name="T25">i.e.,</text:span><text:span text:style-name="T24"> </text:span><text:span text:style-name="T25">those</text:span><text:span text:style-name="T24"> </text:span><text:span text:style-name="T25">which</text:span><text:span text:style-name="T24"> </text:span><text:span text:style-name="T25">match</text:span><text:span text:style-name="T24"> </text:span><text:span text:style-name="T25">the</text:span><text:span text:style-name="T24"> </text:span><text:span text:style-name="T25">appropriate</text:span><text:span text:style-name="T24"> </text:span><text:span text:style-name="T25">pattern,</text:span><text:span text:style-name="T24"> </text:span><text:span text:style-name="T25">"&lt;pfile_directory&gt;/&lt;run_id&gt;.*path".</text:span><text:span text:style-name="T24"> </text:span><text:span text:style-name="T25">This</text:span><text:span text:style-name="T24"> </text:span><text:span text:style-name="T25">pattern</text:span><text:span text:style-name="T24"> </text:span><text:span text:style-name="T25">will</text:span><text:span text:style-name="T24"> </text:span><text:span text:style-name="T25">match</text:span><text:span text:style-name="T24"> </text:span><text:span text:style-name="T25">both</text:span><text:span text:style-name="T24"> </text:span><text:span text:style-name="T25">"legacy"</text:span><text:span text:style-name="T24"> </text:span><text:span text:style-name="T25">files</text:span><text:span text:style-name="T24"> </text:span><text:span text:style-name="T25">having</text:span><text:span text:style-name="T24"> </text:span><text:span text:style-name="T25">no</text:span><text:span text:style-name="T24"> </text:span><text:span text:style-name="T25">qualifying</text:span><text:span text:style-name="T24"> </text:span><text:span text:style-name="T25">description</text:span><text:span text:style-name="T24"> </text:span><text:span text:style-name="T25">and</text:span><text:span text:style-name="T24"> </text:span><text:span text:style-name="T25">those</text:span><text:span text:style-name="T24"> </text:span><text:span text:style-name="T25">named</text:span><text:span text:style-name="T24"> </text:span><text:span text:style-name="T25">as</text:span><text:span text:style-name="T24"> </text:span><text:span text:style-name="T25">"&lt;run_id&gt;.&lt;desc&gt;.path".)</text:span></text:p><text:p text:style-name="P31"/><text:p text:style-name="Plain_20_Text"><text:span text:style-name="T25">The</text:span><text:span text:style-name="T24"> </text:span><text:span text:style-name="T25">selected</text:span><text:span text:style-name="T24"> </text:span><text:span text:style-name="T25">path</text:span><text:span text:style-name="T24"> </text:span><text:span text:style-name="T25">will</text:span><text:span text:style-name="T24"> </text:span><text:span text:style-name="T25">be</text:span><text:span text:style-name="T24"> </text:span><text:span text:style-name="T25">marked</text:span><text:span text:style-name="T24"> </text:span><text:span text:style-name="T25">in</text:span><text:span text:style-name="T24"> </text:span><text:span text:style-name="T25">the</text:span><text:span text:style-name="T24"> </text:span><text:span text:style-name="T25">PST</text:span><text:span text:style-name="T24"> </text:span><text:span text:style-name="T25">display.</text:span></text:p><text:p text:style-name="P31"/><text:p text:style-name="Plain_20_Text"><text:span text:style-name="T22">Path-&gt;Write</text:span><text:span text:style-name="T25">*</text:span></text:p><text:p text:style-name="P39"><text:span text:style-name="T25">This</text:span><text:span text:style-name="T24"> </text:span><text:span text:style-name="T25">option</text:span><text:span text:style-name="T24"> </text:span><text:span text:style-name="T25">presents</text:span><text:span text:style-name="T24"> </text:span><text:span text:style-name="T25">a</text:span><text:span text:style-name="T24"> </text:span><text:span text:style-name="T25">menu</text:span><text:span text:style-name="T24"> </text:span><text:span text:style-name="T25">of</text:span><text:span text:style-name="T24"> </text:span><text:span text:style-name="T25">existing</text:span><text:span text:style-name="T24"> </text:span><text:span text:style-name="T25">path</text:span><text:span text:style-name="T24"> </text:span><text:span text:style-name="T25">files,</text:span><text:span text:style-name="T24"> </text:span><text:span text:style-name="T25">from</text:span><text:span text:style-name="T24"> </text:span><text:span text:style-name="T25">which</text:span><text:span text:style-name="T24"> </text:span><text:span text:style-name="T25">a</text:span><text:span text:style-name="T24"> </text:span><text:span text:style-name="T25">given</text:span><text:span text:style-name="T24"> </text:span><text:span text:style-name="T25">path</text:span><text:span text:style-name="T24"> </text:span><text:span text:style-name="T25">(relevant</text:span><text:span text:style-name="T24"> </text:span><text:span text:style-name="T25">to</text:span><text:span text:style-name="T24"> </text:span><text:span text:style-name="T25">the</text:span><text:span text:style-name="T24"> </text:span><text:span text:style-name="T25">current</text:span><text:span text:style-name="T24"> </text:span><text:span text:style-name="T25">run),</text:span><text:span text:style-name="T24"> </text:span><text:span text:style-name="T25">if</text:span><text:span text:style-name="T24"> </text:span><text:span text:style-name="T25">any,</text:span><text:span text:style-name="T24"> </text:span><text:span text:style-name="T25">may</text:span><text:span text:style-name="T24"> </text:span><text:span text:style-name="T25">be</text:span><text:span text:style-name="T24"> </text:span><text:span text:style-name="T25">selected.</text:span><text:span text:style-name="T24"> </text:span><text:span text:style-name="T25">However,</text:span><text:span text:style-name="T24"> </text:span><text:span text:style-name="T25">unless</text:span><text:span text:style-name="T24"> </text:span><text:span text:style-name="T25">the</text:span><text:span text:style-name="T24"> </text:span><text:span text:style-name="T25">filename</text:span><text:span text:style-name="T24"> </text:span><text:span text:style-name="T25">is</text:span><text:span text:style-name="T24"> </text:span><text:span text:style-name="T25">modified</text:span><text:span text:style-name="T24"> </text:span><text:span text:style-name="T25">so</text:span><text:span text:style-name="T24"> </text:span><text:span text:style-name="T25">as</text:span><text:span text:style-name="T24"> </text:span><text:span text:style-name="T25">not</text:span><text:span text:style-name="T24"> </text:span><text:span text:style-name="T25">to</text:span><text:span text:style-name="T24"> </text:span><text:span text:style-name="T25">duplicate</text:span><text:span text:style-name="T24"> </text:span><text:span text:style-name="T25">that</text:span><text:span text:style-name="T24"> </text:span><text:span text:style-name="T25">of</text:span><text:span text:style-name="T24"> </text:span><text:span text:style-name="T25">an</text:span><text:span text:style-name="T24"> </text:span><text:span text:style-name="T25">existing</text:span><text:span text:style-name="T24"> </text:span><text:span text:style-name="T25">path</text:span><text:span text:style-name="T24"> </text:span><text:span text:style-name="T25">file,</text:span><text:span text:style-name="T24"> </text:span><text:span text:style-name="T25">writing</text:span><text:span text:style-name="T24"> </text:span><text:span text:style-name="T25">will</text:span><text:span text:style-name="T24"> </text:span><text:span text:style-name="T25">not</text:span><text:span text:style-name="T24"> </text:span><text:span text:style-name="T25">be</text:span><text:span text:style-name="T24"> </text:span><text:span text:style-name="T25">permitted</text:span><text:span text:style-name="T24"> </text:span><text:span text:style-name="T25">on</text:span><text:span text:style-name="T24"> </text:span><text:span text:style-name="T25">the</text:span><text:span text:style-name="T24"> </text:span><text:span text:style-name="T25">first</text:span><text:span text:style-name="T24"> </text:span><text:span text:style-name="T25">attempt.</text:span><text:span text:style-name="T24"> </text:span><text:span text:style-name="T25">For</text:span><text:span text:style-name="T24"> </text:span><text:span text:style-name="T25">the</text:span><text:span text:style-name="T24"> </text:span><text:span text:style-name="T25">sake</text:span><text:span text:style-name="T24"> </text:span><text:span text:style-name="T25">of</text:span><text:span text:style-name="T24"> </text:span><text:span text:style-name="T25">clutter</text:span><text:span text:style-name="T24"> </text:span><text:span text:style-name="T25">reduction,</text:span><text:span text:style-name="T24"> </text:span><text:span text:style-name="T25">unmarked</text:span><text:span text:style-name="T24"> </text:span><text:span text:style-name="T25">(empty)</text:span><text:span text:style-name="T24"> </text:span><text:span text:style-name="T25">paths</text:span><text:span text:style-name="T24"> </text:span><text:span text:style-name="T25">will</text:span><text:span text:style-name="T24"> </text:span><text:span text:style-name="T25">not</text:span><text:span text:style-name="T24"> </text:span><text:span text:style-name="T25">be</text:span><text:span text:style-name="T24"> </text:span><text:span text:style-name="T25">written.</text:span><text:span text:style-name="T24"> </text:span><text:span text:style-name="T25">(Naming</text:span><text:span text:style-name="T24"> </text:span><text:span text:style-name="T25">should</text:span><text:span text:style-name="T24"> </text:span><text:span text:style-name="T25">follow</text:span><text:span text:style-name="T24"> </text:span><text:span text:style-name="T25">the</text:span><text:span text:style-name="T24"> </text:span><text:span text:style-name="T25">convention</text:span><text:span text:style-name="T24"> </text:span><text:span text:style-name="T25">described</text:span><text:span text:style-name="T24"> </text:span><text:span text:style-name="T25">under</text:span><text:span text:style-name="T24"> </text:span><text:span text:style-name="T25">"Path-&gt;Read,"</text:span><text:span text:style-name="T24"> </text:span><text:span text:style-name="T25">i.e.,</text:span><text:span text:style-name="T24"> </text:span><text:span text:style-name="T25">matching</text:span><text:span text:style-name="T24"> </text:span><text:span text:style-name="T25">the</text:span><text:span text:style-name="T24"> </text:span><text:span text:style-name="T25">pattern</text:span><text:span text:style-name="T24"> </text:span><text:span text:style-name="T25">"&lt;run_id&gt;.&lt;desc&gt;.path".)</text:span></text:p><text:p text:style-name="P31"/><text:p text:style-name="Plain_20_Text"><text:span text:style-name="T25">The</text:span><text:span text:style-name="T24"> </text:span><text:span text:style-name="T25">path</text:span><text:span text:style-name="T24"> </text:span><text:span text:style-name="T25">file</text:span><text:span text:style-name="T24"> </text:span><text:span text:style-name="T25">to</text:span><text:span text:style-name="T24"> </text:span><text:span text:style-name="T25">be</text:span><text:span text:style-name="T24"> </text:span><text:span text:style-name="T25">written</text:span><text:span text:style-name="T24"> </text:span><text:span text:style-name="T25">will</text:span><text:span text:style-name="T24"> </text:span><text:span text:style-name="T25">reflect</text:span><text:span text:style-name="T24"> </text:span><text:span text:style-name="T25">the</text:span><text:span text:style-name="T24"> </text:span><text:span text:style-name="T25">current</text:span><text:span text:style-name="T24"> </text:span><text:span text:style-name="T25">node</text:span><text:span text:style-name="T24"> </text:span><text:span text:style-name="T25">markings.</text:span><text:span text:style-name="T24"> </text:span><text:span text:style-name="T25">Unless</text:span><text:span text:style-name="T24"> </text:span><text:span text:style-name="T25">the</text:span><text:span text:style-name="T24"> </text:span><text:span text:style-name="T25">path</text:span><text:span text:style-name="T24"> </text:span><text:span text:style-name="T25">to</text:span><text:span text:style-name="T24"> </text:span><text:span text:style-name="T25">be</text:span><text:span text:style-name="T24"> </text:span><text:span text:style-name="T25">saved</text:span><text:span text:style-name="T24"> </text:span><text:span text:style-name="T25">includes</text:span><text:span text:style-name="T24"> </text:span><text:span text:style-name="T25">the</text:span><text:span text:style-name="T24"> </text:span><text:span text:style-name="T25">target</text:span><text:span text:style-name="T24"> </text:span><text:span text:style-name="T25">compound,</text:span><text:span text:style-name="T24"> </text:span><text:span text:style-name="T25">the</text:span><text:span text:style-name="T24"> </text:span><text:span text:style-name="T25">file</text:span><text:span text:style-name="T24"> </text:span><text:span text:style-name="T25">will</text:span><text:span text:style-name="T24"> </text:span><text:span text:style-name="T25">not</text:span><text:span text:style-name="T24"> </text:span><text:span text:style-name="T25">be</text:span><text:span text:style-name="T24"> </text:span><text:span text:style-name="T25">written</text:span><text:span text:style-name="T24"> </text:span><text:span text:style-name="T25">in</text:span><text:span text:style-name="T24"> </text:span><text:span text:style-name="T25">a</text:span><text:span text:style-name="T24"> </text:span><text:span text:style-name="T25">PathTrc-friendly</text:span><text:span text:style-name="T24"> </text:span><text:span text:style-name="T25">format</text:span><text:span text:style-name="T24"> </text:span><text:span text:style-name="T25">(see</text:span><text:span text:style-name="T24"> </text:span><text:span text:style-name="T22">Path-&gt;View</text:span><text:span text:style-name="T25">).</text:span></text:p><text:p text:style-name="P32"/><text:p text:style-name="P39"><text:span text:style-name="T25">Also,</text:span><text:span text:style-name="T24"> </text:span><text:span text:style-name="T25">at</text:span><text:span text:style-name="T24"> </text:span><text:span text:style-name="T25">least</text:span><text:span text:style-name="T24"> </text:span><text:span text:style-name="T25">one</text:span><text:span text:style-name="T24"> </text:span><text:span text:style-name="T25">node</text:span><text:span text:style-name="T24"> </text:span><text:span text:style-name="T25">of</text:span><text:span text:style-name="T24"> </text:span><text:span text:style-name="T25">a</text:span><text:span text:style-name="T24"> </text:span><text:span text:style-name="T25">leaf</text:span><text:span text:style-name="T24"> </text:span><text:span text:style-name="T25">subgoal</text:span><text:span text:style-name="T24"> </text:span><text:span text:style-name="T25">(i.e.,</text:span><text:span text:style-name="T24"> </text:span><text:span text:style-name="T25">one</text:span><text:span text:style-name="T24"> </text:span><text:span text:style-name="T25">below</text:span><text:span text:style-name="T24"> </text:span><text:span text:style-name="T25">which</text:span><text:span text:style-name="T24"> </text:span><text:span text:style-name="T25">no</text:span><text:span text:style-name="T24"> </text:span><text:span text:style-name="T25">further</text:span><text:span text:style-name="T24"> </text:span><text:span text:style-name="T25">subgoals</text:span><text:span text:style-name="T24"> </text:span><text:span text:style-name="T25">exist,</text:span><text:span text:style-name="T24"> </text:span><text:span text:style-name="T25">such</text:span><text:span text:style-name="T24"> </text:span><text:span text:style-name="T25">as</text:span><text:span text:style-name="T24"> </text:span><text:span text:style-name="T25">one</text:span><text:span text:style-name="T24"> </text:span><text:span text:style-name="T25">whose</text:span><text:span text:style-name="T24"> </text:span><text:span text:style-name="T25">conjuncts</text:span><text:span text:style-name="T24"> </text:span><text:span text:style-name="T25">are</text:span><text:span text:style-name="T24"> </text:span><text:span text:style-name="T25">all</text:span><text:span text:style-name="T24"> </text:span><text:span text:style-name="T25">available)</text:span><text:span text:style-name="T24"> </text:span><text:span text:style-name="T25">must</text:span><text:span text:style-name="T24"> </text:span><text:span text:style-name="T25">be</text:span><text:span text:style-name="T24"> </text:span><text:span text:style-name="T25">marked,</text:span><text:span text:style-name="T24"> </text:span><text:span text:style-name="T25">or</text:span><text:span text:style-name="T24"> </text:span><text:span text:style-name="T25">that</text:span><text:span text:style-name="T24"> </text:span><text:span text:style-name="T25">subgoal</text:span><text:span text:style-name="T24"> </text:span><text:span text:style-name="T25">will</text:span><text:span text:style-name="T24"> </text:span><text:span text:style-name="T25">not</text:span><text:span text:style-name="T24"> </text:span><text:span text:style-name="T25">appear</text:span><text:span text:style-name="T24"> </text:span><text:span text:style-name="T25">in</text:span><text:span text:style-name="T24"> </text:span><text:span text:style-name="T25">the</text:span><text:span text:style-name="T24"> </text:span><text:span text:style-name="T22">PathTrc</text:span><text:span text:style-name="T24"> </text:span><text:span text:style-name="T25">display.</text:span></text:p><text:p text:style-name="P31"/><text:p text:style-name="P39"><text:span text:style-name="T25">Files</text:span><text:span text:style-name="T24"> </text:span><text:span text:style-name="T25">not</text:span><text:span text:style-name="T24"> </text:span><text:span text:style-name="T25">recognized</text:span><text:span text:style-name="T24"> </text:span><text:span text:style-name="T25">as</text:span><text:span text:style-name="T24"> </text:span><text:span text:style-name="T22">PathTrc</text:span><text:span text:style-name="T25">-friendly</text:span><text:span text:style-name="T24"> </text:span><text:span text:style-name="T25">should</text:span><text:span text:style-name="T24"> </text:span><text:span text:style-name="T25">be</text:span><text:span text:style-name="T24"> </text:span><text:span text:style-name="T25">read</text:span><text:span text:style-name="T24"> </text:span><text:span text:style-name="T25">in</text:span><text:span text:style-name="T24"> </text:span><text:span text:style-name="T25">and</text:span><text:span text:style-name="T24"> </text:span><text:span text:style-name="T25">overwritten.</text:span><text:span text:style-name="T24"> <text:s/></text:span><text:span text:style-name="T25">(Caution:</text:span><text:span text:style-name="T24"> </text:span><text:span text:style-name="T25">Any</text:span><text:span text:style-name="T24"> </text:span><text:span text:style-name="T25">isolated</text:span><text:span text:style-name="T24"> </text:span><text:span text:style-name="T25">paths</text:span><text:span text:style-name="T24"> </text:span><text:span text:style-name="T25">will</text:span><text:span text:style-name="T24"> </text:span><text:span text:style-name="T25">be</text:span><text:span text:style-name="T24"> </text:span><text:span text:style-name="T25">lost</text:span><text:span text:style-name="T24"> </text:span><text:span text:style-name="T25">in</text:span><text:span text:style-name="T24"> </text:span><text:span text:style-name="T25">this</text:span><text:span text:style-name="T24"> </text:span><text:span text:style-name="T25">process.</text:span><text:span text:style-name="T24"> </text:span><text:span text:style-name="T25">To</text:span><text:span text:style-name="T24"> </text:span><text:span text:style-name="T25">retain</text:span><text:span text:style-name="T24"> </text:span><text:span text:style-name="T25">these</text:span><text:span text:style-name="T24"> </text:span><text:span text:style-name="T25">in</text:span><text:span text:style-name="T24"> </text:span><text:span text:style-name="T25">the</text:span><text:span text:style-name="T24"> </text:span><text:span text:style-name="T25">legacy</text:span><text:span text:style-name="T24"> </text:span><text:span text:style-name="T25">format,</text:span><text:span text:style-name="T24"> </text:span><text:span text:style-name="T25">the</text:span><text:span text:style-name="T24"> </text:span><text:span text:style-name="T25">target</text:span><text:span text:style-name="T24"> </text:span><text:span text:style-name="T25">compound</text:span><text:span text:style-name="T24"> </text:span><text:span text:style-name="T25">should</text:span><text:span text:style-name="T24"> </text:span><text:span text:style-name="T25">be</text:span><text:span text:style-name="T24"> </text:span><text:span text:style-name="T25">unmarked</text:span><text:span text:style-name="T24"> </text:span><text:span text:style-name="T25">when</text:span><text:span text:style-name="T24"> </text:span><text:span text:style-name="T25">writing,</text:span><text:span text:style-name="T24"> </text:span><text:span text:style-name="T25">and</text:span><text:span text:style-name="T24"> </text:span><text:span text:style-name="T25">a</text:span><text:span text:style-name="T24"> </text:span><text:span text:style-name="T25">separate</text:span><text:span text:style-name="T24"> </text:span><text:span text:style-name="T25">file</text:span><text:span text:style-name="T24"> </text:span><text:span text:style-name="T25">should</text:span><text:span text:style-name="T24"> </text:span><text:span text:style-name="T25">be</text:span><text:span text:style-name="T24"> </text:span><text:span text:style-name="T25">written</text:span><text:span text:style-name="T24"> </text:span><text:span text:style-name="T25">in</text:span><text:span text:style-name="T24"> </text:span><text:span text:style-name="T22">PathTrc</text:span><text:span text:style-name="T25">-friendly</text:span><text:span text:style-name="T24"> </text:span><text:span text:style-name="T25">format.)</text:span></text:p><text:p text:style-name="P31"/><text:p text:style-name="P33">Path-&gt;View</text:p><text:p text:style-name="P39"><text:span text:style-name="T25">This</text:span><text:span text:style-name="T24"> </text:span><text:span text:style-name="T25">option</text:span><text:span text:style-name="T24"> </text:span><text:span text:style-name="T25">presents</text:span><text:span text:style-name="T24"> </text:span><text:span text:style-name="T25">a</text:span><text:span text:style-name="T24"> </text:span><text:span text:style-name="T25">menu</text:span><text:span text:style-name="T24"> </text:span><text:span text:style-name="T25">of</text:span><text:span text:style-name="T24"> </text:span><text:span text:style-name="T25">path</text:span><text:span text:style-name="T24"> </text:span><text:span text:style-name="T25">files,</text:span><text:span text:style-name="T24"> </text:span><text:span text:style-name="T25">from</text:span><text:span text:style-name="T24"> </text:span><text:span text:style-name="T25">which</text:span><text:span text:style-name="T24"> </text:span><text:span text:style-name="T25">the</text:span><text:span text:style-name="T24"> </text:span><text:span text:style-name="T25">path</text:span><text:span text:style-name="T24"> </text:span><text:span text:style-name="T25">of</text:span><text:span text:style-name="T24"> </text:span><text:span text:style-name="T25">interest</text:span><text:span text:style-name="T24"> </text:span><text:span text:style-name="T25">may</text:span><text:span text:style-name="T24"> </text:span><text:span text:style-name="T25">be</text:span><text:span text:style-name="T24"> </text:span><text:span text:style-name="T25">selected.</text:span><text:span text:style-name="T24"> <text:s/></text:span><text:span text:style-name="T25">(As</text:span><text:span text:style-name="T24"> </text:span><text:span text:style-name="T25">with</text:span><text:span text:style-name="T24"> </text:span><text:span text:style-name="T25">the</text:span><text:span text:style-name="T24"> </text:span><text:span text:style-name="T25">other</text:span><text:span text:style-name="T24"> </text:span><text:span text:style-name="T25">Path</text:span><text:span text:style-name="T24"> </text:span><text:span text:style-name="T25">options,</text:span><text:span text:style-name="T24"> </text:span><text:span text:style-name="T25">the</text:span><text:span text:style-name="T24"> </text:span><text:span text:style-name="T25">selection</text:span><text:span text:style-name="T24"> </text:span><text:span text:style-name="T25">list</text:span><text:span text:style-name="T24"> </text:span><text:span text:style-name="T25">is</text:span><text:span text:style-name="T24"> </text:span><text:span text:style-name="T25">filtered</text:span><text:span text:style-name="T24"> </text:span><text:span text:style-name="T25">by</text:span><text:span text:style-name="T24"> </text:span><text:span text:style-name="T25">run</text:span><text:span text:style-name="T24"> </text:span><text:span text:style-name="T25">id.)</text:span></text:p><text:p text:style-name="P32"/><text:p text:style-name="P39"><text:span text:style-name="T25">The</text:span><text:span text:style-name="T24"> </text:span><text:span text:style-name="T25">selected</text:span><text:span text:style-name="T24"> </text:span><text:span text:style-name="T25">path</text:span><text:span text:style-name="T24"> </text:span><text:span text:style-name="T25">will</text:span><text:span text:style-name="T24"> </text:span><text:span text:style-name="T25">be</text:span><text:span text:style-name="T24"> </text:span><text:span text:style-name="T25">displayed</text:span><text:span text:style-name="T24"> </text:span><text:span text:style-name="T25">in</text:span><text:span text:style-name="T24"> </text:span><text:span text:style-name="T25">a</text:span><text:span text:style-name="T24"> </text:span><text:span text:style-name="T25">synthetic</text:span><text:span text:style-name="T24"> </text:span><text:span text:style-name="T25">rendition</text:span><text:span text:style-name="T24"> </text:span><text:span text:style-name="T25">(if</text:span><text:span text:style-name="T24"> </text:span><text:span text:style-name="T25">it</text:span><text:span text:style-name="T24"> </text:span><text:span text:style-name="T25">was</text:span><text:span text:style-name="T24"> </text:span><text:span text:style-name="T25">written</text:span><text:span text:style-name="T24"> </text:span><text:span text:style-name="T25">in</text:span><text:span text:style-name="T24"> </text:span><text:span text:style-name="T25">a</text:span><text:span text:style-name="T24"> </text:span><text:span text:style-name="T22">PathTrc</text:span><text:span text:style-name="T25">-friendly</text:span><text:span text:style-name="T24"> </text:span><text:span text:style-name="T25">format).</text:span><text:span text:style-name="T24"> <text:s/></text:span><text:span text:style-name="T25">The</text:span><text:span text:style-name="T24"> </text:span><text:span text:style-name="T25">legacy</text:span><text:span text:style-name="T24"> </text:span><text:span text:style-name="T25">format</text:span><text:span text:style-name="T24"> </text:span><text:span text:style-name="T25">will</text:span><text:span text:style-name="T24"> </text:span><text:span text:style-name="T25">produce</text:span><text:span text:style-name="T24"> </text:span><text:span text:style-name="T25">unpredictable</text:span><text:span text:style-name="T24"> </text:span><text:span text:style-name="T25">results.</text:span><text:span text:style-name="T24"> </text:span><text:span text:style-name="T25">(A</text:span><text:span text:style-name="T24"> </text:span><text:span text:style-name="T25">workaround</text:span><text:span text:style-name="T24"> </text:span><text:span text:style-name="T25">for</text:span><text:span text:style-name="T24"> </text:span><text:span text:style-name="T25">this,</text:span><text:span text:style-name="T24"> </text:span><text:span text:style-name="T25">if</text:span><text:span text:style-name="T24"> </text:span><text:span text:style-name="T25">one</text:span><text:span text:style-name="T24"> </text:span><text:span text:style-name="T25">is</text:span><text:span text:style-name="T24"> </text:span><text:span text:style-name="T25">feasible,</text:span><text:span text:style-name="T24"> </text:span><text:span text:style-name="T25">has</text:span><text:span text:style-name="T24"> </text:span><text:span text:style-name="T25">not</text:span><text:span text:style-name="T24"> </text:span><text:span text:style-name="T25">yet</text:span><text:span text:style-name="T24"> </text:span><text:span text:style-name="T25">been</text:span><text:span text:style-name="T24"> </text:span><text:span text:style-name="T25">implemented.)</text:span></text:p></draw:text-box></draw:frame></text:p>
      <text:p text:style-name="P45"/>
      <text:p text:style-name="P31"/>
      <text:h text:style-name="P26" text:outline-level="1" text:is-list-header="true"><draw:frame draw:style-name="fr1" draw:name="Frame5" text:anchor-type="char" svg:x="-0.0098in" svg:y="-0.0098in" svg:width="6.1437in" svg:height="5.8854in" draw:z-index="39"><draw:text-box><text:p text:style-name="Plain_20_Text"><text:span text:style-name="T26">SynView</text:span><text:span text:style-name="T27"> </text:span><text:span text:style-name="T26">(continued)</text:span></text:p><text:p text:style-name="P31"/><text:p text:style-name="P39"><text:span text:style-name="T25">Circularity</text:span><text:span text:style-name="T24"> </text:span><text:span text:style-name="T25">Prediction:</text:span><text:span text:style-name="T24"> </text:span><text:span text:style-name="T25">In</text:span><text:span text:style-name="T24"> </text:span><text:span text:style-name="T25">displaying</text:span><text:span text:style-name="T24"> </text:span><text:span text:style-name="T25">the</text:span><text:span text:style-name="T24"> </text:span><text:span text:style-name="T25">current</text:span><text:span text:style-name="T24"> </text:span><text:span text:style-name="T25">view</text:span><text:span text:style-name="T24"> </text:span><text:span text:style-name="T25">of</text:span><text:span text:style-name="T24"> </text:span><text:span text:style-name="T25">the</text:span><text:span text:style-name="T24"> </text:span><text:span text:style-name="T25">PST,</text:span><text:span text:style-name="T24"> </text:span><text:span text:style-name="T25">an</text:span><text:span text:style-name="T24"> </text:span><text:span text:style-name="T25">attempt</text:span><text:span text:style-name="T24"> </text:span><text:span text:style-name="T25">is</text:span><text:span text:style-name="T24"> </text:span><text:span text:style-name="T25">made</text:span><text:span text:style-name="T24"> </text:span><text:span text:style-name="T25">to</text:span><text:span text:style-name="T24"> </text:span><text:span text:style-name="T25">indicate</text:span><text:span text:style-name="T24"> </text:span><text:span text:style-name="T25">in</text:span><text:span text:style-name="T24"> </text:span><text:span text:style-name="T25">red</text:span><text:span text:style-name="T24"> </text:span><text:span text:style-name="T25">those</text:span><text:span text:style-name="T24"> </text:span><text:span text:style-name="T25">solved</text:span><text:span text:style-name="T24"> </text:span><text:span text:style-name="T25">nodes</text:span><text:span text:style-name="T24"> </text:span><text:span text:style-name="T25">that</text:span><text:span text:style-name="T24"> </text:span><text:span text:style-name="T25">lead</text:span><text:span text:style-name="T24"> </text:span><text:span text:style-name="T25">only</text:span><text:span text:style-name="T24"> </text:span><text:span text:style-name="T25">to</text:span><text:span text:style-name="T24"> </text:span><text:span text:style-name="T25">nonproductive</text:span><text:span text:style-name="T24"> </text:span><text:span text:style-name="T25">circular</text:span><text:span text:style-name="T24"> </text:span><text:span text:style-name="T25">pathways.</text:span><text:span text:style-name="T24"> </text:span><text:span text:style-name="T25">Normally,</text:span><text:span text:style-name="T24"> </text:span><text:span text:style-name="T25">all</text:span><text:span text:style-name="T24"> </text:span><text:span text:style-name="T25">such</text:span><text:span text:style-name="T24"> </text:span><text:span text:style-name="T25">nodes</text:span><text:span text:style-name="T24"> </text:span><text:span text:style-name="T25">in</text:span><text:span text:style-name="T24"> </text:span><text:span text:style-name="T25">the</text:span><text:span text:style-name="T24"> </text:span><text:span text:style-name="T25">status</text:span><text:span text:style-name="T24"> </text:span><text:span text:style-name="T25">file</text:span><text:span text:style-name="T24"> </text:span><text:span text:style-name="T25">are</text:span><text:span text:style-name="T24"> </text:span><text:span text:style-name="T25">detected</text:span><text:span text:style-name="T24"> </text:span><text:span text:style-name="T25">and</text:span><text:span text:style-name="T24"> </text:span><text:span text:style-name="T25">highlighted.</text:span><text:span text:style-name="T24"> </text:span><text:span text:style-name="T25">The</text:span><text:span text:style-name="T24"> </text:span><text:span text:style-name="T25">procedure</text:span><text:span text:style-name="T24"> </text:span><text:span text:style-name="T25">for</text:span><text:span text:style-name="T24"> </text:span><text:span text:style-name="T25">finding</text:span><text:span text:style-name="T24"> </text:span><text:span text:style-name="T25">these</text:span><text:span text:style-name="T24"> </text:span><text:span text:style-name="T25">nodes</text:span><text:span text:style-name="T24"> </text:span><text:span text:style-name="T25">is,</text:span><text:span text:style-name="T24"> </text:span><text:span text:style-name="T25">however,</text:span><text:span text:style-name="T24"> </text:span><text:span text:style-name="T25">inherently</text:span><text:span text:style-name="T24"> </text:span><text:span text:style-name="T25">combinatorial,</text:span><text:span text:style-name="T24"> </text:span><text:span text:style-name="T25">and</text:span><text:span text:style-name="T24"> </text:span><text:span text:style-name="T25">in</text:span><text:span text:style-name="T24"> </text:span><text:span text:style-name="T25">the</text:span><text:span text:style-name="T24"> </text:span><text:span text:style-name="T25">case</text:span><text:span text:style-name="T24"> </text:span><text:span text:style-name="T25">where</text:span><text:span text:style-name="T24"> </text:span><text:span text:style-name="T25">the</text:span><text:span text:style-name="T24"> </text:span><text:span text:style-name="T25">search</text:span><text:span text:style-name="T24"> </text:span><text:span text:style-name="T25">space</text:span><text:span text:style-name="T24"> </text:span><text:span text:style-name="T25">is</text:span><text:span text:style-name="T24"> </text:span><text:span text:style-name="T25">exceptionally</text:span><text:span text:style-name="T24"> </text:span><text:span text:style-name="T25">broad</text:span><text:span text:style-name="T24"> </text:span><text:span text:style-name="T25">and</text:span><text:span text:style-name="T24"> </text:span><text:span text:style-name="T25">deep,</text:span><text:span text:style-name="T24"> </text:span><text:span text:style-name="T25">the</text:span><text:span text:style-name="T24"> </text:span><text:span text:style-name="T25">penalty</text:span><text:span text:style-name="T24"> </text:span><text:span text:style-name="T25">in</text:span><text:span text:style-name="T24"> </text:span><text:span text:style-name="T25">terms</text:span><text:span text:style-name="T24"> </text:span><text:span text:style-name="T25">of</text:span><text:span text:style-name="T24"> </text:span><text:span text:style-name="T25">time</text:span><text:span text:style-name="T24"> </text:span><text:span text:style-name="T25">required</text:span><text:span text:style-name="T24"> </text:span><text:span text:style-name="T25">to</text:span><text:span text:style-name="T24"> </text:span><text:span text:style-name="T25">update</text:span><text:span text:style-name="T24"> </text:span><text:span text:style-name="T25">the</text:span><text:span text:style-name="T24"> </text:span><text:span text:style-name="T25">display</text:span><text:span text:style-name="T24"> </text:span><text:span text:style-name="T25">can</text:span><text:span text:style-name="T24"> </text:span><text:span text:style-name="T25">become</text:span><text:span text:style-name="T24"> </text:span><text:span text:style-name="T25">excessive.</text:span></text:p><text:p text:style-name="P31"/><text:p text:style-name="P39"><text:span text:style-name="T25">To</text:span><text:span text:style-name="T24"> </text:span><text:span text:style-name="T25">preclude</text:span><text:span text:style-name="T24"> </text:span><text:span text:style-name="T25">unacceptable</text:span><text:span text:style-name="T24"> </text:span><text:span text:style-name="T25">delays,</text:span><text:span text:style-name="T24"> </text:span><text:span text:style-name="T25">a</text:span><text:span text:style-name="T24"> </text:span><text:span text:style-name="T25">warning</text:span><text:span text:style-name="T24"> </text:span><text:span text:style-name="T25">will</text:span><text:span text:style-name="T24"> </text:span><text:span text:style-name="T25">appear</text:span><text:span text:style-name="T24"> </text:span><text:span text:style-name="T25">whenever</text:span><text:span text:style-name="T24"> </text:span><text:span text:style-name="T25">the</text:span><text:span text:style-name="T24"> </text:span><text:span text:style-name="T25">circularity</text:span><text:span text:style-name="T24"> </text:span><text:span text:style-name="T25">detection</text:span><text:span text:style-name="T24"> </text:span><text:span text:style-name="T25">search</text:span><text:span text:style-name="T24"> </text:span><text:span text:style-name="T25">exceeds</text:span><text:span text:style-name="T24"> </text:span><text:span text:style-name="T25">an</text:span><text:span text:style-name="T24"> </text:span><text:span text:style-name="T25">arbitrary</text:span><text:span text:style-name="T24"> </text:span><text:span text:style-name="T25">depth</text:span><text:span text:style-name="T24"> </text:span><text:span text:style-name="T25">(currently</text:span><text:span text:style-name="T24"> </text:span><text:span text:style-name="T25">set</text:span><text:span text:style-name="T24"> </text:span><text:span text:style-name="T25">at</text:span><text:span text:style-name="T24"> </text:span><text:span text:style-name="T25">25).</text:span><text:span text:style-name="T24"> <text:s/></text:span><text:span text:style-name="T25">One</text:span><text:span text:style-name="T24"> </text:span><text:span text:style-name="T25">can</text:span><text:span text:style-name="T24"> </text:span><text:span text:style-name="T25">almost</text:span><text:span text:style-name="T24"> </text:span><text:span text:style-name="T25">always</text:span><text:span text:style-name="T24"> </text:span><text:span text:style-name="T25">avoid</text:span><text:span text:style-name="T24"> </text:span><text:span text:style-name="T25">an</text:span><text:span text:style-name="T24"> </text:span><text:span text:style-name="T25">undetected</text:span><text:span text:style-name="T24"> </text:span><text:span text:style-name="T25">circularity</text:span><text:span text:style-name="T24"> </text:span><text:span text:style-name="T25">trap</text:span><text:span text:style-name="T24"> </text:span><text:span text:style-name="T25">by</text:span><text:span text:style-name="T24"> </text:span><text:span text:style-name="T25">choosing</text:span><text:span text:style-name="T24"> </text:span><text:span text:style-name="T25">to</text:span><text:span text:style-name="T24"> </text:span><text:span text:style-name="T25">follow</text:span><text:span text:style-name="T24"> </text:span><text:span text:style-name="T25">the</text:span><text:span text:style-name="T24"> </text:span><text:span text:style-name="T25">higher</text:span><text:span text:style-name="T24"> </text:span><text:span text:style-name="T25">merit</text:span><text:span text:style-name="T24"> </text:span><text:span text:style-name="T25">(leftmost)</text:span><text:span text:style-name="T24"> </text:span><text:span text:style-name="T25">pathways</text:span><text:span text:style-name="T24"> </text:span><text:span text:style-name="T25">in</text:span><text:span text:style-name="T24"> </text:span><text:span text:style-name="T25">the</text:span><text:span text:style-name="T24"> </text:span><text:span text:style-name="T25">PST.</text:span><text:span text:style-name="T24"> <text:s/></text:span><text:span text:style-name="T25">Note</text:span><text:span text:style-name="T24"> </text:span><text:span text:style-name="T25">that</text:span><text:span text:style-name="T24"> </text:span><text:span text:style-name="T25">one</text:span><text:span text:style-name="T24"> </text:span><text:span text:style-name="T25">would</text:span><text:span text:style-name="T24"> </text:span><text:span text:style-name="T25">not</text:span><text:span text:style-name="T24"> </text:span><text:span text:style-name="T25">wish</text:span><text:span text:style-name="T24"> </text:span><text:span text:style-name="T25">to</text:span><text:span text:style-name="T24"> </text:span><text:span text:style-name="T25">remove</text:span><text:span text:style-name="T24"> </text:span><text:span text:style-name="T25">circular</text:span><text:span text:style-name="T24"> </text:span><text:span text:style-name="T25">nodes</text:span><text:span text:style-name="T24"> </text:span><text:span text:style-name="T25">from</text:span><text:span text:style-name="T24"> </text:span><text:span text:style-name="T25">the</text:span><text:span text:style-name="T24"> </text:span><text:span text:style-name="T25">synthesis</text:span><text:span text:style-name="T24"> </text:span><text:span text:style-name="T25">search</text:span><text:span text:style-name="T24"> </text:span><text:span text:style-name="T25">space</text:span><text:span text:style-name="T24"> </text:span><text:span text:style-name="T25">as</text:span><text:span text:style-name="T24"> </text:span><text:span text:style-name="T25">they</text:span><text:span text:style-name="T24"> </text:span><text:span text:style-name="T25">are</text:span><text:span text:style-name="T24"> </text:span><text:span text:style-name="T25">detected</text:span><text:span text:style-name="T24"> </text:span><text:span text:style-name="T25">because</text:span><text:span text:style-name="T24"> </text:span><text:span text:style-name="T25">continuation</text:span><text:span text:style-name="T24"> </text:span><text:span text:style-name="T25">of</text:span><text:span text:style-name="T24"> </text:span><text:span text:style-name="T25">a</text:span><text:span text:style-name="T24"> </text:span><text:span text:style-name="T25">search</text:span><text:span text:style-name="T24"> </text:span><text:span text:style-name="T25">by</text:span><text:span text:style-name="T24"> </text:span><text:span text:style-name="T25">expanding</text:span><text:span text:style-name="T24"> </text:span><text:span text:style-name="T25">upon</text:span><text:span text:style-name="T24"> </text:span><text:span text:style-name="T25">an</text:span><text:span text:style-name="T24"> </text:span><text:span text:style-name="T25">existing</text:span><text:span text:style-name="T24"> </text:span><text:span text:style-name="T25">status</text:span><text:span text:style-name="T24"> </text:span><text:span text:style-name="T25">file</text:span><text:span text:style-name="T24"> </text:span><text:span text:style-name="T25">could</text:span><text:span text:style-name="T24"> </text:span><text:span text:style-name="T25">always</text:span><text:span text:style-name="T24"> </text:span><text:span text:style-name="T25">upgrade</text:span><text:span text:style-name="T24"> </text:span><text:span text:style-name="T25">a</text:span><text:span text:style-name="T24"> </text:span><text:span text:style-name="T25">previously</text:span><text:span text:style-name="T24"> </text:span><text:span text:style-name="T25">circular</text:span><text:span text:style-name="T24"> </text:span><text:span text:style-name="T25">pathway</text:span><text:span text:style-name="T24"> </text:span><text:span text:style-name="T25">into</text:span><text:span text:style-name="T24"> </text:span><text:span text:style-name="T25">a</text:span><text:span text:style-name="T24"> </text:span><text:span text:style-name="T25">bonafide</text:span><text:span text:style-name="T24"> </text:span><text:span text:style-name="T25">solution.</text:span></text:p><text:p text:style-name="P31"/><text:p text:style-name="P31"/><text:p text:style-name="P39"><text:span text:style-name="T25">*</text:span><text:span text:style-name="T24"> </text:span><text:span text:style-name="T25">Because</text:span><text:span text:style-name="T24"> </text:span><text:span text:style-name="T25">the</text:span><text:span text:style-name="T24"> </text:span><text:span text:style-name="T22">Path-&gt;Read</text:span><text:span text:style-name="T24"> </text:span><text:span text:style-name="T25">and</text:span><text:span text:style-name="T24"> </text:span><text:span text:style-name="T22">-&gt;Write</text:span><text:span text:style-name="T24"> </text:span><text:span text:style-name="T25">options,</text:span><text:span text:style-name="T24"> </text:span><text:span text:style-name="T25">as</text:span><text:span text:style-name="T24"> </text:span><text:span text:style-name="T25">enhanced,</text:span><text:span text:style-name="T24"> </text:span><text:span text:style-name="T25">involve</text:span><text:span text:style-name="T24"> </text:span><text:span text:style-name="T25">an</text:span><text:span text:style-name="T24"> </text:span><text:span text:style-name="T25">already</text:span><text:span text:style-name="T24"> </text:span><text:span text:style-name="T25">complex</text:span><text:span text:style-name="T24"> </text:span><text:span text:style-name="T25">interaction</text:span><text:span text:style-name="T24"> </text:span><text:span text:style-name="T25">between</text:span><text:span text:style-name="T24"> </text:span><text:span text:style-name="T25">two</text:span><text:span text:style-name="T24"> </text:span><text:span text:style-name="T25">program</text:span><text:span text:style-name="T24"> </text:span><text:span text:style-name="T25">modules,</text:span><text:span text:style-name="T24"> </text:span><text:span text:style-name="T25">they</text:span><text:span text:style-name="T24"> </text:span><text:span text:style-name="T25">rely</text:span><text:span text:style-name="T24"> </text:span><text:span text:style-name="T25">on</text:span><text:span text:style-name="T24"> </text:span><text:span text:style-name="T25">the</text:span><text:span text:style-name="T24"> </text:span><text:span text:style-name="T25">intermediacy</text:span><text:span text:style-name="T24"> </text:span><text:span text:style-name="T25">of</text:span><text:span text:style-name="T24"> </text:span><text:span text:style-name="T25">a</text:span><text:span text:style-name="T24"> </text:span><text:span text:style-name="T25">temporary</text:span><text:span text:style-name="T24"> </text:span><text:span text:style-name="T25">file</text:span><text:span text:style-name="T24"> </text:span><text:span text:style-name="T25">(uniquely</text:span><text:span text:style-name="T24"> </text:span><text:span text:style-name="T25">named</text:span><text:span text:style-name="T24"> </text:span><text:span text:style-name="T25">with</text:span><text:span text:style-name="T24"> </text:span><text:span text:style-name="T25">a</text:span><text:span text:style-name="T24"> </text:span><text:span text:style-name="T25">time-stamped</text:span><text:span text:style-name="T24"> </text:span><text:span text:style-name="T25">session</text:span><text:span text:style-name="T24"> </text:span><text:span text:style-name="T25">code),</text:span><text:span text:style-name="T24"> </text:span><text:span text:style-name="T25">in</text:span><text:span text:style-name="T24"> </text:span><text:span text:style-name="T25">lieu</text:span><text:span text:style-name="T24"> </text:span><text:span text:style-name="T25">of</text:span><text:span text:style-name="T24"> </text:span><text:span text:style-name="T25">further</text:span><text:span text:style-name="T24"> </text:span><text:span text:style-name="T25">convoluting</text:span><text:span text:style-name="T24"> </text:span><text:span text:style-name="T25">these</text:span><text:span text:style-name="T24"> </text:span><text:span text:style-name="T25">interactions.</text:span><text:span text:style-name="T24"> </text:span><text:span text:style-name="T25">On</text:span><text:span text:style-name="T24"> </text:span><text:span text:style-name="T25">UNIX</text:span><text:span text:style-name="T24"> </text:span><text:span text:style-name="T25">systems,</text:span><text:span text:style-name="T24"> </text:span><text:span text:style-name="T25">these</text:span><text:span text:style-name="T24"> </text:span><text:span text:style-name="T25">files</text:span><text:span text:style-name="T24"> </text:span><text:span text:style-name="T25">are</text:span><text:span text:style-name="T24"> </text:span><text:span text:style-name="T25">written</text:span><text:span text:style-name="T24"> </text:span><text:span text:style-name="T25">as</text:span><text:span text:style-name="T24"> </text:span><text:span text:style-name="T25">"/tmp/temp.pth.&lt;session_code&gt;".</text:span><text:span text:style-name="T24"> </text:span><text:span text:style-name="T25">These</text:span><text:span text:style-name="T24"> </text:span><text:span text:style-name="T25">are</text:span><text:span text:style-name="T24"> </text:span><text:span text:style-name="T25">routinely</text:span><text:span text:style-name="T24"> </text:span><text:span text:style-name="T25">deleted</text:span><text:span text:style-name="T24"> </text:span><text:span text:style-name="T25">under</text:span><text:span text:style-name="T24"> </text:span><text:span text:style-name="T25">normal</text:span><text:span text:style-name="T24"> </text:span><text:span text:style-name="T25">circumstances,</text:span><text:span text:style-name="T24"> </text:span><text:span text:style-name="T25">but</text:span><text:span text:style-name="T24"> </text:span><text:span text:style-name="T25">an</text:span><text:span text:style-name="T24"> </text:span><text:span text:style-name="T25">abnormal</text:span><text:span text:style-name="T24"> </text:span><text:span text:style-name="T25">exit</text:span><text:span text:style-name="T24"> </text:span><text:span text:style-name="T25">may</text:span><text:span text:style-name="T24"> </text:span><text:span text:style-name="T25">occasionally</text:span><text:span text:style-name="T24"> </text:span><text:span text:style-name="T25">leave</text:span><text:span text:style-name="T24"> </text:span><text:span text:style-name="T25">one</text:span><text:span text:style-name="T24"> </text:span><text:span text:style-name="T25">behind.</text:span></text:p></draw:text-box></draw:frame></text:h>
      <text:h text:style-name="P27" text:outline-level="1"><text:bookmark-start text:name="__RefHeading__13_815863734"/><text:bookmark-end text:name="__RefHeading__13_815863734"/><text:span text:style-name="T2">Publications</text:span></text:h>
      <text:list xml:id="list1078769804" text:style-name="WW8Num2">
        <text:list-item>
          <text:p text:style-name="P15"><text:span text:style-name="T12">Gelernter</text:span><text:span text:style-name="T14"> </text:span><text:span text:style-name="T12">and</text:span><text:span text:style-name="T14"> </text:span><text:span text:style-name="T12">Miller;</text:span><text:span text:style-name="T14"> “</text:span><text:span text:style-name="T12">Portable</text:span><text:span text:style-name="T14"> </text:span><text:span text:style-name="T12">SYNCHEM</text:span><text:span text:style-name="T14">”</text:span><text:span text:style-name="T12">,</text:span><text:span text:style-name="T14"> </text:span><text:span text:style-name="T12">ACS</text:span><text:span text:style-name="T14"> </text:span><text:span text:style-name="T12">Prospectives:</text:span><text:span text:style-name="T14"> </text:span><text:span text:style-name="T15">Process</text:span><text:span text:style-name="T16"> </text:span><text:span text:style-name="T15">Chemistry</text:span><text:span text:style-name="T16"> </text:span><text:span text:style-name="T15">in</text:span><text:span text:style-name="T16"> </text:span><text:span text:style-name="T15">the</text:span><text:span text:style-name="T16"> </text:span><text:span text:style-name="T15">Pharmaceutical</text:span><text:span text:style-name="T16"> </text:span><text:span text:style-name="T15">Industry</text:span><text:span text:style-name="T12">,</text:span><text:span text:style-name="T14"> </text:span><text:span text:style-name="T12">Barcelona,</text:span><text:span text:style-name="T14"> </text:span><text:span text:style-name="T12">Spain</text:span><text:span text:style-name="T14"> </text:span><text:span text:style-name="T12">2002.</text:span></text:p>
        </text:list-item>
        <text:list-item>
          <text:p text:style-name="P15"><text:span text:style-name="T12">Krebsbach</text:span><text:span text:style-name="T14"> </text:span><text:span text:style-name="T12">and</text:span><text:span text:style-name="T14"> </text:span><text:span text:style-name="T12">Gelernter;</text:span><text:span text:style-name="T14"> “</text:span><text:span text:style-name="T12">Machine</text:span><text:span text:style-name="T14"> </text:span><text:span text:style-name="T12">Learning</text:span><text:span text:style-name="T14"> </text:span><text:span text:style-name="T12">of</text:span><text:span text:style-name="T14"> </text:span><text:span text:style-name="T12">Semantic</text:span><text:span text:style-name="T14"> </text:span><text:span text:style-name="T12">Constraints</text:span><text:span text:style-name="T14"> </text:span><text:span text:style-name="T12">for</text:span></text:p>
        </text:list-item>
        <text:list-item>
          <text:p text:style-name="P15"><text:span text:style-name="T12">Concept</text:span><text:span text:style-name="T14"> </text:span><text:span text:style-name="T12">Descriptions</text:span><text:span text:style-name="T14"> </text:span><text:span text:style-name="T12">Extracted</text:span><text:span text:style-name="T14"> </text:span><text:span text:style-name="T12">from</text:span><text:span text:style-name="T14"> </text:span><text:span text:style-name="T12">a</text:span><text:span text:style-name="T14"> </text:span><text:span text:style-name="T12">Very</text:span><text:span text:style-name="T14"> </text:span><text:span text:style-name="T12">Large</text:span><text:span text:style-name="T14"> </text:span><text:span text:style-name="T12">Database</text:span><text:span text:style-name="T14">”</text:span><text:span text:style-name="T12">,</text:span><text:span text:style-name="T14"> </text:span><text:span text:style-name="T15">Foundations</text:span><text:span text:style-name="T16"> </text:span><text:span text:style-name="T15">of</text:span><text:span text:style-name="T16"> </text:span><text:span text:style-name="T15">Computing</text:span><text:span text:style-name="T16"> </text:span><text:span text:style-name="T15">and</text:span><text:span text:style-name="T16"> </text:span><text:span text:style-name="T15">Decision</text:span><text:span text:style-name="T16"> </text:span><text:span text:style-name="T15">Sciences</text:span><text:span text:style-name="T12">,</text:span><text:span text:style-name="T14"> </text:span><text:span text:style-name="T19">19</text:span><text:span text:style-name="T12">,</text:span><text:span text:style-name="T14"> </text:span><text:span text:style-name="T12">1994.</text:span></text:p>
        </text:list-item>
        <text:list-item>
          <text:p text:style-name="P15"><text:span text:style-name="T12">Agarwal</text:span><text:span text:style-name="T14"> </text:span><text:span text:style-name="T12">and</text:span><text:span text:style-name="T14"> </text:span><text:span text:style-name="T12">Gelernter;</text:span><text:span text:style-name="T14"> “</text:span><text:span text:style-name="T12">Computer-Oriented</text:span><text:span text:style-name="T14"> </text:span><text:span text:style-name="T12">Linear</text:span><text:span text:style-name="T14"> </text:span><text:span text:style-name="T12">Canonical</text:span><text:span text:style-name="T14"> </text:span><text:span text:style-name="T12">Notational</text:span><text:span text:style-name="T14"> </text:span><text:span text:style-name="T12">System</text:span><text:span text:style-name="T14"> </text:span><text:span text:style-name="T12">for</text:span><text:span text:style-name="T14"> </text:span><text:span text:style-name="T12">the</text:span><text:span text:style-name="T14"> </text:span><text:span text:style-name="T12">Representation</text:span><text:span text:style-name="T14"> </text:span><text:span text:style-name="T12">of</text:span><text:span text:style-name="T14"> </text:span><text:span text:style-name="T12">Organic</text:span><text:span text:style-name="T14"> </text:span><text:span text:style-name="T12">Structures</text:span><text:span text:style-name="T14"> </text:span><text:span text:style-name="T12">with</text:span><text:span text:style-name="T14"> </text:span><text:span text:style-name="T12">Stereochemistry</text:span><text:span text:style-name="T14">”</text:span><text:span text:style-name="T12">,</text:span><text:span text:style-name="T14"> </text:span><text:span text:style-name="T15">Jour.</text:span><text:span text:style-name="T16"> </text:span><text:span text:style-name="T15">Chem.</text:span><text:span text:style-name="T16"> </text:span><text:span text:style-name="T15">Inf.</text:span><text:span text:style-name="T16"> </text:span><text:span text:style-name="T15">and</text:span><text:span text:style-name="T16"> </text:span><text:span text:style-name="T15">Computer</text:span><text:span text:style-name="T16"> </text:span><text:span text:style-name="T15">Sci</text:span><text:span text:style-name="T12">.,</text:span><text:span text:style-name="T14"> </text:span><text:span text:style-name="T19">34</text:span><text:span text:style-name="T12">,</text:span><text:span text:style-name="T14"> </text:span><text:span text:style-name="T12">1994.</text:span></text:p>
        </text:list-item>
        <text:list-item>
          <text:p text:style-name="P15"><text:span text:style-name="T12">Rose</text:span><text:span text:style-name="T14"> </text:span><text:span text:style-name="T12">and</text:span><text:span text:style-name="T14"> </text:span><text:span text:style-name="T12">Gelernter;</text:span><text:span text:style-name="T14"> “</text:span><text:span text:style-name="T12">Knowledge</text:span><text:span text:style-name="T14"> </text:span><text:span text:style-name="T12">Discovery</text:span><text:span text:style-name="T14"> </text:span><text:span text:style-name="T12">in</text:span><text:span text:style-name="T14"> </text:span><text:span text:style-name="T12">Reaction</text:span><text:span text:style-name="T14"> </text:span><text:span text:style-name="T12">Databases</text:span><text:span text:style-name="T14">”</text:span><text:span text:style-name="T12">,</text:span><text:span text:style-name="T14"> </text:span><text:span text:style-name="T15">Proc.</text:span><text:span text:style-name="T16"> </text:span><text:span text:style-name="T15">2nd</text:span><text:span text:style-name="T16"> </text:span><text:span text:style-name="T15">Int.</text:span><text:span text:style-name="T16"> </text:span><text:span text:style-name="T15">Conf.</text:span><text:span text:style-name="T16"> </text:span><text:span text:style-name="T15">on</text:span><text:span text:style-name="T16"> </text:span><text:span text:style-name="T15">Knowledge</text:span><text:span text:style-name="T16"> </text:span><text:span text:style-name="T15">Discovery</text:span><text:span text:style-name="T16"> </text:span><text:span text:style-name="T15">&amp;</text:span><text:span text:style-name="T16"> </text:span><text:span text:style-name="T15">Information</text:span><text:span text:style-name="T16"> </text:span><text:span text:style-name="T15">Management</text:span><text:span text:style-name="T12">,</text:span><text:span text:style-name="T14"> </text:span><text:span text:style-name="T12">Washington,</text:span><text:span text:style-name="T14"> </text:span><text:span text:style-name="T12">D.C.,</text:span><text:span text:style-name="T14"> </text:span><text:span text:style-name="T12">1993.</text:span></text:p>
        </text:list-item>
        <text:list-item>
          <text:p text:style-name="P15"><text:span text:style-name="T12">Gelernter,</text:span><text:span text:style-name="T14"> </text:span><text:span text:style-name="T12">Rose,</text:span><text:span text:style-name="T14"> </text:span><text:span text:style-name="T12">and</text:span><text:span text:style-name="T14"> </text:span><text:span text:style-name="T12">Chen;</text:span><text:span text:style-name="T14"> “</text:span><text:span text:style-name="T12">Building</text:span><text:span text:style-name="T14"> </text:span><text:span text:style-name="T12">and</text:span><text:span text:style-name="T14"> </text:span><text:span text:style-name="T12">Refining</text:span><text:span text:style-name="T14"> </text:span><text:span text:style-name="T12">a</text:span><text:span text:style-name="T14"> </text:span><text:span text:style-name="T12">Knowledge</text:span><text:span text:style-name="T14"> </text:span><text:span text:style-name="T12">Base</text:span><text:span text:style-name="T14"> </text:span><text:span text:style-name="T12">for</text:span><text:span text:style-name="T14"> </text:span><text:span text:style-name="T12">Synthetic</text:span><text:span text:style-name="T14"> </text:span><text:span text:style-name="T12">Organic</text:span><text:span text:style-name="T14"> </text:span><text:span text:style-name="T12">Chemistry</text:span><text:span text:style-name="T14"> </text:span><text:span text:style-name="T12">via</text:span><text:span text:style-name="T14"> </text:span><text:span text:style-name="T12">the</text:span><text:span text:style-name="T14"> </text:span><text:span text:style-name="T12">Methodology</text:span><text:span text:style-name="T14"> </text:span><text:span text:style-name="T12">of</text:span><text:span text:style-name="T14"> </text:span><text:span text:style-name="T12">Inductive</text:span><text:span text:style-name="T14"> </text:span><text:span text:style-name="T12">and</text:span><text:span text:style-name="T14"> </text:span><text:span text:style-name="T12">Deductive</text:span><text:span text:style-name="T14"> </text:span><text:span text:style-name="T12">Machine</text:span><text:span text:style-name="T14"> </text:span><text:span text:style-name="T12">Learning</text:span><text:span text:style-name="T14">”</text:span><text:span text:style-name="T12">,</text:span><text:span text:style-name="T14"> </text:span><text:span text:style-name="T15">Jour.</text:span><text:span text:style-name="T16"> </text:span><text:span text:style-name="T15">Chem.</text:span><text:span text:style-name="T16"> </text:span><text:span text:style-name="T15">Inf.</text:span><text:span text:style-name="T16"> </text:span><text:span text:style-name="T15">and</text:span><text:span text:style-name="T16"> </text:span><text:span text:style-name="T15">Computer</text:span><text:span text:style-name="T16"> </text:span><text:span text:style-name="T15">Sci</text:span><text:span text:style-name="T12">.,</text:span><text:span text:style-name="T14"> </text:span><text:span text:style-name="T19">30</text:span><text:span text:style-name="T12">,</text:span><text:span text:style-name="T14"> </text:span><text:span text:style-name="T12">1990</text:span><text:span text:style-name="T14"> </text:span><text:span text:style-name="T12">(pp.</text:span><text:span text:style-name="T14"> </text:span><text:span text:style-name="T12">492-504).</text:span></text:p>
        </text:list-item>
        <text:list-item>
          <text:p text:style-name="P15"><text:span text:style-name="T12">Chen</text:span><text:span text:style-name="T14"> </text:span><text:span text:style-name="T12">and</text:span><text:span text:style-name="T14"> </text:span><text:span text:style-name="T12">Gelernter;</text:span><text:span text:style-name="T14"> “</text:span><text:span text:style-name="T12">TRISTAN:</text:span><text:span text:style-name="T14"> </text:span><text:span text:style-name="T12">An</text:span><text:span text:style-name="T14"> </text:span><text:span text:style-name="T12">Explanation-Based</text:span><text:span text:style-name="T14"> </text:span><text:span text:style-name="T12">Learning</text:span><text:span text:style-name="T14"> </text:span><text:span text:style-name="T12">System</text:span><text:span text:style-name="T14"> </text:span><text:span text:style-name="T12">for</text:span><text:span text:style-name="T14"> </text:span><text:span text:style-name="T12">Organic</text:span><text:span text:style-name="T14"> </text:span><text:span text:style-name="T12">Chemistry</text:span><text:span text:style-name="T14">”</text:span><text:span text:style-name="T12">,</text:span><text:span text:style-name="T14"> </text:span><text:span text:style-name="T15">Proc.</text:span><text:span text:style-name="T16"> </text:span><text:span text:style-name="T15">Fifth</text:span><text:span text:style-name="T16"> </text:span><text:span text:style-name="T15">Int.</text:span><text:span text:style-name="T16"> </text:span><text:span text:style-name="T15">Symp.</text:span><text:span text:style-name="T16"> </text:span><text:span text:style-name="T15">on</text:span><text:span text:style-name="T16"> </text:span><text:span text:style-name="T15">Methodologies</text:span><text:span text:style-name="T16"> </text:span><text:span text:style-name="T15">for</text:span><text:span text:style-name="T16"> </text:span><text:span text:style-name="T15">Intelligent</text:span><text:span text:style-name="T16"> </text:span><text:span text:style-name="T15">Systems</text:span><text:span text:style-name="T12">,</text:span><text:span text:style-name="T14"> </text:span><text:span text:style-name="T12">pub.</text:span><text:span text:style-name="T14"> </text:span><text:span text:style-name="T12">North</text:span><text:span text:style-name="T14"> </text:span><text:span text:style-name="T12">Holland</text:span><text:span text:style-name="T14"> </text:span><text:span text:style-name="T12">(ISMIS'90),</text:span><text:span text:style-name="T14"> </text:span><text:span text:style-name="T12">Knoxville,</text:span><text:span text:style-name="T14"> </text:span><text:span text:style-name="T12">Tenn.</text:span><text:span text:style-name="T14"> </text:span><text:span text:style-name="T12">(Oct.</text:span><text:span text:style-name="T14"> </text:span><text:span text:style-name="T12">1990).</text:span></text:p>
        </text:list-item>
        <text:list-item>
          <text:p text:style-name="P15"><text:span text:style-name="T12">Rose</text:span><text:span text:style-name="T14"> </text:span><text:span text:style-name="T12">and</text:span><text:span text:style-name="T14"> </text:span><text:span text:style-name="T12">Gelernter;</text:span><text:span text:style-name="T14"> “</text:span><text:span text:style-name="T12">ISOLDE:</text:span><text:span text:style-name="T14"> </text:span><text:span text:style-name="T12">A</text:span><text:span text:style-name="T14"> </text:span><text:span text:style-name="T12">System</text:span><text:span text:style-name="T14"> </text:span><text:span text:style-name="T12">for</text:span><text:span text:style-name="T14"> </text:span><text:span text:style-name="T12">Learning</text:span><text:span text:style-name="T14"> </text:span><text:span text:style-name="T12">Organic</text:span><text:span text:style-name="T14"> </text:span><text:span text:style-name="T12">Chemistry</text:span><text:span text:style-name="T14"> </text:span><text:span text:style-name="T12">through</text:span><text:span text:style-name="T14"> </text:span><text:span text:style-name="T12">Induction</text:span><text:span text:style-name="T14">”</text:span><text:span text:style-name="T12">,</text:span><text:span text:style-name="T14"> </text:span><text:span text:style-name="T15">Proc.</text:span><text:span text:style-name="T16"> </text:span><text:span text:style-name="T15">3rd</text:span><text:span text:style-name="T16"> </text:span><text:span text:style-name="T15">European</text:span><text:span text:style-name="T16"> </text:span><text:span text:style-name="T15">Conf.</text:span><text:span text:style-name="T16"> </text:span><text:span text:style-name="T15">and</text:span><text:span text:style-name="T16"> </text:span><text:span text:style-name="T15">Workshop</text:span><text:span text:style-name="T16"> </text:span><text:span text:style-name="T15">on</text:span><text:span text:style-name="T16"> </text:span><text:span text:style-name="T15">Knowledge</text:span><text:span text:style-name="T16"> </text:span><text:span text:style-name="T15">Acquisition</text:span><text:span text:style-name="T16"> </text:span><text:span text:style-name="T15">for</text:span><text:span text:style-name="T16"> </text:span><text:span text:style-name="T15">Knowledge-Based</text:span><text:span text:style-name="T16"> </text:span><text:span text:style-name="T15">Systems</text:span><text:span text:style-name="T12">,</text:span><text:span text:style-name="T14"> </text:span><text:span text:style-name="T12">Eds.</text:span><text:span text:style-name="T14"> </text:span><text:span text:style-name="T12">Boose,</text:span><text:span text:style-name="T14"> </text:span><text:span text:style-name="T12">Gaines,</text:span><text:span text:style-name="T14"> </text:span><text:span text:style-name="T12">and</text:span><text:span text:style-name="T14"> </text:span><text:span text:style-name="T12">Ganascia,</text:span><text:span text:style-name="T14"> </text:span><text:span text:style-name="T12">Paris,</text:span><text:span text:style-name="T14"> </text:span><text:span text:style-name="T12">1989.</text:span></text:p>
        </text:list-item>
        <text:list-item>
          <text:p text:style-name="P15"><text:span text:style-name="T12">Gelernter,</text:span><text:span text:style-name="T14"> </text:span><text:span text:style-name="T12">Miller,</text:span><text:span text:style-name="T14"> </text:span><text:span text:style-name="T12">and</text:span><text:span text:style-name="T14"> </text:span><text:span text:style-name="T12">Berndt;</text:span><text:span text:style-name="T14"> “</text:span><text:span text:style-name="T12">User's</text:span><text:span text:style-name="T14"> </text:span><text:span text:style-name="T12">Guide</text:span><text:span text:style-name="T14"> </text:span><text:span text:style-name="T12">to</text:span><text:span text:style-name="T14"> </text:span><text:span text:style-name="T12">MicroSYNCHEM-d</text:span><text:span text:style-name="T14">”</text:span><text:span text:style-name="T12">,</text:span><text:span text:style-name="T14"> </text:span><text:span text:style-name="T12">The</text:span><text:span text:style-name="T14"> </text:span><text:span text:style-name="T12">Research</text:span><text:span text:style-name="T14"> </text:span><text:span text:style-name="T12">Foundation</text:span><text:span text:style-name="T14"> </text:span><text:span text:style-name="T12">of</text:span><text:span text:style-name="T14"> </text:span><text:span text:style-name="T12">SUNY</text:span><text:span text:style-name="T14"> </text:span><text:span text:style-name="T12">and</text:span><text:span text:style-name="T14"> </text:span><text:span text:style-name="T12">the</text:span><text:span text:style-name="T14"> </text:span><text:span text:style-name="T12">SYNCHEM</text:span><text:span text:style-name="T14"> </text:span><text:span text:style-name="T12">Group,</text:span><text:span text:style-name="T14"> </text:span><text:span text:style-name="T15">Copyright</text:span><text:span text:style-name="T16"> </text:span><text:span text:style-name="T15">1988</text:span><text:span text:style-name="T12">.</text:span></text:p>
        </text:list-item>
        <text:list-item>
          <text:p text:style-name="P15"><text:span text:style-name="T12">Tinker</text:span><text:span text:style-name="T14"> </text:span><text:span text:style-name="T12">and</text:span><text:span text:style-name="T14"> </text:span><text:span text:style-name="T12">Gelernter;</text:span><text:span text:style-name="T14"> “</text:span><text:span text:style-name="T12">Computer</text:span><text:span text:style-name="T14"> </text:span><text:span text:style-name="T12">Simulation</text:span><text:span text:style-name="T14"> </text:span><text:span text:style-name="T12">of</text:span><text:span text:style-name="T14"> </text:span><text:span text:style-name="T12">Metabolic</text:span><text:span text:style-name="T14"> </text:span><text:span text:style-name="T12">Transformation</text:span><text:span text:style-name="T14">”</text:span><text:span text:style-name="T12">,</text:span><text:span text:style-name="T14"> </text:span><text:span text:style-name="T15">Jour.</text:span><text:span text:style-name="T16"> </text:span><text:span text:style-name="T15">Chem.</text:span><text:span text:style-name="T16"> </text:span><text:span text:style-name="T15">Comput</text:span><text:span text:style-name="T12">.,</text:span><text:span text:style-name="T14"> </text:span><text:span text:style-name="T19">7</text:span><text:span text:style-name="T12">,</text:span><text:span text:style-name="T14"> </text:span><text:span text:style-name="T12">(1986).</text:span></text:p>
        </text:list-item>
        <text:list-item>
          <text:p text:style-name="P15"><text:span text:style-name="T12">Gelernter,</text:span><text:span text:style-name="T14"> </text:span><text:span text:style-name="T12">Bhagwat,</text:span><text:span text:style-name="T14"> </text:span><text:span text:style-name="T12">Larsen,</text:span><text:span text:style-name="T14"> </text:span><text:span text:style-name="T12">and</text:span><text:span text:style-name="T14"> </text:span><text:span text:style-name="T12">Miller;</text:span><text:span text:style-name="T14"> “</text:span><text:span text:style-name="T12">Knowledge-Base</text:span><text:span text:style-name="T14"> </text:span><text:span text:style-name="T12">Enhancement</text:span><text:span text:style-name="T14"> </text:span><text:span text:style-name="T12">via</text:span><text:span text:style-name="T14"> </text:span><text:span text:style-name="T12">Training</text:span><text:span text:style-name="T14"> </text:span><text:span text:style-name="T12">Sequence</text:span><text:span text:style-name="T14">”</text:span><text:span text:style-name="T12">,</text:span><text:span text:style-name="T14"> </text:span><text:span text:style-name="T15">Proc.</text:span><text:span text:style-name="T16"> </text:span><text:span text:style-name="T15">6th</text:span><text:span text:style-name="T16"> </text:span><text:span text:style-name="T15">Int.</text:span><text:span text:style-name="T16"> </text:span><text:span text:style-name="T15">Conf.</text:span><text:span text:style-name="T16"> </text:span><text:span text:style-name="T15">on</text:span><text:span text:style-name="T16"> </text:span><text:span text:style-name="T15">Computers</text:span><text:span text:style-name="T16"> </text:span><text:span text:style-name="T15">in</text:span><text:span text:style-name="T16"> </text:span><text:span text:style-name="T15">Chem.</text:span><text:span text:style-name="T16"> </text:span><text:span text:style-name="T15">Res</text:span><text:span text:style-name="T12">.,</text:span><text:span text:style-name="T14"> </text:span><text:span text:style-name="T12">Washington,</text:span><text:span text:style-name="T14"> </text:span><text:span text:style-name="T12">D.C.,</text:span><text:span text:style-name="T14"> </text:span><text:span text:style-name="T12">July</text:span><text:span text:style-name="T14"> </text:span><text:span text:style-name="T12">1982,</text:span><text:span text:style-name="T14"> </text:span><text:span text:style-name="T12">(published</text:span><text:span text:style-name="T14"> </text:span><text:span text:style-name="T12">as</text:span><text:span text:style-name="T14"> </text:span><text:span text:style-name="T15">Computer</text:span><text:span text:style-name="T16"> </text:span><text:span text:style-name="T15">Applications</text:span><text:span text:style-name="T16"> </text:span><text:span text:style-name="T15">in</text:span><text:span text:style-name="T16"> </text:span><text:span text:style-name="T15">Chemistry</text:span><text:span text:style-name="T12">,</text:span><text:span text:style-name="T14"> </text:span><text:span text:style-name="T12">Ed.</text:span><text:span text:style-name="T14"> </text:span><text:span text:style-name="T12">S.R.</text:span><text:span text:style-name="T14"> </text:span><text:span text:style-name="T12">Heller</text:span><text:span text:style-name="T14"> </text:span><text:span text:style-name="T12">and</text:span><text:span text:style-name="T14"> </text:span><text:span text:style-name="T12">R.</text:span><text:span text:style-name="T14"> </text:span><text:span text:style-name="T12">Potenzone,</text:span><text:span text:style-name="T14"> </text:span><text:span text:style-name="T12">(1983,</text:span><text:span text:style-name="T14"> </text:span><text:span text:style-name="T12">Elsevier,</text:span><text:span text:style-name="T14"> </text:span><text:span text:style-name="T12">Amsterdam)).</text:span></text:p>
        </text:list-item>
        <text:list-item>
          <text:p text:style-name="P15"><text:span text:style-name="T12">Gelernter,</text:span><text:span text:style-name="T14"> </text:span><text:span text:style-name="T12">Sanders,</text:span><text:span text:style-name="T14"> </text:span><text:span text:style-name="T12">Larsen,</text:span><text:span text:style-name="T14"> </text:span><text:span text:style-name="T12">Agarwal,</text:span><text:span text:style-name="T14"> </text:span><text:span text:style-name="T12">Boivie,</text:span><text:span text:style-name="T14"> </text:span><text:span text:style-name="T12">Spritzer,</text:span><text:span text:style-name="T14"> </text:span><text:span text:style-name="T12">and</text:span><text:span text:style-name="T14"> </text:span><text:span text:style-name="T12">Searleman;</text:span><text:span text:style-name="T14"> “</text:span><text:span text:style-name="T12">Empirical</text:span><text:span text:style-name="T14"> </text:span><text:span text:style-name="T12">Explorations</text:span><text:span text:style-name="T14"> </text:span><text:span text:style-name="T12">of</text:span><text:span text:style-name="T14"> </text:span><text:span text:style-name="T12">SYNCHEM</text:span><text:span text:style-name="T14">”</text:span><text:span text:style-name="T12">,</text:span><text:span text:style-name="T14"> </text:span><text:span text:style-name="T15">Science</text:span><text:span text:style-name="T12">,</text:span><text:span text:style-name="T14"> </text:span><text:span text:style-name="T19">197</text:span><text:span text:style-name="T12">,</text:span><text:span text:style-name="T14"> </text:span><text:span text:style-name="T12">9</text:span><text:span text:style-name="T14"> </text:span><text:span text:style-name="T12">Sept.</text:span><text:span text:style-name="T14"> </text:span><text:span text:style-name="T12">1977.</text:span></text:p>
        </text:list-item>
        <text:list-item>
          <text:p text:style-name="P15"><text:span text:style-name="T12">Agarwal,</text:span><text:span text:style-name="T14"> </text:span><text:span text:style-name="T12">Larsen,</text:span><text:span text:style-name="T14"> </text:span><text:span text:style-name="T12">and</text:span><text:span text:style-name="T14"> </text:span><text:span text:style-name="T12">Gelernter;</text:span><text:span text:style-name="T14"> “</text:span><text:span text:style-name="T12">Application</text:span><text:span text:style-name="T14"> </text:span><text:span text:style-name="T12">of</text:span><text:span text:style-name="T14"> </text:span><text:span text:style-name="T12">Chemical</text:span><text:span text:style-name="T14"> </text:span><text:span text:style-name="T12">Transforms</text:span><text:span text:style-name="T14"> </text:span><text:span text:style-name="T12">in</text:span><text:span text:style-name="T14"> </text:span><text:span text:style-name="T12">SYNCHEM2</text:span><text:span text:style-name="T14">”</text:span><text:span text:style-name="T12">,</text:span><text:span text:style-name="T14"> </text:span><text:span text:style-name="T15">Computers</text:span><text:span text:style-name="T16"> </text:span><text:span text:style-name="T15">&amp;</text:span><text:span text:style-name="T16"> </text:span><text:span text:style-name="T15">Chemistry</text:span><text:span text:style-name="T12">,</text:span><text:span text:style-name="T14"> </text:span><text:span text:style-name="T19">2</text:span><text:span text:style-name="T12">,</text:span><text:span text:style-name="T14"> </text:span><text:span text:style-name="T12">(1978).</text:span></text:p>
        </text:list-item>
        <text:list-item>
          <text:p text:style-name="P15"><text:span text:style-name="T12">Sanders</text:span><text:span text:style-name="T14"> </text:span><text:span text:style-name="T12">and</text:span><text:span text:style-name="T14"> </text:span><text:span text:style-name="T12">Gelernter;</text:span><text:span text:style-name="T14"> “</text:span><text:span text:style-name="T12">Data</text:span><text:span text:style-name="T14"> </text:span><text:span text:style-name="T12">Metastructures</text:span><text:span text:style-name="T14">”</text:span><text:span text:style-name="T12">,</text:span><text:span text:style-name="T14"> </text:span><text:span text:style-name="T15">Software</text:span><text:span text:style-name="T14">−</text:span><text:span text:style-name="T15">Practice</text:span><text:span text:style-name="T16"> </text:span><text:span text:style-name="T15">and</text:span><text:span text:style-name="T16"> </text:span><text:span text:style-name="T15">Experience</text:span><text:span text:style-name="T12">,</text:span><text:span text:style-name="T14"> </text:span><text:span text:style-name="T19">9</text:span><text:span text:style-name="T12">,</text:span><text:span text:style-name="T14"> </text:span><text:span text:style-name="T12">(1979).</text:span></text:p>
        </text:list-item>
        <text:list-item>
          <text:p text:style-name="P15"><text:span text:style-name="T12">Gelernter,</text:span><text:span text:style-name="T14"> </text:span><text:span text:style-name="T12">Miller,</text:span><text:span text:style-name="T14"> </text:span><text:span text:style-name="T12">Larsen,</text:span><text:span text:style-name="T14"> </text:span><text:span text:style-name="T12">and</text:span><text:span text:style-name="T14"> </text:span><text:span text:style-name="T12">Berndt;</text:span><text:span text:style-name="T14"> “</text:span><text:span text:style-name="T12">Realization</text:span><text:span text:style-name="T14"> </text:span><text:span text:style-name="T12">of</text:span><text:span text:style-name="T14"> </text:span><text:span text:style-name="T12">a</text:span><text:span text:style-name="T14"> </text:span><text:span text:style-name="T12">Large</text:span><text:span text:style-name="T14"> </text:span><text:span text:style-name="T12">Expert</text:span><text:span text:style-name="T14"> </text:span><text:span text:style-name="T12">Problem-Solving</text:span><text:span text:style-name="T14"> </text:span><text:span text:style-name="T12">System</text:span><text:span text:style-name="T14">”</text:span><text:span text:style-name="T12">,</text:span><text:span text:style-name="T14"> </text:span><text:span text:style-name="T15">Proc.</text:span><text:span text:style-name="T16"> </text:span><text:span text:style-name="T15">First</text:span><text:span text:style-name="T16"> </text:span><text:span text:style-name="T15">Conf.</text:span><text:span text:style-name="T16"> </text:span><text:span text:style-name="T15">on</text:span><text:span text:style-name="T16"> </text:span><text:span text:style-name="T15">Artificial</text:span><text:span text:style-name="T16"> </text:span><text:span text:style-name="T15">Intelligence</text:span><text:span text:style-name="T16"> </text:span><text:span text:style-name="T15">Applications,</text:span><text:span text:style-name="T16"> </text:span><text:span text:style-name="T12">IEEE</text:span><text:span text:style-name="T14"> </text:span><text:span text:style-name="T12">Comp.</text:span><text:span text:style-name="T14"> </text:span><text:span text:style-name="T12">Sci.</text:span><text:span text:style-name="T14"> </text:span><text:span text:style-name="T12">Press,</text:span><text:span text:style-name="T14"> </text:span><text:span text:style-name="T12">Maryland</text:span><text:span text:style-name="T14"> </text:span><text:span text:style-name="T12">(1984).</text:span></text:p>
        </text:list-item>
        <text:list-item>
          <text:p text:style-name="P15"><text:soft-page-break/><text:span text:style-name="T12">Gelernter,</text:span><text:span text:style-name="T14"> </text:span><text:span text:style-name="T12">Sridharan,</text:span><text:span text:style-name="T14"> </text:span><text:span text:style-name="T12">Hart,</text:span><text:span text:style-name="T14"> </text:span><text:span text:style-name="T12">Yen,</text:span><text:span text:style-name="T14"> </text:span><text:span text:style-name="T12">Fowler,</text:span><text:span text:style-name="T14"> </text:span><text:span text:style-name="T12">and</text:span><text:span text:style-name="T14"> </text:span><text:span text:style-name="T12">Shue;</text:span><text:span text:style-name="T14"> “</text:span><text:span text:style-name="T12">The</text:span><text:span text:style-name="T14"> </text:span><text:span text:style-name="T12">Discovery</text:span><text:span text:style-name="T14"> </text:span><text:span text:style-name="T12">of</text:span><text:span text:style-name="T14"> </text:span><text:span text:style-name="T12">Organic</text:span><text:span text:style-name="T14"> </text:span><text:span text:style-name="T12">Synthesis</text:span><text:span text:style-name="T14"> </text:span><text:span text:style-name="T12">Routes</text:span><text:span text:style-name="T14"> </text:span><text:span text:style-name="T12">by</text:span><text:span text:style-name="T14"> </text:span><text:span text:style-name="T12">Computer</text:span><text:span text:style-name="T14">”</text:span><text:span text:style-name="T12">,</text:span><text:span text:style-name="T14"> </text:span><text:span text:style-name="T15">Topics</text:span><text:span text:style-name="T16"> </text:span><text:span text:style-name="T15">in</text:span><text:span text:style-name="T16"> </text:span><text:span text:style-name="T15">Current</text:span><text:span text:style-name="T16"> </text:span><text:span text:style-name="T15">Chem.</text:span><text:span text:style-name="T16"> </text:span><text:span text:style-name="T15">(Fortschritte</text:span><text:span text:style-name="T16"> </text:span><text:span text:style-name="T15">der</text:span><text:span text:style-name="T16"> </text:span><text:span text:style-name="T15">Chemischen</text:span><text:span text:style-name="T16"> </text:span><text:span text:style-name="T15">Forschung),</text:span><text:span text:style-name="T16"> </text:span><text:span text:style-name="T19">41</text:span><text:span text:style-name="T12">,</text:span><text:span text:style-name="T14"> </text:span><text:span text:style-name="T12">(1973).</text:span></text:p>
        </text:list-item>
      </text:list>
      <text:p text:style-name="P18"/>
      <text:p text:style-name="P39"><text:span text:style-name="T29">1,000</text:span><text:span text:style-name="T30"> </text:span><text:span text:style-name="T29">avlform.txt</text:span></text:p>
      <text:p text:style-name="P38"/>
      <text:p text:style-name="P39"><text:span text:style-name="T11">NOTE:</text:span><text:span text:style-name="T13"> </text:span><text:span text:style-name="T11">The</text:span><text:span text:style-name="T13"> </text:span><text:span text:style-name="T11">menu</text:span><text:span text:style-name="T13"> </text:span><text:span text:style-name="T11">item</text:span><text:span text:style-name="T13"> </text:span><text:span text:style-name="T11">"Add</text:span><text:span text:style-name="T13"> </text:span><text:span text:style-name="T11">Compound"</text:span><text:span text:style-name="T13"> </text:span><text:span text:style-name="T11">under</text:span><text:span text:style-name="T13"> </text:span><text:span text:style-name="T11">the</text:span><text:span text:style-name="T13"> </text:span><text:span text:style-name="T11">"Additional</text:span><text:span text:style-name="T13"> </text:span><text:span text:style-name="T11">Operations"</text:span></text:p>
      <text:p text:style-name="P39"><text:span text:style-name="T13"><text:s text:c="6"/></text:span><text:span text:style-name="T11">tearoff</text:span><text:span text:style-name="T13"> </text:span><text:span text:style-name="T11">menu</text:span><text:span text:style-name="T13"> </text:span><text:span text:style-name="T11">is</text:span><text:span text:style-name="T13"> </text:span><text:span text:style-name="T11">not</text:span><text:span text:style-name="T13"> </text:span><text:span text:style-name="T11">recommended,</text:span><text:span text:style-name="T13"> </text:span><text:span text:style-name="T11">as</text:span><text:span text:style-name="T13"> </text:span><text:span text:style-name="T11">it</text:span><text:span text:style-name="T13"> </text:span><text:span text:style-name="T11">does</text:span><text:span text:style-name="T13"> </text:span><text:span text:style-name="T11">not</text:span><text:span text:style-name="T13"> </text:span><text:span text:style-name="T11">currently</text:span></text:p>
      <text:p text:style-name="P39"><text:span text:style-name="T13"><text:s text:c="6"/></text:span><text:span text:style-name="T11">check</text:span><text:span text:style-name="T13"> </text:span><text:span text:style-name="T11">for</text:span><text:span text:style-name="T13"> </text:span><text:span text:style-name="T11">the</text:span><text:span text:style-name="T13"> </text:span><text:span text:style-name="T11">presence</text:span><text:span text:style-name="T13"> </text:span><text:span text:style-name="T11">of</text:span><text:span text:style-name="T13"> </text:span><text:span text:style-name="T11">the</text:span><text:span text:style-name="T13"> </text:span><text:span text:style-name="T11">compound</text:span><text:span text:style-name="T13"> </text:span><text:span text:style-name="T11">in</text:span><text:span text:style-name="T13"> </text:span><text:span text:style-name="T11">the</text:span><text:span text:style-name="T13"> </text:span><text:span text:style-name="T11">library.</text:span></text:p>
      <text:p text:style-name="P37"/>
      <text:p text:style-name="P39"><text:span text:style-name="T13"><text:s text:c="6"/></text:span><text:span text:style-name="T11">A</text:span><text:span text:style-name="T13"> </text:span><text:span text:style-name="T11">preferable</text:span><text:span text:style-name="T13"> </text:span><text:span text:style-name="T11">method</text:span><text:span text:style-name="T13"> </text:span><text:span text:style-name="T11">is</text:span><text:span text:style-name="T13"> </text:span><text:span text:style-name="T11">to</text:span><text:span text:style-name="T13"> </text:span><text:span text:style-name="T11">search</text:span><text:span text:style-name="T13"> </text:span><text:span text:style-name="T11">by</text:span><text:span text:style-name="T13"> </text:span><text:span text:style-name="T11">structure.</text:span><text:span text:style-name="T13"> <text:s/></text:span><text:span text:style-name="T11">If</text:span><text:span text:style-name="T13"> </text:span><text:span text:style-name="T11">the</text:span></text:p>
      <text:p text:style-name="P39"><text:span text:style-name="T13"><text:s text:c="6"/></text:span><text:span text:style-name="T11">compound</text:span><text:span text:style-name="T13"> </text:span><text:span text:style-name="T11">is</text:span><text:span text:style-name="T13"> </text:span><text:span text:style-name="T11">not</text:span><text:span text:style-name="T13"> </text:span><text:span text:style-name="T11">found,</text:span><text:span text:style-name="T13"> </text:span><text:span text:style-name="T11">you</text:span><text:span text:style-name="T13"> </text:span><text:span text:style-name="T11">will</text:span><text:span text:style-name="T13"> </text:span><text:span text:style-name="T11">be</text:span><text:span text:style-name="T13"> </text:span><text:span text:style-name="T11">given</text:span><text:span text:style-name="T13"> </text:span><text:span text:style-name="T11">an</text:span><text:span text:style-name="T13"> </text:span><text:span text:style-name="T11">opportunity</text:span><text:span text:style-name="T13"> </text:span><text:span text:style-name="T11">to</text:span></text:p>
      <text:p text:style-name="P39"><text:span text:style-name="T13"><text:s text:c="6"/></text:span><text:span text:style-name="T11">add</text:span><text:span text:style-name="T13"> </text:span><text:span text:style-name="T11">it</text:span><text:span text:style-name="T13"> </text:span><text:span text:style-name="T11">upon</text:span><text:span text:style-name="T13"> </text:span><text:span text:style-name="T11">completion</text:span><text:span text:style-name="T13"> </text:span><text:span text:style-name="T11">of</text:span><text:span text:style-name="T13"> </text:span><text:span text:style-name="T11">the</text:span><text:span text:style-name="T13"> </text:span><text:span text:style-name="T11">search.</text:span></text:p>
      <text:p text:style-name="P38"/>
      <text:p text:style-name="P39"><text:span text:style-name="T29">758</text:span><text:span text:style-name="T30"> </text:span><text:span text:style-name="T29">edittemp.txt</text:span></text:p>
      <text:p text:style-name="P39"><text:span text:style-name="T11">Selection</text:span><text:span text:style-name="T13"> </text:span><text:span text:style-name="T11">List</text:span><text:span text:style-name="T13"> </text:span><text:span text:style-name="T11">(toggles</text:span><text:span text:style-name="T13"> </text:span><text:span text:style-name="T11">between</text:span><text:span text:style-name="T13"> </text:span><text:span text:style-name="T11">selected</text:span><text:span text:style-name="T13"> </text:span><text:span text:style-name="T11">and</text:span><text:span text:style-name="T13"> </text:span><text:span text:style-name="T11">unselected</text:span><text:span text:style-name="T13"> </text:span><text:span text:style-name="T11">by</text:span><text:span text:style-name="T13"> </text:span><text:span text:style-name="T11">clicking</text:span><text:span text:style-name="T13"> </text:span><text:span text:style-name="T11">on</text:span><text:span text:style-name="T13"> </text:span><text:span text:style-name="T11">the</text:span><text:span text:style-name="T13"> </text:span><text:span text:style-name="T11">line</text:span><text:span text:style-name="T13"> </text:span><text:span text:style-name="T11">where</text:span><text:span text:style-name="T13"> </text:span><text:span text:style-name="T11">the</text:span><text:span text:style-name="T13"> </text:span><text:span text:style-name="T11">desired</text:span><text:span text:style-name="T13"> </text:span><text:span text:style-name="T11">attribute</text:span><text:span text:style-name="T13"> </text:span><text:span text:style-name="T11">appears)</text:span></text:p>
      <text:p text:style-name="P37"/>
      <text:p text:style-name="P39"><text:span text:style-name="T11">Reset</text:span><text:span text:style-name="T13"> </text:span><text:span text:style-name="T11">button</text:span><text:span text:style-name="T13"> </text:span><text:span text:style-name="T11">(clears</text:span><text:span text:style-name="T13"> </text:span><text:span text:style-name="T11">all</text:span><text:span text:style-name="T13"> </text:span><text:span text:style-name="T11">highlighted</text:span><text:span text:style-name="T13"> </text:span><text:span text:style-name="T11">items</text:span><text:span text:style-name="T13"> </text:span><text:span text:style-name="T11">to</text:span><text:span text:style-name="T13"> </text:span><text:span text:style-name="T11">represent</text:span><text:span text:style-name="T13"> </text:span><text:span text:style-name="T11">an</text:span><text:span text:style-name="T13"> </text:span><text:span text:style-name="T11">empty</text:span><text:span text:style-name="T13"> </text:span><text:span text:style-name="T11">test</text:span><text:span text:style-name="T13"> </text:span><text:span text:style-name="T11">list)</text:span></text:p>
      <text:p text:style-name="P37"/>
      <text:p text:style-name="P39"><text:span text:style-name="T11">Restore</text:span><text:span text:style-name="T13"> </text:span><text:span text:style-name="T11">Previous</text:span><text:span text:style-name="T13"> </text:span><text:span text:style-name="T11">button</text:span><text:span text:style-name="T13"> </text:span><text:span text:style-name="T11">(returns</text:span><text:span text:style-name="T13"> </text:span><text:span text:style-name="T11">the</text:span><text:span text:style-name="T13"> </text:span><text:span text:style-name="T11">list</text:span><text:span text:style-name="T13"> </text:span><text:span text:style-name="T11">to</text:span><text:span text:style-name="T13"> </text:span><text:span text:style-name="T11">its</text:span><text:span text:style-name="T13"> </text:span><text:span text:style-name="T11">state</text:span><text:span text:style-name="T13"> </text:span><text:span text:style-name="T11">prior</text:span><text:span text:style-name="T13"> </text:span><text:span text:style-name="T11">to</text:span><text:span text:style-name="T13"> </text:span><text:span text:style-name="T11">the</text:span><text:span text:style-name="T13"> </text:span><text:span text:style-name="T11">last</text:span><text:span text:style-name="T13"> </text:span><text:span text:style-name="T11">reset)</text:span></text:p>
      <text:p text:style-name="P37"/>
      <text:p text:style-name="P39"><text:span text:style-name="T11">Reset</text:span><text:span text:style-name="T13"> </text:span><text:span text:style-name="T11">&amp;</text:span><text:span text:style-name="T13"> </text:span><text:span text:style-name="T11">Open</text:span><text:span text:style-name="T13"> </text:span><text:span text:style-name="T11">button</text:span><text:span text:style-name="T13"> </text:span><text:span text:style-name="T11">(replaces</text:span><text:span text:style-name="T13"> </text:span><text:span text:style-name="T11">contents</text:span><text:span text:style-name="T13"> </text:span><text:span text:style-name="T11">of</text:span><text:span text:style-name="T13"> </text:span><text:span text:style-name="T11">the</text:span><text:span text:style-name="T13"> </text:span><text:span text:style-name="T11">list</text:span><text:span text:style-name="T13"> </text:span><text:span text:style-name="T11">with</text:span><text:span text:style-name="T13"> </text:span><text:span text:style-name="T11">those</text:span><text:span text:style-name="T13"> </text:span><text:span text:style-name="T11">of</text:span><text:span text:style-name="T13"> </text:span><text:span text:style-name="T11">an</text:span><text:span text:style-name="T13"> </text:span><text:span text:style-name="T11">existing</text:span><text:span text:style-name="T13"> </text:span><text:span text:style-name="T11">template</text:span></text:p>
      <text:p text:style-name="P37"><text:tab/>file)</text:p>
      <text:p text:style-name="P37"/>
      <text:p text:style-name="P39"><text:span text:style-name="T11">Open</text:span><text:span text:style-name="T13"> </text:span><text:span text:style-name="T11">&amp;</text:span><text:span text:style-name="T13"> </text:span><text:span text:style-name="T11">Merge</text:span><text:span text:style-name="T13"> </text:span><text:span text:style-name="T11">(adds</text:span><text:span text:style-name="T13"> </text:span><text:span text:style-name="T11">contents</text:span><text:span text:style-name="T13"> </text:span><text:span text:style-name="T11">of</text:span><text:span text:style-name="T13"> </text:span><text:span text:style-name="T11">an</text:span><text:span text:style-name="T13"> </text:span><text:span text:style-name="T11">existing</text:span><text:span text:style-name="T13"> </text:span><text:span text:style-name="T11">template</text:span><text:span text:style-name="T13"> </text:span><text:span text:style-name="T11">file</text:span><text:span text:style-name="T13"> </text:span><text:span text:style-name="T11">to</text:span><text:span text:style-name="T13"> </text:span><text:span text:style-name="T11">those</text:span><text:span text:style-name="T13"> </text:span><text:span text:style-name="T11">of</text:span><text:span text:style-name="T13"> </text:span><text:span text:style-name="T11">the</text:span><text:span text:style-name="T13"> </text:span><text:span text:style-name="T11">list)</text:span></text:p>
      <text:p text:style-name="P37"/>
      <text:p text:style-name="P39"><text:span text:style-name="T11">View</text:span><text:span text:style-name="T13"> </text:span><text:span text:style-name="T11">Structures</text:span><text:span text:style-name="T13"> </text:span><text:span text:style-name="T11">(opens</text:span><text:span text:style-name="T13"> </text:span><text:span text:style-name="T11">a</text:span><text:span text:style-name="T13"> </text:span><text:span text:style-name="T11">window</text:span><text:span text:style-name="T13"> </text:span><text:span text:style-name="T11">containing</text:span><text:span text:style-name="T13"> </text:span><text:span text:style-name="T11">one</text:span><text:span text:style-name="T13"> </text:span><text:span text:style-name="T11">or</text:span><text:span text:style-name="T13"> </text:span><text:span text:style-name="T11">more</text:span><text:span text:style-name="T13"> </text:span><text:span text:style-name="T11">drawings</text:span><text:span text:style-name="T13"> </text:span><text:span text:style-name="T11">of</text:span><text:span text:style-name="T13"> </text:span><text:span text:style-name="T11">each</text:span><text:span text:style-name="T13"> </text:span><text:span text:style-name="T11">attribute)</text:span></text:p>
      <text:p text:style-name="P37"/>
      <text:p text:style-name="P39"><text:span text:style-name="T11">Save</text:span><text:span text:style-name="T13"> </text:span><text:span text:style-name="T11">As</text:span><text:span text:style-name="T13"> </text:span><text:span text:style-name="T11">...</text:span><text:span text:style-name="T13"> </text:span><text:span text:style-name="T11">button</text:span><text:span text:style-name="T13"> </text:span><text:span text:style-name="T11">(opens</text:span><text:span text:style-name="T13"> </text:span><text:span text:style-name="T11">a</text:span><text:span text:style-name="T13"> </text:span><text:span text:style-name="T11">window</text:span><text:span text:style-name="T13"> </text:span><text:span text:style-name="T11">from</text:span><text:span text:style-name="T13"> </text:span><text:span text:style-name="T11">which</text:span><text:span text:style-name="T13"> </text:span><text:span text:style-name="T11">the</text:span><text:span text:style-name="T13"> </text:span><text:span text:style-name="T11">destination</text:span><text:span text:style-name="T13"> </text:span><text:span text:style-name="T11">file</text:span><text:span text:style-name="T13"> </text:span><text:span text:style-name="T11">is</text:span><text:span text:style-name="T13"> </text:span><text:span text:style-name="T11">selected</text:span><text:span text:style-name="T13"> </text:span><text:span text:style-name="T11">from</text:span><text:span text:style-name="T13"> </text:span><text:span text:style-name="T11">among</text:span><text:span text:style-name="T13"> </text:span><text:span text:style-name="T11">existing</text:span><text:span text:style-name="T13"> </text:span><text:span text:style-name="T11">templates</text:span><text:span text:style-name="T13"> </text:span><text:span text:style-name="T11">or</text:span><text:span text:style-name="T13"> </text:span><text:span text:style-name="T11">created</text:span><text:span text:style-name="T13"> </text:span><text:span text:style-name="T11">with</text:span><text:span text:style-name="T13"> </text:span><text:span text:style-name="T11">a</text:span><text:span text:style-name="T13"> </text:span><text:span text:style-name="T11">new</text:span><text:span text:style-name="T13"> </text:span><text:span text:style-name="T11">name</text:span><text:span text:style-name="T13"> </text:span><text:span text:style-name="T11">and</text:span><text:span text:style-name="T13"> </text:span><text:span text:style-name="T11">description)</text:span></text:p>
      <text:p text:style-name="P37"/>
      <text:p text:style-name="P39"><text:span text:style-name="T11">Exit</text:span><text:span text:style-name="T13"> </text:span><text:span text:style-name="T11">(returns</text:span><text:span text:style-name="T13"> </text:span><text:span text:style-name="T11">to</text:span><text:span text:style-name="T13"> </text:span><text:span text:style-name="T11">the</text:span><text:span text:style-name="T13"> </text:span><text:span text:style-name="T11">pre-transform</text:span><text:span text:style-name="T13"> </text:span><text:span text:style-name="T11">test</text:span><text:span text:style-name="T13"> </text:span><text:span text:style-name="T11">editor)</text:span></text:p>
      <text:p text:style-name="P38"/>
      <text:p text:style-name="P39"><text:span text:style-name="T29">621</text:span><text:span text:style-name="T30"> </text:span><text:span text:style-name="T29">istfgform.txt</text:span></text:p>
      <text:p text:style-name="P39"><text:span text:style-name="T11">Explanation</text:span><text:span text:style-name="T13"> </text:span><text:span text:style-name="T11">of</text:span><text:span text:style-name="T13"> </text:span><text:span text:style-name="T11">functional</text:span><text:span text:style-name="T13"> </text:span><text:span text:style-name="T11">groups</text:span><text:span text:style-name="T13"> </text:span><text:span text:style-name="T11">in</text:span><text:span text:style-name="T13"> </text:span><text:span text:style-name="T11">IsThere:</text:span></text:p>
      <text:p text:style-name="P37"/>
      <text:p text:style-name="P39"><text:span text:style-name="T11">To</text:span><text:span text:style-name="T13"> </text:span><text:span text:style-name="T11">specify</text:span><text:span text:style-name="T13"> </text:span><text:span text:style-name="T11">that</text:span><text:span text:style-name="T13"> </text:span><text:span text:style-name="T11">a</text:span><text:span text:style-name="T13"> </text:span><text:span text:style-name="T11">given</text:span><text:span text:style-name="T13"> </text:span><text:span text:style-name="T11">FG</text:span><text:span text:style-name="T13"> </text:span><text:span text:style-name="T11">is</text:span><text:span text:style-name="T13"> </text:span><text:span text:style-name="T11">present</text:span><text:span text:style-name="T13"> </text:span><text:span text:style-name="T11">(in</text:span><text:span text:style-name="T13"> </text:span><text:span text:style-name="T11">its</text:span><text:span text:style-name="T13"> </text:span><text:span text:style-name="T11">entirety)</text:span><text:span text:style-name="T13"> </text:span><text:span text:style-name="T11">in</text:span><text:span text:style-name="T13"> </text:span><text:span text:style-name="T11">the</text:span></text:p>
      <text:p text:style-name="P39"><text:span text:style-name="T11">goal</text:span><text:span text:style-name="T13"> </text:span><text:span text:style-name="T11">(+G)</text:span><text:span text:style-name="T13"> </text:span><text:span text:style-name="T11">or</text:span><text:span text:style-name="T13"> </text:span><text:span text:style-name="T11">subgoal</text:span><text:span text:style-name="T13"> </text:span><text:span text:style-name="T11">(+S),</text:span><text:span text:style-name="T13"> </text:span><text:span text:style-name="T11">find</text:span><text:span text:style-name="T13"> </text:span><text:span text:style-name="T11">the</text:span><text:span text:style-name="T13"> </text:span><text:span text:style-name="T11">appropriate</text:span><text:span text:style-name="T13"> </text:span><text:span text:style-name="T11">pair</text:span><text:span text:style-name="T13"> </text:span><text:span text:style-name="T11">of</text:span><text:span text:style-name="T13"> </text:span><text:span text:style-name="T11">rows</text:span></text:p>
      <text:p text:style-name="P39"><text:span text:style-name="T11">and</text:span><text:span text:style-name="T13"> </text:span><text:span text:style-name="T11">select</text:span><text:span text:style-name="T13"> </text:span><text:span text:style-name="T11">either</text:span><text:span text:style-name="T13"> </text:span><text:span text:style-name="T11">+G</text:span><text:span text:style-name="T13"> </text:span><text:span text:style-name="T11">or</text:span><text:span text:style-name="T13"> </text:span><text:span text:style-name="T11">+S.</text:span><text:span text:style-name="T13"> <text:s/></text:span><text:span text:style-name="T11">To</text:span><text:span text:style-name="T13"> </text:span><text:span text:style-name="T11">specify</text:span><text:span text:style-name="T13"> </text:span><text:span text:style-name="T11">its</text:span><text:span text:style-name="T13"> </text:span><text:span text:style-name="T11">total</text:span><text:span text:style-name="T13"> </text:span><text:span text:style-name="T11">absence</text:span><text:span text:style-name="T13"> </text:span><text:span text:style-name="T11">from</text:span></text:p>
      <text:p text:style-name="P39"><text:span text:style-name="T11">either</text:span><text:span text:style-name="T13"> </text:span><text:span text:style-name="T11">pattern,</text:span><text:span text:style-name="T13"> </text:span><text:span text:style-name="T11">select</text:span><text:span text:style-name="T13"> </text:span><text:span text:style-name="T11">either</text:span><text:span text:style-name="T13"> </text:span><text:span text:style-name="T11">-G</text:span><text:span text:style-name="T13"> </text:span><text:span text:style-name="T11">or</text:span><text:span text:style-name="T13"> </text:span><text:span text:style-name="T11">-S.</text:span><text:span text:style-name="T13"> <text:s/></text:span><text:span text:style-name="T11">You</text:span><text:span text:style-name="T13"> </text:span><text:span text:style-name="T11">can</text:span><text:span text:style-name="T13"> </text:span><text:span text:style-name="T11">also</text:span><text:span text:style-name="T13"> </text:span><text:span text:style-name="T11">specify</text:span></text:p>
      <text:p text:style-name="P39"><text:span text:style-name="T11">that</text:span><text:span text:style-name="T13"> </text:span><text:span text:style-name="T11">the</text:span><text:span text:style-name="T13"> </text:span><text:span text:style-name="T11">number</text:span><text:span text:style-name="T13"> </text:span><text:span text:style-name="T11">of</text:span><text:span text:style-name="T13"> </text:span><text:span text:style-name="T11">instances</text:span><text:span text:style-name="T13"> </text:span><text:span text:style-name="T11">in</text:span><text:span text:style-name="T13"> </text:span><text:span text:style-name="T11">the</text:span><text:span text:style-name="T13"> </text:span><text:span text:style-name="T11">pattern</text:span><text:span text:style-name="T13"> </text:span><text:span text:style-name="T11">is</text:span><text:span text:style-name="T13"> </text:span><text:span text:style-name="T11">less</text:span><text:span text:style-name="T13"> </text:span><text:span text:style-name="T11">than</text:span><text:span text:style-name="T13"> </text:span><text:span text:style-name="T11">or</text:span></text:p>
      <text:p text:style-name="P39"><text:span text:style-name="T11">greater</text:span><text:span text:style-name="T13"> </text:span><text:span text:style-name="T11">than</text:span><text:span text:style-name="T13"> </text:span><text:span text:style-name="T11">some</text:span><text:span text:style-name="T13"> </text:span><text:span text:style-name="T11">number.</text:span><text:span text:style-name="T13"> <text:s/></text:span><text:span text:style-name="T11">(The</text:span><text:span text:style-name="T13"> </text:span><text:span text:style-name="T11">signs</text:span><text:span text:style-name="T13"> </text:span><text:span text:style-name="T11">+</text:span><text:span text:style-name="T13"> </text:span><text:span text:style-name="T11">and</text:span><text:span text:style-name="T13"> </text:span><text:span text:style-name="T11">-</text:span><text:span text:style-name="T13"> </text:span><text:span text:style-name="T11">represent</text:span><text:span text:style-name="T13"> </text:span><text:span text:style-name="T11">the</text:span></text:p>
      <text:p text:style-name="P39"><text:span text:style-name="T11">comparisons</text:span><text:span text:style-name="T13"> </text:span><text:span text:style-name="T11">&gt;0</text:span><text:span text:style-name="T13"> </text:span><text:span text:style-name="T11">and</text:span><text:span text:style-name="T13"> </text:span><text:span text:style-name="T11">&lt;1,</text:span><text:span text:style-name="T13"> </text:span><text:span text:style-name="T11">respectively.)</text:span></text:p>
      <text:p text:style-name="P37"/>
      <text:p text:style-name="P39"><text:span text:style-name="T11">In</text:span><text:span text:style-name="T13"> </text:span><text:span text:style-name="T11">order</text:span><text:span text:style-name="T13"> </text:span><text:span text:style-name="T11">to</text:span><text:span text:style-name="T13"> </text:span><text:span text:style-name="T11">determine</text:span><text:span text:style-name="T13"> </text:span><text:span text:style-name="T11">the</text:span><text:span text:style-name="T13"> </text:span><text:span text:style-name="T11">exact</text:span><text:span text:style-name="T13"> </text:span><text:span text:style-name="T11">structural</text:span><text:span text:style-name="T13"> </text:span><text:span text:style-name="T11">specification(s)</text:span><text:span text:style-name="T13"> </text:span><text:span text:style-name="T11">of</text:span></text:p>
      <text:p text:style-name="P39"><text:span text:style-name="T11">a</text:span><text:span text:style-name="T13"> </text:span><text:span text:style-name="T11">given</text:span><text:span text:style-name="T13"> </text:span><text:span text:style-name="T11">FG,</text:span><text:span text:style-name="T13"> </text:span><text:span text:style-name="T11">click</text:span><text:span text:style-name="T13"> </text:span><text:span text:style-name="T11">on</text:span><text:span text:style-name="T13"> </text:span><text:span text:style-name="T11">the</text:span><text:span text:style-name="T13"> </text:span><text:span text:style-name="T11">"View</text:span><text:span text:style-name="T13"> </text:span><text:span text:style-name="T11">Structures"</text:span><text:span text:style-name="T13"> </text:span><text:span text:style-name="T11">button</text:span><text:span text:style-name="T13"> </text:span><text:span text:style-name="T11">and</text:span><text:span text:style-name="T13"> </text:span><text:span text:style-name="T11">scroll</text:span></text:p>
      <text:p text:style-name="P39"><text:span text:style-name="T11">to</text:span><text:span text:style-name="T13"> </text:span><text:span text:style-name="T11">the</text:span><text:span text:style-name="T13"> </text:span><text:span text:style-name="T11">appropriate</text:span><text:span text:style-name="T13"> </text:span><text:span text:style-name="T11">FG</text:span><text:span text:style-name="T13"> </text:span><text:span text:style-name="T11">number.</text:span></text:p>
      <text:p text:style-name="P38"/>
      <text:p text:style-name="P38"/>
      <text:p text:style-name="P39"><text:span text:style-name="T29">1,645</text:span><text:span text:style-name="T30"> </text:span><text:span text:style-name="T29">pathtrc.txt</text:span></text:p>
      <text:p text:style-name="P39"><text:span text:style-name="T11">PathTrc</text:span><text:span text:style-name="T13"> </text:span><text:span text:style-name="T11">displays</text:span><text:span text:style-name="T13"> </text:span><text:span text:style-name="T11">a</text:span><text:span text:style-name="T13"> </text:span><text:span text:style-name="T11">more</text:span><text:span text:style-name="T13"> </text:span><text:span text:style-name="T11">intuitive</text:span><text:span text:style-name="T13"> </text:span><text:span text:style-name="T11">synthetic</text:span><text:span text:style-name="T13"> </text:span><text:span text:style-name="T11">rendition</text:span><text:span text:style-name="T13"> </text:span><text:span text:style-name="T11">of</text:span><text:span text:style-name="T13"> </text:span><text:span text:style-name="T11">a</text:span><text:span text:style-name="T13"> </text:span><text:span text:style-name="T11">path</text:span><text:span text:style-name="T13"> </text:span><text:span text:style-name="T11">selected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Syn_View</text:span><text:span text:style-name="T13"> </text:span><text:span text:style-name="T11">PST.</text:span><text:span text:style-name="T13"> <text:s/></text:span><text:span text:style-name="T11">When</text:span><text:span text:style-name="T13"> </text:span><text:span text:style-name="T11">there</text:span><text:span text:style-name="T13"> </text:span><text:span text:style-name="T11">are</text:span><text:span text:style-name="T13"> </text:span><text:span text:style-name="T11">branches</text:span><text:span text:style-name="T13"> </text:span><text:span text:style-name="T11">to</text:span><text:span text:style-name="T13"> </text:span><text:span text:style-name="T11">the</text:span><text:span text:style-name="T13"> </text:span><text:span text:style-name="T11">path</text:span><text:span text:style-name="T13"> </text:span><text:span text:style-name="T11">(meaning</text:span><text:span text:style-name="T13"> </text:span><text:span text:style-name="T11">that</text:span><text:span text:style-name="T13"> </text:span><text:span text:style-name="T11">the</text:span><text:span text:style-name="T13"> </text:span><text:span text:style-name="T11">synthesis</text:span><text:span text:style-name="T13"> </text:span><text:span text:style-name="T11">of</text:span><text:span text:style-name="T13"> </text:span><text:span text:style-name="T11">co-reactants</text:span><text:span text:style-name="T13"> </text:span><text:span text:style-name="T11">may</text:span><text:span text:style-name="T13"> </text:span><text:span text:style-name="T11">be</text:span><text:span text:style-name="T13"> </text:span><text:span text:style-name="T11">necessary</text:span><text:span text:style-name="T13"> </text:span><text:span text:style-name="T11">to</text:span><text:span text:style-name="T13"> </text:span><text:span text:style-name="T11">complete</text:span><text:span text:style-name="T13"> </text:span><text:span text:style-name="T11">the</text:span><text:span text:style-name="T13"> </text:span><text:span text:style-name="T11">synthesis</text:span><text:span text:style-name="T13"> </text:span><text:span text:style-name="T11">of</text:span><text:span text:style-name="T13"> </text:span><text:span text:style-name="T11">the</text:span><text:span text:style-name="T13"> </text:span><text:span text:style-name="T11">target</text:span><text:span text:style-name="T13"> </text:span><text:span text:style-name="T11">compound),</text:span><text:span text:style-name="T13"> </text:span><text:span text:style-name="T11">these</text:span><text:span text:style-name="T13"> </text:span><text:span text:style-name="T11">will</text:span><text:span text:style-name="T13"> </text:span><text:span text:style-name="T11">be</text:span><text:span text:style-name="T13"> </text:span><text:span text:style-name="T11">prepended</text:span><text:span text:style-name="T13"> </text:span><text:span text:style-name="T11">to</text:span><text:span text:style-name="T13"> </text:span><text:span text:style-name="T11">the</text:span><text:span text:style-name="T13"> </text:span><text:span text:style-name="T11">principal</text:span><text:span text:style-name="T13"> </text:span><text:span text:style-name="T11">pathway</text:span><text:span text:style-name="T13"> </text:span><text:span text:style-name="T11">and</text:span><text:span text:style-name="T13"> </text:span><text:span text:style-name="T11">terminated</text:span><text:span text:style-name="T13"> </text:span><text:span text:style-name="T11">by</text:span><text:span text:style-name="T13"> </text:span><text:span text:style-name="T11">a</text:span><text:span text:style-name="T13"> </text:span><text:span text:style-name="T11">semicolon.</text:span><text:span text:style-name="T13"> <text:s/></text:span><text:span text:style-name="T11">A</text:span><text:span text:style-name="T13"> </text:span><text:span text:style-name="T11">one-time</text:span><text:span text:style-name="T13"> </text:span><text:span text:style-name="T11">message</text:span><text:span text:style-name="T13"> </text:span><text:span text:style-name="T11">will</text:span><text:span text:style-name="T13"> </text:span><text:span text:style-name="T11">appear</text:span><text:span text:style-name="T13"> </text:span><text:span text:style-name="T11">to</text:span><text:span text:style-name="T13"> </text:span><text:span text:style-name="T11">indicate</text:span><text:span text:style-name="T13"> </text:span><text:span text:style-name="T11">the</text:span><text:span text:style-name="T13"> </text:span><text:span text:style-name="T11">reaction</text:span><text:span text:style-name="T13"> </text:span><text:span text:style-name="T11">step</text:span><text:span text:style-name="T13"> </text:span><text:span text:style-name="T11">where</text:span><text:span text:style-name="T13"> </text:span><text:span text:style-name="T11">the</text:span><text:span text:style-name="T13"> </text:span><text:span text:style-name="T11">co-reactant</text:span><text:span text:style-name="T13"> </text:span><text:span text:style-name="T11">branch</text:span><text:span text:style-name="T13"> </text:span><text:span text:style-name="T11">joins</text:span><text:span text:style-name="T13"> </text:span><text:span text:style-name="T11">a</text:span><text:span text:style-name="T13"> </text:span><text:span text:style-name="T11">pathway</text:span><text:span text:style-name="T13"> </text:span><text:span text:style-name="T11">of</text:span><text:span text:style-name="T13"> </text:span><text:span text:style-name="T11">higher</text:span><text:span text:style-name="T13"> </text:span><text:span text:style-name="T11">precedence.</text:span></text:p>
      <text:p text:style-name="P37"/>
      <text:p text:style-name="P39"><text:span text:style-name="T11">The</text:span><text:span text:style-name="T13"> </text:span><text:span text:style-name="T11">last</text:span><text:span text:style-name="T13"> </text:span><text:span text:style-name="T11">compound</text:span><text:span text:style-name="T13"> </text:span><text:span text:style-name="T11">on</text:span><text:span text:style-name="T13"> </text:span><text:span text:style-name="T11">the</text:span><text:span text:style-name="T13"> </text:span><text:span text:style-name="T11">principal</text:span><text:span text:style-name="T13"> </text:span><text:span text:style-name="T11">path</text:span><text:span text:style-name="T13"> </text:span><text:span text:style-name="T11">(i.e.,</text:span><text:span text:style-name="T13"> </text:span><text:span text:style-name="T11">the</text:span><text:span text:style-name="T13"> </text:span><text:span text:style-name="T11">target</text:span><text:span text:style-name="T13"> </text:span><text:span text:style-name="T11">compound)</text:span><text:span text:style-name="T13"> </text:span><text:span text:style-name="T11">and</text:span><text:span text:style-name="T13"> </text:span><text:span text:style-name="T11">on</text:span><text:span text:style-name="T13"> </text:span><text:span text:style-name="T11">each</text:span><text:span text:style-name="T13"> </text:span><text:span text:style-name="T11">co-reactant</text:span><text:span text:style-name="T13"> </text:span><text:span text:style-name="T11">branch</text:span><text:span text:style-name="T13"> </text:span><text:span text:style-name="T11">is</text:span><text:span text:style-name="T13"> </text:span><text:span text:style-name="T11">highlighted</text:span><text:span text:style-name="T13"> </text:span><text:span text:style-name="T11">in</text:span><text:span text:style-name="T13"> </text:span><text:span text:style-name="T11">green.</text:span><text:span text:style-name="T13"> <text:s/></text:span><text:span text:style-name="T11">The</text:span><text:span text:style-name="T13"> </text:span><text:span text:style-name="T11">co-reactant</text:span><text:span text:style-name="T13"> </text:span><text:span text:style-name="T11">molecule</text:span><text:span text:style-name="T13"> </text:span><text:span text:style-name="T11">also</text:span><text:span text:style-name="T13"> </text:span><text:span text:style-name="T11">appears</text:span><text:span text:style-name="T13"> </text:span><text:span text:style-name="T11">in</text:span><text:span text:style-name="T13"> </text:span><text:span text:style-name="T11">green</text:span><text:span text:style-name="T13"> </text:span><text:span text:style-name="T11">at</text:span><text:span text:style-name="T13"> </text:span><text:span text:style-name="T11">the</text:span><text:span text:style-name="T13"> </text:span><text:span text:style-name="T11">reaction</text:span><text:span text:style-name="T13"> </text:span><text:soft-page-break/><text:span text:style-name="T11">step</text:span><text:span text:style-name="T13"> </text:span><text:span text:style-name="T11">where</text:span><text:span text:style-name="T13"> </text:span><text:span text:style-name="T11">it</text:span><text:span text:style-name="T13"> </text:span><text:span text:style-name="T11">joins</text:span><text:span text:style-name="T13"> </text:span><text:span text:style-name="T11">a</text:span><text:span text:style-name="T13"> </text:span><text:span text:style-name="T11">higher</text:span><text:span text:style-name="T13"> </text:span><text:span text:style-name="T11">precedence</text:span><text:span text:style-name="T13"> </text:span><text:span text:style-name="T11">pathway.</text:span><text:span text:style-name="T13"> </text:span><text:span text:style-name="T11">Available</text:span><text:span text:style-name="T13"> </text:span><text:span text:style-name="T11">compounds</text:span><text:span text:style-name="T13"> </text:span><text:span text:style-name="T11">are</text:span><text:span text:style-name="T13"> </text:span><text:span text:style-name="T11">highlighted</text:span><text:span text:style-name="T13"> </text:span><text:span text:style-name="T11">in</text:span><text:span text:style-name="T13"> </text:span><text:span text:style-name="T11">blue</text:span><text:span text:style-name="T13"> </text:span><text:span text:style-name="T11">wherever</text:span><text:span text:style-name="T13"> </text:span><text:span text:style-name="T11">they</text:span><text:span text:style-name="T13"> </text:span><text:span text:style-name="T11">appear.</text:span></text:p>
      <text:p text:style-name="P37"/>
      <text:p text:style-name="P39"><text:span text:style-name="T11">In</text:span><text:span text:style-name="T13"> </text:span><text:span text:style-name="T11">order</text:span><text:span text:style-name="T13"> </text:span><text:span text:style-name="T11">for</text:span><text:span text:style-name="T13"> </text:span><text:span text:style-name="T11">PathTrc</text:span><text:span text:style-name="T13"> </text:span><text:span text:style-name="T11">to</text:span><text:span text:style-name="T13"> </text:span><text:span text:style-name="T11">understand</text:span><text:span text:style-name="T13"> </text:span><text:span text:style-name="T11">the</text:span><text:span text:style-name="T13"> </text:span><text:span text:style-name="T11">context</text:span><text:span text:style-name="T13"> </text:span><text:span text:style-name="T11">of</text:span><text:span text:style-name="T13"> </text:span><text:span text:style-name="T11">the</text:span><text:span text:style-name="T13"> </text:span><text:span text:style-name="T11">path</text:span><text:span text:style-name="T13"> </text:span><text:span text:style-name="T11">file,</text:span><text:span text:style-name="T13"> </text:span><text:span text:style-name="T11">it</text:span><text:span text:style-name="T13"> </text:span><text:span text:style-name="T11">must</text:span><text:span text:style-name="T13"> </text:span><text:span text:style-name="T11">be</text:span><text:span text:style-name="T13"> </text:span><text:span text:style-name="T11">saved</text:span><text:span text:style-name="T13"> </text:span><text:span text:style-name="T11">in</text:span><text:span text:style-name="T13"> </text:span><text:span text:style-name="T11">PathTrc-friendly</text:span><text:span text:style-name="T13"> </text:span><text:span text:style-name="T11">format.</text:span><text:span text:style-name="T13"> <text:s/></text:span><text:span text:style-name="T11">To</text:span><text:span text:style-name="T13"> </text:span><text:span text:style-name="T11">ensure</text:span><text:span text:style-name="T13"> </text:span><text:span text:style-name="T11">this,</text:span><text:span text:style-name="T13"> </text:span><text:span text:style-name="T11">the</text:span><text:span text:style-name="T13"> </text:span><text:span text:style-name="T11">target</text:span><text:span text:style-name="T13"> </text:span><text:span text:style-name="T11">compound</text:span><text:span text:style-name="T13"> </text:span><text:span text:style-name="T11">itself</text:span><text:span text:style-name="T13"> </text:span><text:span text:style-name="T11">must</text:span><text:span text:style-name="T13"> </text:span><text:span text:style-name="T11">be</text:span><text:span text:style-name="T13"> </text:span><text:span text:style-name="T11">marked.</text:span><text:span text:style-name="T13"> <text:s/></text:span><text:span text:style-name="T11">When</text:span><text:span text:style-name="T13"> </text:span><text:span text:style-name="T11">this</text:span><text:span text:style-name="T13"> </text:span><text:span text:style-name="T11">criterion</text:span><text:span text:style-name="T13"> </text:span><text:span text:style-name="T11">is</text:span><text:span text:style-name="T13"> </text:span><text:span text:style-name="T11">satisfied,</text:span><text:span text:style-name="T13"> </text:span><text:span text:style-name="T11">any</text:span><text:span text:style-name="T13"> </text:span><text:span text:style-name="T11">marked</text:span><text:span text:style-name="T13"> </text:span><text:span text:style-name="T11">node</text:span><text:span text:style-name="T13"> </text:span><text:span text:style-name="T11">which</text:span><text:span text:style-name="T13"> </text:span><text:span text:style-name="T11">is</text:span><text:span text:style-name="T13"> </text:span><text:span text:style-name="T11">not</text:span><text:span text:style-name="T13"> </text:span><text:span text:style-name="T11">along</text:span><text:span text:style-name="T13"> </text:span><text:span text:style-name="T11">a</text:span><text:span text:style-name="T13"> </text:span><text:span text:style-name="T11">continuous</text:span><text:span text:style-name="T13"> </text:span><text:span text:style-name="T11">branch</text:span><text:span text:style-name="T13"> </text:span><text:span text:style-name="T11">descending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target</text:span><text:span text:style-name="T13"> </text:span><text:span text:style-name="T11">will</text:span><text:span text:style-name="T13"> </text:span><text:span text:style-name="T11">be</text:span><text:span text:style-name="T13"> </text:span><text:span text:style-name="T11">ignored.</text:span><text:span text:style-name="T13"> </text:span><text:span text:style-name="T11">Also,</text:span><text:span text:style-name="T13"> </text:span><text:span text:style-name="T11">you</text:span><text:span text:style-name="T13"> </text:span><text:span text:style-name="T11">must</text:span><text:span text:style-name="T13"> </text:span><text:span text:style-name="T11">explicitly</text:span><text:span text:style-name="T13"> </text:span><text:span text:style-name="T11">mark</text:span><text:span text:style-name="T13"> </text:span><text:span text:style-name="T11">available</text:span><text:span text:style-name="T13"> </text:span><text:span text:style-name="T11">compounds</text:span><text:span text:style-name="T13"> </text:span><text:span text:style-name="T11">that</text:span><text:span text:style-name="T13"> </text:span><text:span text:style-name="T11">are</text:span><text:span text:style-name="T13"> </text:span><text:span text:style-name="T11">to</text:span><text:span text:style-name="T13"> </text:span><text:span text:style-name="T11">be</text:span><text:span text:style-name="T13"> </text:span><text:span text:style-name="T11">included</text:span><text:span text:style-name="T13"> </text:span><text:span text:style-name="T11">in</text:span><text:span text:style-name="T13"> </text:span><text:span text:style-name="T11">the</text:span><text:span text:style-name="T13"> </text:span><text:span text:style-name="T11">PathTrc</text:span><text:span text:style-name="T13"> </text:span><text:span text:style-name="T11">display,</text:span><text:span text:style-name="T13"> </text:span><text:span text:style-name="T11">with</text:span><text:span text:style-name="T13"> </text:span><text:span text:style-name="T11">the</text:span><text:span text:style-name="T13"> </text:span><text:span text:style-name="T11">exception</text:span><text:span text:style-name="T13"> </text:span><text:span text:style-name="T11">that</text:span><text:span text:style-name="T13"> </text:span><text:span text:style-name="T11">any</text:span><text:span text:style-name="T13"> </text:span><text:span text:style-name="T11">compound</text:span><text:span text:style-name="T13"> </text:span><text:span text:style-name="T11">that</text:span><text:span text:style-name="T13"> </text:span><text:span text:style-name="T11">is</text:span><text:span text:style-name="T13"> </text:span><text:span text:style-name="T11">a</text:span><text:span text:style-name="T13"> </text:span><text:span text:style-name="T11">co-reactant</text:span><text:span text:style-name="T13"> </text:span><text:span text:style-name="T11">to</text:span><text:span text:style-name="T13"> </text:span><text:span text:style-name="T11">a</text:span><text:span text:style-name="T13"> </text:span><text:span text:style-name="T11">marked</text:span><text:span text:style-name="T13"> </text:span><text:span text:style-name="T11">node</text:span><text:span text:style-name="T13"> </text:span><text:span text:style-name="T11">will</text:span><text:span text:style-name="T13"> </text:span><text:span text:style-name="T11">be</text:span><text:span text:style-name="T13"> </text:span><text:span text:style-name="T11">included</text:span><text:span text:style-name="T13"> </text:span><text:span text:style-name="T11">automatically.</text:span><text:span text:style-name="T13"> <text:s/></text:span><text:span text:style-name="T11">However,</text:span><text:span text:style-name="T13"> </text:span><text:span text:style-name="T11">it</text:span><text:span text:style-name="T13"> </text:span><text:span text:style-name="T11">does</text:span><text:span text:style-name="T13"> </text:span><text:span text:style-name="T11">no</text:span><text:span text:style-name="T13"> </text:span><text:span text:style-name="T11">harm</text:span><text:span text:style-name="T13"> </text:span><text:span text:style-name="T11">to</text:span><text:span text:style-name="T13"> </text:span><text:span text:style-name="T11">mark</text:span><text:span text:style-name="T13"> </text:span><text:span text:style-name="T11">every</text:span><text:span text:style-name="T13"> </text:span><text:span text:style-name="T11">node</text:span><text:span text:style-name="T13"> </text:span><text:span text:style-name="T11">to</text:span><text:span text:style-name="T13"> </text:span><text:span text:style-name="T11">be</text:span><text:span text:style-name="T13"> </text:span><text:span text:style-name="T11">displayed,</text:span><text:span text:style-name="T13"> </text:span><text:span text:style-name="T11">even</text:span><text:span text:style-name="T13"> </text:span><text:span text:style-name="T11">those</text:span><text:span text:style-name="T13"> </text:span><text:span text:style-name="T11">that</text:span><text:span text:style-name="T13"> </text:span><text:span text:style-name="T11">need</text:span><text:span text:style-name="T13"> </text:span><text:span text:style-name="T11">not</text:span><text:span text:style-name="T13"> </text:span><text:span text:style-name="T11">be</text:span><text:span text:style-name="T13"> </text:span><text:span text:style-name="T11">marked,</text:span><text:span text:style-name="T13"> </text:span><text:span text:style-name="T11">because</text:span><text:span text:style-name="T13"> </text:span><text:span text:style-name="T11">the</text:span><text:span text:style-name="T13"> </text:span><text:span text:style-name="T11">program</text:span><text:span text:style-name="T13"> </text:span><text:span text:style-name="T11">logic</text:span><text:span text:style-name="T13"> </text:span><text:span text:style-name="T11">will</text:span><text:span text:style-name="T13"> </text:span><text:span text:style-name="T11">work</text:span><text:span text:style-name="T13"> </text:span><text:span text:style-name="T11">correctly</text:span><text:span text:style-name="T13"> </text:span><text:span text:style-name="T11">either</text:span><text:span text:style-name="T13"> </text:span><text:span text:style-name="T11">way.</text:span></text:p>
      <text:p text:style-name="P37"/>
      <text:p text:style-name="P39"><text:span text:style-name="T11">When</text:span><text:span text:style-name="T13"> </text:span><text:span text:style-name="T11">running</text:span><text:span text:style-name="T13"> </text:span><text:span text:style-name="T11">PathTrc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Syn_View</text:span><text:span text:style-name="T13"> </text:span><text:span text:style-name="T11">menu</text:span><text:span text:style-name="T13"> </text:span><text:span text:style-name="T11">option</text:span><text:span text:style-name="T13"> </text:span><text:span text:style-name="T11">Path-&gt;View,</text:span><text:span text:style-name="T13"> </text:span><text:span text:style-name="T11">just</text:span><text:span text:style-name="T13"> </text:span><text:span text:style-name="T11">as</text:span><text:span text:style-name="T13"> </text:span><text:span text:style-name="T11">when</text:span><text:span text:style-name="T13"> </text:span><text:span text:style-name="T11">running</text:span><text:span text:style-name="T13"> </text:span><text:span text:style-name="T11">it</text:span><text:span text:style-name="T13"> </text:span><text:span text:style-name="T11">as</text:span><text:span text:style-name="T13"> </text:span><text:span text:style-name="T11">a</text:span><text:span text:style-name="T13"> </text:span><text:span text:style-name="T11">standalone</text:span><text:span text:style-name="T13"> </text:span><text:span text:style-name="T11">program,</text:span><text:span text:style-name="T13"> </text:span><text:span text:style-name="T11">you</text:span><text:span text:style-name="T13"> </text:span><text:span text:style-name="T11">must</text:span><text:span text:style-name="T13"> </text:span><text:span text:style-name="T11">write</text:span><text:span text:style-name="T13"> </text:span><text:span text:style-name="T11">any</text:span><text:span text:style-name="T13"> </text:span><text:span text:style-name="T11">newly-selected</text:span><text:span text:style-name="T13"> </text:span><text:span text:style-name="T11">path</text:span><text:span text:style-name="T13"> </text:span><text:span text:style-name="T11">to</text:span><text:span text:style-name="T13"> </text:span><text:span text:style-name="T11">the</text:span><text:span text:style-name="T13"> </text:span><text:span text:style-name="T11">pathfile</text:span><text:span text:style-name="T13"> </text:span><text:span text:style-name="T11">(click</text:span><text:span text:style-name="T13"> </text:span><text:span text:style-name="T11">on</text:span><text:span text:style-name="T13"> </text:span><text:span text:style-name="T11">Path-&gt;Write)</text:span><text:span text:style-name="T13"> </text:span><text:span text:style-name="T11">before</text:span><text:span text:style-name="T13"> </text:span><text:span text:style-name="T11">bringing</text:span><text:span text:style-name="T13"> </text:span><text:span text:style-name="T11">up</text:span><text:span text:style-name="T13"> </text:span><text:span text:style-name="T11">PathTrc.</text:span></text:p>
      <text:p text:style-name="P37"/>
      <text:p text:style-name="P39"><text:span text:style-name="T29">1,888</text:span><text:span text:style-name="T30"> </text:span><text:span text:style-name="T29">postform.txt</text:span><text:span text:style-name="T11">Condition</text:span><text:span text:style-name="T13"> </text:span><text:span text:style-name="T11">List:</text:span></text:p>
      <text:p text:style-name="P39"><text:span text:style-name="T11"><text:tab/>1)</text:span><text:span text:style-name="T13"> </text:span><text:span text:style-name="T11">To</text:span><text:span text:style-name="T13"> </text:span><text:span text:style-name="T11">edit</text:span><text:span text:style-name="T13"> </text:span><text:span text:style-name="T11">an</text:span><text:span text:style-name="T13"> </text:span><text:span text:style-name="T11">existing</text:span><text:span text:style-name="T13"> </text:span><text:span text:style-name="T11">condition,</text:span><text:span text:style-name="T13"> </text:span><text:span text:style-name="T11">click</text:span><text:span text:style-name="T13"> </text:span><text:span text:style-name="T11">within</text:span><text:span text:style-name="T13"> </text:span><text:span text:style-name="T11">the</text:span><text:span text:style-name="T13"> </text:span><text:span text:style-name="T11">text</text:span><text:span text:style-name="T13"> </text:span><text:span text:style-name="T11">of</text:span><text:span text:style-name="T13"> </text:span><text:span text:style-name="T11">that</text:span><text:span text:style-name="T13"> </text:span><text:span text:style-name="T11">condition.</text:span><text:span text:style-name="T13"> </text:span><text:span text:style-name="T11">A</text:span><text:span text:style-name="T13"> </text:span><text:span text:style-name="T11">window</text:span><text:span text:style-name="T13"> </text:span><text:span text:style-name="T11">containing</text:span><text:span text:style-name="T13"> </text:span><text:span text:style-name="T11">the</text:span><text:span text:style-name="T13"> </text:span><text:span text:style-name="T11">editable</text:span><text:span text:style-name="T13"> </text:span><text:span text:style-name="T11">contents</text:span><text:span text:style-name="T13"> </text:span><text:span text:style-name="T11">of</text:span><text:span text:style-name="T13"> </text:span><text:span text:style-name="T11">the</text:span><text:span text:style-name="T13"> </text:span><text:span text:style-name="T11">condition</text:span><text:span text:style-name="T13"> </text:span><text:span text:style-name="T11">will</text:span><text:span text:style-name="T13"> </text:span><text:span text:style-name="T11">appear.</text:span></text:p>
      <text:p text:style-name="P39"><text:span text:style-name="T11"><text:tab/>2)</text:span><text:span text:style-name="T13"> </text:span><text:span text:style-name="T11">To</text:span><text:span text:style-name="T13"> </text:span><text:span text:style-name="T11">create</text:span><text:span text:style-name="T13"> </text:span><text:span text:style-name="T11">a</text:span><text:span text:style-name="T13"> </text:span><text:span text:style-name="T11">new</text:span><text:span text:style-name="T13"> </text:span><text:span text:style-name="T11">condition,</text:span><text:span text:style-name="T13"> </text:span><text:span text:style-name="T11">click</text:span><text:span text:style-name="T13"> </text:span><text:span text:style-name="T11">the</text:span><text:span text:style-name="T13"> </text:span><text:span text:style-name="T11">appropriate</text:span><text:span text:style-name="T13"> </text:span><text:span text:style-name="T11">condition</text:span><text:span text:style-name="T13"> </text:span><text:span text:style-name="T11">type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bottom</text:span><text:span text:style-name="T13"> </text:span><text:span text:style-name="T11">of</text:span><text:span text:style-name="T13"> </text:span><text:span text:style-name="T11">the</text:span><text:span text:style-name="T13"> </text:span><text:span text:style-name="T11">list.</text:span><text:span text:style-name="T13"> <text:s/></text:span><text:span text:style-name="T11">A</text:span><text:span text:style-name="T13"> </text:span><text:span text:style-name="T11">window</text:span><text:span text:style-name="T13"> </text:span><text:span text:style-name="T11">containing</text:span><text:span text:style-name="T13"> </text:span><text:span text:style-name="T11">an</text:span><text:span text:style-name="T13"> </text:span><text:span text:style-name="T11">editable</text:span><text:span text:style-name="T13"> </text:span><text:span text:style-name="T11">condition</text:span><text:span text:style-name="T13"> </text:span><text:span text:style-name="T11">of</text:span><text:span text:style-name="T13"> </text:span><text:span text:style-name="T11">that</text:span><text:span text:style-name="T13"> </text:span><text:span text:style-name="T11">type</text:span><text:span text:style-name="T13"> </text:span><text:span text:style-name="T11">will</text:span><text:span text:style-name="T13"> </text:span><text:span text:style-name="T11">appear.</text:span></text:p>
      <text:p text:style-name="P39"><text:span text:style-name="T11"><text:tab/>3)</text:span><text:span text:style-name="T13"> </text:span><text:span text:style-name="T11">Conditions</text:span><text:span text:style-name="T13"> </text:span><text:span text:style-name="T11">marked</text:span><text:span text:style-name="T13"> </text:span><text:span text:style-name="T11">for</text:span><text:span text:style-name="T13"> </text:span><text:span text:style-name="T11">deletion</text:span><text:span text:style-name="T13"> </text:span><text:span text:style-name="T11">from</text:span><text:span text:style-name="T13"> </text:span><text:span text:style-name="T11">their</text:span><text:span text:style-name="T13"> </text:span><text:span text:style-name="T11">respective</text:span><text:span text:style-name="T13"> </text:span><text:span text:style-name="T11">editors</text:span><text:span text:style-name="T13"> </text:span><text:span text:style-name="T11">will</text:span><text:span text:style-name="T13"> </text:span><text:span text:style-name="T11">appear</text:span><text:span text:style-name="T13"> </text:span><text:span text:style-name="T11">as</text:span><text:span text:style-name="T13"> </text:span><text:span text:style-name="T11">"</text:span><text:span text:style-name="T13"> </text:span><text:span text:style-name="T11">*</text:span><text:span text:style-name="T13"> </text:span><text:span text:style-name="T11">*</text:span><text:span text:style-name="T13"> </text:span><text:span text:style-name="T11">*</text:span><text:span text:style-name="T13"> <text:s text:c="2"/></text:span><text:span text:style-name="T11">M</text:span><text:span text:style-name="T13"> </text:span><text:span text:style-name="T11">A</text:span><text:span text:style-name="T13"> </text:span><text:span text:style-name="T11">R</text:span><text:span text:style-name="T13"> </text:span><text:span text:style-name="T11">K</text:span><text:span text:style-name="T13"> </text:span><text:span text:style-name="T11">E</text:span><text:span text:style-name="T13"> </text:span><text:span text:style-name="T11">D</text:span><text:span text:style-name="T13"> <text:s text:c="2"/></text:span><text:span text:style-name="T11">F</text:span><text:span text:style-name="T13"> </text:span><text:span text:style-name="T11">O</text:span><text:span text:style-name="T13"> </text:span><text:span text:style-name="T11">R</text:span><text:span text:style-name="T13"> <text:s text:c="2"/></text:span><text:span text:style-name="T11">D</text:span><text:span text:style-name="T13"> </text:span><text:span text:style-name="T11">E</text:span><text:span text:style-name="T13"> </text:span><text:span text:style-name="T11">L</text:span><text:span text:style-name="T13"> </text:span><text:span text:style-name="T11">E</text:span><text:span text:style-name="T13"> </text:span><text:span text:style-name="T11">T</text:span><text:span text:style-name="T13"> </text:span><text:span text:style-name="T11">I</text:span><text:span text:style-name="T13"> </text:span><text:span text:style-name="T11">O</text:span><text:span text:style-name="T13"> </text:span><text:span text:style-name="T11">N</text:span><text:span text:style-name="T13"> <text:s text:c="2"/></text:span><text:span text:style-name="T11">*</text:span><text:span text:style-name="T13"> </text:span><text:span text:style-name="T11">*</text:span><text:span text:style-name="T13"> </text:span><text:span text:style-name="T11">*</text:span><text:span text:style-name="T13"> </text:span><text:span text:style-name="T11">".</text:span></text:p>
      <text:p text:style-name="P37"/>
      <text:p text:style-name="P39"><text:span text:style-name="T11">Test</text:span><text:span text:style-name="T13"> </text:span><text:span text:style-name="T11">List:</text:span></text:p>
      <text:p text:style-name="P39"><text:span text:style-name="T11"><text:tab/>1)</text:span><text:span text:style-name="T13"> </text:span><text:span text:style-name="T11">To</text:span><text:span text:style-name="T13"> </text:span><text:span text:style-name="T11">edit</text:span><text:span text:style-name="T13"> </text:span><text:span text:style-name="T11">an</text:span><text:span text:style-name="T13"> </text:span><text:span text:style-name="T11">exising</text:span><text:span text:style-name="T13"> </text:span><text:span text:style-name="T11">test,</text:span><text:span text:style-name="T13"> </text:span><text:span text:style-name="T11">click</text:span><text:span text:style-name="T13"> </text:span><text:span text:style-name="T11">within</text:span><text:span text:style-name="T13"> </text:span><text:span text:style-name="T11">the</text:span><text:span text:style-name="T13"> </text:span><text:span text:style-name="T11">text</text:span><text:span text:style-name="T13"> </text:span><text:span text:style-name="T11">of</text:span><text:span text:style-name="T13"> </text:span><text:span text:style-name="T11">that</text:span><text:span text:style-name="T13"> </text:span><text:span text:style-name="T11">test.</text:span><text:span text:style-name="T13"> <text:s/></text:span><text:span text:style-name="T11">A</text:span><text:span text:style-name="T13"> </text:span><text:span text:style-name="T11">window</text:span><text:span text:style-name="T13"> </text:span><text:span text:style-name="T11">containing</text:span><text:span text:style-name="T13"> </text:span><text:span text:style-name="T11">the</text:span><text:span text:style-name="T13"> </text:span><text:span text:style-name="T11">editable</text:span><text:span text:style-name="T13"> </text:span><text:span text:style-name="T11">contents</text:span><text:span text:style-name="T13"> </text:span><text:span text:style-name="T11">of</text:span><text:span text:style-name="T13"> </text:span><text:span text:style-name="T11">the</text:span><text:span text:style-name="T13"> </text:span><text:span text:style-name="T11">test</text:span><text:span text:style-name="T13"> </text:span><text:span text:style-name="T11">will</text:span><text:span text:style-name="T13"> </text:span><text:span text:style-name="T11">appear.</text:span></text:p>
      <text:p text:style-name="P39"><text:span text:style-name="T11"><text:tab/>2)</text:span><text:span text:style-name="T13"> </text:span><text:span text:style-name="T11">To</text:span><text:span text:style-name="T13"> </text:span><text:span text:style-name="T11">create</text:span><text:span text:style-name="T13"> </text:span><text:span text:style-name="T11">a</text:span><text:span text:style-name="T13"> </text:span><text:span text:style-name="T11">new</text:span><text:span text:style-name="T13"> </text:span><text:span text:style-name="T11">test,</text:span><text:span text:style-name="T13"> </text:span><text:span text:style-name="T11">click</text:span><text:span text:style-name="T13"> </text:span><text:span text:style-name="T11">on</text:span><text:span text:style-name="T13"> </text:span><text:span text:style-name="T11">"&lt;ADD</text:span><text:span text:style-name="T13"> </text:span><text:span text:style-name="T11">TEST&gt;"</text:span><text:span text:style-name="T13"> </text:span><text:span text:style-name="T11">at</text:span><text:span text:style-name="T13"> </text:span><text:span text:style-name="T11">the</text:span><text:span text:style-name="T13"> </text:span><text:span text:style-name="T11">bottom</text:span><text:span text:style-name="T13"> </text:span><text:span text:style-name="T11">of</text:span><text:span text:style-name="T13"> </text:span><text:span text:style-name="T11">the</text:span><text:span text:style-name="T13"> </text:span><text:span text:style-name="T11">list.</text:span><text:span text:style-name="T13"> </text:span><text:span text:style-name="T11">A</text:span><text:span text:style-name="T13"> </text:span><text:span text:style-name="T11">window</text:span><text:span text:style-name="T13"> </text:span><text:span text:style-name="T11">containing</text:span><text:span text:style-name="T13"> </text:span><text:span text:style-name="T11">an</text:span><text:span text:style-name="T13"> </text:span><text:span text:style-name="T11">editable</text:span><text:span text:style-name="T13"> </text:span><text:span text:style-name="T11">test</text:span><text:span text:style-name="T13"> </text:span><text:span text:style-name="T11">will</text:span><text:span text:style-name="T13"> </text:span><text:span text:style-name="T11">appear.</text:span></text:p>
      <text:p text:style-name="P39"><text:span text:style-name="T11"><text:tab/>3)</text:span><text:span text:style-name="T13"> </text:span><text:span text:style-name="T11">Tests</text:span><text:span text:style-name="T13"> </text:span><text:span text:style-name="T11">marked</text:span><text:span text:style-name="T13"> </text:span><text:span text:style-name="T11">for</text:span><text:span text:style-name="T13"> </text:span><text:span text:style-name="T11">deletion</text:span><text:span text:style-name="T13"> </text:span><text:span text:style-name="T11">from</text:span><text:span text:style-name="T13"> </text:span><text:span text:style-name="T11">within</text:span><text:span text:style-name="T13"> </text:span><text:span text:style-name="T11">the</text:span><text:span text:style-name="T13"> </text:span><text:span text:style-name="T11">test</text:span><text:span text:style-name="T13"> </text:span><text:span text:style-name="T11">editor</text:span><text:span text:style-name="T13"> </text:span><text:span text:style-name="T11">will</text:span><text:span text:style-name="T13"> </text:span><text:span text:style-name="T11">appear</text:span><text:span text:style-name="T13"> </text:span><text:span text:style-name="T11">as</text:span><text:span text:style-name="T13"> </text:span><text:span text:style-name="T11">"</text:span><text:span text:style-name="T13"> </text:span><text:span text:style-name="T11">*</text:span><text:span text:style-name="T13"> </text:span><text:span text:style-name="T11">*</text:span><text:span text:style-name="T13"> </text:span><text:span text:style-name="T11">*</text:span><text:span text:style-name="T13"> <text:s text:c="2"/></text:span><text:span text:style-name="T11">M</text:span><text:span text:style-name="T13"> </text:span><text:span text:style-name="T11">A</text:span><text:span text:style-name="T13"> </text:span><text:span text:style-name="T11">R</text:span><text:span text:style-name="T13"> </text:span><text:span text:style-name="T11">K</text:span><text:span text:style-name="T13"> </text:span><text:span text:style-name="T11">E</text:span><text:span text:style-name="T13"> </text:span><text:span text:style-name="T11">D</text:span><text:span text:style-name="T13"> <text:s text:c="2"/></text:span><text:span text:style-name="T11">F</text:span><text:span text:style-name="T13"> </text:span><text:span text:style-name="T11">O</text:span><text:span text:style-name="T13"> </text:span><text:span text:style-name="T11">R</text:span><text:span text:style-name="T13"> <text:s text:c="2"/></text:span><text:span text:style-name="T11">D</text:span><text:span text:style-name="T13"> </text:span><text:span text:style-name="T11">E</text:span><text:span text:style-name="T13"> </text:span><text:span text:style-name="T11">L</text:span><text:span text:style-name="T13"> </text:span><text:span text:style-name="T11">E</text:span><text:span text:style-name="T13"> </text:span><text:span text:style-name="T11">T</text:span><text:span text:style-name="T13"> </text:span><text:span text:style-name="T11">I</text:span><text:span text:style-name="T13"> </text:span><text:span text:style-name="T11">O</text:span><text:span text:style-name="T13"> </text:span><text:span text:style-name="T11">N</text:span><text:span text:style-name="T13"> <text:s text:c="2"/></text:span><text:span text:style-name="T11">*</text:span><text:span text:style-name="T13"> </text:span><text:span text:style-name="T11">*</text:span><text:span text:style-name="T13"> </text:span><text:span text:style-name="T11">*</text:span><text:span text:style-name="T13"> </text:span><text:span text:style-name="T11">".</text:span></text:p>
      <text:p text:style-name="P37"/>
      <text:p text:style-name="P39"><text:span text:style-name="T11">Goal</text:span><text:span text:style-name="T13"> </text:span><text:span text:style-name="T11">and</text:span><text:span text:style-name="T13"> </text:span><text:span text:style-name="T11">Subgoal</text:span><text:span text:style-name="T13"> </text:span><text:span text:style-name="T11">Patterns</text:span><text:span text:style-name="T13"> </text:span><text:span text:style-name="T11">(displays</text:span><text:span text:style-name="T13"> </text:span><text:span text:style-name="T11">the</text:span><text:span text:style-name="T13"> </text:span><text:span text:style-name="T11">transform,</text:span><text:span text:style-name="T13"> </text:span><text:span text:style-name="T11">optionally</text:span><text:span text:style-name="T13"> </text:span><text:span text:style-name="T11">numbered,</text:span><text:span text:style-name="T13"> </text:span><text:span text:style-name="T11">for</text:span><text:span text:style-name="T13"> </text:span><text:span text:style-name="T11">reference</text:span><text:span text:style-name="T13"> </text:span><text:span text:style-name="T11">in</text:span><text:span text:style-name="T13"> </text:span><text:span text:style-name="T11">constructing</text:span><text:span text:style-name="T13"> </text:span><text:span text:style-name="T11">conditions)</text:span></text:p>
      <text:p text:style-name="P37"/>
      <text:p text:style-name="P39"><text:span text:style-name="T11">Exit</text:span><text:span text:style-name="T13"> </text:span><text:span text:style-name="T11">and</text:span><text:span text:style-name="T13"> </text:span><text:span text:style-name="T11">Update</text:span><text:span text:style-name="T13"> </text:span><text:span text:style-name="T11">Buffer</text:span><text:span text:style-name="T13"> </text:span><text:span text:style-name="T11">button</text:span><text:span text:style-name="T13"> </text:span><text:span text:style-name="T11">(closes</text:span><text:span text:style-name="T13"> </text:span><text:span text:style-name="T11">editor</text:span><text:span text:style-name="T13"> </text:span><text:span text:style-name="T11">window</text:span><text:span text:style-name="T13"> </text:span><text:span text:style-name="T11">and</text:span><text:span text:style-name="T13"> </text:span><text:span text:style-name="T11">modifies</text:span><text:span text:style-name="T13"> </text:span><text:span text:style-name="T11">schema</text:span><text:span text:style-name="T13"> </text:span><text:span text:style-name="T11">post-transform</text:span><text:span text:style-name="T13"> </text:span><text:span text:style-name="T11">conditions</text:span><text:span text:style-name="T13"> </text:span><text:span text:style-name="T11">and</text:span><text:span text:style-name="T13"> </text:span><text:span text:style-name="T11">tests</text:span><text:span text:style-name="T13"> </text:span><text:span text:style-name="T11">accordingly,</text:span><text:span text:style-name="T13"> </text:span><text:span text:style-name="T11">including</text:span><text:span text:style-name="T13"> </text:span><text:span text:style-name="T11">final</text:span><text:span text:style-name="T13"> </text:span><text:span text:style-name="T11">removal</text:span><text:span text:style-name="T13"> </text:span><text:span text:style-name="T11">of</text:span><text:span text:style-name="T13"> </text:span><text:span text:style-name="T11">marked</text:span><text:span text:style-name="T13"> </text:span><text:span text:style-name="T11">conditions</text:span><text:span text:style-name="T13"> </text:span><text:span text:style-name="T11">and</text:span><text:span text:style-name="T13"> </text:span><text:span text:style-name="T11">tests</text:span><text:span text:style-name="T13"> </text:span><text:span text:style-name="T11">and</text:span><text:span text:style-name="T13"> </text:span><text:span text:style-name="T11">renumbering</text:span><text:span text:style-name="T13"> </text:span><text:span text:style-name="T11">of</text:span><text:span text:style-name="T13"> </text:span><text:span text:style-name="T11">those</text:span><text:span text:style-name="T13"> </text:span><text:span text:style-name="T11">retained)</text:span></text:p>
      <text:p text:style-name="P37"/>
      <text:p text:style-name="P39"><text:span text:style-name="T11">Quit</text:span><text:span text:style-name="T13"> </text:span><text:span text:style-name="T11">and</text:span><text:span text:style-name="T13"> </text:span><text:span text:style-name="T11">Cancel</text:span><text:span text:style-name="T13"> </text:span><text:span text:style-name="T11">button</text:span><text:span text:style-name="T13"> </text:span><text:span text:style-name="T11">(closes</text:span><text:span text:style-name="T13"> </text:span><text:span text:style-name="T11">editor</text:span><text:span text:style-name="T13"> </text:span><text:span text:style-name="T11">window</text:span><text:span text:style-name="T13"> </text:span><text:span text:style-name="T11">and</text:span><text:span text:style-name="T13"> </text:span><text:span text:style-name="T11">leaves</text:span><text:span text:style-name="T13"> </text:span><text:span text:style-name="T11">schema</text:span><text:span text:style-name="T13"> </text:span><text:span text:style-name="T11">post-transform</text:span><text:span text:style-name="T13"> </text:span><text:span text:style-name="T11">tests</text:span><text:span text:style-name="T13"> </text:span><text:span text:style-name="T11">unmodified)</text:span></text:p>
      <text:p text:style-name="P37"/>
      <text:p text:style-name="P39"><text:span text:style-name="T11">Pattern</text:span><text:span text:style-name="T13"> </text:span><text:span text:style-name="T11">Node</text:span><text:span text:style-name="T13"> </text:span><text:span text:style-name="T11">Symbols/Numbering</text:span><text:span text:style-name="T13"> </text:span><text:span text:style-name="T11">By</text:span><text:span text:style-name="T13"> </text:span><text:span text:style-name="T11">Conditions/Pattern</text:span><text:span text:style-name="T13"> </text:span><text:span text:style-name="T11">Nodes</text:span><text:span text:style-name="T13"> </text:span><text:span text:style-name="T11">Numbered</text:span><text:span text:style-name="T13"> </text:span><text:span text:style-name="T11">button:</text:span></text:p>
      <text:p text:style-name="P39"><text:span text:style-name="T11"><text:tab/>1)</text:span><text:span text:style-name="T13"> </text:span><text:span text:style-name="T11">When</text:span><text:span text:style-name="T13"> </text:span><text:span text:style-name="T11">the</text:span><text:span text:style-name="T13"> </text:span><text:span text:style-name="T11">state</text:span><text:span text:style-name="T13"> </text:span><text:span text:style-name="T11">of</text:span><text:span text:style-name="T13"> </text:span><text:span text:style-name="T11">the</text:span><text:span text:style-name="T13"> </text:span><text:span text:style-name="T11">button</text:span><text:span text:style-name="T13"> </text:span><text:span text:style-name="T11">is</text:span><text:span text:style-name="T13"> </text:span><text:span text:style-name="T11">"Pattern</text:span><text:span text:style-name="T13"> </text:span><text:span text:style-name="T11">Node</text:span><text:span text:style-name="T13"> </text:span><text:span text:style-name="T11">Symbols,"</text:span><text:span text:style-name="T13"> </text:span><text:span text:style-name="T11">no</text:span><text:span text:style-name="T13"> </text:span><text:span text:style-name="T11">node</text:span><text:span text:style-name="T13"> </text:span><text:span text:style-name="T11">numbers</text:span><text:span text:style-name="T13"> </text:span><text:span text:style-name="T11">appear</text:span><text:span text:style-name="T13"> </text:span><text:span text:style-name="T11">with</text:span><text:span text:style-name="T13"> </text:span><text:span text:style-name="T11">the</text:span><text:span text:style-name="T13"> </text:span><text:span text:style-name="T11">atoms</text:span><text:span text:style-name="T13"> </text:span><text:span text:style-name="T11">in</text:span><text:span text:style-name="T13"> </text:span><text:span text:style-name="T11">the</text:span><text:span text:style-name="T13"> </text:span><text:span text:style-name="T11">drawings.</text:span></text:p>
      <text:p text:style-name="P39"><text:span text:style-name="T11"><text:tab/>2)</text:span><text:span text:style-name="T13"> </text:span><text:span text:style-name="T11">When</text:span><text:span text:style-name="T13"> </text:span><text:span text:style-name="T11">the</text:span><text:span text:style-name="T13"> </text:span><text:span text:style-name="T11">state</text:span><text:span text:style-name="T13"> </text:span><text:span text:style-name="T11">is</text:span><text:span text:style-name="T13"> </text:span><text:span text:style-name="T11">"Numbering</text:span><text:span text:style-name="T13"> </text:span><text:span text:style-name="T11">By</text:span><text:span text:style-name="T13"> </text:span><text:span text:style-name="T11">Conditions,"</text:span><text:span text:style-name="T13"> </text:span><text:span text:style-name="T11">only</text:span><text:span text:style-name="T13"> </text:span><text:span text:style-name="T11">the</text:span><text:span text:style-name="T13"> </text:span><text:span text:style-name="T11">nodes</text:span><text:span text:style-name="T13"> </text:span><text:span text:style-name="T11">referenced</text:span><text:span text:style-name="T13"> </text:span><text:span text:style-name="T11">by</text:span><text:span text:style-name="T13"> </text:span><text:span text:style-name="T11">one</text:span><text:span text:style-name="T13"> </text:span><text:span text:style-name="T11">or</text:span><text:span text:style-name="T13"> </text:span><text:span text:style-name="T11">more</text:span><text:span text:style-name="T13"> </text:span><text:span text:style-name="T11">conditions</text:span><text:span text:style-name="T13"> </text:span><text:span text:style-name="T11">will</text:span><text:span text:style-name="T13"> </text:span><text:span text:style-name="T11">be</text:span><text:span text:style-name="T13"> </text:span><text:span text:style-name="T11">numbered</text:span><text:span text:style-name="T13"> </text:span><text:span text:style-name="T11">by</text:span><text:span text:style-name="T13"> </text:span><text:span text:style-name="T11">superscripts</text:span><text:span text:style-name="T13"> </text:span><text:span text:style-name="T11">next</text:span><text:span text:style-name="T13"> </text:span><text:span text:style-name="T11">to</text:span><text:span text:style-name="T13"> </text:span><text:span text:style-name="T11">their</text:span><text:span text:style-name="T13"> </text:span><text:span text:style-name="T11">respective</text:span><text:span text:style-name="T13"> </text:span><text:span text:style-name="T11">atom</text:span><text:span text:style-name="T13"> </text:span><text:span text:style-name="T11">positions.</text:span></text:p>
      <text:p text:style-name="P39"><text:span text:style-name="T11"><text:tab/>3)</text:span><text:span text:style-name="T13"> </text:span><text:span text:style-name="T11">When</text:span><text:span text:style-name="T13"> </text:span><text:span text:style-name="T11">the</text:span><text:span text:style-name="T13"> </text:span><text:span text:style-name="T11">state</text:span><text:span text:style-name="T13"> </text:span><text:span text:style-name="T11">is</text:span><text:span text:style-name="T13"> </text:span><text:span text:style-name="T11">"Pattern</text:span><text:span text:style-name="T13"> </text:span><text:span text:style-name="T11">Nodes</text:span><text:span text:style-name="T13"> </text:span><text:span text:style-name="T11">Numbered,"</text:span><text:span text:style-name="T13"> </text:span><text:span text:style-name="T11">all</text:span><text:span text:style-name="T13"> </text:span><text:span text:style-name="T11">nodes</text:span><text:span text:style-name="T13"> </text:span><text:span text:style-name="T11">(including</text:span><text:span text:style-name="T13"> </text:span><text:span text:style-name="T11">hydrogens,</text:span><text:span text:style-name="T13"> </text:span><text:span text:style-name="T11">which</text:span><text:span text:style-name="T13"> </text:span><text:span text:style-name="T11">will</text:span><text:span text:style-name="T13"> </text:span><text:span text:style-name="T11">be</text:span><text:span text:style-name="T13"> </text:span><text:span text:style-name="T11">explicitly</text:span><text:span text:style-name="T13"> </text:span><text:span text:style-name="T11">shown)</text:span><text:span text:style-name="T13"> </text:span><text:span text:style-name="T11">will</text:span><text:span text:style-name="T13"> </text:span><text:span text:style-name="T11">be</text:span><text:span text:style-name="T13"> </text:span><text:span text:style-name="T11">numbered</text:span><text:span text:style-name="T13"> </text:span><text:span text:style-name="T11">by</text:span><text:span text:style-name="T13"> </text:span><text:span text:style-name="T11">superscripts.</text:span></text:p>
      <text:p text:style-name="P38"/>
      <text:p text:style-name="P39"><text:span text:style-name="T29">1,165</text:span><text:span text:style-name="T30"> </text:span><text:span text:style-name="T29">pretest.txt</text:span></text:p>
      <text:p text:style-name="P39"><text:span text:style-name="T11">Selection</text:span><text:span text:style-name="T13"> </text:span><text:span text:style-name="T11">List:</text:span></text:p>
      <text:p text:style-name="P39"><text:span text:style-name="T11"><text:tab/>1)</text:span><text:span text:style-name="T13"> </text:span><text:span text:style-name="T11">To</text:span><text:span text:style-name="T13"> </text:span><text:span text:style-name="T11">select</text:span><text:span text:style-name="T13"> </text:span><text:span text:style-name="T11">a</text:span><text:span text:style-name="T13"> </text:span><text:span text:style-name="T11">template</text:span><text:span text:style-name="T13"> </text:span><text:span text:style-name="T11">(can't-have-any/Cn</text:span><text:span text:style-name="T13"> </text:span><text:span text:style-name="T11">and</text:span><text:span text:style-name="T13"> </text:span><text:span text:style-name="T11">must-have-any/Mn</text:span><text:span text:style-name="T13"> </text:span><text:span text:style-name="T11">only),</text:span><text:span text:style-name="T13"> </text:span><text:span text:style-name="T11">click</text:span><text:span text:style-name="T13"> </text:span><text:span text:style-name="T11">on</text:span><text:span text:style-name="T13"> </text:span><text:span text:style-name="T11">the</text:span><text:span text:style-name="T13"> </text:span><text:span text:style-name="T11">desired</text:span><text:span text:style-name="T13"> </text:span><text:span text:style-name="T11">template</text:span><text:span text:style-name="T13"> </text:span><text:span text:style-name="T11">at</text:span><text:span text:style-name="T13"> </text:span><text:span text:style-name="T11">the</text:span><text:span text:style-name="T13"> </text:span><text:span text:style-name="T11">appropriate</text:span><text:span text:style-name="T13"> </text:span><text:span text:style-name="T11">symbol.</text:span><text:span text:style-name="T13"> <text:s/></text:span><text:span text:style-name="T11">All</text:span><text:span text:style-name="T13"> </text:span><text:span text:style-name="T11">attributes</text:span><text:span text:style-name="T13"> </text:span><text:span text:style-name="T11">of</text:span><text:span text:style-name="T13"> </text:span><text:span text:style-name="T11">the</text:span><text:span text:style-name="T13"> </text:span><text:span text:style-name="T11">template</text:span><text:span text:style-name="T13"> </text:span><text:span text:style-name="T11">will</text:span><text:span text:style-name="T13"> </text:span><text:span text:style-name="T11">become</text:span><text:span text:style-name="T13"> </text:span><text:span text:style-name="T11">highlighted</text:span><text:span text:style-name="T13"> </text:span><text:span text:style-name="T11">and</text:span><text:span text:style-name="T13"> </text:span><text:span text:style-name="T11">display</text:span><text:span text:style-name="T13"> </text:span><text:span text:style-name="T11">only</text:span><text:span text:style-name="T13"> </text:span><text:span text:style-name="T11">the</text:span><text:span text:style-name="T13"> </text:span><text:span text:style-name="T11">selected</text:span><text:span text:style-name="T13"> </text:span><text:span text:style-name="T11">symbol,</text:span><text:span text:style-name="T13"> </text:span><text:span text:style-name="T11">except</text:span><text:span text:style-name="T13"> </text:span><text:span text:style-name="T11">for</text:span><text:span text:style-name="T13"> </text:span><text:span text:style-name="T11">attributes</text:span><text:span text:style-name="T13"> </text:span><text:span text:style-name="T11">that</text:span><text:span text:style-name="T13"> </text:span><text:span text:style-name="T11">are</text:span><text:span text:style-name="T13"> </text:span><text:span text:style-name="T11">either</text:span><text:span text:style-name="T13"> </text:span><text:span text:style-name="T11">considered</text:span><text:span text:style-name="T13"> </text:span><text:span text:style-name="T11">to</text:span><text:span text:style-name="T13"> </text:span><text:span text:style-name="T11">be</text:span><text:span text:style-name="T13"> </text:span><text:span text:style-name="T11">illegal</text:span><text:span text:style-name="T13"> </text:span><text:span text:style-name="T11">structures</text:span><text:span text:style-name="T13"> </text:span><text:span text:style-name="T11">or</text:span><text:span text:style-name="T13"> </text:span><text:span text:style-name="T11">already</text:span><text:span text:style-name="T13"> </text:span><text:span text:style-name="T11">found</text:span><text:span text:style-name="T13"> </text:span><text:span text:style-name="T11">in</text:span><text:span text:style-name="T13"> </text:span><text:span text:style-name="T11">the</text:span><text:span text:style-name="T13"> </text:span><text:span text:style-name="T11">list</text:span><text:span text:style-name="T13"> </text:span><text:span text:style-name="T11">for</text:span><text:span text:style-name="T13"> </text:span><text:span text:style-name="T11">a</text:span><text:span text:style-name="T13"> </text:span><text:span text:style-name="T11">conflicting</text:span><text:span text:style-name="T13"> </text:span><text:span text:style-name="T11">test</text:span><text:span text:style-name="T13"> </text:span><text:span text:style-name="T11">type.</text:span></text:p>
      <text:p text:style-name="P39"><text:soft-page-break/><text:span text:style-name="T11"><text:tab/>2)</text:span><text:span text:style-name="T13"> </text:span><text:span text:style-name="T11">To</text:span><text:span text:style-name="T13"> </text:span><text:span text:style-name="T11">select</text:span><text:span text:style-name="T13"> </text:span><text:span text:style-name="T11">an</text:span><text:span text:style-name="T13"> </text:span><text:span text:style-name="T11">individual</text:span><text:span text:style-name="T13"> </text:span><text:span text:style-name="T11">attribute,</text:span><text:span text:style-name="T13"> </text:span><text:span text:style-name="T11">click</text:span><text:span text:style-name="T13"> </text:span><text:span text:style-name="T11">on</text:span><text:span text:style-name="T13"> </text:span><text:span text:style-name="T11">the</text:span><text:span text:style-name="T13"> </text:span><text:span text:style-name="T11">appropriate</text:span><text:span text:style-name="T13"> </text:span><text:span text:style-name="T11">test</text:span><text:span text:style-name="T13"> </text:span><text:span text:style-name="T11">symbol</text:span><text:span text:style-name="T13"> </text:span><text:span text:style-name="T11">(Cn:</text:span><text:span text:style-name="T13"> </text:span><text:span text:style-name="T11">can't-have-any;</text:span><text:span text:style-name="T13"> </text:span><text:span text:style-name="T11">Mn:</text:span><text:span text:style-name="T13"> </text:span><text:span text:style-name="T11">must-have-any;</text:span><text:span text:style-name="T13"> </text:span><text:span text:style-name="T11">Ml:</text:span><text:span text:style-name="T13"> </text:span><text:span text:style-name="T11">must-have-all).</text:span></text:p>
      <text:p text:style-name="P39"><text:span text:style-name="T11"><text:tab/>3)</text:span><text:span text:style-name="T13"> </text:span><text:span text:style-name="T11">To</text:span><text:span text:style-name="T13"> </text:span><text:span text:style-name="T11">remove</text:span><text:span text:style-name="T13"> </text:span><text:span text:style-name="T11">an</text:span><text:span text:style-name="T13"> </text:span><text:span text:style-name="T11">attribute</text:span><text:span text:style-name="T13"> </text:span><text:span text:style-name="T11">from</text:span><text:span text:style-name="T13"> </text:span><text:span text:style-name="T11">a</text:span><text:span text:style-name="T13"> </text:span><text:span text:style-name="T11">test</text:span><text:span text:style-name="T13"> </text:span><text:span text:style-name="T11">list,</text:span><text:span text:style-name="T13"> </text:span><text:span text:style-name="T11">click</text:span><text:span text:style-name="T13"> </text:span><text:span text:style-name="T11">anywhere</text:span><text:span text:style-name="T13"> </text:span><text:span text:style-name="T11">on</text:span><text:span text:style-name="T13"> </text:span><text:span text:style-name="T11">the</text:span><text:span text:style-name="T13"> </text:span><text:span text:style-name="T11">line</text:span><text:span text:style-name="T13"> </text:span><text:span text:style-name="T11">where</text:span><text:span text:style-name="T13"> </text:span><text:span text:style-name="T11">it</text:span><text:span text:style-name="T13"> </text:span><text:span text:style-name="T11">appears.</text:span></text:p>
      <text:p text:style-name="P37"/>
      <text:p text:style-name="P39"><text:span text:style-name="T11">Reset</text:span><text:span text:style-name="T13"> </text:span><text:span text:style-name="T11">button</text:span><text:span text:style-name="T13"> </text:span><text:span text:style-name="T11">(clears</text:span><text:span text:style-name="T13"> </text:span><text:span text:style-name="T11">all</text:span><text:span text:style-name="T13"> </text:span><text:span text:style-name="T11">highlighted</text:span><text:span text:style-name="T13"> </text:span><text:span text:style-name="T11">items</text:span><text:span text:style-name="T13"> </text:span><text:span text:style-name="T11">to</text:span><text:span text:style-name="T13"> </text:span><text:span text:style-name="T11">represent</text:span><text:span text:style-name="T13"> </text:span><text:span text:style-name="T11">an</text:span><text:span text:style-name="T13"> </text:span><text:span text:style-name="T11">empty</text:span><text:span text:style-name="T13"> </text:span><text:span text:style-name="T11">test</text:span><text:span text:style-name="T13"> </text:span><text:span text:style-name="T11">list)</text:span></text:p>
      <text:p text:style-name="P37"/>
      <text:p text:style-name="P39"><text:span text:style-name="T11">Restore</text:span><text:span text:style-name="T13"> </text:span><text:span text:style-name="T11">button</text:span><text:span text:style-name="T13"> </text:span><text:span text:style-name="T11">(returns</text:span><text:span text:style-name="T13"> </text:span><text:span text:style-name="T11">the</text:span><text:span text:style-name="T13"> </text:span><text:span text:style-name="T11">list</text:span><text:span text:style-name="T13"> </text:span><text:span text:style-name="T11">to</text:span><text:span text:style-name="T13"> </text:span><text:span text:style-name="T11">its</text:span><text:span text:style-name="T13"> </text:span><text:span text:style-name="T11">state</text:span><text:span text:style-name="T13"> </text:span><text:span text:style-name="T11">upon</text:span><text:span text:style-name="T13"> </text:span><text:span text:style-name="T11">entry</text:span><text:span text:style-name="T13"> </text:span><text:span text:style-name="T11">into</text:span><text:span text:style-name="T13"> </text:span><text:span text:style-name="T11">the</text:span><text:span text:style-name="T13"> </text:span><text:span text:style-name="T11">editor)</text:span></text:p>
      <text:p text:style-name="P37"/>
      <text:p text:style-name="P39"><text:span text:style-name="T11">Edit</text:span><text:span text:style-name="T13"> </text:span><text:span text:style-name="T11">Templates</text:span><text:span text:style-name="T13"> </text:span><text:span text:style-name="T11">button</text:span><text:span text:style-name="T13"> </text:span><text:span text:style-name="T11">(brings</text:span><text:span text:style-name="T13"> </text:span><text:span text:style-name="T11">up</text:span><text:span text:style-name="T13"> </text:span><text:span text:style-name="T11">a</text:span><text:span text:style-name="T13"> </text:span><text:span text:style-name="T11">new</text:span><text:span text:style-name="T13"> </text:span><text:span text:style-name="T11">window,</text:span><text:span text:style-name="T13"> </text:span><text:span text:style-name="T11">in</text:span><text:span text:style-name="T13"> </text:span><text:span text:style-name="T11">which</text:span><text:span text:style-name="T13"> </text:span><text:span text:style-name="T11">templates</text:span><text:span text:style-name="T13"> </text:span><text:span text:style-name="T11">may</text:span><text:span text:style-name="T13"> </text:span><text:span text:style-name="T11">be</text:span><text:span text:style-name="T13"> </text:span><text:span text:style-name="T11">created</text:span><text:span text:style-name="T13"> </text:span><text:span text:style-name="T11">and</text:span><text:span text:style-name="T13"> </text:span><text:span text:style-name="T11">modified)</text:span></text:p>
      <text:p text:style-name="P37"/>
      <text:p text:style-name="P39"><text:span text:style-name="T11">View</text:span><text:span text:style-name="T13"> </text:span><text:span text:style-name="T11">Structures</text:span><text:span text:style-name="T13"> </text:span><text:span text:style-name="T11">(opens</text:span><text:span text:style-name="T13"> </text:span><text:span text:style-name="T11">a</text:span><text:span text:style-name="T13"> </text:span><text:span text:style-name="T11">window</text:span><text:span text:style-name="T13"> </text:span><text:span text:style-name="T11">containing</text:span><text:span text:style-name="T13"> </text:span><text:span text:style-name="T11">one</text:span><text:span text:style-name="T13"> </text:span><text:span text:style-name="T11">or</text:span><text:span text:style-name="T13"> </text:span><text:span text:style-name="T11">more</text:span><text:span text:style-name="T13"> </text:span><text:span text:style-name="T11">drawings</text:span><text:span text:style-name="T13"> </text:span><text:span text:style-name="T11">of</text:span><text:span text:style-name="T13"> </text:span><text:span text:style-name="T11">each</text:span><text:span text:style-name="T13"> </text:span><text:span text:style-name="T11">attribute)</text:span></text:p>
      <text:p text:style-name="P37"/>
      <text:p text:style-name="P39"><text:span text:style-name="T11">Exit;</text:span><text:span text:style-name="T13"> </text:span><text:span text:style-name="T11">Update</text:span><text:span text:style-name="T13"> </text:span><text:span text:style-name="T11">Buffer</text:span><text:span text:style-name="T13"> </text:span><text:span text:style-name="T11">button</text:span><text:span text:style-name="T13"> </text:span><text:span text:style-name="T11">(closes</text:span><text:span text:style-name="T13"> </text:span><text:span text:style-name="T11">editor</text:span><text:span text:style-name="T13"> </text:span><text:span text:style-name="T11">window</text:span><text:span text:style-name="T13"> </text:span><text:span text:style-name="T11">and</text:span><text:span text:style-name="T13"> </text:span><text:span text:style-name="T11">modifies</text:span><text:span text:style-name="T13"> </text:span><text:span text:style-name="T11">schema</text:span><text:span text:style-name="T13"> </text:span><text:span text:style-name="T11">pre-transform</text:span><text:span text:style-name="T13"> </text:span><text:span text:style-name="T11">list</text:span><text:span text:style-name="T13"> </text:span><text:span text:style-name="T11">accordingly)</text:span></text:p>
      <text:p text:style-name="P37"/>
      <text:p text:style-name="P39"><text:span text:style-name="T11">Cancel</text:span><text:span text:style-name="T13"> </text:span><text:span text:style-name="T11">button</text:span><text:span text:style-name="T13"> </text:span><text:span text:style-name="T11">(closes</text:span><text:span text:style-name="T13"> </text:span><text:span text:style-name="T11">editor</text:span><text:span text:style-name="T13"> </text:span><text:span text:style-name="T11">window</text:span><text:span text:style-name="T13"> </text:span><text:span text:style-name="T11">and</text:span><text:span text:style-name="T13"> </text:span><text:span text:style-name="T11">leaves</text:span><text:span text:style-name="T13"> </text:span><text:span text:style-name="T11">schema</text:span><text:span text:style-name="T13"> </text:span><text:span text:style-name="T11">pre-transform</text:span><text:span text:style-name="T13"> </text:span><text:span text:style-name="T11">list</text:span><text:span text:style-name="T13"> </text:span><text:span text:style-name="T11">unmodified)</text:span></text:p>
      <text:p text:style-name="P38"/>
      <text:p text:style-name="P39"><text:span text:style-name="T29">1,117</text:span><text:span text:style-name="T30"> </text:span><text:span text:style-name="T29">ptalsmr.txt</text:span></text:p>
      <text:p text:style-name="P39"><text:span text:style-name="T11">ALSMR</text:span><text:span text:style-name="T13"> </text:span><text:span text:style-name="T11">predates</text:span><text:span text:style-name="T13"> </text:span><text:span text:style-name="T11">the</text:span><text:span text:style-name="T13"> </text:span><text:span text:style-name="T11">screening</text:span><text:span text:style-name="T13"> </text:span><text:span text:style-name="T11">of</text:span><text:span text:style-name="T13"> </text:span><text:span text:style-name="T11">small-ring</text:span><text:span text:style-name="T13"> </text:span><text:span text:style-name="T11">alkynes</text:span><text:span text:style-name="T13"> </text:span><text:span text:style-name="T11">and</text:span><text:span text:style-name="T13"> </text:span><text:span text:style-name="T11">allenes</text:span><text:span text:style-name="T13"> </text:span><text:span text:style-name="T11">in</text:span><text:span text:style-name="T13"> </text:span><text:span text:style-name="T11">the</text:span><text:span text:style-name="T13"> </text:span><text:span text:style-name="T11">COMPOK</text:span><text:span text:style-name="T13"> </text:span><text:span text:style-name="T11">test.</text:span></text:p>
      <text:p text:style-name="P39"><text:span text:style-name="T11">Its</text:span><text:span text:style-name="T13"> </text:span><text:span text:style-name="T11">main</text:span><text:span text:style-name="T13"> </text:span><text:span text:style-name="T11">purpose</text:span><text:span text:style-name="T13"> </text:span><text:span text:style-name="T11">now</text:span><text:span text:style-name="T13"> </text:span><text:span text:style-name="T11">is</text:span><text:span text:style-name="T13"> </text:span><text:span text:style-name="T11">to</text:span><text:span text:style-name="T13"> </text:span><text:span text:style-name="T11">continue</text:span><text:span text:style-name="T13"> </text:span><text:span text:style-name="T11">to</text:span><text:span text:style-name="T13"> </text:span><text:span text:style-name="T11">support</text:span><text:span text:style-name="T13"> </text:span><text:span text:style-name="T11">those</text:span><text:span text:style-name="T13"> </text:span><text:span text:style-name="T11">schemata</text:span><text:span text:style-name="T13"> </text:span><text:span text:style-name="T11">for</text:span><text:span text:style-name="T13"> </text:span><text:span text:style-name="T11">which</text:span><text:span text:style-name="T13"> </text:span><text:span text:style-name="T11">it</text:span><text:span text:style-name="T13"> </text:span><text:span text:style-name="T11">had</text:span><text:span text:style-name="T13"> </text:span><text:span text:style-name="T11">been</text:span><text:span text:style-name="T13"> </text:span><text:span text:style-name="T11">included</text:span><text:span text:style-name="T13"> </text:span><text:span text:style-name="T11">as</text:span><text:span text:style-name="T13"> </text:span><text:span text:style-name="T11">a</text:span><text:span text:style-name="T13"> </text:span><text:span text:style-name="T11">post-transform</text:span><text:span text:style-name="T13"> </text:span><text:span text:style-name="T11">condition</text:span><text:span text:style-name="T13"> </text:span><text:span text:style-name="T11">prior</text:span><text:span text:style-name="T13"> </text:span><text:span text:style-name="T11">to</text:span><text:span text:style-name="T13"> </text:span><text:span text:style-name="T11">the</text:span><text:span text:style-name="T13"> </text:span><text:span text:style-name="T11">COMPOK</text:span><text:span text:style-name="T13"> </text:span><text:span text:style-name="T11">enhancement.</text:span></text:p>
      <text:p text:style-name="P37"/>
      <text:p text:style-name="P39"><text:span text:style-name="T11">ALKYNE/ALLENE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Node</text:span><text:span text:style-name="T13"> </text:span><text:span text:style-name="T11">Fields</text:span><text:span text:style-name="T13"> </text:span><text:span text:style-name="T11">(accept</text:span><text:span text:style-name="T13"> </text:span><text:span text:style-name="T11">a</text:span><text:span text:style-name="T13"> </text:span><text:span text:style-name="T11">pair</text:span><text:span text:style-name="T13"> </text:span><text:span text:style-name="T11">of</text:span><text:span text:style-name="T13"> </text:span><text:span text:style-name="T11">node</text:span><text:span text:style-name="T13"> </text:span><text:span text:style-name="T11">numbers</text:span><text:span text:style-name="T13"> </text:span><text:span text:style-name="T11">that</text:span><text:span text:style-name="T13"> </text:span><text:span text:style-name="T11">defined</text:span><text:span text:style-name="T13"> </text:span><text:span text:style-name="T11">both</text:span><text:span text:style-name="T13"> </text:span><text:span text:style-name="T11">the</text:span><text:span text:style-name="T13"> </text:span><text:span text:style-name="T11">alkyne/allene</text:span><text:span text:style-name="T13"> </text:span><text:span text:style-name="T11">and</text:span><text:span text:style-name="T13"> </text:span><text:span text:style-name="T11">the</text:span><text:span text:style-name="T13"> </text:span><text:span text:style-name="T11">ring,</text:span><text:span text:style-name="T13"> </text:span><text:span text:style-name="T11">if</text:span><text:span text:style-name="T13"> </text:span><text:span text:style-name="T11">any)</text:span></text:p>
      <text:p text:style-name="P37"/>
      <text:p text:style-name="P39"><text:span text:style-name="T11">IS/IS</text:span><text:span text:style-name="T13"> </text:span><text:span text:style-name="T11">NOT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Mark</text:span><text:span text:style-name="T13"> </text:span><text:span text:style-name="T11">for</text:span><text:span text:style-name="T13"> </text:span><text:span text:style-name="T11">Deletion/Undelete</text:span><text:span text:style-name="T13"> </text:span><text:span text:style-name="T11">button:</text:span></text:p>
      <text:p text:style-name="P39"><text:span text:style-name="T11"><text:tab/>Toggles</text:span><text:span text:style-name="T13"> </text:span><text:span text:style-name="T11">deletion</text:span><text:span text:style-name="T13"> </text:span><text:span text:style-name="T11">mark</text:span><text:span text:style-name="T13"> </text:span><text:span text:style-name="T11">on</text:span><text:span text:style-name="T13"> </text:span><text:span text:style-name="T11">and</text:span><text:span text:style-name="T13"> </text:span><text:span text:style-name="T11">off.</text:span><text:span text:style-name="T13"> <text:s/></text:span><text:span text:style-name="T11">Irreversible</text:span><text:span text:style-name="T13"> </text:span><text:span text:style-name="T11">deletion</text:span><text:span text:style-name="T13"> </text:span><text:span text:style-name="T11">does</text:span><text:span text:style-name="T13"> </text:span><text:span text:style-name="T11">not</text:span><text:span text:style-name="T13"> </text:span><text:span text:style-name="T11">occur</text:span><text:span text:style-name="T13"> </text:span><text:span text:style-name="T11">until</text:span><text:span text:style-name="T13"> </text:span><text:span text:style-name="T11">exit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.</text:span><text:span text:style-name="T13"> <text:s/></text:span><text:span text:style-name="T11">Note</text:span><text:span text:style-name="T13"> </text:span><text:span text:style-name="T11">that</text:span><text:span text:style-name="T13"> </text:span><text:span text:style-name="T11">any</text:span><text:span text:style-name="T13"> </text:span><text:span text:style-name="T11">condition</text:span><text:span text:style-name="T13"> </text:span><text:span text:style-name="T11">that</text:span><text:span text:style-name="T13"> </text:span><text:span text:style-name="T11">appears</text:span><text:span text:style-name="T13"> </text:span><text:span text:style-name="T11">in</text:span><text:span text:style-name="T13"> </text:span><text:span text:style-name="T11">the</text:span><text:span text:style-name="T13"> </text:span><text:span text:style-name="T11">logic</text:span><text:span text:style-name="T13"> </text:span><text:span text:style-name="T11">string</text:span><text:span text:style-name="T13"> </text:span><text:span text:style-name="T11">of</text:span><text:span text:style-name="T13"> </text:span><text:span text:style-name="T11">one</text:span><text:span text:style-name="T13"> </text:span><text:span text:style-name="T11">or</text:span><text:span text:style-name="T13"> </text:span><text:span text:style-name="T11">more</text:span><text:span text:style-name="T13"> </text:span><text:span text:style-name="T11">tests</text:span><text:span text:style-name="T13"> </text:span><text:span text:style-name="T11">may</text:span><text:span text:style-name="T13"> </text:span><text:span text:style-name="T11">not</text:span><text:span text:style-name="T13"> </text:span><text:span text:style-name="T11">be</text:span><text:span text:style-name="T13"> </text:span><text:span text:style-name="T11">deleted</text:span><text:span text:style-name="T13"> </text:span><text:span text:style-name="T11">(button</text:span><text:span text:style-name="T13"> </text:span><text:span text:style-name="T11">will</text:span><text:span text:style-name="T13"> </text:span><text:span text:style-name="T11">be</text:span><text:span text:style-name="T13"> </text:span><text:span text:style-name="T11">disabled)</text:span><text:span text:style-name="T13"> </text:span><text:span text:style-name="T11">so</text:span><text:span text:style-name="T13"> </text:span><text:span text:style-name="T11">long</text:span><text:span text:style-name="T13"> </text:span><text:span text:style-name="T11">as</text:span><text:span text:style-name="T13"> </text:span><text:span text:style-name="T11">any</text:span><text:span text:style-name="T13"> </text:span><text:span text:style-name="T11">of</text:span><text:span text:style-name="T13"> </text:span><text:span text:style-name="T11">those</text:span><text:span text:style-name="T13"> </text:span><text:span text:style-name="T11">tests</text:span><text:span text:style-name="T13"> </text:span><text:span text:style-name="T11">remain</text:span><text:span text:style-name="T13"> </text:span><text:span text:style-name="T11">unmarked.</text:span></text:p>
      <text:p text:style-name="P37"/>
      <text:p text:style-name="P39"><text:span text:style-name="T11">Exit</text:span><text:span text:style-name="T13"> </text:span><text:span text:style-name="T11">and</text:span><text:span text:style-name="T13"> </text:span><text:span text:style-name="T11">Update</text:span><text:span text:style-name="T13"> </text:span><text:span text:style-name="T11">Postran</text:span><text:span text:style-name="T13"> </text:span><text:span text:style-name="T11">Buffer</text:span><text:span text:style-name="T13"> </text:span><text:span text:style-name="T11">button:</text:span></text:p>
      <text:p text:style-name="P39"><text:span text:style-name="T11"><text:tab/>Exiting</text:span><text:span text:style-name="T13"> </text:span><text:span text:style-name="T11">in</text:span><text:span text:style-name="T13"> </text:span><text:span text:style-name="T11">this</text:span><text:span text:style-name="T13"> </text:span><text:span text:style-name="T11">way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update</text:span><text:span text:style-name="T13"> </text:span><text:span text:style-name="T11">according</text:span><text:span text:style-name="T13"> </text:span><text:span text:style-name="T11">to</text:span><text:span text:style-name="T13"> </text:span><text:span text:style-name="T11">the</text:span><text:span text:style-name="T13"> </text:span><text:span text:style-name="T11">addition</text:span><text:span text:style-name="T13"> </text:span><text:span text:style-name="T11">or</text:span><text:span text:style-name="T13"> </text:span><text:span text:style-name="T11">modification</text:span><text:span text:style-name="T13"> </text:span><text:span text:style-name="T11">in</text:span><text:span text:style-name="T13"> </text:span><text:span text:style-name="T11">the</text:span><text:span text:style-name="T13"> </text:span><text:span text:style-name="T11">current</text:span><text:span text:style-name="T13"> </text:span><text:span text:style-name="T11">condition.</text:span></text:p>
      <text:p text:style-name="P37"/>
      <text:p text:style-name="P39"><text:span text:style-name="T11">Cancel</text:span><text:span text:style-name="T13"> </text:span><text:span text:style-name="T11">button:</text:span></text:p>
      <text:p text:style-name="P39"><text:span text:style-name="T11"><text:tab/>Quitting</text:span><text:span text:style-name="T13"> </text:span><text:span text:style-name="T11">via</text:span><text:span text:style-name="T13"> </text:span><text:span text:style-name="T11">the</text:span><text:span text:style-name="T13"> </text:span><text:span text:style-name="T11">Cancel</text:span><text:span text:style-name="T13"> </text:span><text:span text:style-name="T11">button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any</text:span><text:span text:style-name="T13"> </text:span><text:span text:style-name="T11">interactions</text:span><text:span text:style-name="T13"> </text:span><text:span text:style-name="T11">with</text:span><text:span text:style-name="T13"> </text:span><text:span text:style-name="T11">this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be</text:span><text:span text:style-name="T13"> </text:span><text:span text:style-name="T11">discarded</text:span><text:span text:style-name="T13"> </text:span><text:span text:style-name="T11">and</text:span><text:span text:style-name="T13"> </text:span><text:span text:style-name="T11">a</text:span><text:span text:style-name="T13"> </text:span><text:span text:style-name="T11">return</text:span><text:span text:style-name="T13"> </text:span><text:span text:style-name="T11">to</text:span><text:span text:style-name="T13"> </text:span><text:span text:style-name="T11">the</text:span><text:span text:style-name="T13"> </text:span><text:span text:style-name="T11">unchanged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display.</text:span></text:p>
      <text:p text:style-name="P38"/>
      <text:p text:style-name="P39"><text:span text:style-name="T29">1,135</text:span><text:span text:style-name="T30"> </text:span><text:span text:style-name="T29">ptarcet.txt</text:span></text:p>
      <text:p text:style-name="P39"><text:span text:style-name="T11">EVERY/NOT</text:span><text:span text:style-name="T13"> </text:span><text:span text:style-name="T11">EVERY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HYDROGENS-BEARING</text:span><text:span text:style-name="T13"> </text:span><text:span text:style-name="T11">NODE/NODE</text:span><text:span text:style-name="T13"> </text:span><text:span text:style-name="T11">Menu:</text:span></text:p>
      <text:p text:style-name="P39"><text:span text:style-name="T11"><text:tab/>For</text:span><text:span text:style-name="T13"> </text:span><text:span text:style-name="T11">most</text:span><text:span text:style-name="T13"> </text:span><text:span text:style-name="T11">better-known</text:span><text:span text:style-name="T13"> </text:span><text:span text:style-name="T11">examples,</text:span><text:span text:style-name="T13"> </text:span><text:span text:style-name="T11">HYDROGEN-BEARING</text:span><text:span text:style-name="T13"> </text:span><text:span text:style-name="T11">NODE</text:span><text:span text:style-name="T13"> </text:span><text:span text:style-name="T11">will</text:span><text:span text:style-name="T13"> </text:span><text:span text:style-name="T11">be</text:span><text:span text:style-name="T13"> </text:span><text:span text:style-name="T11">specified;</text:span><text:span text:style-name="T13"> </text:span><text:span text:style-name="T11">however,</text:span><text:span text:style-name="T13"> </text:span><text:span text:style-name="T11">the</text:span><text:span text:style-name="T13"> </text:span><text:span text:style-name="T11">alternative</text:span><text:span text:style-name="T13"> </text:span><text:span text:style-name="T11">is</text:span><text:span text:style-name="T13"> </text:span><text:span text:style-name="T11">provided</text:span><text:span text:style-name="T13"> </text:span><text:span text:style-name="T11">in</text:span><text:span text:style-name="T13"> </text:span><text:span text:style-name="T11">recognition</text:span><text:span text:style-name="T13"> </text:span><text:span text:style-name="T11">that</text:span><text:span text:style-name="T13"> </text:span><text:span text:style-name="T11">substituted</text:span><text:span text:style-name="T13"> </text:span><text:span text:style-name="T11">positions</text:span><text:span text:style-name="T13"> </text:span><text:span text:style-name="T11">(sulfonated</text:span><text:span text:style-name="T13"> </text:span><text:span text:style-name="T11">sites,</text:span><text:span text:style-name="T13"> </text:span><text:span text:style-name="T11">for</text:span><text:span text:style-name="T13"> </text:span><text:span text:style-name="T11">example)</text:span><text:span text:style-name="T13"> </text:span><text:span text:style-name="T11">are</text:span><text:span text:style-name="T13"> </text:span><text:span text:style-name="T11">sometimes</text:span><text:span text:style-name="T13"> </text:span><text:span text:style-name="T11">known</text:span><text:span text:style-name="T13"> </text:span><text:span text:style-name="T11">to</text:span><text:span text:style-name="T13"> </text:span><text:span text:style-name="T11">undergo</text:span><text:span text:style-name="T13"> </text:span><text:span text:style-name="T11">substitution</text:span><text:span text:style-name="T13"> </text:span><text:span text:style-name="T11">as</text:span><text:span text:style-name="T13"> </text:span><text:span text:style-name="T11">well.</text:span></text:p>
      <text:p text:style-name="P37"/>
      <text:p text:style-name="P39"><text:span text:style-name="T11">Node</text:span><text:span text:style-name="T13"> </text:span><text:span text:style-name="T11">Field</text:span><text:span text:style-name="T13"> </text:span><text:span text:style-name="T11">(enter</text:span><text:span text:style-name="T13"> </text:span><text:span text:style-name="T11">the</text:span><text:span text:style-name="T13"> </text:span><text:span text:style-name="T11">node</text:span><text:span text:style-name="T13"> </text:span><text:span text:style-name="T11">number</text:span><text:span text:style-name="T13"> </text:span><text:span text:style-name="T11">of</text:span><text:span text:style-name="T13"> </text:span><text:span text:style-name="T11">a</text:span><text:span text:style-name="T13"> </text:span><text:span text:style-name="T11">carbon</text:span><text:span text:style-name="T13"> </text:span><text:span text:style-name="T11">atom</text:span><text:span text:style-name="T13"> </text:span><text:span text:style-name="T11">whose</text:span><text:span text:style-name="T13"> </text:span><text:span text:style-name="T11">equivalence</text:span><text:span text:style-name="T13"> </text:span><text:span text:style-name="T11">to</text:span><text:span text:style-name="T13"> </text:span><text:span text:style-name="T11">competing</text:span><text:span text:style-name="T13"> </text:span><text:span text:style-name="T11">nodes</text:span><text:span text:style-name="T13"> </text:span><text:span text:style-name="T11">is</text:span><text:span text:style-name="T13"> </text:span><text:span text:style-name="T11">to</text:span><text:span text:style-name="T13"> </text:span><text:span text:style-name="T11">be</text:span><text:span text:style-name="T13"> </text:span><text:span text:style-name="T11">determined)</text:span></text:p>
      <text:p text:style-name="P37"/>
      <text:p text:style-name="P39"><text:span text:style-name="T11">Mark</text:span><text:span text:style-name="T13"> </text:span><text:span text:style-name="T11">for</text:span><text:span text:style-name="T13"> </text:span><text:span text:style-name="T11">Deletion/Undelete</text:span><text:span text:style-name="T13"> </text:span><text:span text:style-name="T11">button:</text:span></text:p>
      <text:p text:style-name="P39"><text:soft-page-break/><text:span text:style-name="T11"><text:tab/>Toggles</text:span><text:span text:style-name="T13"> </text:span><text:span text:style-name="T11">deletion</text:span><text:span text:style-name="T13"> </text:span><text:span text:style-name="T11">mark</text:span><text:span text:style-name="T13"> </text:span><text:span text:style-name="T11">on</text:span><text:span text:style-name="T13"> </text:span><text:span text:style-name="T11">and</text:span><text:span text:style-name="T13"> </text:span><text:span text:style-name="T11">off.</text:span><text:span text:style-name="T13"> <text:s/></text:span><text:span text:style-name="T11">Irreversible</text:span><text:span text:style-name="T13"> </text:span><text:span text:style-name="T11">deletion</text:span><text:span text:style-name="T13"> </text:span><text:span text:style-name="T11">does</text:span><text:span text:style-name="T13"> </text:span><text:span text:style-name="T11">not</text:span><text:span text:style-name="T13"> </text:span><text:span text:style-name="T11">occur</text:span><text:span text:style-name="T13"> </text:span><text:span text:style-name="T11">until</text:span><text:span text:style-name="T13"> </text:span><text:span text:style-name="T11">exit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.</text:span><text:span text:style-name="T13"> <text:s/></text:span><text:span text:style-name="T11">Note</text:span><text:span text:style-name="T13"> </text:span><text:span text:style-name="T11">that</text:span><text:span text:style-name="T13"> </text:span><text:span text:style-name="T11">any</text:span><text:span text:style-name="T13"> </text:span><text:span text:style-name="T11">condition</text:span><text:span text:style-name="T13"> </text:span><text:span text:style-name="T11">that</text:span><text:span text:style-name="T13"> </text:span><text:span text:style-name="T11">appears</text:span><text:span text:style-name="T13"> </text:span><text:span text:style-name="T11">in</text:span><text:span text:style-name="T13"> </text:span><text:span text:style-name="T11">the</text:span><text:span text:style-name="T13"> </text:span><text:span text:style-name="T11">logic</text:span><text:span text:style-name="T13"> </text:span><text:span text:style-name="T11">string</text:span><text:span text:style-name="T13"> </text:span><text:span text:style-name="T11">of</text:span><text:span text:style-name="T13"> </text:span><text:span text:style-name="T11">one</text:span><text:span text:style-name="T13"> </text:span><text:span text:style-name="T11">or</text:span><text:span text:style-name="T13"> </text:span><text:span text:style-name="T11">more</text:span><text:span text:style-name="T13"> </text:span><text:span text:style-name="T11">tests</text:span><text:span text:style-name="T13"> </text:span><text:span text:style-name="T11">may</text:span><text:span text:style-name="T13"> </text:span><text:span text:style-name="T11">not</text:span><text:span text:style-name="T13"> </text:span><text:span text:style-name="T11">be</text:span><text:span text:style-name="T13"> </text:span><text:span text:style-name="T11">deleted</text:span><text:span text:style-name="T13"> </text:span><text:span text:style-name="T11">(button</text:span><text:span text:style-name="T13"> </text:span><text:span text:style-name="T11">will</text:span><text:span text:style-name="T13"> </text:span><text:span text:style-name="T11">be</text:span><text:span text:style-name="T13"> </text:span><text:span text:style-name="T11">disabled)</text:span><text:span text:style-name="T13"> </text:span><text:span text:style-name="T11">so</text:span><text:span text:style-name="T13"> </text:span><text:span text:style-name="T11">long</text:span><text:span text:style-name="T13"> </text:span><text:span text:style-name="T11">as</text:span><text:span text:style-name="T13"> </text:span><text:span text:style-name="T11">any</text:span><text:span text:style-name="T13"> </text:span><text:span text:style-name="T11">of</text:span><text:span text:style-name="T13"> </text:span><text:span text:style-name="T11">those</text:span><text:span text:style-name="T13"> </text:span><text:span text:style-name="T11">tests</text:span><text:span text:style-name="T13"> </text:span><text:span text:style-name="T11">remain</text:span><text:span text:style-name="T13"> </text:span><text:span text:style-name="T11">unmarked.</text:span></text:p>
      <text:p text:style-name="P37"/>
      <text:p text:style-name="P39"><text:span text:style-name="T11">Exit</text:span><text:span text:style-name="T13"> </text:span><text:span text:style-name="T11">and</text:span><text:span text:style-name="T13"> </text:span><text:span text:style-name="T11">Update</text:span><text:span text:style-name="T13"> </text:span><text:span text:style-name="T11">Postran</text:span><text:span text:style-name="T13"> </text:span><text:span text:style-name="T11">Buffer</text:span><text:span text:style-name="T13"> </text:span><text:span text:style-name="T11">button:</text:span></text:p>
      <text:p text:style-name="P39"><text:span text:style-name="T11"><text:tab/>Exiting</text:span><text:span text:style-name="T13"> </text:span><text:span text:style-name="T11">in</text:span><text:span text:style-name="T13"> </text:span><text:span text:style-name="T11">this</text:span><text:span text:style-name="T13"> </text:span><text:span text:style-name="T11">way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update</text:span><text:span text:style-name="T13"> </text:span><text:span text:style-name="T11">according</text:span><text:span text:style-name="T13"> </text:span><text:span text:style-name="T11">to</text:span><text:span text:style-name="T13"> </text:span><text:span text:style-name="T11">the</text:span><text:span text:style-name="T13"> </text:span><text:span text:style-name="T11">addition</text:span><text:span text:style-name="T13"> </text:span><text:span text:style-name="T11">or</text:span><text:span text:style-name="T13"> </text:span><text:span text:style-name="T11">modification</text:span><text:span text:style-name="T13"> </text:span><text:span text:style-name="T11">in</text:span><text:span text:style-name="T13"> </text:span><text:span text:style-name="T11">the</text:span><text:span text:style-name="T13"> </text:span><text:span text:style-name="T11">current</text:span><text:span text:style-name="T13"> </text:span><text:span text:style-name="T11">condition.</text:span></text:p>
      <text:p text:style-name="P37"/>
      <text:p text:style-name="P39"><text:span text:style-name="T11">Cancel</text:span><text:span text:style-name="T13"> </text:span><text:span text:style-name="T11">button:</text:span></text:p>
      <text:p text:style-name="P39"><text:span text:style-name="T11"><text:tab/>Quitting</text:span><text:span text:style-name="T13"> </text:span><text:span text:style-name="T11">via</text:span><text:span text:style-name="T13"> </text:span><text:span text:style-name="T11">the</text:span><text:span text:style-name="T13"> </text:span><text:span text:style-name="T11">Cancel</text:span><text:span text:style-name="T13"> </text:span><text:span text:style-name="T11">button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any</text:span><text:span text:style-name="T13"> </text:span><text:span text:style-name="T11">interactions</text:span><text:span text:style-name="T13"> </text:span><text:span text:style-name="T11">with</text:span><text:span text:style-name="T13"> </text:span><text:span text:style-name="T11">this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be</text:span><text:span text:style-name="T13"> </text:span><text:span text:style-name="T11">discarded</text:span><text:span text:style-name="T13"> </text:span><text:span text:style-name="T11">and</text:span><text:span text:style-name="T13"> </text:span><text:span text:style-name="T11">a</text:span><text:span text:style-name="T13"> </text:span><text:span text:style-name="T11">return</text:span><text:span text:style-name="T13"> </text:span><text:span text:style-name="T11">to</text:span><text:span text:style-name="T13"> </text:span><text:span text:style-name="T11">the</text:span><text:span text:style-name="T13"> </text:span><text:span text:style-name="T11">unchanged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display.</text:span></text:p>
      <text:p text:style-name="P38"/>
      <text:p text:style-name="P38"/>
      <text:p text:style-name="P38"/>
      <text:p text:style-name="P39"><text:span text:style-name="T29">1,423</text:span><text:span text:style-name="T30"> </text:span><text:span text:style-name="T29">ptarnod.txt</text:span></text:p>
      <text:p text:style-name="P39"><text:span text:style-name="T11">The</text:span><text:span text:style-name="T13"> </text:span><text:span text:style-name="T11">ARNOD</text:span><text:span text:style-name="T13"> </text:span><text:span text:style-name="T11">condition</text:span><text:span text:style-name="T13"> </text:span><text:span text:style-name="T11">type</text:span><text:span text:style-name="T13"> </text:span><text:span text:style-name="T11">is</text:span><text:span text:style-name="T13"> </text:span><text:span text:style-name="T11">of</text:span><text:span text:style-name="T13"> </text:span><text:span text:style-name="T11">limited</text:span><text:span text:style-name="T13"> </text:span><text:span text:style-name="T11">usefulness</text:span><text:span text:style-name="T13"> </text:span><text:span text:style-name="T11">on</text:span><text:span text:style-name="T13"> </text:span><text:span text:style-name="T11">its</text:span><text:span text:style-name="T13"> </text:span><text:span text:style-name="T11">own;</text:span><text:span text:style-name="T13"> </text:span><text:span text:style-name="T11">however,</text:span><text:span text:style-name="T13"> </text:span><text:span text:style-name="T11">used</text:span><text:span text:style-name="T13"> </text:span><text:span text:style-name="T11">as</text:span><text:span text:style-name="T13"> </text:span><text:span text:style-name="T11">a</text:span></text:p>
      <text:p text:style-name="P39"><text:span text:style-name="T11">prescreen</text:span><text:span text:style-name="T13"> </text:span><text:span text:style-name="T11">for</text:span><text:span text:style-name="T13"> </text:span><text:span text:style-name="T11">the</text:span><text:span text:style-name="T13"> </text:span><text:span text:style-name="T11">more</text:span><text:span text:style-name="T13"> </text:span><text:span text:style-name="T11">sophisticated</text:span><text:span text:style-name="T13"> </text:span><text:span text:style-name="T11">ARSTD,</text:span><text:span text:style-name="T13"> </text:span><text:span text:style-name="T11">ARRAT,</text:span><text:span text:style-name="T13"> </text:span><text:span text:style-name="T11">ARCET,</text:span><text:span text:style-name="T13"> </text:span><text:span text:style-name="T11">and</text:span><text:span text:style-name="T13"> </text:span><text:span text:style-name="T11">ARTIE,</text:span><text:span text:style-name="T13"> </text:span><text:span text:style-name="T11">conditions,</text:span></text:p>
      <text:p text:style-name="P39"><text:span text:style-name="T11">it</text:span><text:span text:style-name="T13"> </text:span><text:span text:style-name="T11">enables</text:span><text:span text:style-name="T13"> </text:span><text:span text:style-name="T11">the</text:span><text:span text:style-name="T13"> </text:span><text:span text:style-name="T11">post-transform</text:span><text:span text:style-name="T13"> </text:span><text:span text:style-name="T11">program</text:span><text:span text:style-name="T13"> </text:span><text:span text:style-name="T11">module</text:span><text:span text:style-name="T13"> </text:span><text:span text:style-name="T11">to</text:span><text:span text:style-name="T13"> </text:span><text:span text:style-name="T11">bypass</text:span><text:span text:style-name="T13"> </text:span><text:span text:style-name="T11">cases</text:span><text:span text:style-name="T13"> </text:span><text:span text:style-name="T11">which</text:span><text:span text:style-name="T13"> </text:span><text:span text:style-name="T11">the</text:span><text:span text:style-name="T13"> </text:span><text:span text:style-name="T11">latter</text:span><text:span text:style-name="T13"> </text:span><text:span text:style-name="T11">are</text:span></text:p>
      <text:p text:style-name="P39"><text:span text:style-name="T11">as</text:span><text:span text:style-name="T13"> </text:span><text:span text:style-name="T11">yet</text:span><text:span text:style-name="T13"> </text:span><text:span text:style-name="T11">unprepared</text:span><text:span text:style-name="T13"> </text:span><text:span text:style-name="T11">to</text:span><text:span text:style-name="T13"> </text:span><text:span text:style-name="T11">handle</text:span><text:span text:style-name="T13"> </text:span><text:span text:style-name="T11">with</text:span><text:span text:style-name="T13"> </text:span><text:span text:style-name="T11">any</text:span><text:span text:style-name="T13"> </text:span><text:span text:style-name="T11">degree</text:span><text:span text:style-name="T13"> </text:span><text:span text:style-name="T11">of</text:span><text:span text:style-name="T13"> </text:span><text:span text:style-name="T11">confidence.</text:span></text:p>
      <text:p text:style-name="P37"/>
      <text:p text:style-name="P39"><text:span text:style-name="T11">EXISTS/DOES</text:span><text:span text:style-name="T13"> </text:span><text:span text:style-name="T11">NOT</text:span><text:span text:style-name="T13"> </text:span><text:span text:style-name="T11">EXIST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Node</text:span><text:span text:style-name="T13"> </text:span><text:span text:style-name="T11">Field</text:span><text:span text:style-name="T13"> </text:span><text:span text:style-name="T11">(enter</text:span><text:span text:style-name="T13"> </text:span><text:span text:style-name="T11">the</text:span><text:span text:style-name="T13"> </text:span><text:span text:style-name="T11">node</text:span><text:span text:style-name="T13"> </text:span><text:span text:style-name="T11">number</text:span><text:span text:style-name="T13"> </text:span><text:span text:style-name="T11">of</text:span><text:span text:style-name="T13"> </text:span><text:span text:style-name="T11">a</text:span><text:span text:style-name="T13"> </text:span><text:span text:style-name="T11">carbon</text:span><text:span text:style-name="T13"> </text:span><text:span text:style-name="T11">atom</text:span><text:span text:style-name="T13"> </text:span><text:span text:style-name="T11">whose</text:span><text:span text:style-name="T13"> </text:span><text:span text:style-name="T11">membership</text:span><text:span text:style-name="T13"> </text:span><text:span text:style-name="T11">in</text:span><text:span text:style-name="T13"> </text:span><text:span text:style-name="T11">a</text:span><text:span text:style-name="T13"> </text:span><text:span text:style-name="T11">benzene</text:span></text:p>
      <text:p text:style-name="P39"><text:span text:style-name="T11"><text:tab/>ring</text:span><text:span text:style-name="T13"> </text:span><text:span text:style-name="T11">is</text:span><text:span text:style-name="T13"> </text:span><text:span text:style-name="T11">to</text:span><text:span text:style-name="T13"> </text:span><text:span text:style-name="T11">be</text:span><text:span text:style-name="T13"> </text:span><text:span text:style-name="T11">determined)</text:span></text:p>
      <text:p text:style-name="P39"><text:span text:style-name="T11">Note:</text:span><text:span text:style-name="T13"> </text:span><text:span text:style-name="T11">While</text:span><text:span text:style-name="T13"> </text:span><text:span text:style-name="T11">it</text:span><text:span text:style-name="T13"> </text:span><text:span text:style-name="T11">may</text:span><text:span text:style-name="T13"> </text:span><text:span text:style-name="T11">seem</text:span><text:span text:style-name="T13"> </text:span><text:span text:style-name="T11">obvious</text:span><text:span text:style-name="T13"> </text:span><text:span text:style-name="T11">at</text:span><text:span text:style-name="T13"> </text:span><text:span text:style-name="T11">first</text:span><text:span text:style-name="T13"> </text:span><text:span text:style-name="T11">glance</text:span><text:span text:style-name="T13"> </text:span><text:span text:style-name="T11">that</text:span><text:span text:style-name="T13"> </text:span><text:span text:style-name="T11">the</text:span><text:span text:style-name="T13"> </text:span><text:span text:style-name="T11">pattern</text:span><text:span text:style-name="T13"> </text:span><text:span text:style-name="T11">itself</text:span><text:span text:style-name="T13"> </text:span><text:span text:style-name="T11">will</text:span><text:span text:style-name="T13"> </text:span><text:span text:style-name="T11">determine</text:span></text:p>
      <text:p text:style-name="P39"><text:span text:style-name="T11"><text:tab/>the</text:span><text:span text:style-name="T13"> </text:span><text:span text:style-name="T11">result</text:span><text:span text:style-name="T13"> </text:span><text:span text:style-name="T11">of</text:span><text:span text:style-name="T13"> </text:span><text:span text:style-name="T11">this</text:span><text:span text:style-name="T13"> </text:span><text:span text:style-name="T11">condition,</text:span><text:span text:style-name="T13"> </text:span><text:span text:style-name="T11">it</text:span><text:span text:style-name="T13"> </text:span><text:span text:style-name="T11">is</text:span><text:span text:style-name="T13"> </text:span><text:span text:style-name="T11">possible,</text:span><text:span text:style-name="T13"> </text:span><text:span text:style-name="T11">through</text:span><text:span text:style-name="T13"> </text:span><text:span text:style-name="T11">the</text:span><text:span text:style-name="T13"> </text:span><text:span text:style-name="T11">use</text:span><text:span text:style-name="T13"> </text:span><text:span text:style-name="T11">of</text:span><text:span text:style-name="T13"> </text:span><text:span text:style-name="T11">variable</text:span></text:p>
      <text:p text:style-name="P39"><text:span text:style-name="T11"><text:tab/>bonds,</text:span><text:span text:style-name="T13"> </text:span><text:span text:style-name="T11">to</text:span><text:span text:style-name="T13"> </text:span><text:span text:style-name="T11">define</text:span><text:span text:style-name="T13"> </text:span><text:span text:style-name="T11">a</text:span><text:span text:style-name="T13"> </text:span><text:span text:style-name="T11">pattern</text:span><text:span text:style-name="T13"> </text:span><text:span text:style-name="T11">that</text:span><text:span text:style-name="T13"> </text:span><text:span text:style-name="T11">will</text:span><text:span text:style-name="T13"> </text:span><text:span text:style-name="T11">match</text:span><text:span text:style-name="T13"> </text:span><text:span text:style-name="T11">both</text:span><text:span text:style-name="T13"> </text:span><text:span text:style-name="T11">isolated</text:span><text:span text:style-name="T13"> </text:span><text:span text:style-name="T11">and</text:span><text:span text:style-name="T13"> </text:span><text:span text:style-name="T11">fused</text:span><text:span text:style-name="T13"> </text:span><text:span text:style-name="T11">aromatic</text:span></text:p>
      <text:p text:style-name="P39"><text:span text:style-name="T11"><text:tab/>ring</text:span><text:span text:style-name="T13"> </text:span><text:span text:style-name="T11">systems.</text:span></text:p>
      <text:p text:style-name="P37"/>
      <text:p text:style-name="P39"><text:span text:style-name="T11">Mark</text:span><text:span text:style-name="T13"> </text:span><text:span text:style-name="T11">for</text:span><text:span text:style-name="T13"> </text:span><text:span text:style-name="T11">Deletion/Undelete</text:span><text:span text:style-name="T13"> </text:span><text:span text:style-name="T11">button:</text:span></text:p>
      <text:p text:style-name="P39"><text:span text:style-name="T11"><text:tab/>Toggles</text:span><text:span text:style-name="T13"> </text:span><text:span text:style-name="T11">deletion</text:span><text:span text:style-name="T13"> </text:span><text:span text:style-name="T11">mark</text:span><text:span text:style-name="T13"> </text:span><text:span text:style-name="T11">on</text:span><text:span text:style-name="T13"> </text:span><text:span text:style-name="T11">and</text:span><text:span text:style-name="T13"> </text:span><text:span text:style-name="T11">off.</text:span><text:span text:style-name="T13"> <text:s/></text:span><text:span text:style-name="T11">Irreversible</text:span><text:span text:style-name="T13"> </text:span><text:span text:style-name="T11">deletion</text:span><text:span text:style-name="T13"> </text:span><text:span text:style-name="T11">does</text:span><text:span text:style-name="T13"> </text:span><text:span text:style-name="T11">not</text:span><text:span text:style-name="T13"> </text:span><text:span text:style-name="T11">occur</text:span><text:span text:style-name="T13"> </text:span><text:span text:style-name="T11">until</text:span></text:p>
      <text:p text:style-name="P39"><text:span text:style-name="T11"><text:tab/>exit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.</text:span><text:span text:style-name="T13"> <text:s/></text:span><text:span text:style-name="T11">Note</text:span><text:span text:style-name="T13"> </text:span><text:span text:style-name="T11">that</text:span><text:span text:style-name="T13"> </text:span><text:span text:style-name="T11">any</text:span><text:span text:style-name="T13"> </text:span><text:span text:style-name="T11">condition</text:span><text:span text:style-name="T13"> </text:span><text:span text:style-name="T11">that</text:span></text:p>
      <text:p text:style-name="P39"><text:span text:style-name="T11"><text:tab/>appears</text:span><text:span text:style-name="T13"> </text:span><text:span text:style-name="T11">in</text:span><text:span text:style-name="T13"> </text:span><text:span text:style-name="T11">the</text:span><text:span text:style-name="T13"> </text:span><text:span text:style-name="T11">logic</text:span><text:span text:style-name="T13"> </text:span><text:span text:style-name="T11">string</text:span><text:span text:style-name="T13"> </text:span><text:span text:style-name="T11">of</text:span><text:span text:style-name="T13"> </text:span><text:span text:style-name="T11">one</text:span><text:span text:style-name="T13"> </text:span><text:span text:style-name="T11">or</text:span><text:span text:style-name="T13"> </text:span><text:span text:style-name="T11">more</text:span><text:span text:style-name="T13"> </text:span><text:span text:style-name="T11">tests</text:span><text:span text:style-name="T13"> </text:span><text:span text:style-name="T11">may</text:span><text:span text:style-name="T13"> </text:span><text:span text:style-name="T11">not</text:span><text:span text:style-name="T13"> </text:span><text:span text:style-name="T11">be</text:span><text:span text:style-name="T13"> </text:span><text:span text:style-name="T11">deleted</text:span><text:span text:style-name="T13"> </text:span><text:span text:style-name="T11">(button</text:span></text:p>
      <text:p text:style-name="P39"><text:span text:style-name="T11"><text:tab/>will</text:span><text:span text:style-name="T13"> </text:span><text:span text:style-name="T11">be</text:span><text:span text:style-name="T13"> </text:span><text:span text:style-name="T11">disabled)</text:span><text:span text:style-name="T13"> </text:span><text:span text:style-name="T11">so</text:span><text:span text:style-name="T13"> </text:span><text:span text:style-name="T11">long</text:span><text:span text:style-name="T13"> </text:span><text:span text:style-name="T11">as</text:span><text:span text:style-name="T13"> </text:span><text:span text:style-name="T11">any</text:span><text:span text:style-name="T13"> </text:span><text:span text:style-name="T11">of</text:span><text:span text:style-name="T13"> </text:span><text:span text:style-name="T11">those</text:span><text:span text:style-name="T13"> </text:span><text:span text:style-name="T11">tests</text:span><text:span text:style-name="T13"> </text:span><text:span text:style-name="T11">remain</text:span><text:span text:style-name="T13"> </text:span><text:span text:style-name="T11">unmarked.</text:span></text:p>
      <text:p text:style-name="P37"/>
      <text:p text:style-name="P39"><text:span text:style-name="T11">Exit</text:span><text:span text:style-name="T13"> </text:span><text:span text:style-name="T11">and</text:span><text:span text:style-name="T13"> </text:span><text:span text:style-name="T11">Update</text:span><text:span text:style-name="T13"> </text:span><text:span text:style-name="T11">Postran</text:span><text:span text:style-name="T13"> </text:span><text:span text:style-name="T11">Buffer</text:span><text:span text:style-name="T13"> </text:span><text:span text:style-name="T11">button:</text:span></text:p>
      <text:p text:style-name="P39"><text:span text:style-name="T11"><text:tab/>Exiting</text:span><text:span text:style-name="T13"> </text:span><text:span text:style-name="T11">in</text:span><text:span text:style-name="T13"> </text:span><text:span text:style-name="T11">this</text:span><text:span text:style-name="T13"> </text:span><text:span text:style-name="T11">way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update</text:span></text:p>
      <text:p text:style-name="P39"><text:span text:style-name="T11"><text:tab/>according</text:span><text:span text:style-name="T13"> </text:span><text:span text:style-name="T11">to</text:span><text:span text:style-name="T13"> </text:span><text:span text:style-name="T11">the</text:span><text:span text:style-name="T13"> </text:span><text:span text:style-name="T11">addition</text:span><text:span text:style-name="T13"> </text:span><text:span text:style-name="T11">or</text:span><text:span text:style-name="T13"> </text:span><text:span text:style-name="T11">modification</text:span><text:span text:style-name="T13"> </text:span><text:span text:style-name="T11">in</text:span><text:span text:style-name="T13"> </text:span><text:span text:style-name="T11">the</text:span><text:span text:style-name="T13"> </text:span><text:span text:style-name="T11">current</text:span><text:span text:style-name="T13"> </text:span><text:span text:style-name="T11">condition.</text:span></text:p>
      <text:p text:style-name="P37"/>
      <text:p text:style-name="P39"><text:span text:style-name="T11">Cancel</text:span><text:span text:style-name="T13"> </text:span><text:span text:style-name="T11">button:</text:span></text:p>
      <text:p text:style-name="P39"><text:span text:style-name="T11"><text:tab/>Quitting</text:span><text:span text:style-name="T13"> </text:span><text:span text:style-name="T11">via</text:span><text:span text:style-name="T13"> </text:span><text:span text:style-name="T11">the</text:span><text:span text:style-name="T13"> </text:span><text:span text:style-name="T11">Cancel</text:span><text:span text:style-name="T13"> </text:span><text:span text:style-name="T11">button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any</text:span><text:span text:style-name="T13"> </text:span><text:span text:style-name="T11">interactions</text:span><text:span text:style-name="T13"> </text:span><text:span text:style-name="T11">with</text:span><text:span text:style-name="T13"> </text:span><text:span text:style-name="T11">this</text:span><text:span text:style-name="T13"> </text:span><text:span text:style-name="T11">editor</text:span></text:p>
      <text:p text:style-name="P39"><text:span text:style-name="T11"><text:tab/>to</text:span><text:span text:style-name="T13"> </text:span><text:span text:style-name="T11">be</text:span><text:span text:style-name="T13"> </text:span><text:span text:style-name="T11">discarded</text:span><text:span text:style-name="T13"> </text:span><text:span text:style-name="T11">and</text:span><text:span text:style-name="T13"> </text:span><text:span text:style-name="T11">a</text:span><text:span text:style-name="T13"> </text:span><text:span text:style-name="T11">return</text:span><text:span text:style-name="T13"> </text:span><text:span text:style-name="T11">to</text:span><text:span text:style-name="T13"> </text:span><text:span text:style-name="T11">the</text:span><text:span text:style-name="T13"> </text:span><text:span text:style-name="T11">unchanged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display.</text:span></text:p>
      <text:p text:style-name="P46"><text:span text:style-name="T29">1,735</text:span><text:span text:style-name="T30"> </text:span><text:span text:style-name="T29">ptarrat.txt</text:span></text:p>
      <text:p text:style-name="P39"><text:span text:style-name="T11">ARRAT</text:span><text:span text:style-name="T13"> </text:span><text:span text:style-name="T11">differs</text:span><text:span text:style-name="T13"> </text:span><text:span text:style-name="T11">from</text:span><text:span text:style-name="T13"> </text:span><text:span text:style-name="T11">ARSTD</text:span><text:span text:style-name="T13"> </text:span><text:span text:style-name="T11">in</text:span><text:span text:style-name="T13"> </text:span><text:span text:style-name="T11">that</text:span><text:span text:style-name="T13"> </text:span><text:span text:style-name="T11">it</text:span><text:span text:style-name="T13"> </text:span><text:span text:style-name="T11">only</text:span><text:span text:style-name="T13"> </text:span><text:span text:style-name="T11">measures</text:span><text:span text:style-name="T13"> </text:span><text:span text:style-name="T11">the</text:span><text:span text:style-name="T13"> </text:span><text:span text:style-name="T11">activation</text:span><text:span text:style-name="T13"> </text:span><text:span text:style-name="T11">at</text:span><text:span text:style-name="T13"> </text:span><text:span text:style-name="T11">a</text:span><text:span text:style-name="T13"> </text:span><text:span text:style-name="T11">given</text:span><text:span text:style-name="T13"> </text:span><text:span text:style-name="T11">site,</text:span><text:span text:style-name="T13"> </text:span><text:span text:style-name="T11">without</text:span><text:span text:style-name="T13"> </text:span><text:span text:style-name="T11">ranking</text:span><text:span text:style-name="T13"> </text:span><text:span text:style-name="T11">it</text:span><text:span text:style-name="T13"> </text:span><text:span text:style-name="T11">as</text:span><text:span text:style-name="T13"> </text:span><text:span text:style-name="T11">a</text:span><text:span text:style-name="T13"> </text:span><text:span text:style-name="T11">competitor</text:span><text:span text:style-name="T13"> </text:span><text:span text:style-name="T11">with</text:span><text:span text:style-name="T13"> </text:span><text:span text:style-name="T11">other</text:span><text:span text:style-name="T13"> </text:span><text:span text:style-name="T11">sites</text:span><text:span text:style-name="T13"> </text:span><text:span text:style-name="T11">on</text:span><text:span text:style-name="T13"> </text:span><text:span text:style-name="T11">the</text:span><text:span text:style-name="T13"> </text:span><text:span text:style-name="T11">ring.</text:span></text:p>
      <text:p text:style-name="P37"/>
      <text:p text:style-name="P39"><text:span text:style-name="T11">Node</text:span><text:span text:style-name="T13"> </text:span><text:span text:style-name="T11">Field</text:span><text:span text:style-name="T13"> </text:span><text:span text:style-name="T11">(enter</text:span><text:span text:style-name="T13"> </text:span><text:span text:style-name="T11">the</text:span><text:span text:style-name="T13"> </text:span><text:span text:style-name="T11">node</text:span><text:span text:style-name="T13"> </text:span><text:span text:style-name="T11">number</text:span><text:span text:style-name="T13"> </text:span><text:span text:style-name="T11">of</text:span><text:span text:style-name="T13"> </text:span><text:span text:style-name="T11">a</text:span><text:span text:style-name="T13"> </text:span><text:span text:style-name="T11">carbon</text:span><text:span text:style-name="T13"> </text:span><text:span text:style-name="T11">atom</text:span><text:span text:style-name="T13"> </text:span><text:span text:style-name="T11">whose</text:span><text:span text:style-name="T13"> </text:span><text:span text:style-name="T11">absolute</text:span><text:span text:style-name="T13"> </text:span><text:span text:style-name="T11">activation</text:span><text:span text:style-name="T13"> </text:span><text:span text:style-name="T11">toward</text:span><text:span text:style-name="T13"> </text:span><text:span text:style-name="T11">electrophilic</text:span><text:span text:style-name="T13"> </text:span><text:span text:style-name="T11">aromatic</text:span><text:span text:style-name="T13"> </text:span><text:span text:style-name="T11">substitution</text:span><text:span text:style-name="T13"> </text:span><text:span text:style-name="T11">is</text:span><text:span text:style-name="T13"> </text:span><text:span text:style-name="T11">to</text:span><text:span text:style-name="T13"> </text:span><text:span text:style-name="T11">be</text:span><text:span text:style-name="T13"> </text:span><text:span text:style-name="T11">determined)</text:span></text:p>
      <text:p text:style-name="P37"/>
      <text:p text:style-name="P39"><text:span text:style-name="T11">IS/IS</text:span><text:span text:style-name="T13"> </text:span><text:span text:style-name="T11">NOT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Comparison</text:span><text:span text:style-name="T13"> </text:span><text:span text:style-name="T11">Operator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Constant</text:span><text:span text:style-name="T13"> </text:span><text:span text:style-name="T11">Menu:</text:span></text:p>
      <text:p text:style-name="P39"><text:span text:style-name="T11"><text:tab/>Select</text:span><text:span text:style-name="T13"> </text:span><text:span text:style-name="T11">a</text:span><text:span text:style-name="T13"> </text:span><text:span text:style-name="T11">value</text:span><text:span text:style-name="T13"> </text:span><text:span text:style-name="T11">that</text:span><text:span text:style-name="T13"> </text:span><text:span text:style-name="T11">seems</text:span><text:span text:style-name="T13"> </text:span><text:span text:style-name="T11">appropriate</text:span><text:span text:style-name="T13"> </text:span><text:span text:style-name="T11">to</text:span><text:span text:style-name="T13"> </text:span><text:span text:style-name="T11">the</text:span><text:span text:style-name="T13"> </text:span><text:span text:style-name="T11">context</text:span><text:span text:style-name="T13"> </text:span><text:span text:style-name="T11">of</text:span><text:span text:style-name="T13"> </text:span><text:span text:style-name="T11">the</text:span><text:span text:style-name="T13"> </text:span><text:span text:style-name="T11">condition.</text:span><text:span text:style-name="T13"> <text:s/></text:span><text:span text:style-name="T11">Note</text:span><text:span text:style-name="T13"> </text:span><text:span text:style-name="T11">that</text:span><text:span text:style-name="T13"> </text:span><text:span text:style-name="T11">these</text:span><text:span text:style-name="T13"> </text:span><text:span text:style-name="T11">values</text:span><text:span text:style-name="T13"> </text:span><text:span text:style-name="T11">should</text:span><text:span text:style-name="T13"> </text:span><text:span text:style-name="T11">be</text:span><text:span text:style-name="T13"> </text:span><text:span text:style-name="T11">considered</text:span><text:span text:style-name="T13"> </text:span><text:span text:style-name="T11">to</text:span><text:span text:style-name="T13"> </text:span><text:span text:style-name="T11">be</text:span><text:span text:style-name="T13"> </text:span><text:span text:style-name="T11">qualitative</text:span><text:span text:style-name="T13"> </text:span><text:span text:style-name="T11">approximations,</text:span><text:span text:style-name="T13"> </text:span><text:span text:style-name="T11">which</text:span><text:span text:style-name="T13"> </text:span><text:span text:style-name="T11">may</text:span><text:span text:style-name="T13"> </text:span><text:span text:style-name="T11">need</text:span><text:span text:style-name="T13"> </text:span><text:span text:style-name="T11">fine</text:span><text:span text:style-name="T13"> </text:span><text:span text:style-name="T11">tuning</text:span><text:span text:style-name="T13"> </text:span><text:span text:style-name="T11">up</text:span><text:span text:style-name="T13"> </text:span><text:span text:style-name="T11">or</text:span><text:span text:style-name="T13"> </text:span><text:span text:style-name="T11">down</text:span><text:span text:style-name="T13"> </text:span><text:span text:style-name="T11">for</text:span><text:span text:style-name="T13"> </text:span><text:span text:style-name="T11">best</text:span><text:span text:style-name="T13"> </text:span><text:span text:style-name="T11">overall</text:span><text:span text:style-name="T13"> </text:span><text:span text:style-name="T11">fit</text:span><text:span text:style-name="T13"> </text:span><text:span text:style-name="T11">on</text:span><text:span text:style-name="T13"> </text:span><text:span text:style-name="T11">the</text:span><text:span text:style-name="T13"> </text:span><text:span text:style-name="T11">basis</text:span><text:span text:style-name="T13"> </text:span><text:span text:style-name="T11">of</text:span><text:span text:style-name="T13"> </text:span><text:span text:style-name="T11">actual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results.</text:span><text:span text:style-name="T13"> <text:s/></text:span><text:span text:style-name="T11">This</text:span><text:span text:style-name="T13"> </text:span><text:span text:style-name="T11">fit</text:span><text:span text:style-name="T13"> </text:span><text:span text:style-name="T11">should</text:span><text:span text:style-name="T13"> </text:span><text:span text:style-name="T11">be</text:span><text:span text:style-name="T13"> </text:span><text:span text:style-name="T11">checked</text:span><text:span text:style-name="T13"> </text:span><text:span text:style-name="T11">through</text:span><text:span text:style-name="T13"> </text:span><text:span text:style-name="T11">the</text:span><text:span text:style-name="T13"> </text:span><text:span text:style-name="T11">use</text:span><text:span text:style-name="T13"> </text:span><text:span text:style-name="T11">of</text:span><text:span text:style-name="T13"> </text:span><text:span text:style-name="T11">a</text:span><text:span text:style-name="T13"> </text:span><text:span text:style-name="T11">range</text:span><text:span text:style-name="T13"> </text:span><text:span text:style-name="T11">of</text:span><text:span text:style-name="T13"> </text:span><text:span text:style-name="T11">representative</text:span><text:span text:style-name="T13"> </text:span><text:span text:style-name="T11">validation</text:span><text:span text:style-name="T13"> </text:span><text:span text:style-name="T11">test</text:span><text:span text:style-name="T13"> </text:span><text:span text:style-name="T11">examples.</text:span><text:span text:style-name="T13"> </text:span></text:p>
      <text:p text:style-name="P37"/>
      <text:p text:style-name="P39"><text:span text:style-name="T11">ONLY</text:span><text:span text:style-name="T13"> </text:span><text:span text:style-name="T11">HYDROGENS/ALL</text:span><text:span text:style-name="T13"> </text:span><text:span text:style-name="T11">SUBSTITUENTS</text:span><text:span text:style-name="T13"> </text:span><text:span text:style-name="T11">Menu:</text:span></text:p>
      <text:p text:style-name="P39"><text:span text:style-name="T11"><text:tab/>For</text:span><text:span text:style-name="T13"> </text:span><text:span text:style-name="T11">most</text:span><text:span text:style-name="T13"> </text:span><text:span text:style-name="T11">better-known</text:span><text:span text:style-name="T13"> </text:span><text:span text:style-name="T11">examples,</text:span><text:span text:style-name="T13"> </text:span><text:span text:style-name="T11">ONLY</text:span><text:span text:style-name="T13"> </text:span><text:span text:style-name="T11">HYDROGENS</text:span><text:span text:style-name="T13"> </text:span><text:span text:style-name="T11">will</text:span><text:span text:style-name="T13"> </text:span><text:span text:style-name="T11">be</text:span><text:span text:style-name="T13"> </text:span><text:span text:style-name="T11">selected;</text:span><text:span text:style-name="T13"> </text:span><text:span text:style-name="T11">however,</text:span><text:span text:style-name="T13"> </text:span><text:span text:style-name="T11">the</text:span><text:span text:style-name="T13"> </text:span><text:span text:style-name="T11">alternative</text:span><text:span text:style-name="T13"> </text:span><text:span text:style-name="T11">is</text:span><text:span text:style-name="T13"> </text:span><text:span text:style-name="T11">provided</text:span><text:span text:style-name="T13"> </text:span><text:span text:style-name="T11">in</text:span><text:span text:style-name="T13"> </text:span><text:span text:style-name="T11">recognition</text:span><text:span text:style-name="T13"> </text:span><text:span text:style-name="T11">that</text:span><text:span text:style-name="T13"> </text:span><text:span text:style-name="T11">substituted</text:span><text:span text:style-name="T13"> </text:span><text:span text:style-name="T11">positions</text:span><text:span text:style-name="T13"> </text:span><text:span text:style-name="T11">(sulfonated</text:span><text:span text:style-name="T13"> </text:span><text:span text:style-name="T11">sites,</text:span><text:span text:style-name="T13"> </text:span><text:span text:style-name="T11">for</text:span><text:span text:style-name="T13"> </text:span><text:span text:style-name="T11">example)</text:span><text:span text:style-name="T13"> </text:span><text:span text:style-name="T11">are</text:span><text:span text:style-name="T13"> </text:span><text:span text:style-name="T11">sometimes</text:span><text:span text:style-name="T13"> </text:span><text:span text:style-name="T11">known</text:span><text:span text:style-name="T13"> </text:span><text:span text:style-name="T11">to</text:span><text:span text:style-name="T13"> </text:span><text:span text:style-name="T11">undergo</text:span><text:span text:style-name="T13"> </text:span><text:span text:style-name="T11">substitution</text:span><text:span text:style-name="T13"> </text:span><text:span text:style-name="T11">as</text:span><text:span text:style-name="T13"> </text:span><text:span text:style-name="T11">well.</text:span></text:p>
      <text:p text:style-name="P37"/>
      <text:p text:style-name="P39"><text:span text:style-name="T11">Mark</text:span><text:span text:style-name="T13"> </text:span><text:span text:style-name="T11">for</text:span><text:span text:style-name="T13"> </text:span><text:span text:style-name="T11">Deletion/Undelete</text:span><text:span text:style-name="T13"> </text:span><text:span text:style-name="T11">button:</text:span></text:p>
      <text:p text:style-name="P39"><text:span text:style-name="T11"><text:tab/>Toggles</text:span><text:span text:style-name="T13"> </text:span><text:span text:style-name="T11">deletion</text:span><text:span text:style-name="T13"> </text:span><text:span text:style-name="T11">mark</text:span><text:span text:style-name="T13"> </text:span><text:span text:style-name="T11">on</text:span><text:span text:style-name="T13"> </text:span><text:span text:style-name="T11">and</text:span><text:span text:style-name="T13"> </text:span><text:span text:style-name="T11">off.</text:span><text:span text:style-name="T13"> <text:s/></text:span><text:span text:style-name="T11">Irreversible</text:span><text:span text:style-name="T13"> </text:span><text:span text:style-name="T11">deletion</text:span><text:span text:style-name="T13"> </text:span><text:span text:style-name="T11">does</text:span><text:span text:style-name="T13"> </text:span><text:span text:style-name="T11">not</text:span><text:span text:style-name="T13"> </text:span><text:span text:style-name="T11">occur</text:span><text:span text:style-name="T13"> </text:span><text:span text:style-name="T11">until</text:span><text:span text:style-name="T13"> </text:span><text:span text:style-name="T11">exit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.</text:span><text:span text:style-name="T13"> <text:s/></text:span><text:span text:style-name="T11">Note</text:span><text:span text:style-name="T13"> </text:span><text:span text:style-name="T11">that</text:span><text:span text:style-name="T13"> </text:span><text:span text:style-name="T11">any</text:span><text:span text:style-name="T13"> </text:span><text:span text:style-name="T11">condition</text:span><text:span text:style-name="T13"> </text:span><text:span text:style-name="T11">that</text:span><text:span text:style-name="T13"> </text:span><text:span text:style-name="T11">appears</text:span><text:span text:style-name="T13"> </text:span><text:span text:style-name="T11">in</text:span><text:span text:style-name="T13"> </text:span><text:span text:style-name="T11">the</text:span><text:span text:style-name="T13"> </text:span><text:span text:style-name="T11">logic</text:span><text:span text:style-name="T13"> </text:span><text:span text:style-name="T11">string</text:span><text:span text:style-name="T13"> </text:span><text:span text:style-name="T11">of</text:span><text:span text:style-name="T13"> </text:span><text:span text:style-name="T11">one</text:span><text:span text:style-name="T13"> </text:span><text:span text:style-name="T11">or</text:span><text:span text:style-name="T13"> </text:span><text:span text:style-name="T11">more</text:span><text:span text:style-name="T13"> </text:span><text:span text:style-name="T11">tests</text:span><text:span text:style-name="T13"> </text:span><text:span text:style-name="T11">may</text:span><text:span text:style-name="T13"> </text:span><text:span text:style-name="T11">not</text:span><text:span text:style-name="T13"> </text:span><text:span text:style-name="T11">be</text:span><text:span text:style-name="T13"> </text:span><text:span text:style-name="T11">deleted</text:span><text:span text:style-name="T13"> </text:span><text:span text:style-name="T11">(button</text:span><text:span text:style-name="T13"> </text:span><text:span text:style-name="T11">will</text:span><text:span text:style-name="T13"> </text:span><text:span text:style-name="T11">be</text:span><text:span text:style-name="T13"> </text:span><text:span text:style-name="T11">disabled)</text:span><text:span text:style-name="T13"> </text:span><text:span text:style-name="T11">so</text:span><text:span text:style-name="T13"> </text:span><text:span text:style-name="T11">long</text:span><text:span text:style-name="T13"> </text:span><text:span text:style-name="T11">as</text:span><text:span text:style-name="T13"> </text:span><text:span text:style-name="T11">any</text:span><text:span text:style-name="T13"> </text:span><text:span text:style-name="T11">of</text:span><text:span text:style-name="T13"> </text:span><text:span text:style-name="T11">those</text:span><text:span text:style-name="T13"> </text:span><text:span text:style-name="T11">tests</text:span><text:span text:style-name="T13"> </text:span><text:span text:style-name="T11">remain</text:span><text:span text:style-name="T13"> </text:span><text:span text:style-name="T11">unmarked.</text:span></text:p>
      <text:p text:style-name="P37"/>
      <text:p text:style-name="P39"><text:span text:style-name="T11">Exit</text:span><text:span text:style-name="T13"> </text:span><text:span text:style-name="T11">and</text:span><text:span text:style-name="T13"> </text:span><text:span text:style-name="T11">Update</text:span><text:span text:style-name="T13"> </text:span><text:span text:style-name="T11">Postran</text:span><text:span text:style-name="T13"> </text:span><text:span text:style-name="T11">Buffer</text:span><text:span text:style-name="T13"> </text:span><text:span text:style-name="T11">button:</text:span></text:p>
      <text:p text:style-name="P39"><text:span text:style-name="T11"><text:tab/>Exiting</text:span><text:span text:style-name="T13"> </text:span><text:span text:style-name="T11">in</text:span><text:span text:style-name="T13"> </text:span><text:span text:style-name="T11">this</text:span><text:span text:style-name="T13"> </text:span><text:span text:style-name="T11">way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update</text:span><text:span text:style-name="T13"> </text:span><text:span text:style-name="T11">according</text:span><text:span text:style-name="T13"> </text:span><text:span text:style-name="T11">to</text:span><text:span text:style-name="T13"> </text:span><text:span text:style-name="T11">the</text:span><text:span text:style-name="T13"> </text:span><text:span text:style-name="T11">addition</text:span><text:span text:style-name="T13"> </text:span><text:span text:style-name="T11">or</text:span><text:span text:style-name="T13"> </text:span><text:span text:style-name="T11">modification</text:span><text:span text:style-name="T13"> </text:span><text:span text:style-name="T11">in</text:span><text:span text:style-name="T13"> </text:span><text:span text:style-name="T11">the</text:span><text:span text:style-name="T13"> </text:span><text:span text:style-name="T11">current</text:span><text:span text:style-name="T13"> </text:span><text:span text:style-name="T11">condition.</text:span></text:p>
      <text:p text:style-name="P37"/>
      <text:p text:style-name="P39"><text:span text:style-name="T11">Cancel</text:span><text:span text:style-name="T13"> </text:span><text:span text:style-name="T11">button:</text:span></text:p>
      <text:p text:style-name="P39"><text:span text:style-name="T11"><text:tab/>Quitting</text:span><text:span text:style-name="T13"> </text:span><text:span text:style-name="T11">via</text:span><text:span text:style-name="T13"> </text:span><text:span text:style-name="T11">the</text:span><text:span text:style-name="T13"> </text:span><text:span text:style-name="T11">Cancel</text:span><text:span text:style-name="T13"> </text:span><text:span text:style-name="T11">button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any</text:span><text:span text:style-name="T13"> </text:span><text:span text:style-name="T11">interactions</text:span><text:span text:style-name="T13"> </text:span><text:span text:style-name="T11">with</text:span><text:span text:style-name="T13"> </text:span><text:span text:style-name="T11">this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be</text:span><text:span text:style-name="T13"> </text:span><text:span text:style-name="T11">discarded</text:span><text:span text:style-name="T13"> </text:span><text:span text:style-name="T11">and</text:span><text:span text:style-name="T13"> </text:span><text:span text:style-name="T11">a</text:span><text:span text:style-name="T13"> </text:span><text:span text:style-name="T11">return</text:span><text:span text:style-name="T13"> </text:span><text:span text:style-name="T11">to</text:span><text:span text:style-name="T13"> </text:span><text:span text:style-name="T11">the</text:span><text:span text:style-name="T13"> </text:span><text:span text:style-name="T11">unchanged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display.</text:span></text:p>
      <text:p text:style-name="P38"/>
      <text:p text:style-name="P39"><text:span text:style-name="T29">1,944</text:span><text:span text:style-name="T30"> </text:span><text:span text:style-name="T29">ptarstd.txt</text:span></text:p>
      <text:p text:style-name="P39"><text:span text:style-name="T11">While</text:span><text:span text:style-name="T13"> </text:span><text:span text:style-name="T11">ARSTD</text:span><text:span text:style-name="T13"> </text:span><text:span text:style-name="T11">may</text:span><text:span text:style-name="T13"> </text:span><text:span text:style-name="T11">appear</text:span><text:span text:style-name="T13"> </text:span><text:span text:style-name="T11">at</text:span><text:span text:style-name="T13"> </text:span><text:span text:style-name="T11">first</text:span><text:span text:style-name="T13"> </text:span><text:span text:style-name="T11">glance</text:span><text:span text:style-name="T13"> </text:span><text:span text:style-name="T11">to</text:span><text:span text:style-name="T13"> </text:span><text:span text:style-name="T11">be</text:span><text:span text:style-name="T13"> </text:span><text:span text:style-name="T11">nearly</text:span><text:span text:style-name="T13"> </text:span><text:span text:style-name="T11">identical</text:span><text:span text:style-name="T13"> </text:span><text:span text:style-name="T11">to</text:span><text:span text:style-name="T13"> </text:span><text:span text:style-name="T11">ARRAT,</text:span><text:span text:style-name="T13"> </text:span><text:span text:style-name="T11">the</text:span><text:span text:style-name="T13"> </text:span><text:span text:style-name="T11">difference</text:span><text:span text:style-name="T13"> </text:span><text:span text:style-name="T11">is</text:span><text:span text:style-name="T13"> </text:span><text:span text:style-name="T11">that</text:span><text:span text:style-name="T13"> </text:span><text:span text:style-name="T11">ARSTD</text:span><text:span text:style-name="T13"> </text:span><text:span text:style-name="T11">is</text:span><text:span text:style-name="T13"> </text:span><text:span text:style-name="T11">unconcerned</text:span><text:span text:style-name="T13"> </text:span><text:span text:style-name="T11">with</text:span><text:span text:style-name="T13"> </text:span><text:span text:style-name="T11">the</text:span><text:span text:style-name="T13"> </text:span><text:span text:style-name="T11">degree</text:span><text:span text:style-name="T13"> </text:span><text:span text:style-name="T11">of</text:span><text:span text:style-name="T13"> </text:span><text:span text:style-name="T11">activation</text:span><text:span text:style-name="T13"> </text:span><text:span text:style-name="T11">at</text:span><text:span text:style-name="T13"> </text:span><text:span text:style-name="T11">a</text:span><text:span text:style-name="T13"> </text:span><text:span text:style-name="T11">site</text:span><text:span text:style-name="T13"> </text:span><text:span text:style-name="T11">-</text:span><text:span text:style-name="T13"> </text:span><text:span text:style-name="T11">its</text:span><text:span text:style-name="T13"> </text:span><text:span text:style-name="T11">purpose</text:span><text:span text:style-name="T13"> </text:span><text:span text:style-name="T11">is</text:span><text:span text:style-name="T13"> </text:span><text:span text:style-name="T11">to</text:span><text:span text:style-name="T13"> </text:span><text:span text:style-name="T11">compare</text:span><text:span text:style-name="T13"> </text:span><text:span text:style-name="T11">the</text:span><text:span text:style-name="T13"> </text:span><text:span text:style-name="T11">site</text:span><text:span text:style-name="T13"> </text:span><text:span text:style-name="T11">against</text:span><text:span text:style-name="T13"> </text:span><text:span text:style-name="T11">potentially</text:span><text:span text:style-name="T13"> </text:span><text:span text:style-name="T11">competing</text:span><text:span text:style-name="T13"> </text:span><text:span text:style-name="T11">sites</text:span><text:span text:style-name="T13"> </text:span><text:span text:style-name="T11">on</text:span><text:span text:style-name="T13"> </text:span><text:span text:style-name="T11">the</text:span><text:span text:style-name="T13"> </text:span><text:span text:style-name="T11">ring.</text:span></text:p>
      <text:p text:style-name="P37"/>
      <text:p text:style-name="P39"><text:span text:style-name="T11">Node</text:span><text:span text:style-name="T13"> </text:span><text:span text:style-name="T11">Field</text:span><text:span text:style-name="T13"> </text:span><text:span text:style-name="T11">(enter</text:span><text:span text:style-name="T13"> </text:span><text:span text:style-name="T11">the</text:span><text:span text:style-name="T13"> </text:span><text:span text:style-name="T11">node</text:span><text:span text:style-name="T13"> </text:span><text:span text:style-name="T11">number</text:span><text:span text:style-name="T13"> </text:span><text:span text:style-name="T11">of</text:span><text:span text:style-name="T13"> </text:span><text:span text:style-name="T11">a</text:span><text:span text:style-name="T13"> </text:span><text:span text:style-name="T11">carbon</text:span><text:span text:style-name="T13"> </text:span><text:span text:style-name="T11">atom</text:span><text:span text:style-name="T13"> </text:span><text:span text:style-name="T11">whose</text:span><text:span text:style-name="T13"> </text:span><text:span text:style-name="T11">relative</text:span><text:span text:style-name="T13"> </text:span><text:span text:style-name="T11">activation</text:span><text:span text:style-name="T13"> </text:span><text:span text:style-name="T11">toward</text:span><text:span text:style-name="T13"> </text:span><text:span text:style-name="T11">electrophilic</text:span><text:span text:style-name="T13"> </text:span><text:span text:style-name="T11">aromatic</text:span><text:span text:style-name="T13"> </text:span><text:span text:style-name="T11">substitution</text:span><text:span text:style-name="T13"> </text:span><text:span text:style-name="T11">is</text:span><text:span text:style-name="T13"> </text:span><text:span text:style-name="T11">to</text:span><text:span text:style-name="T13"> </text:span><text:span text:style-name="T11">be</text:span><text:span text:style-name="T13"> </text:span><text:span text:style-name="T11">determined)</text:span></text:p>
      <text:p text:style-name="P37"/>
      <text:p text:style-name="P39"><text:span text:style-name="T11">IS/IS</text:span><text:span text:style-name="T13"> </text:span><text:span text:style-name="T11">NOT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Comparison</text:span><text:span text:style-name="T13"> </text:span><text:span text:style-name="T11">Operator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9"><text:span text:style-name="T11">Note:</text:span><text:span text:style-name="T13"> </text:span><text:span text:style-name="T11">The</text:span><text:span text:style-name="T13"> </text:span><text:span text:style-name="T11">comparison</text:span><text:span text:style-name="T13"> </text:span><text:span text:style-name="T11">operator</text:span><text:span text:style-name="T13"> </text:span><text:span text:style-name="T11">will</text:span><text:span text:style-name="T13"> </text:span><text:span text:style-name="T11">often</text:span><text:span text:style-name="T13"> </text:span><text:span text:style-name="T11">be</text:span><text:span text:style-name="T13"> </text:span><text:span text:style-name="T11">the</text:span><text:span text:style-name="T13"> </text:span><text:span text:style-name="T11">opposite</text:span><text:span text:style-name="T13"> </text:span><text:span text:style-name="T11">of</text:span><text:span text:style-name="T13"> </text:span><text:span text:style-name="T11">what</text:span><text:span text:style-name="T13"> </text:span><text:span text:style-name="T11">seems</text:span><text:span text:style-name="T13"> </text:span><text:span text:style-name="T11">intuitive,</text:span><text:span text:style-name="T13"> </text:span><text:span text:style-name="T11">because</text:span><text:span text:style-name="T13"> </text:span><text:span text:style-name="T11">the</text:span><text:span text:style-name="T13"> </text:span><text:span text:style-name="T11">number</text:span><text:span text:style-name="T13"> </text:span><text:span text:style-name="T11">1</text:span><text:span text:style-name="T13"> </text:span><text:span text:style-name="T11">is</text:span><text:span text:style-name="T13"> </text:span><text:span text:style-name="T11">less</text:span><text:span text:style-name="T13"> </text:span><text:span text:style-name="T11">than</text:span><text:span text:style-name="T13"> </text:span><text:span text:style-name="T11">(&lt;)</text:span><text:span text:style-name="T13"> </text:span><text:span text:style-name="T11">the</text:span><text:span text:style-name="T13"> </text:span><text:span text:style-name="T11">number</text:span><text:span text:style-name="T13"> </text:span><text:span text:style-name="T11">2,</text:span><text:span text:style-name="T13"> </text:span><text:span text:style-name="T11">but</text:span><text:span text:style-name="T13"> </text:span><text:span text:style-name="T11">the</text:span><text:span text:style-name="T13"> </text:span><text:span text:style-name="T11">activation</text:span><text:span text:style-name="T13"> </text:span><text:span text:style-name="T11">represented</text:span><text:span text:style-name="T13"> </text:span><text:span text:style-name="T11">by</text:span><text:span text:style-name="T13"> </text:span><text:span text:style-name="T11">1</text:span><text:span text:style-name="T13"> </text:span><text:span text:style-name="T11">is</text:span><text:span text:style-name="T13"> </text:span><text:span text:style-name="T11">greater</text:span><text:span text:style-name="T13"> </text:span><text:span text:style-name="T11">than</text:span><text:span text:style-name="T13"> </text:span><text:span text:style-name="T11">the</text:span><text:span text:style-name="T13"> </text:span><text:span text:style-name="T11">activation</text:span><text:span text:style-name="T13"> </text:span><text:span text:style-name="T11">represented</text:span><text:span text:style-name="T13"> </text:span><text:span text:style-name="T11">by</text:span><text:span text:style-name="T13"> </text:span><text:span text:style-name="T11">2.</text:span><text:span text:style-name="T13"> <text:s/></text:span><text:span text:style-name="T11">For</text:span><text:span text:style-name="T13"> </text:span><text:span text:style-name="T11">example,</text:span><text:span text:style-name="T13"> </text:span><text:span text:style-name="T11">an</text:span><text:span text:style-name="T13"> </text:span><text:span text:style-name="T11">activation</text:span><text:span text:style-name="T13"> </text:span><text:span text:style-name="T11">that</text:span><text:span text:style-name="T13"> </text:span><text:span text:style-name="T11">is</text:span><text:span text:style-name="T13"> </text:span><text:span text:style-name="T11">less</text:span><text:span text:style-name="T13"> </text:span><text:span text:style-name="T11">than</text:span><text:span text:style-name="T13"> </text:span><text:span text:style-name="T11">2</text:span><text:span text:style-name="T13"> </text:span><text:span text:style-name="T11">(&lt;2)</text:span><text:span text:style-name="T13"> </text:span><text:span text:style-name="T11">implies</text:span><text:span text:style-name="T13"> </text:span><text:span text:style-name="T11">an</text:span><text:span text:style-name="T13"> </text:span><text:span text:style-name="T11">activation</text:span><text:span text:style-name="T13"> </text:span><text:span text:style-name="T11">of</text:span><text:span text:style-name="T13"> </text:span><text:span text:style-name="T11">1,</text:span><text:span text:style-name="T13"> </text:span><text:span text:style-name="T11">i.e.,</text:span><text:span text:style-name="T13"> </text:span><text:span text:style-name="T11">the</text:span><text:span text:style-name="T13"> </text:span><text:span text:style-name="T11">most</text:span><text:span text:style-name="T13"> </text:span><text:span text:style-name="T11">activated</text:span><text:span text:style-name="T13"> </text:span><text:span text:style-name="T11">ranking.</text:span></text:p>
      <text:p text:style-name="P37"/>
      <text:p text:style-name="P39"><text:span text:style-name="T11">Constant</text:span><text:span text:style-name="T13"> </text:span><text:span text:style-name="T11">Menu:</text:span></text:p>
      <text:p text:style-name="P39"><text:span text:style-name="T11"><text:tab/>Select</text:span><text:span text:style-name="T13"> </text:span><text:span text:style-name="T11">the</text:span><text:span text:style-name="T13"> </text:span><text:span text:style-name="T11">value</text:span><text:span text:style-name="T13"> </text:span><text:span text:style-name="T11">appropriate</text:span><text:span text:style-name="T13"> </text:span><text:span text:style-name="T11">to</text:span><text:span text:style-name="T13"> </text:span><text:span text:style-name="T11">the</text:span><text:span text:style-name="T13"> </text:span><text:span text:style-name="T11">context</text:span><text:span text:style-name="T13"> </text:span><text:span text:style-name="T11">of</text:span><text:span text:style-name="T13"> </text:span><text:span text:style-name="T11">the</text:span><text:span text:style-name="T13"> </text:span><text:span text:style-name="T11">condition,</text:span><text:span text:style-name="T13"> </text:span><text:span text:style-name="T11">using</text:span><text:span text:style-name="T13"> </text:span><text:span text:style-name="T11">a</text:span><text:span text:style-name="T13"> </text:span><text:span text:style-name="T11">value</text:span><text:span text:style-name="T13"> </text:span><text:span text:style-name="T11">of</text:span><text:span text:style-name="T13"> </text:span><text:span text:style-name="T11">1</text:span><text:span text:style-name="T13"> </text:span><text:span text:style-name="T11">to</text:span><text:span text:style-name="T13"> </text:span><text:span text:style-name="T11">denote</text:span><text:span text:style-name="T13"> </text:span><text:span text:style-name="T11">the</text:span><text:span text:style-name="T13"> </text:span><text:span text:style-name="T11">most</text:span><text:span text:style-name="T13"> </text:span><text:span text:style-name="T11">activated</text:span><text:span text:style-name="T13"> </text:span><text:span text:style-name="T11">position</text:span><text:span text:style-name="T13"> </text:span><text:span text:style-name="T11">and</text:span><text:span text:style-name="T13"> </text:span><text:span text:style-name="T11">6</text:span><text:span text:style-name="T13"> </text:span><text:span text:style-name="T11">the</text:span><text:span text:style-name="T13"> </text:span><text:span text:style-name="T11">least.</text:span></text:p>
      <text:p text:style-name="P37"/>
      <text:p text:style-name="P39"><text:soft-page-break/><text:span text:style-name="T11">ONLY</text:span><text:span text:style-name="T13"> </text:span><text:span text:style-name="T11">HYDROGENS/ALL</text:span><text:span text:style-name="T13"> </text:span><text:span text:style-name="T11">SUBSTITUENTS</text:span><text:span text:style-name="T13"> </text:span><text:span text:style-name="T11">Menu:</text:span></text:p>
      <text:p text:style-name="P39"><text:span text:style-name="T11"><text:tab/>For</text:span><text:span text:style-name="T13"> </text:span><text:span text:style-name="T11">most</text:span><text:span text:style-name="T13"> </text:span><text:span text:style-name="T11">better-known</text:span><text:span text:style-name="T13"> </text:span><text:span text:style-name="T11">examples,</text:span><text:span text:style-name="T13"> </text:span><text:span text:style-name="T11">ONLY</text:span><text:span text:style-name="T13"> </text:span><text:span text:style-name="T11">HYDROGENS</text:span><text:span text:style-name="T13"> </text:span><text:span text:style-name="T11">will</text:span><text:span text:style-name="T13"> </text:span><text:span text:style-name="T11">be</text:span><text:span text:style-name="T13"> </text:span><text:span text:style-name="T11">selected;</text:span><text:span text:style-name="T13"> </text:span><text:span text:style-name="T11">however,</text:span><text:span text:style-name="T13"> </text:span><text:span text:style-name="T11">the</text:span><text:span text:style-name="T13"> </text:span><text:span text:style-name="T11">alternative</text:span><text:span text:style-name="T13"> </text:span><text:span text:style-name="T11">is</text:span><text:span text:style-name="T13"> </text:span><text:span text:style-name="T11">provided</text:span><text:span text:style-name="T13"> </text:span><text:span text:style-name="T11">in</text:span><text:span text:style-name="T13"> </text:span><text:span text:style-name="T11">recognition</text:span><text:span text:style-name="T13"> </text:span><text:span text:style-name="T11">that</text:span><text:span text:style-name="T13"> </text:span><text:span text:style-name="T11">substituted</text:span><text:span text:style-name="T13"> </text:span><text:span text:style-name="T11">positions</text:span><text:span text:style-name="T13"> </text:span><text:span text:style-name="T11">(sulfonated</text:span><text:span text:style-name="T13"> </text:span><text:span text:style-name="T11">sites,</text:span><text:span text:style-name="T13"> </text:span><text:span text:style-name="T11">for</text:span><text:span text:style-name="T13"> </text:span><text:span text:style-name="T11">example)</text:span><text:span text:style-name="T13"> </text:span><text:span text:style-name="T11">are</text:span><text:span text:style-name="T13"> </text:span><text:span text:style-name="T11">sometimes</text:span><text:span text:style-name="T13"> </text:span><text:span text:style-name="T11">known</text:span><text:span text:style-name="T13"> </text:span><text:span text:style-name="T11">to</text:span><text:span text:style-name="T13"> </text:span><text:span text:style-name="T11">undergo</text:span><text:span text:style-name="T13"> </text:span><text:span text:style-name="T11">substitution</text:span><text:span text:style-name="T13"> </text:span><text:span text:style-name="T11">as</text:span><text:span text:style-name="T13"> </text:span><text:span text:style-name="T11">well.</text:span></text:p>
      <text:p text:style-name="P37"/>
      <text:p text:style-name="P39"><text:span text:style-name="T11">Mark</text:span><text:span text:style-name="T13"> </text:span><text:span text:style-name="T11">for</text:span><text:span text:style-name="T13"> </text:span><text:span text:style-name="T11">Deletion/Undelete</text:span><text:span text:style-name="T13"> </text:span><text:span text:style-name="T11">button:</text:span></text:p>
      <text:p text:style-name="P39"><text:span text:style-name="T11"><text:tab/>Toggles</text:span><text:span text:style-name="T13"> </text:span><text:span text:style-name="T11">deletion</text:span><text:span text:style-name="T13"> </text:span><text:span text:style-name="T11">mark</text:span><text:span text:style-name="T13"> </text:span><text:span text:style-name="T11">on</text:span><text:span text:style-name="T13"> </text:span><text:span text:style-name="T11">and</text:span><text:span text:style-name="T13"> </text:span><text:span text:style-name="T11">off.</text:span><text:span text:style-name="T13"> <text:s/></text:span><text:span text:style-name="T11">Irreversible</text:span><text:span text:style-name="T13"> </text:span><text:span text:style-name="T11">deletion</text:span><text:span text:style-name="T13"> </text:span><text:span text:style-name="T11">does</text:span><text:span text:style-name="T13"> </text:span><text:span text:style-name="T11">not</text:span><text:span text:style-name="T13"> </text:span><text:span text:style-name="T11">occur</text:span><text:span text:style-name="T13"> </text:span><text:span text:style-name="T11">until</text:span><text:span text:style-name="T13"> </text:span><text:span text:style-name="T11">exit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.</text:span><text:span text:style-name="T13"> <text:s/></text:span><text:span text:style-name="T11">Note</text:span><text:span text:style-name="T13"> </text:span><text:span text:style-name="T11">that</text:span><text:span text:style-name="T13"> </text:span><text:span text:style-name="T11">any</text:span><text:span text:style-name="T13"> </text:span><text:span text:style-name="T11">condition</text:span><text:span text:style-name="T13"> </text:span><text:span text:style-name="T11">that</text:span><text:span text:style-name="T13"> </text:span><text:span text:style-name="T11">appears</text:span><text:span text:style-name="T13"> </text:span><text:span text:style-name="T11">in</text:span><text:span text:style-name="T13"> </text:span><text:span text:style-name="T11">the</text:span><text:span text:style-name="T13"> </text:span><text:span text:style-name="T11">logic</text:span><text:span text:style-name="T13"> </text:span><text:span text:style-name="T11">string</text:span><text:span text:style-name="T13"> </text:span><text:span text:style-name="T11">of</text:span><text:span text:style-name="T13"> </text:span><text:span text:style-name="T11">one</text:span><text:span text:style-name="T13"> </text:span><text:span text:style-name="T11">or</text:span><text:span text:style-name="T13"> </text:span><text:span text:style-name="T11">more</text:span><text:span text:style-name="T13"> </text:span><text:span text:style-name="T11">tests</text:span><text:span text:style-name="T13"> </text:span><text:span text:style-name="T11">may</text:span><text:span text:style-name="T13"> </text:span><text:span text:style-name="T11">not</text:span><text:span text:style-name="T13"> </text:span><text:span text:style-name="T11">be</text:span><text:span text:style-name="T13"> </text:span><text:span text:style-name="T11">deleted</text:span><text:span text:style-name="T13"> </text:span><text:span text:style-name="T11">(button</text:span><text:span text:style-name="T13"> </text:span><text:span text:style-name="T11">will</text:span><text:span text:style-name="T13"> </text:span><text:span text:style-name="T11">be</text:span><text:span text:style-name="T13"> </text:span><text:span text:style-name="T11">disabled)</text:span><text:span text:style-name="T13"> </text:span><text:span text:style-name="T11">so</text:span><text:span text:style-name="T13"> </text:span><text:span text:style-name="T11">long</text:span><text:span text:style-name="T13"> </text:span><text:span text:style-name="T11">as</text:span><text:span text:style-name="T13"> </text:span><text:span text:style-name="T11">any</text:span><text:span text:style-name="T13"> </text:span><text:span text:style-name="T11">of</text:span><text:span text:style-name="T13"> </text:span><text:span text:style-name="T11">those</text:span><text:span text:style-name="T13"> </text:span><text:span text:style-name="T11">tests</text:span><text:span text:style-name="T13"> </text:span><text:span text:style-name="T11">remain</text:span><text:span text:style-name="T13"> </text:span><text:span text:style-name="T11">unmarked.</text:span></text:p>
      <text:p text:style-name="P37"/>
      <text:p text:style-name="P39"><text:span text:style-name="T11">Exit</text:span><text:span text:style-name="T13"> </text:span><text:span text:style-name="T11">and</text:span><text:span text:style-name="T13"> </text:span><text:span text:style-name="T11">Update</text:span><text:span text:style-name="T13"> </text:span><text:span text:style-name="T11">Postran</text:span><text:span text:style-name="T13"> </text:span><text:span text:style-name="T11">Buffer</text:span><text:span text:style-name="T13"> </text:span><text:span text:style-name="T11">button:</text:span></text:p>
      <text:p text:style-name="P39"><text:span text:style-name="T11"><text:tab/>Exiting</text:span><text:span text:style-name="T13"> </text:span><text:span text:style-name="T11">in</text:span><text:span text:style-name="T13"> </text:span><text:span text:style-name="T11">this</text:span><text:span text:style-name="T13"> </text:span><text:span text:style-name="T11">way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update</text:span><text:span text:style-name="T13"> </text:span><text:span text:style-name="T11">according</text:span><text:span text:style-name="T13"> </text:span><text:span text:style-name="T11">to</text:span><text:span text:style-name="T13"> </text:span><text:span text:style-name="T11">the</text:span><text:span text:style-name="T13"> </text:span><text:span text:style-name="T11">addition</text:span><text:span text:style-name="T13"> </text:span><text:span text:style-name="T11">or</text:span><text:span text:style-name="T13"> </text:span><text:span text:style-name="T11">modification</text:span><text:span text:style-name="T13"> </text:span><text:span text:style-name="T11">in</text:span><text:span text:style-name="T13"> </text:span><text:span text:style-name="T11">the</text:span><text:span text:style-name="T13"> </text:span><text:span text:style-name="T11">current</text:span><text:span text:style-name="T13"> </text:span><text:span text:style-name="T11">condition.</text:span></text:p>
      <text:p text:style-name="P37"/>
      <text:p text:style-name="P39"><text:span text:style-name="T11">Cancel</text:span><text:span text:style-name="T13"> </text:span><text:span text:style-name="T11">button:</text:span></text:p>
      <text:p text:style-name="P39"><text:span text:style-name="T11"><text:tab/>Quitting</text:span><text:span text:style-name="T13"> </text:span><text:span text:style-name="T11">via</text:span><text:span text:style-name="T13"> </text:span><text:span text:style-name="T11">the</text:span><text:span text:style-name="T13"> </text:span><text:span text:style-name="T11">Cancel</text:span><text:span text:style-name="T13"> </text:span><text:span text:style-name="T11">button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any</text:span><text:span text:style-name="T13"> </text:span><text:span text:style-name="T11">interactions</text:span><text:span text:style-name="T13"> </text:span><text:span text:style-name="T11">with</text:span><text:span text:style-name="T13"> </text:span><text:span text:style-name="T11">this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be</text:span><text:span text:style-name="T13"> </text:span><text:span text:style-name="T11">discarded</text:span><text:span text:style-name="T13"> </text:span><text:span text:style-name="T11">and</text:span><text:span text:style-name="T13"> </text:span><text:span text:style-name="T11">a</text:span><text:span text:style-name="T13"> </text:span><text:span text:style-name="T11">return</text:span><text:span text:style-name="T13"> </text:span><text:span text:style-name="T11">to</text:span><text:span text:style-name="T13"> </text:span><text:span text:style-name="T11">the</text:span><text:span text:style-name="T13"> </text:span><text:span text:style-name="T11">unchanged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display.</text:span></text:p>
      <text:p text:style-name="P38"/>
      <text:p text:style-name="P39"><text:span text:style-name="T29">1,331</text:span><text:span text:style-name="T30"> </text:span><text:span text:style-name="T29">ptartie.txt</text:span></text:p>
      <text:p text:style-name="P39"><text:span text:style-name="T11">HYDROGENS-BEARING</text:span><text:span text:style-name="T13"> </text:span><text:span text:style-name="T11">NODES/NODES</text:span><text:span text:style-name="T13"> </text:span><text:span text:style-name="T11">Menu:</text:span></text:p>
      <text:p text:style-name="P39"><text:span text:style-name="T11"><text:tab/>For</text:span><text:span text:style-name="T13"> </text:span><text:span text:style-name="T11">most</text:span><text:span text:style-name="T13"> </text:span><text:span text:style-name="T11">better-known</text:span><text:span text:style-name="T13"> </text:span><text:span text:style-name="T11">examples,</text:span><text:span text:style-name="T13"> </text:span><text:span text:style-name="T11">HYDROGEN-BEARING</text:span><text:span text:style-name="T13"> </text:span><text:span text:style-name="T11">NODES</text:span><text:span text:style-name="T13"> </text:span><text:span text:style-name="T11">will</text:span><text:span text:style-name="T13"> </text:span><text:span text:style-name="T11">be</text:span><text:span text:style-name="T13"> </text:span><text:span text:style-name="T11">specified;</text:span><text:span text:style-name="T13"> </text:span><text:span text:style-name="T11">however,</text:span><text:span text:style-name="T13"> </text:span><text:span text:style-name="T11">the</text:span><text:span text:style-name="T13"> </text:span><text:span text:style-name="T11">alternative</text:span><text:span text:style-name="T13"> </text:span><text:span text:style-name="T11">is</text:span><text:span text:style-name="T13"> </text:span><text:span text:style-name="T11">provided</text:span><text:span text:style-name="T13"> </text:span><text:span text:style-name="T11">in</text:span><text:span text:style-name="T13"> </text:span><text:span text:style-name="T11">recognition</text:span><text:span text:style-name="T13"> </text:span><text:span text:style-name="T11">that</text:span><text:span text:style-name="T13"> </text:span><text:span text:style-name="T11">substituted</text:span><text:span text:style-name="T13"> </text:span><text:span text:style-name="T11">positions</text:span><text:span text:style-name="T13"> </text:span><text:span text:style-name="T11">(sulfonated</text:span><text:span text:style-name="T13"> </text:span><text:span text:style-name="T11">sites,</text:span><text:span text:style-name="T13"> </text:span><text:span text:style-name="T11">for</text:span><text:span text:style-name="T13"> </text:span><text:span text:style-name="T11">example)</text:span><text:span text:style-name="T13"> </text:span><text:span text:style-name="T11">are</text:span><text:span text:style-name="T13"> </text:span><text:span text:style-name="T11">sometimes</text:span><text:span text:style-name="T13"> </text:span><text:span text:style-name="T11">known</text:span><text:span text:style-name="T13"> </text:span><text:span text:style-name="T11">to</text:span><text:span text:style-name="T13"> </text:span><text:span text:style-name="T11">undergo</text:span><text:span text:style-name="T13"> </text:span><text:span text:style-name="T11">substitution</text:span><text:span text:style-name="T13"> </text:span><text:span text:style-name="T11">as</text:span><text:span text:style-name="T13"> </text:span><text:span text:style-name="T11">well.</text:span></text:p>
      <text:p text:style-name="P37"/>
      <text:p text:style-name="P39"><text:span text:style-name="T11">Node</text:span><text:span text:style-name="T13"> </text:span><text:span text:style-name="T11">Field</text:span><text:span text:style-name="T13"> </text:span><text:span text:style-name="T11">(enter</text:span><text:span text:style-name="T13"> </text:span><text:span text:style-name="T11">the</text:span><text:span text:style-name="T13"> </text:span><text:span text:style-name="T11">node</text:span><text:span text:style-name="T13"> </text:span><text:span text:style-name="T11">number</text:span><text:span text:style-name="T13"> </text:span><text:span text:style-name="T11">of</text:span><text:span text:style-name="T13"> </text:span><text:span text:style-name="T11">a</text:span><text:span text:style-name="T13"> </text:span><text:span text:style-name="T11">carbon</text:span><text:span text:style-name="T13"> </text:span><text:span text:style-name="T11">atom</text:span><text:span text:style-name="T13"> </text:span><text:span text:style-name="T11">whose</text:span><text:span text:style-name="T13"> </text:span><text:span text:style-name="T11">competitors</text:span><text:span text:style-name="T13"> </text:span><text:span text:style-name="T11">are</text:span><text:span text:style-name="T13"> </text:span><text:span text:style-name="T11">to</text:span><text:span text:style-name="T13"> </text:span><text:span text:style-name="T11">be</text:span><text:span text:style-name="T13"> </text:span><text:span text:style-name="T11">counted)</text:span></text:p>
      <text:p text:style-name="P37"/>
      <text:p text:style-name="P39"><text:span text:style-name="T11">IS/IS</text:span><text:span text:style-name="T13"> </text:span><text:span text:style-name="T11">NOT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Comparison</text:span><text:span text:style-name="T13"> </text:span><text:span text:style-name="T11">Operator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Count</text:span><text:span text:style-name="T13"> </text:span><text:span text:style-name="T11">Menu:</text:span></text:p>
      <text:p text:style-name="P39"><text:span text:style-name="T11"><text:tab/>Select</text:span><text:span text:style-name="T13"> </text:span><text:span text:style-name="T11">a</text:span><text:span text:style-name="T13"> </text:span><text:span text:style-name="T11">count</text:span><text:span text:style-name="T13"> </text:span><text:span text:style-name="T11">value,</text:span><text:span text:style-name="T13"> </text:span><text:span text:style-name="T11">where</text:span><text:span text:style-name="T13"> </text:span><text:span text:style-name="T11">1</text:span><text:span text:style-name="T13"> </text:span><text:span text:style-name="T11">means</text:span><text:span text:style-name="T13"> </text:span><text:span text:style-name="T11">that</text:span><text:span text:style-name="T13"> </text:span><text:span text:style-name="T11">no</text:span><text:span text:style-name="T13"> </text:span><text:span text:style-name="T11">other</text:span><text:span text:style-name="T13"> </text:span><text:span text:style-name="T11">node</text:span><text:span text:style-name="T13"> </text:span><text:span text:style-name="T11">has</text:span><text:span text:style-name="T13"> </text:span><text:span text:style-name="T11">the</text:span><text:span text:style-name="T13"> </text:span><text:span text:style-name="T11">same</text:span><text:span text:style-name="T13"> </text:span><text:span text:style-name="T11">activation</text:span><text:span text:style-name="T13"> </text:span><text:span text:style-name="T11">as</text:span><text:span text:style-name="T13"> </text:span><text:span text:style-name="T11">the</text:span><text:span text:style-name="T13"> </text:span><text:span text:style-name="T11">one</text:span><text:span text:style-name="T13"> </text:span><text:span text:style-name="T11">referenced</text:span><text:span text:style-name="T13"> </text:span><text:span text:style-name="T11">above,</text:span><text:span text:style-name="T13"> </text:span><text:span text:style-name="T11">while</text:span><text:span text:style-name="T13"> </text:span><text:span text:style-name="T11">6</text:span><text:span text:style-name="T13"> </text:span><text:span text:style-name="T11">means</text:span><text:span text:style-name="T13"> </text:span><text:span text:style-name="T11">that</text:span><text:span text:style-name="T13"> </text:span><text:span text:style-name="T11">all</text:span><text:span text:style-name="T13"> </text:span><text:span text:style-name="T11">nodes</text:span><text:span text:style-name="T13"> </text:span><text:span text:style-name="T11">are</text:span><text:span text:style-name="T13"> </text:span><text:span text:style-name="T11">equally</text:span><text:span text:style-name="T13"> </text:span><text:span text:style-name="T11">activated.</text:span></text:p>
      <text:p text:style-name="P37"/>
      <text:p text:style-name="P39"><text:span text:style-name="T11">Mark</text:span><text:span text:style-name="T13"> </text:span><text:span text:style-name="T11">for</text:span><text:span text:style-name="T13"> </text:span><text:span text:style-name="T11">Deletion/Undelete</text:span><text:span text:style-name="T13"> </text:span><text:span text:style-name="T11">button:</text:span></text:p>
      <text:p text:style-name="P39"><text:span text:style-name="T11"><text:tab/>Toggles</text:span><text:span text:style-name="T13"> </text:span><text:span text:style-name="T11">deletion</text:span><text:span text:style-name="T13"> </text:span><text:span text:style-name="T11">mark</text:span><text:span text:style-name="T13"> </text:span><text:span text:style-name="T11">on</text:span><text:span text:style-name="T13"> </text:span><text:span text:style-name="T11">and</text:span><text:span text:style-name="T13"> </text:span><text:span text:style-name="T11">off.</text:span><text:span text:style-name="T13"> <text:s/></text:span><text:span text:style-name="T11">Irreversible</text:span><text:span text:style-name="T13"> </text:span><text:span text:style-name="T11">deletion</text:span><text:span text:style-name="T13"> </text:span><text:span text:style-name="T11">does</text:span><text:span text:style-name="T13"> </text:span><text:span text:style-name="T11">not</text:span><text:span text:style-name="T13"> </text:span><text:span text:style-name="T11">occur</text:span><text:span text:style-name="T13"> </text:span><text:span text:style-name="T11">until</text:span><text:span text:style-name="T13"> </text:span><text:span text:style-name="T11">exit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.</text:span><text:span text:style-name="T13"> <text:s/></text:span><text:span text:style-name="T11">Note</text:span><text:span text:style-name="T13"> </text:span><text:span text:style-name="T11">that</text:span><text:span text:style-name="T13"> </text:span><text:span text:style-name="T11">any</text:span><text:span text:style-name="T13"> </text:span><text:span text:style-name="T11">condition</text:span><text:span text:style-name="T13"> </text:span><text:span text:style-name="T11">that</text:span><text:span text:style-name="T13"> </text:span><text:span text:style-name="T11">appears</text:span><text:span text:style-name="T13"> </text:span><text:span text:style-name="T11">in</text:span><text:span text:style-name="T13"> </text:span><text:span text:style-name="T11">the</text:span><text:span text:style-name="T13"> </text:span><text:span text:style-name="T11">logic</text:span><text:span text:style-name="T13"> </text:span><text:span text:style-name="T11">string</text:span><text:span text:style-name="T13"> </text:span><text:span text:style-name="T11">of</text:span><text:span text:style-name="T13"> </text:span><text:span text:style-name="T11">one</text:span><text:span text:style-name="T13"> </text:span><text:span text:style-name="T11">or</text:span><text:span text:style-name="T13"> </text:span><text:span text:style-name="T11">more</text:span><text:span text:style-name="T13"> </text:span><text:span text:style-name="T11">tests</text:span><text:span text:style-name="T13"> </text:span><text:span text:style-name="T11">may</text:span><text:span text:style-name="T13"> </text:span><text:span text:style-name="T11">not</text:span><text:span text:style-name="T13"> </text:span><text:span text:style-name="T11">be</text:span><text:span text:style-name="T13"> </text:span><text:span text:style-name="T11">deleted</text:span><text:span text:style-name="T13"> </text:span><text:span text:style-name="T11">(button</text:span><text:span text:style-name="T13"> </text:span><text:span text:style-name="T11">will</text:span><text:span text:style-name="T13"> </text:span><text:span text:style-name="T11">be</text:span><text:span text:style-name="T13"> </text:span><text:span text:style-name="T11">disabled)</text:span><text:span text:style-name="T13"> </text:span><text:span text:style-name="T11">so</text:span><text:span text:style-name="T13"> </text:span><text:span text:style-name="T11">long</text:span><text:span text:style-name="T13"> </text:span><text:span text:style-name="T11">as</text:span><text:span text:style-name="T13"> </text:span><text:span text:style-name="T11">any</text:span><text:span text:style-name="T13"> </text:span><text:span text:style-name="T11">of</text:span><text:span text:style-name="T13"> </text:span><text:span text:style-name="T11">those</text:span><text:span text:style-name="T13"> </text:span><text:span text:style-name="T11">tests</text:span><text:span text:style-name="T13"> </text:span><text:span text:style-name="T11">remain</text:span><text:span text:style-name="T13"> </text:span><text:span text:style-name="T11">unmarked.</text:span></text:p>
      <text:p text:style-name="P37"/>
      <text:p text:style-name="P39"><text:span text:style-name="T11">Exit</text:span><text:span text:style-name="T13"> </text:span><text:span text:style-name="T11">and</text:span><text:span text:style-name="T13"> </text:span><text:span text:style-name="T11">Update</text:span><text:span text:style-name="T13"> </text:span><text:span text:style-name="T11">Postran</text:span><text:span text:style-name="T13"> </text:span><text:span text:style-name="T11">Buffer</text:span><text:span text:style-name="T13"> </text:span><text:span text:style-name="T11">button:</text:span></text:p>
      <text:p text:style-name="P39"><text:span text:style-name="T11"><text:tab/>Exiting</text:span><text:span text:style-name="T13"> </text:span><text:span text:style-name="T11">in</text:span><text:span text:style-name="T13"> </text:span><text:span text:style-name="T11">this</text:span><text:span text:style-name="T13"> </text:span><text:span text:style-name="T11">way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update</text:span><text:span text:style-name="T13"> </text:span><text:span text:style-name="T11">according</text:span><text:span text:style-name="T13"> </text:span><text:span text:style-name="T11">to</text:span><text:span text:style-name="T13"> </text:span><text:span text:style-name="T11">the</text:span><text:span text:style-name="T13"> </text:span><text:span text:style-name="T11">addition</text:span><text:span text:style-name="T13"> </text:span><text:span text:style-name="T11">or</text:span><text:span text:style-name="T13"> </text:span><text:span text:style-name="T11">modification</text:span><text:span text:style-name="T13"> </text:span><text:span text:style-name="T11">in</text:span><text:span text:style-name="T13"> </text:span><text:span text:style-name="T11">the</text:span><text:span text:style-name="T13"> </text:span><text:span text:style-name="T11">current</text:span><text:span text:style-name="T13"> </text:span><text:span text:style-name="T11">condition.</text:span></text:p>
      <text:p text:style-name="P37"/>
      <text:p text:style-name="P39"><text:span text:style-name="T11">Cancel</text:span><text:span text:style-name="T13"> </text:span><text:span text:style-name="T11">button:</text:span></text:p>
      <text:p text:style-name="P39"><text:span text:style-name="T11"><text:tab/>Quitting</text:span><text:span text:style-name="T13"> </text:span><text:span text:style-name="T11">via</text:span><text:span text:style-name="T13"> </text:span><text:span text:style-name="T11">the</text:span><text:span text:style-name="T13"> </text:span><text:span text:style-name="T11">Cancel</text:span><text:span text:style-name="T13"> </text:span><text:span text:style-name="T11">button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any</text:span><text:span text:style-name="T13"> </text:span><text:span text:style-name="T11">interactions</text:span><text:span text:style-name="T13"> </text:span><text:span text:style-name="T11">with</text:span><text:span text:style-name="T13"> </text:span><text:span text:style-name="T11">this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be</text:span><text:span text:style-name="T13"> </text:span><text:span text:style-name="T11">discarded</text:span><text:span text:style-name="T13"> </text:span><text:span text:style-name="T11">and</text:span><text:span text:style-name="T13"> </text:span><text:span text:style-name="T11">a</text:span><text:span text:style-name="T13"> </text:span><text:span text:style-name="T11">return</text:span><text:span text:style-name="T13"> </text:span><text:span text:style-name="T11">to</text:span><text:span text:style-name="T13"> </text:span><text:span text:style-name="T11">the</text:span><text:span text:style-name="T13"> </text:span><text:span text:style-name="T11">unchanged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display.</text:span></text:p>
      <text:p text:style-name="P38"/>
      <text:p text:style-name="P39"><text:span text:style-name="T29">1,007</text:span><text:span text:style-name="T30"> </text:span><text:span text:style-name="T29">ptatom.txt</text:span></text:p>
      <text:p text:style-name="P39"><text:span text:style-name="T11">Distance</text:span><text:span text:style-name="T13"> </text:span><text:span text:style-name="T11">Field</text:span><text:span text:style-name="T13"> </text:span><text:span text:style-name="T11">(normally</text:span><text:span text:style-name="T13"> </text:span><text:span text:style-name="T11">0,</text:span><text:span text:style-name="T13"> </text:span><text:span text:style-name="T11">but</text:span><text:span text:style-name="T13"> </text:span><text:span text:style-name="T11">may</text:span><text:span text:style-name="T13"> </text:span><text:span text:style-name="T11">be</text:span><text:span text:style-name="T13"> </text:span><text:span text:style-name="T11">modified</text:span><text:span text:style-name="T13"> </text:span><text:span text:style-name="T11">to</text:span><text:span text:style-name="T13"> </text:span><text:span text:style-name="T11">accommodate</text:span><text:span text:style-name="T13"> </text:span><text:span text:style-name="T11">special</text:span><text:span text:style-name="T13"> </text:span><text:span text:style-name="T11">cases)</text:span></text:p>
      <text:p text:style-name="P37"/>
      <text:p text:style-name="P39"><text:span text:style-name="T11">NODE</text:span><text:span text:style-name="T13"> </text:span><text:span text:style-name="T11">field</text:span><text:span text:style-name="T13"> </text:span><text:span text:style-name="T11">(accepts</text:span><text:span text:style-name="T13"> </text:span><text:span text:style-name="T11">a</text:span><text:span text:style-name="T13"> </text:span><text:span text:style-name="T11">node</text:span><text:span text:style-name="T13"> </text:span><text:span text:style-name="T11">number</text:span><text:span text:style-name="T13"> </text:span><text:span text:style-name="T11">obtainable</text:span><text:span text:style-name="T13"> </text:span><text:span text:style-name="T11">by</text:span><text:span text:style-name="T13"> </text:span><text:span text:style-name="T11">reference</text:span><text:span text:style-name="T13"> </text:span><text:span text:style-name="T11">to</text:span><text:span text:style-name="T13"> </text:span><text:span text:style-name="T11">the</text:span><text:span text:style-name="T13"> </text:span><text:span text:style-name="T11">numbered</text:span><text:span text:style-name="T13"> </text:span><text:span text:style-name="T11">transform</text:span><text:span text:style-name="T13"> </text:span><text:span text:style-name="T11">patterns</text:span><text:span text:style-name="T13"> </text:span><text:span text:style-name="T11">in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display)</text:span></text:p>
      <text:p text:style-name="P37"/>
      <text:p text:style-name="P39"><text:span text:style-name="T11">Presence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"IS"</text:span><text:span text:style-name="T13"> </text:span><text:span text:style-name="T11">or</text:span><text:span text:style-name="T13"> </text:span><text:span text:style-name="T11">"IS</text:span><text:span text:style-name="T13"> </text:span><text:span text:style-name="T11">NOT")</text:span></text:p>
      <text:p text:style-name="P37"><text:soft-page-break/></text:p>
      <text:p text:style-name="P39"><text:span text:style-name="T11">Atomic</text:span><text:span text:style-name="T13"> </text:span><text:span text:style-name="T11">Symbol</text:span><text:span text:style-name="T13"> </text:span><text:span text:style-name="T11">Field</text:span><text:span text:style-name="T13"> </text:span><text:span text:style-name="T11">(enter</text:span><text:span text:style-name="T13"> </text:span><text:span text:style-name="T11">appropriate</text:span><text:span text:style-name="T13"> </text:span><text:span text:style-name="T11">value)</text:span></text:p>
      <text:p text:style-name="P37"/>
      <text:p text:style-name="P39"><text:span text:style-name="T11">Mark</text:span><text:span text:style-name="T13"> </text:span><text:span text:style-name="T11">for</text:span><text:span text:style-name="T13"> </text:span><text:span text:style-name="T11">Deletion/Undelete</text:span><text:span text:style-name="T13"> </text:span><text:span text:style-name="T11">button:</text:span></text:p>
      <text:p text:style-name="P39"><text:span text:style-name="T11"><text:tab/>Toggles</text:span><text:span text:style-name="T13"> </text:span><text:span text:style-name="T11">deletion</text:span><text:span text:style-name="T13"> </text:span><text:span text:style-name="T11">mark</text:span><text:span text:style-name="T13"> </text:span><text:span text:style-name="T11">on</text:span><text:span text:style-name="T13"> </text:span><text:span text:style-name="T11">and</text:span><text:span text:style-name="T13"> </text:span><text:span text:style-name="T11">off.</text:span><text:span text:style-name="T13"> <text:s/></text:span><text:span text:style-name="T11">Irreversible</text:span><text:span text:style-name="T13"> </text:span><text:span text:style-name="T11">deletion</text:span><text:span text:style-name="T13"> </text:span><text:span text:style-name="T11">does</text:span><text:span text:style-name="T13"> </text:span><text:span text:style-name="T11">not</text:span><text:span text:style-name="T13"> </text:span><text:span text:style-name="T11">occur</text:span><text:span text:style-name="T13"> </text:span><text:span text:style-name="T11">until</text:span><text:span text:style-name="T13"> </text:span><text:span text:style-name="T11">exit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.</text:span><text:span text:style-name="T13"> <text:s/></text:span><text:span text:style-name="T11">Note</text:span><text:span text:style-name="T13"> </text:span><text:span text:style-name="T11">that</text:span><text:span text:style-name="T13"> </text:span><text:span text:style-name="T11">any</text:span><text:span text:style-name="T13"> </text:span><text:span text:style-name="T11">condition</text:span><text:span text:style-name="T13"> </text:span><text:span text:style-name="T11">that</text:span><text:span text:style-name="T13"> </text:span><text:span text:style-name="T11">appears</text:span><text:span text:style-name="T13"> </text:span><text:span text:style-name="T11">in</text:span><text:span text:style-name="T13"> </text:span><text:span text:style-name="T11">the</text:span><text:span text:style-name="T13"> </text:span><text:span text:style-name="T11">logic</text:span><text:span text:style-name="T13"> </text:span><text:span text:style-name="T11">string</text:span><text:span text:style-name="T13"> </text:span><text:span text:style-name="T11">of</text:span><text:span text:style-name="T13"> </text:span><text:span text:style-name="T11">one</text:span><text:span text:style-name="T13"> </text:span><text:span text:style-name="T11">or</text:span><text:span text:style-name="T13"> </text:span><text:span text:style-name="T11">more</text:span><text:span text:style-name="T13"> </text:span><text:span text:style-name="T11">tests</text:span><text:span text:style-name="T13"> </text:span><text:span text:style-name="T11">may</text:span><text:span text:style-name="T13"> </text:span><text:span text:style-name="T11">not</text:span><text:span text:style-name="T13"> </text:span><text:span text:style-name="T11">be</text:span><text:span text:style-name="T13"> </text:span><text:span text:style-name="T11">deleted</text:span><text:span text:style-name="T13"> </text:span><text:span text:style-name="T11">(button</text:span><text:span text:style-name="T13"> </text:span><text:span text:style-name="T11">will</text:span><text:span text:style-name="T13"> </text:span><text:span text:style-name="T11">be</text:span><text:span text:style-name="T13"> </text:span><text:span text:style-name="T11">disabled)</text:span><text:span text:style-name="T13"> </text:span><text:span text:style-name="T11">so</text:span><text:span text:style-name="T13"> </text:span><text:span text:style-name="T11">long</text:span><text:span text:style-name="T13"> </text:span><text:span text:style-name="T11">as</text:span><text:span text:style-name="T13"> </text:span><text:span text:style-name="T11">any</text:span><text:span text:style-name="T13"> </text:span><text:span text:style-name="T11">of</text:span><text:span text:style-name="T13"> </text:span><text:span text:style-name="T11">those</text:span><text:span text:style-name="T13"> </text:span><text:span text:style-name="T11">tests</text:span><text:span text:style-name="T13"> </text:span><text:span text:style-name="T11">remain</text:span><text:span text:style-name="T13"> </text:span><text:span text:style-name="T11">unmarked.</text:span></text:p>
      <text:p text:style-name="P37"/>
      <text:p text:style-name="P39"><text:span text:style-name="T11">Exit</text:span><text:span text:style-name="T13"> </text:span><text:span text:style-name="T11">and</text:span><text:span text:style-name="T13"> </text:span><text:span text:style-name="T11">Update</text:span><text:span text:style-name="T13"> </text:span><text:span text:style-name="T11">Postran</text:span><text:span text:style-name="T13"> </text:span><text:span text:style-name="T11">Buffer</text:span><text:span text:style-name="T13"> </text:span><text:span text:style-name="T11">button:</text:span></text:p>
      <text:p text:style-name="P39"><text:span text:style-name="T11"><text:tab/>Exiting</text:span><text:span text:style-name="T13"> </text:span><text:span text:style-name="T11">in</text:span><text:span text:style-name="T13"> </text:span><text:span text:style-name="T11">this</text:span><text:span text:style-name="T13"> </text:span><text:span text:style-name="T11">way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update</text:span><text:span text:style-name="T13"> </text:span><text:span text:style-name="T11">according</text:span><text:span text:style-name="T13"> </text:span><text:span text:style-name="T11">to</text:span><text:span text:style-name="T13"> </text:span><text:span text:style-name="T11">the</text:span><text:span text:style-name="T13"> </text:span><text:span text:style-name="T11">addition</text:span><text:span text:style-name="T13"> </text:span><text:span text:style-name="T11">or</text:span><text:span text:style-name="T13"> </text:span><text:span text:style-name="T11">modification</text:span><text:span text:style-name="T13"> </text:span><text:span text:style-name="T11">in</text:span><text:span text:style-name="T13"> </text:span><text:span text:style-name="T11">the</text:span><text:span text:style-name="T13"> </text:span><text:span text:style-name="T11">current</text:span><text:span text:style-name="T13"> </text:span><text:span text:style-name="T11">condition.</text:span></text:p>
      <text:p text:style-name="P37"/>
      <text:p text:style-name="P39"><text:span text:style-name="T11">Cancel</text:span><text:span text:style-name="T13"> </text:span><text:span text:style-name="T11">button:</text:span></text:p>
      <text:p text:style-name="P39"><text:span text:style-name="T11"><text:tab/>Quitting</text:span><text:span text:style-name="T13"> </text:span><text:span text:style-name="T11">via</text:span><text:span text:style-name="T13"> </text:span><text:span text:style-name="T11">the</text:span><text:span text:style-name="T13"> </text:span><text:span text:style-name="T11">Cancel</text:span><text:span text:style-name="T13"> </text:span><text:span text:style-name="T11">button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any</text:span><text:span text:style-name="T13"> </text:span><text:span text:style-name="T11">interactions</text:span><text:span text:style-name="T13"> </text:span><text:span text:style-name="T11">with</text:span><text:span text:style-name="T13"> </text:span><text:span text:style-name="T11">this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be</text:span><text:span text:style-name="T13"> </text:span><text:span text:style-name="T11">discarded</text:span><text:span text:style-name="T13"> </text:span><text:span text:style-name="T11">and</text:span><text:span text:style-name="T13"> </text:span><text:span text:style-name="T11">a</text:span><text:span text:style-name="T13"> </text:span><text:span text:style-name="T11">return</text:span><text:span text:style-name="T13"> </text:span><text:span text:style-name="T11">to</text:span><text:span text:style-name="T13"> </text:span><text:span text:style-name="T11">the</text:span><text:span text:style-name="T13"> </text:span><text:span text:style-name="T11">unchanged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display.</text:span></text:p>
      <text:p text:style-name="P38"/>
      <text:p text:style-name="P39"><text:span text:style-name="T29">1,629</text:span><text:span text:style-name="T30"> </text:span><text:span text:style-name="T29">ptcarsb.txt</text:span></text:p>
      <text:p text:style-name="P39"><text:span text:style-name="T11">Node</text:span><text:span text:style-name="T13"> </text:span><text:span text:style-name="T11">Fields:</text:span></text:p>
      <text:p text:style-name="P39"><text:span text:style-name="T11"><text:tab/>Accept</text:span><text:span text:style-name="T13"> </text:span><text:span text:style-name="T11">a</text:span><text:span text:style-name="T13"> </text:span><text:span text:style-name="T11">pair</text:span><text:span text:style-name="T13"> </text:span><text:span text:style-name="T11">of</text:span><text:span text:style-name="T13"> </text:span><text:span text:style-name="T11">variable</text:span><text:span text:style-name="T13"> </text:span><text:span text:style-name="T11">node</text:span><text:span text:style-name="T13"> </text:span><text:span text:style-name="T11">numbers</text:span><text:span text:style-name="T13"> </text:span><text:span text:style-name="T11">which</text:span><text:span text:style-name="T13"> </text:span><text:span text:style-name="T11">define</text:span><text:span text:style-name="T13"> </text:span><text:span text:style-name="T11">the</text:span><text:span text:style-name="T13"> </text:span><text:span text:style-name="T11">potential</text:span><text:span text:style-name="T13"> </text:span><text:span text:style-name="T11">carbonium</text:span><text:span text:style-name="T13"> </text:span><text:span text:style-name="T11">ion</text:span><text:span text:style-name="T13"> </text:span><text:span text:style-name="T11">under</text:span><text:span text:style-name="T13"> </text:span><text:span text:style-name="T11">consideration.</text:span><text:span text:style-name="T13"> <text:s/></text:span><text:span text:style-name="T11">These</text:span><text:span text:style-name="T13"> </text:span><text:span text:style-name="T11">nodes</text:span><text:span text:style-name="T13"> </text:span><text:span text:style-name="T11">are</text:span><text:span text:style-name="T13"> </text:span><text:span text:style-name="T11">a</text:span><text:span text:style-name="T13"> </text:span><text:span text:style-name="T11">pair</text:span><text:span text:style-name="T13"> </text:span><text:span text:style-name="T11">of</text:span><text:span text:style-name="T13"> </text:span><text:span text:style-name="T11">substituents</text:span><text:span text:style-name="T13"> </text:span><text:span text:style-name="T11">on</text:span><text:span text:style-name="T13"> </text:span><text:span text:style-name="T11">a</text:span><text:span text:style-name="T13"> </text:span><text:span text:style-name="T11">carbon</text:span><text:span text:style-name="T13"> </text:span><text:span text:style-name="T11">atom</text:span><text:span text:style-name="T13"> </text:span><text:span text:style-name="T11">whose</text:span><text:span text:style-name="T13"> </text:span><text:span text:style-name="T11">electronic</text:span><text:span text:style-name="T13"> </text:span><text:span text:style-name="T11">effects</text:span><text:span text:style-name="T13"> </text:span><text:span text:style-name="T11">combine</text:span><text:span text:style-name="T13"> </text:span><text:span text:style-name="T11">to</text:span><text:span text:style-name="T13"> </text:span><text:span text:style-name="T11">determine</text:span><text:span text:style-name="T13"> </text:span><text:span text:style-name="T11">the</text:span><text:span text:style-name="T13"> </text:span><text:span text:style-name="T11">degree</text:span><text:span text:style-name="T13"> </text:span><text:span text:style-name="T11">of</text:span><text:span text:style-name="T13"> </text:span><text:span text:style-name="T11">stabilizing</text:span><text:span text:style-name="T13"> </text:span><text:span text:style-name="T11">electron</text:span><text:span text:style-name="T13"> </text:span><text:span text:style-name="T11">donation.</text:span><text:span text:style-name="T13"> <text:s/></text:span><text:span text:style-name="T11">(The</text:span><text:span text:style-name="T13"> </text:span><text:span text:style-name="T11">reason</text:span><text:span text:style-name="T13"> </text:span><text:span text:style-name="T11">two</text:span><text:span text:style-name="T13"> </text:span><text:span text:style-name="T11">nodes</text:span><text:span text:style-name="T13"> </text:span><text:span text:style-name="T11">are</text:span><text:span text:style-name="T13"> </text:span><text:span text:style-name="T11">used</text:span><text:span text:style-name="T13"> </text:span><text:span text:style-name="T11">in</text:span><text:span text:style-name="T13"> </text:span><text:span text:style-name="T11">this</text:span><text:span text:style-name="T13"> </text:span><text:span text:style-name="T11">definition</text:span><text:span text:style-name="T13"> </text:span><text:span text:style-name="T11">arises</text:span><text:span text:style-name="T13"> </text:span><text:span text:style-name="T11">from</text:span><text:span text:style-name="T13"> </text:span><text:span text:style-name="T11">its</text:span><text:span text:style-name="T13"> </text:span><text:span text:style-name="T11">most</text:span><text:span text:style-name="T13"> </text:span><text:span text:style-name="T11">common</text:span><text:span text:style-name="T13"> </text:span><text:span text:style-name="T11">use</text:span><text:span text:style-name="T13"> </text:span><text:span text:style-name="T11">with</text:span><text:span text:style-name="T13"> </text:span><text:span text:style-name="T11">olefinic</text:span><text:span text:style-name="T13"> </text:span><text:span text:style-name="T11">subgoal</text:span><text:span text:style-name="T13"> </text:span><text:span text:style-name="T11">patterns</text:span><text:span text:style-name="T13"> </text:span><text:span text:style-name="T11">to</text:span><text:span text:style-name="T13"> </text:span><text:span text:style-name="T11">determine</text:span><text:span text:style-name="T13"> </text:span><text:span text:style-name="T11">the</text:span><text:span text:style-name="T13"> </text:span><text:span text:style-name="T11">most</text:span><text:span text:style-name="T13"> </text:span><text:span text:style-name="T11">likely</text:span><text:span text:style-name="T13"> </text:span><text:span text:style-name="T11">point</text:span><text:span text:style-name="T13"> </text:span><text:span text:style-name="T11">of</text:span><text:span text:style-name="T13"> </text:span><text:span text:style-name="T11">addition.</text:span><text:span text:style-name="T13"> <text:s/></text:span><text:span text:style-name="T11">Another</text:span><text:span text:style-name="T13"> </text:span><text:span text:style-name="T11">instance</text:span><text:span text:style-name="T13"> </text:span><text:span text:style-name="T11">of</text:span><text:span text:style-name="T13"> </text:span><text:span text:style-name="T11">this</text:span><text:span text:style-name="T13"> </text:span><text:span text:style-name="T11">condition</text:span><text:span text:style-name="T13"> </text:span><text:span text:style-name="T11">applies</text:span><text:span text:style-name="T13"> </text:span><text:span text:style-name="T11">to</text:span><text:span text:style-name="T13"> </text:span><text:span text:style-name="T11">a</text:span><text:span text:style-name="T13"> </text:span><text:span text:style-name="T11">subgoal</text:span><text:span text:style-name="T13"> </text:span><text:span text:style-name="T11">pattern</text:span><text:span text:style-name="T13"> </text:span><text:span text:style-name="T11">containing</text:span><text:span text:style-name="T13"> </text:span><text:span text:style-name="T11">a</text:span><text:span text:style-name="T13"> </text:span><text:span text:style-name="T11">vicinal</text:span><text:span text:style-name="T13"> </text:span><text:span text:style-name="T11">diol,</text:span><text:span text:style-name="T13"> </text:span><text:span text:style-name="T11">where</text:span><text:span text:style-name="T13"> </text:span><text:span text:style-name="T11">again,</text:span><text:span text:style-name="T13"> </text:span><text:span text:style-name="T11">only</text:span><text:span text:style-name="T13"> </text:span><text:span text:style-name="T11">two</text:span><text:span text:style-name="T13"> </text:span><text:span text:style-name="T11">nodes</text:span><text:span text:style-name="T13"> </text:span><text:span text:style-name="T11">contribute</text:span><text:span text:style-name="T13"> </text:span><text:span text:style-name="T11">to</text:span><text:span text:style-name="T13"> </text:span><text:span text:style-name="T11">either</text:span><text:span text:style-name="T13"> </text:span><text:span text:style-name="T11">carbonium</text:span><text:span text:style-name="T13"> </text:span><text:span text:style-name="T11">candidate.)</text:span></text:p>
      <text:p text:style-name="P37"/>
      <text:p text:style-name="P39"><text:span text:style-name="T11">IS/IS</text:span><text:span text:style-name="T13"> </text:span><text:span text:style-name="T11">NOT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Comparison</text:span><text:span text:style-name="T13"> </text:span><text:span text:style-name="T11">Operator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Comparison</text:span><text:span text:style-name="T13"> </text:span><text:span text:style-name="T11">Node</text:span><text:span text:style-name="T13"> </text:span><text:span text:style-name="T11">Fields:</text:span></text:p>
      <text:p text:style-name="P39"><text:span text:style-name="T11"><text:tab/>Select</text:span><text:span text:style-name="T13"> </text:span><text:span text:style-name="T11">a</text:span><text:span text:style-name="T13"> </text:span><text:span text:style-name="T11">pair</text:span><text:span text:style-name="T13"> </text:span><text:span text:style-name="T11">of</text:span><text:span text:style-name="T13"> </text:span><text:span text:style-name="T11">nodes</text:span><text:span text:style-name="T13"> </text:span><text:span text:style-name="T11">whose</text:span><text:span text:style-name="T13"> </text:span><text:span text:style-name="T11">electronic</text:span><text:span text:style-name="T13"> </text:span><text:span text:style-name="T11">effects</text:span><text:span text:style-name="T13"> </text:span><text:span text:style-name="T11">on</text:span><text:span text:style-name="T13"> </text:span><text:span text:style-name="T11">a</text:span><text:span text:style-name="T13"> </text:span><text:span text:style-name="T11">second</text:span><text:span text:style-name="T13"> </text:span><text:span text:style-name="T11">carbonium</text:span><text:span text:style-name="T13"> </text:span><text:span text:style-name="T11">ion</text:span><text:span text:style-name="T13"> </text:span><text:span text:style-name="T11">determine</text:span><text:span text:style-name="T13"> </text:span><text:span text:style-name="T11">a</text:span><text:span text:style-name="T13"> </text:span><text:span text:style-name="T11">stability</text:span><text:span text:style-name="T13"> </text:span><text:span text:style-name="T11">to</text:span><text:span text:style-name="T13"> </text:span><text:span text:style-name="T11">serve</text:span><text:span text:style-name="T13"> </text:span><text:span text:style-name="T11">as</text:span><text:span text:style-name="T13"> </text:span><text:span text:style-name="T11">a</text:span><text:span text:style-name="T13"> </text:span><text:span text:style-name="T11">comparison</text:span><text:span text:style-name="T13"> </text:span><text:span text:style-name="T11">reference</text:span><text:span text:style-name="T13"> </text:span><text:span text:style-name="T11">for</text:span><text:span text:style-name="T13"> </text:span><text:span text:style-name="T11">that</text:span><text:span text:style-name="T13"> </text:span><text:span text:style-name="T11">of</text:span><text:span text:style-name="T13"> </text:span><text:span text:style-name="T11">the</text:span><text:span text:style-name="T13"> </text:span><text:span text:style-name="T11">incipient</text:span><text:span text:style-name="T13"> </text:span><text:span text:style-name="T11">carbonium</text:span><text:span text:style-name="T13"> </text:span><text:span text:style-name="T11">ion</text:span><text:span text:style-name="T13"> </text:span><text:span text:style-name="T11">affected</text:span><text:span text:style-name="T13"> </text:span><text:span text:style-name="T11">by</text:span><text:span text:style-name="T13"> </text:span><text:span text:style-name="T11">the</text:span><text:span text:style-name="T13"> </text:span><text:span text:style-name="T11">pair</text:span><text:span text:style-name="T13"> </text:span><text:span text:style-name="T11">of</text:span><text:span text:style-name="T13"> </text:span><text:span text:style-name="T11">nodes</text:span><text:span text:style-name="T13"> </text:span><text:span text:style-name="T11">entered</text:span><text:span text:style-name="T13"> </text:span><text:span text:style-name="T11">above.</text:span></text:p>
      <text:p text:style-name="P37"/>
      <text:p text:style-name="P39"><text:span text:style-name="T11">Mark</text:span><text:span text:style-name="T13"> </text:span><text:span text:style-name="T11">for</text:span><text:span text:style-name="T13"> </text:span><text:span text:style-name="T11">Deletion/Undelete</text:span><text:span text:style-name="T13"> </text:span><text:span text:style-name="T11">button:</text:span></text:p>
      <text:p text:style-name="P39"><text:span text:style-name="T11"><text:tab/>Toggles</text:span><text:span text:style-name="T13"> </text:span><text:span text:style-name="T11">deletion</text:span><text:span text:style-name="T13"> </text:span><text:span text:style-name="T11">mark</text:span><text:span text:style-name="T13"> </text:span><text:span text:style-name="T11">on</text:span><text:span text:style-name="T13"> </text:span><text:span text:style-name="T11">and</text:span><text:span text:style-name="T13"> </text:span><text:span text:style-name="T11">off.</text:span><text:span text:style-name="T13"> <text:s/></text:span><text:span text:style-name="T11">Irreversible</text:span><text:span text:style-name="T13"> </text:span><text:span text:style-name="T11">deletion</text:span><text:span text:style-name="T13"> </text:span><text:span text:style-name="T11">does</text:span><text:span text:style-name="T13"> </text:span><text:span text:style-name="T11">not</text:span><text:span text:style-name="T13"> </text:span><text:span text:style-name="T11">occur</text:span><text:span text:style-name="T13"> </text:span><text:span text:style-name="T11">until</text:span><text:span text:style-name="T13"> </text:span><text:span text:style-name="T11">exit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.</text:span><text:span text:style-name="T13"> <text:s/></text:span><text:span text:style-name="T11">Note</text:span><text:span text:style-name="T13"> </text:span><text:span text:style-name="T11">that</text:span><text:span text:style-name="T13"> </text:span><text:span text:style-name="T11">any</text:span><text:span text:style-name="T13"> </text:span><text:span text:style-name="T11">condition</text:span><text:span text:style-name="T13"> </text:span><text:span text:style-name="T11">that</text:span><text:span text:style-name="T13"> </text:span><text:span text:style-name="T11">appears</text:span><text:span text:style-name="T13"> </text:span><text:span text:style-name="T11">in</text:span><text:span text:style-name="T13"> </text:span><text:span text:style-name="T11">the</text:span><text:span text:style-name="T13"> </text:span><text:span text:style-name="T11">logic</text:span><text:span text:style-name="T13"> </text:span><text:span text:style-name="T11">string</text:span><text:span text:style-name="T13"> </text:span><text:span text:style-name="T11">of</text:span><text:span text:style-name="T13"> </text:span><text:span text:style-name="T11">one</text:span><text:span text:style-name="T13"> </text:span><text:span text:style-name="T11">or</text:span><text:span text:style-name="T13"> </text:span><text:span text:style-name="T11">more</text:span><text:span text:style-name="T13"> </text:span><text:span text:style-name="T11">tests</text:span><text:span text:style-name="T13"> </text:span><text:span text:style-name="T11">may</text:span><text:span text:style-name="T13"> </text:span><text:span text:style-name="T11">not</text:span><text:span text:style-name="T13"> </text:span><text:span text:style-name="T11">be</text:span><text:span text:style-name="T13"> </text:span><text:span text:style-name="T11">deleted</text:span><text:span text:style-name="T13"> </text:span><text:span text:style-name="T11">(button</text:span><text:span text:style-name="T13"> </text:span><text:span text:style-name="T11">will</text:span><text:span text:style-name="T13"> </text:span><text:span text:style-name="T11">be</text:span><text:span text:style-name="T13"> </text:span><text:span text:style-name="T11">disabled)</text:span><text:span text:style-name="T13"> </text:span><text:span text:style-name="T11">so</text:span><text:span text:style-name="T13"> </text:span><text:span text:style-name="T11">long</text:span><text:span text:style-name="T13"> </text:span><text:span text:style-name="T11">as</text:span><text:span text:style-name="T13"> </text:span><text:span text:style-name="T11">any</text:span><text:span text:style-name="T13"> </text:span><text:span text:style-name="T11">of</text:span><text:span text:style-name="T13"> </text:span><text:span text:style-name="T11">those</text:span><text:span text:style-name="T13"> </text:span><text:span text:style-name="T11">tests</text:span><text:span text:style-name="T13"> </text:span><text:span text:style-name="T11">remain</text:span><text:span text:style-name="T13"> </text:span><text:span text:style-name="T11">unmarked.</text:span></text:p>
      <text:p text:style-name="P37"/>
      <text:p text:style-name="P39"><text:span text:style-name="T11">Exit</text:span><text:span text:style-name="T13"> </text:span><text:span text:style-name="T11">and</text:span><text:span text:style-name="T13"> </text:span><text:span text:style-name="T11">Update</text:span><text:span text:style-name="T13"> </text:span><text:span text:style-name="T11">Postran</text:span><text:span text:style-name="T13"> </text:span><text:span text:style-name="T11">Buffer</text:span><text:span text:style-name="T13"> </text:span><text:span text:style-name="T11">button:</text:span></text:p>
      <text:p text:style-name="P39"><text:span text:style-name="T11"><text:tab/>Exiting</text:span><text:span text:style-name="T13"> </text:span><text:span text:style-name="T11">in</text:span><text:span text:style-name="T13"> </text:span><text:span text:style-name="T11">this</text:span><text:span text:style-name="T13"> </text:span><text:span text:style-name="T11">way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update</text:span><text:span text:style-name="T13"> </text:span><text:span text:style-name="T11">according</text:span><text:span text:style-name="T13"> </text:span><text:span text:style-name="T11">to</text:span><text:span text:style-name="T13"> </text:span><text:span text:style-name="T11">the</text:span><text:span text:style-name="T13"> </text:span><text:span text:style-name="T11">addition</text:span><text:span text:style-name="T13"> </text:span><text:span text:style-name="T11">or</text:span><text:span text:style-name="T13"> </text:span><text:span text:style-name="T11">modification</text:span><text:span text:style-name="T13"> </text:span><text:span text:style-name="T11">in</text:span><text:span text:style-name="T13"> </text:span><text:span text:style-name="T11">the</text:span><text:span text:style-name="T13"> </text:span><text:span text:style-name="T11">current</text:span><text:span text:style-name="T13"> </text:span><text:span text:style-name="T11">condition.</text:span></text:p>
      <text:p text:style-name="P37"/>
      <text:p text:style-name="P39"><text:span text:style-name="T11">Cancel</text:span><text:span text:style-name="T13"> </text:span><text:span text:style-name="T11">button:</text:span></text:p>
      <text:p text:style-name="P39"><text:span text:style-name="T11"><text:tab/>Quitting</text:span><text:span text:style-name="T13"> </text:span><text:span text:style-name="T11">via</text:span><text:span text:style-name="T13"> </text:span><text:span text:style-name="T11">the</text:span><text:span text:style-name="T13"> </text:span><text:span text:style-name="T11">Cancel</text:span><text:span text:style-name="T13"> </text:span><text:span text:style-name="T11">button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any</text:span><text:span text:style-name="T13"> </text:span><text:span text:style-name="T11">interactions</text:span><text:span text:style-name="T13"> </text:span><text:span text:style-name="T11">with</text:span><text:span text:style-name="T13"> </text:span><text:span text:style-name="T11">this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be</text:span><text:span text:style-name="T13"> </text:span><text:span text:style-name="T11">discarded</text:span><text:span text:style-name="T13"> </text:span><text:span text:style-name="T11">and</text:span><text:span text:style-name="T13"> </text:span><text:span text:style-name="T11">a</text:span><text:span text:style-name="T13"> </text:span><text:span text:style-name="T11">return</text:span><text:span text:style-name="T13"> </text:span><text:span text:style-name="T11">to</text:span><text:span text:style-name="T13"> </text:span><text:span text:style-name="T11">the</text:span><text:span text:style-name="T13"> </text:span><text:span text:style-name="T11">unchanged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display.</text:span></text:p>
      <text:p text:style-name="P38"/>
      <text:p text:style-name="P39"><text:span text:style-name="T29">2,039</text:span><text:span text:style-name="T30"> </text:span><text:span text:style-name="T29">ptconn.txt</text:span></text:p>
      <text:p text:style-name="P39"><text:span text:style-name="T11">Node</text:span><text:span text:style-name="T13"> </text:span><text:span text:style-name="T11">Fields</text:span><text:span text:style-name="T13"> </text:span><text:span text:style-name="T11">(accept</text:span><text:span text:style-name="T13"> </text:span><text:span text:style-name="T11">a</text:span><text:span text:style-name="T13"> </text:span><text:span text:style-name="T11">pair</text:span><text:span text:style-name="T13"> </text:span><text:span text:style-name="T11">of</text:span><text:span text:style-name="T13"> </text:span><text:span text:style-name="T11">variable</text:span><text:span text:style-name="T13"> </text:span><text:span text:style-name="T11">atom</text:span><text:span text:style-name="T13"> </text:span><text:span text:style-name="T11">node</text:span><text:span text:style-name="T13"> </text:span><text:span text:style-name="T11">numbers</text:span><text:span text:style-name="T13"> </text:span><text:span text:style-name="T11">whose</text:span><text:span text:style-name="T13"> </text:span><text:span text:style-name="T11">external</text:span><text:span text:style-name="T13"> </text:span><text:span text:style-name="T11">connection</text:span><text:span text:style-name="T13"> </text:span><text:span text:style-name="T11">is</text:span><text:span text:style-name="T13"> </text:span><text:span text:style-name="T11">to</text:span><text:span text:style-name="T13"> </text:span><text:span text:style-name="T11">be</text:span><text:span text:style-name="T13"> </text:span><text:span text:style-name="T11">determined)</text:span></text:p>
      <text:p text:style-name="P37"/>
      <text:p text:style-name="P39"><text:soft-page-break/><text:span text:style-name="T11">EXISTS/DOES</text:span><text:span text:style-name="T13"> </text:span><text:span text:style-name="T11">NOT</text:span><text:span text:style-name="T13"> </text:span><text:span text:style-name="T11">EXIST/IS/IS</text:span><text:span text:style-name="T13"> </text:span><text:span text:style-name="T11">NOT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EXISTS</text:span><text:span text:style-name="T13"> </text:span><text:span text:style-name="T11">or</text:span><text:span text:style-name="T13"> </text:span><text:span text:style-name="T11">DOES</text:span><text:span text:style-name="T13"> </text:span><text:span text:style-name="T11">NOT</text:span><text:span text:style-name="T13"> </text:span><text:span text:style-name="T11">EXIST</text:span><text:span text:style-name="T13"> </text:span><text:span text:style-name="T11">to</text:span><text:span text:style-name="T13"> </text:span><text:span text:style-name="T11">test</text:span><text:span text:style-name="T13"> </text:span><text:span text:style-name="T11">for</text:span><text:span text:style-name="T13"> </text:span><text:span text:style-name="T11">simple</text:span><text:span text:style-name="T13"> </text:span><text:span text:style-name="T11">connectivity</text:span><text:span text:style-name="T13"> </text:span><text:span text:style-name="T11">of</text:span><text:span text:style-name="T13"> </text:span><text:span text:style-name="T11">any</text:span><text:span text:style-name="T13"> </text:span><text:span text:style-name="T11">length,</text:span><text:span text:style-name="T13"> </text:span><text:span text:style-name="T11">in</text:span><text:span text:style-name="T13"> </text:span><text:span text:style-name="T11">which</text:span><text:span text:style-name="T13"> </text:span><text:span text:style-name="T11">case</text:span><text:span text:style-name="T13"> </text:span><text:span text:style-name="T11">all</text:span><text:span text:style-name="T13"> </text:span><text:span text:style-name="T11">subsequent</text:span><text:span text:style-name="T13"> </text:span><text:span text:style-name="T11">menus</text:span><text:span text:style-name="T13"> </text:span><text:span text:style-name="T11">and</text:span><text:span text:style-name="T13"> </text:span><text:span text:style-name="T11">fields</text:span><text:span text:style-name="T13"> </text:span><text:span text:style-name="T11">will</text:span><text:span text:style-name="T13"> </text:span><text:span text:style-name="T11">disappear;</text:span><text:span text:style-name="T13"> </text:span><text:span text:style-name="T11">otherwise,</text:span><text:span text:style-name="T13"> </text:span><text:span text:style-name="T11">select</text:span><text:span text:style-name="T13"> </text:span><text:span text:style-name="T11">IS</text:span><text:span text:style-name="T13"> </text:span><text:span text:style-name="T11">or</text:span><text:span text:style-name="T13"> </text:span><text:span text:style-name="T11">IS</text:span><text:span text:style-name="T13"> </text:span><text:span text:style-name="T11">NOT)</text:span></text:p>
      <text:p text:style-name="P39"><text:span text:style-name="T11">Note:</text:span><text:span text:style-name="T13"> </text:span><text:span text:style-name="T11">Selecting</text:span><text:span text:style-name="T13"> </text:span><text:span text:style-name="T11">IS</text:span><text:span text:style-name="T13"> </text:span><text:span text:style-name="T11">or</text:span><text:span text:style-name="T13"> </text:span><text:span text:style-name="T11">IS</text:span><text:span text:style-name="T13"> </text:span><text:span text:style-name="T11">NOT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the</text:span><text:span text:style-name="T13"> </text:span><text:span text:style-name="T11">name</text:span><text:span text:style-name="T13"> </text:span><text:span text:style-name="T11">of</text:span><text:span text:style-name="T13"> </text:span><text:span text:style-name="T11">the</text:span><text:span text:style-name="T13"> </text:span><text:span text:style-name="T11">condition</text:span><text:span text:style-name="T13"> </text:span><text:span text:style-name="T11">to</text:span><text:span text:style-name="T13"> </text:span><text:span text:style-name="T11">change</text:span><text:span text:style-name="T13"> </text:span><text:span text:style-name="T11">from</text:span><text:span text:style-name="T13"> </text:span><text:span text:style-name="T11">[simple]</text:span><text:span text:style-name="T13"> </text:span><text:span text:style-name="T11">CONN[ectivity]</text:span><text:span text:style-name="T13"> </text:span><text:span text:style-name="T11">to</text:span><text:span text:style-name="T13"> </text:span><text:span text:style-name="T11">R[i]NGS[i]Z[e].</text:span><text:span text:style-name="T13"> <text:s/></text:span><text:span text:style-name="T11">This</text:span><text:span text:style-name="T13"> </text:span><text:span text:style-name="T11">is</text:span><text:span text:style-name="T13"> </text:span><text:span text:style-name="T11">merely</text:span><text:span text:style-name="T13"> </text:span><text:span text:style-name="T11">reflective</text:span><text:span text:style-name="T13"> </text:span><text:span text:style-name="T11">of</text:span><text:span text:style-name="T13"> </text:span><text:span text:style-name="T11">the</text:span><text:span text:style-name="T13"> </text:span><text:span text:style-name="T11">fact</text:span><text:span text:style-name="T13"> </text:span><text:span text:style-name="T11">that</text:span><text:span text:style-name="T13"> </text:span><text:span text:style-name="T11">the</text:span><text:span text:style-name="T13"> </text:span><text:span text:style-name="T11">most</text:span><text:span text:style-name="T13"> </text:span><text:span text:style-name="T11">common</text:span><text:span text:style-name="T13"> </text:span><text:span text:style-name="T11">use</text:span><text:span text:style-name="T13"> </text:span><text:span text:style-name="T11">of</text:span><text:span text:style-name="T13"> </text:span><text:span text:style-name="T11">the</text:span><text:span text:style-name="T13"> </text:span><text:span text:style-name="T11">condition</text:span><text:span text:style-name="T13"> </text:span><text:span text:style-name="T11">is</text:span><text:span text:style-name="T13"> </text:span><text:span text:style-name="T11">in</text:span><text:span text:style-name="T13"> </text:span><text:span text:style-name="T11">defining</text:span><text:span text:style-name="T13"> </text:span><text:span text:style-name="T11">cyclic</text:span><text:span text:style-name="T13"> </text:span><text:span text:style-name="T11">structures.</text:span><text:span text:style-name="T13"> <text:s/></text:span><text:span text:style-name="T11">It</text:span><text:span text:style-name="T13"> </text:span><text:span text:style-name="T11">is</text:span><text:span text:style-name="T13"> </text:span><text:span text:style-name="T11">not</text:span><text:span text:style-name="T13"> </text:span><text:span text:style-name="T11">intended</text:span><text:span text:style-name="T13"> </text:span><text:span text:style-name="T11">to</text:span><text:span text:style-name="T13"> </text:span><text:span text:style-name="T11">restrict</text:span><text:span text:style-name="T13"> </text:span><text:span text:style-name="T11">it</text:span><text:span text:style-name="T13"> </text:span><text:span text:style-name="T11">to</text:span><text:span text:style-name="T13"> </text:span><text:span text:style-name="T11">that</text:span><text:span text:style-name="T13"> </text:span><text:span text:style-name="T11">use.</text:span></text:p>
      <text:p text:style-name="P37"/>
      <text:p text:style-name="P39"><text:span text:style-name="T11">Comparison</text:span><text:span text:style-name="T13"> </text:span><text:span text:style-name="T11">Operator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total/path</text:span><text:span text:style-name="T13"> </text:span><text:span text:style-name="T11">Menu:</text:span></text:p>
      <text:p text:style-name="P39"><text:span text:style-name="T11"><text:tab/>If</text:span><text:span text:style-name="T13"> </text:span><text:span text:style-name="T11">"a</text:span><text:span text:style-name="T13"> </text:span><text:span text:style-name="T11">total</text:span><text:span text:style-name="T13"> </text:span><text:span text:style-name="T11">of"</text:span><text:span text:style-name="T13"> </text:span><text:span text:style-name="T11">is</text:span><text:span text:style-name="T13"> </text:span><text:span text:style-name="T11">selected,</text:span><text:span text:style-name="T13"> </text:span><text:span text:style-name="T11">a</text:span><text:span text:style-name="T13"> </text:span><text:span text:style-name="T11">bond-length</text:span><text:span text:style-name="T13"> </text:span><text:span text:style-name="T11">count</text:span><text:span text:style-name="T13"> </text:span><text:span text:style-name="T11">field</text:span><text:span text:style-name="T13"> </text:span><text:span text:style-name="T11">will</text:span><text:span text:style-name="T13"> </text:span><text:span text:style-name="T11">follow;</text:span><text:span text:style-name="T13"> </text:span><text:span text:style-name="T11">otherwise</text:span><text:span text:style-name="T13"> </text:span><text:span text:style-name="T11">a</text:span><text:span text:style-name="T13"> </text:span><text:span text:style-name="T11">pair</text:span><text:span text:style-name="T13"> </text:span><text:span text:style-name="T11">of</text:span><text:span text:style-name="T13"> </text:span><text:span text:style-name="T11">fields</text:span><text:span text:style-name="T13"> </text:span><text:span text:style-name="T11">for</text:span><text:span text:style-name="T13"> </text:span><text:span text:style-name="T11">entry</text:span><text:span text:style-name="T13"> </text:span><text:span text:style-name="T11">of</text:span><text:span text:style-name="T13"> </text:span><text:span text:style-name="T11">the</text:span><text:span text:style-name="T13"> </text:span><text:span text:style-name="T11">comparison</text:span><text:span text:style-name="T13"> </text:span><text:span text:style-name="T11">nodes</text:span><text:span text:style-name="T13"> </text:span><text:span text:style-name="T11">will</text:span><text:span text:style-name="T13"> </text:span><text:span text:style-name="T11">follow,</text:span><text:span text:style-name="T13"> </text:span><text:span text:style-name="T11">and</text:span><text:span text:style-name="T13"> </text:span><text:span text:style-name="T11">the</text:span><text:span text:style-name="T13"> </text:span><text:span text:style-name="T11">name</text:span><text:span text:style-name="T13"> </text:span><text:span text:style-name="T11">of</text:span><text:span text:style-name="T13"> </text:span><text:span text:style-name="T11">the</text:span><text:span text:style-name="T13"> </text:span><text:span text:style-name="T11">condition</text:span><text:span text:style-name="T13"> </text:span><text:span text:style-name="T11">will</text:span><text:span text:style-name="T13"> </text:span><text:span text:style-name="T11">change</text:span><text:span text:style-name="T13"> </text:span><text:span text:style-name="T11">from</text:span><text:span text:style-name="T13"> </text:span><text:span text:style-name="T11">R[i]NGS[i]Z[e]</text:span><text:span text:style-name="T13"> </text:span><text:span text:style-name="T11">to</text:span><text:span text:style-name="T13"> </text:span><text:span text:style-name="T11">R[i]NGC[om]P[arison].</text:span></text:p>
      <text:p text:style-name="P37"/>
      <text:p text:style-name="P39"><text:span text:style-name="T11">Bond</text:span><text:span text:style-name="T13"> </text:span><text:span text:style-name="T11">Length</text:span><text:span text:style-name="T13"> </text:span><text:span text:style-name="T11">Count</text:span><text:span text:style-name="T13"> </text:span><text:span text:style-name="T11">Field</text:span><text:span text:style-name="T13"> </text:span><text:span text:style-name="T11">(enter</text:span><text:span text:style-name="T13"> </text:span><text:span text:style-name="T11">the</text:span><text:span text:style-name="T13"> </text:span><text:span text:style-name="T11">number</text:span><text:span text:style-name="T13"> </text:span><text:span text:style-name="T11">that,</text:span><text:span text:style-name="T13"> </text:span><text:span text:style-name="T11">when</text:span><text:span text:style-name="T13"> </text:span><text:span text:style-name="T11">added</text:span><text:span text:style-name="T13"> </text:span><text:span text:style-name="T11">to</text:span><text:span text:style-name="T13"> </text:span><text:span text:style-name="T11">the</text:span><text:span text:style-name="T13"> </text:span><text:span text:style-name="T11">internal</text:span><text:span text:style-name="T13"> </text:span><text:span text:style-name="T11">bond</text:span><text:span text:style-name="T13"> </text:span><text:span text:style-name="T11">count</text:span><text:span text:style-name="T13"> </text:span><text:span text:style-name="T11">between</text:span><text:span text:style-name="T13"> </text:span><text:span text:style-name="T11">the</text:span><text:span text:style-name="T13"> </text:span><text:span text:style-name="T11">nodes,</text:span><text:span text:style-name="T13"> </text:span><text:span text:style-name="T11">if</text:span><text:span text:style-name="T13"> </text:span><text:span text:style-name="T11">any,</text:span><text:span text:style-name="T13"> </text:span><text:span text:style-name="T11">will</text:span><text:span text:style-name="T13"> </text:span><text:span text:style-name="T11">total</text:span><text:span text:style-name="T13"> </text:span><text:span text:style-name="T11">the</text:span><text:span text:style-name="T13"> </text:span><text:span text:style-name="T11">appropriate</text:span><text:span text:style-name="T13"> </text:span><text:span text:style-name="T11">ring</text:span><text:span text:style-name="T13"> </text:span><text:span text:style-name="T11">size,</text:span><text:span text:style-name="T13"> </text:span><text:span text:style-name="T11">or</text:span><text:span text:style-name="T13"> </text:span><text:span text:style-name="T11">will</text:span><text:span text:style-name="T13"> </text:span><text:span text:style-name="T11">otherwise</text:span><text:span text:style-name="T13"> </text:span><text:span text:style-name="T11">correctly</text:span><text:span text:style-name="T13"> </text:span><text:span text:style-name="T11">describe</text:span><text:span text:style-name="T13"> </text:span><text:span text:style-name="T11">the</text:span><text:span text:style-name="T13"> </text:span><text:span text:style-name="T11">connection</text:span><text:span text:style-name="T13"> </text:span><text:span text:style-name="T11">between</text:span><text:span text:style-name="T13"> </text:span><text:span text:style-name="T11">two</text:span><text:span text:style-name="T13"> </text:span><text:span text:style-name="T11">separate</text:span><text:span text:style-name="T13"> </text:span><text:span text:style-name="T11">goal</text:span><text:span text:style-name="T13"> </text:span><text:span text:style-name="T11">pattern</text:span><text:span text:style-name="T13"> </text:span><text:span text:style-name="T11">pieces)</text:span></text:p>
      <text:p text:style-name="P39"><text:span text:style-name="T11">Comparison</text:span><text:span text:style-name="T13"> </text:span><text:span text:style-name="T11">Node</text:span><text:span text:style-name="T13"> </text:span><text:span text:style-name="T11">Fields</text:span><text:span text:style-name="T13"> </text:span><text:span text:style-name="T11">(select</text:span><text:span text:style-name="T13"> </text:span><text:span text:style-name="T11">a</text:span><text:span text:style-name="T13"> </text:span><text:span text:style-name="T11">pair</text:span><text:span text:style-name="T13"> </text:span><text:span text:style-name="T11">of</text:span><text:span text:style-name="T13"> </text:span><text:span text:style-name="T11">nodes</text:span><text:span text:style-name="T13"> </text:span><text:span text:style-name="T11">whose</text:span><text:span text:style-name="T13"> </text:span><text:span text:style-name="T11">connection</text:span><text:span text:style-name="T13"> </text:span><text:span text:style-name="T11">length</text:span><text:span text:style-name="T13"> </text:span><text:span text:style-name="T11">is</text:span><text:span text:style-name="T13"> </text:span><text:span text:style-name="T11">to</text:span><text:span text:style-name="T13"> </text:span><text:span text:style-name="T11">serve</text:span><text:span text:style-name="T13"> </text:span><text:span text:style-name="T11">as</text:span><text:span text:style-name="T13"> </text:span><text:span text:style-name="T11">a</text:span><text:span text:style-name="T13"> </text:span><text:span text:style-name="T11">comparison</text:span><text:span text:style-name="T13"> </text:span><text:span text:style-name="T11">reference</text:span><text:span text:style-name="T13"> </text:span><text:span text:style-name="T11">for</text:span><text:span text:style-name="T13"> </text:span><text:span text:style-name="T11">the</text:span><text:span text:style-name="T13"> </text:span><text:span text:style-name="T11">path</text:span><text:span text:style-name="T13"> </text:span><text:span text:style-name="T11">between</text:span><text:span text:style-name="T13"> </text:span><text:span text:style-name="T11">the</text:span><text:span text:style-name="T13"> </text:span><text:span text:style-name="T11">pair</text:span><text:span text:style-name="T13"> </text:span><text:span text:style-name="T11">of</text:span><text:span text:style-name="T13"> </text:span><text:span text:style-name="T11">nodes</text:span><text:span text:style-name="T13"> </text:span><text:span text:style-name="T11">entered</text:span><text:span text:style-name="T13"> </text:span><text:span text:style-name="T11">above)</text:span></text:p>
      <text:p text:style-name="P37"/>
      <text:p text:style-name="P39"><text:span text:style-name="T11">Mark</text:span><text:span text:style-name="T13"> </text:span><text:span text:style-name="T11">for</text:span><text:span text:style-name="T13"> </text:span><text:span text:style-name="T11">Deletion/Undelete</text:span><text:span text:style-name="T13"> </text:span><text:span text:style-name="T11">button:</text:span></text:p>
      <text:p text:style-name="P39"><text:span text:style-name="T11"><text:tab/>Toggles</text:span><text:span text:style-name="T13"> </text:span><text:span text:style-name="T11">deletion</text:span><text:span text:style-name="T13"> </text:span><text:span text:style-name="T11">mark</text:span><text:span text:style-name="T13"> </text:span><text:span text:style-name="T11">on</text:span><text:span text:style-name="T13"> </text:span><text:span text:style-name="T11">and</text:span><text:span text:style-name="T13"> </text:span><text:span text:style-name="T11">off.</text:span><text:span text:style-name="T13"> <text:s/></text:span><text:span text:style-name="T11">Irreversible</text:span><text:span text:style-name="T13"> </text:span><text:span text:style-name="T11">deletion</text:span><text:span text:style-name="T13"> </text:span><text:span text:style-name="T11">does</text:span><text:span text:style-name="T13"> </text:span><text:span text:style-name="T11">not</text:span><text:span text:style-name="T13"> </text:span><text:span text:style-name="T11">occur</text:span><text:span text:style-name="T13"> </text:span><text:span text:style-name="T11">until</text:span><text:span text:style-name="T13"> </text:span><text:span text:style-name="T11">exit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.</text:span><text:span text:style-name="T13"> <text:s/></text:span><text:span text:style-name="T11">Note</text:span><text:span text:style-name="T13"> </text:span><text:span text:style-name="T11">that</text:span><text:span text:style-name="T13"> </text:span><text:span text:style-name="T11">any</text:span><text:span text:style-name="T13"> </text:span><text:span text:style-name="T11">condition</text:span><text:span text:style-name="T13"> </text:span><text:span text:style-name="T11">that</text:span><text:span text:style-name="T13"> </text:span><text:span text:style-name="T11">appears</text:span><text:span text:style-name="T13"> </text:span><text:span text:style-name="T11">in</text:span><text:span text:style-name="T13"> </text:span><text:span text:style-name="T11">the</text:span><text:span text:style-name="T13"> </text:span><text:span text:style-name="T11">logic</text:span><text:span text:style-name="T13"> </text:span><text:span text:style-name="T11">string</text:span><text:span text:style-name="T13"> </text:span><text:span text:style-name="T11">of</text:span><text:span text:style-name="T13"> </text:span><text:span text:style-name="T11">one</text:span><text:span text:style-name="T13"> </text:span><text:span text:style-name="T11">or</text:span><text:span text:style-name="T13"> </text:span><text:span text:style-name="T11">more</text:span><text:span text:style-name="T13"> </text:span><text:span text:style-name="T11">tests</text:span><text:span text:style-name="T13"> </text:span><text:span text:style-name="T11">may</text:span><text:span text:style-name="T13"> </text:span><text:span text:style-name="T11">not</text:span><text:span text:style-name="T13"> </text:span><text:span text:style-name="T11">be</text:span><text:span text:style-name="T13"> </text:span><text:span text:style-name="T11">deleted</text:span><text:span text:style-name="T13"> </text:span><text:span text:style-name="T11">(button</text:span><text:span text:style-name="T13"> </text:span><text:span text:style-name="T11">will</text:span><text:span text:style-name="T13"> </text:span><text:span text:style-name="T11">be</text:span><text:span text:style-name="T13"> </text:span><text:span text:style-name="T11">disabled)</text:span><text:span text:style-name="T13"> </text:span><text:span text:style-name="T11">so</text:span><text:span text:style-name="T13"> </text:span><text:span text:style-name="T11">long</text:span><text:span text:style-name="T13"> </text:span><text:span text:style-name="T11">as</text:span><text:span text:style-name="T13"> </text:span><text:span text:style-name="T11">any</text:span><text:span text:style-name="T13"> </text:span><text:span text:style-name="T11">of</text:span><text:span text:style-name="T13"> </text:span><text:span text:style-name="T11">those</text:span><text:span text:style-name="T13"> </text:span><text:span text:style-name="T11">tests</text:span><text:span text:style-name="T13"> </text:span><text:span text:style-name="T11">remain</text:span><text:span text:style-name="T13"> </text:span><text:span text:style-name="T11">unmarked.</text:span></text:p>
      <text:p text:style-name="P37"/>
      <text:p text:style-name="P39"><text:span text:style-name="T11">Exit</text:span><text:span text:style-name="T13"> </text:span><text:span text:style-name="T11">and</text:span><text:span text:style-name="T13"> </text:span><text:span text:style-name="T11">Update</text:span><text:span text:style-name="T13"> </text:span><text:span text:style-name="T11">Postran</text:span><text:span text:style-name="T13"> </text:span><text:span text:style-name="T11">Buffer</text:span><text:span text:style-name="T13"> </text:span><text:span text:style-name="T11">button:</text:span></text:p>
      <text:p text:style-name="P39"><text:span text:style-name="T11"><text:tab/>Exiting</text:span><text:span text:style-name="T13"> </text:span><text:span text:style-name="T11">in</text:span><text:span text:style-name="T13"> </text:span><text:span text:style-name="T11">this</text:span><text:span text:style-name="T13"> </text:span><text:span text:style-name="T11">way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update</text:span><text:span text:style-name="T13"> </text:span><text:span text:style-name="T11">according</text:span><text:span text:style-name="T13"> </text:span><text:span text:style-name="T11">to</text:span><text:span text:style-name="T13"> </text:span><text:span text:style-name="T11">the</text:span><text:span text:style-name="T13"> </text:span><text:span text:style-name="T11">addition</text:span><text:span text:style-name="T13"> </text:span><text:span text:style-name="T11">or</text:span><text:span text:style-name="T13"> </text:span><text:span text:style-name="T11">modification</text:span><text:span text:style-name="T13"> </text:span><text:span text:style-name="T11">in</text:span><text:span text:style-name="T13"> </text:span><text:span text:style-name="T11">the</text:span><text:span text:style-name="T13"> </text:span><text:span text:style-name="T11">current</text:span><text:span text:style-name="T13"> </text:span><text:span text:style-name="T11">condition.</text:span></text:p>
      <text:p text:style-name="P37"/>
      <text:p text:style-name="P39"><text:span text:style-name="T11">Cancel</text:span><text:span text:style-name="T13"> </text:span><text:span text:style-name="T11">button:</text:span></text:p>
      <text:p text:style-name="P39"><text:span text:style-name="T11"><text:tab/>Quitting</text:span><text:span text:style-name="T13"> </text:span><text:span text:style-name="T11">via</text:span><text:span text:style-name="T13"> </text:span><text:span text:style-name="T11">the</text:span><text:span text:style-name="T13"> </text:span><text:span text:style-name="T11">Cancel</text:span><text:span text:style-name="T13"> </text:span><text:span text:style-name="T11">button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any</text:span><text:span text:style-name="T13"> </text:span><text:span text:style-name="T11">interactions</text:span><text:span text:style-name="T13"> </text:span><text:span text:style-name="T11">with</text:span><text:span text:style-name="T13"> </text:span><text:span text:style-name="T11">this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be</text:span><text:span text:style-name="T13"> </text:span><text:span text:style-name="T11">discarded</text:span><text:span text:style-name="T13"> </text:span><text:span text:style-name="T11">and</text:span><text:span text:style-name="T13"> </text:span><text:span text:style-name="T11">a</text:span><text:span text:style-name="T13"> </text:span><text:span text:style-name="T11">return</text:span><text:span text:style-name="T13"> </text:span><text:span text:style-name="T11">to</text:span><text:span text:style-name="T13"> </text:span><text:span text:style-name="T11">the</text:span><text:span text:style-name="T13"> </text:span><text:span text:style-name="T11">unchanged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display.</text:span></text:p>
      <text:p text:style-name="P38"/>
      <text:p text:style-name="P39"><text:span text:style-name="T29">1,567</text:span><text:span text:style-name="T30"> </text:span><text:span text:style-name="T29">ptcseq.txt</text:span></text:p>
      <text:p text:style-name="P39"><text:span text:style-name="T11">Node</text:span><text:span text:style-name="T13"> </text:span><text:span text:style-name="T11">field</text:span><text:span text:style-name="T13"> </text:span><text:span text:style-name="T11">(accepts</text:span><text:span text:style-name="T13"> </text:span><text:span text:style-name="T11">two</text:span><text:span text:style-name="T13"> </text:span><text:span text:style-name="T11">or</text:span><text:span text:style-name="T13"> </text:span><text:span text:style-name="T11">more</text:span><text:span text:style-name="T13"> </text:span><text:span text:style-name="T11">(up</text:span><text:span text:style-name="T13"> </text:span><text:span text:style-name="T11">to</text:span><text:span text:style-name="T13"> </text:span><text:span text:style-name="T11">a</text:span><text:span text:style-name="T13"> </text:span><text:span text:style-name="T11">maximum</text:span><text:span text:style-name="T13"> </text:span><text:span text:style-name="T11">of</text:span><text:span text:style-name="T13"> </text:span><text:span text:style-name="T11">seven)</text:span><text:span text:style-name="T13"> </text:span><text:span text:style-name="T11">node</text:span><text:span text:style-name="T13"> </text:span><text:span text:style-name="T11">numbers</text:span><text:span text:style-name="T13"> </text:span><text:span text:style-name="T11">to</text:span><text:span text:style-name="T13"> </text:span><text:span text:style-name="T11">be</text:span><text:span text:style-name="T13"> </text:span><text:span text:style-name="T11">tested</text:span><text:span text:style-name="T13"> </text:span><text:span text:style-name="T11">for</text:span><text:span text:style-name="T13"> </text:span><text:span text:style-name="T11">mutual</text:span><text:span text:style-name="T13"> </text:span><text:span text:style-name="T11">equivalence</text:span><text:span text:style-name="T13"> </text:span><text:span text:style-name="T11">within</text:span><text:span text:style-name="T13"> </text:span><text:span text:style-name="T11">the</text:span><text:span text:style-name="T13"> </text:span><text:span text:style-name="T11">context</text:span><text:span text:style-name="T13"> </text:span><text:span text:style-name="T11">of</text:span><text:span text:style-name="T13"> </text:span><text:span text:style-name="T11">this</text:span><text:span text:style-name="T13"> </text:span><text:span text:style-name="T11">condition)</text:span></text:p>
      <text:p text:style-name="P37"/>
      <text:p text:style-name="P39"><text:span text:style-name="T11">ARE/ARE</text:span><text:span text:style-name="T13"> </text:span><text:span text:style-name="T11">NOT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CONSTITUTIONALLY/STEREOCHEMICALLY</text:span><text:span text:style-name="T13"> </text:span><text:span text:style-name="T11">EQUIVALENT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the</text:span><text:span text:style-name="T13"> </text:span><text:span text:style-name="T11">appropriate</text:span><text:span text:style-name="T13"> </text:span><text:span text:style-name="T11">constraint</text:span><text:span text:style-name="T13"> </text:span><text:span text:style-name="T11">for</text:span><text:span text:style-name="T13"> </text:span><text:span text:style-name="T11">this</text:span><text:span text:style-name="T13"> </text:span><text:span text:style-name="T11">condition)</text:span></text:p>
      <text:p text:style-name="P37"/>
      <text:p text:style-name="P39"><text:span text:style-name="T11">SUBGOAL/GOAL/DISCONNECTED</text:span><text:span text:style-name="T13"> </text:span><text:span text:style-name="T11">Menu:</text:span></text:p>
      <text:p text:style-name="P39"><text:span text:style-name="T11"><text:tab/>The</text:span><text:span text:style-name="T13"> </text:span><text:span text:style-name="T11">DISCONNECTED</text:span><text:span text:style-name="T13"> </text:span><text:span text:style-name="T11">option,</text:span><text:span text:style-name="T13"> </text:span><text:span text:style-name="T11">while</text:span><text:span text:style-name="T13"> </text:span><text:span text:style-name="T11">seldom</text:span><text:span text:style-name="T13"> </text:span><text:span text:style-name="T11">used,</text:span><text:span text:style-name="T13"> </text:span><text:span text:style-name="T11">provides</text:span><text:span text:style-name="T13"> </text:span><text:span text:style-name="T11">the</text:span><text:span text:style-name="T13"> </text:span><text:span text:style-name="T11">flexibility</text:span><text:span text:style-name="T13"> </text:span><text:span text:style-name="T11">to</text:span><text:span text:style-name="T13"> </text:span><text:span text:style-name="T11">determine</text:span><text:span text:style-name="T13"> </text:span><text:span text:style-name="T11">that</text:span><text:span text:style-name="T13"> </text:span><text:span text:style-name="T11">two</text:span><text:span text:style-name="T13"> </text:span><text:span text:style-name="T11">or</text:span><text:span text:style-name="T13"> </text:span><text:span text:style-name="T11">more</text:span><text:span text:style-name="T13"> </text:span><text:span text:style-name="T11">substituents</text:span><text:span text:style-name="T13"> </text:span><text:span text:style-name="T11">are</text:span><text:span text:style-name="T13"> </text:span><text:span text:style-name="T11">of</text:span><text:span text:style-name="T13"> </text:span><text:span text:style-name="T11">identical</text:span><text:span text:style-name="T13"> </text:span><text:span text:style-name="T11">structure,</text:span><text:span text:style-name="T13"> </text:span><text:span text:style-name="T11">despite</text:span><text:span text:style-name="T13"> </text:span><text:span text:style-name="T11">the</text:span><text:span text:style-name="T13"> </text:span><text:span text:style-name="T11">possibility</text:span><text:span text:style-name="T13"> </text:span><text:span text:style-name="T11">that</text:span><text:span text:style-name="T13"> </text:span><text:span text:style-name="T11">their</text:span><text:span text:style-name="T13"> </text:span><text:span text:style-name="T11">respective</text:span><text:span text:style-name="T13"> </text:span><text:span text:style-name="T11">neighbors</text:span><text:span text:style-name="T13"> </text:span><text:span text:style-name="T11">in</text:span><text:span text:style-name="T13"> </text:span><text:span text:style-name="T11">either</text:span><text:span text:style-name="T13"> </text:span><text:span text:style-name="T11">pattern</text:span><text:span text:style-name="T13"> </text:span><text:span text:style-name="T11">would</text:span><text:span text:style-name="T13"> </text:span><text:span text:style-name="T11">otherwise</text:span><text:span text:style-name="T13"> </text:span><text:span text:style-name="T11">prevent</text:span><text:span text:style-name="T13"> </text:span><text:span text:style-name="T11">their</text:span><text:span text:style-name="T13"> </text:span><text:span text:style-name="T11">structural</text:span><text:span text:style-name="T13"> </text:span><text:span text:style-name="T11">equivalence</text:span><text:span text:style-name="T13"> </text:span><text:span text:style-name="T11">from</text:span><text:span text:style-name="T13"> </text:span><text:span text:style-name="T11">being</text:span><text:span text:style-name="T13"> </text:span><text:span text:style-name="T11">recognized;</text:span><text:span text:style-name="T13"> </text:span><text:span text:style-name="T11">of</text:span><text:span text:style-name="T13"> </text:span><text:span text:style-name="T11">the</text:span><text:span text:style-name="T13"> </text:span><text:span text:style-name="T11">patterns,</text:span><text:span text:style-name="T13"> </text:span><text:span text:style-name="T11">the</text:span><text:span text:style-name="T13"> </text:span><text:span text:style-name="T11">subgoal</text:span><text:span text:style-name="T13"> </text:span><text:span text:style-name="T11">is</text:span><text:span text:style-name="T13"> </text:span><text:span text:style-name="T11">the</text:span><text:span text:style-name="T13"> </text:span><text:span text:style-name="T11">one</text:span><text:span text:style-name="T13"> </text:span><text:span text:style-name="T11">more</text:span><text:span text:style-name="T13"> </text:span><text:span text:style-name="T11">likely</text:span><text:span text:style-name="T13"> </text:span><text:span text:style-name="T11">to</text:span><text:span text:style-name="T13"> </text:span><text:span text:style-name="T11">be</text:span><text:span text:style-name="T13"> </text:span><text:span text:style-name="T11">useful,</text:span><text:span text:style-name="T13"> </text:span><text:span text:style-name="T11">since</text:span><text:span text:style-name="T13"> </text:span><text:span text:style-name="T11">a</text:span><text:span text:style-name="T13"> </text:span><text:span text:style-name="T11">degree</text:span><text:span text:style-name="T13"> </text:span><text:span text:style-name="T11">of</text:span><text:span text:style-name="T13"> </text:span><text:span text:style-name="T11">symmetry</text:span><text:span text:style-name="T13"> </text:span><text:span text:style-name="T11">in</text:span><text:span text:style-name="T13"> </text:span><text:span text:style-name="T11">a</text:span><text:span text:style-name="T13"> </text:span><text:span text:style-name="T11">reactant</text:span><text:span text:style-name="T13"> </text:span><text:span text:style-name="T11">-</text:span><text:span text:style-name="T13"> </text:span><text:span text:style-name="T11">while</text:span><text:span text:style-name="T13"> </text:span><text:span text:style-name="T11">a</text:span><text:span text:style-name="T13"> </text:span><text:span text:style-name="T11">source</text:span><text:span text:style-name="T13"> </text:span><text:span text:style-name="T11">of</text:span><text:span text:style-name="T13"> </text:span><text:span text:style-name="T11">complication</text:span><text:span text:style-name="T13"> </text:span><text:span text:style-name="T11">for</text:span><text:span text:style-name="T13"> </text:span><text:span text:style-name="T11">a</text:span><text:span text:style-name="T13"> </text:span><text:span text:style-name="T11">computer</text:span><text:span text:style-name="T13"> </text:span><text:span text:style-name="T11">application</text:span><text:span text:style-name="T13"> </text:span><text:span text:style-name="T11">-</text:span><text:span text:style-name="T13"> </text:span><text:span text:style-name="T11">tends</text:span><text:span text:style-name="T13"> </text:span><text:span text:style-name="T11">to</text:span><text:span text:style-name="T13"> </text:span><text:span text:style-name="T11">be</text:span><text:span text:style-name="T13"> </text:span><text:span text:style-name="T11">a</text:span><text:span text:style-name="T13"> </text:span><text:span text:style-name="T11">simplifying</text:span><text:span text:style-name="T13"> </text:span><text:span text:style-name="T11">factor</text:span><text:span text:style-name="T13"> </text:span><text:span text:style-name="T11">in</text:span><text:span text:style-name="T13"> </text:span><text:span text:style-name="T11">the</text:span><text:span text:style-name="T13"> </text:span><text:span text:style-name="T11">view</text:span><text:span text:style-name="T13"> </text:span><text:span text:style-name="T11">of</text:span><text:span text:style-name="T13"> </text:span><text:span text:style-name="T11">the</text:span><text:span text:style-name="T13"> </text:span><text:span text:style-name="T11">chemist.</text:span></text:p>
      <text:p text:style-name="P37"/>
      <text:p text:style-name="P39"><text:span text:style-name="T11">Mark</text:span><text:span text:style-name="T13"> </text:span><text:span text:style-name="T11">for</text:span><text:span text:style-name="T13"> </text:span><text:span text:style-name="T11">Deletion/Undelete</text:span><text:span text:style-name="T13"> </text:span><text:span text:style-name="T11">button:</text:span></text:p>
      <text:p text:style-name="P39"><text:span text:style-name="T11"><text:tab/>Toggles</text:span><text:span text:style-name="T13"> </text:span><text:span text:style-name="T11">deletion</text:span><text:span text:style-name="T13"> </text:span><text:span text:style-name="T11">mark</text:span><text:span text:style-name="T13"> </text:span><text:span text:style-name="T11">on</text:span><text:span text:style-name="T13"> </text:span><text:span text:style-name="T11">and</text:span><text:span text:style-name="T13"> </text:span><text:span text:style-name="T11">off.</text:span><text:span text:style-name="T13"> <text:s/></text:span><text:span text:style-name="T11">Irreversible</text:span><text:span text:style-name="T13"> </text:span><text:span text:style-name="T11">deletion</text:span><text:span text:style-name="T13"> </text:span><text:span text:style-name="T11">does</text:span><text:span text:style-name="T13"> </text:span><text:span text:style-name="T11">not</text:span><text:span text:style-name="T13"> </text:span><text:span text:style-name="T11">occur</text:span><text:span text:style-name="T13"> </text:span><text:span text:style-name="T11">until</text:span><text:span text:style-name="T13"> </text:span><text:span text:style-name="T11">exit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.</text:span><text:span text:style-name="T13"> <text:s/></text:span><text:span text:style-name="T11">Note</text:span><text:span text:style-name="T13"> </text:span><text:span text:style-name="T11">that</text:span><text:span text:style-name="T13"> </text:span><text:span text:style-name="T11">any</text:span><text:span text:style-name="T13"> </text:span><text:span text:style-name="T11">condition</text:span><text:span text:style-name="T13"> </text:span><text:span text:style-name="T11">that</text:span><text:span text:style-name="T13"> </text:span><text:span text:style-name="T11">appears</text:span><text:span text:style-name="T13"> </text:span><text:span text:style-name="T11">in</text:span><text:span text:style-name="T13"> </text:span><text:span text:style-name="T11">the</text:span><text:span text:style-name="T13"> </text:span><text:span text:style-name="T11">logic</text:span><text:span text:style-name="T13"> </text:span><text:span text:style-name="T11">string</text:span><text:span text:style-name="T13"> </text:span><text:span text:style-name="T11">of</text:span><text:span text:style-name="T13"> </text:span><text:span text:style-name="T11">one</text:span><text:span text:style-name="T13"> </text:span><text:span text:style-name="T11">or</text:span><text:span text:style-name="T13"> </text:span><text:span text:style-name="T11">more</text:span><text:span text:style-name="T13"> </text:span><text:span text:style-name="T11">tests</text:span><text:span text:style-name="T13"> </text:span><text:span text:style-name="T11">may</text:span><text:span text:style-name="T13"> </text:span><text:span text:style-name="T11">not</text:span><text:span text:style-name="T13"> </text:span><text:span text:style-name="T11">be</text:span><text:span text:style-name="T13"> </text:span><text:span text:style-name="T11">deleted</text:span><text:span text:style-name="T13"> </text:span><text:span text:style-name="T11">(button</text:span><text:span text:style-name="T13"> </text:span><text:span text:style-name="T11">will</text:span><text:span text:style-name="T13"> </text:span><text:span text:style-name="T11">be</text:span><text:span text:style-name="T13"> </text:span><text:span text:style-name="T11">disabled)</text:span><text:span text:style-name="T13"> </text:span><text:span text:style-name="T11">so</text:span><text:span text:style-name="T13"> </text:span><text:span text:style-name="T11">long</text:span><text:span text:style-name="T13"> </text:span><text:span text:style-name="T11">as</text:span><text:span text:style-name="T13"> </text:span><text:span text:style-name="T11">any</text:span><text:span text:style-name="T13"> </text:span><text:span text:style-name="T11">of</text:span><text:span text:style-name="T13"> </text:span><text:span text:style-name="T11">those</text:span><text:span text:style-name="T13"> </text:span><text:span text:style-name="T11">tests</text:span><text:span text:style-name="T13"> </text:span><text:span text:style-name="T11">remain</text:span><text:span text:style-name="T13"> </text:span><text:span text:style-name="T11">unmarked.</text:span></text:p>
      <text:p text:style-name="P37"><text:soft-page-break/></text:p>
      <text:p text:style-name="P39"><text:span text:style-name="T11">Exit</text:span><text:span text:style-name="T13"> </text:span><text:span text:style-name="T11">and</text:span><text:span text:style-name="T13"> </text:span><text:span text:style-name="T11">Update</text:span><text:span text:style-name="T13"> </text:span><text:span text:style-name="T11">Postran</text:span><text:span text:style-name="T13"> </text:span><text:span text:style-name="T11">Buffer</text:span><text:span text:style-name="T13"> </text:span><text:span text:style-name="T11">button:</text:span></text:p>
      <text:p text:style-name="P39"><text:span text:style-name="T11"><text:tab/>Exiting</text:span><text:span text:style-name="T13"> </text:span><text:span text:style-name="T11">in</text:span><text:span text:style-name="T13"> </text:span><text:span text:style-name="T11">this</text:span><text:span text:style-name="T13"> </text:span><text:span text:style-name="T11">way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update</text:span><text:span text:style-name="T13"> </text:span><text:span text:style-name="T11">according</text:span><text:span text:style-name="T13"> </text:span><text:span text:style-name="T11">to</text:span><text:span text:style-name="T13"> </text:span><text:span text:style-name="T11">the</text:span><text:span text:style-name="T13"> </text:span><text:span text:style-name="T11">addition</text:span><text:span text:style-name="T13"> </text:span><text:span text:style-name="T11">or</text:span><text:span text:style-name="T13"> </text:span><text:span text:style-name="T11">modification</text:span><text:span text:style-name="T13"> </text:span><text:span text:style-name="T11">in</text:span><text:span text:style-name="T13"> </text:span><text:span text:style-name="T11">the</text:span><text:span text:style-name="T13"> </text:span><text:span text:style-name="T11">current</text:span><text:span text:style-name="T13"> </text:span><text:span text:style-name="T11">condition.</text:span></text:p>
      <text:p text:style-name="P37"/>
      <text:p text:style-name="P39"><text:span text:style-name="T11">Cancel</text:span><text:span text:style-name="T13"> </text:span><text:span text:style-name="T11">button:</text:span></text:p>
      <text:p text:style-name="P39"><text:span text:style-name="T11"><text:tab/>Quitting</text:span><text:span text:style-name="T13"> </text:span><text:span text:style-name="T11">via</text:span><text:span text:style-name="T13"> </text:span><text:span text:style-name="T11">the</text:span><text:span text:style-name="T13"> </text:span><text:span text:style-name="T11">Cancel</text:span><text:span text:style-name="T13"> </text:span><text:span text:style-name="T11">button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any</text:span><text:span text:style-name="T13"> </text:span><text:span text:style-name="T11">interactions</text:span><text:span text:style-name="T13"> </text:span><text:span text:style-name="T11">with</text:span><text:span text:style-name="T13"> </text:span><text:span text:style-name="T11">this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be</text:span><text:span text:style-name="T13"> </text:span><text:span text:style-name="T11">discarded</text:span><text:span text:style-name="T13"> </text:span><text:span text:style-name="T11">and</text:span><text:span text:style-name="T13"> </text:span><text:span text:style-name="T11">a</text:span><text:span text:style-name="T13"> </text:span><text:span text:style-name="T11">return</text:span><text:span text:style-name="T13"> </text:span><text:span text:style-name="T11">to</text:span><text:span text:style-name="T13"> </text:span><text:span text:style-name="T11">the</text:span><text:span text:style-name="T13"> </text:span><text:span text:style-name="T11">unchanged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display.</text:span></text:p>
      <text:p text:style-name="P38"/>
      <text:p text:style-name="P39"><text:span text:style-name="T29">1,621</text:span><text:span text:style-name="T30"> </text:span><text:span text:style-name="T29">ptdist.txt</text:span></text:p>
      <text:p text:style-name="P39"><text:span text:style-name="T11">Directed</text:span><text:span text:style-name="T13"> </text:span><text:span text:style-name="T11">Attribute</text:span><text:span text:style-name="T13"> </text:span><text:span text:style-name="T11">Menu:</text:span></text:p>
      <text:p text:style-name="P39"><text:span text:style-name="T11"><text:tab/>Selecting</text:span><text:span text:style-name="T13"> </text:span><text:span text:style-name="T11">this</text:span><text:span text:style-name="T13"> </text:span><text:span text:style-name="T11">menu</text:span><text:span text:style-name="T13"> </text:span><text:span text:style-name="T11">brings</text:span><text:span text:style-name="T13"> </text:span><text:span text:style-name="T11">up</text:span><text:span text:style-name="T13"> </text:span><text:span text:style-name="T11">a</text:span><text:span text:style-name="T13"> </text:span><text:span text:style-name="T11">scrollable</text:span><text:span text:style-name="T13"> </text:span><text:span text:style-name="T11">selection</text:span><text:span text:style-name="T13"> </text:span><text:span text:style-name="T11">list</text:span><text:span text:style-name="T13"> </text:span><text:span text:style-name="T11">of</text:span><text:span text:style-name="T13"> </text:span><text:span text:style-name="T11">directed</text:span><text:span text:style-name="T13"> </text:span><text:span text:style-name="T11">attributes.</text:span><text:span text:style-name="T13"> <text:s/></text:span><text:span text:style-name="T11">A</text:span><text:span text:style-name="T13"> </text:span><text:span text:style-name="T11">directed</text:span><text:span text:style-name="T13"> </text:span><text:span text:style-name="T11">attribute</text:span><text:span text:style-name="T13"> </text:span><text:span text:style-name="T11">differs</text:span><text:span text:style-name="T13"> </text:span><text:span text:style-name="T11">from</text:span><text:span text:style-name="T13"> </text:span><text:span text:style-name="T11">a</text:span><text:span text:style-name="T13"> </text:span><text:span text:style-name="T11">functional</text:span><text:span text:style-name="T13"> </text:span><text:span text:style-name="T11">group</text:span><text:span text:style-name="T13"> </text:span><text:span text:style-name="T11">in</text:span><text:span text:style-name="T13"> </text:span><text:span text:style-name="T11">that</text:span><text:span text:style-name="T13"> </text:span><text:span text:style-name="T11">an</text:span><text:span text:style-name="T13"> </text:span><text:span text:style-name="T11">instance</text:span><text:span text:style-name="T13"> </text:span><text:span text:style-name="T11">of</text:span><text:span text:style-name="T13"> </text:span><text:span text:style-name="T11">the</text:span><text:span text:style-name="T13"> </text:span><text:span text:style-name="T11">former</text:span><text:span text:style-name="T13"> </text:span><text:span text:style-name="T11">is</text:span><text:span text:style-name="T13"> </text:span><text:span text:style-name="T11">valid</text:span><text:span text:style-name="T13"> </text:span><text:span text:style-name="T11">only</text:span><text:span text:style-name="T13"> </text:span><text:span text:style-name="T11">if</text:span><text:span text:style-name="T13"> </text:span><text:span text:style-name="T11">the</text:span><text:span text:style-name="T13"> </text:span><text:span text:style-name="T11">point</text:span><text:span text:style-name="T13"> </text:span><text:span text:style-name="T11">of</text:span><text:span text:style-name="T13"> </text:span><text:span text:style-name="T11">attachment</text:span><text:span text:style-name="T13"> </text:span><text:span text:style-name="T11">is</text:span><text:span text:style-name="T13"> </text:span><text:span text:style-name="T11">the</text:span><text:span text:style-name="T13"> </text:span><text:span text:style-name="T11">specific</text:span><text:span text:style-name="T13"> </text:span><text:span text:style-name="T11">atomic</text:span><text:span text:style-name="T13"> </text:span><text:span text:style-name="T11">node</text:span><text:span text:style-name="T13"> </text:span><text:span text:style-name="T11">that</text:span><text:span text:style-name="T13"> </text:span><text:span text:style-name="T11">has</text:span><text:span text:style-name="T13"> </text:span><text:span text:style-name="T11">been</text:span><text:span text:style-name="T13"> </text:span><text:span text:style-name="T11">defined</text:span><text:span text:style-name="T13"> </text:span><text:span text:style-name="T11">for</text:span><text:span text:style-name="T13"> </text:span><text:span text:style-name="T11">it.</text:span><text:span text:style-name="T13"> <text:s/></text:span><text:span text:style-name="T11">The</text:span><text:span text:style-name="T13"> </text:span><text:span text:style-name="T11">drawings</text:span><text:span text:style-name="T13"> </text:span><text:span text:style-name="T11">of</text:span><text:span text:style-name="T13"> </text:span><text:span text:style-name="T11">these</text:span><text:span text:style-name="T13"> </text:span><text:span text:style-name="T11">attributes</text:span><text:span text:style-name="T13"> </text:span><text:span text:style-name="T11">(within</text:span><text:span text:style-name="T13"> </text:span><text:span text:style-name="T11">a</text:span><text:span text:style-name="T13"> </text:span><text:span text:style-name="T11">window</text:span><text:span text:style-name="T13"> </text:span><text:span text:style-name="T11">that</text:span><text:span text:style-name="T13"> </text:span><text:span text:style-name="T11">may</text:span><text:span text:style-name="T13"> </text:span><text:span text:style-name="T11">be</text:span><text:span text:style-name="T13"> </text:span><text:span text:style-name="T11">called</text:span><text:span text:style-name="T13"> </text:span><text:span text:style-name="T11">up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selection</text:span><text:span text:style-name="T13"> </text:span><text:span text:style-name="T11">list)</text:span><text:span text:style-name="T13"> </text:span><text:span text:style-name="T11">designate</text:span><text:span text:style-name="T13"> </text:span><text:span text:style-name="T11">these</text:span><text:span text:style-name="T13"> </text:span><text:span text:style-name="T11">points</text:span><text:span text:style-name="T13"> </text:span><text:span text:style-name="T11">of</text:span><text:span text:style-name="T13"> </text:span><text:span text:style-name="T11">attachment</text:span><text:span text:style-name="T13"> </text:span><text:span text:style-name="T11">with</text:span><text:span text:style-name="T13"> </text:span><text:span text:style-name="T11">a</text:span><text:span text:style-name="T13"> </text:span><text:span text:style-name="T11">box,</text:span><text:span text:style-name="T13"> </text:span><text:span text:style-name="T11">in</text:span><text:span text:style-name="T13"> </text:span><text:span text:style-name="T11">the</text:span><text:span text:style-name="T13"> </text:span><text:span text:style-name="T11">same</text:span><text:span text:style-name="T13"> </text:span><text:span text:style-name="T11">way</text:span><text:span text:style-name="T13"> </text:span><text:span text:style-name="T11">that</text:span><text:span text:style-name="T13"> </text:span><text:span text:style-name="T11">the</text:span><text:span text:style-name="T13"> </text:span><text:span text:style-name="T11">root</text:span><text:span text:style-name="T13"> </text:span><text:span text:style-name="T11">nodes</text:span><text:span text:style-name="T13"> </text:span><text:span text:style-name="T11">are</text:span><text:span text:style-name="T13"> </text:span><text:span text:style-name="T11">designated</text:span><text:span text:style-name="T13"> </text:span><text:span text:style-name="T11">in</text:span><text:span text:style-name="T13"> </text:span><text:span text:style-name="T11">the</text:span><text:span text:style-name="T13"> </text:span><text:span text:style-name="T11">functional</text:span><text:span text:style-name="T13"> </text:span><text:span text:style-name="T11">group</text:span><text:span text:style-name="T13"> </text:span><text:span text:style-name="T11">drawings.</text:span><text:span text:style-name="T13"> <text:s/></text:span><text:span text:style-name="T11">The</text:span><text:span text:style-name="T13"> </text:span><text:span text:style-name="T11">current</text:span><text:span text:style-name="T13"> </text:span><text:span text:style-name="T11">selection</text:span><text:span text:style-name="T13"> </text:span><text:span text:style-name="T11">is</text:span><text:span text:style-name="T13"> </text:span><text:span text:style-name="T11">highlighted</text:span><text:span text:style-name="T13"> </text:span><text:span text:style-name="T11">until</text:span><text:span text:style-name="T13"> </text:span><text:span text:style-name="T11">another</text:span><text:span text:style-name="T13"> </text:span><text:span text:style-name="T11">group</text:span><text:span text:style-name="T13"> </text:span><text:span text:style-name="T11">is</text:span><text:span text:style-name="T13"> </text:span><text:span text:style-name="T11">selected</text:span><text:span text:style-name="T13"> </text:span><text:span text:style-name="T11">to</text:span><text:span text:style-name="T13"> </text:span><text:span text:style-name="T11">take</text:span><text:span text:style-name="T13"> </text:span><text:span text:style-name="T11">its</text:span><text:span text:style-name="T13"> </text:span><text:span text:style-name="T11">place</text:span><text:span text:style-name="T13"> </text:span><text:span text:style-name="T11">in</text:span><text:span text:style-name="T13"> </text:span><text:span text:style-name="T11">the</text:span><text:span text:style-name="T13"> </text:span><text:span text:style-name="T11">condition</text:span><text:span text:style-name="T13"> </text:span><text:span text:style-name="T11">statement.</text:span></text:p>
      <text:p text:style-name="P37"/>
      <text:p text:style-name="P39"><text:span text:style-name="T11">Presence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"IS"</text:span><text:span text:style-name="T13"> </text:span><text:span text:style-name="T11">or</text:span><text:span text:style-name="T13"> </text:span><text:span text:style-name="T11">"IS</text:span><text:span text:style-name="T13"> </text:span><text:span text:style-name="T11">NOT")</text:span></text:p>
      <text:p text:style-name="P37"/>
      <text:p text:style-name="P39"><text:span text:style-name="T11">Distance</text:span><text:span text:style-name="T13"> </text:span><text:span text:style-name="T11">Field</text:span><text:span text:style-name="T13"> </text:span><text:span text:style-name="T11">(normally</text:span><text:span text:style-name="T13"> </text:span><text:span text:style-name="T11">0,</text:span><text:span text:style-name="T13"> </text:span><text:span text:style-name="T11">but</text:span><text:span text:style-name="T13"> </text:span><text:span text:style-name="T11">may</text:span><text:span text:style-name="T13"> </text:span><text:span text:style-name="T11">be</text:span><text:span text:style-name="T13"> </text:span><text:span text:style-name="T11">modified</text:span><text:span text:style-name="T13"> </text:span><text:span text:style-name="T11">to</text:span><text:span text:style-name="T13"> </text:span><text:span text:style-name="T11">accommodate</text:span><text:span text:style-name="T13"> </text:span><text:span text:style-name="T11">special</text:span><text:span text:style-name="T13"> </text:span><text:span text:style-name="T11">cases)</text:span></text:p>
      <text:p text:style-name="P37"/>
      <text:p text:style-name="P39"><text:span text:style-name="T11">NODE</text:span><text:span text:style-name="T13"> </text:span><text:span text:style-name="T11">field</text:span><text:span text:style-name="T13"> </text:span><text:span text:style-name="T11">(accepts</text:span><text:span text:style-name="T13"> </text:span><text:span text:style-name="T11">a</text:span><text:span text:style-name="T13"> </text:span><text:span text:style-name="T11">node</text:span><text:span text:style-name="T13"> </text:span><text:span text:style-name="T11">number</text:span><text:span text:style-name="T13"> </text:span><text:span text:style-name="T11">obtainable</text:span><text:span text:style-name="T13"> </text:span><text:span text:style-name="T11">by</text:span><text:span text:style-name="T13"> </text:span><text:span text:style-name="T11">reference</text:span><text:span text:style-name="T13"> </text:span><text:span text:style-name="T11">to</text:span><text:span text:style-name="T13"> </text:span><text:span text:style-name="T11">the</text:span><text:span text:style-name="T13"> </text:span><text:span text:style-name="T11">numbered</text:span><text:span text:style-name="T13"> </text:span><text:span text:style-name="T11">transform</text:span><text:span text:style-name="T13"> </text:span><text:span text:style-name="T11">patterns</text:span><text:span text:style-name="T13"> </text:span><text:span text:style-name="T11">in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display)</text:span></text:p>
      <text:p text:style-name="P37"/>
      <text:p text:style-name="P39"><text:span text:style-name="T11">Mark</text:span><text:span text:style-name="T13"> </text:span><text:span text:style-name="T11">for</text:span><text:span text:style-name="T13"> </text:span><text:span text:style-name="T11">Deletion/Undelete</text:span><text:span text:style-name="T13"> </text:span><text:span text:style-name="T11">button:</text:span></text:p>
      <text:p text:style-name="P39"><text:span text:style-name="T11"><text:tab/>Toggles</text:span><text:span text:style-name="T13"> </text:span><text:span text:style-name="T11">deletion</text:span><text:span text:style-name="T13"> </text:span><text:span text:style-name="T11">mark</text:span><text:span text:style-name="T13"> </text:span><text:span text:style-name="T11">on</text:span><text:span text:style-name="T13"> </text:span><text:span text:style-name="T11">and</text:span><text:span text:style-name="T13"> </text:span><text:span text:style-name="T11">off.</text:span><text:span text:style-name="T13"> <text:s/></text:span><text:span text:style-name="T11">Irreversible</text:span><text:span text:style-name="T13"> </text:span><text:span text:style-name="T11">deletion</text:span><text:span text:style-name="T13"> </text:span><text:span text:style-name="T11">does</text:span><text:span text:style-name="T13"> </text:span><text:span text:style-name="T11">not</text:span><text:span text:style-name="T13"> </text:span><text:span text:style-name="T11">occur</text:span><text:span text:style-name="T13"> </text:span><text:span text:style-name="T11">until</text:span><text:span text:style-name="T13"> </text:span><text:span text:style-name="T11">exit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.</text:span><text:span text:style-name="T13"> <text:s/></text:span><text:span text:style-name="T11">Note</text:span><text:span text:style-name="T13"> </text:span><text:span text:style-name="T11">that</text:span><text:span text:style-name="T13"> </text:span><text:span text:style-name="T11">any</text:span><text:span text:style-name="T13"> </text:span><text:span text:style-name="T11">condition</text:span><text:span text:style-name="T13"> </text:span><text:span text:style-name="T11">that</text:span><text:span text:style-name="T13"> </text:span><text:span text:style-name="T11">appears</text:span><text:span text:style-name="T13"> </text:span><text:span text:style-name="T11">in</text:span><text:span text:style-name="T13"> </text:span><text:span text:style-name="T11">the</text:span><text:span text:style-name="T13"> </text:span><text:span text:style-name="T11">logic</text:span><text:span text:style-name="T13"> </text:span><text:span text:style-name="T11">string</text:span><text:span text:style-name="T13"> </text:span><text:span text:style-name="T11">of</text:span><text:span text:style-name="T13"> </text:span><text:span text:style-name="T11">one</text:span><text:span text:style-name="T13"> </text:span><text:span text:style-name="T11">or</text:span><text:span text:style-name="T13"> </text:span><text:span text:style-name="T11">more</text:span><text:span text:style-name="T13"> </text:span><text:span text:style-name="T11">tests</text:span><text:span text:style-name="T13"> </text:span><text:span text:style-name="T11">may</text:span><text:span text:style-name="T13"> </text:span><text:span text:style-name="T11">not</text:span><text:span text:style-name="T13"> </text:span><text:span text:style-name="T11">be</text:span><text:span text:style-name="T13"> </text:span><text:span text:style-name="T11">deleted</text:span><text:span text:style-name="T13"> </text:span><text:span text:style-name="T11">(button</text:span><text:span text:style-name="T13"> </text:span><text:span text:style-name="T11">will</text:span><text:span text:style-name="T13"> </text:span><text:span text:style-name="T11">be</text:span><text:span text:style-name="T13"> </text:span><text:span text:style-name="T11">disabled)</text:span><text:span text:style-name="T13"> </text:span><text:span text:style-name="T11">so</text:span><text:span text:style-name="T13"> </text:span><text:span text:style-name="T11">long</text:span><text:span text:style-name="T13"> </text:span><text:span text:style-name="T11">as</text:span><text:span text:style-name="T13"> </text:span><text:span text:style-name="T11">any</text:span><text:span text:style-name="T13"> </text:span><text:span text:style-name="T11">of</text:span><text:span text:style-name="T13"> </text:span><text:span text:style-name="T11">those</text:span><text:span text:style-name="T13"> </text:span><text:span text:style-name="T11">tests</text:span><text:span text:style-name="T13"> </text:span><text:span text:style-name="T11">remain</text:span><text:span text:style-name="T13"> </text:span><text:span text:style-name="T11">unmarked.</text:span></text:p>
      <text:p text:style-name="P37"/>
      <text:p text:style-name="P39"><text:span text:style-name="T11">Exit</text:span><text:span text:style-name="T13"> </text:span><text:span text:style-name="T11">and</text:span><text:span text:style-name="T13"> </text:span><text:span text:style-name="T11">Update</text:span><text:span text:style-name="T13"> </text:span><text:span text:style-name="T11">Postran</text:span><text:span text:style-name="T13"> </text:span><text:span text:style-name="T11">Buffer</text:span><text:span text:style-name="T13"> </text:span><text:span text:style-name="T11">button:</text:span></text:p>
      <text:p text:style-name="P39"><text:span text:style-name="T11"><text:tab/>Exiting</text:span><text:span text:style-name="T13"> </text:span><text:span text:style-name="T11">in</text:span><text:span text:style-name="T13"> </text:span><text:span text:style-name="T11">this</text:span><text:span text:style-name="T13"> </text:span><text:span text:style-name="T11">way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update</text:span><text:span text:style-name="T13"> </text:span><text:span text:style-name="T11">according</text:span><text:span text:style-name="T13"> </text:span><text:span text:style-name="T11">to</text:span><text:span text:style-name="T13"> </text:span><text:span text:style-name="T11">the</text:span><text:span text:style-name="T13"> </text:span><text:span text:style-name="T11">addition</text:span><text:span text:style-name="T13"> </text:span><text:span text:style-name="T11">or</text:span><text:span text:style-name="T13"> </text:span><text:span text:style-name="T11">modification</text:span><text:span text:style-name="T13"> </text:span><text:span text:style-name="T11">in</text:span><text:span text:style-name="T13"> </text:span><text:span text:style-name="T11">the</text:span><text:span text:style-name="T13"> </text:span><text:span text:style-name="T11">current</text:span><text:span text:style-name="T13"> </text:span><text:span text:style-name="T11">condition.</text:span></text:p>
      <text:p text:style-name="P37"/>
      <text:p text:style-name="P39"><text:span text:style-name="T11">Cancel</text:span><text:span text:style-name="T13"> </text:span><text:span text:style-name="T11">button:</text:span></text:p>
      <text:p text:style-name="P39"><text:span text:style-name="T11"><text:tab/>Quitting</text:span><text:span text:style-name="T13"> </text:span><text:span text:style-name="T11">via</text:span><text:span text:style-name="T13"> </text:span><text:span text:style-name="T11">the</text:span><text:span text:style-name="T13"> </text:span><text:span text:style-name="T11">Cancel</text:span><text:span text:style-name="T13"> </text:span><text:span text:style-name="T11">button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any</text:span><text:span text:style-name="T13"> </text:span><text:span text:style-name="T11">interactions</text:span><text:span text:style-name="T13"> </text:span><text:span text:style-name="T11">with</text:span><text:span text:style-name="T13"> </text:span><text:span text:style-name="T11">this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be</text:span><text:span text:style-name="T13"> </text:span><text:span text:style-name="T11">discarded</text:span><text:span text:style-name="T13"> </text:span><text:span text:style-name="T11">and</text:span><text:span text:style-name="T13"> </text:span><text:span text:style-name="T11">a</text:span><text:span text:style-name="T13"> </text:span><text:span text:style-name="T11">return</text:span><text:span text:style-name="T13"> </text:span><text:span text:style-name="T11">to</text:span><text:span text:style-name="T13"> </text:span><text:span text:style-name="T11">the</text:span><text:span text:style-name="T13"> </text:span><text:span text:style-name="T11">unchanged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display.</text:span></text:p>
      <text:p text:style-name="P38"/>
      <text:p text:style-name="P39"><text:span text:style-name="T29">1,633</text:span><text:span text:style-name="T30"> </text:span><text:span text:style-name="T29">ptelec.txt</text:span></text:p>
      <text:p text:style-name="P39"><text:span text:style-name="T11">Node</text:span><text:span text:style-name="T13"> </text:span><text:span text:style-name="T11">field:</text:span></text:p>
      <text:p text:style-name="P39"><text:span text:style-name="T11"><text:tab/>Accepts</text:span><text:span text:style-name="T13"> </text:span><text:span text:style-name="T11">from</text:span><text:span text:style-name="T13"> </text:span><text:span text:style-name="T11">one</text:span><text:span text:style-name="T13"> </text:span><text:span text:style-name="T11">up</text:span><text:span text:style-name="T13"> </text:span><text:span text:style-name="T11">to</text:span><text:span text:style-name="T13"> </text:span><text:span text:style-name="T11">a</text:span><text:span text:style-name="T13"> </text:span><text:span text:style-name="T11">maximum</text:span><text:span text:style-name="T13"> </text:span><text:span text:style-name="T11">of</text:span><text:span text:style-name="T13"> </text:span><text:span text:style-name="T11">seven</text:span><text:span text:style-name="T13"> </text:span><text:span text:style-name="T11">node</text:span><text:span text:style-name="T13"> </text:span><text:span text:style-name="T11">numbers</text:span><text:span text:style-name="T13"> </text:span><text:span text:style-name="T11">whose</text:span><text:span text:style-name="T13"> </text:span><text:span text:style-name="T11">contributions</text:span><text:span text:style-name="T13"> </text:span><text:span text:style-name="T11">are</text:span><text:span text:style-name="T13"> </text:span><text:span text:style-name="T11">to</text:span><text:span text:style-name="T13"> </text:span><text:span text:style-name="T11">be</text:span><text:span text:style-name="T13"> </text:span><text:span text:style-name="T11">included.</text:span><text:span text:style-name="T13"> <text:s/></text:span><text:span text:style-name="T11">Note</text:span><text:span text:style-name="T13"> </text:span><text:span text:style-name="T11">that</text:span><text:span text:style-name="T13"> </text:span><text:span text:style-name="T11">the</text:span><text:span text:style-name="T13"> </text:span><text:span text:style-name="T11">maximum</text:span><text:span text:style-name="T13"> </text:span><text:span text:style-name="T11">of</text:span><text:span text:style-name="T13"> </text:span><text:span text:style-name="T11">seven</text:span><text:span text:style-name="T13"> </text:span><text:span text:style-name="T11">applies</text:span><text:span text:style-name="T13"> </text:span><text:span text:style-name="T11">to</text:span><text:span text:style-name="T13"> </text:span><text:span text:style-name="T11">the</text:span><text:span text:style-name="T13"> </text:span><text:span text:style-name="T11">total</text:span><text:span text:style-name="T13"> </text:span><text:span text:style-name="T11">from</text:span><text:span text:style-name="T13"> </text:span><text:span text:style-name="T11">this</text:span><text:span text:style-name="T13"> </text:span><text:span text:style-name="T11">list</text:span><text:span text:style-name="T13"> </text:span><text:span text:style-name="T11">and</text:span><text:span text:style-name="T13"> </text:span><text:span text:style-name="T11">the</text:span><text:span text:style-name="T13"> </text:span><text:span text:style-name="T11">list</text:span><text:span text:style-name="T13"> </text:span><text:span text:style-name="T11">of</text:span><text:span text:style-name="T13"> </text:span><text:span text:style-name="T11">comparison</text:span><text:span text:style-name="T13"> </text:span><text:span text:style-name="T11">nodes,</text:span><text:span text:style-name="T13"> </text:span><text:span text:style-name="T11">if</text:span><text:span text:style-name="T13"> </text:span><text:span text:style-name="T11">any.</text:span></text:p>
      <text:p text:style-name="P37"/>
      <text:p text:style-name="P39"><text:span text:style-name="T11">IS/IS</text:span><text:span text:style-name="T13"> </text:span><text:span text:style-name="T11">NOT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Comparison</text:span><text:span text:style-name="T13"> </text:span><text:span text:style-name="T11">Operator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CONSTANT/SUM</text:span><text:span text:style-name="T13"> </text:span><text:span text:style-name="T11">Menu:</text:span></text:p>
      <text:p text:style-name="P39"><text:span text:style-name="T11"><text:tab/>If</text:span><text:span text:style-name="T13"> </text:span><text:span text:style-name="T11">"CONSTANT"</text:span><text:span text:style-name="T13"> </text:span><text:span text:style-name="T11">is</text:span><text:span text:style-name="T13"> </text:span><text:span text:style-name="T11">selected,</text:span><text:span text:style-name="T13"> </text:span><text:span text:style-name="T11">a</text:span><text:span text:style-name="T13"> </text:span><text:span text:style-name="T11">value</text:span><text:span text:style-name="T13"> </text:span><text:span text:style-name="T11">menu</text:span><text:span text:style-name="T13"> </text:span><text:span text:style-name="T11">will</text:span><text:span text:style-name="T13"> </text:span><text:span text:style-name="T11">follow;</text:span><text:span text:style-name="T13"> </text:span><text:span text:style-name="T11">otherwise</text:span><text:span text:style-name="T13"> </text:span><text:span text:style-name="T11">a</text:span><text:span text:style-name="T13"> </text:span><text:span text:style-name="T11">field</text:span><text:span text:style-name="T13"> </text:span><text:span text:style-name="T11">for</text:span><text:span text:style-name="T13"> </text:span><text:span text:style-name="T11">entry</text:span><text:span text:style-name="T13"> </text:span><text:span text:style-name="T11">of</text:span><text:span text:style-name="T13"> </text:span><text:span text:style-name="T11">one</text:span><text:span text:style-name="T13"> </text:span><text:span text:style-name="T11">or</text:span><text:span text:style-name="T13"> </text:span><text:span text:style-name="T11">more</text:span><text:span text:style-name="T13"> </text:span><text:span text:style-name="T11">comparison</text:span><text:span text:style-name="T13"> </text:span><text:span text:style-name="T11">nodes</text:span><text:span text:style-name="T13"> </text:span><text:span text:style-name="T11">will</text:span><text:span text:style-name="T13"> </text:span><text:span text:style-name="T11">follow.</text:span></text:p>
      <text:p text:style-name="P39"><text:span text:style-name="T11">Note:</text:span><text:span text:style-name="T13"> </text:span><text:span text:style-name="T11">When</text:span><text:span text:style-name="T13"> </text:span><text:span text:style-name="T11">using</text:span><text:span text:style-name="T13"> </text:span><text:span text:style-name="T11">a</text:span><text:span text:style-name="T13"> </text:span><text:span text:style-name="T11">constant</text:span><text:span text:style-name="T13"> </text:span><text:span text:style-name="T11">value,</text:span><text:span text:style-name="T13"> </text:span><text:span text:style-name="T11">it</text:span><text:span text:style-name="T13"> </text:span><text:span text:style-name="T11">is</text:span><text:span text:style-name="T13"> </text:span><text:span text:style-name="T11">recommended</text:span><text:span text:style-name="T13"> </text:span><text:span text:style-name="T11">that</text:span><text:span text:style-name="T13"> </text:span><text:span text:style-name="T11">several</text:span><text:span text:style-name="T13"> </text:span><text:span text:style-name="T11">representative</text:span><text:span text:style-name="T13"> </text:span><text:span text:style-name="T11">test</text:span><text:span text:style-name="T13"> </text:span><text:span text:style-name="T11">structures</text:span><text:span text:style-name="T13"> </text:span><text:span text:style-name="T11">be</text:span><text:span text:style-name="T13"> </text:span><text:span text:style-name="T11">introduced</text:span><text:span text:style-name="T13"> </text:span><text:span text:style-name="T11">in</text:span><text:span text:style-name="T13"> </text:span><text:span text:style-name="T11">the</text:span><text:span text:style-name="T13"> </text:span><text:span text:style-name="T11">validation</text:span><text:span text:style-name="T13"> </text:span><text:span text:style-name="T11">process</text:span><text:span text:style-name="T13"> </text:span><text:span text:style-name="T11">in</text:span><text:span text:style-name="T13"> </text:span><text:span text:style-name="T11">order</text:span><text:span text:style-name="T13"> </text:span><text:span text:style-name="T11">to</text:span><text:span text:style-name="T13"> </text:span><text:span text:style-name="T11">determine</text:span><text:span text:style-name="T13"> </text:span><text:span text:style-name="T11">an</text:span><text:span text:style-name="T13"> </text:span><text:span text:style-name="T11">optimal</text:span><text:span text:style-name="T13"> </text:span><text:span text:style-name="T11">value</text:span><text:span text:style-name="T13"> </text:span><text:span text:style-name="T11">for</text:span><text:span text:style-name="T13"> </text:span><text:span text:style-name="T11">the</text:span><text:span text:style-name="T13"> </text:span><text:span text:style-name="T11">constant.</text:span></text:p>
      <text:p text:style-name="P37"/>
      <text:p text:style-name="P39"><text:soft-page-break/><text:span text:style-name="T11">Constant</text:span><text:span text:style-name="T13"> </text:span><text:span text:style-name="T11">Value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the</text:span><text:span text:style-name="T13"> </text:span><text:span text:style-name="T11">value</text:span><text:span text:style-name="T13"> </text:span><text:span text:style-name="T11">that</text:span><text:span text:style-name="T13"> </text:span><text:span text:style-name="T11">best</text:span><text:span text:style-name="T13"> </text:span><text:span text:style-name="T11">describes</text:span><text:span text:style-name="T13"> </text:span><text:span text:style-name="T11">the</text:span><text:span text:style-name="T13"> </text:span><text:span text:style-name="T11">electronic</text:span><text:span text:style-name="T13"> </text:span><text:span text:style-name="T11">effects</text:span><text:span text:style-name="T13"> </text:span><text:span text:style-name="T11">that</text:span><text:span text:style-name="T13"> </text:span><text:span text:style-name="T11">should</text:span><text:span text:style-name="T13"> </text:span><text:span text:style-name="T11">apply</text:span><text:span text:style-name="T13"> </text:span><text:span text:style-name="T11">to</text:span><text:span text:style-name="T13"> </text:span><text:span text:style-name="T11">this</text:span><text:span text:style-name="T13"> </text:span><text:span text:style-name="T11">condition)</text:span></text:p>
      <text:p text:style-name="P39"><text:span text:style-name="T11">Comparison</text:span><text:span text:style-name="T13"> </text:span><text:span text:style-name="T11">Node</text:span><text:span text:style-name="T13"> </text:span><text:span text:style-name="T11">field</text:span><text:span text:style-name="T13"> </text:span><text:span text:style-name="T11">(select</text:span><text:span text:style-name="T13"> </text:span><text:span text:style-name="T11">one</text:span><text:span text:style-name="T13"> </text:span><text:span text:style-name="T11">or</text:span><text:span text:style-name="T13"> </text:span><text:span text:style-name="T11">more</text:span><text:span text:style-name="T13"> </text:span><text:span text:style-name="T11">nodes</text:span><text:span text:style-name="T13"> </text:span><text:span text:style-name="T11">for</text:span><text:span text:style-name="T13"> </text:span><text:span text:style-name="T11">comparison</text:span><text:span text:style-name="T13"> </text:span><text:span text:style-name="T11">with</text:span><text:span text:style-name="T13"> </text:span><text:span text:style-name="T11">nodes</text:span><text:span text:style-name="T13"> </text:span><text:span text:style-name="T11">entered</text:span><text:span text:style-name="T13"> </text:span><text:span text:style-name="T11">above,</text:span><text:span text:style-name="T13"> </text:span><text:span text:style-name="T11">subject</text:span><text:span text:style-name="T13"> </text:span><text:span text:style-name="T11">to</text:span><text:span text:style-name="T13"> </text:span><text:span text:style-name="T11">the</text:span><text:span text:style-name="T13"> </text:span><text:span text:style-name="T11">overall</text:span><text:span text:style-name="T13"> </text:span><text:span text:style-name="T11">maximum</text:span><text:span text:style-name="T13"> </text:span><text:span text:style-name="T11">of</text:span><text:span text:style-name="T13"> </text:span><text:span text:style-name="T11">seven</text:span><text:span text:style-name="T13"> </text:span><text:span text:style-name="T11">nodes</text:span><text:span text:style-name="T13"> </text:span><text:span text:style-name="T11">for</text:span><text:span text:style-name="T13"> </text:span><text:span text:style-name="T11">the</text:span><text:span text:style-name="T13"> </text:span><text:span text:style-name="T11">condition)</text:span></text:p>
      <text:p text:style-name="P37"/>
      <text:p text:style-name="P39"><text:span text:style-name="T11">Mark</text:span><text:span text:style-name="T13"> </text:span><text:span text:style-name="T11">for</text:span><text:span text:style-name="T13"> </text:span><text:span text:style-name="T11">Deletion/Undelete</text:span><text:span text:style-name="T13"> </text:span><text:span text:style-name="T11">button:</text:span></text:p>
      <text:p text:style-name="P39"><text:span text:style-name="T11"><text:tab/>Toggles</text:span><text:span text:style-name="T13"> </text:span><text:span text:style-name="T11">deletion</text:span><text:span text:style-name="T13"> </text:span><text:span text:style-name="T11">mark</text:span><text:span text:style-name="T13"> </text:span><text:span text:style-name="T11">on</text:span><text:span text:style-name="T13"> </text:span><text:span text:style-name="T11">and</text:span><text:span text:style-name="T13"> </text:span><text:span text:style-name="T11">off.</text:span><text:span text:style-name="T13"> <text:s/></text:span><text:span text:style-name="T11">Irreversible</text:span><text:span text:style-name="T13"> </text:span><text:span text:style-name="T11">deletion</text:span><text:span text:style-name="T13"> </text:span><text:span text:style-name="T11">does</text:span><text:span text:style-name="T13"> </text:span><text:span text:style-name="T11">not</text:span><text:span text:style-name="T13"> </text:span><text:span text:style-name="T11">occur</text:span><text:span text:style-name="T13"> </text:span><text:span text:style-name="T11">until</text:span><text:span text:style-name="T13"> </text:span><text:span text:style-name="T11">exit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.</text:span><text:span text:style-name="T13"> <text:s/></text:span><text:span text:style-name="T11">Note</text:span><text:span text:style-name="T13"> </text:span><text:span text:style-name="T11">that</text:span><text:span text:style-name="T13"> </text:span><text:span text:style-name="T11">any</text:span><text:span text:style-name="T13"> </text:span><text:span text:style-name="T11">condition</text:span><text:span text:style-name="T13"> </text:span><text:span text:style-name="T11">that</text:span><text:span text:style-name="T13"> </text:span><text:span text:style-name="T11">appears</text:span><text:span text:style-name="T13"> </text:span><text:span text:style-name="T11">in</text:span><text:span text:style-name="T13"> </text:span><text:span text:style-name="T11">the</text:span><text:span text:style-name="T13"> </text:span><text:span text:style-name="T11">logic</text:span><text:span text:style-name="T13"> </text:span><text:span text:style-name="T11">string</text:span><text:span text:style-name="T13"> </text:span><text:span text:style-name="T11">of</text:span><text:span text:style-name="T13"> </text:span><text:span text:style-name="T11">one</text:span><text:span text:style-name="T13"> </text:span><text:span text:style-name="T11">or</text:span><text:span text:style-name="T13"> </text:span><text:span text:style-name="T11">more</text:span><text:span text:style-name="T13"> </text:span><text:span text:style-name="T11">tests</text:span><text:span text:style-name="T13"> </text:span><text:span text:style-name="T11">may</text:span><text:span text:style-name="T13"> </text:span><text:span text:style-name="T11">not</text:span><text:span text:style-name="T13"> </text:span><text:span text:style-name="T11">be</text:span><text:span text:style-name="T13"> </text:span><text:span text:style-name="T11">deleted</text:span><text:span text:style-name="T13"> </text:span><text:span text:style-name="T11">(button</text:span><text:span text:style-name="T13"> </text:span><text:span text:style-name="T11">will</text:span><text:span text:style-name="T13"> </text:span><text:span text:style-name="T11">be</text:span><text:span text:style-name="T13"> </text:span><text:span text:style-name="T11">disabled)</text:span><text:span text:style-name="T13"> </text:span><text:span text:style-name="T11">so</text:span><text:span text:style-name="T13"> </text:span><text:span text:style-name="T11">long</text:span><text:span text:style-name="T13"> </text:span><text:span text:style-name="T11">as</text:span><text:span text:style-name="T13"> </text:span><text:span text:style-name="T11">any</text:span><text:span text:style-name="T13"> </text:span><text:span text:style-name="T11">of</text:span><text:span text:style-name="T13"> </text:span><text:span text:style-name="T11">those</text:span><text:span text:style-name="T13"> </text:span><text:span text:style-name="T11">tests</text:span><text:span text:style-name="T13"> </text:span><text:span text:style-name="T11">remain</text:span><text:span text:style-name="T13"> </text:span><text:span text:style-name="T11">unmarked.</text:span></text:p>
      <text:p text:style-name="P37"/>
      <text:p text:style-name="P39"><text:span text:style-name="T11">Exit</text:span><text:span text:style-name="T13"> </text:span><text:span text:style-name="T11">and</text:span><text:span text:style-name="T13"> </text:span><text:span text:style-name="T11">Update</text:span><text:span text:style-name="T13"> </text:span><text:span text:style-name="T11">Postran</text:span><text:span text:style-name="T13"> </text:span><text:span text:style-name="T11">Buffer</text:span><text:span text:style-name="T13"> </text:span><text:span text:style-name="T11">button:</text:span></text:p>
      <text:p text:style-name="P39"><text:span text:style-name="T11"><text:tab/>Exiting</text:span><text:span text:style-name="T13"> </text:span><text:span text:style-name="T11">in</text:span><text:span text:style-name="T13"> </text:span><text:span text:style-name="T11">this</text:span><text:span text:style-name="T13"> </text:span><text:span text:style-name="T11">way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update</text:span><text:span text:style-name="T13"> </text:span><text:span text:style-name="T11">according</text:span><text:span text:style-name="T13"> </text:span><text:span text:style-name="T11">to</text:span><text:span text:style-name="T13"> </text:span><text:span text:style-name="T11">the</text:span><text:span text:style-name="T13"> </text:span><text:span text:style-name="T11">addition</text:span><text:span text:style-name="T13"> </text:span><text:span text:style-name="T11">or</text:span><text:span text:style-name="T13"> </text:span><text:span text:style-name="T11">modification</text:span><text:span text:style-name="T13"> </text:span><text:span text:style-name="T11">in</text:span><text:span text:style-name="T13"> </text:span><text:span text:style-name="T11">the</text:span><text:span text:style-name="T13"> </text:span><text:span text:style-name="T11">current</text:span><text:span text:style-name="T13"> </text:span><text:span text:style-name="T11">condition.</text:span></text:p>
      <text:p text:style-name="P37"/>
      <text:p text:style-name="P39"><text:span text:style-name="T11">Cancel</text:span><text:span text:style-name="T13"> </text:span><text:span text:style-name="T11">button:</text:span></text:p>
      <text:p text:style-name="P39"><text:span text:style-name="T11"><text:tab/>Quitting</text:span><text:span text:style-name="T13"> </text:span><text:span text:style-name="T11">via</text:span><text:span text:style-name="T13"> </text:span><text:span text:style-name="T11">the</text:span><text:span text:style-name="T13"> </text:span><text:span text:style-name="T11">Cancel</text:span><text:span text:style-name="T13"> </text:span><text:span text:style-name="T11">button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any</text:span><text:span text:style-name="T13"> </text:span><text:span text:style-name="T11">interactions</text:span><text:span text:style-name="T13"> </text:span><text:span text:style-name="T11">with</text:span><text:span text:style-name="T13"> </text:span><text:span text:style-name="T11">this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be</text:span><text:span text:style-name="T13"> </text:span><text:span text:style-name="T11">discarded</text:span><text:span text:style-name="T13"> </text:span><text:span text:style-name="T11">and</text:span><text:span text:style-name="T13"> </text:span><text:span text:style-name="T11">a</text:span><text:span text:style-name="T13"> </text:span><text:span text:style-name="T11">return</text:span><text:span text:style-name="T13"> </text:span><text:span text:style-name="T11">to</text:span><text:span text:style-name="T13"> </text:span><text:span text:style-name="T11">the</text:span><text:span text:style-name="T13"> </text:span><text:span text:style-name="T11">unchanged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display.</text:span></text:p>
      <text:p text:style-name="P38"/>
      <text:p text:style-name="P39"><text:span text:style-name="T29">1,416</text:span><text:span text:style-name="T30"> </text:span><text:span text:style-name="T29">ptfgeq.txt</text:span></text:p>
      <text:p text:style-name="P39"><text:span text:style-name="T11">Functional</text:span><text:span text:style-name="T13"> </text:span><text:span text:style-name="T11">Group</text:span><text:span text:style-name="T13"> </text:span><text:span text:style-name="T11">Menu:</text:span></text:p>
      <text:p text:style-name="P47"><text:span text:style-name="T11">Selecting</text:span><text:span text:style-name="T13"> </text:span><text:span text:style-name="T11">this</text:span><text:span text:style-name="T13"> </text:span><text:span text:style-name="T11">menu</text:span><text:span text:style-name="T13"> </text:span><text:span text:style-name="T11">brings</text:span><text:span text:style-name="T13"> </text:span><text:span text:style-name="T11">up</text:span><text:span text:style-name="T13"> </text:span><text:span text:style-name="T11">a</text:span><text:span text:style-name="T13"> </text:span><text:span text:style-name="T11">scrollable</text:span><text:span text:style-name="T13"> </text:span><text:span text:style-name="T11">selection</text:span><text:span text:style-name="T13"> </text:span><text:span text:style-name="T11">list</text:span><text:span text:style-name="T13"> </text:span><text:span text:style-name="T11">of</text:span><text:span text:style-name="T13"> </text:span><text:span text:style-name="T11">functional</text:span><text:span text:style-name="T13"> </text:span><text:span text:style-name="T11">groups,</text:span><text:span text:style-name="T13"> </text:span><text:span text:style-name="T11">from</text:span><text:span text:style-name="T13"> </text:span><text:span text:style-name="T11">which</text:span><text:span text:style-name="T13"> </text:span><text:span text:style-name="T11">a</text:span><text:span text:style-name="T13"> </text:span><text:span text:style-name="T11">window</text:span><text:span text:style-name="T13"> </text:span><text:span text:style-name="T11">containing</text:span><text:span text:style-name="T13"> </text:span><text:span text:style-name="T11">drawings</text:span><text:span text:style-name="T13"> </text:span><text:span text:style-name="T11">of</text:span><text:span text:style-name="T13"> </text:span><text:span text:style-name="T11">these</text:span><text:span text:style-name="T13"> </text:span><text:span text:style-name="T11">groups</text:span><text:span text:style-name="T13"> </text:span><text:span text:style-name="T11">may</text:span><text:span text:style-name="T13"> </text:span><text:span text:style-name="T11">be</text:span><text:span text:style-name="T13"> </text:span><text:span text:style-name="T11">called</text:span><text:span text:style-name="T13"> </text:span><text:span text:style-name="T11">up.</text:span><text:span text:style-name="T13"> <text:s/></text:span><text:span text:style-name="T11">The</text:span><text:span text:style-name="T13"> </text:span><text:span text:style-name="T11">current</text:span><text:span text:style-name="T13"> </text:span><text:span text:style-name="T11">selection</text:span><text:span text:style-name="T13"> </text:span><text:span text:style-name="T11">is</text:span><text:span text:style-name="T13"> </text:span><text:span text:style-name="T11">highlighted</text:span><text:span text:style-name="T13"> </text:span><text:span text:style-name="T11">until</text:span><text:span text:style-name="T13"> </text:span><text:span text:style-name="T11">another</text:span><text:span text:style-name="T13"> </text:span><text:span text:style-name="T11">group</text:span><text:span text:style-name="T13"> </text:span><text:span text:style-name="T11">is</text:span><text:span text:style-name="T13"> </text:span><text:span text:style-name="T11">selected</text:span><text:span text:style-name="T13"> </text:span><text:span text:style-name="T11">to</text:span><text:span text:style-name="T13"> </text:span><text:span text:style-name="T11">take</text:span><text:span text:style-name="T13"> </text:span><text:span text:style-name="T11">its</text:span><text:span text:style-name="T13"> </text:span><text:span text:style-name="T11">place</text:span><text:span text:style-name="T13"> </text:span><text:span text:style-name="T11">in</text:span><text:span text:style-name="T13"> </text:span><text:span text:style-name="T11">the</text:span><text:span text:style-name="T13"> </text:span><text:span text:style-name="T11">condition</text:span><text:span text:style-name="T13"> </text:span><text:span text:style-name="T11">statement.</text:span></text:p>
      <text:p text:style-name="P37"/>
      <text:p text:style-name="P39"><text:span text:style-name="T11">SUBGOAL/GOAL</text:span><text:span text:style-name="T13"> </text:span><text:span text:style-name="T11">Menu:</text:span></text:p>
      <text:p text:style-name="P39"><text:span text:style-name="T11"><text:tab/>The</text:span><text:span text:style-name="T13"> </text:span><text:span text:style-name="T11">subgoal</text:span><text:span text:style-name="T13"> </text:span><text:span text:style-name="T11">is</text:span><text:span text:style-name="T13"> </text:span><text:span text:style-name="T11">the</text:span><text:span text:style-name="T13"> </text:span><text:span text:style-name="T11">one</text:span><text:span text:style-name="T13"> </text:span><text:span text:style-name="T11">more</text:span><text:span text:style-name="T13"> </text:span><text:span text:style-name="T11">likely</text:span><text:span text:style-name="T13"> </text:span><text:span text:style-name="T11">to</text:span><text:span text:style-name="T13"> </text:span><text:span text:style-name="T11">be</text:span><text:span text:style-name="T13"> </text:span><text:span text:style-name="T11">useful,</text:span><text:span text:style-name="T13"> </text:span><text:span text:style-name="T11">since</text:span><text:span text:style-name="T13"> </text:span><text:span text:style-name="T11">a</text:span><text:span text:style-name="T13"> </text:span><text:span text:style-name="T11">degree</text:span><text:span text:style-name="T13"> </text:span><text:span text:style-name="T11">of</text:span><text:span text:style-name="T13"> </text:span><text:span text:style-name="T11">symmetry</text:span><text:span text:style-name="T13"> </text:span><text:span text:style-name="T11">in</text:span><text:span text:style-name="T13"> </text:span><text:span text:style-name="T11">a</text:span><text:span text:style-name="T13"> </text:span><text:span text:style-name="T11">reactant</text:span><text:span text:style-name="T13"> </text:span><text:span text:style-name="T11">-</text:span><text:span text:style-name="T13"> </text:span><text:span text:style-name="T11">while</text:span><text:span text:style-name="T13"> </text:span><text:span text:style-name="T11">a</text:span><text:span text:style-name="T13"> </text:span><text:span text:style-name="T11">source</text:span><text:span text:style-name="T13"> </text:span><text:span text:style-name="T11">of</text:span><text:span text:style-name="T13"> </text:span><text:span text:style-name="T11">complication</text:span><text:span text:style-name="T13"> </text:span><text:span text:style-name="T11">for</text:span><text:span text:style-name="T13"> </text:span><text:span text:style-name="T11">a</text:span><text:span text:style-name="T13"> </text:span><text:span text:style-name="T11">computer</text:span><text:span text:style-name="T13"> </text:span><text:span text:style-name="T11">application</text:span><text:span text:style-name="T13"> </text:span><text:span text:style-name="T11">-</text:span><text:span text:style-name="T13"> </text:span><text:span text:style-name="T11">tends</text:span><text:span text:style-name="T13"> </text:span><text:span text:style-name="T11">to</text:span><text:span text:style-name="T13"> </text:span><text:span text:style-name="T11">be</text:span><text:span text:style-name="T13"> </text:span><text:span text:style-name="T11">a</text:span><text:span text:style-name="T13"> </text:span><text:span text:style-name="T11">simplifying</text:span><text:span text:style-name="T13"> </text:span><text:span text:style-name="T11">factor</text:span><text:span text:style-name="T13"> </text:span><text:span text:style-name="T11">in</text:span><text:span text:style-name="T13"> </text:span><text:span text:style-name="T11">the</text:span><text:span text:style-name="T13"> </text:span><text:span text:style-name="T11">view</text:span><text:span text:style-name="T13"> </text:span><text:span text:style-name="T11">of</text:span><text:span text:style-name="T13"> </text:span><text:span text:style-name="T11">the</text:span><text:span text:style-name="T13"> </text:span><text:span text:style-name="T11">chemist.</text:span></text:p>
      <text:p text:style-name="P37"/>
      <text:p text:style-name="P39"><text:span text:style-name="T11">IS/IS</text:span><text:span text:style-name="T13"> </text:span><text:span text:style-name="T11">NOT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CONSTITUTIONALLY/STEREOCHEMICALLY</text:span><text:span text:style-name="T13"> </text:span><text:span text:style-name="T11">EQUIVALENT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the</text:span><text:span text:style-name="T13"> </text:span><text:span text:style-name="T11">appropriate</text:span><text:span text:style-name="T13"> </text:span><text:span text:style-name="T11">constraint</text:span><text:span text:style-name="T13"> </text:span><text:span text:style-name="T11">for</text:span><text:span text:style-name="T13"> </text:span><text:span text:style-name="T11">this</text:span><text:span text:style-name="T13"> </text:span><text:span text:style-name="T11">condition)</text:span></text:p>
      <text:p text:style-name="P37"/>
      <text:p text:style-name="P39"><text:span text:style-name="T11">Mark</text:span><text:span text:style-name="T13"> </text:span><text:span text:style-name="T11">for</text:span><text:span text:style-name="T13"> </text:span><text:span text:style-name="T11">Deletion/Undelete</text:span><text:span text:style-name="T13"> </text:span><text:span text:style-name="T11">button:</text:span></text:p>
      <text:p text:style-name="P39"><text:span text:style-name="T11"><text:tab/>Toggles</text:span><text:span text:style-name="T13"> </text:span><text:span text:style-name="T11">deletion</text:span><text:span text:style-name="T13"> </text:span><text:span text:style-name="T11">mark</text:span><text:span text:style-name="T13"> </text:span><text:span text:style-name="T11">on</text:span><text:span text:style-name="T13"> </text:span><text:span text:style-name="T11">and</text:span><text:span text:style-name="T13"> </text:span><text:span text:style-name="T11">off.</text:span><text:span text:style-name="T13"> <text:s/></text:span><text:span text:style-name="T11">Irreversible</text:span><text:span text:style-name="T13"> </text:span><text:span text:style-name="T11">deletion</text:span><text:span text:style-name="T13"> </text:span><text:span text:style-name="T11">does</text:span><text:span text:style-name="T13"> </text:span><text:span text:style-name="T11">not</text:span><text:span text:style-name="T13"> </text:span><text:span text:style-name="T11">occur</text:span><text:span text:style-name="T13"> </text:span><text:span text:style-name="T11">until</text:span><text:span text:style-name="T13"> </text:span><text:span text:style-name="T11">exit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.</text:span><text:span text:style-name="T13"> <text:s/></text:span><text:span text:style-name="T11">Note</text:span><text:span text:style-name="T13"> </text:span><text:span text:style-name="T11">that</text:span><text:span text:style-name="T13"> </text:span><text:span text:style-name="T11">any</text:span><text:span text:style-name="T13"> </text:span><text:span text:style-name="T11">condition</text:span><text:span text:style-name="T13"> </text:span><text:span text:style-name="T11">that</text:span><text:span text:style-name="T13"> </text:span><text:span text:style-name="T11">appears</text:span><text:span text:style-name="T13"> </text:span><text:span text:style-name="T11">in</text:span><text:span text:style-name="T13"> </text:span><text:span text:style-name="T11">the</text:span><text:span text:style-name="T13"> </text:span><text:span text:style-name="T11">logic</text:span><text:span text:style-name="T13"> </text:span><text:span text:style-name="T11">string</text:span><text:span text:style-name="T13"> </text:span><text:span text:style-name="T11">of</text:span><text:span text:style-name="T13"> </text:span><text:span text:style-name="T11">one</text:span><text:span text:style-name="T13"> </text:span><text:span text:style-name="T11">or</text:span><text:span text:style-name="T13"> </text:span><text:span text:style-name="T11">more</text:span><text:span text:style-name="T13"> </text:span><text:span text:style-name="T11">tests</text:span><text:span text:style-name="T13"> </text:span><text:span text:style-name="T11">may</text:span><text:span text:style-name="T13"> </text:span><text:span text:style-name="T11">not</text:span><text:span text:style-name="T13"> </text:span><text:span text:style-name="T11">be</text:span><text:span text:style-name="T13"> </text:span><text:span text:style-name="T11">deleted</text:span><text:span text:style-name="T13"> </text:span><text:span text:style-name="T11">(button</text:span><text:span text:style-name="T13"> </text:span><text:span text:style-name="T11">will</text:span><text:span text:style-name="T13"> </text:span><text:span text:style-name="T11">be</text:span><text:span text:style-name="T13"> </text:span><text:span text:style-name="T11">disabled)</text:span><text:span text:style-name="T13"> </text:span><text:span text:style-name="T11">so</text:span><text:span text:style-name="T13"> </text:span><text:span text:style-name="T11">long</text:span><text:span text:style-name="T13"> </text:span><text:span text:style-name="T11">as</text:span><text:span text:style-name="T13"> </text:span><text:span text:style-name="T11">any</text:span><text:span text:style-name="T13"> </text:span><text:span text:style-name="T11">of</text:span><text:span text:style-name="T13"> </text:span><text:span text:style-name="T11">those</text:span><text:span text:style-name="T13"> </text:span><text:span text:style-name="T11">tests</text:span><text:span text:style-name="T13"> </text:span><text:span text:style-name="T11">remain</text:span><text:span text:style-name="T13"> </text:span><text:span text:style-name="T11">unmarked.</text:span></text:p>
      <text:p text:style-name="P37"/>
      <text:p text:style-name="P39"><text:span text:style-name="T11">Exit</text:span><text:span text:style-name="T13"> </text:span><text:span text:style-name="T11">and</text:span><text:span text:style-name="T13"> </text:span><text:span text:style-name="T11">Update</text:span><text:span text:style-name="T13"> </text:span><text:span text:style-name="T11">Postran</text:span><text:span text:style-name="T13"> </text:span><text:span text:style-name="T11">Buffer</text:span><text:span text:style-name="T13"> </text:span><text:span text:style-name="T11">button:</text:span></text:p>
      <text:p text:style-name="P39"><text:span text:style-name="T11"><text:tab/>Exiting</text:span><text:span text:style-name="T13"> </text:span><text:span text:style-name="T11">in</text:span><text:span text:style-name="T13"> </text:span><text:span text:style-name="T11">this</text:span><text:span text:style-name="T13"> </text:span><text:span text:style-name="T11">way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update</text:span><text:span text:style-name="T13"> </text:span><text:span text:style-name="T11">according</text:span><text:span text:style-name="T13"> </text:span><text:span text:style-name="T11">to</text:span><text:span text:style-name="T13"> </text:span><text:span text:style-name="T11">the</text:span><text:span text:style-name="T13"> </text:span><text:span text:style-name="T11">addition</text:span><text:span text:style-name="T13"> </text:span><text:span text:style-name="T11">or</text:span><text:span text:style-name="T13"> </text:span><text:span text:style-name="T11">modification</text:span><text:span text:style-name="T13"> </text:span><text:span text:style-name="T11">in</text:span><text:span text:style-name="T13"> </text:span><text:span text:style-name="T11">the</text:span><text:span text:style-name="T13"> </text:span><text:span text:style-name="T11">current</text:span><text:span text:style-name="T13"> </text:span><text:span text:style-name="T11">condition.</text:span></text:p>
      <text:p text:style-name="P37"/>
      <text:p text:style-name="P39"><text:span text:style-name="T11">Cancel</text:span><text:span text:style-name="T13"> </text:span><text:span text:style-name="T11">button:</text:span></text:p>
      <text:p text:style-name="P39"><text:span text:style-name="T11"><text:tab/>Quitting</text:span><text:span text:style-name="T13"> </text:span><text:span text:style-name="T11">via</text:span><text:span text:style-name="T13"> </text:span><text:span text:style-name="T11">the</text:span><text:span text:style-name="T13"> </text:span><text:span text:style-name="T11">Cancel</text:span><text:span text:style-name="T13"> </text:span><text:span text:style-name="T11">button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any</text:span><text:span text:style-name="T13"> </text:span><text:span text:style-name="T11">interactions</text:span><text:span text:style-name="T13"> </text:span><text:span text:style-name="T11">with</text:span><text:span text:style-name="T13"> </text:span><text:span text:style-name="T11">this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be</text:span><text:span text:style-name="T13"> </text:span><text:span text:style-name="T11">discarded</text:span><text:span text:style-name="T13"> </text:span><text:span text:style-name="T11">and</text:span><text:span text:style-name="T13"> </text:span><text:span text:style-name="T11">a</text:span><text:span text:style-name="T13"> </text:span><text:span text:style-name="T11">return</text:span><text:span text:style-name="T13"> </text:span><text:span text:style-name="T11">to</text:span><text:span text:style-name="T13"> </text:span><text:span text:style-name="T11">the</text:span><text:span text:style-name="T13"> </text:span><text:span text:style-name="T11">unchanged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display.</text:span></text:p>
      <text:p text:style-name="P38"/>
      <text:p text:style-name="P39"><text:span text:style-name="T29">1,671</text:span><text:span text:style-name="T30"> </text:span><text:span text:style-name="T29">ptlvgrp.txt</text:span></text:p>
      <text:p text:style-name="P39"><text:span text:style-name="T11">pH</text:span><text:span text:style-name="T13"> </text:span><text:span text:style-name="T11">Menu</text:span><text:span text:style-name="T13"> </text:span><text:span text:style-name="T11">(selects</text:span><text:span text:style-name="T13"> </text:span><text:span text:style-name="T11">the</text:span><text:span text:style-name="T13"> </text:span><text:span text:style-name="T11">pH</text:span><text:span text:style-name="T13"> </text:span><text:span text:style-name="T11">conditions</text:span><text:span text:style-name="T13"> </text:span><text:span text:style-name="T11">relevant</text:span><text:span text:style-name="T13"> </text:span><text:span text:style-name="T11">to</text:span><text:span text:style-name="T13"> </text:span><text:span text:style-name="T11">the</text:span><text:span text:style-name="T13"> </text:span><text:span text:style-name="T11">reaction</text:span><text:span text:style-name="T13"> </text:span><text:span text:style-name="T11">to</text:span><text:span text:style-name="T13"> </text:span><text:span text:style-name="T11">which</text:span><text:span text:style-name="T13"> </text:span><text:span text:style-name="T11">the</text:span><text:span text:style-name="T13"> </text:span><text:span text:style-name="T11">condition</text:span><text:span text:style-name="T13"> </text:span><text:span text:style-name="T11">applies)</text:span></text:p>
      <text:p text:style-name="P37"/>
      <text:p text:style-name="P39"><text:span text:style-name="T11">EXISTS/DOES</text:span><text:span text:style-name="T13"> </text:span><text:span text:style-name="T11">NOT</text:span><text:span text:style-name="T13"> </text:span><text:span text:style-name="T11">EXIST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Distance</text:span><text:span text:style-name="T13"> </text:span><text:span text:style-name="T11">Field</text:span><text:span text:style-name="T13"> </text:span><text:span text:style-name="T11">(typically</text:span><text:span text:style-name="T13"> </text:span><text:span text:style-name="T11">0,</text:span><text:span text:style-name="T13"> </text:span><text:span text:style-name="T11">but</text:span><text:span text:style-name="T13"> </text:span><text:span text:style-name="T11">may</text:span><text:span text:style-name="T13"> </text:span><text:span text:style-name="T11">be</text:span><text:span text:style-name="T13"> </text:span><text:span text:style-name="T11">modified</text:span><text:span text:style-name="T13"> </text:span><text:span text:style-name="T11">as</text:span><text:span text:style-name="T13"> </text:span><text:span text:style-name="T11">appropriate</text:span><text:span text:style-name="T13"> </text:span><text:span text:style-name="T11">to</text:span><text:span text:style-name="T13"> </text:span><text:span text:style-name="T11">suit</text:span><text:span text:style-name="T13"> </text:span><text:span text:style-name="T11">a</text:span><text:span text:style-name="T13"> </text:span><text:span text:style-name="T11">specific</text:span><text:span text:style-name="T13"> </text:span><text:span text:style-name="T11">transform)</text:span></text:p>
      <text:p text:style-name="P37"/>
      <text:p text:style-name="P39"><text:soft-page-break/><text:span text:style-name="T11">Node</text:span><text:span text:style-name="T13"> </text:span><text:span text:style-name="T11">Field</text:span><text:span text:style-name="T13"> </text:span><text:span text:style-name="T11">(accepts</text:span><text:span text:style-name="T13"> </text:span><text:span text:style-name="T11">a</text:span><text:span text:style-name="T13"> </text:span><text:span text:style-name="T11">node</text:span><text:span text:style-name="T13"> </text:span><text:span text:style-name="T11">number</text:span><text:span text:style-name="T13"> </text:span><text:span text:style-name="T11">which</text:span><text:span text:style-name="T13"> </text:span><text:span text:style-name="T11">defines</text:span><text:span text:style-name="T13"> </text:span><text:span text:style-name="T11">the</text:span><text:span text:style-name="T13"> </text:span><text:span text:style-name="T11">potential</text:span><text:span text:style-name="T13"> </text:span><text:span text:style-name="T11">leaving</text:span><text:span text:style-name="T13"> </text:span><text:span text:style-name="T11">group)</text:span></text:p>
      <text:p text:style-name="P37"/>
      <text:p text:style-name="P39"><text:span text:style-name="T11">Comparison</text:span><text:span text:style-name="T13"> </text:span><text:span text:style-name="T11">Operator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Comparison</text:span><text:span text:style-name="T13"> </text:span><text:span text:style-name="T11">Node</text:span><text:span text:style-name="T13"> </text:span><text:span text:style-name="T11">Fields</text:span><text:span text:style-name="T13"> </text:span><text:span text:style-name="T11">(select</text:span><text:span text:style-name="T13"> </text:span><text:span text:style-name="T11">a</text:span><text:span text:style-name="T13"> </text:span><text:span text:style-name="T11">pair</text:span><text:span text:style-name="T13"> </text:span><text:span text:style-name="T11">of</text:span><text:span text:style-name="T13"> </text:span><text:span text:style-name="T11">nodes</text:span><text:span text:style-name="T13"> </text:span><text:span text:style-name="T11">whose</text:span><text:span text:style-name="T13"> </text:span><text:span text:style-name="T11">carbonium</text:span><text:span text:style-name="T13"> </text:span><text:span text:style-name="T11">ion</text:span><text:span text:style-name="T13"> </text:span><text:span text:style-name="T11">stability</text:span><text:span text:style-name="T13"> </text:span><text:span text:style-name="T11">will</text:span><text:span text:style-name="T13"> </text:span><text:span text:style-name="T11">serve</text:span><text:span text:style-name="T13"> </text:span><text:span text:style-name="T11">as</text:span><text:span text:style-name="T13"> </text:span><text:span text:style-name="T11">a</text:span><text:span text:style-name="T13"> </text:span><text:span text:style-name="T11">comparison</text:span><text:span text:style-name="T13"> </text:span><text:span text:style-name="T11">reference</text:span><text:span text:style-name="T13"> </text:span><text:span text:style-name="T11">for</text:span><text:span text:style-name="T13"> </text:span><text:span text:style-name="T11">the</text:span><text:span text:style-name="T13"> </text:span><text:span text:style-name="T11">ion</text:span><text:span text:style-name="T13"> </text:span><text:span text:style-name="T11">defined</text:span><text:span text:style-name="T13"> </text:span><text:span text:style-name="T11">by</text:span><text:span text:style-name="T13"> </text:span><text:span text:style-name="T11">the</text:span><text:span text:style-name="T13"> </text:span><text:span text:style-name="T11">pair</text:span><text:span text:style-name="T13"> </text:span><text:span text:style-name="T11">of</text:span><text:span text:style-name="T13"> </text:span><text:span text:style-name="T11">nodes</text:span><text:span text:style-name="T13"> </text:span><text:span text:style-name="T11">entered</text:span><text:span text:style-name="T13"> </text:span><text:span text:style-name="T11">above)</text:span></text:p>
      <text:p text:style-name="P37"/>
      <text:p text:style-name="P39"><text:span text:style-name="T11">VALUE/LEAVING</text:span><text:span text:style-name="T13"> </text:span><text:span text:style-name="T11">CROUP</text:span><text:span text:style-name="T13"> </text:span><text:span text:style-name="T11">Menu</text:span><text:span text:style-name="T13"> </text:span><text:span text:style-name="T11">(if</text:span><text:span text:style-name="T13"> </text:span><text:span text:style-name="T11">VALUE</text:span><text:span text:style-name="T13"> </text:span><text:span text:style-name="T11">is</text:span><text:span text:style-name="T13"> </text:span><text:span text:style-name="T11">selected,</text:span><text:span text:style-name="T13"> </text:span><text:span text:style-name="T11">only</text:span><text:span text:style-name="T13"> </text:span><text:span text:style-name="T11">a</text:span><text:span text:style-name="T13"> </text:span><text:span text:style-name="T11">numeric</text:span><text:span text:style-name="T13"> </text:span><text:span text:style-name="T11">value</text:span><text:span text:style-name="T13"> </text:span><text:span text:style-name="T11">menu</text:span><text:span text:style-name="T13"> </text:span><text:span text:style-name="T11">will</text:span><text:span text:style-name="T13"> </text:span><text:span text:style-name="T11">appear;</text:span></text:p>
      <text:p text:style-name="P39"><text:span text:style-name="T11"><text:tab/>otherwise,</text:span><text:span text:style-name="T13"> </text:span><text:span text:style-name="T11">a</text:span><text:span text:style-name="T13"> </text:span><text:span text:style-name="T11">second</text:span><text:span text:style-name="T13"> </text:span><text:span text:style-name="T11">set</text:span><text:span text:style-name="T13"> </text:span><text:span text:style-name="T11">of</text:span><text:span text:style-name="T13"> </text:span><text:span text:style-name="T11">fields</text:span><text:span text:style-name="T13"> </text:span><text:span text:style-name="T11">and</text:span><text:span text:style-name="T13"> </text:span><text:span text:style-name="T11">menus</text:span><text:span text:style-name="T13"> </text:span><text:span text:style-name="T11">for</text:span><text:span text:style-name="T13"> </text:span><text:span text:style-name="T11">distance,</text:span><text:span text:style-name="T13"> </text:span><text:span text:style-name="T11">node,</text:span><text:span text:style-name="T13"> </text:span><text:span text:style-name="T11">and</text:span><text:span text:style-name="T13"> </text:span><text:span text:style-name="T11">pH</text:span><text:span text:style-name="T13"> </text:span><text:span text:style-name="T11">will</text:span><text:span text:style-name="T13"> </text:span><text:span text:style-name="T11">be</text:span><text:span text:style-name="T13"> </text:span><text:span text:style-name="T11">presented)</text:span></text:p>
      <text:p text:style-name="P37"/>
      <text:p text:style-name="P39"><text:span text:style-name="T11">Numeric</text:span><text:span text:style-name="T13"> </text:span><text:span text:style-name="T11">Value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the</text:span><text:span text:style-name="T13"> </text:span><text:span text:style-name="T11">number</text:span><text:span text:style-name="T13"> </text:span><text:span text:style-name="T11">corresponding</text:span><text:span text:style-name="T13"> </text:span><text:span text:style-name="T11">to</text:span><text:span text:style-name="T13"> </text:span><text:span text:style-name="T11">the</text:span><text:span text:style-name="T13"> </text:span><text:span text:style-name="T11">best</text:span><text:span text:style-name="T13"> </text:span><text:span text:style-name="T11">rating</text:span><text:span text:style-name="T13"> </text:span><text:span text:style-name="T11">description)</text:span></text:p>
      <text:p text:style-name="P37"/>
      <text:p text:style-name="P39"><text:span text:style-name="T11">Comparison</text:span><text:span text:style-name="T13"> </text:span><text:span text:style-name="T11">Distance</text:span><text:span text:style-name="T13"> </text:span><text:span text:style-name="T11">Field</text:span><text:span text:style-name="T13"> </text:span><text:span text:style-name="T11">(see</text:span><text:span text:style-name="T13"> </text:span><text:span text:style-name="T11">comment</text:span><text:span text:style-name="T13"> </text:span><text:span text:style-name="T11">under</text:span><text:span text:style-name="T13"> </text:span><text:span text:style-name="T11">"Distance</text:span><text:span text:style-name="T13"> </text:span><text:span text:style-name="T11">Field"</text:span><text:span text:style-name="T13"> </text:span><text:span text:style-name="T11">above)</text:span></text:p>
      <text:p text:style-name="P37"/>
      <text:p text:style-name="P39"><text:span text:style-name="T11">Comparison</text:span><text:span text:style-name="T13"> </text:span><text:span text:style-name="T11">Node</text:span><text:span text:style-name="T13"> </text:span><text:span text:style-name="T11">Field</text:span><text:span text:style-name="T13"> </text:span><text:span text:style-name="T11">(accepts</text:span><text:span text:style-name="T13"> </text:span><text:span text:style-name="T11">a</text:span><text:span text:style-name="T13"> </text:span><text:span text:style-name="T11">node</text:span><text:span text:style-name="T13"> </text:span><text:span text:style-name="T11">number</text:span><text:span text:style-name="T13"> </text:span><text:span text:style-name="T11">to</text:span><text:span text:style-name="T13"> </text:span><text:span text:style-name="T11">define</text:span><text:span text:style-name="T13"> </text:span><text:span text:style-name="T11">a</text:span><text:span text:style-name="T13"> </text:span><text:span text:style-name="T11">potentially</text:span><text:span text:style-name="T13"> </text:span><text:span text:style-name="T11">competing</text:span><text:span text:style-name="T13"> </text:span><text:span text:style-name="T11">group)</text:span></text:p>
      <text:p text:style-name="P37"/>
      <text:p text:style-name="P39"><text:span text:style-name="T11">Mark</text:span><text:span text:style-name="T13"> </text:span><text:span text:style-name="T11">for</text:span><text:span text:style-name="T13"> </text:span><text:span text:style-name="T11">Deletion/Undelete</text:span><text:span text:style-name="T13"> </text:span><text:span text:style-name="T11">button:</text:span></text:p>
      <text:p text:style-name="P39"><text:span text:style-name="T11"><text:tab/>Toggles</text:span><text:span text:style-name="T13"> </text:span><text:span text:style-name="T11">deletion</text:span><text:span text:style-name="T13"> </text:span><text:span text:style-name="T11">mark</text:span><text:span text:style-name="T13"> </text:span><text:span text:style-name="T11">on</text:span><text:span text:style-name="T13"> </text:span><text:span text:style-name="T11">and</text:span><text:span text:style-name="T13"> </text:span><text:span text:style-name="T11">off.</text:span><text:span text:style-name="T13"> <text:s/></text:span><text:span text:style-name="T11">Irreversible</text:span><text:span text:style-name="T13"> </text:span><text:span text:style-name="T11">deletion</text:span><text:span text:style-name="T13"> </text:span><text:span text:style-name="T11">does</text:span><text:span text:style-name="T13"> </text:span><text:span text:style-name="T11">not</text:span><text:span text:style-name="T13"> </text:span><text:span text:style-name="T11">occur</text:span><text:span text:style-name="T13"> </text:span><text:span text:style-name="T11">until</text:span><text:span text:style-name="T13"> </text:span><text:span text:style-name="T11">exit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.</text:span><text:span text:style-name="T13"> <text:s/></text:span><text:span text:style-name="T11">Note</text:span><text:span text:style-name="T13"> </text:span><text:span text:style-name="T11">that</text:span><text:span text:style-name="T13"> </text:span><text:span text:style-name="T11">any</text:span><text:span text:style-name="T13"> </text:span><text:span text:style-name="T11">condition</text:span><text:span text:style-name="T13"> </text:span><text:span text:style-name="T11">that</text:span><text:span text:style-name="T13"> </text:span><text:span text:style-name="T11">appears</text:span><text:span text:style-name="T13"> </text:span><text:span text:style-name="T11">in</text:span><text:span text:style-name="T13"> </text:span><text:span text:style-name="T11">the</text:span><text:span text:style-name="T13"> </text:span><text:span text:style-name="T11">logic</text:span><text:span text:style-name="T13"> </text:span><text:span text:style-name="T11">string</text:span><text:span text:style-name="T13"> </text:span><text:span text:style-name="T11">of</text:span><text:span text:style-name="T13"> </text:span><text:span text:style-name="T11">one</text:span><text:span text:style-name="T13"> </text:span><text:span text:style-name="T11">or</text:span><text:span text:style-name="T13"> </text:span><text:span text:style-name="T11">more</text:span><text:span text:style-name="T13"> </text:span><text:span text:style-name="T11">tests</text:span><text:span text:style-name="T13"> </text:span><text:span text:style-name="T11">may</text:span><text:span text:style-name="T13"> </text:span><text:span text:style-name="T11">not</text:span><text:span text:style-name="T13"> </text:span><text:span text:style-name="T11">be</text:span><text:span text:style-name="T13"> </text:span><text:span text:style-name="T11">deleted</text:span><text:span text:style-name="T13"> </text:span><text:span text:style-name="T11">(button</text:span><text:span text:style-name="T13"> </text:span><text:span text:style-name="T11">will</text:span><text:span text:style-name="T13"> </text:span><text:span text:style-name="T11">be</text:span><text:span text:style-name="T13"> </text:span><text:span text:style-name="T11">disabled)</text:span><text:span text:style-name="T13"> </text:span><text:span text:style-name="T11">so</text:span><text:span text:style-name="T13"> </text:span><text:span text:style-name="T11">long</text:span><text:span text:style-name="T13"> </text:span><text:span text:style-name="T11">as</text:span><text:span text:style-name="T13"> </text:span><text:span text:style-name="T11">any</text:span><text:span text:style-name="T13"> </text:span><text:span text:style-name="T11">of</text:span><text:span text:style-name="T13"> </text:span><text:span text:style-name="T11">those</text:span><text:span text:style-name="T13"> </text:span><text:span text:style-name="T11">tests</text:span><text:span text:style-name="T13"> </text:span><text:span text:style-name="T11">remain</text:span><text:span text:style-name="T13"> </text:span><text:span text:style-name="T11">unmarked.</text:span></text:p>
      <text:p text:style-name="P37"/>
      <text:p text:style-name="P39"><text:span text:style-name="T11">Exit</text:span><text:span text:style-name="T13"> </text:span><text:span text:style-name="T11">and</text:span><text:span text:style-name="T13"> </text:span><text:span text:style-name="T11">Update</text:span><text:span text:style-name="T13"> </text:span><text:span text:style-name="T11">Postran</text:span><text:span text:style-name="T13"> </text:span><text:span text:style-name="T11">Buffer</text:span><text:span text:style-name="T13"> </text:span><text:span text:style-name="T11">button:</text:span></text:p>
      <text:p text:style-name="P39"><text:span text:style-name="T11"><text:tab/>Exiting</text:span><text:span text:style-name="T13"> </text:span><text:span text:style-name="T11">in</text:span><text:span text:style-name="T13"> </text:span><text:span text:style-name="T11">this</text:span><text:span text:style-name="T13"> </text:span><text:span text:style-name="T11">way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update</text:span><text:span text:style-name="T13"> </text:span><text:span text:style-name="T11">according</text:span><text:span text:style-name="T13"> </text:span><text:span text:style-name="T11">to</text:span><text:span text:style-name="T13"> </text:span><text:span text:style-name="T11">the</text:span><text:span text:style-name="T13"> </text:span><text:span text:style-name="T11">addition</text:span><text:span text:style-name="T13"> </text:span><text:span text:style-name="T11">or</text:span><text:span text:style-name="T13"> </text:span><text:span text:style-name="T11">modification</text:span><text:span text:style-name="T13"> </text:span><text:span text:style-name="T11">in</text:span><text:span text:style-name="T13"> </text:span><text:span text:style-name="T11">the</text:span><text:span text:style-name="T13"> </text:span><text:span text:style-name="T11">current</text:span><text:span text:style-name="T13"> </text:span><text:span text:style-name="T11">condition.</text:span></text:p>
      <text:p text:style-name="P37"/>
      <text:p text:style-name="P39"><text:span text:style-name="T11">Cancel</text:span><text:span text:style-name="T13"> </text:span><text:span text:style-name="T11">button:</text:span></text:p>
      <text:p text:style-name="P39"><text:span text:style-name="T11"><text:tab/>Quitting</text:span><text:span text:style-name="T13"> </text:span><text:span text:style-name="T11">via</text:span><text:span text:style-name="T13"> </text:span><text:span text:style-name="T11">the</text:span><text:span text:style-name="T13"> </text:span><text:span text:style-name="T11">Cancel</text:span><text:span text:style-name="T13"> </text:span><text:span text:style-name="T11">button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any</text:span><text:span text:style-name="T13"> </text:span><text:span text:style-name="T11">interactions</text:span><text:span text:style-name="T13"> </text:span><text:span text:style-name="T11">with</text:span><text:span text:style-name="T13"> </text:span><text:span text:style-name="T11">this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be</text:span><text:span text:style-name="T13"> </text:span><text:span text:style-name="T11">discarded</text:span><text:span text:style-name="T13"> </text:span><text:span text:style-name="T11">and</text:span><text:span text:style-name="T13"> </text:span><text:span text:style-name="T11">a</text:span><text:span text:style-name="T13"> </text:span><text:span text:style-name="T11">return</text:span><text:span text:style-name="T13"> </text:span><text:span text:style-name="T11">to</text:span><text:span text:style-name="T13"> </text:span><text:span text:style-name="T11">the</text:span><text:span text:style-name="T13"> </text:span><text:span text:style-name="T11">unchanged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display.</text:span></text:p>
      <text:p text:style-name="P38"/>
      <text:p text:style-name="P38"/>
      <text:p text:style-name="P39"><text:span text:style-name="T29">1,204</text:span><text:span text:style-name="T30"> </text:span><text:span text:style-name="T29">ptmgapt.txt</text:span></text:p>
      <text:p text:style-name="P39"><text:span text:style-name="T11">Node</text:span><text:span text:style-name="T13"> </text:span><text:span text:style-name="T11">Field</text:span><text:span text:style-name="T13"> </text:span><text:span text:style-name="T11">(accepts</text:span><text:span text:style-name="T13"> </text:span><text:span text:style-name="T11">a</text:span><text:span text:style-name="T13"> </text:span><text:span text:style-name="T11">node</text:span><text:span text:style-name="T13"> </text:span><text:span text:style-name="T11">number</text:span><text:span text:style-name="T13"> </text:span><text:span text:style-name="T11">which</text:span><text:span text:style-name="T13"> </text:span><text:span text:style-name="T11">defines</text:span><text:span text:style-name="T13"> </text:span><text:span text:style-name="T11">the</text:span><text:span text:style-name="T13"> </text:span><text:span text:style-name="T11">potential</text:span><text:span text:style-name="T13"> </text:span><text:span text:style-name="T11">migratory</text:span><text:span text:style-name="T13"> </text:span><text:span text:style-name="T11">group)</text:span></text:p>
      <text:p text:style-name="P37"/>
      <text:p text:style-name="P39"><text:span text:style-name="T11">IS/IS</text:span><text:span text:style-name="T13"> </text:span><text:span text:style-name="T11">NOT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Comparison</text:span><text:span text:style-name="T13"> </text:span><text:span text:style-name="T11">Operator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Comparison</text:span><text:span text:style-name="T13"> </text:span><text:span text:style-name="T11">Group</text:span><text:span text:style-name="T13"> </text:span><text:span text:style-name="T11">Menu</text:span><text:span text:style-name="T13"> </text:span><text:span text:style-name="T11">(selection</text:span><text:span text:style-name="T13"> </text:span><text:span text:style-name="T11">of</text:span><text:span text:style-name="T13"> </text:span><text:span text:style-name="T11">"THE</text:span><text:span text:style-name="T13"> </text:span><text:span text:style-name="T11">GROUP</text:span><text:span text:style-name="T13"> </text:span><text:span text:style-name="T11">DEFINED</text:span><text:span text:style-name="T13"> </text:span><text:span text:style-name="T11">BY</text:span><text:span text:style-name="T13"> </text:span><text:span text:style-name="T11">..."</text:span><text:span text:style-name="T13"> </text:span><text:span text:style-name="T11">will</text:span><text:span text:style-name="T13"> </text:span><text:span text:style-name="T11">require</text:span><text:span text:style-name="T13"> </text:span><text:span text:style-name="T11">entry</text:span><text:span text:style-name="T13"> </text:span><text:span text:style-name="T11">of</text:span><text:span text:style-name="T13"> </text:span><text:span text:style-name="T11">a</text:span><text:span text:style-name="T13"> </text:span><text:span text:style-name="T11">comparison</text:span><text:span text:style-name="T13"> </text:span><text:span text:style-name="T11">node</text:span><text:span text:style-name="T13"> </text:span><text:span text:style-name="T11">in</text:span><text:span text:style-name="T13"> </text:span><text:span text:style-name="T11">a</text:span><text:span text:style-name="T13"> </text:span><text:span text:style-name="T11">field</text:span><text:span text:style-name="T13"> </text:span><text:span text:style-name="T11">that</text:span><text:span text:style-name="T13"> </text:span><text:span text:style-name="T11">will</text:span><text:span text:style-name="T13"> </text:span><text:span text:style-name="T11">appear</text:span><text:span text:style-name="T13"> </text:span><text:span text:style-name="T11">below</text:span><text:span text:style-name="T13"> </text:span><text:span text:style-name="T11">this</text:span><text:span text:style-name="T13"> </text:span><text:span text:style-name="T11">menu;</text:span><text:span text:style-name="T13"> </text:span><text:span text:style-name="T11">the</text:span><text:span text:style-name="T13"> </text:span><text:span text:style-name="T11">remaining</text:span><text:span text:style-name="T13"> </text:span><text:span text:style-name="T11">comparison</text:span><text:span text:style-name="T13"> </text:span><text:span text:style-name="T11">values</text:span><text:span text:style-name="T13"> </text:span><text:span text:style-name="T11">are</text:span><text:span text:style-name="T13"> </text:span><text:span text:style-name="T11">self-defining)</text:span></text:p>
      <text:p text:style-name="P37"><text:tab/></text:p>
      <text:p text:style-name="P39"><text:span text:style-name="T11">Comparison</text:span><text:span text:style-name="T13"> </text:span><text:span text:style-name="T11">Node</text:span><text:span text:style-name="T13"> </text:span><text:span text:style-name="T11">Field</text:span><text:span text:style-name="T13"> </text:span><text:span text:style-name="T11">(accepts</text:span><text:span text:style-name="T13"> </text:span><text:span text:style-name="T11">a</text:span><text:span text:style-name="T13"> </text:span><text:span text:style-name="T11">node</text:span><text:span text:style-name="T13"> </text:span><text:span text:style-name="T11">number</text:span><text:span text:style-name="T13"> </text:span><text:span text:style-name="T11">to</text:span><text:span text:style-name="T13"> </text:span><text:span text:style-name="T11">define</text:span><text:span text:style-name="T13"> </text:span><text:span text:style-name="T11">the</text:span><text:span text:style-name="T13"> </text:span><text:span text:style-name="T11">group</text:span><text:span text:style-name="T13"> </text:span><text:span text:style-name="T11">to</text:span><text:span text:style-name="T13"> </text:span><text:span text:style-name="T11">serve</text:span><text:span text:style-name="T13"> </text:span><text:span text:style-name="T11">as</text:span><text:span text:style-name="T13"> </text:span><text:span text:style-name="T11">a</text:span><text:span text:style-name="T13"> </text:span><text:span text:style-name="T11">reference</text:span><text:span text:style-name="T13"> </text:span><text:span text:style-name="T11">for</text:span><text:span text:style-name="T13"> </text:span><text:span text:style-name="T11">the</text:span><text:span text:style-name="T13"> </text:span><text:span text:style-name="T11">group</text:span><text:span text:style-name="T13"> </text:span><text:span text:style-name="T11">defined</text:span><text:span text:style-name="T13"> </text:span><text:span text:style-name="T11">by</text:span><text:span text:style-name="T13"> </text:span><text:span text:style-name="T11">the</text:span><text:span text:style-name="T13"> </text:span><text:span text:style-name="T11">above</text:span><text:span text:style-name="T13"> </text:span><text:span text:style-name="T11">node</text:span><text:span text:style-name="T13"> </text:span><text:span text:style-name="T11">field)</text:span></text:p>
      <text:p text:style-name="P37"/>
      <text:p text:style-name="P39"><text:span text:style-name="T11">Mark</text:span><text:span text:style-name="T13"> </text:span><text:span text:style-name="T11">for</text:span><text:span text:style-name="T13"> </text:span><text:span text:style-name="T11">Deletion/Undelete</text:span><text:span text:style-name="T13"> </text:span><text:span text:style-name="T11">button:</text:span></text:p>
      <text:p text:style-name="P39"><text:span text:style-name="T11"><text:tab/>Toggles</text:span><text:span text:style-name="T13"> </text:span><text:span text:style-name="T11">deletion</text:span><text:span text:style-name="T13"> </text:span><text:span text:style-name="T11">mark</text:span><text:span text:style-name="T13"> </text:span><text:span text:style-name="T11">on</text:span><text:span text:style-name="T13"> </text:span><text:span text:style-name="T11">and</text:span><text:span text:style-name="T13"> </text:span><text:span text:style-name="T11">off.</text:span><text:span text:style-name="T13"> <text:s/></text:span><text:span text:style-name="T11">Irreversible</text:span><text:span text:style-name="T13"> </text:span><text:span text:style-name="T11">deletion</text:span><text:span text:style-name="T13"> </text:span><text:span text:style-name="T11">does</text:span><text:span text:style-name="T13"> </text:span><text:span text:style-name="T11">not</text:span><text:span text:style-name="T13"> </text:span><text:span text:style-name="T11">occur</text:span><text:span text:style-name="T13"> </text:span><text:span text:style-name="T11">until</text:span><text:span text:style-name="T13"> </text:span><text:span text:style-name="T11">exit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.</text:span><text:span text:style-name="T13"> <text:s/></text:span><text:span text:style-name="T11">Note</text:span><text:span text:style-name="T13"> </text:span><text:span text:style-name="T11">that</text:span><text:span text:style-name="T13"> </text:span><text:span text:style-name="T11">any</text:span><text:span text:style-name="T13"> </text:span><text:span text:style-name="T11">condition</text:span><text:span text:style-name="T13"> </text:span><text:span text:style-name="T11">that</text:span><text:span text:style-name="T13"> </text:span><text:span text:style-name="T11">appears</text:span><text:span text:style-name="T13"> </text:span><text:span text:style-name="T11">in</text:span><text:span text:style-name="T13"> </text:span><text:span text:style-name="T11">the</text:span><text:span text:style-name="T13"> </text:span><text:span text:style-name="T11">logic</text:span><text:span text:style-name="T13"> </text:span><text:span text:style-name="T11">string</text:span><text:span text:style-name="T13"> </text:span><text:span text:style-name="T11">of</text:span><text:span text:style-name="T13"> </text:span><text:span text:style-name="T11">one</text:span><text:span text:style-name="T13"> </text:span><text:span text:style-name="T11">or</text:span><text:span text:style-name="T13"> </text:span><text:span text:style-name="T11">more</text:span><text:span text:style-name="T13"> </text:span><text:span text:style-name="T11">tests</text:span><text:span text:style-name="T13"> </text:span><text:span text:style-name="T11">may</text:span><text:span text:style-name="T13"> </text:span><text:span text:style-name="T11">not</text:span><text:span text:style-name="T13"> </text:span><text:span text:style-name="T11">be</text:span><text:span text:style-name="T13"> </text:span><text:span text:style-name="T11">deleted</text:span><text:span text:style-name="T13"> </text:span><text:span text:style-name="T11">(button</text:span><text:span text:style-name="T13"> </text:span><text:span text:style-name="T11">will</text:span><text:span text:style-name="T13"> </text:span><text:span text:style-name="T11">be</text:span><text:span text:style-name="T13"> </text:span><text:span text:style-name="T11">disabled)</text:span><text:span text:style-name="T13"> </text:span><text:span text:style-name="T11">so</text:span><text:span text:style-name="T13"> </text:span><text:span text:style-name="T11">long</text:span><text:span text:style-name="T13"> </text:span><text:span text:style-name="T11">as</text:span><text:span text:style-name="T13"> </text:span><text:span text:style-name="T11">any</text:span><text:span text:style-name="T13"> </text:span><text:span text:style-name="T11">of</text:span><text:span text:style-name="T13"> </text:span><text:span text:style-name="T11">those</text:span><text:span text:style-name="T13"> </text:span><text:span text:style-name="T11">tests</text:span><text:span text:style-name="T13"> </text:span><text:span text:style-name="T11">remain</text:span><text:span text:style-name="T13"> </text:span><text:span text:style-name="T11">unmarked.</text:span></text:p>
      <text:p text:style-name="P37"/>
      <text:p text:style-name="P39"><text:span text:style-name="T11">Exit</text:span><text:span text:style-name="T13"> </text:span><text:span text:style-name="T11">and</text:span><text:span text:style-name="T13"> </text:span><text:span text:style-name="T11">Update</text:span><text:span text:style-name="T13"> </text:span><text:span text:style-name="T11">Postran</text:span><text:span text:style-name="T13"> </text:span><text:span text:style-name="T11">Buffer</text:span><text:span text:style-name="T13"> </text:span><text:span text:style-name="T11">button:</text:span></text:p>
      <text:p text:style-name="P39"><text:span text:style-name="T11"><text:tab/>Exiting</text:span><text:span text:style-name="T13"> </text:span><text:span text:style-name="T11">in</text:span><text:span text:style-name="T13"> </text:span><text:span text:style-name="T11">this</text:span><text:span text:style-name="T13"> </text:span><text:span text:style-name="T11">way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update</text:span><text:span text:style-name="T13"> </text:span><text:span text:style-name="T11">according</text:span><text:span text:style-name="T13"> </text:span><text:span text:style-name="T11">to</text:span><text:span text:style-name="T13"> </text:span><text:span text:style-name="T11">the</text:span><text:span text:style-name="T13"> </text:span><text:span text:style-name="T11">addition</text:span><text:span text:style-name="T13"> </text:span><text:span text:style-name="T11">or</text:span><text:span text:style-name="T13"> </text:span><text:span text:style-name="T11">modification</text:span><text:span text:style-name="T13"> </text:span><text:span text:style-name="T11">in</text:span><text:span text:style-name="T13"> </text:span><text:span text:style-name="T11">the</text:span><text:span text:style-name="T13"> </text:span><text:span text:style-name="T11">current</text:span><text:span text:style-name="T13"> </text:span><text:span text:style-name="T11">condition.</text:span></text:p>
      <text:p text:style-name="P37"/>
      <text:p text:style-name="P39"><text:soft-page-break/><text:span text:style-name="T11">Cancel</text:span><text:span text:style-name="T13"> </text:span><text:span text:style-name="T11">button:</text:span></text:p>
      <text:p text:style-name="P39"><text:span text:style-name="T11"><text:tab/>Quitting</text:span><text:span text:style-name="T13"> </text:span><text:span text:style-name="T11">via</text:span><text:span text:style-name="T13"> </text:span><text:span text:style-name="T11">the</text:span><text:span text:style-name="T13"> </text:span><text:span text:style-name="T11">Cancel</text:span><text:span text:style-name="T13"> </text:span><text:span text:style-name="T11">button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any</text:span><text:span text:style-name="T13"> </text:span><text:span text:style-name="T11">interactions</text:span><text:span text:style-name="T13"> </text:span><text:span text:style-name="T11">with</text:span><text:span text:style-name="T13"> </text:span><text:span text:style-name="T11">this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be</text:span><text:span text:style-name="T13"> </text:span><text:span text:style-name="T11">discarded</text:span><text:span text:style-name="T13"> </text:span><text:span text:style-name="T11">and</text:span><text:span text:style-name="T13"> </text:span><text:span text:style-name="T11">a</text:span><text:span text:style-name="T13"> </text:span><text:span text:style-name="T11">return</text:span><text:span text:style-name="T13"> </text:span><text:span text:style-name="T11">to</text:span><text:span text:style-name="T13"> </text:span><text:span text:style-name="T11">the</text:span><text:span text:style-name="T13"> </text:span><text:span text:style-name="T11">unchanged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display.</text:span></text:p>
      <text:p text:style-name="P38"/>
      <text:p text:style-name="P39"><text:span text:style-name="T29">943</text:span><text:span text:style-name="T30"> </text:span><text:span text:style-name="T29">ptmolec.txt</text:span></text:p>
      <text:p text:style-name="P39"><text:span text:style-name="T11">Molecularity</text:span><text:span text:style-name="T13"> </text:span><text:span text:style-name="T11">is</text:span><text:span text:style-name="T13"> </text:span><text:span text:style-name="T11">typically</text:span><text:span text:style-name="T13"> </text:span><text:span text:style-name="T11">used,</text:span><text:span text:style-name="T13"> </text:span><text:span text:style-name="T11">for</text:span><text:span text:style-name="T13"> </text:span><text:span text:style-name="T11">example,</text:span><text:span text:style-name="T13"> </text:span><text:span text:style-name="T11">to</text:span><text:span text:style-name="T13"> </text:span><text:span text:style-name="T11">constrain</text:span><text:span text:style-name="T13"> </text:span><text:span text:style-name="T11">two-piece</text:span><text:span text:style-name="T13"> </text:span><text:span text:style-name="T11">subgoal</text:span><text:span text:style-name="T13"> </text:span><text:span text:style-name="T11">patterns</text:span><text:span text:style-name="T13"> </text:span><text:span text:style-name="T11">to</text:span><text:span text:style-name="T13"> </text:span><text:span text:style-name="T11">being</text:span><text:span text:style-name="T13"> </text:span><text:span text:style-name="T11">implicitly</text:span><text:span text:style-name="T13"> </text:span><text:span text:style-name="T11">connected,</text:span><text:span text:style-name="T13"> </text:span><text:span text:style-name="T11">as</text:span><text:span text:style-name="T13"> </text:span><text:span text:style-name="T11">for</text:span><text:span text:style-name="T13"> </text:span><text:span text:style-name="T11">a</text:span><text:span text:style-name="T13"> </text:span><text:span text:style-name="T11">cyclization</text:span><text:span text:style-name="T13"> </text:span><text:span text:style-name="T11">reaction.</text:span></text:p>
      <text:p text:style-name="P37"/>
      <text:p text:style-name="P39"><text:span text:style-name="T11">IS/IS</text:span><text:span text:style-name="T13"> </text:span><text:span text:style-name="T11">NOT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Molecularity</text:span><text:span text:style-name="T13"> </text:span><text:span text:style-name="T11">field</text:span><text:span text:style-name="T13"> </text:span><text:span text:style-name="T11">(enter</text:span><text:span text:style-name="T13"> </text:span><text:span text:style-name="T11">appropriate</text:span><text:span text:style-name="T13"> </text:span><text:span text:style-name="T11">one-digit</text:span><text:span text:style-name="T13"> </text:span><text:span text:style-name="T11">number)</text:span></text:p>
      <text:p text:style-name="P37"/>
      <text:p text:style-name="P39"><text:span text:style-name="T11">Mark</text:span><text:span text:style-name="T13"> </text:span><text:span text:style-name="T11">for</text:span><text:span text:style-name="T13"> </text:span><text:span text:style-name="T11">Deletion/Undelete</text:span><text:span text:style-name="T13"> </text:span><text:span text:style-name="T11">button:</text:span></text:p>
      <text:p text:style-name="P39"><text:span text:style-name="T11"><text:tab/>Toggles</text:span><text:span text:style-name="T13"> </text:span><text:span text:style-name="T11">deletion</text:span><text:span text:style-name="T13"> </text:span><text:span text:style-name="T11">mark</text:span><text:span text:style-name="T13"> </text:span><text:span text:style-name="T11">on</text:span><text:span text:style-name="T13"> </text:span><text:span text:style-name="T11">and</text:span><text:span text:style-name="T13"> </text:span><text:span text:style-name="T11">off.</text:span><text:span text:style-name="T13"> <text:s/></text:span><text:span text:style-name="T11">Irreversible</text:span><text:span text:style-name="T13"> </text:span><text:span text:style-name="T11">deletion</text:span><text:span text:style-name="T13"> </text:span><text:span text:style-name="T11">does</text:span><text:span text:style-name="T13"> </text:span><text:span text:style-name="T11">not</text:span><text:span text:style-name="T13"> </text:span><text:span text:style-name="T11">occur</text:span><text:span text:style-name="T13"> </text:span><text:span text:style-name="T11">until</text:span><text:span text:style-name="T13"> </text:span><text:span text:style-name="T11">exit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.</text:span><text:span text:style-name="T13"> <text:s/></text:span><text:span text:style-name="T11">Note</text:span><text:span text:style-name="T13"> </text:span><text:span text:style-name="T11">that</text:span><text:span text:style-name="T13"> </text:span><text:span text:style-name="T11">any</text:span><text:span text:style-name="T13"> </text:span><text:span text:style-name="T11">condition</text:span><text:span text:style-name="T13"> </text:span><text:span text:style-name="T11">that</text:span><text:span text:style-name="T13"> </text:span><text:span text:style-name="T11">appears</text:span><text:span text:style-name="T13"> </text:span><text:span text:style-name="T11">in</text:span><text:span text:style-name="T13"> </text:span><text:span text:style-name="T11">the</text:span><text:span text:style-name="T13"> </text:span><text:span text:style-name="T11">logic</text:span><text:span text:style-name="T13"> </text:span><text:span text:style-name="T11">string</text:span><text:span text:style-name="T13"> </text:span><text:span text:style-name="T11">of</text:span><text:span text:style-name="T13"> </text:span><text:span text:style-name="T11">one</text:span><text:span text:style-name="T13"> </text:span><text:span text:style-name="T11">or</text:span><text:span text:style-name="T13"> </text:span><text:span text:style-name="T11">more</text:span><text:span text:style-name="T13"> </text:span><text:span text:style-name="T11">tests</text:span><text:span text:style-name="T13"> </text:span><text:span text:style-name="T11">may</text:span><text:span text:style-name="T13"> </text:span><text:span text:style-name="T11">not</text:span><text:span text:style-name="T13"> </text:span><text:span text:style-name="T11">be</text:span><text:span text:style-name="T13"> </text:span><text:span text:style-name="T11">deleted</text:span><text:span text:style-name="T13"> </text:span><text:span text:style-name="T11">(button</text:span><text:span text:style-name="T13"> </text:span><text:span text:style-name="T11">will</text:span><text:span text:style-name="T13"> </text:span><text:span text:style-name="T11">be</text:span><text:span text:style-name="T13"> </text:span><text:span text:style-name="T11">disabled)</text:span><text:span text:style-name="T13"> </text:span><text:span text:style-name="T11">so</text:span><text:span text:style-name="T13"> </text:span><text:span text:style-name="T11">long</text:span><text:span text:style-name="T13"> </text:span><text:span text:style-name="T11">as</text:span><text:span text:style-name="T13"> </text:span><text:span text:style-name="T11">any</text:span><text:span text:style-name="T13"> </text:span><text:span text:style-name="T11">of</text:span><text:span text:style-name="T13"> </text:span><text:span text:style-name="T11">those</text:span><text:span text:style-name="T13"> </text:span><text:span text:style-name="T11">tests</text:span><text:span text:style-name="T13"> </text:span><text:span text:style-name="T11">remain</text:span><text:span text:style-name="T13"> </text:span><text:span text:style-name="T11">unmarked.</text:span></text:p>
      <text:p text:style-name="P37"/>
      <text:p text:style-name="P39"><text:span text:style-name="T11">Exit</text:span><text:span text:style-name="T13"> </text:span><text:span text:style-name="T11">and</text:span><text:span text:style-name="T13"> </text:span><text:span text:style-name="T11">Update</text:span><text:span text:style-name="T13"> </text:span><text:span text:style-name="T11">Postran</text:span><text:span text:style-name="T13"> </text:span><text:span text:style-name="T11">Buffer</text:span><text:span text:style-name="T13"> </text:span><text:span text:style-name="T11">button:</text:span></text:p>
      <text:p text:style-name="P39"><text:span text:style-name="T11"><text:tab/>Exiting</text:span><text:span text:style-name="T13"> </text:span><text:span text:style-name="T11">in</text:span><text:span text:style-name="T13"> </text:span><text:span text:style-name="T11">this</text:span><text:span text:style-name="T13"> </text:span><text:span text:style-name="T11">way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update</text:span><text:span text:style-name="T13"> </text:span><text:span text:style-name="T11">according</text:span><text:span text:style-name="T13"> </text:span><text:span text:style-name="T11">to</text:span><text:span text:style-name="T13"> </text:span><text:span text:style-name="T11">the</text:span><text:span text:style-name="T13"> </text:span><text:span text:style-name="T11">addition</text:span><text:span text:style-name="T13"> </text:span><text:span text:style-name="T11">or</text:span><text:span text:style-name="T13"> </text:span><text:span text:style-name="T11">modification</text:span><text:span text:style-name="T13"> </text:span><text:span text:style-name="T11">in</text:span><text:span text:style-name="T13"> </text:span><text:span text:style-name="T11">the</text:span><text:span text:style-name="T13"> </text:span><text:span text:style-name="T11">current</text:span><text:span text:style-name="T13"> </text:span><text:span text:style-name="T11">condition.</text:span></text:p>
      <text:p text:style-name="P37"/>
      <text:p text:style-name="P39"><text:span text:style-name="T11">Cancel</text:span><text:span text:style-name="T13"> </text:span><text:span text:style-name="T11">button:</text:span></text:p>
      <text:p text:style-name="P39"><text:span text:style-name="T11"><text:tab/>Quitting</text:span><text:span text:style-name="T13"> </text:span><text:span text:style-name="T11">via</text:span><text:span text:style-name="T13"> </text:span><text:span text:style-name="T11">the</text:span><text:span text:style-name="T13"> </text:span><text:span text:style-name="T11">Cancel</text:span><text:span text:style-name="T13"> </text:span><text:span text:style-name="T11">button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any</text:span><text:span text:style-name="T13"> </text:span><text:span text:style-name="T11">interactions</text:span><text:span text:style-name="T13"> </text:span><text:span text:style-name="T11">with</text:span><text:span text:style-name="T13"> </text:span><text:span text:style-name="T11">this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be</text:span><text:span text:style-name="T13"> </text:span><text:span text:style-name="T11">discarded</text:span><text:span text:style-name="T13"> </text:span><text:span text:style-name="T11">and</text:span><text:span text:style-name="T13"> </text:span><text:span text:style-name="T11">a</text:span><text:span text:style-name="T13"> </text:span><text:span text:style-name="T11">return</text:span><text:span text:style-name="T13"> </text:span><text:span text:style-name="T11">to</text:span><text:span text:style-name="T13"> </text:span><text:span text:style-name="T11">the</text:span><text:span text:style-name="T13"> </text:span><text:span text:style-name="T11">unchanged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display.</text:span></text:p>
      <text:p text:style-name="P38"/>
      <text:p text:style-name="P39"><text:span text:style-name="T29">1,335</text:span><text:span text:style-name="T30"> </text:span><text:span text:style-name="T29">ptmore.txt</text:span></text:p>
      <text:p text:style-name="P39"><text:span text:style-name="T11">The</text:span><text:span text:style-name="T13"> </text:span><text:span text:style-name="T11">MORE</text:span><text:span text:style-name="T13"> </text:span><text:span text:style-name="T11">condition</text:span><text:span text:style-name="T13"> </text:span><text:span text:style-name="T11">was</text:span><text:span text:style-name="T13"> </text:span><text:span text:style-name="T11">designed</text:span><text:span text:style-name="T13"> </text:span><text:span text:style-name="T11">to</text:span><text:span text:style-name="T13"> </text:span><text:span text:style-name="T11">provide</text:span><text:span text:style-name="T13"> </text:span><text:span text:style-name="T11">some</text:span><text:span text:style-name="T13"> </text:span><text:span text:style-name="T11">measure</text:span><text:span text:style-name="T13"> </text:span><text:span text:style-name="T11">of</text:span><text:span text:style-name="T13"> </text:span><text:span text:style-name="T11">potential</text:span><text:span text:style-name="T13"> </text:span><text:span text:style-name="T11">driving</text:span><text:span text:style-name="T13"> </text:span><text:span text:style-name="T11">force,</text:span><text:span text:style-name="T13"> </text:span><text:span text:style-name="T11">such</text:span><text:span text:style-name="T13"> </text:span><text:span text:style-name="T11">as</text:span><text:span text:style-name="T13"> </text:span><text:span text:style-name="T11">loss</text:span><text:span text:style-name="T13"> </text:span><text:span text:style-name="T11">of</text:span><text:span text:style-name="T13"> </text:span><text:span text:style-name="T11">a</text:span><text:span text:style-name="T13"> </text:span><text:span text:style-name="T11">strained</text:span><text:span text:style-name="T13"> </text:span><text:span text:style-name="T11">ring</text:span><text:span text:style-name="T13"> </text:span><text:span text:style-name="T11">system,</text:span><text:span text:style-name="T13"> </text:span><text:span text:style-name="T11">capable</text:span><text:span text:style-name="T13"> </text:span><text:span text:style-name="T11">of</text:span><text:span text:style-name="T13"> </text:span><text:span text:style-name="T11">enhancing</text:span><text:span text:style-name="T13"> </text:span><text:span text:style-name="T11">the</text:span><text:span text:style-name="T13"> </text:span><text:span text:style-name="T11">likelihood</text:span><text:span text:style-name="T13"> </text:span><text:span text:style-name="T11">that</text:span><text:span text:style-name="T13"> </text:span><text:span text:style-name="T11">a</text:span><text:span text:style-name="T13"> </text:span><text:span text:style-name="T11">given</text:span><text:span text:style-name="T13"> </text:span><text:span text:style-name="T11">instance</text:span><text:span text:style-name="T13"> </text:span><text:span text:style-name="T11">of</text:span><text:span text:style-name="T13"> </text:span><text:span text:style-name="T11">the</text:span><text:span text:style-name="T13"> </text:span><text:span text:style-name="T11">reaction</text:span><text:span text:style-name="T13"> </text:span><text:span text:style-name="T11">in</text:span><text:span text:style-name="T13"> </text:span><text:span text:style-name="T11">question</text:span><text:span text:style-name="T13"> </text:span><text:span text:style-name="T11">will</text:span><text:span text:style-name="T13"> </text:span><text:span text:style-name="T11">occur</text:span><text:span text:style-name="T13"> </text:span><text:span text:style-name="T11">readily.</text:span></text:p>
      <text:p text:style-name="P37"/>
      <text:p text:style-name="P39"><text:span text:style-name="T11">ARE/ARE</text:span><text:span text:style-name="T13"> </text:span><text:span text:style-name="T11">NOT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MORE/FEWER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Functional</text:span><text:span text:style-name="T13"> </text:span><text:span text:style-name="T11">Group</text:span><text:span text:style-name="T13"> </text:span><text:span text:style-name="T11">Menu:</text:span></text:p>
      <text:p text:style-name="P47"><text:span text:style-name="T11">Selecting</text:span><text:span text:style-name="T13"> </text:span><text:span text:style-name="T11">this</text:span><text:span text:style-name="T13"> </text:span><text:span text:style-name="T11">menu</text:span><text:span text:style-name="T13"> </text:span><text:span text:style-name="T11">brings</text:span><text:span text:style-name="T13"> </text:span><text:span text:style-name="T11">up</text:span><text:span text:style-name="T13"> </text:span><text:span text:style-name="T11">a</text:span><text:span text:style-name="T13"> </text:span><text:span text:style-name="T11">scrollable</text:span><text:span text:style-name="T13"> </text:span><text:span text:style-name="T11">selection</text:span><text:span text:style-name="T13"> </text:span><text:span text:style-name="T11">list</text:span><text:span text:style-name="T13"> </text:span><text:span text:style-name="T11">of</text:span><text:span text:style-name="T13"> </text:span><text:span text:style-name="T11">functional</text:span><text:span text:style-name="T13"> </text:span><text:span text:style-name="T11">groups,</text:span><text:span text:style-name="T13"> </text:span><text:span text:style-name="T11">from</text:span><text:span text:style-name="T13"> </text:span><text:span text:style-name="T11">which</text:span><text:span text:style-name="T13"> </text:span><text:span text:style-name="T11">a</text:span><text:span text:style-name="T13"> </text:span><text:span text:style-name="T11">window</text:span><text:span text:style-name="T13"> </text:span><text:span text:style-name="T11">containing</text:span><text:span text:style-name="T13"> </text:span><text:span text:style-name="T11">drawings</text:span><text:span text:style-name="T13"> </text:span><text:span text:style-name="T11">of</text:span><text:span text:style-name="T13"> </text:span><text:span text:style-name="T11">these</text:span><text:span text:style-name="T13"> </text:span><text:span text:style-name="T11">groups</text:span><text:span text:style-name="T13"> </text:span><text:span text:style-name="T11">may</text:span><text:span text:style-name="T13"> </text:span><text:span text:style-name="T11">be</text:span><text:span text:style-name="T13"> </text:span><text:span text:style-name="T11">called</text:span><text:span text:style-name="T13"> </text:span><text:span text:style-name="T11">up.</text:span><text:span text:style-name="T13"> <text:s/></text:span><text:span text:style-name="T11">The</text:span><text:span text:style-name="T13"> </text:span><text:span text:style-name="T11">current</text:span><text:span text:style-name="T13"> </text:span><text:span text:style-name="T11">selection</text:span><text:span text:style-name="T13"> </text:span><text:span text:style-name="T11">is</text:span><text:span text:style-name="T13"> </text:span><text:span text:style-name="T11">highlighted</text:span><text:span text:style-name="T13"> </text:span><text:span text:style-name="T11">until</text:span><text:span text:style-name="T13"> </text:span><text:span text:style-name="T11">another</text:span><text:span text:style-name="T13"> </text:span><text:span text:style-name="T11">group</text:span><text:span text:style-name="T13"> </text:span><text:span text:style-name="T11">is</text:span><text:span text:style-name="T13"> </text:span><text:span text:style-name="T11">selected</text:span><text:span text:style-name="T13"> </text:span><text:span text:style-name="T11">to</text:span><text:span text:style-name="T13"> </text:span><text:span text:style-name="T11">take</text:span><text:span text:style-name="T13"> </text:span><text:span text:style-name="T11">its</text:span><text:span text:style-name="T13"> </text:span><text:span text:style-name="T11">place</text:span><text:span text:style-name="T13"> </text:span><text:span text:style-name="T11">in</text:span><text:span text:style-name="T13"> </text:span><text:span text:style-name="T11">the</text:span><text:span text:style-name="T13"> </text:span><text:span text:style-name="T11">condition</text:span><text:span text:style-name="T13"> </text:span><text:span text:style-name="T11">statement.</text:span></text:p>
      <text:p text:style-name="P37"/>
      <text:p text:style-name="P39"><text:span text:style-name="T11">Mark</text:span><text:span text:style-name="T13"> </text:span><text:span text:style-name="T11">for</text:span><text:span text:style-name="T13"> </text:span><text:span text:style-name="T11">Deletion/Undelete</text:span><text:span text:style-name="T13"> </text:span><text:span text:style-name="T11">button:</text:span></text:p>
      <text:p text:style-name="P39"><text:span text:style-name="T11"><text:tab/>Toggles</text:span><text:span text:style-name="T13"> </text:span><text:span text:style-name="T11">deletion</text:span><text:span text:style-name="T13"> </text:span><text:span text:style-name="T11">mark</text:span><text:span text:style-name="T13"> </text:span><text:span text:style-name="T11">on</text:span><text:span text:style-name="T13"> </text:span><text:span text:style-name="T11">and</text:span><text:span text:style-name="T13"> </text:span><text:span text:style-name="T11">off.</text:span><text:span text:style-name="T13"> <text:s/></text:span><text:span text:style-name="T11">Irreversible</text:span><text:span text:style-name="T13"> </text:span><text:span text:style-name="T11">deletion</text:span><text:span text:style-name="T13"> </text:span><text:span text:style-name="T11">does</text:span><text:span text:style-name="T13"> </text:span><text:span text:style-name="T11">not</text:span><text:span text:style-name="T13"> </text:span><text:span text:style-name="T11">occur</text:span><text:span text:style-name="T13"> </text:span><text:span text:style-name="T11">until</text:span><text:span text:style-name="T13"> </text:span><text:span text:style-name="T11">exit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.</text:span><text:span text:style-name="T13"> <text:s/></text:span><text:span text:style-name="T11">Note</text:span><text:span text:style-name="T13"> </text:span><text:span text:style-name="T11">that</text:span><text:span text:style-name="T13"> </text:span><text:span text:style-name="T11">any</text:span><text:span text:style-name="T13"> </text:span><text:span text:style-name="T11">condition</text:span><text:span text:style-name="T13"> </text:span><text:span text:style-name="T11">that</text:span><text:span text:style-name="T13"> </text:span><text:span text:style-name="T11">appears</text:span><text:span text:style-name="T13"> </text:span><text:span text:style-name="T11">in</text:span><text:span text:style-name="T13"> </text:span><text:span text:style-name="T11">the</text:span><text:span text:style-name="T13"> </text:span><text:span text:style-name="T11">logic</text:span><text:span text:style-name="T13"> </text:span><text:span text:style-name="T11">string</text:span><text:span text:style-name="T13"> </text:span><text:span text:style-name="T11">of</text:span><text:span text:style-name="T13"> </text:span><text:span text:style-name="T11">one</text:span><text:span text:style-name="T13"> </text:span><text:span text:style-name="T11">or</text:span><text:span text:style-name="T13"> </text:span><text:span text:style-name="T11">more</text:span><text:span text:style-name="T13"> </text:span><text:span text:style-name="T11">tests</text:span><text:span text:style-name="T13"> </text:span><text:span text:style-name="T11">may</text:span><text:span text:style-name="T13"> </text:span><text:span text:style-name="T11">not</text:span><text:span text:style-name="T13"> </text:span><text:span text:style-name="T11">be</text:span><text:span text:style-name="T13"> </text:span><text:span text:style-name="T11">deleted</text:span><text:span text:style-name="T13"> </text:span><text:span text:style-name="T11">(button</text:span><text:span text:style-name="T13"> </text:span><text:span text:style-name="T11">will</text:span><text:span text:style-name="T13"> </text:span><text:span text:style-name="T11">be</text:span><text:span text:style-name="T13"> </text:span><text:span text:style-name="T11">disabled)</text:span><text:span text:style-name="T13"> </text:span><text:span text:style-name="T11">so</text:span><text:span text:style-name="T13"> </text:span><text:span text:style-name="T11">long</text:span><text:span text:style-name="T13"> </text:span><text:span text:style-name="T11">as</text:span><text:span text:style-name="T13"> </text:span><text:span text:style-name="T11">any</text:span><text:span text:style-name="T13"> </text:span><text:span text:style-name="T11">of</text:span><text:span text:style-name="T13"> </text:span><text:span text:style-name="T11">those</text:span><text:span text:style-name="T13"> </text:span><text:span text:style-name="T11">tests</text:span><text:span text:style-name="T13"> </text:span><text:span text:style-name="T11">remain</text:span><text:span text:style-name="T13"> </text:span><text:span text:style-name="T11">unmarked.</text:span></text:p>
      <text:p text:style-name="P37"/>
      <text:p text:style-name="P39"><text:span text:style-name="T11">Exit</text:span><text:span text:style-name="T13"> </text:span><text:span text:style-name="T11">and</text:span><text:span text:style-name="T13"> </text:span><text:span text:style-name="T11">Update</text:span><text:span text:style-name="T13"> </text:span><text:span text:style-name="T11">Postran</text:span><text:span text:style-name="T13"> </text:span><text:span text:style-name="T11">Buffer</text:span><text:span text:style-name="T13"> </text:span><text:span text:style-name="T11">button:</text:span></text:p>
      <text:p text:style-name="P39"><text:span text:style-name="T11"><text:tab/>Exiting</text:span><text:span text:style-name="T13"> </text:span><text:span text:style-name="T11">in</text:span><text:span text:style-name="T13"> </text:span><text:span text:style-name="T11">this</text:span><text:span text:style-name="T13"> </text:span><text:span text:style-name="T11">way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update</text:span><text:span text:style-name="T13"> </text:span><text:span text:style-name="T11">according</text:span><text:span text:style-name="T13"> </text:span><text:span text:style-name="T11">to</text:span><text:span text:style-name="T13"> </text:span><text:span text:style-name="T11">the</text:span><text:span text:style-name="T13"> </text:span><text:span text:style-name="T11">addition</text:span><text:span text:style-name="T13"> </text:span><text:span text:style-name="T11">or</text:span><text:span text:style-name="T13"> </text:span><text:span text:style-name="T11">modification</text:span><text:span text:style-name="T13"> </text:span><text:span text:style-name="T11">in</text:span><text:span text:style-name="T13"> </text:span><text:span text:style-name="T11">the</text:span><text:span text:style-name="T13"> </text:span><text:span text:style-name="T11">current</text:span><text:span text:style-name="T13"> </text:span><text:span text:style-name="T11">condition.</text:span></text:p>
      <text:p text:style-name="P37"/>
      <text:p text:style-name="P39"><text:span text:style-name="T11">Cancel</text:span><text:span text:style-name="T13"> </text:span><text:span text:style-name="T11">button:</text:span></text:p>
      <text:p text:style-name="P39"><text:span text:style-name="T11"><text:tab/>Quitting</text:span><text:span text:style-name="T13"> </text:span><text:span text:style-name="T11">via</text:span><text:span text:style-name="T13"> </text:span><text:span text:style-name="T11">the</text:span><text:span text:style-name="T13"> </text:span><text:span text:style-name="T11">Cancel</text:span><text:span text:style-name="T13"> </text:span><text:span text:style-name="T11">button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any</text:span><text:span text:style-name="T13"> </text:span><text:span text:style-name="T11">interactions</text:span><text:span text:style-name="T13"> </text:span><text:span text:style-name="T11">with</text:span><text:span text:style-name="T13"> </text:span><text:span text:style-name="T11">this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be</text:span><text:span text:style-name="T13"> </text:span><text:span text:style-name="T11">discarded</text:span><text:span text:style-name="T13"> </text:span><text:span text:style-name="T11">and</text:span><text:span text:style-name="T13"> </text:span><text:span text:style-name="T11">a</text:span><text:span text:style-name="T13"> </text:span><text:span text:style-name="T11">return</text:span><text:span text:style-name="T13"> </text:span><text:span text:style-name="T11">to</text:span><text:span text:style-name="T13"> </text:span><text:span text:style-name="T11">the</text:span><text:span text:style-name="T13"> </text:span><text:span text:style-name="T11">unchanged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display.</text:span></text:p>
      <text:p text:style-name="P38"/>
      <text:p text:style-name="P39"><text:span text:style-name="T29">1,312</text:span><text:span text:style-name="T30"> </text:span><text:span text:style-name="T29">ptrc_exp.txt</text:span></text:p>
      <text:p text:style-name="P39"><text:soft-page-break/><text:span text:style-name="T11">The</text:span><text:span text:style-name="T13"> </text:span><text:span text:style-name="T11">NUMBER</text:span><text:span text:style-name="T13"> </text:span><text:span text:style-name="T11">OF</text:span><text:span text:style-name="T13"> </text:span><text:span text:style-name="T11">STEPS</text:span><text:span text:style-name="T13"> </text:span><text:span text:style-name="T11">IN</text:span><text:span text:style-name="T13"> </text:span><text:span text:style-name="T11">DISPLAYED</text:span><text:span text:style-name="T13"> </text:span><text:span text:style-name="T11">SYNTHESIS</text:span><text:span text:style-name="T13"> </text:span><text:span text:style-name="T11">comprises</text:span><text:span text:style-name="T13"> </text:span><text:span text:style-name="T11">all</text:span><text:span text:style-name="T13"> </text:span><text:span text:style-name="T11">reaction</text:span><text:span text:style-name="T13"> </text:span><text:span text:style-name="T11">steps</text:span><text:span text:style-name="T13"> </text:span><text:span text:style-name="T11">that</text:span><text:span text:style-name="T13"> </text:span><text:span text:style-name="T11">were</text:span><text:span text:style-name="T13"> </text:span><text:span text:style-name="T11">selected</text:span><text:span text:style-name="T13"> </text:span><text:span text:style-name="T11">and</text:span><text:span text:style-name="T13"> </text:span><text:span text:style-name="T11">marked</text:span><text:span text:style-name="T13"> </text:span><text:span text:style-name="T11">to</text:span><text:span text:style-name="T13"> </text:span><text:span text:style-name="T11">be</text:span><text:span text:style-name="T13"> </text:span><text:span text:style-name="T11">saved</text:span><text:span text:style-name="T13"> </text:span><text:span text:style-name="T11">in</text:span><text:span text:style-name="T13"> </text:span><text:span text:style-name="T11">a</text:span><text:span text:style-name="T13"> </text:span><text:span text:style-name="T11">path</text:span><text:span text:style-name="T13"> </text:span><text:span text:style-name="T11">file,</text:span><text:span text:style-name="T13"> </text:span><text:span text:style-name="T11">including</text:span><text:span text:style-name="T13"> </text:span><text:span text:style-name="T11">those</text:span><text:span text:style-name="T13"> </text:span><text:span text:style-name="T11">in</text:span><text:span text:style-name="T13"> </text:span><text:span text:style-name="T11">prepended</text:span><text:span text:style-name="T13"> </text:span><text:span text:style-name="T11">co-reactant</text:span><text:span text:style-name="T13"> </text:span><text:span text:style-name="T11">branches.</text:span></text:p>
      <text:p text:style-name="P37"/>
      <text:p text:style-name="P39"><text:span text:style-name="T11">The</text:span><text:span text:style-name="T13"> </text:span><text:span text:style-name="T11">value</text:span><text:span text:style-name="T13"> </text:span><text:span text:style-name="T11">reported</text:span><text:span text:style-name="T13"> </text:span><text:span text:style-name="T11">for</text:span><text:span text:style-name="T13"> </text:span><text:span text:style-name="T11">CONFIDENCE</text:span><text:span text:style-name="T13"> </text:span><text:span text:style-name="T11">is</text:span><text:span text:style-name="T13"> </text:span><text:span text:style-name="T11">the</text:span><text:span text:style-name="T13"> </text:span><text:span text:style-name="T11">lowest</text:span><text:span text:style-name="T13"> </text:span><text:span text:style-name="T11">estimated</text:span><text:span text:style-name="T13"> </text:span><text:span text:style-name="T11">individual</text:span><text:span text:style-name="T13"> </text:span><text:span text:style-name="T11">reaction</text:span><text:span text:style-name="T13"> </text:span><text:span text:style-name="T11">confidence</text:span><text:span text:style-name="T13"> </text:span><text:span text:style-name="T11">encountered</text:span><text:span text:style-name="T13"> </text:span><text:span text:style-name="T11">in</text:span><text:span text:style-name="T13"> </text:span><text:span text:style-name="T11">traversing</text:span><text:span text:style-name="T13"> </text:span><text:span text:style-name="T11">all</text:span><text:span text:style-name="T13"> </text:span><text:span text:style-name="T11">of</text:span><text:span text:style-name="T13"> </text:span><text:span text:style-name="T11">the</text:span><text:span text:style-name="T13"> </text:span><text:span text:style-name="T11">pathways</text:span><text:span text:style-name="T13"> </text:span><text:span text:style-name="T11">in</text:span><text:span text:style-name="T13"> </text:span><text:span text:style-name="T11">the</text:span><text:span text:style-name="T13"> </text:span><text:span text:style-name="T11">display.</text:span><text:span text:style-name="T13"> <text:s/></text:span><text:span text:style-name="T11">The</text:span><text:span text:style-name="T13"> </text:span><text:span text:style-name="T11">rationale</text:span><text:span text:style-name="T13"> </text:span><text:span text:style-name="T11">for</text:span><text:span text:style-name="T13"> </text:span><text:span text:style-name="T11">this</text:span><text:span text:style-name="T13"> </text:span><text:span text:style-name="T11">assessment</text:span><text:span text:style-name="T13"> </text:span><text:span text:style-name="T11">is</text:span><text:span text:style-name="T13"> </text:span><text:span text:style-name="T11">the</text:span><text:span text:style-name="T13"> </text:span><text:span text:style-name="T11">presumption</text:span><text:span text:style-name="T13"> </text:span><text:span text:style-name="T11">that</text:span><text:span text:style-name="T13"> </text:span><text:span text:style-name="T11">one</text:span><text:span text:style-name="T13"> </text:span><text:span text:style-name="T11">can</text:span><text:span text:style-name="T13"> </text:span><text:span text:style-name="T11">have</text:span><text:span text:style-name="T13"> </text:span><text:span text:style-name="T11">no</text:span><text:span text:style-name="T13"> </text:span><text:span text:style-name="T11">more</text:span><text:span text:style-name="T13"> </text:span><text:span text:style-name="T11">confidence</text:span><text:span text:style-name="T13"> </text:span><text:span text:style-name="T11">in</text:span><text:span text:style-name="T13"> </text:span><text:span text:style-name="T11">the</text:span><text:span text:style-name="T13"> </text:span><text:span text:style-name="T11">soundness</text:span><text:span text:style-name="T13"> </text:span><text:span text:style-name="T11">of</text:span><text:span text:style-name="T13"> </text:span><text:span text:style-name="T11">the</text:span><text:span text:style-name="T13"> </text:span><text:span text:style-name="T11">complete</text:span><text:span text:style-name="T13"> </text:span><text:span text:style-name="T11">synthesis</text:span><text:span text:style-name="T13"> </text:span><text:span text:style-name="T11">proposal</text:span><text:span text:style-name="T13"> </text:span><text:span text:style-name="T11">than</text:span><text:span text:style-name="T13"> </text:span><text:span text:style-name="T11">can</text:span><text:span text:style-name="T13"> </text:span><text:span text:style-name="T11">be</text:span><text:span text:style-name="T13"> </text:span><text:span text:style-name="T11">ascribed</text:span><text:span text:style-name="T13"> </text:span><text:span text:style-name="T11">to</text:span><text:span text:style-name="T13"> </text:span><text:span text:style-name="T11">the</text:span><text:span text:style-name="T13"> </text:span><text:span text:style-name="T11">least</text:span><text:span text:style-name="T13"> </text:span><text:span text:style-name="T11">reliable</text:span><text:span text:style-name="T13"> </text:span><text:span text:style-name="T11">reaction</text:span><text:span text:style-name="T13"> </text:span><text:span text:style-name="T11">step.</text:span></text:p>
      <text:p text:style-name="P37"/>
      <text:p text:style-name="P39"><text:span text:style-name="T11">AVERAGE</text:span><text:span text:style-name="T13"> </text:span><text:span text:style-name="T11">VALUE</text:span><text:span text:style-name="T13"> </text:span><text:span text:style-name="T11">OF</text:span><text:span text:style-name="T13"> </text:span><text:span text:style-name="T11">EASE</text:span><text:span text:style-name="T13"> </text:span><text:span text:style-name="T11">PER</text:span><text:span text:style-name="T13"> </text:span><text:span text:style-name="T11">STEP</text:span><text:span text:style-name="T13"> </text:span><text:span text:style-name="T11">is</text:span><text:span text:style-name="T13"> </text:span><text:span text:style-name="T11">a</text:span><text:span text:style-name="T13"> </text:span><text:span text:style-name="T11">very</text:span><text:span text:style-name="T13"> </text:span><text:span text:style-name="T11">rough</text:span><text:span text:style-name="T13"> </text:span><text:span text:style-name="T11">heuristic</text:span><text:span text:style-name="T13"> </text:span><text:span text:style-name="T11">estimate</text:span><text:span text:style-name="T13"> </text:span><text:span text:style-name="T11">which,</text:span><text:span text:style-name="T13"> </text:span><text:span text:style-name="T11">together</text:span><text:span text:style-name="T13"> </text:span><text:span text:style-name="T11">with</text:span><text:span text:style-name="T13"> </text:span><text:span text:style-name="T11">the</text:span><text:span text:style-name="T13"> </text:span><text:span text:style-name="T11">number</text:span><text:span text:style-name="T13"> </text:span><text:span text:style-name="T11">of</text:span><text:span text:style-name="T13"> </text:span><text:span text:style-name="T11">reaction</text:span><text:span text:style-name="T13"> </text:span><text:span text:style-name="T11">steps</text:span><text:span text:style-name="T13"> </text:span><text:span text:style-name="T11">in</text:span><text:span text:style-name="T13"> </text:span><text:span text:style-name="T11">the</text:span><text:span text:style-name="T13"> </text:span><text:span text:style-name="T11">synthesis,</text:span><text:span text:style-name="T13"> </text:span><text:span text:style-name="T11">can</text:span><text:span text:style-name="T13"> </text:span><text:span text:style-name="T11">provide</text:span><text:span text:style-name="T13"> </text:span><text:span text:style-name="T11">a</text:span><text:span text:style-name="T13"> </text:span><text:span text:style-name="T11">measure</text:span><text:span text:style-name="T13"> </text:span><text:span text:style-name="T11">for</text:span><text:span text:style-name="T13"> </text:span><text:span text:style-name="T11">comparing</text:span><text:span text:style-name="T13"> </text:span><text:span text:style-name="T11">the</text:span><text:span text:style-name="T13"> </text:span><text:span text:style-name="T11">relative</text:span><text:span text:style-name="T13"> </text:span><text:span text:style-name="T11">desirability</text:span><text:span text:style-name="T13"> </text:span><text:span text:style-name="T11">of</text:span><text:span text:style-name="T13"> </text:span><text:span text:style-name="T11">different</text:span><text:span text:style-name="T13"> </text:span><text:span text:style-name="T11">solutions</text:span><text:span text:style-name="T13"> </text:span><text:span text:style-name="T11">for</text:span><text:span text:style-name="T13"> </text:span><text:span text:style-name="T11">the</text:span><text:span text:style-name="T13"> </text:span><text:span text:style-name="T11">same</text:span><text:span text:style-name="T13"> </text:span><text:span text:style-name="T11">target</text:span><text:span text:style-name="T13"> </text:span><text:span text:style-name="T11">compound</text:span><text:span text:style-name="T13"> </text:span><text:span text:style-name="T11">in</text:span><text:span text:style-name="T13"> </text:span><text:span text:style-name="T11">the</text:span><text:span text:style-name="T13"> </text:span><text:span text:style-name="T11">same</text:span><text:span text:style-name="T13"> </text:span><text:span text:style-name="T11">search</text:span><text:span text:style-name="T13"> </text:span><text:span text:style-name="T11">space.</text:span><text:span text:style-name="T13"> <text:s/></text:span><text:span text:style-name="T11">Beyond</text:span><text:span text:style-name="T13"> </text:span><text:span text:style-name="T11">serving</text:span><text:span text:style-name="T13"> </text:span><text:span text:style-name="T11">in</text:span><text:span text:style-name="T13"> </text:span><text:span text:style-name="T11">this</text:span><text:span text:style-name="T13"> </text:span><text:span text:style-name="T11">comparative</text:span><text:span text:style-name="T13"> </text:span><text:span text:style-name="T11">capacity,</text:span><text:span text:style-name="T13"> </text:span><text:span text:style-name="T11">it</text:span><text:span text:style-name="T13"> </text:span><text:span text:style-name="T11">has</text:span><text:span text:style-name="T13"> </text:span><text:span text:style-name="T11">little</text:span><text:span text:style-name="T13"> </text:span><text:span text:style-name="T11">intrinsic</text:span><text:span text:style-name="T13"> </text:span><text:span text:style-name="T11">significance.</text:span></text:p>
      <text:p text:style-name="P37"/>
      <text:p text:style-name="P39"><text:span text:style-name="T11">The</text:span><text:span text:style-name="T13"> </text:span><text:span text:style-name="T11">PROJECTED</text:span><text:span text:style-name="T13"> </text:span><text:span text:style-name="T11">YIELD</text:span><text:span text:style-name="T13"> </text:span><text:span text:style-name="T11">ALONG</text:span><text:span text:style-name="T13"> </text:span><text:span text:style-name="T11">the</text:span><text:span text:style-name="T13"> </text:span><text:span text:style-name="T11">PRINCIPAL</text:span><text:span text:style-name="T13"> </text:span><text:span text:style-name="T11">PATHWAY</text:span><text:span text:style-name="T13"> </text:span><text:span text:style-name="T11">ignores</text:span><text:span text:style-name="T13"> </text:span><text:span text:style-name="T11">the</text:span><text:span text:style-name="T13"> </text:span><text:span text:style-name="T11">degradation</text:span><text:span text:style-name="T13"> </text:span><text:span text:style-name="T11">in</text:span><text:span text:style-name="T13"> </text:span><text:span text:style-name="T11">yield</text:span><text:span text:style-name="T13"> </text:span><text:span text:style-name="T11">along</text:span><text:span text:style-name="T13"> </text:span><text:span text:style-name="T11">any</text:span><text:span text:style-name="T13"> </text:span><text:span text:style-name="T11">co-reactant</text:span><text:span text:style-name="T13"> </text:span><text:span text:style-name="T11">synthesis</text:span><text:span text:style-name="T13"> </text:span><text:span text:style-name="T11">branches</text:span><text:span text:style-name="T13"> </text:span><text:span text:style-name="T11">prepended</text:span><text:span text:style-name="T13"> </text:span><text:span text:style-name="T11">to</text:span><text:span text:style-name="T13"> </text:span><text:span text:style-name="T11">the</text:span><text:span text:style-name="T13"> </text:span><text:span text:style-name="T11">principal</text:span><text:span text:style-name="T13"> </text:span><text:span text:style-name="T11">pathway.</text:span><text:span text:style-name="T13"> <text:s/></text:span><text:span text:style-name="T11">In</text:span><text:span text:style-name="T13"> </text:span><text:span text:style-name="T11">effect,</text:span><text:span text:style-name="T13"> </text:span><text:span text:style-name="T11">the</text:span><text:span text:style-name="T13"> </text:span><text:span text:style-name="T11">yield</text:span><text:span text:style-name="T13"> </text:span><text:span text:style-name="T11">estimate</text:span><text:span text:style-name="T13"> </text:span><text:span text:style-name="T11">assumes</text:span><text:span text:style-name="T13"> </text:span><text:span text:style-name="T11">that</text:span><text:span text:style-name="T13"> </text:span><text:span text:style-name="T11">the</text:span><text:span text:style-name="T13"> </text:span><text:span text:style-name="T11">starting</text:span><text:span text:style-name="T13"> </text:span><text:span text:style-name="T11">material</text:span><text:span text:style-name="T13"> </text:span><text:span text:style-name="T11">and</text:span><text:span text:style-name="T13"> </text:span><text:span text:style-name="T11">co-reactants</text:span><text:span text:style-name="T13"> </text:span><text:span text:style-name="T11">along</text:span><text:span text:style-name="T13"> </text:span><text:span text:style-name="T11">the</text:span><text:span text:style-name="T13"> </text:span><text:span text:style-name="T11">principal</text:span><text:span text:style-name="T13"> </text:span><text:span text:style-name="T11">pathway</text:span><text:span text:style-name="T13"> </text:span><text:span text:style-name="T11">are</text:span><text:span text:style-name="T13"> </text:span><text:span text:style-name="T11">either</text:span><text:span text:style-name="T13"> </text:span><text:span text:style-name="T11">available</text:span><text:span text:style-name="T13"> </text:span><text:span text:style-name="T11">compounds</text:span><text:span text:style-name="T13"> </text:span><text:span text:style-name="T11">or</text:span><text:span text:style-name="T13"> </text:span><text:span text:style-name="T11">are</text:span><text:span text:style-name="T13"> </text:span><text:span text:style-name="T11">easily</text:span><text:span text:style-name="T13"> </text:span><text:span text:style-name="T11">synthesized.</text:span><text:span text:style-name="T13"> <text:s/></text:span><text:span text:style-name="T11">Should</text:span><text:span text:style-name="T13"> </text:span><text:span text:style-name="T11">this</text:span><text:span text:style-name="T13"> </text:span><text:span text:style-name="T11">value</text:span><text:span text:style-name="T13"> </text:span><text:span text:style-name="T11">fall</text:span><text:span text:style-name="T13"> </text:span><text:span text:style-name="T11">below</text:span><text:span text:style-name="T13"> </text:span><text:span text:style-name="T11">five</text:span><text:span text:style-name="T13"> </text:span><text:span text:style-name="T11">percent</text:span><text:span text:style-name="T13"> </text:span><text:span text:style-name="T11">(5%),</text:span><text:span text:style-name="T13"> </text:span><text:span text:style-name="T11">it</text:span><text:span text:style-name="T13"> </text:span><text:span text:style-name="T11">will</text:span><text:span text:style-name="T13"> </text:span><text:span text:style-name="T11">simply</text:span><text:span text:style-name="T13"> </text:span><text:span text:style-name="T11">be</text:span><text:span text:style-name="T13"> </text:span><text:span text:style-name="T11">represented</text:span><text:span text:style-name="T13"> </text:span><text:span text:style-name="T11">as</text:span><text:span text:style-name="T13"> </text:span><text:span text:style-name="T11">"LOW".</text:span></text:p>
      <text:p text:style-name="P37"/>
      <text:p text:style-name="P39"><text:span text:style-name="T29">1,711</text:span><text:span text:style-name="T30"> </text:span><text:span text:style-name="T29">ptsbulk.txt</text:span></text:p>
      <text:p text:style-name="P39"><text:span text:style-name="T11">NODE/EDGE</text:span><text:span text:style-name="T13"> </text:span><text:span text:style-name="T11">Menu:</text:span></text:p>
      <text:p text:style-name="P39"><text:span text:style-name="T11"><text:tab/>1)</text:span><text:span text:style-name="T13"> </text:span><text:span text:style-name="T11">If</text:span><text:span text:style-name="T13"> </text:span><text:span text:style-name="T11">NODE</text:span><text:span text:style-name="T13"> </text:span><text:span text:style-name="T11">is</text:span><text:span text:style-name="T13"> </text:span><text:span text:style-name="T11">selected,</text:span><text:span text:style-name="T13"> </text:span><text:span text:style-name="T11">the</text:span><text:span text:style-name="T13"> </text:span><text:span text:style-name="T11">user</text:span><text:span text:style-name="T13"> </text:span><text:span text:style-name="T11">will</text:span><text:span text:style-name="T13"> </text:span><text:span text:style-name="T11">specify</text:span><text:span text:style-name="T13"> </text:span><text:span text:style-name="T11">a</text:span><text:span text:style-name="T13"> </text:span><text:span text:style-name="T11">variable</text:span><text:span text:style-name="T13"> </text:span><text:span text:style-name="T11">node</text:span><text:span text:style-name="T13"> </text:span><text:span text:style-name="T11">whose</text:span><text:span text:style-name="T13"> </text:span><text:span text:style-name="T11">bulk</text:span><text:span text:style-name="T13"> </text:span><text:span text:style-name="T11">is</text:span><text:span text:style-name="T13"> </text:span><text:span text:style-name="T11">to</text:span><text:span text:style-name="T13"> </text:span><text:span text:style-name="T11">be</text:span><text:span text:style-name="T13"> </text:span><text:span text:style-name="T11">assessed</text:span><text:span text:style-name="T13"> </text:span><text:span text:style-name="T11">for</text:span><text:span text:style-name="T13"> </text:span><text:span text:style-name="T11">the</text:span><text:span text:style-name="T13"> </text:span><text:span text:style-name="T11">comparison</text:span><text:span text:style-name="T13"> </text:span><text:span text:style-name="T11">that</text:span><text:span text:style-name="T13"> </text:span><text:span text:style-name="T11">defines</text:span><text:span text:style-name="T13"> </text:span><text:span text:style-name="T11">this</text:span><text:span text:style-name="T13"> </text:span><text:span text:style-name="T11">condition.</text:span></text:p>
      <text:p text:style-name="P39"><text:span text:style-name="T11"><text:tab/>2)</text:span><text:span text:style-name="T13"> </text:span><text:span text:style-name="T11">If</text:span><text:span text:style-name="T13"> </text:span><text:span text:style-name="T11">EDGE</text:span><text:span text:style-name="T13"> </text:span><text:span text:style-name="T11">is</text:span><text:span text:style-name="T13"> </text:span><text:span text:style-name="T11">selected,</text:span><text:span text:style-name="T13"> </text:span><text:span text:style-name="T11">two</text:span><text:span text:style-name="T13"> </text:span><text:span text:style-name="T11">neighboring</text:span><text:span text:style-name="T13"> </text:span><text:span text:style-name="T11">nodes</text:span><text:span text:style-name="T13"> </text:span><text:span text:style-name="T11">are</text:span><text:span text:style-name="T13"> </text:span><text:span text:style-name="T11">specified.</text:span><text:span text:style-name="T13"> <text:s/></text:span><text:span text:style-name="T11">The</text:span><text:span text:style-name="T13"> </text:span><text:span text:style-name="T11">second</text:span><text:span text:style-name="T13"> </text:span><text:span text:style-name="T11">node</text:span><text:span text:style-name="T13"> </text:span><text:span text:style-name="T11">defines</text:span><text:span text:style-name="T13"> </text:span><text:span text:style-name="T11">a</text:span><text:span text:style-name="T13"> </text:span><text:span text:style-name="T11">fragment</text:span><text:span text:style-name="T13"> </text:span><text:span text:style-name="T11">whose</text:span><text:span text:style-name="T13"> </text:span><text:span text:style-name="T11">bulk</text:span><text:span text:style-name="T13"> </text:span><text:span text:style-name="T11">is</text:span><text:span text:style-name="T13"> </text:span><text:span text:style-name="T11">to</text:span><text:span text:style-name="T13"> </text:span><text:span text:style-name="T11">be</text:span><text:span text:style-name="T13"> </text:span><text:span text:style-name="T11">determined,</text:span><text:span text:style-name="T13"> </text:span><text:span text:style-name="T11">and</text:span><text:span text:style-name="T13"> </text:span><text:span text:style-name="T11">its</text:span><text:span text:style-name="T13"> </text:span><text:span text:style-name="T11">bond</text:span><text:span text:style-name="T13"> </text:span><text:span text:style-name="T11">to</text:span><text:span text:style-name="T13"> </text:span><text:span text:style-name="T11">the</text:span><text:span text:style-name="T13"> </text:span><text:span text:style-name="T11">first</text:span><text:span text:style-name="T13"> </text:span><text:span text:style-name="T11">is</text:span><text:span text:style-name="T13"> </text:span><text:span text:style-name="T11">the</text:span><text:span text:style-name="T13"> </text:span><text:span text:style-name="T11">one</text:span><text:span text:style-name="T13"> </text:span><text:span text:style-name="T11">whose</text:span><text:span text:style-name="T13"> </text:span><text:span text:style-name="T11">cleavage</text:span><text:span text:style-name="T13"> </text:span><text:span text:style-name="T11">defines</text:span><text:span text:style-name="T13"> </text:span><text:span text:style-name="T11">the</text:span><text:span text:style-name="T13"> </text:span><text:span text:style-name="T11">end</text:span><text:span text:style-name="T13"> </text:span><text:span text:style-name="T11">of</text:span><text:span text:style-name="T13"> </text:span><text:span text:style-name="T11">the</text:span><text:span text:style-name="T13"> </text:span><text:span text:style-name="T11">fragment.</text:span></text:p>
      <text:p text:style-name="P37"/>
      <text:p text:style-name="P39"><text:span text:style-name="T11">Node</text:span><text:span text:style-name="T13"> </text:span><text:span text:style-name="T11">field(s)</text:span><text:span text:style-name="T13"> </text:span><text:span text:style-name="T11">(accepts</text:span><text:span text:style-name="T13"> </text:span><text:span text:style-name="T11">one</text:span><text:span text:style-name="T13"> </text:span><text:span text:style-name="T11">or</text:span><text:span text:style-name="T13"> </text:span><text:span text:style-name="T11">a</text:span><text:span text:style-name="T13"> </text:span><text:span text:style-name="T11">pair</text:span><text:span text:style-name="T13"> </text:span><text:span text:style-name="T11">of</text:span><text:span text:style-name="T13"> </text:span><text:span text:style-name="T11">node</text:span><text:span text:style-name="T13"> </text:span><text:span text:style-name="T11">numbers</text:span><text:span text:style-name="T13"> </text:span><text:span text:style-name="T11">-</text:span><text:span text:style-name="T13"> </text:span><text:span text:style-name="T11">depending</text:span><text:span text:style-name="T13"> </text:span><text:span text:style-name="T11">on</text:span><text:span text:style-name="T13"> </text:span><text:span text:style-name="T11">the</text:span><text:span text:style-name="T13"> </text:span><text:span text:style-name="T11">value</text:span><text:span text:style-name="T13"> </text:span><text:span text:style-name="T11">of</text:span><text:span text:style-name="T13"> </text:span><text:span text:style-name="T11">the</text:span><text:span text:style-name="T13"> </text:span><text:span text:style-name="T11">preceding</text:span><text:span text:style-name="T13"> </text:span><text:span text:style-name="T11">menu</text:span><text:span text:style-name="T13"> </text:span><text:span text:style-name="T11">-</text:span><text:span text:style-name="T13"> </text:span><text:span text:style-name="T11">which</text:span><text:span text:style-name="T13"> </text:span><text:span text:style-name="T11">are</text:span><text:span text:style-name="T13"> </text:span><text:span text:style-name="T11">obtainable</text:span><text:span text:style-name="T13"> </text:span><text:span text:style-name="T11">by</text:span><text:span text:style-name="T13"> </text:span><text:span text:style-name="T11">reference</text:span><text:span text:style-name="T13"> </text:span><text:span text:style-name="T11">to</text:span><text:span text:style-name="T13"> </text:span><text:span text:style-name="T11">the</text:span><text:span text:style-name="T13"> </text:span><text:span text:style-name="T11">numbered</text:span><text:span text:style-name="T13"> </text:span><text:span text:style-name="T11">transform</text:span><text:span text:style-name="T13"> </text:span><text:span text:style-name="T11">patterns</text:span><text:span text:style-name="T13"> </text:span><text:span text:style-name="T11">in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display)</text:span></text:p>
      <text:p text:style-name="P37"/>
      <text:p text:style-name="P39"><text:span text:style-name="T11">IS/IS</text:span><text:span text:style-name="T13"> </text:span><text:span text:style-name="T11">NOT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GREATER</text:span><text:span text:style-name="T13"> </text:span><text:span text:style-name="T11">THAN/LESS</text:span><text:span text:style-name="T13"> </text:span><text:span text:style-name="T11">THAN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one)</text:span></text:p>
      <text:p text:style-name="P37"/>
      <text:p text:style-name="P39"><text:span text:style-name="T11">GROUP/NODE/EDGE</text:span><text:span text:style-name="T13"> </text:span><text:span text:style-name="T11">Menu:</text:span></text:p>
      <text:p text:style-name="P39"><text:span text:style-name="T11"><text:tab/>If</text:span><text:span text:style-name="T13"> </text:span><text:span text:style-name="T11">"GROUP"</text:span><text:span text:style-name="T13"> </text:span><text:span text:style-name="T11">is</text:span><text:span text:style-name="T13"> </text:span><text:span text:style-name="T11">selected,</text:span><text:span text:style-name="T13"> </text:span><text:span text:style-name="T11">a</text:span><text:span text:style-name="T13"> </text:span><text:span text:style-name="T11">group</text:span><text:span text:style-name="T13"> </text:span><text:span text:style-name="T11">menu</text:span><text:span text:style-name="T13"> </text:span><text:span text:style-name="T11">will</text:span><text:span text:style-name="T13"> </text:span><text:span text:style-name="T11">follow;</text:span><text:span text:style-name="T13"> </text:span><text:span text:style-name="T11">otherwise</text:span><text:span text:style-name="T13"> </text:span><text:span text:style-name="T11">one</text:span><text:span text:style-name="T13"> </text:span><text:span text:style-name="T11">or</text:span><text:span text:style-name="T13"> </text:span><text:span text:style-name="T11">a</text:span><text:span text:style-name="T13"> </text:span><text:span text:style-name="T11">pair</text:span><text:span text:style-name="T13"> </text:span><text:span text:style-name="T11">of</text:span><text:span text:style-name="T13"> </text:span><text:span text:style-name="T11">node</text:span><text:span text:style-name="T13"> </text:span><text:span text:style-name="T11">fields</text:span><text:span text:style-name="T13"> </text:span><text:span text:style-name="T11">will</text:span><text:span text:style-name="T13"> </text:span><text:span text:style-name="T11">follow.</text:span><text:span text:style-name="T13"> <text:s/></text:span><text:span text:style-name="T11">(See</text:span><text:span text:style-name="T13"> </text:span><text:span text:style-name="T11">explanation</text:span><text:span text:style-name="T13"> </text:span><text:span text:style-name="T11">of</text:span><text:span text:style-name="T13"> </text:span><text:span text:style-name="T11">EDGE</text:span><text:span text:style-name="T13"> </text:span><text:span text:style-name="T11">above.)</text:span></text:p>
      <text:p text:style-name="P37"/>
      <text:p text:style-name="P39"><text:span text:style-name="T11">Group</text:span><text:span text:style-name="T13"> </text:span><text:span text:style-name="T11">Menu</text:span><text:span text:style-name="T13"> </text:span><text:span text:style-name="T11">(select</text:span><text:span text:style-name="T13"> </text:span><text:span text:style-name="T11">the</text:span><text:span text:style-name="T13"> </text:span><text:span text:style-name="T11">group</text:span><text:span text:style-name="T13"> </text:span><text:span text:style-name="T11">that</text:span><text:span text:style-name="T13"> </text:span><text:span text:style-name="T11">most</text:span><text:span text:style-name="T13"> </text:span><text:span text:style-name="T11">closely</text:span><text:span text:style-name="T13"> </text:span><text:span text:style-name="T11">approximates</text:span><text:span text:style-name="T13"> </text:span><text:span text:style-name="T11">the</text:span><text:span text:style-name="T13"> </text:span><text:span text:style-name="T11">desired</text:span><text:span text:style-name="T13"> </text:span><text:span text:style-name="T11">bulk)</text:span></text:p>
      <text:p text:style-name="P39"><text:span text:style-name="T11">Node</text:span><text:span text:style-name="T13"> </text:span><text:span text:style-name="T11">field(s)</text:span><text:span text:style-name="T13"> </text:span><text:span text:style-name="T11">(select</text:span><text:span text:style-name="T13"> </text:span><text:span text:style-name="T11">node</text:span><text:span text:style-name="T13"> </text:span><text:span text:style-name="T11">or</text:span><text:span text:style-name="T13"> </text:span><text:span text:style-name="T11">pair</text:span><text:span text:style-name="T13"> </text:span><text:span text:style-name="T11">for</text:span><text:span text:style-name="T13"> </text:span><text:span text:style-name="T11">comparison</text:span><text:span text:style-name="T13"> </text:span><text:span text:style-name="T11">with</text:span><text:span text:style-name="T13"> </text:span><text:span text:style-name="T11">node</text:span><text:span text:style-name="T13"> </text:span><text:span text:style-name="T11">or</text:span><text:span text:style-name="T13"> </text:span><text:span text:style-name="T11">pair</text:span><text:span text:style-name="T13"> </text:span><text:span text:style-name="T11">entered</text:span><text:span text:style-name="T13"> </text:span><text:span text:style-name="T11">above)</text:span></text:p>
      <text:p text:style-name="P37"/>
      <text:p text:style-name="P39"><text:span text:style-name="T11">Mark</text:span><text:span text:style-name="T13"> </text:span><text:span text:style-name="T11">for</text:span><text:span text:style-name="T13"> </text:span><text:span text:style-name="T11">Deletion/Undelete</text:span><text:span text:style-name="T13"> </text:span><text:span text:style-name="T11">button:</text:span></text:p>
      <text:p text:style-name="P39"><text:span text:style-name="T11"><text:tab/>Toggles</text:span><text:span text:style-name="T13"> </text:span><text:span text:style-name="T11">deletion</text:span><text:span text:style-name="T13"> </text:span><text:span text:style-name="T11">mark</text:span><text:span text:style-name="T13"> </text:span><text:span text:style-name="T11">on</text:span><text:span text:style-name="T13"> </text:span><text:span text:style-name="T11">and</text:span><text:span text:style-name="T13"> </text:span><text:span text:style-name="T11">off.</text:span><text:span text:style-name="T13"> <text:s/></text:span><text:span text:style-name="T11">Irreversible</text:span><text:span text:style-name="T13"> </text:span><text:span text:style-name="T11">deletion</text:span><text:span text:style-name="T13"> </text:span><text:span text:style-name="T11">does</text:span><text:span text:style-name="T13"> </text:span><text:span text:style-name="T11">not</text:span><text:span text:style-name="T13"> </text:span><text:span text:style-name="T11">occur</text:span><text:span text:style-name="T13"> </text:span><text:span text:style-name="T11">until</text:span><text:span text:style-name="T13"> </text:span><text:span text:style-name="T11">exit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.</text:span><text:span text:style-name="T13"> <text:s/></text:span><text:span text:style-name="T11">Note</text:span><text:span text:style-name="T13"> </text:span><text:span text:style-name="T11">that</text:span><text:span text:style-name="T13"> </text:span><text:span text:style-name="T11">any</text:span><text:span text:style-name="T13"> </text:span><text:span text:style-name="T11">condition</text:span><text:span text:style-name="T13"> </text:span><text:span text:style-name="T11">that</text:span><text:span text:style-name="T13"> </text:span><text:span text:style-name="T11">appears</text:span><text:span text:style-name="T13"> </text:span><text:span text:style-name="T11">in</text:span><text:span text:style-name="T13"> </text:span><text:span text:style-name="T11">the</text:span><text:span text:style-name="T13"> </text:span><text:span text:style-name="T11">logic</text:span><text:span text:style-name="T13"> </text:span><text:span text:style-name="T11">string</text:span><text:span text:style-name="T13"> </text:span><text:span text:style-name="T11">of</text:span><text:span text:style-name="T13"> </text:span><text:span text:style-name="T11">one</text:span><text:span text:style-name="T13"> </text:span><text:span text:style-name="T11">or</text:span><text:span text:style-name="T13"> </text:span><text:span text:style-name="T11">more</text:span><text:span text:style-name="T13"> </text:span><text:span text:style-name="T11">tests</text:span><text:span text:style-name="T13"> </text:span><text:span text:style-name="T11">may</text:span><text:span text:style-name="T13"> </text:span><text:span text:style-name="T11">not</text:span><text:span text:style-name="T13"> </text:span><text:span text:style-name="T11">be</text:span><text:span text:style-name="T13"> </text:span><text:span text:style-name="T11">deleted</text:span><text:span text:style-name="T13"> </text:span><text:span text:style-name="T11">(button</text:span><text:span text:style-name="T13"> </text:span><text:span text:style-name="T11">will</text:span><text:span text:style-name="T13"> </text:span><text:span text:style-name="T11">be</text:span><text:span text:style-name="T13"> </text:span><text:span text:style-name="T11">disabled)</text:span><text:span text:style-name="T13"> </text:span><text:span text:style-name="T11">so</text:span><text:span text:style-name="T13"> </text:span><text:span text:style-name="T11">long</text:span><text:span text:style-name="T13"> </text:span><text:span text:style-name="T11">as</text:span><text:span text:style-name="T13"> </text:span><text:span text:style-name="T11">any</text:span><text:span text:style-name="T13"> </text:span><text:span text:style-name="T11">of</text:span><text:span text:style-name="T13"> </text:span><text:span text:style-name="T11">those</text:span><text:span text:style-name="T13"> </text:span><text:span text:style-name="T11">tests</text:span><text:span text:style-name="T13"> </text:span><text:span text:style-name="T11">remain</text:span><text:span text:style-name="T13"> </text:span><text:span text:style-name="T11">unmarked.</text:span></text:p>
      <text:p text:style-name="P37"/>
      <text:p text:style-name="P39"><text:span text:style-name="T11">Exit</text:span><text:span text:style-name="T13"> </text:span><text:span text:style-name="T11">and</text:span><text:span text:style-name="T13"> </text:span><text:span text:style-name="T11">Update</text:span><text:span text:style-name="T13"> </text:span><text:span text:style-name="T11">Postran</text:span><text:span text:style-name="T13"> </text:span><text:span text:style-name="T11">Buffer</text:span><text:span text:style-name="T13"> </text:span><text:span text:style-name="T11">button:</text:span></text:p>
      <text:p text:style-name="P39"><text:span text:style-name="T11"><text:tab/>Exiting</text:span><text:span text:style-name="T13"> </text:span><text:span text:style-name="T11">in</text:span><text:span text:style-name="T13"> </text:span><text:span text:style-name="T11">this</text:span><text:span text:style-name="T13"> </text:span><text:span text:style-name="T11">way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update</text:span><text:span text:style-name="T13"> </text:span><text:span text:style-name="T11">according</text:span><text:span text:style-name="T13"> </text:span><text:span text:style-name="T11">to</text:span><text:span text:style-name="T13"> </text:span><text:span text:style-name="T11">the</text:span><text:span text:style-name="T13"> </text:span><text:span text:style-name="T11">addition</text:span><text:span text:style-name="T13"> </text:span><text:span text:style-name="T11">or</text:span><text:span text:style-name="T13"> </text:span><text:span text:style-name="T11">modification</text:span><text:span text:style-name="T13"> </text:span><text:span text:style-name="T11">in</text:span><text:span text:style-name="T13"> </text:span><text:span text:style-name="T11">the</text:span><text:span text:style-name="T13"> </text:span><text:span text:style-name="T11">current</text:span><text:span text:style-name="T13"> </text:span><text:span text:style-name="T11">condition.</text:span></text:p>
      <text:p text:style-name="P37"/>
      <text:p text:style-name="P39"><text:span text:style-name="T11">Cancel</text:span><text:span text:style-name="T13"> </text:span><text:span text:style-name="T11">button:</text:span></text:p>
      <text:p text:style-name="P39"><text:span text:style-name="T11"><text:tab/>Quitting</text:span><text:span text:style-name="T13"> </text:span><text:span text:style-name="T11">via</text:span><text:span text:style-name="T13"> </text:span><text:span text:style-name="T11">the</text:span><text:span text:style-name="T13"> </text:span><text:span text:style-name="T11">Cancel</text:span><text:span text:style-name="T13"> </text:span><text:span text:style-name="T11">button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any</text:span><text:span text:style-name="T13"> </text:span><text:span text:style-name="T11">interactions</text:span><text:span text:style-name="T13"> </text:span><text:span text:style-name="T11">with</text:span><text:span text:style-name="T13"> </text:span><text:span text:style-name="T11">this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be</text:span><text:span text:style-name="T13"> </text:span><text:span text:style-name="T11">discarded</text:span><text:span text:style-name="T13"> </text:span><text:span text:style-name="T11">and</text:span><text:span text:style-name="T13"> </text:span><text:span text:style-name="T11">a</text:span><text:span text:style-name="T13"> </text:span><text:span text:style-name="T11">return</text:span><text:span text:style-name="T13"> </text:span><text:span text:style-name="T11">to</text:span><text:span text:style-name="T13"> </text:span><text:span text:style-name="T11">the</text:span><text:span text:style-name="T13"> </text:span><text:span text:style-name="T11">unchanged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display.</text:span></text:p>
      <text:p text:style-name="P38"><text:soft-page-break/></text:p>
      <text:p text:style-name="P39"><text:span text:style-name="T29">2,830</text:span><text:span text:style-name="T30"> </text:span><text:span text:style-name="T29">pttest.txt</text:span></text:p>
      <text:p text:style-name="P39"><text:span text:style-name="T11">Logic</text:span><text:span text:style-name="T13"> </text:span><text:span text:style-name="T11">String</text:span><text:span text:style-name="T13"> </text:span><text:span text:style-name="T11">(preceded</text:span><text:span text:style-name="T13"> </text:span><text:span text:style-name="T11">by</text:span><text:span text:style-name="T13"> </text:span><text:span text:style-name="T11">"If"):</text:span></text:p>
      <text:p text:style-name="P39"><text:span text:style-name="T11"><text:tab/>1)</text:span><text:span text:style-name="T13"> </text:span><text:span text:style-name="T11">The</text:span><text:span text:style-name="T13"> </text:span><text:span text:style-name="T11">test</text:span><text:span text:style-name="T13"> </text:span><text:span text:style-name="T11">premise</text:span><text:span text:style-name="T13"> </text:span><text:span text:style-name="T11">consists</text:span><text:span text:style-name="T13"> </text:span><text:span text:style-name="T11">of</text:span><text:span text:style-name="T13"> </text:span><text:span text:style-name="T11">logical</text:span><text:span text:style-name="T13"> </text:span><text:span text:style-name="T11">combinations</text:span><text:span text:style-name="T13"> </text:span><text:span text:style-name="T11">of</text:span><text:span text:style-name="T13"> </text:span><text:span text:style-name="T11">conditions,</text:span><text:span text:style-name="T13"> </text:span><text:span text:style-name="T11">earlier</text:span><text:span text:style-name="T13"> </text:span><text:span text:style-name="T11">tests,</text:span><text:span text:style-name="T13"> </text:span><text:span text:style-name="T11">and/or</text:span><text:span text:style-name="T13"> </text:span><text:span text:style-name="T11">(rarely)</text:span><text:span text:style-name="T13"> </text:span><text:span text:style-name="T11">the</text:span><text:span text:style-name="T13"> </text:span><text:span text:style-name="T11">NOP</text:span><text:span text:style-name="T13"> </text:span><text:span text:style-name="T11">state</text:span><text:span text:style-name="T13"> </text:span><text:span text:style-name="T11">(no</text:span><text:span text:style-name="T13"> </text:span><text:span text:style-name="T11">tests</text:span><text:span text:style-name="T13"> </text:span><text:span text:style-name="T11">passed</text:span><text:span text:style-name="T13"> </text:span><text:span text:style-name="T11">so</text:span><text:span text:style-name="T13"> </text:span><text:span text:style-name="T11">far).</text:span></text:p>
      <text:p text:style-name="P39"><text:span text:style-name="T11"><text:tab/>2)</text:span><text:span text:style-name="T13"> </text:span><text:span text:style-name="T11">The</text:span><text:span text:style-name="T13"> </text:span><text:span text:style-name="T11">operators</text:span><text:span text:style-name="T13"> </text:span><text:span text:style-name="T11">recognized</text:span><text:span text:style-name="T13"> </text:span><text:span text:style-name="T11">within</text:span><text:span text:style-name="T13"> </text:span><text:span text:style-name="T11">the</text:span><text:span text:style-name="T13"> </text:span><text:span text:style-name="T11">logic</text:span><text:span text:style-name="T13"> </text:span><text:span text:style-name="T11">string</text:span><text:span text:style-name="T13"> </text:span><text:span text:style-name="T11">include</text:span><text:span text:style-name="T13"> </text:span><text:span text:style-name="T11">AND,</text:span><text:span text:style-name="T13"> </text:span><text:span text:style-name="T11">OR,</text:span><text:span text:style-name="T13"> </text:span><text:span text:style-name="T11">EQ,</text:span><text:span text:style-name="T13"> </text:span><text:span text:style-name="T11">NEQ,</text:span><text:span text:style-name="T13"> </text:span><text:span text:style-name="T11">and</text:span><text:span text:style-name="T13"> </text:span><text:span text:style-name="T11">the</text:span><text:span text:style-name="T13"> </text:span><text:span text:style-name="T11">unary</text:span><text:span text:style-name="T13"> </text:span><text:span text:style-name="T11">NOT.</text:span><text:span text:style-name="T13"> <text:s/></text:span><text:span text:style-name="T11">(NEQ</text:span><text:span text:style-name="T13"> </text:span><text:span text:style-name="T11">equates</text:span><text:span text:style-name="T13"> </text:span><text:span text:style-name="T11">to</text:span><text:span text:style-name="T13"> </text:span><text:span text:style-name="T11">the</text:span><text:span text:style-name="T13"> </text:span><text:span text:style-name="T11">exclusive</text:span><text:span text:style-name="T13"> </text:span><text:span text:style-name="T11">or;</text:span><text:span text:style-name="T13"> </text:span><text:span text:style-name="T11">EQ</text:span><text:span text:style-name="T13"> </text:span><text:span text:style-name="T11">equates</text:span><text:span text:style-name="T13"> </text:span><text:span text:style-name="T11">to</text:span><text:span text:style-name="T13"> </text:span><text:span text:style-name="T11">the</text:span><text:span text:style-name="T13"> </text:span><text:span text:style-name="T11">exclusive</text:span><text:span text:style-name="T13"> </text:span><text:span text:style-name="T11">nor.</text:span><text:span text:style-name="T13"> <text:s/></text:span><text:span text:style-name="T11">They</text:span><text:span text:style-name="T13"> </text:span><text:span text:style-name="T11">are</text:span><text:span text:style-name="T13"> </text:span><text:span text:style-name="T11">seldom</text:span><text:span text:style-name="T13"> </text:span><text:span text:style-name="T11">used</text:span><text:span text:style-name="T13"> </text:span><text:span text:style-name="T11">and</text:span><text:span text:style-name="T13"> </text:span><text:span text:style-name="T11">are</text:span><text:span text:style-name="T13"> </text:span><text:span text:style-name="T11">included</text:span><text:span text:style-name="T13"> </text:span><text:span text:style-name="T11">mainly</text:span><text:span text:style-name="T13"> </text:span><text:span text:style-name="T11">to</text:span><text:span text:style-name="T13"> </text:span><text:span text:style-name="T11">complete</text:span><text:span text:style-name="T13"> </text:span><text:span text:style-name="T11">the</text:span><text:span text:style-name="T13"> </text:span><text:span text:style-name="T11">set</text:span><text:span text:style-name="T13"> </text:span><text:span text:style-name="T11">of</text:span><text:span text:style-name="T13"> </text:span><text:span text:style-name="T11">operators.)</text:span></text:p>
      <text:p text:style-name="P39"><text:span text:style-name="T11"><text:tab/>3)</text:span><text:span text:style-name="T13"> </text:span><text:span text:style-name="T11">Parenthesizing</text:span><text:span text:style-name="T13"> </text:span><text:span text:style-name="T11">is</text:span><text:span text:style-name="T13"> </text:span><text:span text:style-name="T11">encouraged</text:span><text:span text:style-name="T13"> </text:span><text:span text:style-name="T11">wherever</text:span><text:span text:style-name="T13"> </text:span><text:span text:style-name="T11">it</text:span><text:span text:style-name="T13"> </text:span><text:span text:style-name="T11">helps</text:span><text:span text:style-name="T13"> </text:span><text:span text:style-name="T11">to</text:span><text:span text:style-name="T13"> </text:span><text:span text:style-name="T11">clarify</text:span><text:span text:style-name="T13"> </text:span><text:span text:style-name="T11">the</text:span><text:span text:style-name="T13"> </text:span><text:span text:style-name="T11">order</text:span><text:span text:style-name="T13"> </text:span><text:span text:style-name="T11">of</text:span><text:span text:style-name="T13"> </text:span><text:span text:style-name="T11">evaluation.</text:span><text:span text:style-name="T13"> <text:s/></text:span><text:span text:style-name="T11">Any</text:span><text:span text:style-name="T13"> </text:span><text:span text:style-name="T11">balanced</text:span><text:span text:style-name="T13"> </text:span><text:span text:style-name="T11">combination</text:span><text:span text:style-name="T13"> </text:span><text:span text:style-name="T11">of</text:span><text:span text:style-name="T13"> </text:span><text:span text:style-name="T11">parentheses,</text:span><text:span text:style-name="T13"> </text:span><text:span text:style-name="T11">brackets,</text:span><text:span text:style-name="T13"> </text:span><text:span text:style-name="T11">and</text:span><text:span text:style-name="T13"> </text:span><text:span text:style-name="T11">braces</text:span><text:span text:style-name="T13"> </text:span><text:span text:style-name="T11">is</text:span><text:span text:style-name="T13"> </text:span><text:span text:style-name="T11">acceptable.</text:span></text:p>
      <text:p text:style-name="P37"/>
      <text:p text:style-name="P39"><text:span text:style-name="T11">Result</text:span><text:span text:style-name="T13"> </text:span><text:span text:style-name="T11">Menu</text:span><text:span text:style-name="T13"> </text:span><text:span text:style-name="T11">(preceded</text:span><text:span text:style-name="T13"> </text:span><text:span text:style-name="T11">by</text:span><text:span text:style-name="T13"> </text:span><text:span text:style-name="T11">"then"):</text:span></text:p>
      <text:p text:style-name="P39"><text:span text:style-name="T11"><text:tab/>Select</text:span><text:span text:style-name="T13"> </text:span><text:span text:style-name="T11">FAIL</text:span><text:span text:style-name="T13"> </text:span><text:span text:style-name="T11">or</text:span><text:span text:style-name="T13"> </text:span><text:span text:style-name="T11">PASS.</text:span><text:span text:style-name="T13"> <text:s/></text:span><text:span text:style-name="T11">(PASS</text:span><text:span text:style-name="T13"> </text:span><text:span text:style-name="T11">AND</text:span><text:span text:style-name="T13"> </text:span><text:span text:style-name="T11">STOP</text:span><text:span text:style-name="T13"> </text:span><text:span text:style-name="T11">is</text:span><text:span text:style-name="T13"> </text:span><text:span text:style-name="T11">vestigial,</text:span><text:span text:style-name="T13"> </text:span><text:span text:style-name="T11">but</text:span><text:span text:style-name="T13"> </text:span><text:span text:style-name="T11">is</text:span><text:span text:style-name="T13"> </text:span><text:span text:style-name="T11">retained</text:span><text:span text:style-name="T13"> </text:span><text:span text:style-name="T11">for</text:span><text:span text:style-name="T13"> </text:span><text:span text:style-name="T11">legacy</text:span><text:span text:style-name="T13"> </text:span><text:span text:style-name="T11">tests</text:span><text:span text:style-name="T13"> </text:span><text:span text:style-name="T11">that</text:span><text:span text:style-name="T13"> </text:span><text:span text:style-name="T11">use</text:span><text:span text:style-name="T13"> </text:span><text:span text:style-name="T11">it.</text:span><text:span text:style-name="T13"> <text:s/></text:span><text:span text:style-name="T11">It</text:span><text:span text:style-name="T13"> </text:span><text:span text:style-name="T11">indicates</text:span><text:span text:style-name="T13"> </text:span><text:span text:style-name="T11">that</text:span><text:span text:style-name="T13"> </text:span><text:span text:style-name="T11">no</text:span><text:span text:style-name="T13"> </text:span><text:span text:style-name="T11">more</text:span><text:span text:style-name="T13"> </text:span><text:span text:style-name="T11">tests</text:span><text:span text:style-name="T13"> </text:span><text:span text:style-name="T11">should</text:span><text:span text:style-name="T13"> </text:span><text:span text:style-name="T11">be</text:span><text:span text:style-name="T13"> </text:span><text:span text:style-name="T11">evaluated.</text:span><text:span text:style-name="T13"> </text:span><text:span text:style-name="T11">However,</text:span><text:span text:style-name="T13"> </text:span><text:span text:style-name="T11">its</text:span><text:span text:style-name="T13"> </text:span><text:span text:style-name="T11">use</text:span><text:span text:style-name="T13"> </text:span><text:span text:style-name="T11">tends</text:span><text:span text:style-name="T13"> </text:span><text:span text:style-name="T11">to</text:span><text:span text:style-name="T13"> </text:span><text:span text:style-name="T11">complicate</text:span><text:span text:style-name="T13"> </text:span><text:span text:style-name="T11">the</text:span><text:span text:style-name="T13"> </text:span><text:span text:style-name="T11">addition</text:span><text:span text:style-name="T13"> </text:span><text:span text:style-name="T11">of</text:span><text:span text:style-name="T13"> </text:span><text:span text:style-name="T11">new</text:span><text:span text:style-name="T13"> </text:span><text:span text:style-name="T11">tests</text:span><text:span text:style-name="T13"> </text:span><text:span text:style-name="T11">and</text:span><text:span text:style-name="T13"> </text:span><text:span text:style-name="T11">may</text:span><text:span text:style-name="T13"> </text:span><text:span text:style-name="T11">cause</text:span><text:span text:style-name="T13"> </text:span><text:span text:style-name="T11">unexpected</text:span><text:span text:style-name="T13"> </text:span><text:span text:style-name="T11">behavior.)</text:span></text:p>
      <text:p text:style-name="P37"/>
      <text:p text:style-name="P39"><text:span text:style-name="T11">Ease</text:span><text:span text:style-name="T13"> </text:span><text:span text:style-name="T11">Adjustment</text:span><text:span text:style-name="T13"> </text:span><text:span text:style-name="T11">(preceded</text:span><text:span text:style-name="T13"> </text:span><text:span text:style-name="T11">by</text:span><text:span text:style-name="T13"> </text:span><text:span text:style-name="T11">"adjusting</text:span><text:span text:style-name="T13"> </text:span><text:span text:style-name="T11">ease"),</text:span></text:p>
      <text:p text:style-name="P39"><text:span text:style-name="T11">Yield</text:span><text:span text:style-name="T13"> </text:span><text:span text:style-name="T11">Adjustment</text:span><text:span text:style-name="T13"> </text:span><text:span text:style-name="T11">(preceded</text:span><text:span text:style-name="T13"> </text:span><text:span text:style-name="T11">by</text:span><text:span text:style-name="T13"> </text:span><text:span text:style-name="T11">",</text:span><text:span text:style-name="T13"> </text:span><text:span text:style-name="T11">yield"),</text:span></text:p>
      <text:p text:style-name="P39"><text:span text:style-name="T11">Confidence</text:span><text:span text:style-name="T13"> </text:span><text:span text:style-name="T11">Adjustment</text:span><text:span text:style-name="T13"> </text:span><text:span text:style-name="T11">(preceded</text:span><text:span text:style-name="T13"> </text:span><text:span text:style-name="T11">by</text:span><text:span text:style-name="T13"> </text:span><text:span text:style-name="T11">",</text:span><text:span text:style-name="T13"> </text:span><text:span text:style-name="T11">and</text:span><text:span text:style-name="T13"> </text:span><text:span text:style-name="T11">confidence"):These</text:span><text:span text:style-name="T13"> </text:span><text:span text:style-name="T11">fields</text:span><text:span text:style-name="T13"> </text:span><text:span text:style-name="T11">are</text:span><text:span text:style-name="T13"> </text:span><text:span text:style-name="T11">not</text:span><text:span text:style-name="T13"> </text:span><text:span text:style-name="T11">visible</text:span><text:span text:style-name="T13"> </text:span><text:span text:style-name="T11">when</text:span><text:span text:style-name="T13"> </text:span><text:span text:style-name="T11">the</text:span><text:span text:style-name="T13"> </text:span><text:span text:style-name="T11">selected</text:span><text:span text:style-name="T13"> </text:span><text:span text:style-name="T11">test</text:span><text:span text:style-name="T13"> </text:span><text:span text:style-name="T11">result</text:span><text:span text:style-name="T13"> </text:span><text:span text:style-name="T11">is</text:span><text:span text:style-name="T13"> </text:span><text:span text:style-name="T11">FAIL,</text:span><text:span text:style-name="T13"> </text:span><text:span text:style-name="T11">because</text:span><text:span text:style-name="T13"> </text:span><text:span text:style-name="T11">failure</text:span><text:span text:style-name="T13"> </text:span><text:span text:style-name="T11">automatically</text:span><text:span text:style-name="T13"> </text:span><text:span text:style-name="T11">sets</text:span><text:span text:style-name="T13"> </text:span><text:span text:style-name="T11">all</text:span><text:span text:style-name="T13"> </text:span><text:span text:style-name="T11">three</text:span><text:span text:style-name="T13"> </text:span><text:span text:style-name="T11">to</text:span><text:span text:style-name="T13"> </text:span><text:span text:style-name="T11">zero.</text:span><text:span text:style-name="T13"> <text:s/></text:span><text:span text:style-name="T11">The</text:span><text:span text:style-name="T13"> </text:span><text:span text:style-name="T11">adjustments</text:span><text:span text:style-name="T13"> </text:span><text:span text:style-name="T11">are</text:span><text:span text:style-name="T13"> </text:span><text:span text:style-name="T11">signed</text:span><text:span text:style-name="T13"> </text:span><text:span text:style-name="T11">numbers,</text:span><text:span text:style-name="T13"> </text:span><text:span text:style-name="T11">because</text:span><text:span text:style-name="T13"> </text:span><text:span text:style-name="T11">they</text:span><text:span text:style-name="T13"> </text:span><text:span text:style-name="T11">may</text:span><text:span text:style-name="T13"> </text:span><text:span text:style-name="T11">be</text:span><text:span text:style-name="T13"> </text:span><text:span text:style-name="T11">either</text:span><text:span text:style-name="T13"> </text:span><text:span text:style-name="T11">increments</text:span><text:span text:style-name="T13"> </text:span><text:span text:style-name="T11">or</text:span><text:span text:style-name="T13"> </text:span><text:span text:style-name="T11">decrements.</text:span><text:span text:style-name="T13"> <text:s/></text:span><text:span text:style-name="T11">Their</text:span><text:span text:style-name="T13"> </text:span><text:span text:style-name="T11">values</text:span><text:span text:style-name="T13"> </text:span><text:span text:style-name="T11">should</text:span><text:span text:style-name="T13"> </text:span><text:span text:style-name="T11">be</text:span><text:span text:style-name="T13"> </text:span><text:span text:style-name="T11">appropriately</text:span><text:span text:style-name="T13"> </text:span><text:span text:style-name="T11">scaled</text:span><text:span text:style-name="T13"> </text:span><text:span text:style-name="T11">to</text:span><text:span text:style-name="T13"> </text:span><text:span text:style-name="T11">the</text:span><text:span text:style-name="T13"> </text:span><text:span text:style-name="T11">respective</text:span><text:span text:style-name="T13"> </text:span><text:span text:style-name="T11">initial</text:span><text:span text:style-name="T13"> </text:span><text:span text:style-name="T11">values</text:span><text:span text:style-name="T13"> </text:span><text:span text:style-name="T11">defined</text:span><text:span text:style-name="T13"> </text:span><text:span text:style-name="T11">for</text:span><text:span text:style-name="T13"> </text:span><text:span text:style-name="T11">the</text:span><text:span text:style-name="T13"> </text:span><text:span text:style-name="T11">schema.</text:span><text:span text:style-name="T13"> <text:s/></text:span><text:span text:style-name="T11">(Regardless</text:span><text:span text:style-name="T13"> </text:span><text:span text:style-name="T11">of</text:span><text:span text:style-name="T13"> </text:span><text:span text:style-name="T11">the</text:span><text:span text:style-name="T13"> </text:span><text:span text:style-name="T11">cumulative</text:span><text:span text:style-name="T13"> </text:span><text:span text:style-name="T11">effects</text:span><text:span text:style-name="T13"> </text:span><text:span text:style-name="T11">of</text:span><text:span text:style-name="T13"> </text:span><text:span text:style-name="T11">adjustments,</text:span><text:span text:style-name="T13"> </text:span><text:span text:style-name="T11">the</text:span><text:span text:style-name="T13"> </text:span><text:span text:style-name="T11">final</text:span><text:span text:style-name="T13"> </text:span><text:span text:style-name="T11">values</text:span><text:span text:style-name="T13"> </text:span><text:span text:style-name="T11">will</text:span><text:span text:style-name="T13"> </text:span><text:span text:style-name="T11">be</text:span><text:span text:style-name="T13"> </text:span><text:span text:style-name="T11">truncated</text:span><text:span text:style-name="T13"> </text:span><text:span text:style-name="T11">if</text:span><text:span text:style-name="T13"> </text:span><text:span text:style-name="T11">below</text:span><text:span text:style-name="T13"> </text:span><text:span text:style-name="T11">0</text:span><text:span text:style-name="T13"> </text:span><text:span text:style-name="T11">or</text:span><text:span text:style-name="T13"> </text:span><text:span text:style-name="T11">above</text:span><text:span text:style-name="T13"> </text:span><text:span text:style-name="T11">100.)</text:span></text:p>
      <text:p text:style-name="P37"/>
      <text:p text:style-name="P37">Reason:</text:p>
      <text:p text:style-name="P39"><text:span text:style-name="T11"><text:tab/>A</text:span><text:span text:style-name="T13"> </text:span><text:span text:style-name="T11">concise</text:span><text:span text:style-name="T13"> </text:span><text:span text:style-name="T11">explanation</text:span><text:span text:style-name="T13"> </text:span><text:span text:style-name="T11">of</text:span><text:span text:style-name="T13"> </text:span><text:span text:style-name="T11">the</text:span><text:span text:style-name="T13"> </text:span><text:span text:style-name="T11">reasoning</text:span><text:span text:style-name="T13"> </text:span><text:span text:style-name="T11">behind</text:span><text:span text:style-name="T13"> </text:span><text:span text:style-name="T11">the</text:span><text:span text:style-name="T13"> </text:span><text:span text:style-name="T11">test</text:span><text:span text:style-name="T13"> </text:span><text:span text:style-name="T11">should</text:span><text:span text:style-name="T13"> </text:span><text:span text:style-name="T11">be</text:span><text:span text:style-name="T13"> </text:span><text:span text:style-name="T11">given.</text:span><text:span text:style-name="T13"> <text:s/></text:span><text:span text:style-name="T11">One</text:span><text:span text:style-name="T13"> </text:span><text:span text:style-name="T11">commonly</text:span><text:span text:style-name="T13"> </text:span><text:span text:style-name="T11">used</text:span><text:span text:style-name="T13"> </text:span><text:span text:style-name="T11">reason</text:span><text:span text:style-name="T13"> </text:span><text:span text:style-name="T11">for</text:span><text:span text:style-name="T13"> </text:span><text:span text:style-name="T11">failure</text:span><text:span text:style-name="T13"> </text:span><text:span text:style-name="T11">when</text:span><text:span text:style-name="T13"> </text:span><text:span text:style-name="T11">certain</text:span><text:span text:style-name="T13"> </text:span><text:span text:style-name="T11">variable</text:span><text:span text:style-name="T13"> </text:span><text:span text:style-name="T11">nodes</text:span><text:span text:style-name="T13"> </text:span><text:span text:style-name="T11">do</text:span><text:span text:style-name="T13"> </text:span><text:span text:style-name="T11">not</text:span><text:span text:style-name="T13"> </text:span><text:span text:style-name="T11">map</text:span><text:span text:style-name="T13"> </text:span><text:span text:style-name="T11">to</text:span><text:span text:style-name="T13"> </text:span><text:span text:style-name="T11">one</text:span><text:span text:style-name="T13"> </text:span><text:span text:style-name="T11">of</text:span><text:span text:style-name="T13"> </text:span><text:span text:style-name="T11">a</text:span><text:span text:style-name="T13"> </text:span><text:span text:style-name="T11">set</text:span><text:span text:style-name="T13"> </text:span><text:span text:style-name="T11">of</text:span><text:span text:style-name="T13"> </text:span><text:span text:style-name="T11">specific</text:span><text:span text:style-name="T13"> </text:span><text:span text:style-name="T11">atoms</text:span><text:span text:style-name="T13"> </text:span><text:span text:style-name="T11">is</text:span><text:span text:style-name="T13"> </text:span><text:span text:style-name="T11">"Schema</text:span><text:span text:style-name="T13"> </text:span><text:span text:style-name="T11">does</text:span><text:span text:style-name="T13"> </text:span><text:span text:style-name="T11">not</text:span><text:span text:style-name="T13"> </text:span><text:span text:style-name="T11">apply</text:span><text:span text:style-name="T13"> </text:span><text:span text:style-name="T11">in</text:span><text:span text:style-name="T13"> </text:span><text:span text:style-name="T11">this</text:span><text:span text:style-name="T13"> </text:span><text:span text:style-name="T11">case,"</text:span><text:span text:style-name="T13"> </text:span><text:span text:style-name="T11">i.e.,</text:span><text:span text:style-name="T13"> </text:span><text:span text:style-name="T11">the</text:span><text:span text:style-name="T13"> </text:span><text:span text:style-name="T11">presence</text:span><text:span text:style-name="T13"> </text:span><text:span text:style-name="T11">of</text:span><text:span text:style-name="T13"> </text:span><text:span text:style-name="T11">a</text:span><text:span text:style-name="T13"> </text:span><text:span text:style-name="T11">heteroatom</text:span><text:span text:style-name="T13"> </text:span><text:span text:style-name="T11">in</text:span><text:span text:style-name="T13"> </text:span><text:span text:style-name="T11">a</text:span><text:span text:style-name="T13"> </text:span><text:span text:style-name="T11">given</text:span><text:span text:style-name="T13"> </text:span><text:span text:style-name="T11">location</text:span><text:span text:style-name="T13"> </text:span><text:span text:style-name="T11">may</text:span><text:span text:style-name="T13"> </text:span><text:span text:style-name="T11">alter</text:span><text:span text:style-name="T13"> </text:span><text:span text:style-name="T11">the</text:span><text:span text:style-name="T13"> </text:span><text:span text:style-name="T11">chemistry</text:span><text:span text:style-name="T13"> </text:span><text:span text:style-name="T11">from</text:span><text:span text:style-name="T13"> </text:span><text:span text:style-name="T11">what</text:span><text:span text:style-name="T13"> </text:span><text:span text:style-name="T11">was</text:span><text:span text:style-name="T13"> </text:span><text:span text:style-name="T11">intended.</text:span><text:span text:style-name="T13"> <text:s/></text:span><text:span text:style-name="T11">(The</text:span><text:span text:style-name="T13"> </text:span><text:span text:style-name="T11">default</text:span><text:span text:style-name="T13"> </text:span><text:span text:style-name="T11">reason</text:span><text:span text:style-name="T13"> </text:span><text:span text:style-name="T11">may</text:span><text:span text:style-name="T13"> </text:span><text:span text:style-name="T11">be</text:span><text:span text:style-name="T13"> </text:span><text:span text:style-name="T11">used</text:span><text:span text:style-name="T13"> </text:span><text:span text:style-name="T11">while</text:span><text:span text:style-name="T13"> </text:span><text:span text:style-name="T11">hitchhiking</text:span><text:span text:style-name="T13"> </text:span><text:span text:style-name="T11">through</text:span><text:span text:style-name="T13"> </text:span><text:span text:style-name="T11">the</text:span><text:span text:style-name="T13"> </text:span><text:span text:style-name="T11">galaxy!</text:span><text:span text:style-name="T13"> </text:span><text:span text:style-name="T11">:-)</text:span><text:span text:style-name="T13"> </text:span><text:span text:style-name="T11">)</text:span></text:p>
      <text:p text:style-name="P37"/>
      <text:p text:style-name="P39"><text:span text:style-name="T11">Chemist</text:span><text:span text:style-name="T13"> </text:span><text:span text:style-name="T11">(assigned</text:span><text:span text:style-name="T13"> </text:span><text:span text:style-name="T11">automatically</text:span><text:span text:style-name="T13"> </text:span><text:span text:style-name="T11">from</text:span><text:span text:style-name="T13"> </text:span><text:span text:style-name="T11">login</text:span><text:span text:style-name="T13"> </text:span><text:span text:style-name="T11">ID</text:span><text:span text:style-name="T13"> </text:span><text:span text:style-name="T11">-</text:span><text:span text:style-name="T13"> </text:span><text:span text:style-name="T11">not</text:span><text:span text:style-name="T13"> </text:span><text:span text:style-name="T11">a</text:span><text:span text:style-name="T13"> </text:span><text:span text:style-name="T11">user-modifiable</text:span><text:span text:style-name="T13"> </text:span><text:span text:style-name="T11">field)</text:span></text:p>
      <text:p text:style-name="P37"/>
      <text:p text:style-name="P39"><text:span text:style-name="T11">Mark</text:span><text:span text:style-name="T13"> </text:span><text:span text:style-name="T11">for</text:span><text:span text:style-name="T13"> </text:span><text:span text:style-name="T11">Deletion/Undelete</text:span><text:span text:style-name="T13"> </text:span><text:span text:style-name="T11">button:</text:span></text:p>
      <text:p text:style-name="P39"><text:span text:style-name="T11"><text:tab/>Toggles</text:span><text:span text:style-name="T13"> </text:span><text:span text:style-name="T11">deletion</text:span><text:span text:style-name="T13"> </text:span><text:span text:style-name="T11">mark</text:span><text:span text:style-name="T13"> </text:span><text:span text:style-name="T11">on</text:span><text:span text:style-name="T13"> </text:span><text:span text:style-name="T11">and</text:span><text:span text:style-name="T13"> </text:span><text:span text:style-name="T11">off.</text:span><text:span text:style-name="T13"> <text:s/></text:span><text:span text:style-name="T11">Irreversible</text:span><text:span text:style-name="T13"> </text:span><text:span text:style-name="T11">deletion</text:span><text:span text:style-name="T13"> </text:span><text:span text:style-name="T11">does</text:span><text:span text:style-name="T13"> </text:span><text:span text:style-name="T11">not</text:span><text:span text:style-name="T13"> </text:span><text:span text:style-name="T11">occur</text:span><text:span text:style-name="T13"> </text:span><text:span text:style-name="T11">until</text:span><text:span text:style-name="T13"> </text:span><text:span text:style-name="T11">exit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.</text:span><text:span text:style-name="T13"> <text:s/></text:span><text:span text:style-name="T11">Note</text:span><text:span text:style-name="T13"> </text:span><text:span text:style-name="T11">that</text:span><text:span text:style-name="T13"> </text:span><text:span text:style-name="T11">any</text:span><text:span text:style-name="T13"> </text:span><text:span text:style-name="T11">test</text:span><text:span text:style-name="T13"> </text:span><text:span text:style-name="T11">appearing</text:span><text:span text:style-name="T13"> </text:span><text:span text:style-name="T11">in</text:span><text:span text:style-name="T13"> </text:span><text:span text:style-name="T11">the</text:span><text:span text:style-name="T13"> </text:span><text:span text:style-name="T11">logic</text:span><text:span text:style-name="T13"> </text:span><text:span text:style-name="T11">string</text:span><text:span text:style-name="T13"> </text:span><text:span text:style-name="T11">of</text:span><text:span text:style-name="T13"> </text:span><text:span text:style-name="T11">a</text:span><text:span text:style-name="T13"> </text:span><text:span text:style-name="T11">subsequent</text:span><text:span text:style-name="T13"> </text:span><text:span text:style-name="T11">test</text:span><text:span text:style-name="T13"> </text:span><text:span text:style-name="T11">may</text:span><text:span text:style-name="T13"> </text:span><text:span text:style-name="T11">not</text:span><text:span text:style-name="T13"> </text:span><text:span text:style-name="T11">be</text:span><text:span text:style-name="T13"> </text:span><text:span text:style-name="T11">deleted</text:span><text:span text:style-name="T13"> </text:span><text:span text:style-name="T11">(button</text:span><text:span text:style-name="T13"> </text:span><text:span text:style-name="T11">will</text:span><text:span text:style-name="T13"> </text:span><text:span text:style-name="T11">be</text:span><text:span text:style-name="T13"> </text:span><text:span text:style-name="T11">disabled)</text:span><text:span text:style-name="T13"> </text:span><text:span text:style-name="T11">so</text:span><text:span text:style-name="T13"> </text:span><text:span text:style-name="T11">long</text:span><text:span text:style-name="T13"> </text:span><text:span text:style-name="T11">as</text:span><text:span text:style-name="T13"> </text:span><text:span text:style-name="T11">the</text:span><text:span text:style-name="T13"> </text:span><text:span text:style-name="T11">latter</text:span><text:span text:style-name="T13"> </text:span><text:span text:style-name="T11">test</text:span><text:span text:style-name="T13"> </text:span><text:span text:style-name="T11">remains</text:span><text:span text:style-name="T13"> </text:span><text:span text:style-name="T11">unmarked.</text:span><text:span text:style-name="T13"> <text:s/></text:span><text:span text:style-name="T11">By</text:span><text:span text:style-name="T13"> </text:span><text:span text:style-name="T11">the</text:span><text:span text:style-name="T13"> </text:span><text:span text:style-name="T11">same</text:span><text:span text:style-name="T13"> </text:span><text:span text:style-name="T11">token,</text:span><text:span text:style-name="T13"> </text:span><text:span text:style-name="T11">a</text:span><text:span text:style-name="T13"> </text:span><text:span text:style-name="T11">marked</text:span><text:span text:style-name="T13"> </text:span><text:span text:style-name="T11">test</text:span><text:span text:style-name="T13"> </text:span><text:span text:style-name="T11">may</text:span><text:span text:style-name="T13"> </text:span><text:span text:style-name="T11">not</text:span><text:span text:style-name="T13"> </text:span><text:span text:style-name="T11">be</text:span><text:span text:style-name="T13"> </text:span><text:span text:style-name="T11">unmarked</text:span><text:span text:style-name="T13"> </text:span><text:span text:style-name="T11">if</text:span><text:span text:style-name="T13"> </text:span><text:span text:style-name="T11">it</text:span><text:span text:style-name="T13"> </text:span><text:span text:style-name="T11">refers</text:span><text:span text:style-name="T13"> </text:span><text:span text:style-name="T11">to</text:span><text:span text:style-name="T13"> </text:span><text:span text:style-name="T11">conditions</text:span><text:span text:style-name="T13"> </text:span><text:span text:style-name="T11">or</text:span><text:span text:style-name="T13"> </text:span><text:span text:style-name="T11">tests</text:span><text:span text:style-name="T13"> </text:span><text:span text:style-name="T11">that</text:span><text:span text:style-name="T13"> </text:span><text:span text:style-name="T11">remain</text:span><text:span text:style-name="T13"> </text:span><text:span text:style-name="T11">marked</text:span><text:span text:style-name="T13"> </text:span><text:span text:style-name="T11">for</text:span><text:span text:style-name="T13"> </text:span><text:span text:style-name="T11">deletion.</text:span></text:p>
      <text:p text:style-name="P37"/>
      <text:p text:style-name="P39"><text:span text:style-name="T11">Exit</text:span><text:span text:style-name="T13"> </text:span><text:span text:style-name="T11">and</text:span><text:span text:style-name="T13"> </text:span><text:span text:style-name="T11">Update</text:span><text:span text:style-name="T13"> </text:span><text:span text:style-name="T11">Postran</text:span><text:span text:style-name="T13"> </text:span><text:span text:style-name="T11">Buffer</text:span><text:span text:style-name="T13"> </text:span><text:span text:style-name="T11">button:</text:span></text:p>
      <text:p text:style-name="P39"><text:span text:style-name="T11"><text:tab/>Exiting</text:span><text:span text:style-name="T13"> </text:span><text:span text:style-name="T11">in</text:span><text:span text:style-name="T13"> </text:span><text:span text:style-name="T11">this</text:span><text:span text:style-name="T13"> </text:span><text:span text:style-name="T11">way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update</text:span><text:span text:style-name="T13"> </text:span><text:span text:style-name="T11">according</text:span><text:span text:style-name="T13"> </text:span><text:span text:style-name="T11">to</text:span><text:span text:style-name="T13"> </text:span><text:span text:style-name="T11">the</text:span><text:span text:style-name="T13"> </text:span><text:span text:style-name="T11">addition</text:span><text:span text:style-name="T13"> </text:span><text:span text:style-name="T11">or</text:span><text:span text:style-name="T13"> </text:span><text:span text:style-name="T11">modification</text:span><text:span text:style-name="T13"> </text:span><text:span text:style-name="T11">in</text:span><text:span text:style-name="T13"> </text:span><text:span text:style-name="T11">the</text:span><text:span text:style-name="T13"> </text:span><text:span text:style-name="T11">current</text:span><text:span text:style-name="T13"> </text:span><text:span text:style-name="T11">test.</text:span></text:p>
      <text:p text:style-name="P37"/>
      <text:p text:style-name="P39"><text:span text:style-name="T11">Cancel</text:span><text:span text:style-name="T13"> </text:span><text:span text:style-name="T11">button:</text:span></text:p>
      <text:p text:style-name="P39"><text:span text:style-name="T11"><text:tab/>Quitting</text:span><text:span text:style-name="T13"> </text:span><text:span text:style-name="T11">via</text:span><text:span text:style-name="T13"> </text:span><text:span text:style-name="T11">the</text:span><text:span text:style-name="T13"> </text:span><text:span text:style-name="T11">Cancel</text:span><text:span text:style-name="T13"> </text:span><text:span text:style-name="T11">button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any</text:span><text:span text:style-name="T13"> </text:span><text:span text:style-name="T11">interactions</text:span><text:span text:style-name="T13"> </text:span><text:span text:style-name="T11">with</text:span><text:span text:style-name="T13"> </text:span><text:span text:style-name="T11">this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be</text:span><text:span text:style-name="T13"> </text:span><text:span text:style-name="T11">discarded</text:span><text:span text:style-name="T13"> </text:span><text:span text:style-name="T11">and</text:span><text:span text:style-name="T13"> </text:span><text:span text:style-name="T11">a</text:span><text:span text:style-name="T13"> </text:span><text:span text:style-name="T11">return</text:span><text:span text:style-name="T13"> </text:span><text:span text:style-name="T11">to</text:span><text:span text:style-name="T13"> </text:span><text:span text:style-name="T11">the</text:span><text:span text:style-name="T13"> </text:span><text:span text:style-name="T11">unchanged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display.</text:span></text:p>
      <text:p text:style-name="P39"><text:span text:style-name="T29">1,534</text:span><text:span text:style-name="T30"> </text:span><text:span text:style-name="T29">ptxcess.txt</text:span></text:p>
      <text:p text:style-name="P39"><text:span text:style-name="T11">Functional</text:span><text:span text:style-name="T13"> </text:span><text:span text:style-name="T11">Group</text:span><text:span text:style-name="T13"> </text:span><text:span text:style-name="T11">Menu:</text:span></text:p>
      <text:p text:style-name="P39"><text:span text:style-name="T11"><text:tab/>Selecting</text:span><text:span text:style-name="T13"> </text:span><text:span text:style-name="T11">this</text:span><text:span text:style-name="T13"> </text:span><text:span text:style-name="T11">menu</text:span><text:span text:style-name="T13"> </text:span><text:span text:style-name="T11">brings</text:span><text:span text:style-name="T13"> </text:span><text:span text:style-name="T11">up</text:span><text:span text:style-name="T13"> </text:span><text:span text:style-name="T11">a</text:span><text:span text:style-name="T13"> </text:span><text:span text:style-name="T11">scrollable</text:span><text:span text:style-name="T13"> </text:span><text:span text:style-name="T11">selection</text:span><text:span text:style-name="T13"> </text:span><text:span text:style-name="T11">list</text:span><text:span text:style-name="T13"> </text:span><text:span text:style-name="T11">of</text:span><text:span text:style-name="T13"> </text:span><text:span text:style-name="T11">functional</text:span><text:span text:style-name="T13"> </text:span><text:span text:style-name="T11">groups,</text:span><text:span text:style-name="T13"> </text:span><text:span text:style-name="T11">from</text:span><text:span text:style-name="T13"> </text:span><text:span text:style-name="T11">which</text:span><text:span text:style-name="T13"> </text:span><text:span text:style-name="T11">a</text:span><text:span text:style-name="T13"> </text:span><text:span text:style-name="T11">window</text:span><text:span text:style-name="T13"> </text:span><text:span text:style-name="T11">containing</text:span><text:span text:style-name="T13"> </text:span><text:span text:style-name="T11">drawings</text:span><text:span text:style-name="T13"> </text:span><text:span text:style-name="T11">of</text:span><text:span text:style-name="T13"> </text:span><text:span text:style-name="T11">these</text:span><text:span text:style-name="T13"> </text:span><text:span text:style-name="T11">groups</text:span><text:span text:style-name="T13"> </text:span><text:span text:style-name="T11">may</text:span><text:span text:style-name="T13"> </text:span><text:span text:style-name="T11">be</text:span><text:span text:style-name="T13"> </text:span><text:span text:style-name="T11">called</text:span><text:span text:style-name="T13"> </text:span><text:span text:style-name="T11">up.</text:span><text:span text:style-name="T13"> <text:s/></text:span><text:span text:style-name="T11">The</text:span><text:span text:style-name="T13"> </text:span><text:span text:style-name="T11">current</text:span><text:span text:style-name="T13"> </text:span><text:span text:style-name="T11">selection</text:span><text:span text:style-name="T13"> </text:span><text:span text:style-name="T11">is</text:span><text:span text:style-name="T13"> </text:span><text:span text:style-name="T11">highlighted</text:span><text:span text:style-name="T13"> </text:span><text:span text:style-name="T11">until</text:span><text:span text:style-name="T13"> </text:span><text:span text:style-name="T11">another</text:span><text:span text:style-name="T13"> </text:span><text:span text:style-name="T11">group</text:span><text:span text:style-name="T13"> </text:span><text:span text:style-name="T11">is</text:span><text:span text:style-name="T13"> </text:span><text:span text:style-name="T11">selected</text:span><text:span text:style-name="T13"> </text:span><text:span text:style-name="T11">to</text:span><text:span text:style-name="T13"> </text:span><text:span text:style-name="T11">take</text:span><text:span text:style-name="T13"> </text:span><text:span text:style-name="T11">its</text:span><text:span text:style-name="T13"> </text:span><text:span text:style-name="T11">place</text:span><text:span text:style-name="T13"> </text:span><text:span text:style-name="T11">in</text:span><text:span text:style-name="T13"> </text:span><text:span text:style-name="T11">the</text:span><text:span text:style-name="T13"> </text:span><text:span text:style-name="T11">condition</text:span><text:span text:style-name="T13"> </text:span><text:span text:style-name="T11">statement.</text:span></text:p>
      <text:p text:style-name="P37"/>
      <text:p text:style-name="P39"><text:span text:style-name="T11">Presence/Occurrence</text:span><text:span text:style-name="T13"> </text:span><text:span text:style-name="T11">Menu:</text:span></text:p>
      <text:p text:style-name="P39"><text:soft-page-break/><text:span text:style-name="T11"><text:tab/>Selecting</text:span><text:span text:style-name="T13"> </text:span><text:span text:style-name="T11">"OCCURS</text:span><text:span text:style-name="T13"> </text:span><text:span text:style-name="T11">AT</text:span><text:span text:style-name="T13"> </text:span><text:span text:style-name="T11">LEAST</text:span><text:span text:style-name="T13"> </text:span><text:span text:style-name="T11">..."</text:span><text:span text:style-name="T13"> </text:span><text:span text:style-name="T11">or</text:span><text:span text:style-name="T13"> </text:span><text:span text:style-name="T11">"DOES</text:span><text:span text:style-name="T13"> </text:span><text:span text:style-name="T11">NOT</text:span><text:span text:style-name="T13"> </text:span><text:span text:style-name="T11">OCCUR</text:span><text:span text:style-name="T13"> </text:span><text:span text:style-name="T11">AT</text:span><text:span text:style-name="T13"> </text:span><text:span text:style-name="T11">LEAST</text:span><text:span text:style-name="T13"> </text:span><text:span text:style-name="T11">..."</text:span><text:span text:style-name="T13"> </text:span><text:span text:style-name="T11">introduces</text:span><text:span text:style-name="T13"> </text:span><text:span text:style-name="T11">a</text:span><text:span text:style-name="T13"> </text:span><text:span text:style-name="T11">field</text:span><text:span text:style-name="T13"> </text:span><text:span text:style-name="T11">to</text:span><text:span text:style-name="T13"> </text:span><text:span text:style-name="T11">accept</text:span><text:span text:style-name="T13"> </text:span><text:span text:style-name="T11">an</text:span><text:span text:style-name="T13"> </text:span><text:span text:style-name="T11">appropriate</text:span><text:span text:style-name="T13"> </text:span><text:span text:style-name="T11">number</text:span><text:span text:style-name="T13"> </text:span><text:span text:style-name="T11">of</text:span><text:span text:style-name="T13"> </text:span><text:span text:style-name="T11">instances</text:span><text:span text:style-name="T13"> </text:span><text:span text:style-name="T11">of</text:span><text:span text:style-name="T13"> </text:span><text:span text:style-name="T11">the</text:span><text:span text:style-name="T13"> </text:span><text:span text:style-name="T11">functional</text:span><text:span text:style-name="T13"> </text:span><text:span text:style-name="T11">group.</text:span><text:span text:style-name="T13"> </text:span><text:span text:style-name="T11">This</text:span><text:span text:style-name="T13"> </text:span><text:span text:style-name="T11">field</text:span><text:span text:style-name="T13"> </text:span><text:span text:style-name="T11">becomes</text:span><text:span text:style-name="T13"> </text:span><text:span text:style-name="T11">superfluous</text:span><text:span text:style-name="T13"> </text:span><text:span text:style-name="T11">and</text:span><text:span text:style-name="T13"> </text:span><text:span text:style-name="T11">therefore</text:span><text:span text:style-name="T13"> </text:span><text:span text:style-name="T11">disappears</text:span><text:span text:style-name="T13"> </text:span><text:span text:style-name="T11">when</text:span><text:span text:style-name="T13"> </text:span><text:span text:style-name="T11">either</text:span><text:span text:style-name="T13"> </text:span><text:span text:style-name="T11">"IS"</text:span><text:span text:style-name="T13"> </text:span><text:span text:style-name="T11">or</text:span><text:span text:style-name="T13"> </text:span><text:span text:style-name="T11">"IS</text:span><text:span text:style-name="T13"> </text:span><text:span text:style-name="T11">NOT"</text:span><text:span text:style-name="T13"> </text:span><text:span text:style-name="T11">is</text:span><text:span text:style-name="T13"> </text:span><text:span text:style-name="T11">selected.</text:span></text:p>
      <text:p text:style-name="P37"/>
      <text:p text:style-name="P39"><text:span text:style-name="T11">NODE</text:span><text:span text:style-name="T13"> </text:span><text:span text:style-name="T11">field:</text:span></text:p>
      <text:p text:style-name="P39"><text:span text:style-name="T11"><text:tab/>Accepts</text:span><text:span text:style-name="T13"> </text:span><text:span text:style-name="T11">a</text:span><text:span text:style-name="T13"> </text:span><text:span text:style-name="T11">variable</text:span><text:span text:style-name="T13"> </text:span><text:span text:style-name="T11">node</text:span><text:span text:style-name="T13"> </text:span><text:span text:style-name="T11">number</text:span><text:span text:style-name="T13"> </text:span><text:span text:style-name="T11">obtainable</text:span><text:span text:style-name="T13"> </text:span><text:span text:style-name="T11">by</text:span><text:span text:style-name="T13"> </text:span><text:span text:style-name="T11">reference</text:span><text:span text:style-name="T13"> </text:span><text:span text:style-name="T11">to</text:span><text:span text:style-name="T13"> </text:span><text:span text:style-name="T11">the</text:span><text:span text:style-name="T13"> </text:span><text:span text:style-name="T11">numbered</text:span><text:span text:style-name="T13"> </text:span><text:span text:style-name="T11">transform</text:span><text:span text:style-name="T13"> </text:span><text:span text:style-name="T11">patterns</text:span><text:span text:style-name="T13"> </text:span><text:span text:style-name="T11">in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display.</text:span><text:span text:style-name="T13"> <text:s/></text:span><text:span text:style-name="T11">The</text:span><text:span text:style-name="T13"> </text:span><text:span text:style-name="T11">node</text:span><text:span text:style-name="T13"> </text:span><text:span text:style-name="T11">selected</text:span><text:span text:style-name="T13"> </text:span><text:span text:style-name="T11">is</text:span><text:span text:style-name="T13"> </text:span><text:span text:style-name="T11">the</text:span><text:span text:style-name="T13"> </text:span><text:span text:style-name="T11">one</text:span><text:span text:style-name="T13"> </text:span><text:span text:style-name="T11">presumed</text:span><text:span text:style-name="T13"> </text:span><text:span text:style-name="T11">to</text:span><text:span text:style-name="T13"> </text:span><text:span text:style-name="T11">contain</text:span><text:span text:style-name="T13"> </text:span><text:span text:style-name="T11">the</text:span><text:span text:style-name="T13"> </text:span><text:span text:style-name="T11">functional-group</text:span><text:span text:style-name="T13"> </text:span><text:span text:style-name="T11">fragment</text:span><text:span text:style-name="T13"> </text:span><text:span text:style-name="T11">of</text:span><text:span text:style-name="T13"> </text:span><text:span text:style-name="T11">interest.</text:span></text:p>
      <text:p text:style-name="P37"/>
      <text:p text:style-name="P39"><text:span text:style-name="T11">Mark</text:span><text:span text:style-name="T13"> </text:span><text:span text:style-name="T11">for</text:span><text:span text:style-name="T13"> </text:span><text:span text:style-name="T11">Deletion/Undelete</text:span><text:span text:style-name="T13"> </text:span><text:span text:style-name="T11">button:</text:span></text:p>
      <text:p text:style-name="P39"><text:span text:style-name="T11"><text:tab/>Toggles</text:span><text:span text:style-name="T13"> </text:span><text:span text:style-name="T11">deletion</text:span><text:span text:style-name="T13"> </text:span><text:span text:style-name="T11">mark</text:span><text:span text:style-name="T13"> </text:span><text:span text:style-name="T11">on</text:span><text:span text:style-name="T13"> </text:span><text:span text:style-name="T11">and</text:span><text:span text:style-name="T13"> </text:span><text:span text:style-name="T11">off.</text:span><text:span text:style-name="T13"> <text:s/></text:span><text:span text:style-name="T11">Irreversible</text:span><text:span text:style-name="T13"> </text:span><text:span text:style-name="T11">deletion</text:span><text:span text:style-name="T13"> </text:span><text:span text:style-name="T11">does</text:span><text:span text:style-name="T13"> </text:span><text:span text:style-name="T11">not</text:span><text:span text:style-name="T13"> </text:span><text:span text:style-name="T11">occur</text:span><text:span text:style-name="T13"> </text:span><text:span text:style-name="T11">until</text:span><text:span text:style-name="T13"> </text:span><text:span text:style-name="T11">exit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.</text:span><text:span text:style-name="T13"> <text:s/></text:span><text:span text:style-name="T11">Note</text:span><text:span text:style-name="T13"> </text:span><text:span text:style-name="T11">that</text:span><text:span text:style-name="T13"> </text:span><text:span text:style-name="T11">any</text:span><text:span text:style-name="T13"> </text:span><text:span text:style-name="T11">condition</text:span><text:span text:style-name="T13"> </text:span><text:span text:style-name="T11">that</text:span><text:span text:style-name="T13"> </text:span><text:span text:style-name="T11">appears</text:span><text:span text:style-name="T13"> </text:span><text:span text:style-name="T11">in</text:span><text:span text:style-name="T13"> </text:span><text:span text:style-name="T11">the</text:span><text:span text:style-name="T13"> </text:span><text:span text:style-name="T11">logic</text:span><text:span text:style-name="T13"> </text:span><text:span text:style-name="T11">string</text:span><text:span text:style-name="T13"> </text:span><text:span text:style-name="T11">of</text:span><text:span text:style-name="T13"> </text:span><text:span text:style-name="T11">one</text:span><text:span text:style-name="T13"> </text:span><text:span text:style-name="T11">or</text:span><text:span text:style-name="T13"> </text:span><text:span text:style-name="T11">more</text:span><text:span text:style-name="T13"> </text:span><text:span text:style-name="T11">tests</text:span><text:span text:style-name="T13"> </text:span><text:span text:style-name="T11">may</text:span><text:span text:style-name="T13"> </text:span><text:span text:style-name="T11">not</text:span><text:span text:style-name="T13"> </text:span><text:span text:style-name="T11">be</text:span><text:span text:style-name="T13"> </text:span><text:span text:style-name="T11">deleted</text:span><text:span text:style-name="T13"> </text:span><text:span text:style-name="T11">(button</text:span><text:span text:style-name="T13"> </text:span><text:span text:style-name="T11">will</text:span><text:span text:style-name="T13"> </text:span><text:span text:style-name="T11">be</text:span><text:span text:style-name="T13"> </text:span><text:span text:style-name="T11">disabled)</text:span><text:span text:style-name="T13"> </text:span><text:span text:style-name="T11">so</text:span><text:span text:style-name="T13"> </text:span><text:span text:style-name="T11">long</text:span><text:span text:style-name="T13"> </text:span><text:span text:style-name="T11">as</text:span><text:span text:style-name="T13"> </text:span><text:span text:style-name="T11">any</text:span><text:span text:style-name="T13"> </text:span><text:span text:style-name="T11">of</text:span><text:span text:style-name="T13"> </text:span><text:span text:style-name="T11">those</text:span><text:span text:style-name="T13"> </text:span><text:span text:style-name="T11">tests</text:span><text:span text:style-name="T13"> </text:span><text:span text:style-name="T11">remain</text:span><text:span text:style-name="T13"> </text:span><text:span text:style-name="T11">unmarked.</text:span></text:p>
      <text:p text:style-name="P37"/>
      <text:p text:style-name="P39"><text:span text:style-name="T11">Exit</text:span><text:span text:style-name="T13"> </text:span><text:span text:style-name="T11">and</text:span><text:span text:style-name="T13"> </text:span><text:span text:style-name="T11">Update</text:span><text:span text:style-name="T13"> </text:span><text:span text:style-name="T11">Postran</text:span><text:span text:style-name="T13"> </text:span><text:span text:style-name="T11">Buffer</text:span><text:span text:style-name="T13"> </text:span><text:span text:style-name="T11">button:</text:span></text:p>
      <text:p text:style-name="P39"><text:span text:style-name="T11"><text:tab/>Exiting</text:span><text:span text:style-name="T13"> </text:span><text:span text:style-name="T11">in</text:span><text:span text:style-name="T13"> </text:span><text:span text:style-name="T11">this</text:span><text:span text:style-name="T13"> </text:span><text:span text:style-name="T11">way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the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test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update</text:span><text:span text:style-name="T13"> </text:span><text:span text:style-name="T11">according</text:span><text:span text:style-name="T13"> </text:span><text:span text:style-name="T11">to</text:span><text:span text:style-name="T13"> </text:span><text:span text:style-name="T11">the</text:span><text:span text:style-name="T13"> </text:span><text:span text:style-name="T11">addition</text:span><text:span text:style-name="T13"> </text:span><text:span text:style-name="T11">or</text:span><text:span text:style-name="T13"> </text:span><text:span text:style-name="T11">modification</text:span><text:span text:style-name="T13"> </text:span><text:span text:style-name="T11">in</text:span><text:span text:style-name="T13"> </text:span><text:span text:style-name="T11">the</text:span><text:span text:style-name="T13"> </text:span><text:span text:style-name="T11">current</text:span><text:span text:style-name="T13"> </text:span><text:span text:style-name="T11">condition.</text:span></text:p>
      <text:p text:style-name="P37"/>
      <text:p text:style-name="P39"><text:span text:style-name="T11">Cancel</text:span><text:span text:style-name="T13"> </text:span><text:span text:style-name="T11">button:</text:span></text:p>
      <text:p text:style-name="P39"><text:span text:style-name="T11"><text:tab/>Quitting</text:span><text:span text:style-name="T13"> </text:span><text:span text:style-name="T11">via</text:span><text:span text:style-name="T13"> </text:span><text:span text:style-name="T11">the</text:span><text:span text:style-name="T13"> </text:span><text:span text:style-name="T11">Cancel</text:span><text:span text:style-name="T13"> </text:span><text:span text:style-name="T11">button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any</text:span><text:span text:style-name="T13"> </text:span><text:span text:style-name="T11">interactions</text:span><text:span text:style-name="T13"> </text:span><text:span text:style-name="T11">with</text:span><text:span text:style-name="T13"> </text:span><text:span text:style-name="T11">this</text:span><text:span text:style-name="T13"> </text:span><text:span text:style-name="T11">editor</text:span><text:span text:style-name="T13"> </text:span><text:span text:style-name="T11">to</text:span><text:span text:style-name="T13"> </text:span><text:span text:style-name="T11">be</text:span><text:span text:style-name="T13"> </text:span><text:span text:style-name="T11">discarded</text:span><text:span text:style-name="T13"> </text:span><text:span text:style-name="T11">and</text:span><text:span text:style-name="T13"> </text:span><text:span text:style-name="T11">a</text:span><text:span text:style-name="T13"> </text:span><text:span text:style-name="T11">return</text:span><text:span text:style-name="T13"> </text:span><text:span text:style-name="T11">to</text:span><text:span text:style-name="T13"> </text:span><text:span text:style-name="T11">the</text:span><text:span text:style-name="T13"> </text:span><text:span text:style-name="T11">unchanged</text:span><text:span text:style-name="T13"> </text:span><text:span text:style-name="T11">main</text:span><text:span text:style-name="T13"> </text:span><text:span text:style-name="T11">post-transform</text:span><text:span text:style-name="T13"> </text:span><text:span text:style-name="T11">display.</text:span></text:p>
      <text:p text:style-name="P38"/>
      <text:p text:style-name="P39"><text:span text:style-name="T29">795</text:span><text:span text:style-name="T30"> </text:span><text:span text:style-name="T29">refcomm.txt</text:span></text:p>
      <text:p text:style-name="P39"><text:span text:style-name="T11">Reference/Comment</text:span><text:span text:style-name="T13"> </text:span><text:span text:style-name="T11">Window</text:span><text:span text:style-name="T13"> </text:span><text:span text:style-name="T11">("&lt;REF&gt;"</text:span><text:span text:style-name="T13"> </text:span><text:span text:style-name="T11">or</text:span><text:span text:style-name="T13"> </text:span><text:span text:style-name="T11">"&lt;COMM&gt;"</text:span><text:span text:style-name="T13"> </text:span><text:span text:style-name="T11">to</text:span><text:span text:style-name="T13"> </text:span><text:span text:style-name="T11">left</text:span><text:span text:style-name="T13"> </text:span><text:span text:style-name="T11">of</text:span><text:span text:style-name="T13"> </text:span><text:span text:style-name="T11">window</text:span><text:span text:style-name="T13"> </text:span><text:span text:style-name="T11">shows</text:span><text:span text:style-name="T13"> </text:span><text:span text:style-name="T11">which</text:span><text:span text:style-name="T13"> </text:span><text:span text:style-name="T11">type</text:span><text:span text:style-name="T13"> </text:span><text:span text:style-name="T11">is</text:span><text:span text:style-name="T13"> </text:span><text:span text:style-name="T11">currently</text:span><text:span text:style-name="T13"> </text:span><text:span text:style-name="T11">being</text:span><text:span text:style-name="T13"> </text:span><text:span text:style-name="T11">displayed.</text:span><text:span text:style-name="T13"> <text:s/></text:span><text:span text:style-name="T11">The</text:span><text:span text:style-name="T13"> </text:span><text:span text:style-name="T11">editable</text:span><text:span text:style-name="T13"> </text:span><text:span text:style-name="T11">content</text:span><text:span text:style-name="T13"> </text:span><text:span text:style-name="T11">of</text:span><text:span text:style-name="T13"> </text:span><text:span text:style-name="T11">the</text:span><text:span text:style-name="T13"> </text:span><text:span text:style-name="T11">reference</text:span><text:span text:style-name="T13"> </text:span><text:span text:style-name="T11">or</text:span><text:span text:style-name="T13"> </text:span><text:span text:style-name="T11">comment</text:span><text:span text:style-name="T13"> </text:span><text:span text:style-name="T11">is</text:span><text:span text:style-name="T13"> </text:span><text:span text:style-name="T11">displayed</text:span><text:span text:style-name="T13"> </text:span><text:span text:style-name="T11">in</text:span><text:span text:style-name="T13"> </text:span><text:span text:style-name="T11">the</text:span><text:span text:style-name="T13"> </text:span><text:span text:style-name="T11">window.)</text:span></text:p>
      <text:p text:style-name="P37"/>
      <text:p text:style-name="P39"><text:span text:style-name="T11">Previous</text:span><text:span text:style-name="T13"> </text:span><text:span text:style-name="T11">button</text:span><text:span text:style-name="T13"> </text:span><text:span text:style-name="T11">(Displays</text:span><text:span text:style-name="T13"> </text:span><text:span text:style-name="T11">previous</text:span><text:span text:style-name="T13"> </text:span><text:span text:style-name="T11">reference</text:span><text:span text:style-name="T13"> </text:span><text:span text:style-name="T11">or</text:span><text:span text:style-name="T13"> </text:span><text:span text:style-name="T11">comment.</text:span><text:span text:style-name="T13"> <text:s/></text:span><text:span text:style-name="T11">Beeps</text:span><text:span text:style-name="T13"> </text:span><text:span text:style-name="T11">if</text:span><text:span text:style-name="T13"> </text:span><text:span text:style-name="T11">already</text:span><text:span text:style-name="T13"> </text:span><text:span text:style-name="T11">at</text:span><text:span text:style-name="T13"> </text:span><text:span text:style-name="T11">beginning</text:span><text:span text:style-name="T13"> </text:span><text:span text:style-name="T11">of</text:span><text:span text:style-name="T13"> </text:span><text:span text:style-name="T11">list.)</text:span></text:p>
      <text:p text:style-name="P37"/>
      <text:p text:style-name="P39"><text:span text:style-name="T11">Next</text:span><text:span text:style-name="T13"> </text:span><text:span text:style-name="T11">button</text:span><text:span text:style-name="T13"> </text:span><text:span text:style-name="T11">(Displays</text:span><text:span text:style-name="T13"> </text:span><text:span text:style-name="T11">next</text:span><text:span text:style-name="T13"> </text:span><text:span text:style-name="T11">reference</text:span><text:span text:style-name="T13"> </text:span><text:span text:style-name="T11">or</text:span><text:span text:style-name="T13"> </text:span><text:span text:style-name="T11">comment.</text:span><text:span text:style-name="T13"> <text:s/></text:span><text:span text:style-name="T11">Beeps</text:span><text:span text:style-name="T13"> </text:span><text:span text:style-name="T11">if</text:span><text:span text:style-name="T13"> </text:span><text:span text:style-name="T11">already</text:span><text:span text:style-name="T13"> </text:span><text:span text:style-name="T11">at</text:span><text:span text:style-name="T13"> </text:span><text:span text:style-name="T11">end</text:span><text:span text:style-name="T13"> </text:span><text:span text:style-name="T11">of</text:span><text:span text:style-name="T13"> </text:span><text:span text:style-name="T11">list.)</text:span></text:p>
      <text:p text:style-name="P37"/>
      <text:p text:style-name="P39"><text:span text:style-name="T11">Delete</text:span><text:span text:style-name="T13"> </text:span><text:span text:style-name="T11">Current</text:span><text:span text:style-name="T13"> </text:span><text:span text:style-name="T11">button</text:span><text:span text:style-name="T13"> </text:span><text:span text:style-name="T11">(Deletes</text:span><text:span text:style-name="T13"> </text:span><text:span text:style-name="T11">the</text:span><text:span text:style-name="T13"> </text:span><text:span text:style-name="T11">reference</text:span><text:span text:style-name="T13"> </text:span><text:span text:style-name="T11">or</text:span><text:span text:style-name="T13"> </text:span><text:span text:style-name="T11">comment</text:span><text:span text:style-name="T13"> </text:span><text:span text:style-name="T11">currently</text:span><text:span text:style-name="T13"> </text:span><text:span text:style-name="T11">displayed</text:span><text:span text:style-name="T13"> </text:span><text:span text:style-name="T11">in</text:span><text:span text:style-name="T13"> </text:span><text:span text:style-name="T11">the</text:span><text:span text:style-name="T13"> </text:span><text:span text:style-name="T11">window.)</text:span></text:p>
      <text:p text:style-name="P37"/>
      <text:p text:style-name="P39"><text:span text:style-name="T11">New</text:span><text:span text:style-name="T13"> </text:span><text:span text:style-name="T11">Reference</text:span><text:span text:style-name="T13"> </text:span><text:span text:style-name="T11">button,</text:span></text:p>
      <text:p text:style-name="P39"><text:span text:style-name="T11">New</text:span><text:span text:style-name="T13"> </text:span><text:span text:style-name="T11">Comment</text:span><text:span text:style-name="T13"> </text:span><text:span text:style-name="T11">button:</text:span></text:p>
      <text:p text:style-name="P39"><text:span text:style-name="T11"><text:tab/>Clears</text:span><text:span text:style-name="T13"> </text:span><text:span text:style-name="T11">reference/comment</text:span><text:span text:style-name="T13"> </text:span><text:span text:style-name="T11">window</text:span><text:span text:style-name="T13"> </text:span><text:span text:style-name="T11">to</text:span><text:span text:style-name="T13"> </text:span><text:span text:style-name="T11">allow</text:span><text:span text:style-name="T13"> </text:span><text:span text:style-name="T11">new</text:span><text:span text:style-name="T13"> </text:span><text:span text:style-name="T11">text</text:span><text:span text:style-name="T13"> </text:span><text:span text:style-name="T11">to</text:span><text:span text:style-name="T13"> </text:span><text:span text:style-name="T11">be</text:span><text:span text:style-name="T13"> </text:span><text:span text:style-name="T11">entered.</text:span></text:p>
      <text:p text:style-name="P37"/>
      <text:p text:style-name="P39"><text:span text:style-name="T11">Exit</text:span><text:span text:style-name="T13"> </text:span><text:span text:style-name="T11">and</text:span><text:span text:style-name="T13"> </text:span><text:span text:style-name="T11">Save</text:span><text:span text:style-name="T13"> </text:span><text:span text:style-name="T11">button</text:span><text:span text:style-name="T13"> </text:span><text:span text:style-name="T11">(closes</text:span><text:span text:style-name="T13"> </text:span><text:span text:style-name="T11">editor</text:span><text:span text:style-name="T13"> </text:span><text:span text:style-name="T11">window</text:span><text:span text:style-name="T13"> </text:span><text:span text:style-name="T11">and</text:span><text:span text:style-name="T13"> </text:span><text:span text:style-name="T11">modifies</text:span><text:span text:style-name="T13"> </text:span><text:span text:style-name="T11">reference</text:span><text:span text:style-name="T13"> </text:span><text:span text:style-name="T11">and</text:span><text:span text:style-name="T13"> </text:span><text:span text:style-name="T11">comment</text:span><text:span text:style-name="T13"> </text:span><text:span text:style-name="T11">list</text:span><text:span text:style-name="T13"> </text:span><text:span text:style-name="T11">as</text:span><text:span text:style-name="T13"> </text:span><text:span text:style-name="T11">specified)</text:span></text:p>
      <text:p text:style-name="P37"/>
      <text:p text:style-name="P39"><text:span text:style-name="T11">Cancel</text:span><text:span text:style-name="T13"> </text:span><text:span text:style-name="T11">button</text:span><text:span text:style-name="T13"> </text:span><text:span text:style-name="T11">(closes</text:span><text:span text:style-name="T13"> </text:span><text:span text:style-name="T11">editor</text:span><text:span text:style-name="T13"> </text:span><text:span text:style-name="T11">window</text:span><text:span text:style-name="T13"> </text:span><text:span text:style-name="T11">and</text:span><text:span text:style-name="T13"> </text:span><text:span text:style-name="T11">leaves</text:span><text:span text:style-name="T13"> </text:span><text:span text:style-name="T11">schema</text:span><text:span text:style-name="T13"> </text:span><text:span text:style-name="T11">reference</text:span><text:span text:style-name="T13"> </text:span><text:span text:style-name="T11">and</text:span><text:span text:style-name="T13"> </text:span><text:span text:style-name="T11">comment</text:span><text:span text:style-name="T13"> </text:span><text:span text:style-name="T11">list</text:span><text:span text:style-name="T13"> </text:span><text:span text:style-name="T11">unmodified)</text:span></text:p>
      <text:p text:style-name="P38"/>
      <text:p text:style-name="P39"><text:span text:style-name="T29">2,584</text:span><text:span text:style-name="T30"> </text:span><text:span text:style-name="T29">rxlform.txt</text:span></text:p>
      <text:p text:style-name="P39"><text:span text:style-name="T11">Library</text:span><text:span text:style-name="T13"> </text:span><text:span text:style-name="T11">list:</text:span></text:p>
      <text:p text:style-name="P39"><text:span text:style-name="T11"><text:tab/>Selects</text:span><text:span text:style-name="T13"> </text:span><text:span text:style-name="T11">all</text:span><text:span text:style-name="T13"> </text:span><text:span text:style-name="T11">libraries</text:span><text:span text:style-name="T13"> </text:span><text:span text:style-name="T11">or</text:span><text:span text:style-name="T13"> </text:span><text:span text:style-name="T11">a</text:span><text:span text:style-name="T13"> </text:span><text:span text:style-name="T11">single</text:span><text:span text:style-name="T13"> </text:span><text:span text:style-name="T11">library.</text:span><text:span text:style-name="T13"> <text:s/></text:span><text:span text:style-name="T11">Also</text:span><text:span text:style-name="T13"> </text:span><text:span text:style-name="T11">contains</text:span><text:span text:style-name="T13"> </text:span><text:span text:style-name="T11">Exit</text:span><text:span text:style-name="T13"> </text:span><text:span text:style-name="T11">button</text:span><text:span text:style-name="T13"> </text:span><text:span text:style-name="T11">to</text:span><text:span text:style-name="T13"> </text:span><text:span text:style-name="T11">close</text:span><text:span text:style-name="T13"> </text:span><text:span text:style-name="T11">Reaction</text:span><text:span text:style-name="T13"> </text:span><text:span text:style-name="T11">Library</text:span><text:span text:style-name="T13"> </text:span><text:span text:style-name="T11">Editor.</text:span></text:p>
      <text:p text:style-name="P37"/>
      <text:p text:style-name="P39"><text:span text:style-name="T11">Chapter</text:span><text:span text:style-name="T13"> </text:span><text:span text:style-name="T11">list:</text:span></text:p>
      <text:p text:style-name="P39"><text:span text:style-name="T11"><text:tab/>Selects</text:span><text:span text:style-name="T13"> </text:span><text:span text:style-name="T11">all</text:span><text:span text:style-name="T13"> </text:span><text:span text:style-name="T11">chapters</text:span><text:span text:style-name="T13"> </text:span><text:span text:style-name="T11">or</text:span><text:span text:style-name="T13"> </text:span><text:span text:style-name="T11">a</text:span><text:span text:style-name="T13"> </text:span><text:span text:style-name="T11">single</text:span><text:span text:style-name="T13"> </text:span><text:span text:style-name="T11">chapter</text:span><text:span text:style-name="T13"> </text:span><text:span text:style-name="T11">(syntheme).</text:span></text:p>
      <text:p text:style-name="P37"/>
      <text:p text:style-name="P39"><text:span text:style-name="T11">Schema</text:span><text:span text:style-name="T13"> </text:span><text:span text:style-name="T11">list:</text:span></text:p>
      <text:p text:style-name="P39"><text:span text:style-name="T11"><text:tab/>Displays</text:span><text:span text:style-name="T13"> </text:span><text:span text:style-name="T11">all</text:span><text:span text:style-name="T13"> </text:span><text:span text:style-name="T11">schemata</text:span><text:span text:style-name="T13"> </text:span><text:span text:style-name="T11">that</text:span><text:span text:style-name="T13"> </text:span><text:span text:style-name="T11">satisfy</text:span><text:span text:style-name="T13"> </text:span><text:span text:style-name="T11">the</text:span><text:span text:style-name="T13"> </text:span><text:span text:style-name="T11">constraints</text:span><text:span text:style-name="T13"> </text:span><text:span text:style-name="T11">selected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library</text:span><text:span text:style-name="T13"> </text:span><text:span text:style-name="T11">and</text:span><text:span text:style-name="T13"> </text:span><text:span text:style-name="T11">chapter</text:span><text:span text:style-name="T13"> </text:span><text:span text:style-name="T11">lists.</text:span><text:span text:style-name="T13"> <text:s/></text:span><text:span text:style-name="T11">Clicking</text:span><text:span text:style-name="T13"> </text:span><text:span text:style-name="T11">a</text:span><text:span text:style-name="T13"> </text:span><text:span text:style-name="T11">schema</text:span><text:span text:style-name="T13"> </text:span><text:span text:style-name="T11">will</text:span><text:span text:style-name="T13"> </text:span><text:span text:style-name="T11">cause</text:span><text:span text:style-name="T13"> </text:span><text:span text:style-name="T11">the</text:span><text:span text:style-name="T13"> </text:span><text:span text:style-name="T11">data</text:span><text:span text:style-name="T13"> </text:span><text:span text:style-name="T11">and</text:span><text:span text:style-name="T13"> </text:span><text:span text:style-name="T11">the</text:span><text:span text:style-name="T13"> </text:span><text:span text:style-name="T11">transform</text:span><text:span text:style-name="T13"> </text:span><text:span text:style-name="T11">for</text:span><text:span text:style-name="T13"> </text:span><text:span text:style-name="T11">that</text:span><text:span text:style-name="T13"> </text:span><text:span text:style-name="T11">schema</text:span><text:span text:style-name="T13"> </text:span><text:span text:style-name="T11">to</text:span><text:span text:style-name="T13"> </text:span><text:span text:style-name="T11">appear</text:span><text:span text:style-name="T13"> </text:span><text:span text:style-name="T11">in</text:span><text:span text:style-name="T13"> </text:span><text:span text:style-name="T11">the</text:span><text:span text:style-name="T13"> </text:span><text:span text:style-name="T11">respective</text:span><text:span text:style-name="T13"> </text:span><text:span text:style-name="T11">windows.</text:span></text:p>
      <text:p text:style-name="P37"/>
      <text:p text:style-name="P39"><text:soft-page-break/><text:span text:style-name="T11">Schema</text:span><text:span text:style-name="T13"> </text:span><text:span text:style-name="T11">Detail</text:span><text:span text:style-name="T13"> </text:span><text:span text:style-name="T11">button:</text:span></text:p>
      <text:p text:style-name="P39"><text:span text:style-name="T11"><text:tab/>Opens</text:span><text:span text:style-name="T13"> </text:span><text:span text:style-name="T11">a</text:span><text:span text:style-name="T13"> </text:span><text:span text:style-name="T11">new</text:span><text:span text:style-name="T13"> </text:span><text:span text:style-name="T11">window</text:span><text:span text:style-name="T13"> </text:span><text:span text:style-name="T11">which</text:span><text:span text:style-name="T13"> </text:span><text:span text:style-name="T11">displays</text:span><text:span text:style-name="T13"> </text:span><text:span text:style-name="T11">and</text:span><text:span text:style-name="T13"> </text:span><text:span text:style-name="T11">permits</text:span><text:span text:style-name="T13"> </text:span><text:span text:style-name="T11">editing</text:span><text:span text:style-name="T13"> </text:span><text:span text:style-name="T11">of</text:span><text:span text:style-name="T13"> </text:span><text:span text:style-name="T11">all</text:span><text:span text:style-name="T13"> </text:span><text:span text:style-name="T11">user-modifiable</text:span><text:span text:style-name="T13"> </text:span><text:span text:style-name="T11">data</text:span><text:span text:style-name="T13"> </text:span><text:span text:style-name="T11">contained</text:span><text:span text:style-name="T13"> </text:span><text:span text:style-name="T11">in</text:span><text:span text:style-name="T13"> </text:span><text:span text:style-name="T11">the</text:span><text:span text:style-name="T13"> </text:span><text:span text:style-name="T11">currently</text:span><text:span text:style-name="T13"> </text:span><text:span text:style-name="T11">selected</text:span><text:span text:style-name="T13"> </text:span><text:span text:style-name="T11">schema.</text:span></text:p>
      <text:p text:style-name="P37"/>
      <text:p text:style-name="P39"><text:span text:style-name="T11">Additional</text:span><text:span text:style-name="T13"> </text:span><text:span text:style-name="T11">Schema</text:span><text:span text:style-name="T13"> </text:span><text:span text:style-name="T11">Operations,</text:span><text:span text:style-name="T13"> </text:span><text:span text:style-name="T11">etc.</text:span><text:span text:style-name="T13"> </text:span><text:span text:style-name="T11">button:</text:span></text:p>
      <text:p text:style-name="P39"><text:span text:style-name="T11"><text:tab/>Pulldown/tearoff</text:span><text:span text:style-name="T13"> </text:span><text:span text:style-name="T11">menu</text:span><text:span text:style-name="T13"> </text:span><text:span text:style-name="T11">(to</text:span><text:span text:style-name="T13"> </text:span><text:span text:style-name="T11">tear</text:span><text:span text:style-name="T13"> </text:span><text:span text:style-name="T11">off,</text:span><text:span text:style-name="T13"> </text:span><text:span text:style-name="T11">click</text:span><text:span text:style-name="T13"> </text:span><text:span text:style-name="T11">"perforation"</text:span><text:span text:style-name="T13"> </text:span><text:span text:style-name="T11">between</text:span><text:span text:style-name="T13"> </text:span><text:span text:style-name="T11">menu</text:span><text:span text:style-name="T13"> </text:span><text:span text:style-name="T11">and</text:span><text:span text:style-name="T13"> </text:span><text:span text:style-name="T11">button)</text:span><text:span text:style-name="T13"> </text:span><text:span text:style-name="T11">containing</text:span><text:span text:style-name="T13"> </text:span><text:span text:style-name="T11">the</text:span><text:span text:style-name="T13"> </text:span><text:span text:style-name="T11">following</text:span><text:span text:style-name="T13"> </text:span><text:span text:style-name="T11">options:</text:span></text:p>
      <text:p text:style-name="P39"><text:span text:style-name="T11"><text:tab/></text:span><text:span text:style-name="T13"> </text:span><text:span text:style-name="T11">1)</text:span><text:span text:style-name="T13"> </text:span><text:span text:style-name="T11">Add</text:span><text:span text:style-name="T13"> </text:span><text:span text:style-name="T11">Schema</text:span><text:span text:style-name="T13"> </text:span><text:span text:style-name="T11">(opens</text:span><text:span text:style-name="T13"> </text:span><text:span text:style-name="T11">a</text:span><text:span text:style-name="T13"> </text:span><text:span text:style-name="T11">Schema</text:span><text:span text:style-name="T13"> </text:span><text:span text:style-name="T11">Detail</text:span><text:span text:style-name="T13"> </text:span><text:span text:style-name="T11">window</text:span><text:span text:style-name="T13"> </text:span><text:span text:style-name="T11">with</text:span><text:span text:style-name="T13"> </text:span><text:span text:style-name="T11">user-modifiable</text:span><text:span text:style-name="T13"> </text:span><text:span text:style-name="T11">data</text:span><text:span text:style-name="T13"> </text:span><text:span text:style-name="T11">needing</text:span><text:span text:style-name="T13"> </text:span><text:span text:style-name="T11">to</text:span><text:span text:style-name="T13"> </text:span><text:span text:style-name="T11">be</text:span><text:span text:style-name="T13"> </text:span><text:span text:style-name="T11">entered)</text:span></text:p>
      <text:p text:style-name="P39"><text:span text:style-name="T11"><text:tab/></text:span><text:span text:style-name="T13"> </text:span><text:span text:style-name="T11">2)</text:span><text:span text:style-name="T13"> </text:span><text:span text:style-name="T11">Disable</text:span><text:span text:style-name="T13"> </text:span><text:span text:style-name="T11">Schema</text:span><text:span text:style-name="T13"> </text:span><text:span text:style-name="T11">(temporarily</text:span><text:span text:style-name="T13"> </text:span><text:span text:style-name="T11">inactivates</text:span><text:span text:style-name="T13"> </text:span><text:span text:style-name="T11">currently</text:span><text:span text:style-name="T13"> </text:span><text:span text:style-name="T11">selected</text:span><text:span text:style-name="T13"> </text:span><text:span text:style-name="T11">schema)</text:span></text:p>
      <text:p text:style-name="P39"><text:span text:style-name="T11"><text:tab/></text:span><text:span text:style-name="T13"> </text:span><text:span text:style-name="T11">3)</text:span><text:span text:style-name="T13"> </text:span><text:span text:style-name="T11">Delete</text:span><text:span text:style-name="T13"> </text:span><text:span text:style-name="T11">Schema</text:span><text:span text:style-name="T13"> </text:span><text:span text:style-name="T11">(permanently</text:span><text:span text:style-name="T13"> </text:span><text:span text:style-name="T11">removes</text:span><text:span text:style-name="T13"> </text:span><text:span text:style-name="T11">currently</text:span><text:span text:style-name="T13"> </text:span><text:span text:style-name="T11">selected</text:span><text:span text:style-name="T13"> </text:span><text:span text:style-name="T11">schema</text:span><text:span text:style-name="T13"> </text:span><text:span text:style-name="T11">from</text:span><text:span text:style-name="T13"> </text:span><text:span text:style-name="T11">library)</text:span></text:p>
      <text:p text:style-name="P39"><text:span text:style-name="T11"><text:tab/></text:span><text:span text:style-name="T13"> </text:span><text:span text:style-name="T11">4)</text:span><text:span text:style-name="T13"> </text:span><text:span text:style-name="T11">Forward</text:span><text:span text:style-name="T13"> </text:span><text:span text:style-name="T11">Search</text:span><text:span text:style-name="T13"> </text:span><text:span text:style-name="T11">for</text:span><text:span text:style-name="T13"> </text:span><text:span text:style-name="T11">Schema:</text:span></text:p>
      <text:p text:style-name="P39"><text:span text:style-name="T11"><text:tab/><text:tab/>a)</text:span><text:span text:style-name="T13"> </text:span><text:span text:style-name="T11">from</text:span><text:span text:style-name="T13"> </text:span><text:span text:style-name="T11">top:</text:span><text:span text:style-name="T13"> </text:span><text:span text:style-name="T11">find</text:span><text:span text:style-name="T13"> </text:span><text:span text:style-name="T11">first</text:span><text:span text:style-name="T13"> </text:span><text:span text:style-name="T11">occurrence</text:span><text:span text:style-name="T13"> </text:span><text:span text:style-name="T11">of</text:span><text:span text:style-name="T13"> </text:span><text:span text:style-name="T11">user-entered</text:span><text:span text:style-name="T13"> </text:span><text:span text:style-name="T11">string</text:span><text:span text:style-name="T13"> </text:span><text:span text:style-name="T11">in</text:span><text:span text:style-name="T13"> </text:span><text:span text:style-name="T11">schema</text:span><text:span text:style-name="T13"> </text:span><text:span text:style-name="T11">names</text:span></text:p>
      <text:p text:style-name="P39"><text:span text:style-name="T11"><text:tab/><text:tab/>b)</text:span><text:span text:style-name="T13"> </text:span><text:span text:style-name="T11">below</text:span><text:span text:style-name="T13"> </text:span><text:span text:style-name="T11">current</text:span><text:span text:style-name="T13"> </text:span><text:span text:style-name="T11">position:</text:span><text:span text:style-name="T13"> </text:span><text:span text:style-name="T11">find</text:span><text:span text:style-name="T13"> </text:span><text:span text:style-name="T11">first</text:span><text:span text:style-name="T13"> </text:span><text:span text:style-name="T11">occurrence</text:span><text:span text:style-name="T13"> </text:span><text:span text:style-name="T11">of</text:span><text:span text:style-name="T13"> </text:span><text:span text:style-name="T11">string</text:span><text:span text:style-name="T13"> </text:span><text:span text:style-name="T11">contained</text:span><text:span text:style-name="T13"> </text:span><text:span text:style-name="T11">in</text:span><text:span text:style-name="T13"> </text:span><text:span text:style-name="T11">names</text:span><text:span text:style-name="T13"> </text:span><text:span text:style-name="T11">of</text:span><text:span text:style-name="T13"> </text:span><text:span text:style-name="T11">schemata</text:span><text:span text:style-name="T13"> </text:span><text:span text:style-name="T11">that</text:span><text:span text:style-name="T13"> </text:span><text:span text:style-name="T11">follow</text:span><text:span text:style-name="T13"> </text:span><text:span text:style-name="T11">the</text:span><text:span text:style-name="T13"> </text:span><text:span text:style-name="T11">current</text:span><text:span text:style-name="T13"> </text:span><text:span text:style-name="T11">selection</text:span></text:p>
      <text:p text:style-name="P39"><text:span text:style-name="T11"><text:tab/><text:tab/>c)</text:span><text:span text:style-name="T13"> </text:span><text:span text:style-name="T11">Continue</text:span><text:span text:style-name="T13"> </text:span><text:span text:style-name="T11">Search</text:span><text:span text:style-name="T13"> </text:span><text:span text:style-name="T11">Forward:</text:span><text:span text:style-name="T13"> </text:span><text:span text:style-name="T11">find</text:span><text:span text:style-name="T13"> </text:span><text:span text:style-name="T11">next</text:span><text:span text:style-name="T13"> </text:span><text:span text:style-name="T11">occurrence</text:span><text:span text:style-name="T13"> </text:span><text:span text:style-name="T11">of</text:span><text:span text:style-name="T13"> </text:span><text:span text:style-name="T11">same</text:span><text:span text:style-name="T13"> </text:span><text:span text:style-name="T11">string</text:span><text:span text:style-name="T13"> </text:span><text:span text:style-name="T11">used</text:span><text:span text:style-name="T13"> </text:span><text:span text:style-name="T11">in</text:span><text:span text:style-name="T13"> </text:span><text:span text:style-name="T11">previous</text:span><text:span text:style-name="T13"> </text:span><text:span text:style-name="T11">search</text:span></text:p>
      <text:p text:style-name="P39"><text:span text:style-name="T11"><text:tab/></text:span><text:span text:style-name="T13"> </text:span><text:span text:style-name="T11">5)</text:span><text:span text:style-name="T13"> </text:span><text:span text:style-name="T11">Backward</text:span><text:span text:style-name="T13"> </text:span><text:span text:style-name="T11">Search</text:span><text:span text:style-name="T13"> </text:span><text:span text:style-name="T11">for</text:span><text:span text:style-name="T13"> </text:span><text:span text:style-name="T11">Schema:</text:span></text:p>
      <text:p text:style-name="P39"><text:span text:style-name="T11"><text:tab/><text:tab/>a)</text:span><text:span text:style-name="T13"> </text:span><text:span text:style-name="T11">from</text:span><text:span text:style-name="T13"> </text:span><text:span text:style-name="T11">bottom:</text:span><text:span text:style-name="T13"> </text:span><text:span text:style-name="T11">find</text:span><text:span text:style-name="T13"> </text:span><text:span text:style-name="T11">last</text:span><text:span text:style-name="T13"> </text:span><text:span text:style-name="T11">occurrence</text:span><text:span text:style-name="T13"> </text:span><text:span text:style-name="T11">of</text:span><text:span text:style-name="T13"> </text:span><text:span text:style-name="T11">user-entered</text:span><text:span text:style-name="T13"> </text:span><text:span text:style-name="T11">string</text:span><text:span text:style-name="T13"> </text:span><text:span text:style-name="T11">in</text:span><text:span text:style-name="T13"> </text:span><text:span text:style-name="T11">schema</text:span><text:span text:style-name="T13"> </text:span><text:span text:style-name="T11">names</text:span></text:p>
      <text:p text:style-name="P39"><text:span text:style-name="T11"><text:tab/><text:tab/>b)</text:span><text:span text:style-name="T13"> </text:span><text:span text:style-name="T11">above</text:span><text:span text:style-name="T13"> </text:span><text:span text:style-name="T11">current</text:span><text:span text:style-name="T13"> </text:span><text:span text:style-name="T11">position:</text:span><text:span text:style-name="T13"> </text:span><text:span text:style-name="T11">find</text:span><text:span text:style-name="T13"> </text:span><text:span text:style-name="T11">last</text:span><text:span text:style-name="T13"> </text:span><text:span text:style-name="T11">occurrence</text:span><text:span text:style-name="T13"> </text:span><text:span text:style-name="T11">of</text:span><text:span text:style-name="T13"> </text:span><text:span text:style-name="T11">string</text:span><text:span text:style-name="T13"> </text:span><text:span text:style-name="T11">contained</text:span><text:span text:style-name="T13"> </text:span><text:span text:style-name="T11">in</text:span><text:span text:style-name="T13"> </text:span><text:span text:style-name="T11">names</text:span><text:span text:style-name="T13"> </text:span><text:span text:style-name="T11">of</text:span><text:span text:style-name="T13"> </text:span><text:span text:style-name="T11">schemata</text:span><text:span text:style-name="T13"> </text:span><text:span text:style-name="T11">that</text:span><text:span text:style-name="T13"> </text:span><text:span text:style-name="T11">precede</text:span><text:span text:style-name="T13"> </text:span><text:span text:style-name="T11">the</text:span><text:span text:style-name="T13"> </text:span><text:span text:style-name="T11">current</text:span><text:span text:style-name="T13"> </text:span><text:span text:style-name="T11">selection</text:span></text:p>
      <text:p text:style-name="P39"><text:span text:style-name="T11"><text:tab/><text:tab/>c)</text:span><text:span text:style-name="T13"> </text:span><text:span text:style-name="T11">Continue</text:span><text:span text:style-name="T13"> </text:span><text:span text:style-name="T11">Search</text:span><text:span text:style-name="T13"> </text:span><text:span text:style-name="T11">Backward:</text:span><text:span text:style-name="T13"> </text:span><text:span text:style-name="T11">find</text:span><text:span text:style-name="T13"> </text:span><text:span text:style-name="T11">previous</text:span><text:span text:style-name="T13"> </text:span><text:span text:style-name="T11">occurrence</text:span><text:span text:style-name="T13"> </text:span><text:span text:style-name="T11">of</text:span><text:span text:style-name="T13"> </text:span><text:span text:style-name="T11">same</text:span><text:span text:style-name="T13"> </text:span><text:span text:style-name="T11">string</text:span><text:span text:style-name="T13"> </text:span><text:span text:style-name="T11">used</text:span><text:span text:style-name="T13"> </text:span><text:span text:style-name="T11">in</text:span><text:span text:style-name="T13"> </text:span><text:span text:style-name="T11">previous</text:span><text:span text:style-name="T13"> </text:span><text:span text:style-name="T11">search</text:span></text:p>
      <text:p text:style-name="P39"><text:span text:style-name="T11"><text:tab/></text:span><text:span text:style-name="T13"> </text:span><text:span text:style-name="T11">6)</text:span><text:span text:style-name="T13"> </text:span><text:span text:style-name="T11">Isthere</text:span><text:span text:style-name="T13"> </text:span><text:span text:style-name="T11">(transform</text:span><text:span text:style-name="T13"> </text:span><text:span text:style-name="T11">pattern</text:span><text:span text:style-name="T13"> </text:span><text:span text:style-name="T11">embedding</text:span><text:span text:style-name="T13"> </text:span><text:span text:style-name="T11">search</text:span><text:span text:style-name="T13"> </text:span><text:span text:style-name="T11">of</text:span><text:span text:style-name="T13"> </text:span><text:span text:style-name="T11">all</text:span><text:span text:style-name="T13"> </text:span><text:span text:style-name="T11">libraries):</text:span><text:span text:style-name="T13"> </text:span><text:span text:style-name="T11">not</text:span><text:span text:style-name="T13"> </text:span><text:span text:style-name="T11">yet</text:span><text:span text:style-name="T13"> </text:span><text:span text:style-name="T11">implemented</text:span></text:p>
      <text:p text:style-name="P39"><text:span text:style-name="T11"><text:tab/></text:span><text:span text:style-name="T13"> </text:span><text:span text:style-name="T11">7)</text:span><text:span text:style-name="T13"> </text:span><text:span text:style-name="T11">Change</text:span><text:span text:style-name="T13"> </text:span><text:span text:style-name="T11">Password</text:span><text:span text:style-name="T13"> </text:span><text:span text:style-name="T11">(allows</text:span><text:span text:style-name="T13"> </text:span><text:span text:style-name="T11">current</text:span><text:span text:style-name="T13"> </text:span><text:span text:style-name="T11">user</text:span><text:span text:style-name="T13"> </text:span><text:span text:style-name="T11">to</text:span><text:span text:style-name="T13"> </text:span><text:span text:style-name="T11">change</text:span><text:span text:style-name="T13"> </text:span><text:span text:style-name="T11">own</text:span><text:span text:style-name="T13"> </text:span><text:span text:style-name="T11">password)</text:span></text:p>
      <text:p text:style-name="P39"><text:span text:style-name="T11"><text:tab/></text:span><text:span text:style-name="T13"> </text:span><text:span text:style-name="T11">8)</text:span><text:span text:style-name="T13"> </text:span><text:span text:style-name="T11">Maintenance</text:span><text:span text:style-name="T13"> </text:span><text:span text:style-name="T11">Utilities</text:span><text:span text:style-name="T13"> </text:span><text:span text:style-name="T11">(restricted</text:span><text:span text:style-name="T13"> </text:span><text:span text:style-name="T11">access):</text:span><text:span text:style-name="T13"> </text:span><text:span text:style-name="T11">not</text:span><text:span text:style-name="T13"> </text:span><text:span text:style-name="T11">yet</text:span><text:span text:style-name="T13"> </text:span><text:span text:style-name="T11">implemented</text:span></text:p>
      <text:p text:style-name="P39"><text:span text:style-name="T11"><text:tab/></text:span><text:span text:style-name="T13"> </text:span><text:span text:style-name="T11">9)</text:span><text:span text:style-name="T13"> </text:span><text:span text:style-name="T11">Add</text:span><text:span text:style-name="T13"> </text:span><text:span text:style-name="T11">New</text:span><text:span text:style-name="T13"> </text:span><text:span text:style-name="T11">User</text:span><text:span text:style-name="T13"> </text:span><text:span text:style-name="T11">(restricted</text:span><text:span text:style-name="T13"> </text:span><text:span text:style-name="T11">access):</text:span><text:span text:style-name="T13"> </text:span><text:span text:style-name="T11">create</text:span><text:span text:style-name="T13"> </text:span><text:span text:style-name="T11">new</text:span><text:span text:style-name="T13"> </text:span><text:span text:style-name="T11">user/password</text:span><text:span text:style-name="T13"> </text:span><text:span text:style-name="T11">combination</text:span></text:p>
      <text:p text:style-name="P39"><text:span text:style-name="T11"><text:tab/>10)</text:span><text:span text:style-name="T13"> </text:span><text:span text:style-name="T11">Delete</text:span><text:span text:style-name="T13"> </text:span><text:span text:style-name="T11">User</text:span><text:span text:style-name="T13"> </text:span><text:span text:style-name="T11">(restricted</text:span><text:span text:style-name="T13"> </text:span><text:span text:style-name="T11">access):</text:span><text:span text:style-name="T13"> </text:span><text:span text:style-name="T11">remove</text:span><text:span text:style-name="T13"> </text:span><text:span text:style-name="T11">user</text:span><text:span text:style-name="T13"> </text:span><text:span text:style-name="T11">account</text:span><text:span text:style-name="T13"> </text:span><text:span text:style-name="T11">from</text:span><text:span text:style-name="T13"> </text:span><text:span text:style-name="T11">system</text:span></text:p>
      <text:p text:style-name="P39"><text:span text:style-name="T11"><text:tab/>11)</text:span><text:span text:style-name="T13"> </text:span><text:span text:style-name="T11">Change</text:span><text:span text:style-name="T13"> </text:span><text:span text:style-name="T11">User</text:span><text:span text:style-name="T13"> </text:span><text:span text:style-name="T11">Clearance</text:span><text:span text:style-name="T13"> </text:span><text:span text:style-name="T11">Level</text:span><text:span text:style-name="T13"> </text:span><text:span text:style-name="T11">(restricted</text:span><text:span text:style-name="T13"> </text:span><text:span text:style-name="T11">access):</text:span><text:span text:style-name="T13"> </text:span><text:span text:style-name="T11">adjust</text:span><text:span text:style-name="T13"> </text:span><text:span text:style-name="T11">clearance</text:span><text:span text:style-name="T13"> </text:span><text:span text:style-name="T11">for</text:span><text:span text:style-name="T13"> </text:span><text:span text:style-name="T11">various</text:span><text:span text:style-name="T13"> </text:span><text:span text:style-name="T11">reaction</text:span><text:span text:style-name="T13"> </text:span><text:span text:style-name="T11">library</text:span><text:span text:style-name="T13"> </text:span><text:span text:style-name="T11">tasks</text:span></text:p>
      <text:p text:style-name="P39"><text:span text:style-name="T11"><text:tab/>12)</text:span><text:span text:style-name="T13"> </text:span><text:span text:style-name="T11">List</text:span><text:span text:style-name="T13"> </text:span><text:span text:style-name="T11">Users</text:span><text:span text:style-name="T13"> </text:span><text:span text:style-name="T11">(level</text:span><text:span text:style-name="T13"> </text:span><text:span text:style-name="T11">and/or</text:span><text:span text:style-name="T13"> </text:span><text:span text:style-name="T11">password</text:span><text:span text:style-name="T13"> </text:span><text:span text:style-name="T11">only</text:span><text:span text:style-name="T13"> </text:span><text:span text:style-name="T11">with</text:span><text:span text:style-name="T13"> </text:span><text:span text:style-name="T11">adequate</text:span><text:span text:style-name="T13"> </text:span><text:span text:style-name="T11">clearance):</text:span><text:span text:style-name="T13"> </text:span><text:span text:style-name="T11">allows</text:span><text:span text:style-name="T13"> </text:span><text:span text:style-name="T11">administrator(s)</text:span><text:span text:style-name="T13"> </text:span><text:span text:style-name="T11">to</text:span><text:span text:style-name="T13"> </text:span><text:span text:style-name="T11">review</text:span><text:span text:style-name="T13"> </text:span><text:span text:style-name="T11">complete</text:span><text:span text:style-name="T13"> </text:span><text:span text:style-name="T11">account</text:span><text:span text:style-name="T13"> </text:span><text:span text:style-name="T11">information;</text:span><text:span text:style-name="T13"> </text:span><text:span text:style-name="T11">others</text:span><text:span text:style-name="T13"> </text:span><text:span text:style-name="T11">may</text:span><text:span text:style-name="T13"> </text:span><text:span text:style-name="T11">only</text:span><text:span text:style-name="T13"> </text:span><text:span text:style-name="T11">see</text:span><text:span text:style-name="T13"> </text:span><text:span text:style-name="T11">usernames</text:span></text:p>
      <text:p text:style-name="P39"><text:span text:style-name="T11"><text:tab/>13)</text:span><text:span text:style-name="T13"> </text:span><text:span text:style-name="T11">Close</text:span><text:span text:style-name="T13"> </text:span><text:span text:style-name="T11">This</text:span><text:span text:style-name="T13"> </text:span><text:span text:style-name="T11">Menu</text:span><text:span text:style-name="T13"> </text:span><text:span text:style-name="T11">(closes</text:span><text:span text:style-name="T13"> </text:span><text:span text:style-name="T11">tearoff</text:span><text:span text:style-name="T13"> </text:span><text:span text:style-name="T11">version</text:span><text:span text:style-name="T13"> </text:span><text:span text:style-name="T11">of</text:span><text:span text:style-name="T13"> </text:span><text:span text:style-name="T11">menu)</text:span></text:p>
      <text:p text:style-name="P37"/>
      <text:p text:style-name="P39"><text:span text:style-name="T11">Reaction</text:span><text:span text:style-name="T13"> </text:span><text:span text:style-name="T11">Text</text:span><text:span text:style-name="T13"> </text:span><text:span text:style-name="T11">(lists</text:span><text:span text:style-name="T13"> </text:span><text:span text:style-name="T11">schema</text:span><text:span text:style-name="T13"> </text:span><text:span text:style-name="T11">name,</text:span><text:span text:style-name="T13"> </text:span><text:span text:style-name="T11">reaction</text:span><text:span text:style-name="T13"> </text:span><text:span text:style-name="T11">parameters,</text:span><text:span text:style-name="T13"> </text:span><text:span text:style-name="T11">history,</text:span><text:span text:style-name="T13"> </text:span><text:span text:style-name="T11">references,</text:span><text:span text:style-name="T13"> </text:span><text:span text:style-name="T11">and</text:span><text:span text:style-name="T13"> </text:span><text:span text:style-name="T11">comments)</text:span></text:p>
      <text:p text:style-name="P37"/>
      <text:p text:style-name="P39"><text:span text:style-name="T11">Goal</text:span><text:span text:style-name="T13"> </text:span><text:span text:style-name="T11">and</text:span><text:span text:style-name="T13"> </text:span><text:span text:style-name="T11">Subgoal</text:span><text:span text:style-name="T13"> </text:span><text:span text:style-name="T11">TSD's</text:span><text:span text:style-name="T13"> </text:span><text:span text:style-name="T11">(unmapped</text:span><text:span text:style-name="T13"> </text:span><text:span text:style-name="T11">drawings</text:span><text:span text:style-name="T13"> </text:span><text:span text:style-name="T11">of</text:span><text:span text:style-name="T13"> </text:span><text:span text:style-name="T11">transform</text:span><text:span text:style-name="T13"> </text:span><text:span text:style-name="T11">patterns)</text:span></text:p>
      <text:p text:style-name="P38"/>
      <text:p text:style-name="P39"><text:span text:style-name="T29">4,692</text:span><text:span text:style-name="T30"> </text:span><text:span text:style-name="T29">rxnpatt_draw.txt</text:span></text:p>
      <text:p text:style-name="P39"><text:span text:style-name="T11">Edit</text:span><text:span text:style-name="T13"> </text:span><text:span text:style-name="T11">Mode</text:span><text:span text:style-name="T13"> </text:span><text:span text:style-name="T11">buttons:</text:span></text:p>
      <text:p text:style-name="P39"><text:span text:style-name="T11"><text:tab/>1)</text:span><text:span text:style-name="T13"> </text:span><text:span text:style-name="T11">draw:</text:span><text:span text:style-name="T13"> </text:span><text:span text:style-name="T11">enables</text:span><text:span text:style-name="T13"> </text:span><text:span text:style-name="T11">"rubber-band"</text:span><text:span text:style-name="T13"> </text:span><text:span text:style-name="T11">connection</text:span><text:span text:style-name="T13"> </text:span><text:span text:style-name="T11">of</text:span><text:span text:style-name="T13"> </text:span><text:span text:style-name="T11">atoms</text:span><text:span text:style-name="T13"> </text:span><text:span text:style-name="T11">to</text:span><text:span text:style-name="T13"> </text:span><text:span text:style-name="T11">one</text:span><text:span text:style-name="T13"> </text:span><text:span text:style-name="T11">another</text:span></text:p>
      <text:p text:style-name="P39"><text:span text:style-name="T11"><text:tab/>2)</text:span><text:span text:style-name="T13"> </text:span><text:span text:style-name="T11">select:</text:span><text:span text:style-name="T13"> </text:span><text:span text:style-name="T11">enables</text:span><text:span text:style-name="T13"> </text:span><text:span text:style-name="T11">freehand</text:span><text:span text:style-name="T13"> </text:span><text:span text:style-name="T11">drawing</text:span><text:span text:style-name="T13"> </text:span><text:span text:style-name="T11">of</text:span><text:span text:style-name="T13"> </text:span><text:span text:style-name="T11">an</text:span><text:span text:style-name="T13"> </text:span><text:span text:style-name="T11">enclosed</text:span><text:span text:style-name="T13"> </text:span><text:span text:style-name="T11">area</text:span><text:span text:style-name="T13"> </text:span><text:span text:style-name="T11">around</text:span><text:span text:style-name="T13"> </text:span><text:span text:style-name="T11">part</text:span><text:span text:style-name="T13"> </text:span><text:span text:style-name="T11">of</text:span><text:span text:style-name="T13"> </text:span><text:span text:style-name="T11">a</text:span><text:span text:style-name="T13"> </text:span><text:span text:style-name="T11">drawn</text:span><text:span text:style-name="T13"> </text:span><text:span text:style-name="T11">molecule,</text:span><text:span text:style-name="T13"> </text:span><text:span text:style-name="T11">usually</text:span><text:span text:style-name="T13"> </text:span><text:span text:style-name="T11">for</text:span><text:span text:style-name="T13"> </text:span><text:span text:style-name="T11">wholesale</text:span><text:span text:style-name="T13"> </text:span><text:span text:style-name="T11">deletion</text:span></text:p>
      <text:p text:style-name="P39"><text:span text:style-name="T11"><text:tab/>3)</text:span><text:span text:style-name="T13"> </text:span><text:span text:style-name="T11">select</text:span><text:span text:style-name="T13"> </text:span><text:span text:style-name="T11">root:</text:span><text:span text:style-name="T13"> </text:span><text:span text:style-name="T11">opens</text:span><text:span text:style-name="T13"> </text:span><text:span text:style-name="T11">a</text:span><text:span text:style-name="T13"> </text:span><text:span text:style-name="T11">list</text:span><text:span text:style-name="T13"> </text:span><text:span text:style-name="T11">of</text:span><text:span text:style-name="T13"> </text:span><text:span text:style-name="T11">synthemes,</text:span><text:span text:style-name="T13"> </text:span><text:span text:style-name="T11">from</text:span><text:span text:style-name="T13"> </text:span><text:span text:style-name="T11">which</text:span><text:span text:style-name="T13"> </text:span><text:span text:style-name="T11">a</text:span><text:span text:style-name="T13"> </text:span><text:span text:style-name="T11">list</text:span><text:span text:style-name="T13"> </text:span><text:span text:style-name="T11">of</text:span><text:span text:style-name="T13"> </text:span><text:span text:style-name="T11">drawings</text:span><text:span text:style-name="T13"> </text:span><text:span text:style-name="T11">containing</text:span><text:span text:style-name="T13"> </text:span><text:span text:style-name="T11">an</text:span><text:span text:style-name="T13"> </text:span><text:span text:style-name="T11">enclosed</text:span><text:span text:style-name="T13"> </text:span><text:span text:style-name="T11">root</text:span><text:span text:style-name="T13"> </text:span><text:span text:style-name="T11">atom</text:span><text:span text:style-name="T13"> </text:span><text:span text:style-name="T11">can</text:span><text:span text:style-name="T13"> </text:span><text:span text:style-name="T11">be</text:span><text:span text:style-name="T13"> </text:span><text:span text:style-name="T11">called</text:span><text:span text:style-name="T13"> </text:span><text:span text:style-name="T11">up;</text:span><text:span text:style-name="T13"> </text:span><text:span text:style-name="T11">after</text:span><text:span text:style-name="T13"> </text:span><text:span text:style-name="T11">a</text:span><text:span text:style-name="T13"> </text:span><text:span text:style-name="T11">syntheme</text:span><text:span text:style-name="T13"> </text:span><text:span text:style-name="T11">is</text:span><text:span text:style-name="T13"> </text:span><text:span text:style-name="T11">selected,</text:span><text:span text:style-name="T13"> </text:span><text:span text:style-name="T11">the</text:span><text:span text:style-name="T13"> </text:span><text:span text:style-name="T11">cursor</text:span><text:span text:style-name="T13"> </text:span><text:span text:style-name="T11">becomes</text:span><text:span text:style-name="T13"> </text:span><text:span text:style-name="T11">a</text:span><text:span text:style-name="T13"> </text:span><text:span text:style-name="T11">plus-sign</text:span><text:span text:style-name="T13"> </text:span><text:span text:style-name="T11">and</text:span><text:span text:style-name="T13"> </text:span><text:span text:style-name="T11">can</text:span><text:span text:style-name="T13"> </text:span><text:span text:style-name="T11">be</text:span><text:span text:style-name="T13"> </text:span><text:span text:style-name="T11">used</text:span><text:span text:style-name="T13"> </text:span><text:span text:style-name="T11">to</text:span><text:span text:style-name="T13"> </text:span><text:span text:style-name="T11">select</text:span><text:span text:style-name="T13"> </text:span><text:span text:style-name="T11">an</text:span><text:span text:style-name="T13"> </text:span><text:span text:style-name="T11">appropriate</text:span><text:span text:style-name="T13"> </text:span><text:span text:style-name="T11">atom</text:span><text:span text:style-name="T13"> </text:span><text:span text:style-name="T11">in</text:span><text:span text:style-name="T13"> </text:span><text:span text:style-name="T11">the</text:span><text:span text:style-name="T13"> </text:span><text:span text:style-name="T11">goal</text:span><text:span text:style-name="T13"> </text:span><text:span text:style-name="T11">pattern</text:span><text:span text:style-name="T13"> </text:span><text:span text:style-name="T11">(see</text:span><text:span text:style-name="T13"> </text:span><text:span text:style-name="T11">notes</text:span><text:span text:style-name="T13"> </text:span><text:span text:style-name="T11">below</text:span><text:span text:style-name="T13"> </text:span><text:span text:style-name="T11">for</text:span><text:span text:style-name="T13"> </text:span><text:span text:style-name="T11">rules</text:span><text:span text:style-name="T13"> </text:span><text:span text:style-name="T11">and</text:span><text:span text:style-name="T13"> </text:span><text:span text:style-name="T11">tactics</text:span><text:span text:style-name="T13"> </text:span><text:span text:style-name="T11">in</text:span><text:span text:style-name="T13"> </text:span><text:span text:style-name="T11">selecting</text:span><text:span text:style-name="T13"> </text:span><text:span text:style-name="T11">from</text:span><text:span text:style-name="T13"> </text:span><text:span text:style-name="T11">amongs</text:span><text:span text:style-name="T13"> </text:span><text:span text:style-name="T11">several</text:span><text:span text:style-name="T13"> </text:span><text:span text:style-name="T11">candidate</text:span><text:span text:style-name="T13"> </text:span><text:span text:style-name="T11">nodes)</text:span></text:p>
      <text:p text:style-name="P39"><text:span text:style-name="T11"><text:tab/>4)</text:span><text:span text:style-name="T13"> </text:span><text:span text:style-name="T11">delete:</text:span><text:span text:style-name="T13"> </text:span><text:span text:style-name="T11">changes</text:span><text:span text:style-name="T13"> </text:span><text:span text:style-name="T11">drawing</text:span><text:span text:style-name="T13"> </text:span><text:span text:style-name="T11">cursor</text:span><text:span text:style-name="T13"> </text:span><text:span text:style-name="T11">to</text:span><text:span text:style-name="T13"> </text:span><text:span text:style-name="T11">"skull-and-crossbones,"</text:span><text:span text:style-name="T13"> </text:span><text:span text:style-name="T11">which</text:span><text:span text:style-name="T13"> </text:span><text:span text:style-name="T11">when</text:span><text:span text:style-name="T13"> </text:span><text:span text:style-name="T11">placed</text:span><text:span text:style-name="T13"> </text:span><text:span text:style-name="T11">over</text:span><text:span text:style-name="T13"> </text:span><text:span text:style-name="T11">an</text:span><text:span text:style-name="T13"> </text:span><text:span text:style-name="T11">atom</text:span><text:span text:style-name="T13"> </text:span><text:span text:style-name="T11">or</text:span><text:span text:style-name="T13"> </text:span><text:span text:style-name="T11">a</text:span><text:span text:style-name="T13"> </text:span><text:span text:style-name="T11">bond</text:span><text:span text:style-name="T13"> </text:span><text:span text:style-name="T11">highlights</text:span><text:span text:style-name="T13"> </text:span><text:span text:style-name="T11">it</text:span><text:span text:style-name="T13"> </text:span><text:span text:style-name="T11">for</text:span><text:span text:style-name="T13"> </text:span><text:span text:style-name="T11">deletion</text:span><text:span text:style-name="T13"> </text:span><text:span text:style-name="T11">when</text:span><text:span text:style-name="T13"> </text:span><text:span text:style-name="T11">the</text:span><text:span text:style-name="T13"> </text:span><text:span text:style-name="T11">left</text:span><text:span text:style-name="T13"> </text:span><text:span text:style-name="T11">mouse</text:span><text:span text:style-name="T13"> </text:span><text:span text:style-name="T11">button</text:span><text:span text:style-name="T13"> </text:span><text:span text:style-name="T11">is</text:span><text:span text:style-name="T13"> </text:span><text:span text:style-name="T11">clicked.</text:span><text:span text:style-name="T13"> <text:s/></text:span><text:span text:style-name="T11">(Deletion</text:span><text:span text:style-name="T13"> </text:span><text:span text:style-name="T11">of</text:span><text:span text:style-name="T13"> </text:span><text:span text:style-name="T11">an</text:span><text:span text:style-name="T13"> </text:span><text:span text:style-name="T11">atom</text:span><text:span text:style-name="T13"> </text:span><text:span text:style-name="T11">deletes</text:span><text:span text:style-name="T13"> </text:span><text:span text:style-name="T11">all</text:span><text:span text:style-name="T13"> </text:span><text:span text:style-name="T11">incident</text:span><text:span text:style-name="T13"> </text:span><text:span text:style-name="T11">bonds</text:span><text:span text:style-name="T13"> </text:span><text:span text:style-name="T11">as</text:span><text:span text:style-name="T13"> </text:span><text:span text:style-name="T11">well.)</text:span></text:p>
      <text:p text:style-name="P39"><text:span text:style-name="T11"><text:tab/>5)</text:span><text:span text:style-name="T13"> </text:span><text:span text:style-name="T11">delete</text:span><text:span text:style-name="T13"> </text:span><text:span text:style-name="T11">root:</text:span><text:span text:style-name="T13"> </text:span><text:span text:style-name="T11">changes</text:span><text:span text:style-name="T13"> </text:span><text:span text:style-name="T11">cursor</text:span><text:span text:style-name="T13"> </text:span><text:span text:style-name="T11">to</text:span><text:span text:style-name="T13"> </text:span><text:span text:style-name="T11">an</text:span><text:span text:style-name="T13"> </text:span><text:span text:style-name="T11">asterisk,</text:span><text:span text:style-name="T13"> </text:span><text:span text:style-name="T11">which</text:span><text:span text:style-name="T13"> </text:span><text:span text:style-name="T11">can</text:span><text:span text:style-name="T13"> </text:span><text:span text:style-name="T11">be</text:span><text:span text:style-name="T13"> </text:span><text:span text:style-name="T11">used</text:span><text:span text:style-name="T13"> </text:span><text:span text:style-name="T11">to</text:span><text:span text:style-name="T13"> </text:span><text:span text:style-name="T11">select</text:span><text:span text:style-name="T13"> </text:span><text:span text:style-name="T11">an</text:span><text:span text:style-name="T13"> </text:span><text:span text:style-name="T11">atom</text:span><text:span text:style-name="T13"> </text:span><text:span text:style-name="T11">to</text:span><text:span text:style-name="T13"> </text:span><text:span text:style-name="T11">be</text:span><text:span text:style-name="T13"> </text:span><text:span text:style-name="T11">removed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root/syntheme</text:span><text:span text:style-name="T13"> </text:span><text:span text:style-name="T11">list</text:span></text:p>
      <text:p text:style-name="P39"><text:span text:style-name="T11">Notes</text:span><text:span text:style-name="T13"> </text:span><text:span text:style-name="T11">about</text:span><text:span text:style-name="T13"> </text:span><text:span text:style-name="T11">root/syntheme</text:span><text:span text:style-name="T13"> </text:span><text:span text:style-name="T11">selection:</text:span></text:p>
      <text:p text:style-name="P39"><text:span text:style-name="T11"><text:tab/>1)</text:span><text:span text:style-name="T13"> </text:span><text:span text:style-name="T11">There</text:span><text:span text:style-name="T13"> </text:span><text:span text:style-name="T11">must</text:span><text:span text:style-name="T13"> </text:span><text:span text:style-name="T11">be</text:span><text:span text:style-name="T13"> </text:span><text:span text:style-name="T11">exactly</text:span><text:span text:style-name="T13"> </text:span><text:span text:style-name="T11">one</text:span><text:span text:style-name="T13"> </text:span><text:span text:style-name="T11">root</text:span><text:span text:style-name="T13"> </text:span><text:span text:style-name="T11">for</text:span><text:span text:style-name="T13"> </text:span><text:span text:style-name="T11">each</text:span><text:span text:style-name="T13"> </text:span><text:span text:style-name="T11">separate</text:span><text:span text:style-name="T13"> </text:span><text:span text:style-name="T11">piece</text:span><text:span text:style-name="T13"> </text:span><text:span text:style-name="T11">of</text:span><text:span text:style-name="T13"> </text:span><text:span text:style-name="T11">the</text:span><text:span text:style-name="T13"> </text:span><text:span text:style-name="T11">goal</text:span><text:span text:style-name="T13"> </text:span><text:span text:style-name="T11">pattern,</text:span><text:span text:style-name="T13"> </text:span><text:span text:style-name="T11">not</text:span><text:span text:style-name="T13"> </text:span><text:span text:style-name="T11">including</text:span><text:span text:style-name="T13"> </text:span><text:span text:style-name="T11">lone</text:span><text:span text:style-name="T13"> </text:span><text:span text:style-name="T11">disconnected</text:span><text:span text:style-name="T13"> </text:span><text:span text:style-name="T11">atoms.</text:span></text:p>
      <text:p text:style-name="P39"><text:soft-page-break/><text:span text:style-name="T11"><text:tab/>2)</text:span><text:span text:style-name="T13"> </text:span><text:span text:style-name="T11">At</text:span><text:span text:style-name="T13"> </text:span><text:span text:style-name="T11">least</text:span><text:span text:style-name="T13"> </text:span><text:span text:style-name="T11">one</text:span><text:span text:style-name="T13"> </text:span><text:span text:style-name="T11">syntheme</text:span><text:span text:style-name="T13"> </text:span><text:span text:style-name="T11">must</text:span><text:span text:style-name="T13"> </text:span><text:span text:style-name="T11">correspond</text:span><text:span text:style-name="T13"> </text:span><text:span text:style-name="T11">to</text:span><text:span text:style-name="T13"> </text:span><text:span text:style-name="T11">the</text:span><text:span text:style-name="T13"> </text:span><text:span text:style-name="T11">chapter</text:span><text:span text:style-name="T13"> </text:span><text:span text:style-name="T11">of</text:span><text:span text:style-name="T13"> </text:span><text:span text:style-name="T11">which</text:span><text:span text:style-name="T13"> </text:span><text:span text:style-name="T11">the</text:span><text:span text:style-name="T13"> </text:span><text:span text:style-name="T11">schema</text:span><text:span text:style-name="T13"> </text:span><text:span text:style-name="T11">is</text:span><text:span text:style-name="T13"> </text:span><text:span text:style-name="T11">a</text:span><text:span text:style-name="T13"> </text:span><text:span text:style-name="T11">member.</text:span></text:p>
      <text:p text:style-name="P39"><text:span text:style-name="T11"><text:tab/>3)</text:span><text:span text:style-name="T13"> </text:span><text:span text:style-name="T11">When</text:span><text:span text:style-name="T13"> </text:span><text:span text:style-name="T11">more</text:span><text:span text:style-name="T13"> </text:span><text:span text:style-name="T11">than</text:span><text:span text:style-name="T13"> </text:span><text:span text:style-name="T11">one</text:span><text:span text:style-name="T13"> </text:span><text:span text:style-name="T11">atom</text:span><text:span text:style-name="T13"> </text:span><text:span text:style-name="T11">qualifies</text:span><text:span text:style-name="T13"> </text:span><text:span text:style-name="T11">as</text:span><text:span text:style-name="T13"> </text:span><text:span text:style-name="T11">a</text:span><text:span text:style-name="T13"> </text:span><text:span text:style-name="T11">root,</text:span><text:span text:style-name="T13"> </text:span><text:span text:style-name="T11">the</text:span><text:span text:style-name="T13"> </text:span><text:span text:style-name="T11">best</text:span><text:span text:style-name="T13"> </text:span><text:span text:style-name="T11">choice</text:span><text:span text:style-name="T13"> </text:span><text:span text:style-name="T11">is</text:span><text:span text:style-name="T13"> </text:span><text:span text:style-name="T11">the</text:span><text:span text:style-name="T13"> </text:span><text:span text:style-name="T11">one</text:span><text:span text:style-name="T13"> </text:span><text:span text:style-name="T11">that</text:span><text:span text:style-name="T13"> </text:span><text:span text:style-name="T11">is</text:span><text:span text:style-name="T13"> </text:span><text:span text:style-name="T11">closest</text:span><text:span text:style-name="T13"> </text:span><text:span text:style-name="T11">to</text:span><text:span text:style-name="T13"> </text:span><text:span text:style-name="T11">being</text:span><text:span text:style-name="T13"> </text:span><text:span text:style-name="T11">unique</text:span><text:span text:style-name="T13"> </text:span><text:span text:style-name="T11">and</text:span><text:span text:style-name="T13"> </text:span><text:span text:style-name="T11">therefore</text:span><text:span text:style-name="T13"> </text:span><text:span text:style-name="T11">constrained</text:span><text:span text:style-name="T13"> </text:span><text:span text:style-name="T11">by</text:span><text:span text:style-name="T13"> </text:span><text:span text:style-name="T11">its</text:span><text:span text:style-name="T13"> </text:span><text:span text:style-name="T11">neighboring</text:span><text:span text:style-name="T13"> </text:span><text:span text:style-name="T11">atoms</text:span><text:span text:style-name="T13"> </text:span><text:span text:style-name="T11">to</text:span><text:span text:style-name="T13"> </text:span><text:span text:style-name="T11">match</text:span><text:span text:style-name="T13"> </text:span><text:span text:style-name="T11">the</text:span><text:span text:style-name="T13"> </text:span><text:span text:style-name="T11">fewest</text:span><text:span text:style-name="T13"> </text:span><text:span text:style-name="T11">nodes</text:span><text:span text:style-name="T13"> </text:span><text:span text:style-name="T11">in</text:span><text:span text:style-name="T13"> </text:span><text:span text:style-name="T11">a</text:span><text:span text:style-name="T13"> </text:span><text:span text:style-name="T11">given</text:span><text:span text:style-name="T13"> </text:span><text:span text:style-name="T11">target</text:span><text:span text:style-name="T13"> </text:span><text:span text:style-name="T11">molecule.</text:span></text:p>
      <text:p text:style-name="P37"/>
      <text:p text:style-name="P39"><text:span text:style-name="T11">Edit</text:span><text:span text:style-name="T13"> </text:span><text:span text:style-name="T11">Options</text:span><text:span text:style-name="T13"> </text:span><text:span text:style-name="T11">buttons:</text:span></text:p>
      <text:p text:style-name="P39"><text:span text:style-name="T11"><text:tab/>1)</text:span><text:span text:style-name="T13"> </text:span><text:span text:style-name="T11">select</text:span><text:span text:style-name="T13"> </text:span><text:span text:style-name="T11">all:</text:span><text:span text:style-name="T13"> </text:span><text:span text:style-name="T11">draws</text:span><text:span text:style-name="T13"> </text:span><text:span text:style-name="T11">an</text:span><text:span text:style-name="T13"> </text:span><text:span text:style-name="T11">enclosure</text:span><text:span text:style-name="T13"> </text:span><text:span text:style-name="T11">around</text:span><text:span text:style-name="T13"> </text:span><text:span text:style-name="T11">the</text:span><text:span text:style-name="T13"> </text:span><text:span text:style-name="T11">entire</text:span><text:span text:style-name="T13"> </text:span><text:span text:style-name="T11">molecular</text:span><text:span text:style-name="T13"> </text:span><text:span text:style-name="T11">drawing</text:span></text:p>
      <text:p text:style-name="P39"><text:span text:style-name="T11"><text:tab/>2)</text:span><text:span text:style-name="T13"> </text:span><text:span text:style-name="T11">delete</text:span><text:span text:style-name="T13"> </text:span><text:span text:style-name="T11">selected:</text:span><text:span text:style-name="T13"> </text:span><text:span text:style-name="T11">deletes</text:span><text:span text:style-name="T13"> </text:span><text:span text:style-name="T11">all</text:span><text:span text:style-name="T13"> </text:span><text:span text:style-name="T11">atoms</text:span><text:span text:style-name="T13"> </text:span><text:span text:style-name="T11">and</text:span><text:span text:style-name="T13"> </text:span><text:span text:style-name="T11">bonds</text:span><text:span text:style-name="T13"> </text:span><text:span text:style-name="T11">enclose</text:span><text:span text:style-name="T13"> </text:span><text:span text:style-name="T11">by</text:span><text:span text:style-name="T13"> </text:span><text:span text:style-name="T11">the</text:span><text:span text:style-name="T13"> </text:span><text:span text:style-name="T11">selection</text:span><text:span text:style-name="T13"> </text:span><text:span text:style-name="T11">area</text:span></text:p>
      <text:p text:style-name="P37"/>
      <text:p text:style-name="P39"><text:span text:style-name="T11">Atoms</text:span><text:span text:style-name="T13"> </text:span><text:span text:style-name="T11">buttons</text:span><text:span text:style-name="T13"> </text:span><text:span text:style-name="T11">(change</text:span><text:span text:style-name="T13"> </text:span><text:span text:style-name="T11">current</text:span><text:span text:style-name="T13"> </text:span><text:span text:style-name="T11">atom</text:span><text:span text:style-name="T13"> </text:span><text:span text:style-name="T11">identity</text:span><text:span text:style-name="T13"> </text:span><text:span text:style-name="T11">-</text:span><text:span text:style-name="T13"> </text:span><text:span text:style-name="T11">selecting</text:span><text:span text:style-name="T13"> </text:span><text:span text:style-name="T11">"other"</text:span><text:span text:style-name="T13"> </text:span><text:span text:style-name="T11">brings</text:span><text:span text:style-name="T13"> </text:span><text:span text:style-name="T11">up</text:span><text:span text:style-name="T13"> </text:span><text:span text:style-name="T11">a</text:span><text:span text:style-name="T13"> </text:span><text:span text:style-name="T11">periodic</text:span><text:span text:style-name="T13"> </text:span><text:span text:style-name="T11">table</text:span><text:span text:style-name="T13"> </text:span><text:span text:style-name="T11">-</text:span><text:span text:style-name="T13"> </text:span><text:span text:style-name="T11">the</text:span><text:span text:style-name="T13"> </text:span><text:span text:style-name="T11">button</text:span><text:span text:style-name="T13"> </text:span><text:span text:style-name="T11">set</text:span><text:span text:style-name="T13"> </text:span><text:span text:style-name="T11">includes</text:span><text:span text:style-name="T13"> </text:span><text:span text:style-name="T11">special</text:span><text:span text:style-name="T13"> </text:span><text:span text:style-name="T11">symbols:</text:span><text:span text:style-name="T13"> </text:span><text:span text:style-name="T11">R</text:span><text:span text:style-name="T13"> </text:span><text:span text:style-name="T11">for</text:span><text:span text:style-name="T13"> </text:span><text:span text:style-name="T11">a</text:span><text:span text:style-name="T13"> </text:span><text:span text:style-name="T11">general</text:span><text:span text:style-name="T13"> </text:span><text:span text:style-name="T11">variable;</text:span><text:span text:style-name="T13"> </text:span><text:span text:style-name="T11">R'</text:span><text:span text:style-name="T13"> </text:span><text:span text:style-name="T11">for</text:span><text:span text:style-name="T13"> </text:span><text:span text:style-name="T11">a</text:span><text:span text:style-name="T13"> </text:span><text:span text:style-name="T11">non-H</text:span><text:span text:style-name="T13"> </text:span><text:span text:style-name="T11">variable;</text:span><text:span text:style-name="T13"> </text:span><text:span text:style-name="T11">.</text:span><text:span text:style-name="T13"> </text:span><text:span text:style-name="T11">(period)</text:span><text:span text:style-name="T13"> </text:span><text:span text:style-name="T11">for</text:span><text:span text:style-name="T13"> </text:span><text:span text:style-name="T11">a</text:span><text:span text:style-name="T13"> </text:span><text:span text:style-name="T11">lone</text:span><text:span text:style-name="T13"> </text:span><text:span text:style-name="T11">electron;</text:span><text:span text:style-name="T13"> </text:span><text:span text:style-name="T11">:</text:span><text:span text:style-name="T13"> </text:span><text:span text:style-name="T11">(colon)</text:span><text:span text:style-name="T13"> </text:span><text:span text:style-name="T11">for</text:span><text:span text:style-name="T13"> </text:span><text:span text:style-name="T11">an</text:span><text:span text:style-name="T13"> </text:span><text:span text:style-name="T11">electron</text:span><text:span text:style-name="T13"> </text:span><text:span text:style-name="T11">pair;</text:span><text:span text:style-name="T13"> </text:span><text:span text:style-name="T11">X</text:span><text:span text:style-name="T13"> </text:span><text:span text:style-name="T11">for</text:span><text:span text:style-name="T13"> </text:span><text:span text:style-name="T11">a</text:span><text:span text:style-name="T13"> </text:span><text:span text:style-name="T11">generic</text:span><text:span text:style-name="T13"> </text:span><text:span text:style-name="T11">halogen)</text:span></text:p>
      <text:p text:style-name="P37"/>
      <text:p text:style-name="P39"><text:span text:style-name="T11">Bonds</text:span><text:span text:style-name="T13"> </text:span><text:span text:style-name="T11">buttons</text:span><text:span text:style-name="T13"> </text:span><text:span text:style-name="T11">(change</text:span><text:span text:style-name="T13"> </text:span><text:span text:style-name="T11">multiplicity</text:span><text:span text:style-name="T13"> </text:span><text:span text:style-name="T11">of</text:span><text:span text:style-name="T13"> </text:span><text:span text:style-name="T11">last-drawn</text:span><text:span text:style-name="T13"> </text:span><text:span text:style-name="T11">bond</text:span><text:span text:style-name="T13"> </text:span><text:span text:style-name="T11">-</text:span><text:span text:style-name="T13"> </text:span><text:span text:style-name="T11">includes</text:span><text:span text:style-name="T13"> </text:span><text:span text:style-name="T11">single-</text:span><text:span text:style-name="T13"> </text:span><text:span text:style-name="T11">and</text:span><text:span text:style-name="T13"> </text:span><text:span text:style-name="T11">double-</text:span><text:span text:style-name="T13"> </text:span><text:span text:style-name="T11">dashed</text:span><text:span text:style-name="T13"> </text:span><text:span text:style-name="T11">bonds:</text:span><text:span text:style-name="T13"> </text:span><text:span text:style-name="T11">single-dashed</text:span><text:span text:style-name="T13"> </text:span><text:span text:style-name="T11">for</text:span><text:span text:style-name="T13"> </text:span><text:span text:style-name="T11">a</text:span><text:span text:style-name="T13"> </text:span><text:span text:style-name="T11">variable</text:span><text:span text:style-name="T13"> </text:span><text:span text:style-name="T11">bond,</text:span><text:span text:style-name="T13"> </text:span><text:span text:style-name="T11">which</text:span><text:span text:style-name="T13"> </text:span><text:span text:style-name="T11">will</text:span><text:span text:style-name="T13"> </text:span><text:span text:style-name="T11">match</text:span><text:span text:style-name="T13"> </text:span><text:span text:style-name="T11">either</text:span><text:span text:style-name="T13"> </text:span><text:span text:style-name="T11">single,</text:span><text:span text:style-name="T13"> </text:span><text:span text:style-name="T11">double,</text:span><text:span text:style-name="T13"> </text:span><text:span text:style-name="T11">or</text:span><text:span text:style-name="T13"> </text:span><text:span text:style-name="T11">resonant</text:span><text:span text:style-name="T13"> </text:span><text:span text:style-name="T11">bonds;</text:span><text:span text:style-name="T13"> </text:span><text:span text:style-name="T11">double-dashed</text:span><text:span text:style-name="T13"> </text:span><text:span text:style-name="T11">for</text:span><text:span text:style-name="T13"> </text:span><text:span text:style-name="T11">a</text:span><text:span text:style-name="T13"> </text:span><text:span text:style-name="T11">resonant</text:span><text:span text:style-name="T13"> </text:span><text:span text:style-name="T11">bond,</text:span><text:span text:style-name="T13"> </text:span><text:span text:style-name="T11">which</text:span><text:span text:style-name="T13"> </text:span><text:span text:style-name="T11">must</text:span><text:span text:style-name="T13"> </text:span><text:span text:style-name="T11">be</text:span><text:span text:style-name="T13"> </text:span><text:span text:style-name="T11">used</text:span><text:span text:style-name="T13"> </text:span><text:span text:style-name="T11">when</text:span><text:span text:style-name="T13"> </text:span><text:span text:style-name="T11">drawing</text:span><text:span text:style-name="T13"> </text:span><text:span text:style-name="T11">benzene</text:span><text:span text:style-name="T13"> </text:span><text:span text:style-name="T11">ring</text:span><text:span text:style-name="T13"> </text:span><text:span text:style-name="T11">systems</text:span><text:span text:style-name="T13"> </text:span><text:span text:style-name="T11">in</text:span><text:span text:style-name="T13"> </text:span><text:span text:style-name="T11">a</text:span><text:span text:style-name="T13"> </text:span><text:span text:style-name="T11">transform,</text:span><text:span text:style-name="T13"> </text:span><text:span text:style-name="T11">so</text:span><text:span text:style-name="T13"> </text:span><text:span text:style-name="T11">that</text:span><text:span text:style-name="T13"> </text:span><text:span text:style-name="T11">any</text:span><text:span text:style-name="T13"> </text:span><text:span text:style-name="T11">alternate</text:span><text:span text:style-name="T13"> </text:span><text:span text:style-name="T11">single-</text:span><text:span text:style-name="T13"> </text:span><text:span text:style-name="T11">and</text:span><text:span text:style-name="T13"> </text:span><text:span text:style-name="T11">double-bond</text:span><text:span text:style-name="T13"> </text:span><text:span text:style-name="T11">canonical</text:span><text:span text:style-name="T13"> </text:span><text:span text:style-name="T11">forms</text:span><text:span text:style-name="T13"> </text:span><text:span text:style-name="T11">conforming</text:span><text:span text:style-name="T13"> </text:span><text:span text:style-name="T11">to</text:span><text:span text:style-name="T13"> </text:span><text:span text:style-name="T11">Hueckel's</text:span><text:span text:style-name="T13"> </text:span><text:span text:style-name="T11">rule</text:span><text:span text:style-name="T13"> </text:span><text:span text:style-name="T11">will</text:span><text:span text:style-name="T13"> </text:span><text:span text:style-name="T11">be</text:span><text:span text:style-name="T13"> </text:span><text:span text:style-name="T11">recognized)</text:span></text:p>
      <text:p text:style-name="P37"/>
      <text:p text:style-name="P39"><text:span text:style-name="T11">Goal</text:span><text:span text:style-name="T13"> </text:span><text:span text:style-name="T11">and</text:span><text:span text:style-name="T13"> </text:span><text:span text:style-name="T11">Subgoal</text:span><text:span text:style-name="T13"> </text:span><text:span text:style-name="T11">Pattern</text:span><text:span text:style-name="T13"> </text:span><text:span text:style-name="T11">Drawing</text:span><text:span text:style-name="T13"> </text:span><text:span text:style-name="T11">Areas:</text:span></text:p>
      <text:p text:style-name="P39"><text:span text:style-name="T11"><text:tab/>1)</text:span><text:span text:style-name="T13"> </text:span><text:span text:style-name="T11">use</text:span><text:span text:style-name="T13"> </text:span><text:span text:style-name="T11">left</text:span><text:span text:style-name="T13"> </text:span><text:span text:style-name="T11">or</text:span><text:span text:style-name="T13"> </text:span><text:span text:style-name="T11">middle</text:span><text:span text:style-name="T13"> </text:span><text:span text:style-name="T11">button</text:span><text:span text:style-name="T13"> </text:span><text:span text:style-name="T11">to</text:span><text:span text:style-name="T13"> </text:span><text:span text:style-name="T11">lay</text:span><text:span text:style-name="T13"> </text:span><text:span text:style-name="T11">down</text:span><text:span text:style-name="T13"> </text:span><text:span text:style-name="T11">an</text:span><text:span text:style-name="T13"> </text:span><text:span text:style-name="T11">atom</text:span><text:span text:style-name="T13"> </text:span><text:span text:style-name="T11">(C</text:span><text:span text:style-name="T13"> </text:span><text:span text:style-name="T11">by</text:span><text:span text:style-name="T13"> </text:span><text:span text:style-name="T11">default)</text:span></text:p>
      <text:p text:style-name="P39"><text:span text:style-name="T11"><text:tab/>2)</text:span><text:span text:style-name="T13"> </text:span><text:span text:style-name="T11">if</text:span><text:span text:style-name="T13"> </text:span><text:span text:style-name="T11">necessary,</text:span><text:span text:style-name="T13"> </text:span><text:span text:style-name="T11">change</text:span><text:span text:style-name="T13"> </text:span><text:span text:style-name="T11">the</text:span><text:span text:style-name="T13"> </text:span><text:span text:style-name="T11">atom</text:span><text:span text:style-name="T13"> </text:span><text:span text:style-name="T11">ID</text:span><text:span text:style-name="T13"> </text:span><text:span text:style-name="T11">with</text:span><text:span text:style-name="T13"> </text:span><text:span text:style-name="T11">the</text:span><text:span text:style-name="T13"> </text:span><text:span text:style-name="T11">appropriate</text:span><text:span text:style-name="T13"> </text:span><text:span text:style-name="T11">Atoms</text:span><text:span text:style-name="T13"> </text:span><text:span text:style-name="T11">button</text:span></text:p>
      <text:p text:style-name="P39"><text:span text:style-name="T11"><text:tab/>3)</text:span><text:span text:style-name="T13"> </text:span><text:span text:style-name="T11">lay</text:span><text:span text:style-name="T13"> </text:span><text:span text:style-name="T11">down</text:span><text:span text:style-name="T13"> </text:span><text:span text:style-name="T11">a</text:span><text:span text:style-name="T13"> </text:span><text:span text:style-name="T11">bond</text:span><text:span text:style-name="T13"> </text:span><text:span text:style-name="T11">to</text:span><text:span text:style-name="T13"> </text:span><text:span text:style-name="T11">the</text:span><text:span text:style-name="T13"> </text:span><text:span text:style-name="T11">next</text:span><text:span text:style-name="T13"> </text:span><text:span text:style-name="T11">atom</text:span><text:span text:style-name="T13"> </text:span><text:span text:style-name="T11">by</text:span><text:span text:style-name="T13"> </text:span><text:span text:style-name="T11">moving</text:span><text:span text:style-name="T13"> </text:span><text:span text:style-name="T11">to</text:span><text:span text:style-name="T13"> </text:span><text:span text:style-name="T11">the</text:span><text:span text:style-name="T13"> </text:span><text:span text:style-name="T11">position</text:span><text:span text:style-name="T13"> </text:span><text:span text:style-name="T11">and</text:span><text:span text:style-name="T13"> </text:span><text:span text:style-name="T11">pressing</text:span><text:span text:style-name="T13"> </text:span><text:span text:style-name="T11">either</text:span><text:span text:style-name="T13"> </text:span><text:span text:style-name="T11">the</text:span><text:span text:style-name="T13"> </text:span><text:span text:style-name="T11">left</text:span><text:span text:style-name="T13"> </text:span><text:span text:style-name="T11">(single-bonding)</text:span><text:span text:style-name="T13"> </text:span><text:span text:style-name="T11">or</text:span><text:span text:style-name="T13"> </text:span><text:span text:style-name="T11">middle</text:span><text:span text:style-name="T13"> </text:span><text:span text:style-name="T11">(double-bonding)</text:span><text:span text:style-name="T13"> </text:span><text:span text:style-name="T11">button</text:span></text:p>
      <text:p text:style-name="P39"><text:span text:style-name="T11"><text:tab/>4)</text:span><text:span text:style-name="T13"> </text:span><text:span text:style-name="T11">if</text:span><text:span text:style-name="T13"> </text:span><text:span text:style-name="T11">necessary,</text:span><text:span text:style-name="T13"> </text:span><text:span text:style-name="T11">change</text:span><text:span text:style-name="T13"> </text:span><text:span text:style-name="T11">the</text:span><text:span text:style-name="T13"> </text:span><text:span text:style-name="T11">bond</text:span><text:span text:style-name="T13"> </text:span><text:span text:style-name="T11">order</text:span><text:span text:style-name="T13"> </text:span><text:span text:style-name="T11">with</text:span><text:span text:style-name="T13"> </text:span><text:span text:style-name="T11">the</text:span><text:span text:style-name="T13"> </text:span><text:span text:style-name="T11">appropriate</text:span><text:span text:style-name="T13"> </text:span><text:span text:style-name="T11">Bonds</text:span><text:span text:style-name="T13"> </text:span><text:span text:style-name="T11">button</text:span></text:p>
      <text:p text:style-name="P39"><text:span text:style-name="T11"><text:tab/>5)</text:span><text:span text:style-name="T13"> </text:span><text:span text:style-name="T11">to</text:span><text:span text:style-name="T13"> </text:span><text:span text:style-name="T11">move</text:span><text:span text:style-name="T13"> </text:span><text:span text:style-name="T11">without</text:span><text:span text:style-name="T13"> </text:span><text:span text:style-name="T11">adding</text:span><text:span text:style-name="T13"> </text:span><text:span text:style-name="T11">or</text:span><text:span text:style-name="T13"> </text:span><text:span text:style-name="T11">modifying</text:span><text:span text:style-name="T13"> </text:span><text:span text:style-name="T11">a</text:span><text:span text:style-name="T13"> </text:span><text:span text:style-name="T11">bond,</text:span><text:span text:style-name="T13"> </text:span><text:span text:style-name="T11">press</text:span><text:span text:style-name="T13"> </text:span><text:span text:style-name="T11">the</text:span><text:span text:style-name="T13"> </text:span><text:span text:style-name="T11">right</text:span><text:span text:style-name="T13"> </text:span><text:span text:style-name="T11">("escape")</text:span><text:span text:style-name="T13"> </text:span><text:span text:style-name="T11">button</text:span></text:p>
      <text:p text:style-name="P39"><text:span text:style-name="T11"><text:tab/>6)</text:span><text:span text:style-name="T13"> </text:span><text:span text:style-name="T11">when</text:span><text:span text:style-name="T13"> </text:span><text:span text:style-name="T11">a</text:span><text:span text:style-name="T13"> </text:span><text:span text:style-name="T11">new</text:span><text:span text:style-name="T13"> </text:span><text:span text:style-name="T11">pattern</text:span><text:span text:style-name="T13"> </text:span><text:span text:style-name="T11">is</text:span><text:span text:style-name="T13"> </text:span><text:span text:style-name="T11">being</text:span><text:span text:style-name="T13"> </text:span><text:span text:style-name="T11">entered</text:span><text:span text:style-name="T13"> </text:span><text:span text:style-name="T11">(or</text:span><text:span text:style-name="T13"> </text:span><text:span text:style-name="T11">after</text:span><text:span text:style-name="T13"> </text:span><text:span text:style-name="T11">the</text:span><text:span text:style-name="T13"> </text:span><text:span text:style-name="T11">drawing</text:span><text:span text:style-name="T13"> </text:span><text:span text:style-name="T11">areas</text:span><text:span text:style-name="T13"> </text:span><text:span text:style-name="T11">have</text:span><text:span text:style-name="T13"> </text:span><text:span text:style-name="T11">been</text:span><text:span text:style-name="T13"> </text:span><text:span text:style-name="T11">cleared),</text:span><text:span text:style-name="T13"> </text:span><text:span text:style-name="T11">drawing</text:span><text:span text:style-name="T13"> </text:span><text:span text:style-name="T11">actions</text:span><text:span text:style-name="T13"> </text:span><text:span text:style-name="T11">in</text:span><text:span text:style-name="T13"> </text:span><text:span text:style-name="T11">either</text:span><text:span text:style-name="T13"> </text:span><text:span text:style-name="T11">panel</text:span><text:span text:style-name="T13"> </text:span><text:span text:style-name="T11">will</text:span><text:span text:style-name="T13"> </text:span><text:span text:style-name="T11">be</text:span><text:span text:style-name="T13"> </text:span><text:span text:style-name="T11">duplicated</text:span><text:span text:style-name="T13"> </text:span><text:span text:style-name="T11">in</text:span><text:span text:style-name="T13"> </text:span><text:span text:style-name="T11">the</text:span><text:span text:style-name="T13"> </text:span><text:span text:style-name="T11">other;</text:span><text:span text:style-name="T13"> </text:span><text:span text:style-name="T11">when</text:span><text:span text:style-name="T13"> </text:span><text:span text:style-name="T11">an</text:span><text:span text:style-name="T13"> </text:span><text:span text:style-name="T11">existing</text:span><text:span text:style-name="T13"> </text:span><text:span text:style-name="T11">pattern</text:span><text:span text:style-name="T13"> </text:span><text:span text:style-name="T11">is</text:span><text:span text:style-name="T13"> </text:span><text:span text:style-name="T11">being</text:span><text:span text:style-name="T13"> </text:span><text:span text:style-name="T11">modified</text:span><text:span text:style-name="T13"> </text:span><text:span text:style-name="T11">(or</text:span><text:span text:style-name="T13"> </text:span><text:span text:style-name="T11">after</text:span><text:span text:style-name="T13"> </text:span><text:span text:style-name="T11">the</text:span><text:span text:style-name="T13"> </text:span><text:span text:style-name="T11">patterns</text:span><text:span text:style-name="T13"> </text:span><text:span text:style-name="T11">have</text:span><text:span text:style-name="T13"> </text:span><text:span text:style-name="T11">been</text:span><text:span text:style-name="T13"> </text:span><text:span text:style-name="T11">isolated),</text:span><text:span text:style-name="T13"> </text:span><text:span text:style-name="T11">only</text:span><text:span text:style-name="T13"> </text:span><text:span text:style-name="T11">the</text:span><text:span text:style-name="T13"> </text:span><text:span text:style-name="T11">addition</text:span><text:span text:style-name="T13"> </text:span><text:span text:style-name="T11">of</text:span><text:span text:style-name="T13"> </text:span><text:span text:style-name="T11">atoms</text:span><text:span text:style-name="T13"> </text:span><text:span text:style-name="T11">is</text:span><text:span text:style-name="T13"> </text:span><text:span text:style-name="T11">reflected</text:span><text:span text:style-name="T13"> </text:span><text:span text:style-name="T11">in</text:span><text:span text:style-name="T13"> </text:span><text:span text:style-name="T11">the</text:span><text:span text:style-name="T13"> </text:span><text:span text:style-name="T11">currently</text:span><text:span text:style-name="T13"> </text:span><text:span text:style-name="T11">inactive</text:span><text:span text:style-name="T13"> </text:span><text:span text:style-name="T11">area,</text:span><text:span text:style-name="T13"> </text:span><text:span text:style-name="T11">and</text:span><text:span text:style-name="T13"> </text:span><text:span text:style-name="T11">bonds</text:span><text:span text:style-name="T13"> </text:span><text:span text:style-name="T11">must</text:span><text:span text:style-name="T13"> </text:span><text:span text:style-name="T11">be</text:span><text:span text:style-name="T13"> </text:span><text:span text:style-name="T11">added</text:span><text:span text:style-name="T13"> </text:span><text:span text:style-name="T11">or</text:span><text:span text:style-name="T13"> </text:span><text:span text:style-name="T11">modified</text:span><text:span text:style-name="T13"> </text:span><text:span text:style-name="T11">explicitly</text:span><text:span text:style-name="T13"> </text:span><text:span text:style-name="T11">in</text:span><text:span text:style-name="T13"> </text:span><text:span text:style-name="T11">each</text:span></text:p>
      <text:p text:style-name="P39"><text:span text:style-name="T11"><text:tab/>7)</text:span><text:span text:style-name="T13"> </text:span><text:span text:style-name="T11">hydrogens</text:span><text:span text:style-name="T13"> </text:span><text:span text:style-name="T11">on</text:span><text:span text:style-name="T13"> </text:span><text:span text:style-name="T11">carbon</text:span><text:span text:style-name="T13"> </text:span><text:span text:style-name="T11">need</text:span><text:span text:style-name="T13"> </text:span><text:span text:style-name="T11">not</text:span><text:span text:style-name="T13"> </text:span><text:span text:style-name="T11">be</text:span><text:span text:style-name="T13"> </text:span><text:span text:style-name="T11">specified,</text:span><text:span text:style-name="T13"> </text:span><text:span text:style-name="T11">as</text:span><text:span text:style-name="T13"> </text:span><text:span text:style-name="T11">the</text:span><text:span text:style-name="T13"> </text:span><text:span text:style-name="T11">logic</text:span><text:span text:style-name="T13"> </text:span><text:span text:style-name="T11">of</text:span><text:span text:style-name="T13"> </text:span><text:span text:style-name="T11">the</text:span><text:span text:style-name="T13"> </text:span><text:span text:style-name="T11">editor</text:span><text:span text:style-name="T13"> </text:span><text:span text:style-name="T11">will</text:span><text:span text:style-name="T13"> </text:span><text:span text:style-name="T11">automatically</text:span><text:span text:style-name="T13"> </text:span><text:span text:style-name="T11">supply</text:span><text:span text:style-name="T13"> </text:span><text:span text:style-name="T11">them</text:span><text:span text:style-name="T13"> </text:span><text:span text:style-name="T11">as</text:span><text:span text:style-name="T13"> </text:span><text:span text:style-name="T11">needed</text:span><text:span text:style-name="T13"> </text:span><text:span text:style-name="T11">to</text:span><text:span text:style-name="T13"> </text:span><text:span text:style-name="T11">complete</text:span><text:span text:style-name="T13"> </text:span><text:span text:style-name="T11">the</text:span><text:span text:style-name="T13"> </text:span><text:span text:style-name="T11">transforms</text:span><text:span text:style-name="T13"> </text:span><text:span text:style-name="T11">upon</text:span><text:span text:style-name="T13"> </text:span><text:span text:style-name="T11">exit</text:span></text:p>
      <text:p text:style-name="P39"><text:span text:style-name="T11">Note</text:span><text:span text:style-name="T13"> </text:span><text:span text:style-name="T11">1:</text:span><text:span text:style-name="T13"> </text:span><text:span text:style-name="T11">When</text:span><text:span text:style-name="T13"> </text:span><text:span text:style-name="T11">the</text:span><text:span text:style-name="T13"> </text:span><text:span text:style-name="T11">cursor</text:span><text:span text:style-name="T13"> </text:span><text:span text:style-name="T11">is</text:span><text:span text:style-name="T13"> </text:span><text:span text:style-name="T11">within</text:span><text:span text:style-name="T13"> </text:span><text:span text:style-name="T11">connecting</text:span><text:span text:style-name="T13"> </text:span><text:span text:style-name="T11">distance</text:span><text:span text:style-name="T13"> </text:span><text:span text:style-name="T11">of</text:span><text:span text:style-name="T13"> </text:span><text:span text:style-name="T11">an</text:span><text:span text:style-name="T13"> </text:span><text:span text:style-name="T11">atom,</text:span><text:span text:style-name="T13"> </text:span><text:span text:style-name="T11">it</text:span><text:span text:style-name="T13"> </text:span><text:span text:style-name="T11">is</text:span><text:span text:style-name="T13"> </text:span><text:span text:style-name="T11">changed</text:span><text:span text:style-name="T13"> </text:span><text:span text:style-name="T11">to</text:span><text:span text:style-name="T13"> </text:span><text:span text:style-name="T11">a</text:span><text:span text:style-name="T13"> </text:span><text:span text:style-name="T11">solid</text:span><text:span text:style-name="T13"> </text:span><text:span text:style-name="T11">green</text:span><text:span text:style-name="T13"> </text:span><text:span text:style-name="T11">box</text:span><text:span text:style-name="T13"> </text:span><text:span text:style-name="T11">to</text:span><text:span text:style-name="T13"> </text:span><text:span text:style-name="T11">confirm</text:span><text:span text:style-name="T13"> </text:span><text:span text:style-name="T11">for</text:span><text:span text:style-name="T13"> </text:span><text:span text:style-name="T11">the</text:span><text:span text:style-name="T13"> </text:span><text:span text:style-name="T11">user</text:span><text:span text:style-name="T13"> </text:span><text:span text:style-name="T11">that</text:span><text:span text:style-name="T13"> </text:span><text:span text:style-name="T11">the</text:span><text:span text:style-name="T13"> </text:span><text:span text:style-name="T11">atom</text:span><text:span text:style-name="T13"> </text:span><text:span text:style-name="T11">has</text:span><text:span text:style-name="T13"> </text:span><text:span text:style-name="T11">been</text:span><text:span text:style-name="T13"> </text:span><text:span text:style-name="T11">targeted.</text:span></text:p>
      <text:p text:style-name="P39"><text:span text:style-name="T11">Note</text:span><text:span text:style-name="T13"> </text:span><text:span text:style-name="T11">2:</text:span><text:span text:style-name="T13"> </text:span><text:span text:style-name="T11">After</text:span><text:span text:style-name="T13"> </text:span><text:span text:style-name="T11">the</text:span><text:span text:style-name="T13"> </text:span><text:span text:style-name="T11">goal</text:span><text:span text:style-name="T13"> </text:span><text:span text:style-name="T11">pattern</text:span><text:span text:style-name="T13"> </text:span><text:span text:style-name="T11">or</text:span><text:span text:style-name="T13"> </text:span><text:span text:style-name="T11">the</text:span><text:span text:style-name="T13"> </text:span><text:span text:style-name="T11">subgoal</text:span><text:span text:style-name="T13"> </text:span><text:span text:style-name="T11">pattern</text:span><text:span text:style-name="T13"> </text:span><text:span text:style-name="T11">-</text:span><text:span text:style-name="T13"> </text:span><text:span text:style-name="T11">whichever</text:span><text:span text:style-name="T13"> </text:span><text:span text:style-name="T11">was</text:span><text:span text:style-name="T13"> </text:span><text:span text:style-name="T11">first</text:span><text:span text:style-name="T13"> </text:span><text:span text:style-name="T11">entered</text:span><text:span text:style-name="T13"> </text:span><text:span text:style-name="T11">-</text:span><text:span text:style-name="T13"> </text:span><text:span text:style-name="T11">is</text:span><text:span text:style-name="T13"> </text:span><text:span text:style-name="T11">complete,</text:span><text:span text:style-name="T13"> </text:span><text:span text:style-name="T11">the</text:span><text:span text:style-name="T13"> </text:span><text:span text:style-name="T11">two</text:span><text:span text:style-name="T13"> </text:span><text:span text:style-name="T11">should</text:span><text:span text:style-name="T13"> </text:span><text:span text:style-name="T11">be</text:span><text:span text:style-name="T13"> </text:span><text:span text:style-name="T11">isolated</text:span><text:span text:style-name="T13"> </text:span><text:span text:style-name="T11">(see</text:span><text:span text:style-name="T13"> </text:span><text:span text:style-name="T11">Isolate</text:span><text:span text:style-name="T13"> </text:span><text:span text:style-name="T11">button</text:span><text:span text:style-name="T13"> </text:span><text:span text:style-name="T11">below),</text:span><text:span text:style-name="T13"> </text:span><text:span text:style-name="T11">so</text:span><text:span text:style-name="T13"> </text:span><text:span text:style-name="T11">that</text:span><text:span text:style-name="T13"> </text:span><text:span text:style-name="T11">the</text:span><text:span text:style-name="T13"> </text:span><text:span text:style-name="T11">structural</text:span><text:span text:style-name="T13"> </text:span><text:span text:style-name="T11">change</text:span><text:span text:style-name="T13"> </text:span><text:span text:style-name="T11">to</text:span><text:span text:style-name="T13"> </text:span><text:span text:style-name="T11">be</text:span><text:span text:style-name="T13"> </text:span><text:span text:style-name="T11">defined</text:span><text:span text:style-name="T13"> </text:span><text:span text:style-name="T11">by</text:span><text:span text:style-name="T13"> </text:span><text:span text:style-name="T11">the</text:span><text:span text:style-name="T13"> </text:span><text:span text:style-name="T11">transform</text:span><text:span text:style-name="T13"> </text:span><text:span text:style-name="T11">can</text:span><text:span text:style-name="T13"> </text:span><text:span text:style-name="T11">be</text:span><text:span text:style-name="T13"> </text:span><text:span text:style-name="T11">specified.</text:span></text:p>
      <text:p text:style-name="P37"/>
      <text:p text:style-name="P39"><text:span text:style-name="T11">Roots</text:span><text:span text:style-name="T13"> </text:span><text:span text:style-name="T11">&amp;</text:span><text:span text:style-name="T13"> </text:span><text:span text:style-name="T11">Synthemes</text:span><text:span text:style-name="T13"> </text:span><text:span text:style-name="T11">window</text:span><text:span text:style-name="T13"> </text:span><text:span text:style-name="T11">(lists</text:span><text:span text:style-name="T13"> </text:span><text:span text:style-name="T11">all</text:span><text:span text:style-name="T13"> </text:span><text:span text:style-name="T11">roots</text:span><text:span text:style-name="T13"> </text:span><text:span text:style-name="T11">defined</text:span><text:span text:style-name="T13"> </text:span><text:span text:style-name="T11">for</text:span><text:span text:style-name="T13"> </text:span><text:span text:style-name="T11">the</text:span><text:span text:style-name="T13"> </text:span><text:span text:style-name="T11">goal</text:span><text:span text:style-name="T13"> </text:span><text:span text:style-name="T11">pattern,</text:span><text:span text:style-name="T13"> </text:span><text:span text:style-name="T11">along</text:span><text:span text:style-name="T13"> </text:span><text:span text:style-name="T11">with</text:span><text:span text:style-name="T13"> </text:span><text:span text:style-name="T11">their</text:span><text:span text:style-name="T13"> </text:span><text:span text:style-name="T11">respective</text:span><text:span text:style-name="T13"> </text:span><text:span text:style-name="T11">synthemes)</text:span></text:p>
      <text:p text:style-name="P37"/>
      <text:p text:style-name="P39"><text:span text:style-name="T11">Exit;</text:span><text:span text:style-name="T13"> </text:span><text:span text:style-name="T11">Update</text:span><text:span text:style-name="T13"> </text:span><text:span text:style-name="T11">Buffer</text:span><text:span text:style-name="T13"> </text:span><text:span text:style-name="T11">button</text:span><text:span text:style-name="T13"> </text:span><text:span text:style-name="T11">(updates</text:span><text:span text:style-name="T13"> </text:span><text:span text:style-name="T11">schema</text:span><text:span text:style-name="T13"> </text:span><text:span text:style-name="T11">transform</text:span><text:span text:style-name="T13"> </text:span><text:span text:style-name="T11">from</text:span><text:span text:style-name="T13"> </text:span><text:span text:style-name="T11">contents</text:span><text:span text:style-name="T13"> </text:span><text:span text:style-name="T11">of</text:span><text:span text:style-name="T13"> </text:span><text:span text:style-name="T11">drawing</text:span><text:span text:style-name="T13"> </text:span><text:span text:style-name="T11">areas</text:span><text:span text:style-name="T13"> </text:span><text:span text:style-name="T11">and</text:span><text:span text:style-name="T13"> </text:span><text:span text:style-name="T11">closes</text:span><text:span text:style-name="T13"> </text:span><text:span text:style-name="T11">editor</text:span><text:span text:style-name="T13"> </text:span><text:span text:style-name="T11">window)</text:span></text:p>
      <text:p text:style-name="P37"/>
      <text:p text:style-name="P39"><text:span text:style-name="T11">Quit</text:span><text:span text:style-name="T13"> </text:span><text:span text:style-name="T11">and</text:span><text:span text:style-name="T13"> </text:span><text:span text:style-name="T11">Cancel</text:span><text:span text:style-name="T13"> </text:span><text:span text:style-name="T11">button</text:span><text:span text:style-name="T13"> </text:span><text:span text:style-name="T11">(closes</text:span><text:span text:style-name="T13"> </text:span><text:span text:style-name="T11">editor</text:span><text:span text:style-name="T13"> </text:span><text:span text:style-name="T11">window</text:span><text:span text:style-name="T13"> </text:span><text:span text:style-name="T11">without</text:span><text:span text:style-name="T13"> </text:span><text:span text:style-name="T11">altering</text:span><text:span text:style-name="T13"> </text:span><text:span text:style-name="T11">schema</text:span><text:span text:style-name="T13"> </text:span><text:span text:style-name="T11">transform)</text:span></text:p>
      <text:p text:style-name="P37"/>
      <text:p text:style-name="P39"><text:span text:style-name="T11">isolate</text:span><text:span text:style-name="T13"> </text:span><text:span text:style-name="T11">button</text:span><text:span text:style-name="T13"> </text:span><text:span text:style-name="T11">(when</text:span><text:span text:style-name="T13"> </text:span><text:span text:style-name="T11">entering</text:span><text:span text:style-name="T13"> </text:span><text:span text:style-name="T11">a</text:span><text:span text:style-name="T13"> </text:span><text:span text:style-name="T11">transform</text:span><text:span text:style-name="T13"> </text:span><text:span text:style-name="T11">from</text:span><text:span text:style-name="T13"> </text:span><text:span text:style-name="T11">scratch,</text:span><text:span text:style-name="T13"> </text:span><text:span text:style-name="T11">initially</text:span><text:span text:style-name="T13"> </text:span><text:span text:style-name="T11">both</text:span><text:span text:style-name="T13"> </text:span><text:span text:style-name="T11">patterns</text:span><text:span text:style-name="T13"> </text:span><text:span text:style-name="T11">slave</text:span><text:span text:style-name="T13"> </text:span><text:span text:style-name="T11">one</text:span><text:span text:style-name="T13"> </text:span><text:span text:style-name="T11">another;</text:span><text:span text:style-name="T13"> </text:span><text:span text:style-name="T11">once</text:span><text:span text:style-name="T13"> </text:span><text:span text:style-name="T11">the</text:span><text:span text:style-name="T13"> </text:span><text:span text:style-name="T11">initial</text:span><text:span text:style-name="T13"> </text:span><text:span text:style-name="T11">pattern</text:span><text:span text:style-name="T13"> </text:span><text:span text:style-name="T11">-</text:span><text:span text:style-name="T13"> </text:span><text:span text:style-name="T11">goal</text:span><text:span text:style-name="T13"> </text:span><text:span text:style-name="T11">or</text:span><text:span text:style-name="T13"> </text:span><text:span text:style-name="T11">subgoal</text:span><text:span text:style-name="T13"> </text:span><text:span text:style-name="T11">-</text:span><text:span text:style-name="T13"> </text:span><text:span text:style-name="T11">is</text:span><text:span text:style-name="T13"> </text:span><text:span text:style-name="T11">complete,</text:span><text:span text:style-name="T13"> </text:span><text:span text:style-name="T11">isolating</text:span><text:span text:style-name="T13"> </text:span><text:span text:style-name="T11">the</text:span><text:span text:style-name="T13"> </text:span><text:span text:style-name="T11">patterns</text:span><text:span text:style-name="T13"> </text:span><text:span text:style-name="T11">makes</text:span><text:span text:style-name="T13"> </text:span><text:span text:style-name="T11">it</text:span><text:span text:style-name="T13"> </text:span><text:span text:style-name="T11">possible</text:span><text:span text:style-name="T13"> </text:span><text:span text:style-name="T11">to</text:span><text:span text:style-name="T13"> </text:span><text:span text:style-name="T11">modify</text:span><text:span text:style-name="T13"> </text:span><text:span text:style-name="T11">each</text:span><text:span text:style-name="T13"> </text:span><text:span text:style-name="T11">independently</text:span><text:span text:style-name="T13"> </text:span><text:span text:style-name="T11">in</text:span><text:span text:style-name="T13"> </text:span><text:span text:style-name="T11">terms</text:span><text:span text:style-name="T13"> </text:span><text:span text:style-name="T11">of</text:span><text:span text:style-name="T13"> </text:span><text:span text:style-name="T11">bonding</text:span><text:span text:style-name="T13"> </text:span><text:span text:style-name="T11">-</text:span><text:span text:style-name="T13"> </text:span><text:span text:style-name="T11">additional</text:span><text:span text:style-name="T13"> </text:span><text:span text:style-name="T11">atoms</text:span><text:span text:style-name="T13"> </text:span><text:span text:style-name="T11">will</text:span><text:span text:style-name="T13"> </text:span><text:span text:style-name="T11">still</text:span><text:span text:style-name="T13"> </text:span><text:span text:style-name="T11">appear</text:span><text:span text:style-name="T13"> </text:span><text:span text:style-name="T11">in</text:span><text:span text:style-name="T13"> </text:span><text:span text:style-name="T11">both</text:span><text:span text:style-name="T13"> </text:span><text:span text:style-name="T11">patterns,</text:span><text:span text:style-name="T13"> </text:span><text:span text:style-name="T11">but</text:span><text:span text:style-name="T13"> </text:span><text:span text:style-name="T11">the</text:span><text:span text:style-name="T13"> </text:span><text:span text:style-name="T11">bonds</text:span><text:span text:style-name="T13"> </text:span><text:span text:style-name="T11">will</text:span><text:span text:style-name="T13"> </text:span><text:span text:style-name="T11">not</text:span><text:span text:style-name="T13"> </text:span><text:span text:style-name="T11">unless</text:span><text:span text:style-name="T13"> </text:span><text:span text:style-name="T11">explicitly</text:span><text:span text:style-name="T13"> </text:span><text:span text:style-name="T11">drawn)</text:span></text:p>
      <text:p text:style-name="P37"/>
      <text:p text:style-name="P39"><text:span text:style-name="T11">toggle</text:span><text:span text:style-name="T13"> </text:span><text:span text:style-name="T11">#</text:span><text:span text:style-name="T13"> </text:span><text:span text:style-name="T11">button</text:span><text:span text:style-name="T13"> </text:span><text:span text:style-name="T11">(allows</text:span><text:span text:style-name="T13"> </text:span><text:span text:style-name="T11">the</text:span><text:span text:style-name="T13"> </text:span><text:span text:style-name="T11">user</text:span><text:span text:style-name="T13"> </text:span><text:span text:style-name="T11">to</text:span><text:span text:style-name="T13"> </text:span><text:span text:style-name="T11">decide</text:span><text:span text:style-name="T13"> </text:span><text:span text:style-name="T11">whether</text:span><text:span text:style-name="T13"> </text:span><text:span text:style-name="T11">node</text:span><text:span text:style-name="T13"> </text:span><text:span text:style-name="T11">numbers</text:span><text:span text:style-name="T13"> </text:span><text:span text:style-name="T11">are</text:span><text:span text:style-name="T13"> </text:span><text:span text:style-name="T11">shown)</text:span></text:p>
      <text:p text:style-name="P37"/>
      <text:p text:style-name="P39"><text:span text:style-name="T11">redraw</text:span><text:span text:style-name="T13"> </text:span><text:span text:style-name="T11">button</text:span><text:span text:style-name="T13"> </text:span><text:span text:style-name="T11">(cleans</text:span><text:span text:style-name="T13"> </text:span><text:span text:style-name="T11">up</text:span><text:span text:style-name="T13"> </text:span><text:span text:style-name="T11">drawings</text:span><text:span text:style-name="T13"> </text:span><text:span text:style-name="T11">by</text:span><text:span text:style-name="T13"> </text:span><text:span text:style-name="T11">showing</text:span><text:span text:style-name="T13"> </text:span><text:span text:style-name="T11">-</text:span><text:span text:style-name="T13"> </text:span><text:span text:style-name="T11">usually</text:span><text:span text:style-name="T13"> </text:span><text:span text:style-name="T11">-</text:span><text:span text:style-name="T13"> </text:span><text:span text:style-name="T11">more</text:span><text:span text:style-name="T13"> </text:span><text:span text:style-name="T11">pleasing</text:span><text:span text:style-name="T13"> </text:span><text:span text:style-name="T11">template-</text:span><text:span text:style-name="T13"> </text:span><text:span text:style-name="T11">generated</text:span><text:span text:style-name="T13"> </text:span><text:span text:style-name="T11">renditions)</text:span></text:p>
      <text:p text:style-name="P37"><text:soft-page-break/></text:p>
      <text:p text:style-name="P39"><text:span text:style-name="T11">clear</text:span><text:span text:style-name="T13"> </text:span><text:span text:style-name="T11">button</text:span><text:span text:style-name="T13"> </text:span><text:span text:style-name="T11">(erases</text:span><text:span text:style-name="T13"> </text:span><text:span text:style-name="T11">drawing</text:span><text:span text:style-name="T13"> </text:span><text:span text:style-name="T11">areas</text:span><text:span text:style-name="T13"> </text:span><text:span text:style-name="T11">to</text:span><text:span text:style-name="T13"> </text:span><text:span text:style-name="T11">create</text:span><text:span text:style-name="T13"> </text:span><text:span text:style-name="T11">patterns</text:span><text:span text:style-name="T13"> </text:span><text:span text:style-name="T11">from</text:span><text:span text:style-name="T13"> </text:span><text:span text:style-name="T11">scratch)</text:span></text:p>
      <text:p text:style-name="P38"/>
      <text:p text:style-name="P39"><text:span text:style-name="T29">3,314</text:span><text:span text:style-name="T30"> </text:span><text:span text:style-name="T29">rxnpatt_draw2.txt</text:span></text:p>
      <text:p text:style-name="P39"><text:span text:style-name="T11">Edit</text:span><text:span text:style-name="T13"> </text:span><text:span text:style-name="T11">Mode</text:span><text:span text:style-name="T13"> </text:span><text:span text:style-name="T11">buttons:</text:span></text:p>
      <text:p text:style-name="P39"><text:span text:style-name="T11"><text:tab/>1)</text:span><text:span text:style-name="T13"> </text:span><text:span text:style-name="T11">draw:</text:span><text:span text:style-name="T13"> </text:span><text:span text:style-name="T11">enables</text:span><text:span text:style-name="T13"> </text:span><text:span text:style-name="T11">"rubber-band"</text:span><text:span text:style-name="T13"> </text:span><text:span text:style-name="T11">connection</text:span><text:span text:style-name="T13"> </text:span><text:span text:style-name="T11">of</text:span><text:span text:style-name="T13"> </text:span><text:span text:style-name="T11">atoms</text:span><text:span text:style-name="T13"> </text:span><text:span text:style-name="T11">to</text:span><text:span text:style-name="T13"> </text:span><text:span text:style-name="T11">one</text:span><text:span text:style-name="T13"> </text:span><text:span text:style-name="T11">another</text:span></text:p>
      <text:p text:style-name="P39"><text:span text:style-name="T11"><text:tab/>2)</text:span><text:span text:style-name="T13"> </text:span><text:span text:style-name="T11">select:</text:span><text:span text:style-name="T13"> </text:span><text:span text:style-name="T11">enables</text:span><text:span text:style-name="T13"> </text:span><text:span text:style-name="T11">freehand</text:span><text:span text:style-name="T13"> </text:span><text:span text:style-name="T11">drawing</text:span><text:span text:style-name="T13"> </text:span><text:span text:style-name="T11">of</text:span><text:span text:style-name="T13"> </text:span><text:span text:style-name="T11">an</text:span><text:span text:style-name="T13"> </text:span><text:span text:style-name="T11">enclosed</text:span><text:span text:style-name="T13"> </text:span><text:span text:style-name="T11">area</text:span><text:span text:style-name="T13"> </text:span><text:span text:style-name="T11">around</text:span><text:span text:style-name="T13"> </text:span><text:span text:style-name="T11">part</text:span><text:span text:style-name="T13"> </text:span><text:span text:style-name="T11">of</text:span><text:span text:style-name="T13"> </text:span><text:span text:style-name="T11">a</text:span><text:span text:style-name="T13"> </text:span><text:span text:style-name="T11">drawn</text:span><text:span text:style-name="T13"> </text:span><text:span text:style-name="T11">molecule,</text:span><text:span text:style-name="T13"> </text:span><text:span text:style-name="T11">usually</text:span><text:span text:style-name="T13"> </text:span><text:span text:style-name="T11">for</text:span><text:span text:style-name="T13"> </text:span><text:span text:style-name="T11">wholesale</text:span><text:span text:style-name="T13"> </text:span><text:span text:style-name="T11">deletion</text:span></text:p>
      <text:p text:style-name="P39"><text:span text:style-name="T11"><text:tab/>3)</text:span><text:span text:style-name="T13"> </text:span><text:span text:style-name="T11">add</text:span><text:span text:style-name="T13"> </text:span><text:span text:style-name="T11">functional</text:span><text:span text:style-name="T13"> </text:span><text:span text:style-name="T11">groups:</text:span><text:span text:style-name="T13"> </text:span><text:span text:style-name="T11">opens</text:span><text:span text:style-name="T13"> </text:span><text:span text:style-name="T11">a</text:span><text:span text:style-name="T13"> </text:span><text:span text:style-name="T11">list</text:span><text:span text:style-name="T13"> </text:span><text:span text:style-name="T11">of</text:span><text:span text:style-name="T13"> </text:span><text:span text:style-name="T11">functional</text:span><text:span text:style-name="T13"> </text:span><text:span text:style-name="T11">groups</text:span><text:span text:style-name="T13"> </text:span><text:span text:style-name="T11">for</text:span><text:span text:style-name="T13"> </text:span><text:span text:style-name="T11">inclusion</text:span><text:span text:style-name="T13"> </text:span><text:span text:style-name="T11">or</text:span><text:span text:style-name="T13"> </text:span><text:span text:style-name="T11">exclusion</text:span><text:span text:style-name="T13"> </text:span><text:span text:style-name="T11">from</text:span><text:span text:style-name="T13"> </text:span><text:span text:style-name="T11">either</text:span><text:span text:style-name="T13"> </text:span><text:span text:style-name="T11">the</text:span><text:span text:style-name="T13"> </text:span><text:span text:style-name="T11">goal</text:span><text:span text:style-name="T13"> </text:span><text:span text:style-name="T11">pattern</text:span><text:span text:style-name="T13"> </text:span><text:span text:style-name="T11">or</text:span><text:span text:style-name="T13"> </text:span><text:span text:style-name="T11">the</text:span><text:span text:style-name="T13"> </text:span><text:span text:style-name="T11">subgoal</text:span><text:span text:style-name="T13"> </text:span><text:span text:style-name="T11">pattern.</text:span><text:span text:style-name="T13"> <text:s/></text:span><text:span text:style-name="T11">The</text:span><text:span text:style-name="T13"> </text:span><text:span text:style-name="T11">selections</text:span><text:span text:style-name="T13"> </text:span><text:span text:style-name="T11">will</text:span><text:span text:style-name="T13"> </text:span><text:span text:style-name="T11">appear</text:span><text:span text:style-name="T13"> </text:span><text:span text:style-name="T11">on</text:span><text:span text:style-name="T13"> </text:span><text:span text:style-name="T11">the</text:span><text:span text:style-name="T13"> </text:span><text:span text:style-name="T11">left</text:span><text:span text:style-name="T13"> </text:span><text:span text:style-name="T11">side</text:span><text:span text:style-name="T13"> </text:span><text:span text:style-name="T11">of</text:span><text:span text:style-name="T13"> </text:span><text:span text:style-name="T11">the</text:span><text:span text:style-name="T13"> </text:span><text:span text:style-name="T11">appropriate</text:span><text:span text:style-name="T13"> </text:span><text:span text:style-name="T11">drawing</text:span><text:span text:style-name="T13"> </text:span><text:span text:style-name="T11">area.</text:span></text:p>
      <text:p text:style-name="P39"><text:span text:style-name="T11"><text:tab/>4)</text:span><text:span text:style-name="T13"> </text:span><text:span text:style-name="T11">delete:</text:span><text:span text:style-name="T13"> </text:span><text:span text:style-name="T11">changes</text:span><text:span text:style-name="T13"> </text:span><text:span text:style-name="T11">drawing</text:span><text:span text:style-name="T13"> </text:span><text:span text:style-name="T11">cursor</text:span><text:span text:style-name="T13"> </text:span><text:span text:style-name="T11">to</text:span><text:span text:style-name="T13"> </text:span><text:span text:style-name="T11">"skull-and-crossbones,"</text:span><text:span text:style-name="T13"> </text:span><text:span text:style-name="T11">which</text:span><text:span text:style-name="T13"> </text:span><text:span text:style-name="T11">when</text:span><text:span text:style-name="T13"> </text:span><text:span text:style-name="T11">placed</text:span><text:span text:style-name="T13"> </text:span><text:span text:style-name="T11">over</text:span><text:span text:style-name="T13"> </text:span><text:span text:style-name="T11">an</text:span><text:span text:style-name="T13"> </text:span><text:span text:style-name="T11">atom</text:span><text:span text:style-name="T13"> </text:span><text:span text:style-name="T11">or</text:span><text:span text:style-name="T13"> </text:span><text:span text:style-name="T11">a</text:span><text:span text:style-name="T13"> </text:span><text:span text:style-name="T11">bond</text:span><text:span text:style-name="T13"> </text:span><text:span text:style-name="T11">highlights</text:span><text:span text:style-name="T13"> </text:span><text:span text:style-name="T11">it</text:span><text:span text:style-name="T13"> </text:span><text:span text:style-name="T11">for</text:span><text:span text:style-name="T13"> </text:span><text:span text:style-name="T11">deletion</text:span><text:span text:style-name="T13"> </text:span><text:span text:style-name="T11">when</text:span><text:span text:style-name="T13"> </text:span><text:span text:style-name="T11">the</text:span><text:span text:style-name="T13"> </text:span><text:span text:style-name="T11">left</text:span><text:span text:style-name="T13"> </text:span><text:span text:style-name="T11">mouse</text:span><text:span text:style-name="T13"> </text:span><text:span text:style-name="T11">button</text:span><text:span text:style-name="T13"> </text:span><text:span text:style-name="T11">is</text:span><text:span text:style-name="T13"> </text:span><text:span text:style-name="T11">clicked.</text:span><text:span text:style-name="T13"> <text:s/></text:span><text:span text:style-name="T11">(Deletion</text:span><text:span text:style-name="T13"> </text:span><text:span text:style-name="T11">of</text:span><text:span text:style-name="T13"> </text:span><text:span text:style-name="T11">an</text:span><text:span text:style-name="T13"> </text:span><text:span text:style-name="T11">atom</text:span><text:span text:style-name="T13"> </text:span><text:span text:style-name="T11">deletes</text:span><text:span text:style-name="T13"> </text:span><text:span text:style-name="T11">all</text:span><text:span text:style-name="T13"> </text:span><text:span text:style-name="T11">incident</text:span><text:span text:style-name="T13"> </text:span><text:span text:style-name="T11">bonds</text:span><text:span text:style-name="T13"> </text:span><text:span text:style-name="T11">as</text:span><text:span text:style-name="T13"> </text:span><text:span text:style-name="T11">well.)</text:span></text:p>
      <text:p text:style-name="P37"/>
      <text:p text:style-name="P39"><text:span text:style-name="T11">Edit</text:span><text:span text:style-name="T13"> </text:span><text:span text:style-name="T11">Options</text:span><text:span text:style-name="T13"> </text:span><text:span text:style-name="T11">buttons:</text:span></text:p>
      <text:p text:style-name="P39"><text:span text:style-name="T11"><text:tab/>1)</text:span><text:span text:style-name="T13"> </text:span><text:span text:style-name="T11">select</text:span><text:span text:style-name="T13"> </text:span><text:span text:style-name="T11">all:</text:span><text:span text:style-name="T13"> </text:span><text:span text:style-name="T11">draws</text:span><text:span text:style-name="T13"> </text:span><text:span text:style-name="T11">an</text:span><text:span text:style-name="T13"> </text:span><text:span text:style-name="T11">enclosure</text:span><text:span text:style-name="T13"> </text:span><text:span text:style-name="T11">around</text:span><text:span text:style-name="T13"> </text:span><text:span text:style-name="T11">the</text:span><text:span text:style-name="T13"> </text:span><text:span text:style-name="T11">entire</text:span><text:span text:style-name="T13"> </text:span><text:span text:style-name="T11">molecular</text:span><text:span text:style-name="T13"> </text:span><text:span text:style-name="T11">drawing</text:span></text:p>
      <text:p text:style-name="P39"><text:span text:style-name="T11"><text:tab/>2)</text:span><text:span text:style-name="T13"> </text:span><text:span text:style-name="T11">delete</text:span><text:span text:style-name="T13"> </text:span><text:span text:style-name="T11">selected:</text:span><text:span text:style-name="T13"> </text:span><text:span text:style-name="T11">deletes</text:span><text:span text:style-name="T13"> </text:span><text:span text:style-name="T11">all</text:span><text:span text:style-name="T13"> </text:span><text:span text:style-name="T11">atoms</text:span><text:span text:style-name="T13"> </text:span><text:span text:style-name="T11">and</text:span><text:span text:style-name="T13"> </text:span><text:span text:style-name="T11">bonds</text:span><text:span text:style-name="T13"> </text:span><text:span text:style-name="T11">enclose</text:span><text:span text:style-name="T13"> </text:span><text:span text:style-name="T11">by</text:span><text:span text:style-name="T13"> </text:span><text:span text:style-name="T11">the</text:span><text:span text:style-name="T13"> </text:span><text:span text:style-name="T11">selection</text:span><text:span text:style-name="T13"> </text:span><text:span text:style-name="T11">area</text:span></text:p>
      <text:p text:style-name="P37"/>
      <text:p text:style-name="P39"><text:span text:style-name="T11">Atoms</text:span><text:span text:style-name="T13"> </text:span><text:span text:style-name="T11">buttons</text:span><text:span text:style-name="T13"> </text:span><text:span text:style-name="T11">(change</text:span><text:span text:style-name="T13"> </text:span><text:span text:style-name="T11">current</text:span><text:span text:style-name="T13"> </text:span><text:span text:style-name="T11">atom</text:span><text:span text:style-name="T13"> </text:span><text:span text:style-name="T11">identity</text:span><text:span text:style-name="T13"> </text:span><text:span text:style-name="T11">-</text:span><text:span text:style-name="T13"> </text:span><text:span text:style-name="T11">selecting</text:span><text:span text:style-name="T13"> </text:span><text:span text:style-name="T11">"other"</text:span><text:span text:style-name="T13"> </text:span><text:span text:style-name="T11">brings</text:span><text:span text:style-name="T13"> </text:span><text:span text:style-name="T11">up</text:span><text:span text:style-name="T13"> </text:span><text:span text:style-name="T11">a</text:span><text:span text:style-name="T13"> </text:span><text:span text:style-name="T11">periodic</text:span><text:span text:style-name="T13"> </text:span><text:span text:style-name="T11">table</text:span><text:span text:style-name="T13"> </text:span><text:span text:style-name="T11">-</text:span><text:span text:style-name="T13"> </text:span><text:span text:style-name="T11">the</text:span><text:span text:style-name="T13"> </text:span><text:span text:style-name="T11">button</text:span><text:span text:style-name="T13"> </text:span><text:span text:style-name="T11">set</text:span><text:span text:style-name="T13"> </text:span><text:span text:style-name="T11">includes</text:span><text:span text:style-name="T13"> </text:span><text:span text:style-name="T11">special</text:span><text:span text:style-name="T13"> </text:span><text:span text:style-name="T11">symbols:</text:span><text:span text:style-name="T13"> </text:span><text:span text:style-name="T11">R</text:span><text:span text:style-name="T13"> </text:span><text:span text:style-name="T11">for</text:span><text:span text:style-name="T13"> </text:span><text:span text:style-name="T11">a</text:span><text:span text:style-name="T13"> </text:span><text:span text:style-name="T11">general</text:span><text:span text:style-name="T13"> </text:span><text:span text:style-name="T11">variable;</text:span><text:span text:style-name="T13"> </text:span><text:span text:style-name="T11">R'</text:span><text:span text:style-name="T13"> </text:span><text:span text:style-name="T11">for</text:span><text:span text:style-name="T13"> </text:span><text:span text:style-name="T11">a</text:span><text:span text:style-name="T13"> </text:span><text:span text:style-name="T11">non-H</text:span><text:span text:style-name="T13"> </text:span><text:span text:style-name="T11">variable;</text:span><text:span text:style-name="T13"> </text:span><text:span text:style-name="T11">.</text:span><text:span text:style-name="T13"> </text:span><text:span text:style-name="T11">(period)</text:span><text:span text:style-name="T13"> </text:span><text:span text:style-name="T11">for</text:span><text:span text:style-name="T13"> </text:span><text:span text:style-name="T11">a</text:span><text:span text:style-name="T13"> </text:span><text:span text:style-name="T11">lone</text:span><text:span text:style-name="T13"> </text:span><text:span text:style-name="T11">electron;</text:span><text:span text:style-name="T13"> </text:span><text:span text:style-name="T11">:</text:span><text:span text:style-name="T13"> </text:span><text:span text:style-name="T11">(colon)</text:span><text:span text:style-name="T13"> </text:span><text:span text:style-name="T11">for</text:span><text:span text:style-name="T13"> </text:span><text:span text:style-name="T11">an</text:span><text:span text:style-name="T13"> </text:span><text:span text:style-name="T11">electron</text:span><text:span text:style-name="T13"> </text:span><text:span text:style-name="T11">pair;</text:span><text:span text:style-name="T13"> </text:span><text:span text:style-name="T11">X</text:span><text:span text:style-name="T13"> </text:span><text:span text:style-name="T11">for</text:span><text:span text:style-name="T13"> </text:span><text:span text:style-name="T11">a</text:span><text:span text:style-name="T13"> </text:span><text:span text:style-name="T11">generic</text:span><text:span text:style-name="T13"> </text:span><text:span text:style-name="T11">halogen)</text:span></text:p>
      <text:p text:style-name="P37"/>
      <text:p text:style-name="P39"><text:span text:style-name="T11">Bonds</text:span><text:span text:style-name="T13"> </text:span><text:span text:style-name="T11">buttons</text:span><text:span text:style-name="T13"> </text:span><text:span text:style-name="T11">(change</text:span><text:span text:style-name="T13"> </text:span><text:span text:style-name="T11">multiplicity</text:span><text:span text:style-name="T13"> </text:span><text:span text:style-name="T11">of</text:span><text:span text:style-name="T13"> </text:span><text:span text:style-name="T11">last-drawn</text:span><text:span text:style-name="T13"> </text:span><text:span text:style-name="T11">bond</text:span><text:span text:style-name="T13"> </text:span><text:span text:style-name="T11">-</text:span><text:span text:style-name="T13"> </text:span><text:span text:style-name="T11">includes</text:span><text:span text:style-name="T13"> </text:span><text:span text:style-name="T11">single-</text:span><text:span text:style-name="T13"> </text:span><text:span text:style-name="T11">and</text:span><text:span text:style-name="T13"> </text:span><text:span text:style-name="T11">double-</text:span><text:span text:style-name="T13"> </text:span><text:span text:style-name="T11">dashed</text:span><text:span text:style-name="T13"> </text:span><text:span text:style-name="T11">bonds:</text:span><text:span text:style-name="T13"> </text:span><text:span text:style-name="T11">single-dashed</text:span><text:span text:style-name="T13"> </text:span><text:span text:style-name="T11">for</text:span><text:span text:style-name="T13"> </text:span><text:span text:style-name="T11">a</text:span><text:span text:style-name="T13"> </text:span><text:span text:style-name="T11">variable</text:span><text:span text:style-name="T13"> </text:span><text:span text:style-name="T11">bond,</text:span><text:span text:style-name="T13"> </text:span><text:span text:style-name="T11">which</text:span><text:span text:style-name="T13"> </text:span><text:span text:style-name="T11">will</text:span><text:span text:style-name="T13"> </text:span><text:span text:style-name="T11">match</text:span><text:span text:style-name="T13"> </text:span><text:span text:style-name="T11">either</text:span><text:span text:style-name="T13"> </text:span><text:span text:style-name="T11">single,</text:span><text:span text:style-name="T13"> </text:span><text:span text:style-name="T11">double,</text:span><text:span text:style-name="T13"> </text:span><text:span text:style-name="T11">or</text:span><text:span text:style-name="T13"> </text:span><text:span text:style-name="T11">resonant</text:span><text:span text:style-name="T13"> </text:span><text:span text:style-name="T11">bonds;</text:span><text:span text:style-name="T13"> </text:span><text:span text:style-name="T11">double-dashed</text:span><text:span text:style-name="T13"> </text:span><text:span text:style-name="T11">for</text:span><text:span text:style-name="T13"> </text:span><text:span text:style-name="T11">a</text:span><text:span text:style-name="T13"> </text:span><text:span text:style-name="T11">resonant</text:span><text:span text:style-name="T13"> </text:span><text:span text:style-name="T11">bond,</text:span><text:span text:style-name="T13"> </text:span><text:span text:style-name="T11">which</text:span><text:span text:style-name="T13"> </text:span><text:span text:style-name="T11">must</text:span><text:span text:style-name="T13"> </text:span><text:span text:style-name="T11">be</text:span><text:span text:style-name="T13"> </text:span><text:span text:style-name="T11">used</text:span><text:span text:style-name="T13"> </text:span><text:span text:style-name="T11">when</text:span><text:span text:style-name="T13"> </text:span><text:span text:style-name="T11">drawing</text:span><text:span text:style-name="T13"> </text:span><text:span text:style-name="T11">benzene</text:span><text:span text:style-name="T13"> </text:span><text:span text:style-name="T11">ring</text:span><text:span text:style-name="T13"> </text:span><text:span text:style-name="T11">systems</text:span><text:span text:style-name="T13"> </text:span><text:span text:style-name="T11">in</text:span><text:span text:style-name="T13"> </text:span><text:span text:style-name="T11">a</text:span><text:span text:style-name="T13"> </text:span><text:span text:style-name="T11">transform,</text:span><text:span text:style-name="T13"> </text:span><text:span text:style-name="T11">so</text:span><text:span text:style-name="T13"> </text:span><text:span text:style-name="T11">that</text:span><text:span text:style-name="T13"> </text:span><text:span text:style-name="T11">any</text:span><text:span text:style-name="T13"> </text:span><text:span text:style-name="T11">alternate</text:span><text:span text:style-name="T13"> </text:span><text:span text:style-name="T11">single-</text:span><text:span text:style-name="T13"> </text:span><text:span text:style-name="T11">and</text:span><text:span text:style-name="T13"> </text:span><text:span text:style-name="T11">double-bond</text:span><text:span text:style-name="T13"> </text:span><text:span text:style-name="T11">canonical</text:span><text:span text:style-name="T13"> </text:span><text:span text:style-name="T11">forms</text:span><text:span text:style-name="T13"> </text:span><text:span text:style-name="T11">conforming</text:span><text:span text:style-name="T13"> </text:span><text:span text:style-name="T11">to</text:span><text:span text:style-name="T13"> </text:span><text:span text:style-name="T11">Hueckel's</text:span><text:span text:style-name="T13"> </text:span><text:span text:style-name="T11">rule</text:span><text:span text:style-name="T13"> </text:span><text:span text:style-name="T11">will</text:span><text:span text:style-name="T13"> </text:span><text:span text:style-name="T11">be</text:span><text:span text:style-name="T13"> </text:span><text:span text:style-name="T11">recognized)</text:span></text:p>
      <text:p text:style-name="P37"/>
      <text:p text:style-name="P39"><text:span text:style-name="T11">Goal</text:span><text:span text:style-name="T13"> </text:span><text:span text:style-name="T11">and</text:span><text:span text:style-name="T13"> </text:span><text:span text:style-name="T11">Subgoal</text:span><text:span text:style-name="T13"> </text:span><text:span text:style-name="T11">Pattern</text:span><text:span text:style-name="T13"> </text:span><text:span text:style-name="T11">Drawing</text:span><text:span text:style-name="T13"> </text:span><text:span text:style-name="T11">Areas:</text:span></text:p>
      <text:p text:style-name="P39"><text:span text:style-name="T11"><text:tab/>1)</text:span><text:span text:style-name="T13"> </text:span><text:span text:style-name="T11">use</text:span><text:span text:style-name="T13"> </text:span><text:span text:style-name="T11">left</text:span><text:span text:style-name="T13"> </text:span><text:span text:style-name="T11">or</text:span><text:span text:style-name="T13"> </text:span><text:span text:style-name="T11">middle</text:span><text:span text:style-name="T13"> </text:span><text:span text:style-name="T11">button</text:span><text:span text:style-name="T13"> </text:span><text:span text:style-name="T11">to</text:span><text:span text:style-name="T13"> </text:span><text:span text:style-name="T11">lay</text:span><text:span text:style-name="T13"> </text:span><text:span text:style-name="T11">down</text:span><text:span text:style-name="T13"> </text:span><text:span text:style-name="T11">an</text:span><text:span text:style-name="T13"> </text:span><text:span text:style-name="T11">atom</text:span><text:span text:style-name="T13"> </text:span><text:span text:style-name="T11">(C</text:span><text:span text:style-name="T13"> </text:span><text:span text:style-name="T11">by</text:span><text:span text:style-name="T13"> </text:span><text:span text:style-name="T11">default)</text:span></text:p>
      <text:p text:style-name="P39"><text:span text:style-name="T11"><text:tab/>2)</text:span><text:span text:style-name="T13"> </text:span><text:span text:style-name="T11">if</text:span><text:span text:style-name="T13"> </text:span><text:span text:style-name="T11">necessary,</text:span><text:span text:style-name="T13"> </text:span><text:span text:style-name="T11">change</text:span><text:span text:style-name="T13"> </text:span><text:span text:style-name="T11">the</text:span><text:span text:style-name="T13"> </text:span><text:span text:style-name="T11">atom</text:span><text:span text:style-name="T13"> </text:span><text:span text:style-name="T11">ID</text:span><text:span text:style-name="T13"> </text:span><text:span text:style-name="T11">with</text:span><text:span text:style-name="T13"> </text:span><text:span text:style-name="T11">the</text:span><text:span text:style-name="T13"> </text:span><text:span text:style-name="T11">appropriate</text:span><text:span text:style-name="T13"> </text:span><text:span text:style-name="T11">Atoms</text:span><text:span text:style-name="T13"> </text:span><text:span text:style-name="T11">button</text:span></text:p>
      <text:p text:style-name="P39"><text:span text:style-name="T11"><text:tab/>3)</text:span><text:span text:style-name="T13"> </text:span><text:span text:style-name="T11">lay</text:span><text:span text:style-name="T13"> </text:span><text:span text:style-name="T11">down</text:span><text:span text:style-name="T13"> </text:span><text:span text:style-name="T11">a</text:span><text:span text:style-name="T13"> </text:span><text:span text:style-name="T11">bond</text:span><text:span text:style-name="T13"> </text:span><text:span text:style-name="T11">to</text:span><text:span text:style-name="T13"> </text:span><text:span text:style-name="T11">the</text:span><text:span text:style-name="T13"> </text:span><text:span text:style-name="T11">next</text:span><text:span text:style-name="T13"> </text:span><text:span text:style-name="T11">atom</text:span><text:span text:style-name="T13"> </text:span><text:span text:style-name="T11">by</text:span><text:span text:style-name="T13"> </text:span><text:span text:style-name="T11">moving</text:span><text:span text:style-name="T13"> </text:span><text:span text:style-name="T11">to</text:span><text:span text:style-name="T13"> </text:span><text:span text:style-name="T11">the</text:span><text:span text:style-name="T13"> </text:span><text:span text:style-name="T11">position</text:span><text:span text:style-name="T13"> </text:span><text:span text:style-name="T11">and</text:span><text:span text:style-name="T13"> </text:span><text:span text:style-name="T11">pressing</text:span><text:span text:style-name="T13"> </text:span><text:span text:style-name="T11">either</text:span><text:span text:style-name="T13"> </text:span><text:span text:style-name="T11">the</text:span><text:span text:style-name="T13"> </text:span><text:span text:style-name="T11">left</text:span><text:span text:style-name="T13"> </text:span><text:span text:style-name="T11">(single-bonding)</text:span><text:span text:style-name="T13"> </text:span><text:span text:style-name="T11">or</text:span><text:span text:style-name="T13"> </text:span><text:span text:style-name="T11">middle</text:span><text:span text:style-name="T13"> </text:span><text:span text:style-name="T11">(double-bonding)</text:span><text:span text:style-name="T13"> </text:span><text:span text:style-name="T11">button</text:span></text:p>
      <text:p text:style-name="P39"><text:span text:style-name="T11"><text:tab/>4)</text:span><text:span text:style-name="T13"> </text:span><text:span text:style-name="T11">if</text:span><text:span text:style-name="T13"> </text:span><text:span text:style-name="T11">necessary,</text:span><text:span text:style-name="T13"> </text:span><text:span text:style-name="T11">change</text:span><text:span text:style-name="T13"> </text:span><text:span text:style-name="T11">the</text:span><text:span text:style-name="T13"> </text:span><text:span text:style-name="T11">bond</text:span><text:span text:style-name="T13"> </text:span><text:span text:style-name="T11">order</text:span><text:span text:style-name="T13"> </text:span><text:span text:style-name="T11">with</text:span><text:span text:style-name="T13"> </text:span><text:span text:style-name="T11">the</text:span><text:span text:style-name="T13"> </text:span><text:span text:style-name="T11">appropriate</text:span><text:span text:style-name="T13"> </text:span><text:span text:style-name="T11">Bonds</text:span><text:span text:style-name="T13"> </text:span><text:span text:style-name="T11">button</text:span></text:p>
      <text:p text:style-name="P39"><text:span text:style-name="T11"><text:tab/>5)</text:span><text:span text:style-name="T13"> </text:span><text:span text:style-name="T11">to</text:span><text:span text:style-name="T13"> </text:span><text:span text:style-name="T11">move</text:span><text:span text:style-name="T13"> </text:span><text:span text:style-name="T11">without</text:span><text:span text:style-name="T13"> </text:span><text:span text:style-name="T11">adding</text:span><text:span text:style-name="T13"> </text:span><text:span text:style-name="T11">or</text:span><text:span text:style-name="T13"> </text:span><text:span text:style-name="T11">modifying</text:span><text:span text:style-name="T13"> </text:span><text:span text:style-name="T11">a</text:span><text:span text:style-name="T13"> </text:span><text:span text:style-name="T11">bond,</text:span><text:span text:style-name="T13"> </text:span><text:span text:style-name="T11">press</text:span><text:span text:style-name="T13"> </text:span><text:span text:style-name="T11">the</text:span><text:span text:style-name="T13"> </text:span><text:span text:style-name="T11">right</text:span><text:span text:style-name="T13"> </text:span><text:span text:style-name="T11">("escape")</text:span><text:span text:style-name="T13"> </text:span><text:span text:style-name="T11">button</text:span></text:p>
      <text:p text:style-name="P39"><text:span text:style-name="T11"><text:tab/>6)</text:span><text:span text:style-name="T13"> </text:span><text:span text:style-name="T11">unlike</text:span><text:span text:style-name="T13"> </text:span><text:span text:style-name="T11">the</text:span><text:span text:style-name="T13"> </text:span><text:span text:style-name="T11">transform</text:span><text:span text:style-name="T13"> </text:span><text:span text:style-name="T11">editor,</text:span><text:span text:style-name="T13"> </text:span><text:span text:style-name="T11">the</text:span><text:span text:style-name="T13"> </text:span><text:span text:style-name="T11">fragment</text:span><text:span text:style-name="T13"> </text:span><text:span text:style-name="T11">editor</text:span><text:span text:style-name="T13"> </text:span><text:span text:style-name="T11">does</text:span><text:span text:style-name="T13"> </text:span><text:span text:style-name="T11">not</text:span><text:span text:style-name="T13"> </text:span><text:span text:style-name="T11">maintain</text:span><text:span text:style-name="T13"> </text:span><text:span text:style-name="T11">any</text:span><text:span text:style-name="T13"> </text:span><text:span text:style-name="T11">atom</text:span><text:span text:style-name="T13"> </text:span><text:span text:style-name="T11">mapping</text:span><text:span text:style-name="T13"> </text:span><text:span text:style-name="T11">between</text:span><text:span text:style-name="T13"> </text:span><text:span text:style-name="T11">the</text:span><text:span text:style-name="T13"> </text:span><text:span text:style-name="T11">two</text:span><text:span text:style-name="T13"> </text:span><text:span text:style-name="T11">patterns.</text:span><text:span text:style-name="T13"> <text:s/></text:span><text:span text:style-name="T11">In</text:span><text:span text:style-name="T13"> </text:span><text:span text:style-name="T11">fact,</text:span><text:span text:style-name="T13"> </text:span><text:span text:style-name="T11">the</text:span><text:span text:style-name="T13"> </text:span><text:span text:style-name="T11">atoms</text:span><text:span text:style-name="T13"> </text:span><text:span text:style-name="T11">defined</text:span><text:span text:style-name="T13"> </text:span><text:span text:style-name="T11">for</text:span><text:span text:style-name="T13"> </text:span><text:span text:style-name="T11">one</text:span><text:span text:style-name="T13"> </text:span><text:span text:style-name="T11">are</text:span><text:span text:style-name="T13"> </text:span><text:span text:style-name="T11">hidden</text:span><text:span text:style-name="T13"> </text:span><text:span text:style-name="T11">within</text:span><text:span text:style-name="T13"> </text:span><text:span text:style-name="T11">the</text:span><text:span text:style-name="T13"> </text:span><text:span text:style-name="T11">other,</text:span><text:span text:style-name="T13"> </text:span><text:span text:style-name="T11">at</text:span><text:span text:style-name="T13"> </text:span><text:span text:style-name="T11">least</text:span><text:span text:style-name="T13"> </text:span><text:span text:style-name="T11">until</text:span><text:span text:style-name="T13"> </text:span><text:span text:style-name="T11">and</text:span><text:span text:style-name="T13"> </text:span><text:span text:style-name="T11">unless</text:span><text:span text:style-name="T13"> </text:span><text:span text:style-name="T11">a</text:span><text:span text:style-name="T13"> </text:span><text:span text:style-name="T11">redraw</text:span><text:span text:style-name="T13"> </text:span><text:span text:style-name="T11">is</text:span><text:span text:style-name="T13"> </text:span><text:span text:style-name="T11">done.</text:span><text:span text:style-name="T13"> <text:s/></text:span><text:span text:style-name="T11">Even</text:span><text:span text:style-name="T13"> </text:span><text:span text:style-name="T11">then,</text:span><text:span text:style-name="T13"> </text:span><text:span text:style-name="T11">the</text:span><text:span text:style-name="T13"> </text:span><text:span text:style-name="T11">use</text:span><text:span text:style-name="T13"> </text:span><text:span text:style-name="T11">of</text:span><text:span text:style-name="T13"> </text:span><text:span text:style-name="T11">the</text:span><text:span text:style-name="T13"> </text:span><text:span text:style-name="T11">same</text:span><text:span text:style-name="T13"> </text:span><text:span text:style-name="T11">atom</text:span><text:span text:style-name="T13"> </text:span><text:span text:style-name="T11">in</text:span><text:span text:style-name="T13"> </text:span><text:span text:style-name="T11">both</text:span><text:span text:style-name="T13"> </text:span><text:span text:style-name="T11">patterns</text:span><text:span text:style-name="T13"> </text:span><text:span text:style-name="T11">is</text:span><text:span text:style-name="T13"> </text:span><text:span text:style-name="T11">to</text:span><text:span text:style-name="T13"> </text:span><text:span text:style-name="T11">be</text:span><text:span text:style-name="T13"> </text:span><text:span text:style-name="T11">discouraged,</text:span><text:span text:style-name="T13"> </text:span><text:span text:style-name="T11">as</text:span><text:span text:style-name="T13"> </text:span><text:span text:style-name="T11">the</text:span><text:span text:style-name="T13"> </text:span><text:span text:style-name="T11">results</text:span><text:span text:style-name="T13"> </text:span><text:span text:style-name="T11">are</text:span><text:span text:style-name="T13"> </text:span><text:span text:style-name="T11">somewhat</text:span><text:span text:style-name="T13"> </text:span><text:span text:style-name="T11">unpredictable.</text:span></text:p>
      <text:p text:style-name="P39"><text:span text:style-name="T11"><text:tab/>7)</text:span><text:span text:style-name="T13"> </text:span><text:span text:style-name="T11">the</text:span><text:span text:style-name="T13"> </text:span><text:span text:style-name="T11">fragments</text:span><text:span text:style-name="T13"> </text:span><text:span text:style-name="T11">should</text:span><text:span text:style-name="T13"> </text:span><text:span text:style-name="T11">be</text:span><text:span text:style-name="T13"> </text:span><text:span text:style-name="T11">made</text:span><text:span text:style-name="T13"> </text:span><text:span text:style-name="T11">with</text:span><text:span text:style-name="T13"> </text:span><text:span text:style-name="T11">sufficient</text:span><text:span text:style-name="T13"> </text:span><text:span text:style-name="T11">detail</text:span><text:span text:style-name="T13"> </text:span><text:span text:style-name="T11">to</text:span><text:span text:style-name="T13"> </text:span><text:span text:style-name="T11">minimize</text:span><text:span text:style-name="T13"> </text:span><text:span text:style-name="T11">the</text:span><text:span text:style-name="T13"> </text:span><text:span text:style-name="T11">occurrence</text:span><text:span text:style-name="T13"> </text:span><text:span text:style-name="T11">of</text:span><text:span text:style-name="T13"> </text:span><text:span text:style-name="T11">irrelevant</text:span><text:span text:style-name="T13"> </text:span><text:span text:style-name="T11">matches,</text:span><text:span text:style-name="T13"> </text:span><text:span text:style-name="T11">but</text:span><text:span text:style-name="T13"> </text:span><text:span text:style-name="T11">without</text:span><text:span text:style-name="T13"> </text:span><text:span text:style-name="T11">excessive</text:span><text:span text:style-name="T13"> </text:span><text:span text:style-name="T11">detail</text:span><text:span text:style-name="T13"> </text:span><text:span text:style-name="T11">that</text:span><text:span text:style-name="T13"> </text:span><text:span text:style-name="T11">could</text:span><text:span text:style-name="T13"> </text:span><text:span text:style-name="T11">be</text:span><text:span text:style-name="T13"> </text:span><text:span text:style-name="T11">too</text:span><text:span text:style-name="T13"> </text:span><text:span text:style-name="T11">specific</text:span><text:span text:style-name="T13"> </text:span><text:span text:style-name="T11">to</text:span><text:span text:style-name="T13"> </text:span><text:span text:style-name="T11">match</text:span><text:span text:style-name="T13"> </text:span><text:span text:style-name="T11">all</text:span><text:span text:style-name="T13"> </text:span><text:span text:style-name="T11">the</text:span><text:span text:style-name="T13"> </text:span><text:span text:style-name="T11">relevant</text:span><text:span text:style-name="T13"> </text:span><text:span text:style-name="T11">patterns</text:span></text:p>
      <text:p text:style-name="P39"><text:span text:style-name="T11">Note:</text:span><text:span text:style-name="T13"> </text:span><text:span text:style-name="T11">When</text:span><text:span text:style-name="T13"> </text:span><text:span text:style-name="T11">the</text:span><text:span text:style-name="T13"> </text:span><text:span text:style-name="T11">cursor</text:span><text:span text:style-name="T13"> </text:span><text:span text:style-name="T11">is</text:span><text:span text:style-name="T13"> </text:span><text:span text:style-name="T11">within</text:span><text:span text:style-name="T13"> </text:span><text:span text:style-name="T11">connecting</text:span><text:span text:style-name="T13"> </text:span><text:span text:style-name="T11">distance</text:span><text:span text:style-name="T13"> </text:span><text:span text:style-name="T11">of</text:span><text:span text:style-name="T13"> </text:span><text:span text:style-name="T11">an</text:span><text:span text:style-name="T13"> </text:span><text:span text:style-name="T11">atom,</text:span><text:span text:style-name="T13"> </text:span><text:span text:style-name="T11">it</text:span><text:span text:style-name="T13"> </text:span><text:span text:style-name="T11">is</text:span><text:span text:style-name="T13"> </text:span><text:span text:style-name="T11">changed</text:span><text:span text:style-name="T13"> </text:span><text:span text:style-name="T11">to</text:span><text:span text:style-name="T13"> </text:span><text:span text:style-name="T11">a</text:span><text:span text:style-name="T13"> </text:span><text:span text:style-name="T11">solid</text:span><text:span text:style-name="T13"> </text:span><text:span text:style-name="T11">green</text:span><text:span text:style-name="T13"> </text:span><text:span text:style-name="T11">box</text:span><text:span text:style-name="T13"> </text:span><text:span text:style-name="T11">to</text:span><text:span text:style-name="T13"> </text:span><text:span text:style-name="T11">confirm</text:span><text:span text:style-name="T13"> </text:span><text:span text:style-name="T11">for</text:span><text:span text:style-name="T13"> </text:span><text:span text:style-name="T11">the</text:span><text:span text:style-name="T13"> </text:span><text:span text:style-name="T11">user</text:span><text:span text:style-name="T13"> </text:span><text:span text:style-name="T11">that</text:span><text:span text:style-name="T13"> </text:span><text:span text:style-name="T11">the</text:span><text:span text:style-name="T13"> </text:span><text:span text:style-name="T11">atom</text:span><text:span text:style-name="T13"> </text:span><text:span text:style-name="T11">has</text:span><text:span text:style-name="T13"> </text:span><text:span text:style-name="T11">been</text:span><text:span text:style-name="T13"> </text:span><text:span text:style-name="T11">targeted.</text:span></text:p>
      <text:p text:style-name="P37"/>
      <text:p text:style-name="P39"><text:span text:style-name="T11">Exit;</text:span><text:span text:style-name="T13"> </text:span><text:span text:style-name="T11">start</text:span><text:span text:style-name="T13"> </text:span><text:span text:style-name="T11">Search</text:span><text:span text:style-name="T13"> </text:span><text:span text:style-name="T11">button</text:span><text:span text:style-name="T13"> </text:span><text:span text:style-name="T11">(begins</text:span><text:span text:style-name="T13"> </text:span><text:span text:style-name="T11">IsThere</text:span><text:span text:style-name="T13"> </text:span><text:span text:style-name="T11">search</text:span><text:span text:style-name="T13"> </text:span><text:span text:style-name="T11">with</text:span><text:span text:style-name="T13"> </text:span><text:span text:style-name="T11">the</text:span><text:span text:style-name="T13"> </text:span><text:span text:style-name="T11">combination</text:span><text:span text:style-name="T13"> </text:span><text:span text:style-name="T11">of</text:span><text:span text:style-name="T13"> </text:span><text:span text:style-name="T11">fragments</text:span><text:span text:style-name="T13"> </text:span><text:span text:style-name="T11">and</text:span><text:span text:style-name="T13"> </text:span><text:span text:style-name="T11">functional</text:span><text:span text:style-name="T13"> </text:span><text:span text:style-name="T11">groups</text:span><text:span text:style-name="T13"> </text:span><text:span text:style-name="T11">specified</text:span><text:span text:style-name="T13"> </text:span><text:span text:style-name="T11">in</text:span><text:span text:style-name="T13"> </text:span><text:span text:style-name="T11">this</text:span><text:span text:style-name="T13"> </text:span><text:span text:style-name="T11">editor)</text:span></text:p>
      <text:p text:style-name="P37"/>
      <text:p text:style-name="P39"><text:span text:style-name="T11">Quit</text:span><text:span text:style-name="T13"> </text:span><text:span text:style-name="T11">and</text:span><text:span text:style-name="T13"> </text:span><text:span text:style-name="T11">Cancel</text:span><text:span text:style-name="T13"> </text:span><text:span text:style-name="T11">button</text:span><text:span text:style-name="T13"> </text:span><text:span text:style-name="T11">(closes</text:span><text:span text:style-name="T13"> </text:span><text:span text:style-name="T11">editor</text:span><text:span text:style-name="T13"> </text:span><text:span text:style-name="T11">window</text:span><text:span text:style-name="T13"> </text:span><text:span text:style-name="T11">and</text:span><text:span text:style-name="T13"> </text:span><text:span text:style-name="T11">abandons</text:span><text:span text:style-name="T13"> </text:span><text:span text:style-name="T11">IsThere</text:span><text:span text:style-name="T13"> </text:span><text:span text:style-name="T11">search)</text:span></text:p>
      <text:p text:style-name="P37"/>
      <text:p text:style-name="P39"><text:span text:style-name="T11">toggle</text:span><text:span text:style-name="T13"> </text:span><text:span text:style-name="T11">#</text:span><text:span text:style-name="T13"> </text:span><text:span text:style-name="T11">button</text:span><text:span text:style-name="T13"> </text:span><text:span text:style-name="T11">(allows</text:span><text:span text:style-name="T13"> </text:span><text:span text:style-name="T11">the</text:span><text:span text:style-name="T13"> </text:span><text:span text:style-name="T11">user</text:span><text:span text:style-name="T13"> </text:span><text:span text:style-name="T11">to</text:span><text:span text:style-name="T13"> </text:span><text:span text:style-name="T11">decide</text:span><text:span text:style-name="T13"> </text:span><text:span text:style-name="T11">whether</text:span><text:span text:style-name="T13"> </text:span><text:span text:style-name="T11">node</text:span><text:span text:style-name="T13"> </text:span><text:span text:style-name="T11">numbers</text:span><text:span text:style-name="T13"> </text:span><text:span text:style-name="T11">are</text:span><text:span text:style-name="T13"> </text:span><text:span text:style-name="T11">shown)</text:span></text:p>
      <text:p text:style-name="P37"/>
      <text:p text:style-name="P39"><text:span text:style-name="T11">redraw</text:span><text:span text:style-name="T13"> </text:span><text:span text:style-name="T11">button</text:span><text:span text:style-name="T13"> </text:span><text:span text:style-name="T11">(cleans</text:span><text:span text:style-name="T13"> </text:span><text:span text:style-name="T11">up</text:span><text:span text:style-name="T13"> </text:span><text:span text:style-name="T11">drawings</text:span><text:span text:style-name="T13"> </text:span><text:span text:style-name="T11">by</text:span><text:span text:style-name="T13"> </text:span><text:span text:style-name="T11">showing</text:span><text:span text:style-name="T13"> </text:span><text:span text:style-name="T11">-</text:span><text:span text:style-name="T13"> </text:span><text:span text:style-name="T11">usually</text:span><text:span text:style-name="T13"> </text:span><text:span text:style-name="T11">-</text:span><text:span text:style-name="T13"> </text:span><text:span text:style-name="T11">more</text:span><text:span text:style-name="T13"> </text:span><text:span text:style-name="T11">pleasing</text:span><text:span text:style-name="T13"> </text:span><text:span text:style-name="T11">template-generated</text:span><text:span text:style-name="T13"> </text:span><text:span text:style-name="T11">renditions;</text:span><text:span text:style-name="T13"> </text:span><text:span text:style-name="T11">as</text:span><text:span text:style-name="T13"> </text:span><text:span text:style-name="T11">a</text:span><text:span text:style-name="T13"> </text:span><text:span text:style-name="T11">side</text:span><text:span text:style-name="T13"> </text:span><text:span text:style-name="T11">effect,</text:span><text:span text:style-name="T13"> </text:span><text:span text:style-name="T11">also</text:span><text:span text:style-name="T13"> </text:span><text:span text:style-name="T11">makes</text:span><text:span text:style-name="T13"> </text:span><text:span text:style-name="T11">hidden</text:span><text:span text:style-name="T13"> </text:span><text:span text:style-name="T11">atoms</text:span><text:span text:style-name="T13"> </text:span><text:span text:style-name="T11">visible)</text:span></text:p>
      <text:p text:style-name="P37"/>
      <text:p text:style-name="P39"><text:soft-page-break/><text:span text:style-name="T11">clear</text:span><text:span text:style-name="T13"> </text:span><text:span text:style-name="T11">button</text:span><text:span text:style-name="T13"> </text:span><text:span text:style-name="T11">(erases</text:span><text:span text:style-name="T13"> </text:span><text:span text:style-name="T11">drawing</text:span><text:span text:style-name="T13"> </text:span><text:span text:style-name="T11">areas</text:span><text:span text:style-name="T13"> </text:span><text:span text:style-name="T11">to</text:span><text:span text:style-name="T13"> </text:span><text:span text:style-name="T11">create</text:span><text:span text:style-name="T13"> </text:span><text:span text:style-name="T11">patterns</text:span><text:span text:style-name="T13"> </text:span><text:span text:style-name="T11">from</text:span><text:span text:style-name="T13"> </text:span><text:span text:style-name="T11">scratch)</text:span></text:p>
      <text:p text:style-name="P38"/>
      <text:p text:style-name="P39"><text:span text:style-name="T29">3,318</text:span><text:span text:style-name="T30"> </text:span><text:span text:style-name="T29">schform.txt</text:span></text:p>
      <text:p text:style-name="P39"><text:span text:style-name="T11">Data</text:span><text:span text:style-name="T13"> </text:span><text:span text:style-name="T11">Fields:</text:span></text:p>
      <text:p text:style-name="P39"><text:span text:style-name="T11"><text:tab/>Schema</text:span><text:span text:style-name="T13"> </text:span><text:span text:style-name="T11">Data</text:span><text:span text:style-name="T13"> </text:span><text:span text:style-name="T11">(displays</text:span><text:span text:style-name="T13"> </text:span><text:span text:style-name="T11">schema</text:span><text:span text:style-name="T13"> </text:span><text:span text:style-name="T11">name,</text:span><text:span text:style-name="T13"> </text:span><text:span text:style-name="T11">reaction</text:span><text:span text:style-name="T13"> </text:span><text:span text:style-name="T11">parameters,</text:span><text:span text:style-name="T13"> </text:span><text:span text:style-name="T11">history,</text:span><text:span text:style-name="T13"> </text:span><text:span text:style-name="T11">references,</text:span><text:span text:style-name="T13"> </text:span><text:span text:style-name="T11">and</text:span><text:span text:style-name="T13"> </text:span><text:span text:style-name="T11">comments)</text:span></text:p>
      <text:p text:style-name="P37"/>
      <text:p text:style-name="P39"><text:span text:style-name="T11"><text:tab/>Pre-transform</text:span><text:span text:style-name="T13"> </text:span><text:span text:style-name="T11">Test</text:span><text:span text:style-name="T13"> </text:span><text:span text:style-name="T11">List</text:span><text:span text:style-name="T13"> </text:span><text:span text:style-name="T11">(displays</text:span><text:span text:style-name="T13"> </text:span><text:span text:style-name="T11">as</text:span><text:span text:style-name="T13"> </text:span><text:span text:style-name="T11">must-have-any,</text:span><text:span text:style-name="T13"> </text:span><text:span text:style-name="T11">must-have-all,</text:span><text:span text:style-name="T13"> </text:span><text:span text:style-name="T11">and</text:span><text:span text:style-name="T13"> </text:span><text:span text:style-name="T11">can't-have-any</text:span><text:span text:style-name="T13"> </text:span><text:span text:style-name="T11">the</text:span><text:span text:style-name="T13"> </text:span><text:span text:style-name="T11">complete</text:span><text:span text:style-name="T13"> </text:span><text:span text:style-name="T11">templates,</text:span><text:span text:style-name="T13"> </text:span><text:span text:style-name="T11">where</text:span><text:span text:style-name="T13"> </text:span><text:span text:style-name="T11">applicable,</text:span><text:span text:style-name="T13"> </text:span><text:span text:style-name="T11">and</text:span><text:span text:style-name="T13"> </text:span><text:span text:style-name="T11">individual</text:span><text:span text:style-name="T13"> </text:span><text:span text:style-name="T11">functional</text:span><text:span text:style-name="T13"> </text:span><text:span text:style-name="T11">groups</text:span><text:span text:style-name="T13"> </text:span><text:span text:style-name="T11">that</text:span><text:span text:style-name="T13"> </text:span><text:span text:style-name="T11">fall</text:span><text:span text:style-name="T13"> </text:span><text:span text:style-name="T11">under</text:span><text:span text:style-name="T13"> </text:span><text:span text:style-name="T11">each</text:span><text:span text:style-name="T13"> </text:span><text:span text:style-name="T11">category</text:span><text:span text:style-name="T13"> </text:span><text:span text:style-name="T11">for</text:span><text:span text:style-name="T13"> </text:span><text:span text:style-name="T11">this</text:span><text:span text:style-name="T13"> </text:span><text:span text:style-name="T11">schema)</text:span></text:p>
      <text:p text:style-name="P37"/>
      <text:p text:style-name="P39"><text:span text:style-name="T11"><text:tab/>Transform</text:span><text:span text:style-name="T13"> </text:span><text:span text:style-name="T11">Pattern</text:span><text:span text:style-name="T13"> </text:span><text:span text:style-name="T11">Drawing</text:span><text:span text:style-name="T13"> </text:span><text:span text:style-name="T11">(displays</text:span><text:span text:style-name="T13"> </text:span><text:span text:style-name="T11">in</text:span><text:span text:style-name="T13"> </text:span><text:span text:style-name="T11">synthetic</text:span><text:span text:style-name="T13"> </text:span><text:span text:style-name="T11">order,</text:span><text:span text:style-name="T13"> </text:span><text:span text:style-name="T11">but</text:span><text:span text:style-name="T13"> </text:span><text:span text:style-name="T11">with</text:span><text:span text:style-name="T13"> </text:span><text:span text:style-name="T11">a</text:span><text:span text:style-name="T13"> </text:span><text:span text:style-name="T11">retrosynthetic</text:span><text:span text:style-name="T13"> </text:span><text:span text:style-name="T11">arrow,</text:span><text:span text:style-name="T13"> </text:span><text:span text:style-name="T11">the</text:span><text:span text:style-name="T13"> </text:span><text:span text:style-name="T11">subgoal</text:span><text:span text:style-name="T13"> </text:span><text:span text:style-name="T11">and</text:span><text:span text:style-name="T13"> </text:span><text:span text:style-name="T11">goal</text:span><text:span text:style-name="T13"> </text:span><text:span text:style-name="T11">pattern</text:span><text:span text:style-name="T13"> </text:span><text:span text:style-name="T11">pieces</text:span><text:span text:style-name="T13"> </text:span><text:span text:style-name="T11">and</text:span><text:span text:style-name="T13"> </text:span><text:span text:style-name="T11">goal</text:span><text:span text:style-name="T13"> </text:span><text:span text:style-name="T11">roots)</text:span></text:p>
      <text:p text:style-name="P37"/>
      <text:p text:style-name="P39"><text:span text:style-name="T11">Schema</text:span><text:span text:style-name="T13"> </text:span><text:span text:style-name="T11">Name</text:span><text:span text:style-name="T13"> </text:span><text:span text:style-name="T11">entry</text:span><text:span text:style-name="T13"> </text:span><text:span text:style-name="T11">panel:</text:span></text:p>
      <text:p text:style-name="P39"><text:span text:style-name="T11"><text:tab/>Enter</text:span><text:span text:style-name="T13"> </text:span><text:span text:style-name="T11">name</text:span><text:span text:style-name="T13"> </text:span><text:span text:style-name="T11">for</text:span><text:span text:style-name="T13"> </text:span><text:span text:style-name="T11">a</text:span><text:span text:style-name="T13"> </text:span><text:span text:style-name="T11">new</text:span><text:span text:style-name="T13"> </text:span><text:span text:style-name="T11">schema</text:span><text:span text:style-name="T13"> </text:span><text:span text:style-name="T11">or</text:span><text:span text:style-name="T13"> </text:span><text:span text:style-name="T11">edit</text:span><text:span text:style-name="T13"> </text:span><text:span text:style-name="T11">the</text:span><text:span text:style-name="T13"> </text:span><text:span text:style-name="T11">name</text:span><text:span text:style-name="T13"> </text:span><text:span text:style-name="T11">of</text:span><text:span text:style-name="T13"> </text:span><text:span text:style-name="T11">an</text:span><text:span text:style-name="T13"> </text:span><text:span text:style-name="T11">existing</text:span><text:span text:style-name="T13"> </text:span><text:span text:style-name="T11">schema</text:span><text:span text:style-name="T13"> </text:span><text:span text:style-name="T11">by</text:span><text:span text:style-name="T13"> </text:span><text:span text:style-name="T11">placing</text:span><text:span text:style-name="T13"> </text:span><text:span text:style-name="T11">"I-bar"</text:span><text:span text:style-name="T13"> </text:span><text:span text:style-name="T11">cursor</text:span><text:span text:style-name="T13"> </text:span><text:span text:style-name="T11">at</text:span><text:span text:style-name="T13"> </text:span><text:span text:style-name="T11">appropriate</text:span><text:span text:style-name="T13"> </text:span><text:span text:style-name="T11">position</text:span><text:span text:style-name="T13"> </text:span><text:span text:style-name="T11">in</text:span><text:span text:style-name="T13"> </text:span><text:span text:style-name="T11">text</text:span><text:span text:style-name="T13"> </text:span><text:span text:style-name="T11">box</text:span><text:span text:style-name="T13"> </text:span><text:span text:style-name="T11">and</text:span><text:span text:style-name="T13"> </text:span><text:span text:style-name="T11">typing</text:span><text:span text:style-name="T13"> </text:span><text:span text:style-name="T11">additions</text:span><text:span text:style-name="T13"> </text:span><text:span text:style-name="T11">or</text:span><text:span text:style-name="T13"> </text:span><text:span text:style-name="T11">changes.</text:span></text:p>
      <text:p text:style-name="P37"/>
      <text:p text:style-name="P39"><text:span text:style-name="T11">Validate</text:span><text:span text:style-name="T13"> </text:span><text:span text:style-name="T11">Schema</text:span><text:span text:style-name="T13"> </text:span><text:span text:style-name="T11">button:</text:span></text:p>
      <text:p text:style-name="P39"><text:span text:style-name="T11"><text:tab/>For</text:span><text:span text:style-name="T13"> </text:span><text:span text:style-name="T11">safety,</text:span><text:span text:style-name="T13"> </text:span><text:span text:style-name="T11">validation</text:span><text:span text:style-name="T13"> </text:span><text:span text:style-name="T11">is</text:span><text:span text:style-name="T13"> </text:span><text:span text:style-name="T11">prevented</text:span><text:span text:style-name="T13"> </text:span><text:span text:style-name="T11">until</text:span><text:span text:style-name="T13"> </text:span><text:span text:style-name="T11">the</text:span><text:span text:style-name="T13"> </text:span><text:span text:style-name="T11">schema</text:span><text:span text:style-name="T13"> </text:span><text:span text:style-name="T11">buffer</text:span><text:span text:style-name="T13"> </text:span><text:span text:style-name="T11">has</text:span><text:span text:style-name="T13"> </text:span><text:span text:style-name="T11">been</text:span><text:span text:style-name="T13"> </text:span><text:span text:style-name="T11">written</text:span><text:span text:style-name="T13"> </text:span><text:span text:style-name="T11">to</text:span><text:span text:style-name="T13"> </text:span><text:span text:style-name="T11">the</text:span><text:span text:style-name="T13"> </text:span><text:span text:style-name="T11">reaction</text:span><text:span text:style-name="T13"> </text:span><text:span text:style-name="T11">library.</text:span><text:span text:style-name="T13"> <text:s/></text:span><text:span text:style-name="T11">Validation</text:span><text:span text:style-name="T13"> </text:span><text:span text:style-name="T11">is</text:span><text:span text:style-name="T13"> </text:span><text:span text:style-name="T11">required</text:span><text:span text:style-name="T13"> </text:span><text:span text:style-name="T11">whenever</text:span><text:span text:style-name="T13"> </text:span><text:span text:style-name="T11">a</text:span><text:span text:style-name="T13"> </text:span><text:span text:style-name="T11">schema</text:span><text:span text:style-name="T13"> </text:span><text:span text:style-name="T11">has</text:span><text:span text:style-name="T13"> </text:span><text:span text:style-name="T11">been</text:span><text:span text:style-name="T13"> </text:span><text:span text:style-name="T11">newly</text:span><text:span text:style-name="T13"> </text:span><text:span text:style-name="T11">created</text:span><text:span text:style-name="T13"> </text:span><text:span text:style-name="T11">or</text:span><text:span text:style-name="T13"> </text:span><text:span text:style-name="T11">modified,</text:span><text:span text:style-name="T13"> </text:span><text:span text:style-name="T11">in</text:span><text:span text:style-name="T13"> </text:span><text:span text:style-name="T11">order</text:span><text:span text:style-name="T13"> </text:span><text:span text:style-name="T11">to</text:span><text:span text:style-name="T13"> </text:span><text:span text:style-name="T11">remove</text:span><text:span text:style-name="T13"> </text:span><text:span text:style-name="T11">the</text:span><text:span text:style-name="T13"> </text:span><text:span text:style-name="T11">incomplete</text:span><text:span text:style-name="T13"> </text:span><text:span text:style-name="T11">flag</text:span><text:span text:style-name="T13"> </text:span><text:span text:style-name="T11">that</text:span><text:span text:style-name="T13"> </text:span><text:span text:style-name="T11">prevents</text:span><text:span text:style-name="T13"> </text:span><text:span text:style-name="T11">a</text:span><text:span text:style-name="T13"> </text:span><text:span text:style-name="T11">schema</text:span><text:span text:style-name="T13"> </text:span><text:span text:style-name="T11">from</text:span><text:span text:style-name="T13"> </text:span><text:span text:style-name="T11">being</text:span><text:span text:style-name="T13"> </text:span><text:span text:style-name="T11">applied</text:span><text:span text:style-name="T13"> </text:span><text:span text:style-name="T11">in</text:span><text:span text:style-name="T13"> </text:span><text:span text:style-name="T11">synthesis</text:span><text:span text:style-name="T13"> </text:span><text:span text:style-name="T11">searches.</text:span><text:span text:style-name="T13"> <text:s/></text:span><text:span text:style-name="T11">Several</text:span><text:span text:style-name="T13"> </text:span><text:span text:style-name="T11">test</text:span><text:span text:style-name="T13"> </text:span><text:span text:style-name="T11">molecules</text:span><text:span text:style-name="T13"> </text:span><text:span text:style-name="T11">should</text:span><text:span text:style-name="T13"> </text:span><text:span text:style-name="T11">be</text:span><text:span text:style-name="T13"> </text:span><text:span text:style-name="T11">used</text:span><text:span text:style-name="T13"> </text:span><text:span text:style-name="T11">for</text:span><text:span text:style-name="T13"> </text:span><text:span text:style-name="T11">an</text:span><text:span text:style-name="T13"> </text:span><text:span text:style-name="T11">adequate</text:span><text:span text:style-name="T13"> </text:span><text:span text:style-name="T11">verification</text:span><text:span text:style-name="T13"> </text:span><text:span text:style-name="T11">of</text:span><text:span text:style-name="T13"> </text:span><text:span text:style-name="T11">pattern</text:span><text:span text:style-name="T13"> </text:span><text:span text:style-name="T11">matches</text:span><text:span text:style-name="T13"> </text:span><text:span text:style-name="T11">and</text:span><text:span text:style-name="T13"> </text:span><text:span text:style-name="T11">both</text:span><text:span text:style-name="T13"> </text:span><text:span text:style-name="T11">pre-transform</text:span><text:span text:style-name="T13"> </text:span><text:span text:style-name="T11">and</text:span><text:span text:style-name="T13"> </text:span><text:span text:style-name="T11">post-transform</text:span><text:span text:style-name="T13"> </text:span><text:span text:style-name="T11">tests.</text:span></text:p>
      <text:p text:style-name="P37"/>
      <text:p text:style-name="P39"><text:span text:style-name="T11">Edit</text:span><text:span text:style-name="T13"> </text:span><text:span text:style-name="T11">Pre-transform</text:span><text:span text:style-name="T13"> </text:span><text:span text:style-name="T11">Tests</text:span><text:span text:style-name="T13"> </text:span><text:span text:style-name="T11">button:</text:span></text:p>
      <text:p text:style-name="P39"><text:span text:style-name="T11"><text:tab/>Allows</text:span><text:span text:style-name="T13"> </text:span><text:span text:style-name="T11">functional</text:span><text:span text:style-name="T13"> </text:span><text:span text:style-name="T11">attributes</text:span><text:span text:style-name="T13"> </text:span><text:span text:style-name="T11">to</text:span><text:span text:style-name="T13"> </text:span><text:span text:style-name="T11">be</text:span><text:span text:style-name="T13"> </text:span><text:span text:style-name="T11">added</text:span><text:span text:style-name="T13"> </text:span><text:span text:style-name="T11">(individually</text:span><text:span text:style-name="T13"> </text:span><text:span text:style-name="T11">or</text:span><text:span text:style-name="T13"> </text:span><text:span text:style-name="T11">via</text:span><text:span text:style-name="T13"> </text:span><text:span text:style-name="T11">template)</text:span><text:span text:style-name="T13"> </text:span><text:span text:style-name="T11">or</text:span><text:span text:style-name="T13"> </text:span><text:span text:style-name="T11">removed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can't-have-any,</text:span><text:span text:style-name="T13"> </text:span><text:span text:style-name="T11">must-have-any,</text:span><text:span text:style-name="T13"> </text:span><text:span text:style-name="T11">and</text:span><text:span text:style-name="T13"> </text:span><text:span text:style-name="T11">must-have-all</text:span><text:span text:style-name="T13"> </text:span><text:span text:style-name="T11">lists.</text:span></text:p>
      <text:p text:style-name="P37"/>
      <text:p text:style-name="P39"><text:span text:style-name="T11">Post-transform</text:span><text:span text:style-name="T13"> </text:span><text:span text:style-name="T11">Tests</text:span><text:span text:style-name="T13"> </text:span><text:span text:style-name="T11">button:</text:span></text:p>
      <text:p text:style-name="P39"><text:span text:style-name="T11"><text:tab/>Displays</text:span><text:span text:style-name="T13"> </text:span><text:span text:style-name="T11">conditions,</text:span><text:span text:style-name="T13"> </text:span><text:span text:style-name="T11">tests,</text:span><text:span text:style-name="T13"> </text:span><text:span text:style-name="T11">and</text:span><text:span text:style-name="T13"> </text:span><text:span text:style-name="T11">the</text:span><text:span text:style-name="T13"> </text:span><text:span text:style-name="T11">goal</text:span><text:span text:style-name="T13"> </text:span><text:span text:style-name="T11">and</text:span><text:span text:style-name="T13"> </text:span><text:span text:style-name="T11">subgoal</text:span><text:span text:style-name="T13"> </text:span><text:span text:style-name="T11">TSD's</text:span><text:span text:style-name="T13"> </text:span><text:span text:style-name="T11">to</text:span><text:span text:style-name="T13"> </text:span><text:span text:style-name="T11">allow</text:span><text:span text:style-name="T13"> </text:span><text:span text:style-name="T11">addition,</text:span><text:span text:style-name="T13"> </text:span><text:span text:style-name="T11">modification,</text:span><text:span text:style-name="T13"> </text:span><text:span text:style-name="T11">and</text:span><text:span text:style-name="T13"> </text:span><text:span text:style-name="T11">deletion.</text:span></text:p>
      <text:p text:style-name="P37"/>
      <text:p text:style-name="P39"><text:span text:style-name="T11">H</text:span><text:span text:style-name="T13"> </text:span><text:span text:style-name="T11">on</text:span><text:span text:style-name="T13"> </text:span><text:span text:style-name="T11">C</text:span><text:span text:style-name="T13"> </text:span><text:span text:style-name="T11">button:</text:span></text:p>
      <text:p text:style-name="P39"><text:span text:style-name="T11"><text:tab/>Determines</text:span><text:span text:style-name="T13"> </text:span><text:span text:style-name="T11">whether</text:span><text:span text:style-name="T13"> </text:span><text:span text:style-name="T11">to</text:span><text:span text:style-name="T13"> </text:span><text:span text:style-name="T11">display</text:span><text:span text:style-name="T13"> </text:span><text:span text:style-name="T11">or</text:span><text:span text:style-name="T13"> </text:span><text:span text:style-name="T11">make</text:span><text:span text:style-name="T13"> </text:span><text:span text:style-name="T11">implicit</text:span><text:span text:style-name="T13"> </text:span><text:span text:style-name="T11">the</text:span><text:span text:style-name="T13"> </text:span><text:span text:style-name="T11">hydrogens</text:span><text:span text:style-name="T13"> </text:span><text:span text:style-name="T11">attached</text:span><text:span text:style-name="T13"> </text:span><text:span text:style-name="T11">to</text:span><text:span text:style-name="T13"> </text:span><text:span text:style-name="T11">carbon</text:span><text:span text:style-name="T13"> </text:span><text:span text:style-name="T11">in</text:span><text:span text:style-name="T13"> </text:span><text:span text:style-name="T11">the</text:span><text:span text:style-name="T13"> </text:span><text:span text:style-name="T11">transform</text:span><text:span text:style-name="T13"> </text:span><text:span text:style-name="T11">drawing.</text:span><text:span text:style-name="T13"> <text:s/></text:span><text:span text:style-name="T11">(At</text:span><text:span text:style-name="T13"> </text:span><text:span text:style-name="T11">the</text:span><text:span text:style-name="T13"> </text:span><text:span text:style-name="T11">moment,</text:span><text:span text:style-name="T13"> </text:span><text:span text:style-name="T11">"asymmetric</text:span><text:span text:style-name="T13"> </text:span><text:span text:style-name="T11">only"</text:span><text:span text:style-name="T13"> </text:span><text:span text:style-name="T11">is</text:span><text:span text:style-name="T13"> </text:span><text:span text:style-name="T11">equivalent</text:span><text:span text:style-name="T13"> </text:span><text:span text:style-name="T11">to</text:span><text:span text:style-name="T13"> </text:span><text:span text:style-name="T11">"none,"</text:span><text:span text:style-name="T13"> </text:span><text:span text:style-name="T11">because</text:span><text:span text:style-name="T13"> </text:span><text:span text:style-name="T11">the</text:span><text:span text:style-name="T13"> </text:span><text:span text:style-name="T11">asymmetry</text:span><text:span text:style-name="T13"> </text:span><text:span text:style-name="T11">flag</text:span><text:span text:style-name="T13"> </text:span><text:span text:style-name="T11">appears</text:span><text:span text:style-name="T13"> </text:span><text:span text:style-name="T11">to</text:span><text:span text:style-name="T13"> </text:span><text:span text:style-name="T11">be</text:span><text:span text:style-name="T13"> </text:span><text:span text:style-name="T11">missing</text:span><text:span text:style-name="T13"> </text:span><text:span text:style-name="T11">from</text:span><text:span text:style-name="T13"> </text:span><text:span text:style-name="T11">all</text:span><text:span text:style-name="T13"> </text:span><text:span text:style-name="T11">transform</text:span><text:span text:style-name="T13"> </text:span><text:span text:style-name="T11">patterns.</text:span><text:span text:style-name="T13"> <text:s/></text:span><text:span text:style-name="T11">The</text:span><text:span text:style-name="T13"> </text:span><text:span text:style-name="T11">other</text:span><text:span text:style-name="T13"> </text:span><text:span text:style-name="T11">option</text:span><text:span text:style-name="T13"> </text:span><text:span text:style-name="T11">is</text:span><text:span text:style-name="T13"> </text:span><text:span text:style-name="T11">"all.")</text:span></text:p>
      <text:p text:style-name="P37"/>
      <text:p text:style-name="P39"><text:span text:style-name="T11">Ease,</text:span><text:span text:style-name="T13"> </text:span><text:span text:style-name="T11">Yield,</text:span><text:span text:style-name="T13"> </text:span><text:span text:style-name="T11">Confidence</text:span><text:span text:style-name="T13"> </text:span><text:span text:style-name="T11">button:</text:span></text:p>
      <text:p text:style-name="P39"><text:span text:style-name="T11"><text:tab/>Offers</text:span><text:span text:style-name="T13"> </text:span><text:span text:style-name="T11">both</text:span><text:span text:style-name="T13"> </text:span><text:span text:style-name="T11">direct</text:span><text:span text:style-name="T13"> </text:span><text:span text:style-name="T11">and</text:span><text:span text:style-name="T13"> </text:span><text:span text:style-name="T11">stepwise</text:span><text:span text:style-name="T13"> </text:span><text:span text:style-name="T11">(question-driven)</text:span><text:span text:style-name="T13"> </text:span><text:span text:style-name="T11">methods</text:span><text:span text:style-name="T13"> </text:span><text:span text:style-name="T11">for</text:span><text:span text:style-name="T13"> </text:span><text:span text:style-name="T11">entering</text:span><text:span text:style-name="T13"> </text:span><text:span text:style-name="T11">starting</text:span><text:span text:style-name="T13"> </text:span><text:span text:style-name="T11">values</text:span><text:span text:style-name="T13"> </text:span><text:span text:style-name="T11">for</text:span><text:span text:style-name="T13"> </text:span><text:span text:style-name="T11">these</text:span><text:span text:style-name="T13"> </text:span><text:span text:style-name="T11">reaction</text:span><text:span text:style-name="T13"> </text:span><text:span text:style-name="T11">merit</text:span><text:span text:style-name="T13"> </text:span><text:span text:style-name="T11">components.</text:span></text:p>
      <text:p text:style-name="P37"/>
      <text:p text:style-name="P39"><text:span text:style-name="T11">Flags</text:span><text:span text:style-name="T13"> </text:span><text:span text:style-name="T11">button:</text:span></text:p>
      <text:p text:style-name="P39"><text:span text:style-name="T11"><text:tab/>Allows</text:span><text:span text:style-name="T13"> </text:span><text:span text:style-name="T11">toggling</text:span><text:span text:style-name="T13"> </text:span><text:span text:style-name="T11">of</text:span><text:span text:style-name="T13"> </text:span><text:span text:style-name="T11">protection,</text:span><text:span text:style-name="T13"> </text:span><text:span text:style-name="T11">lookahead,</text:span><text:span text:style-name="T13"> </text:span><text:span text:style-name="T11">and</text:span><text:span text:style-name="T13"> </text:span><text:span text:style-name="T11">disabled</text:span><text:span text:style-name="T13"> </text:span><text:span text:style-name="T11">flags</text:span><text:span text:style-name="T13"> </text:span><text:span text:style-name="T11">for</text:span><text:span text:style-name="T13"> </text:span><text:span text:style-name="T11">the</text:span><text:span text:style-name="T13"> </text:span><text:span text:style-name="T11">schema.</text:span></text:p>
      <text:p text:style-name="P37"/>
      <text:p text:style-name="P39"><text:span text:style-name="T11">Type,</text:span><text:span text:style-name="T13"> </text:span><text:span text:style-name="T11">Molecularity</text:span><text:span text:style-name="T13"> </text:span><text:span text:style-name="T11">button:</text:span></text:p>
      <text:p text:style-name="P39"><text:span text:style-name="T11"><text:tab/>Allows</text:span><text:span text:style-name="T13"> </text:span><text:span text:style-name="T11">specification</text:span><text:span text:style-name="T13"> </text:span><text:span text:style-name="T11">of</text:span><text:span text:style-name="T13"> </text:span><text:span text:style-name="T11">the</text:span><text:span text:style-name="T13"> </text:span><text:span text:style-name="T11">way</text:span><text:span text:style-name="T13"> </text:span><text:span text:style-name="T11">multiple-match</text:span><text:span text:style-name="T13"> </text:span><text:span text:style-name="T11">is</text:span><text:span text:style-name="T13"> </text:span><text:span text:style-name="T11">handled</text:span><text:span text:style-name="T13"> </text:span><text:span text:style-name="T11">for</text:span><text:span text:style-name="T13"> </text:span><text:span text:style-name="T11">the</text:span><text:span text:style-name="T13"> </text:span><text:span text:style-name="T11">schema,</text:span><text:span text:style-name="T13"> </text:span><text:span text:style-name="T11">as</text:span><text:span text:style-name="T13"> </text:span><text:span text:style-name="T11">well</text:span><text:span text:style-name="T13"> </text:span><text:span text:style-name="T11">as</text:span><text:span text:style-name="T13"> </text:span><text:span text:style-name="T11">the</text:span><text:span text:style-name="T13"> </text:span><text:span text:style-name="T11">maximum</text:span><text:span text:style-name="T13"> </text:span><text:span text:style-name="T11">number</text:span><text:span text:style-name="T13"> </text:span><text:span text:style-name="T11">of</text:span><text:span text:style-name="T13"> </text:span><text:span text:style-name="T11">unique</text:span><text:span text:style-name="T13"> </text:span><text:span text:style-name="T11">subgoal</text:span><text:span text:style-name="T13"> </text:span><text:span text:style-name="T11">molecules</text:span><text:span text:style-name="T13"> </text:span><text:span text:style-name="T11">to</text:span><text:span text:style-name="T13"> </text:span><text:span text:style-name="T11">be</text:span><text:span text:style-name="T13"> </text:span><text:span text:style-name="T11">accepted</text:span><text:span text:style-name="T13"> </text:span><text:span text:style-name="T11">for</text:span><text:span text:style-name="T13"> </text:span><text:span text:style-name="T11">an</text:span><text:span text:style-name="T13"> </text:span><text:span text:style-name="T11">application.</text:span></text:p>
      <text:p text:style-name="P37"/>
      <text:p text:style-name="P39"><text:span text:style-name="T11">Comments/References</text:span><text:span text:style-name="T13"> </text:span><text:span text:style-name="T11">button:</text:span></text:p>
      <text:p text:style-name="P39"><text:span text:style-name="T11"><text:tab/>Allows</text:span><text:span text:style-name="T13"> </text:span><text:span text:style-name="T11">documentation</text:span><text:span text:style-name="T13"> </text:span><text:span text:style-name="T11">of</text:span><text:span text:style-name="T13"> </text:span><text:span text:style-name="T11">a</text:span><text:span text:style-name="T13"> </text:span><text:span text:style-name="T11">schema</text:span><text:span text:style-name="T13"> </text:span><text:span text:style-name="T11">through</text:span><text:span text:style-name="T13"> </text:span><text:span text:style-name="T11">addition,</text:span><text:span text:style-name="T13"> </text:span><text:span text:style-name="T11">modification,</text:span><text:span text:style-name="T13"> </text:span><text:span text:style-name="T11">or</text:span><text:span text:style-name="T13"> </text:span><text:span text:style-name="T11">deletion</text:span><text:span text:style-name="T13"> </text:span><text:span text:style-name="T11">of</text:span><text:span text:style-name="T13"> </text:span><text:span text:style-name="T11">comments</text:span><text:span text:style-name="T13"> </text:span><text:span text:style-name="T11">and</text:span><text:span text:style-name="T13"> </text:span><text:span text:style-name="T11">literature</text:span><text:span text:style-name="T13"> </text:span><text:span text:style-name="T11">references.</text:span></text:p>
      <text:p text:style-name="P37"/>
      <text:p text:style-name="P39"><text:span text:style-name="T11">Edit</text:span><text:span text:style-name="T13"> </text:span><text:span text:style-name="T11">Transform</text:span><text:span text:style-name="T13"> </text:span><text:span text:style-name="T11">button:</text:span></text:p>
      <text:p text:style-name="P39"><text:span text:style-name="T11"><text:tab/>Opens</text:span><text:span text:style-name="T13"> </text:span><text:span text:style-name="T11">a</text:span><text:span text:style-name="T13"> </text:span><text:span text:style-name="T11">graphical</text:span><text:span text:style-name="T13"> </text:span><text:span text:style-name="T11">interface</text:span><text:span text:style-name="T13"> </text:span><text:span text:style-name="T11">for</text:span><text:span text:style-name="T13"> </text:span><text:span text:style-name="T11">drawing</text:span><text:span text:style-name="T13"> </text:span><text:span text:style-name="T11">the</text:span><text:span text:style-name="T13"> </text:span><text:span text:style-name="T11">relationships</text:span><text:span text:style-name="T13"> </text:span><text:span text:style-name="T11">of</text:span><text:span text:style-name="T13"> </text:span><text:span text:style-name="T11">atoms</text:span><text:span text:style-name="T13"> </text:span><text:span text:style-name="T11">between</text:span><text:span text:style-name="T13"> </text:span><text:span text:style-name="T11">the</text:span><text:span text:style-name="T13"> </text:span><text:span text:style-name="T11">goal</text:span><text:span text:style-name="T13"> </text:span><text:span text:style-name="T11">and</text:span><text:span text:style-name="T13"> </text:span><text:span text:style-name="T11">subgoal</text:span><text:span text:style-name="T13"> </text:span><text:span text:style-name="T11">patterns,</text:span><text:span text:style-name="T13"> </text:span><text:span text:style-name="T11">specifying</text:span><text:span text:style-name="T13"> </text:span><text:span text:style-name="T11">roots</text:span><text:span text:style-name="T13"> </text:span><text:span text:style-name="T11">and</text:span><text:span text:style-name="T13"> </text:span><text:span text:style-name="T11">synthemes,</text:span><text:span text:style-name="T13"> </text:span><text:span text:style-name="T11">and</text:span><text:span text:style-name="T13"> </text:span><text:span text:style-name="T11">modifying</text:span><text:span text:style-name="T13"> </text:span><text:span text:style-name="T11">that</text:span><text:span text:style-name="T13"> </text:span><text:span text:style-name="T11">information.</text:span></text:p>
      <text:p text:style-name="P37"><text:soft-page-break/></text:p>
      <text:p text:style-name="P39"><text:span text:style-name="T11">Save</text:span><text:span text:style-name="T13"> </text:span><text:span text:style-name="T11">Buffer</text:span><text:span text:style-name="T13"> </text:span><text:span text:style-name="T11">to</text:span><text:span text:style-name="T13"> </text:span><text:span text:style-name="T11">File</text:span><text:span text:style-name="T13"> </text:span><text:span text:style-name="T11">and</text:span><text:span text:style-name="T13"> </text:span><text:span text:style-name="T11">Continue</text:span><text:span text:style-name="T13"> </text:span><text:span text:style-name="T11">button:</text:span></text:p>
      <text:p text:style-name="P39"><text:span text:style-name="T11"><text:tab/>Writes</text:span><text:span text:style-name="T13"> </text:span><text:span text:style-name="T11">the</text:span><text:span text:style-name="T13"> </text:span><text:span text:style-name="T11">current</text:span><text:span text:style-name="T13"> </text:span><text:span text:style-name="T11">version</text:span><text:span text:style-name="T13"> </text:span><text:span text:style-name="T11">of</text:span><text:span text:style-name="T13"> </text:span><text:span text:style-name="T11">the</text:span><text:span text:style-name="T13"> </text:span><text:span text:style-name="T11">schema</text:span><text:span text:style-name="T13"> </text:span><text:span text:style-name="T11">buffer</text:span><text:span text:style-name="T13"> </text:span><text:span text:style-name="T11">to</text:span><text:span text:style-name="T13"> </text:span><text:span text:style-name="T11">the</text:span><text:span text:style-name="T13"> </text:span><text:span text:style-name="T11">reaction</text:span><text:span text:style-name="T13"> </text:span><text:span text:style-name="T11">library</text:span><text:span text:style-name="T13"> </text:span><text:span text:style-name="T11">without</text:span><text:span text:style-name="T13"> </text:span><text:span text:style-name="T11">exiting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schema</text:span><text:span text:style-name="T13"> </text:span><text:span text:style-name="T11">editor.</text:span><text:span text:style-name="T13"> <text:s/></text:span><text:span text:style-name="T11">(This</text:span><text:span text:style-name="T13"> </text:span><text:span text:style-name="T11">is</text:span><text:span text:style-name="T13"> </text:span><text:span text:style-name="T11">especially</text:span><text:span text:style-name="T13"> </text:span><text:span text:style-name="T11">useful</text:span><text:span text:style-name="T13"> </text:span><text:span text:style-name="T11">just</text:span><text:span text:style-name="T13"> </text:span><text:span text:style-name="T11">before</text:span><text:span text:style-name="T13"> </text:span><text:span text:style-name="T11">validation.)</text:span></text:p>
      <text:p text:style-name="P37"/>
      <text:p text:style-name="P39"><text:span text:style-name="T11">Exit</text:span><text:span text:style-name="T13"> </text:span><text:span text:style-name="T11">and</text:span><text:span text:style-name="T13"> </text:span><text:span text:style-name="T11">Save</text:span><text:span text:style-name="T13"> </text:span><text:span text:style-name="T11">button,</text:span></text:p>
      <text:p text:style-name="P39"><text:span text:style-name="T11">Exit,</text:span><text:span text:style-name="T13"> </text:span><text:span text:style-name="T11">Save,</text:span><text:span text:style-name="T13"> </text:span><text:span text:style-name="T11">and</text:span><text:span text:style-name="T13"> </text:span><text:span text:style-name="T11">Close</text:span><text:span text:style-name="T13"> </text:span><text:span text:style-name="T11">button:</text:span></text:p>
      <text:p text:style-name="P39"><text:span text:style-name="T11"><text:tab/>Writes</text:span><text:span text:style-name="T13"> </text:span><text:span text:style-name="T11">the</text:span><text:span text:style-name="T13"> </text:span><text:span text:style-name="T11">schema</text:span><text:span text:style-name="T13"> </text:span><text:span text:style-name="T11">buffer</text:span><text:span text:style-name="T13"> </text:span><text:span text:style-name="T11">to</text:span><text:span text:style-name="T13"> </text:span><text:span text:style-name="T11">the</text:span><text:span text:style-name="T13"> </text:span><text:span text:style-name="T11">reaction</text:span><text:span text:style-name="T13"> </text:span><text:span text:style-name="T11">library</text:span><text:span text:style-name="T13"> </text:span><text:span text:style-name="T11">and</text:span><text:span text:style-name="T13"> </text:span><text:span text:style-name="T11">returns</text:span><text:span text:style-name="T13"> </text:span><text:span text:style-name="T11">to</text:span><text:span text:style-name="T13"> </text:span><text:span text:style-name="T11">the</text:span><text:span text:style-name="T13"> </text:span><text:span text:style-name="T11">reaction</text:span><text:span text:style-name="T13"> </text:span><text:span text:style-name="T11">library</text:span><text:span text:style-name="T13"> </text:span><text:span text:style-name="T11">editor.</text:span><text:span text:style-name="T13"> <text:s/></text:span><text:span text:style-name="T11">Unless</text:span><text:span text:style-name="T13"> </text:span><text:span text:style-name="T11">the</text:span><text:span text:style-name="T13"> </text:span><text:span text:style-name="T11">schema</text:span><text:span text:style-name="T13"> </text:span><text:span text:style-name="T11">is</text:span><text:span text:style-name="T13"> </text:span><text:span text:style-name="T11">closed,</text:span><text:span text:style-name="T13"> </text:span><text:span text:style-name="T11">editing</text:span><text:span text:style-name="T13"> </text:span><text:span text:style-name="T11">it</text:span><text:span text:style-name="T13"> </text:span><text:span text:style-name="T11">again</text:span><text:span text:style-name="T13"> </text:span><text:span text:style-name="T11">will</text:span><text:span text:style-name="T13"> </text:span><text:span text:style-name="T11">continue</text:span><text:span text:style-name="T13"> </text:span><text:span text:style-name="T11">with</text:span><text:span text:style-name="T13"> </text:span><text:span text:style-name="T11">the</text:span><text:span text:style-name="T13"> </text:span><text:span text:style-name="T11">same</text:span><text:span text:style-name="T13"> </text:span><text:span text:style-name="T11">reaction</text:span><text:span text:style-name="T13"> </text:span><text:span text:style-name="T11">library</text:span><text:span text:style-name="T13"> </text:span><text:span text:style-name="T11">record,</text:span><text:span text:style-name="T13"> </text:span><text:span text:style-name="T11">instead</text:span><text:span text:style-name="T13"> </text:span><text:span text:style-name="T11">of</text:span><text:span text:style-name="T13"> </text:span><text:span text:style-name="T11">allocating</text:span><text:span text:style-name="T13"> </text:span><text:span text:style-name="T11">a</text:span><text:span text:style-name="T13"> </text:span><text:span text:style-name="T11">new</text:span><text:span text:style-name="T13"> </text:span><text:span text:style-name="T11">one</text:span><text:span text:style-name="T13"> </text:span><text:span text:style-name="T11">to</text:span><text:span text:style-name="T13"> </text:span><text:span text:style-name="T11">supersede</text:span><text:span text:style-name="T13"> </text:span><text:span text:style-name="T11">it.</text:span></text:p>
      <text:p text:style-name="P37"/>
      <text:p text:style-name="P39"><text:span text:style-name="T11">Quit;</text:span><text:span text:style-name="T13"> </text:span><text:span text:style-name="T11">Cancel</text:span><text:span text:style-name="T13"> </text:span><text:span text:style-name="T11">Unsaved</text:span><text:span text:style-name="T13"> </text:span><text:span text:style-name="T11">Modifications</text:span><text:span text:style-name="T13"> </text:span><text:span text:style-name="T11">button:</text:span></text:p>
      <text:p text:style-name="P39"><text:span text:style-name="T11"><text:tab/>Returns</text:span><text:span text:style-name="T13"> </text:span><text:span text:style-name="T11">to</text:span><text:span text:style-name="T13"> </text:span><text:span text:style-name="T11">reaction</text:span><text:span text:style-name="T13"> </text:span><text:span text:style-name="T11">library</text:span><text:span text:style-name="T13"> </text:span><text:span text:style-name="T11">editor.</text:span><text:span text:style-name="T13"> <text:s/></text:span><text:span text:style-name="T11">All</text:span><text:span text:style-name="T13"> </text:span><text:span text:style-name="T11">previously</text:span><text:span text:style-name="T13"> </text:span><text:span text:style-name="T11">saved</text:span><text:span text:style-name="T13"> </text:span><text:span text:style-name="T11">modifications</text:span><text:span text:style-name="T13"> </text:span><text:span text:style-name="T11">are</text:span><text:span text:style-name="T13"> </text:span><text:span text:style-name="T11">preserved.</text:span><text:span text:style-name="T13"> <text:s/></text:span><text:span text:style-name="T11">Any</text:span><text:span text:style-name="T13"> </text:span><text:span text:style-name="T11">made</text:span><text:span text:style-name="T13"> </text:span><text:span text:style-name="T11">since</text:span><text:span text:style-name="T13"> </text:span><text:span text:style-name="T11">the</text:span><text:span text:style-name="T13"> </text:span><text:span text:style-name="T11">last</text:span><text:span text:style-name="T13"> </text:span><text:span text:style-name="T11">save</text:span><text:span text:style-name="T13"> </text:span><text:span text:style-name="T11">will</text:span><text:span text:style-name="T13"> </text:span><text:span text:style-name="T11">appear</text:span><text:span text:style-name="T13"> </text:span><text:span text:style-name="T11">in</text:span><text:span text:style-name="T13"> </text:span><text:span text:style-name="T11">a</text:span><text:span text:style-name="T13"> </text:span><text:span text:style-name="T11">prompt</text:span><text:span text:style-name="T13"> </text:span><text:span text:style-name="T11">to</text:span><text:span text:style-name="T13"> </text:span><text:span text:style-name="T11">verify</text:span><text:span text:style-name="T13"> </text:span><text:span text:style-name="T11">the</text:span><text:span text:style-name="T13"> </text:span><text:span text:style-name="T11">intent</text:span><text:span text:style-name="T13"> </text:span><text:span text:style-name="T11">to</text:span><text:span text:style-name="T13"> </text:span><text:span text:style-name="T11">discard</text:span><text:span text:style-name="T13"> </text:span><text:span text:style-name="T11">them.</text:span></text:p>
      <text:p text:style-name="P38"/>
      <text:p text:style-name="P39"><text:span text:style-name="T29">2,593</text:span><text:span text:style-name="T30"> </text:span><text:span text:style-name="T29">valcomp.txt</text:span><text:span text:style-name="T11">File</text:span><text:span text:style-name="T13"> </text:span><text:span text:style-name="T11">menu:</text:span></text:p>
      <text:p text:style-name="P39"><text:span text:style-name="T11"><text:tab/>1)</text:span><text:span text:style-name="T13"> </text:span><text:span text:style-name="T11">Open</text:span><text:span text:style-name="T13"> </text:span><text:span text:style-name="T11">-</text:span><text:span text:style-name="T13"> </text:span><text:span text:style-name="T11">submit</text:span><text:span text:style-name="T13"> </text:span><text:span text:style-name="T11">...</text:span><text:span text:style-name="T13"> </text:span><text:span text:style-name="T11">(brings</text:span><text:span text:style-name="T13"> </text:span><text:span text:style-name="T11">up</text:span><text:span text:style-name="T13"> </text:span><text:span text:style-name="T11">a</text:span><text:span text:style-name="T13"> </text:span><text:span text:style-name="T11">file</text:span><text:span text:style-name="T13"> </text:span><text:span text:style-name="T11">selection</text:span><text:span text:style-name="T13"> </text:span><text:span text:style-name="T11">window</text:span><text:span text:style-name="T13"> </text:span><text:span text:style-name="T11">positioned</text:span><text:span text:style-name="T13"> </text:span><text:span text:style-name="T11">within</text:span><text:span text:style-name="T13"> </text:span><text:span text:style-name="T11">the</text:span><text:span text:style-name="T13"> </text:span><text:span text:style-name="T11">submit</text:span><text:span text:style-name="T13"> </text:span><text:span text:style-name="T11">directory</text:span><text:span text:style-name="T13"> </text:span><text:span text:style-name="T11">-</text:span><text:span text:style-name="T13"> </text:span><text:span text:style-name="T11">select</text:span><text:span text:style-name="T13"> </text:span><text:span text:style-name="T11">a</text:span><text:span text:style-name="T13"> </text:span><text:span text:style-name="T11">file</text:span><text:span text:style-name="T13"> </text:span><text:span text:style-name="T11">from</text:span><text:span text:style-name="T13"> </text:span><text:span text:style-name="T11">which</text:span><text:span text:style-name="T13"> </text:span><text:span text:style-name="T11">the</text:span><text:span text:style-name="T13"> </text:span><text:span text:style-name="T11">sling</text:span><text:span text:style-name="T13"> </text:span><text:span text:style-name="T11">and</text:span><text:span text:style-name="T13"> </text:span><text:span text:style-name="T11">other</text:span><text:span text:style-name="T13"> </text:span><text:span text:style-name="T11">data</text:span><text:span text:style-name="T13"> </text:span><text:span text:style-name="T11">are</text:span><text:span text:style-name="T13"> </text:span><text:span text:style-name="T11">to</text:span><text:span text:style-name="T13"> </text:span><text:span text:style-name="T11">be</text:span><text:span text:style-name="T13"> </text:span><text:span text:style-name="T11">read</text:span><text:span text:style-name="T13"> </text:span><text:span text:style-name="T11">and</text:span><text:span text:style-name="T13"> </text:span><text:span text:style-name="T11">displayed)</text:span></text:p>
      <text:p text:style-name="P39"><text:span text:style-name="T11"><text:tab/>2)</text:span><text:span text:style-name="T13"> </text:span><text:span text:style-name="T11">Open</text:span><text:span text:style-name="T13"> </text:span><text:span text:style-name="T11">-</text:span><text:span text:style-name="T13"> </text:span><text:span text:style-name="T11">status</text:span><text:span text:style-name="T13"> </text:span><text:span text:style-name="T11">...</text:span><text:span text:style-name="T13"> </text:span><text:span text:style-name="T11">(brings</text:span><text:span text:style-name="T13"> </text:span><text:span text:style-name="T11">up</text:span><text:span text:style-name="T13"> </text:span><text:span text:style-name="T11">a</text:span><text:span text:style-name="T13"> </text:span><text:span text:style-name="T11">file</text:span><text:span text:style-name="T13"> </text:span><text:span text:style-name="T11">selection</text:span><text:span text:style-name="T13"> </text:span><text:span text:style-name="T11">window</text:span><text:span text:style-name="T13"> </text:span><text:span text:style-name="T11">positioned</text:span><text:span text:style-name="T13"> </text:span><text:span text:style-name="T11">within</text:span><text:span text:style-name="T13"> </text:span><text:span text:style-name="T11">the</text:span><text:span text:style-name="T13"> </text:span><text:span text:style-name="T11">status</text:span><text:span text:style-name="T13"> </text:span><text:span text:style-name="T11">directory</text:span><text:span text:style-name="T13"> </text:span><text:span text:style-name="T11">-</text:span><text:span text:style-name="T13"> </text:span><text:span text:style-name="T11">select</text:span><text:span text:style-name="T13"> </text:span><text:span text:style-name="T11">a</text:span><text:span text:style-name="T13"> </text:span><text:span text:style-name="T11">file</text:span><text:span text:style-name="T13"> </text:span><text:span text:style-name="T11">from</text:span><text:span text:style-name="T13"> </text:span><text:span text:style-name="T11">which</text:span><text:span text:style-name="T13"> </text:span><text:span text:style-name="T11">the</text:span><text:span text:style-name="T13"> </text:span><text:span text:style-name="T11">sling</text:span><text:span text:style-name="T13"> </text:span><text:span text:style-name="T11">and</text:span><text:span text:style-name="T13"> </text:span><text:span text:style-name="T11">other</text:span><text:span text:style-name="T13"> </text:span><text:span text:style-name="T11">data</text:span><text:span text:style-name="T13"> </text:span><text:span text:style-name="T11">are</text:span><text:span text:style-name="T13"> </text:span><text:span text:style-name="T11">to</text:span><text:span text:style-name="T13"> </text:span><text:span text:style-name="T11">be</text:span><text:span text:style-name="T13"> </text:span><text:span text:style-name="T11">read</text:span><text:span text:style-name="T13"> </text:span><text:span text:style-name="T11">and</text:span><text:span text:style-name="T13"> </text:span><text:span text:style-name="T11">displayed)</text:span></text:p>
      <text:p text:style-name="P39"><text:span text:style-name="T11"><text:tab/>3)</text:span><text:span text:style-name="T13"> </text:span><text:span text:style-name="T11">Save</text:span><text:span text:style-name="T13"> </text:span><text:span text:style-name="T11">-</text:span><text:span text:style-name="T13"> </text:span><text:span text:style-name="T11">draw_string_template</text:span><text:span text:style-name="T13"> </text:span><text:span text:style-name="T11">...</text:span><text:span text:style-name="T13"> </text:span><text:span text:style-name="T11">(writes</text:span><text:span text:style-name="T13"> </text:span><text:span text:style-name="T11">file</text:span><text:span text:style-name="T13"> </text:span><text:span text:style-name="T11">named</text:span><text:span text:style-name="T13"> </text:span><text:span text:style-name="T11">in</text:span><text:span text:style-name="T13"> </text:span><text:span text:style-name="T11">Run</text:span><text:span text:style-name="T13"> </text:span><text:span text:style-name="T11">ID</text:span><text:span text:style-name="T13"> </text:span><text:span text:style-name="T11">box</text:span><text:span text:style-name="T13"> </text:span><text:span text:style-name="T11">to</text:span><text:span text:style-name="T13"> </text:span><text:span text:style-name="T11">contain</text:span><text:span text:style-name="T13"> </text:span><text:span text:style-name="T11">text</text:span><text:span text:style-name="T13"> </text:span><text:span text:style-name="T11">from</text:span><text:span text:style-name="T13"> </text:span><text:span text:style-name="T11">User,</text:span><text:span text:style-name="T13"> </text:span><text:span text:style-name="T11">Date,</text:span><text:span text:style-name="T13"> </text:span><text:span text:style-name="T11">Comment</text:span><text:span text:style-name="T13"> </text:span><text:span text:style-name="T11">and</text:span><text:span text:style-name="T13"> </text:span><text:span text:style-name="T11">Sling</text:span><text:span text:style-name="T13"> </text:span><text:span text:style-name="T11">boxes</text:span><text:span text:style-name="T13"> </text:span><text:span text:style-name="T11">-</text:span><text:span text:style-name="T13"> </text:span><text:span text:style-name="T11">be</text:span><text:span text:style-name="T13"> </text:span><text:span text:style-name="T11">sure</text:span><text:span text:style-name="T13"> </text:span><text:span text:style-name="T11">to</text:span><text:span text:style-name="T13"> </text:span><text:span text:style-name="T11">fill</text:span><text:span text:style-name="T13"> </text:span><text:span text:style-name="T11">in</text:span><text:span text:style-name="T13"> </text:span><text:span text:style-name="T11">Run</text:span><text:span text:style-name="T13"> </text:span><text:span text:style-name="T11">Id</text:span><text:span text:style-name="T13"> </text:span><text:span text:style-name="T11">and</text:span><text:span text:style-name="T13"> </text:span><text:span text:style-name="T11">Comment,</text:span><text:span text:style-name="T13"> </text:span><text:span text:style-name="T11">and</text:span><text:span text:style-name="T13"> </text:span><text:span text:style-name="T11">update</text:span><text:span text:style-name="T13"> </text:span><text:span text:style-name="T11">Sling</text:span><text:span text:style-name="T13"> </text:span><text:span text:style-name="T11">by</text:span><text:span text:style-name="T13"> </text:span><text:span text:style-name="T11">clicking</text:span><text:span text:style-name="T13"> </text:span><text:span text:style-name="T11">Done</text:span><text:span text:style-name="T13"> </text:span><text:span text:style-name="T11">button</text:span><text:span text:style-name="T13"> </text:span><text:span text:style-name="T11">prior</text:span><text:span text:style-name="T13"> </text:span><text:span text:style-name="T11">to</text:span><text:span text:style-name="T13"> </text:span><text:span text:style-name="T11">saving)</text:span></text:p>
      <text:p text:style-name="P37"/>
      <text:p text:style-name="P39"><text:span text:style-name="T11">Draw</text:span><text:span text:style-name="T13"> </text:span><text:span text:style-name="T11">button:</text:span><text:span text:style-name="T13"> </text:span><text:span text:style-name="T11">restores</text:span><text:span text:style-name="T13"> </text:span><text:span text:style-name="T11">the</text:span><text:span text:style-name="T13"> </text:span><text:span text:style-name="T11">last</text:span><text:span text:style-name="T13"> </text:span><text:span text:style-name="T11">molecule</text:span><text:span text:style-name="T13"> </text:span><text:span text:style-name="T11">drawing</text:span><text:span text:style-name="T13"> </text:span><text:span text:style-name="T11">submitted</text:span><text:span text:style-name="T13"> </text:span><text:span text:style-name="T11">during</text:span><text:span text:style-name="T13"> </text:span><text:span text:style-name="T11">this</text:span><text:span text:style-name="T13"> </text:span><text:span text:style-name="T11">session.</text:span></text:p>
      <text:p text:style-name="P37"/>
      <text:p text:style-name="P39"><text:span text:style-name="T11">draw_sling_templates</text:span><text:span text:style-name="T13"> </text:span><text:span text:style-name="T11">button:</text:span><text:span text:style-name="T13"> </text:span><text:span text:style-name="T11">brings</text:span><text:span text:style-name="T13"> </text:span><text:span text:style-name="T11">up</text:span><text:span text:style-name="T13"> </text:span><text:span text:style-name="T11">a</text:span><text:span text:style-name="T13"> </text:span><text:span text:style-name="T11">file</text:span><text:span text:style-name="T13"> </text:span><text:span text:style-name="T11">selection</text:span><text:span text:style-name="T13"> </text:span><text:span text:style-name="T11">window</text:span><text:span text:style-name="T13"> </text:span><text:span text:style-name="T11">positioned</text:span><text:span text:style-name="T13"> </text:span><text:span text:style-name="T11">within</text:span><text:span text:style-name="T13"> </text:span><text:span text:style-name="T11">the</text:span><text:span text:style-name="T13"> </text:span><text:span text:style-name="T11">draw_sling_template</text:span><text:span text:style-name="T13"> </text:span><text:span text:style-name="T11">directory</text:span><text:span text:style-name="T13"> </text:span><text:span text:style-name="T11">-</text:span><text:span text:style-name="T13"> </text:span><text:span text:style-name="T11">select</text:span><text:span text:style-name="T13"> </text:span><text:span text:style-name="T11">a</text:span><text:span text:style-name="T13"> </text:span><text:span text:style-name="T11">file</text:span><text:span text:style-name="T13"> </text:span><text:span text:style-name="T11">from</text:span><text:span text:style-name="T13"> </text:span><text:span text:style-name="T11">which</text:span><text:span text:style-name="T13"> </text:span><text:span text:style-name="T11">the</text:span><text:span text:style-name="T13"> </text:span><text:span text:style-name="T11">sling</text:span><text:span text:style-name="T13"> </text:span><text:span text:style-name="T11">and</text:span><text:span text:style-name="T13"> </text:span><text:span text:style-name="T11">other</text:span><text:span text:style-name="T13"> </text:span><text:span text:style-name="T11">data</text:span><text:span text:style-name="T13"> </text:span><text:span text:style-name="T11">are</text:span><text:span text:style-name="T13"> </text:span><text:span text:style-name="T11">to</text:span><text:span text:style-name="T13"> </text:span><text:span text:style-name="T11">be</text:span><text:span text:style-name="T13"> </text:span><text:span text:style-name="T11">read</text:span><text:span text:style-name="T13"> </text:span><text:span text:style-name="T11">and</text:span><text:span text:style-name="T13"> </text:span><text:span text:style-name="T11">displayed)</text:span></text:p>
      <text:p text:style-name="P37"/>
      <text:p text:style-name="P39"><text:span text:style-name="T11">Reset</text:span><text:span text:style-name="T13"> </text:span><text:span text:style-name="T11">button</text:span><text:span text:style-name="T13"> </text:span><text:span text:style-name="T11">(seldom</text:span><text:span text:style-name="T13"> </text:span><text:span text:style-name="T11">used</text:span><text:span text:style-name="T13"> </text:span><text:span text:style-name="T11">in</text:span><text:span text:style-name="T13"> </text:span><text:span text:style-name="T11">validation</text:span><text:span text:style-name="T13"> </text:span><text:span text:style-name="T11">implementation):</text:span><text:span text:style-name="T13"> </text:span><text:span text:style-name="T11">clears</text:span><text:span text:style-name="T13"> </text:span><text:span text:style-name="T11">drawing</text:span><text:span text:style-name="T13"> </text:span><text:span text:style-name="T11">window</text:span><text:span text:style-name="T13"> </text:span><text:span text:style-name="T11">and</text:span><text:span text:style-name="T13"> </text:span><text:span text:style-name="T11">restores</text:span><text:span text:style-name="T13"> </text:span><text:span text:style-name="T11">other</text:span><text:span text:style-name="T13"> </text:span><text:span text:style-name="T11">fields</text:span><text:span text:style-name="T13"> </text:span><text:span text:style-name="T11">to</text:span><text:span text:style-name="T13"> </text:span><text:span text:style-name="T11">their</text:span><text:span text:style-name="T13"> </text:span><text:span text:style-name="T11">defaults</text:span></text:p>
      <text:p text:style-name="P37"/>
      <text:p text:style-name="P39"><text:span text:style-name="T11">Edit</text:span><text:span text:style-name="T13"> </text:span><text:span text:style-name="T11">Mode</text:span><text:span text:style-name="T13"> </text:span><text:span text:style-name="T11">buttons:</text:span></text:p>
      <text:p text:style-name="P39"><text:span text:style-name="T11"><text:tab/>1)</text:span><text:span text:style-name="T13"> </text:span><text:span text:style-name="T11">draw:</text:span><text:span text:style-name="T13"> </text:span><text:span text:style-name="T11">enables</text:span><text:span text:style-name="T13"> </text:span><text:span text:style-name="T11">"rubber-band"</text:span><text:span text:style-name="T13"> </text:span><text:span text:style-name="T11">connection</text:span><text:span text:style-name="T13"> </text:span><text:span text:style-name="T11">of</text:span><text:span text:style-name="T13"> </text:span><text:span text:style-name="T11">atoms</text:span><text:span text:style-name="T13"> </text:span><text:span text:style-name="T11">to</text:span><text:span text:style-name="T13"> </text:span><text:span text:style-name="T11">one</text:span><text:span text:style-name="T13"> </text:span><text:span text:style-name="T11">another</text:span></text:p>
      <text:p text:style-name="P39"><text:span text:style-name="T11"><text:tab/>2)</text:span><text:span text:style-name="T13"> </text:span><text:span text:style-name="T11">select:</text:span><text:span text:style-name="T13"> </text:span><text:span text:style-name="T11">enables</text:span><text:span text:style-name="T13"> </text:span><text:span text:style-name="T11">freehand</text:span><text:span text:style-name="T13"> </text:span><text:span text:style-name="T11">drawing</text:span><text:span text:style-name="T13"> </text:span><text:span text:style-name="T11">of</text:span><text:span text:style-name="T13"> </text:span><text:span text:style-name="T11">an</text:span><text:span text:style-name="T13"> </text:span><text:span text:style-name="T11">enclosed</text:span><text:span text:style-name="T13"> </text:span><text:span text:style-name="T11">area</text:span><text:span text:style-name="T13"> </text:span><text:span text:style-name="T11">around</text:span><text:span text:style-name="T13"> </text:span><text:span text:style-name="T11">part</text:span><text:span text:style-name="T13"> </text:span><text:span text:style-name="T11">of</text:span><text:span text:style-name="T13"> </text:span><text:span text:style-name="T11">a</text:span><text:span text:style-name="T13"> </text:span><text:span text:style-name="T11">drawn</text:span><text:span text:style-name="T13"> </text:span><text:span text:style-name="T11">molecule,</text:span><text:span text:style-name="T13"> </text:span><text:span text:style-name="T11">usually</text:span><text:span text:style-name="T13"> </text:span><text:span text:style-name="T11">for</text:span><text:span text:style-name="T13"> </text:span><text:span text:style-name="T11">wholesale</text:span><text:span text:style-name="T13"> </text:span><text:span text:style-name="T11">deletion</text:span></text:p>
      <text:p text:style-name="P39"><text:span text:style-name="T11"><text:tab/>3)</text:span><text:span text:style-name="T13"> </text:span><text:span text:style-name="T11">delete:</text:span><text:span text:style-name="T13"> </text:span><text:span text:style-name="T11">changes</text:span><text:span text:style-name="T13"> </text:span><text:span text:style-name="T11">drawing</text:span><text:span text:style-name="T13"> </text:span><text:span text:style-name="T11">cursor</text:span><text:span text:style-name="T13"> </text:span><text:span text:style-name="T11">to</text:span><text:span text:style-name="T13"> </text:span><text:span text:style-name="T11">"skull-and-crossbones,"</text:span><text:span text:style-name="T13"> </text:span><text:span text:style-name="T11">which</text:span><text:span text:style-name="T13"> </text:span><text:span text:style-name="T11">when</text:span><text:span text:style-name="T13"> </text:span><text:span text:style-name="T11">placed</text:span><text:span text:style-name="T13"> </text:span><text:span text:style-name="T11">over</text:span><text:span text:style-name="T13"> </text:span><text:span text:style-name="T11">an</text:span><text:span text:style-name="T13"> </text:span><text:span text:style-name="T11">atom</text:span><text:span text:style-name="T13"> </text:span><text:span text:style-name="T11">or</text:span><text:span text:style-name="T13"> </text:span><text:span text:style-name="T11">a</text:span><text:span text:style-name="T13"> </text:span><text:span text:style-name="T11">bond</text:span><text:span text:style-name="T13"> </text:span><text:span text:style-name="T11">highlights</text:span><text:span text:style-name="T13"> </text:span><text:span text:style-name="T11">it</text:span><text:span text:style-name="T13"> </text:span><text:span text:style-name="T11">for</text:span><text:span text:style-name="T13"> </text:span><text:span text:style-name="T11">deletion</text:span><text:span text:style-name="T13"> </text:span><text:span text:style-name="T11">when</text:span><text:span text:style-name="T13"> </text:span><text:span text:style-name="T11">the</text:span><text:span text:style-name="T13"> </text:span><text:span text:style-name="T11">left</text:span><text:span text:style-name="T13"> </text:span><text:span text:style-name="T11">mouse</text:span><text:span text:style-name="T13"> </text:span><text:span text:style-name="T11">button</text:span><text:span text:style-name="T13"> </text:span><text:span text:style-name="T11">is</text:span><text:span text:style-name="T13"> </text:span><text:span text:style-name="T11">clicked</text:span></text:p>
      <text:p text:style-name="P37"/>
      <text:p text:style-name="P39"><text:span text:style-name="T11">Edit</text:span><text:span text:style-name="T13"> </text:span><text:span text:style-name="T11">Options</text:span><text:span text:style-name="T13"> </text:span><text:span text:style-name="T11">buttons:</text:span></text:p>
      <text:p text:style-name="P39"><text:span text:style-name="T11"><text:tab/>1)</text:span><text:span text:style-name="T13"> </text:span><text:span text:style-name="T11">select</text:span><text:span text:style-name="T13"> </text:span><text:span text:style-name="T11">all:</text:span><text:span text:style-name="T13"> </text:span><text:span text:style-name="T11">draws</text:span><text:span text:style-name="T13"> </text:span><text:span text:style-name="T11">an</text:span><text:span text:style-name="T13"> </text:span><text:span text:style-name="T11">enclosure</text:span><text:span text:style-name="T13"> </text:span><text:span text:style-name="T11">around</text:span><text:span text:style-name="T13"> </text:span><text:span text:style-name="T11">the</text:span><text:span text:style-name="T13"> </text:span><text:span text:style-name="T11">entire</text:span><text:span text:style-name="T13"> </text:span><text:span text:style-name="T11">molecular</text:span><text:span text:style-name="T13"> </text:span><text:span text:style-name="T11">drawing</text:span></text:p>
      <text:p text:style-name="P39"><text:span text:style-name="T11"><text:tab/>2)</text:span><text:span text:style-name="T13"> </text:span><text:span text:style-name="T11">delete</text:span><text:span text:style-name="T13"> </text:span><text:span text:style-name="T11">selected:</text:span><text:span text:style-name="T13"> </text:span><text:span text:style-name="T11">deletes</text:span><text:span text:style-name="T13"> </text:span><text:span text:style-name="T11">all</text:span><text:span text:style-name="T13"> </text:span><text:span text:style-name="T11">atoms</text:span><text:span text:style-name="T13"> </text:span><text:span text:style-name="T11">and</text:span><text:span text:style-name="T13"> </text:span><text:span text:style-name="T11">bonds</text:span><text:span text:style-name="T13"> </text:span><text:span text:style-name="T11">enclose</text:span><text:span text:style-name="T13"> </text:span><text:span text:style-name="T11">by</text:span><text:span text:style-name="T13"> </text:span><text:span text:style-name="T11">the</text:span><text:span text:style-name="T13"> </text:span><text:span text:style-name="T11">selection</text:span><text:span text:style-name="T13"> </text:span><text:span text:style-name="T11">area</text:span></text:p>
      <text:p text:style-name="P37"/>
      <text:p text:style-name="P39"><text:span text:style-name="T11">Atoms</text:span><text:span text:style-name="T13"> </text:span><text:span text:style-name="T11">buttons</text:span><text:span text:style-name="T13"> </text:span><text:span text:style-name="T11">(change</text:span><text:span text:style-name="T13"> </text:span><text:span text:style-name="T11">current</text:span><text:span text:style-name="T13"> </text:span><text:span text:style-name="T11">atom</text:span><text:span text:style-name="T13"> </text:span><text:span text:style-name="T11">identity</text:span><text:span text:style-name="T13"> </text:span><text:span text:style-name="T11">-</text:span><text:span text:style-name="T13"> </text:span><text:span text:style-name="T11">selecting</text:span><text:span text:style-name="T13"> </text:span><text:span text:style-name="T11">"other"</text:span><text:span text:style-name="T13"> </text:span><text:span text:style-name="T11">brings</text:span><text:span text:style-name="T13"> </text:span><text:span text:style-name="T11">up</text:span><text:span text:style-name="T13"> </text:span><text:span text:style-name="T11">a</text:span><text:span text:style-name="T13"> </text:span><text:span text:style-name="T11">periodic</text:span><text:span text:style-name="T13"> </text:span><text:span text:style-name="T11">table)</text:span></text:p>
      <text:p text:style-name="P37"/>
      <text:p text:style-name="P39"><text:span text:style-name="T11">Bonds</text:span><text:span text:style-name="T13"> </text:span><text:span text:style-name="T11">buttons</text:span><text:span text:style-name="T13"> </text:span><text:span text:style-name="T11">(change</text:span><text:span text:style-name="T13"> </text:span><text:span text:style-name="T11">multiplicity</text:span><text:span text:style-name="T13"> </text:span><text:span text:style-name="T11">of</text:span><text:span text:style-name="T13"> </text:span><text:span text:style-name="T11">last-drawn</text:span><text:span text:style-name="T13"> </text:span><text:span text:style-name="T11">bond)</text:span></text:p>
      <text:p text:style-name="P37"/>
      <text:p text:style-name="P39"><text:span text:style-name="T11">Drawing</text:span><text:span text:style-name="T13"> </text:span><text:span text:style-name="T11">Area:</text:span></text:p>
      <text:p text:style-name="P39"><text:span text:style-name="T11"><text:tab/>1)</text:span><text:span text:style-name="T13"> </text:span><text:span text:style-name="T11">use</text:span><text:span text:style-name="T13"> </text:span><text:span text:style-name="T11">left</text:span><text:span text:style-name="T13"> </text:span><text:span text:style-name="T11">button</text:span><text:span text:style-name="T13"> </text:span><text:span text:style-name="T11">to</text:span><text:span text:style-name="T13"> </text:span><text:span text:style-name="T11">lay</text:span><text:span text:style-name="T13"> </text:span><text:span text:style-name="T11">down</text:span><text:span text:style-name="T13"> </text:span><text:span text:style-name="T11">an</text:span><text:span text:style-name="T13"> </text:span><text:span text:style-name="T11">atom</text:span><text:span text:style-name="T13"> </text:span><text:span text:style-name="T11">(C</text:span><text:span text:style-name="T13"> </text:span><text:span text:style-name="T11">by</text:span><text:span text:style-name="T13"> </text:span><text:span text:style-name="T11">default)</text:span></text:p>
      <text:p text:style-name="P39"><text:span text:style-name="T11"><text:tab/>2)</text:span><text:span text:style-name="T13"> </text:span><text:span text:style-name="T11">if</text:span><text:span text:style-name="T13"> </text:span><text:span text:style-name="T11">necessary,</text:span><text:span text:style-name="T13"> </text:span><text:span text:style-name="T11">change</text:span><text:span text:style-name="T13"> </text:span><text:span text:style-name="T11">the</text:span><text:span text:style-name="T13"> </text:span><text:span text:style-name="T11">atom</text:span><text:span text:style-name="T13"> </text:span><text:span text:style-name="T11">ID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appropriate</text:span><text:span text:style-name="T13"> </text:span><text:span text:style-name="T11">Atoms</text:span><text:span text:style-name="T13"> </text:span><text:span text:style-name="T11">button</text:span></text:p>
      <text:p text:style-name="P39"><text:span text:style-name="T11"><text:tab/>3)</text:span><text:span text:style-name="T13"> </text:span><text:span text:style-name="T11">lay</text:span><text:span text:style-name="T13"> </text:span><text:span text:style-name="T11">down</text:span><text:span text:style-name="T13"> </text:span><text:span text:style-name="T11">a</text:span><text:span text:style-name="T13"> </text:span><text:span text:style-name="T11">bond</text:span><text:span text:style-name="T13"> </text:span><text:span text:style-name="T11">to</text:span><text:span text:style-name="T13"> </text:span><text:span text:style-name="T11">the</text:span><text:span text:style-name="T13"> </text:span><text:span text:style-name="T11">next</text:span><text:span text:style-name="T13"> </text:span><text:span text:style-name="T11">atom</text:span><text:span text:style-name="T13"> </text:span><text:span text:style-name="T11">by</text:span><text:span text:style-name="T13"> </text:span><text:span text:style-name="T11">moving</text:span><text:span text:style-name="T13"> </text:span><text:span text:style-name="T11">to</text:span><text:span text:style-name="T13"> </text:span><text:span text:style-name="T11">the</text:span><text:span text:style-name="T13"> </text:span><text:span text:style-name="T11">position</text:span><text:span text:style-name="T13"> </text:span><text:span text:style-name="T11">and</text:span><text:span text:style-name="T13"> </text:span><text:span text:style-name="T11">pressing</text:span><text:span text:style-name="T13"> </text:span><text:span text:style-name="T11">either</text:span><text:span text:style-name="T13"> </text:span><text:span text:style-name="T11">the</text:span><text:span text:style-name="T13"> </text:span><text:span text:style-name="T11">left</text:span><text:span text:style-name="T13"> </text:span><text:span text:style-name="T11">(single)</text:span><text:span text:style-name="T13"> </text:span><text:span text:style-name="T11">or</text:span><text:span text:style-name="T13"> </text:span><text:span text:style-name="T11">middle</text:span><text:span text:style-name="T13"> </text:span><text:span text:style-name="T11">(double)</text:span><text:span text:style-name="T13"> </text:span><text:span text:style-name="T11">button</text:span></text:p>
      <text:p text:style-name="P39"><text:span text:style-name="T11"><text:tab/>4)</text:span><text:span text:style-name="T13"> </text:span><text:span text:style-name="T11">if</text:span><text:span text:style-name="T13"> </text:span><text:span text:style-name="T11">necessary,</text:span><text:span text:style-name="T13"> </text:span><text:span text:style-name="T11">change</text:span><text:span text:style-name="T13"> </text:span><text:span text:style-name="T11">the</text:span><text:span text:style-name="T13"> </text:span><text:span text:style-name="T11">bond</text:span><text:span text:style-name="T13"> </text:span><text:span text:style-name="T11">order</text:span><text:span text:style-name="T13"> </text:span><text:span text:style-name="T11">from</text:span><text:span text:style-name="T13"> </text:span><text:span text:style-name="T11">the</text:span><text:span text:style-name="T13"> </text:span><text:span text:style-name="T11">appropriate</text:span><text:span text:style-name="T13"> </text:span><text:span text:style-name="T11">Bonds</text:span><text:span text:style-name="T13"> </text:span><text:span text:style-name="T11">button</text:span></text:p>
      <text:p text:style-name="P39"><text:span text:style-name="T11"><text:tab/>5)</text:span><text:span text:style-name="T13"> </text:span><text:span text:style-name="T11">to</text:span><text:span text:style-name="T13"> </text:span><text:span text:style-name="T11">move</text:span><text:span text:style-name="T13"> </text:span><text:span text:style-name="T11">without</text:span><text:span text:style-name="T13"> </text:span><text:span text:style-name="T11">adding</text:span><text:span text:style-name="T13"> </text:span><text:span text:style-name="T11">or</text:span><text:span text:style-name="T13"> </text:span><text:span text:style-name="T11">modifying</text:span><text:span text:style-name="T13"> </text:span><text:span text:style-name="T11">a</text:span><text:span text:style-name="T13"> </text:span><text:span text:style-name="T11">bond,</text:span><text:span text:style-name="T13"> </text:span><text:span text:style-name="T11">press</text:span><text:span text:style-name="T13"> </text:span><text:span text:style-name="T11">the</text:span><text:span text:style-name="T13"> </text:span><text:span text:style-name="T11">right</text:span><text:span text:style-name="T13"> </text:span><text:span text:style-name="T11">button</text:span></text:p>
      <text:p text:style-name="P37"/>
      <text:p text:style-name="P39"><text:soft-page-break/><text:span text:style-name="T11">done</text:span><text:span text:style-name="T13"> </text:span><text:span text:style-name="T11">button</text:span><text:span text:style-name="T13"> </text:span><text:span text:style-name="T11">(updates</text:span><text:span text:style-name="T13"> </text:span><text:span text:style-name="T11">Sling</text:span><text:span text:style-name="T13"> </text:span><text:span text:style-name="T11">box</text:span><text:span text:style-name="T13"> </text:span><text:span text:style-name="T11">from</text:span><text:span text:style-name="T13"> </text:span><text:span text:style-name="T11">contents</text:span><text:span text:style-name="T13"> </text:span><text:span text:style-name="T11">of</text:span><text:span text:style-name="T13"> </text:span><text:span text:style-name="T11">drawing</text:span><text:span text:style-name="T13"> </text:span><text:span text:style-name="T11">area)</text:span></text:p>
      <text:p text:style-name="P37"/>
      <text:p text:style-name="P39"><text:span text:style-name="T11">redraw</text:span><text:span text:style-name="T13"> </text:span><text:span text:style-name="T11">button</text:span><text:span text:style-name="T13"> </text:span><text:span text:style-name="T11">(cleans</text:span><text:span text:style-name="T13"> </text:span><text:span text:style-name="T11">up</text:span><text:span text:style-name="T13"> </text:span><text:span text:style-name="T11">drawing</text:span><text:span text:style-name="T13"> </text:span><text:span text:style-name="T11">by</text:span><text:span text:style-name="T13"> </text:span><text:span text:style-name="T11">showing</text:span><text:span text:style-name="T13"> </text:span><text:span text:style-name="T11">a</text:span><text:span text:style-name="T13"> </text:span><text:span text:style-name="T11">-</text:span><text:span text:style-name="T13"> </text:span><text:span text:style-name="T11">usually</text:span><text:span text:style-name="T13"> </text:span><text:span text:style-name="T11">-</text:span><text:span text:style-name="T13"> </text:span><text:span text:style-name="T11">more</text:span><text:span text:style-name="T13"> </text:span><text:span text:style-name="T11">pleasing</text:span><text:span text:style-name="T13"> </text:span><text:span text:style-name="T11">template-</text:span><text:span text:style-name="T13"> </text:span><text:span text:style-name="T11">generated</text:span><text:span text:style-name="T13"> </text:span><text:span text:style-name="T11">rendition)</text:span></text:p>
      <text:p text:style-name="P37"/>
      <text:p text:style-name="P39"><text:span text:style-name="T11">clear</text:span><text:span text:style-name="T13"> </text:span><text:span text:style-name="T11">button</text:span><text:span text:style-name="T13"> </text:span><text:span text:style-name="T11">(erase</text:span><text:span text:style-name="T13"> </text:span><text:span text:style-name="T11">drawing</text:span><text:span text:style-name="T13"> </text:span><text:span text:style-name="T11">area)</text:span></text:p>
      <text:p text:style-name="P37"/>
      <text:p text:style-name="P39"><text:span text:style-name="T11">submit</text:span><text:span text:style-name="T13"> </text:span><text:span text:style-name="T11">button</text:span><text:span text:style-name="T13"> </text:span><text:span text:style-name="T11">(accepts</text:span><text:span text:style-name="T13"> </text:span><text:span text:style-name="T11">molecule</text:span><text:span text:style-name="T13"> </text:span><text:span text:style-name="T11">as</text:span><text:span text:style-name="T13"> </text:span><text:span text:style-name="T11">defined</text:span><text:span text:style-name="T13"> </text:span><text:span text:style-name="T11">by</text:span><text:span text:style-name="T13"> </text:span><text:span text:style-name="T11">drawing</text:span><text:span text:style-name="T13"> </text:span><text:span text:style-name="T11">for</text:span><text:span text:style-name="T13"> </text:span><text:span text:style-name="T11">validation</text:span><text:span text:style-name="T13"> </text:span><text:span text:style-name="T11">process)</text:span></text:p>
      <text:p text:style-name="P37"/>
      <text:p text:style-name="P39"><text:span text:style-name="T11">cancel</text:span><text:span text:style-name="T13"> </text:span><text:span text:style-name="T11">button</text:span><text:span text:style-name="T13"> </text:span><text:span text:style-name="T11">(bypass</text:span><text:span text:style-name="T13"> </text:span><text:span text:style-name="T11">validation</text:span><text:span text:style-name="T13"> </text:span><text:span text:style-name="T11">process)</text:span></text:p>
      <text:p text:style-name="P37"/>
      <text:p text:style-name="P39"><text:span text:style-name="T11">reset</text:span><text:span text:style-name="T13"> </text:span><text:span text:style-name="T11">button</text:span><text:span text:style-name="T13"> </text:span><text:span text:style-name="T11">(seems</text:span><text:span text:style-name="T13"> </text:span><text:span text:style-name="T11">to</text:span><text:span text:style-name="T13"> </text:span><text:span text:style-name="T11">be</text:span><text:span text:style-name="T13"> </text:span><text:span text:style-name="T11">the</text:span><text:span text:style-name="T13"> </text:span><text:span text:style-name="T11">same</text:span><text:span text:style-name="T13"> </text:span><text:span text:style-name="T11">as</text:span><text:span text:style-name="T13"> </text:span><text:span text:style-name="T11">Reset</text:span><text:span text:style-name="T13"> </text:span><text:span text:style-name="T11">button!?</text:span><text:span text:style-name="T34">!?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" style:font-pitch="variable"/>
    <style:font-face style:name="Lohit Hindi2" svg:font-family="'Lohit Hindi'" style:font-pitch="variable"/>
    <style:font-face style:name="Mangal" svg:font-family="Mangal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in" fo:margin-right="0in" fo:margin-top="0.3335in" fo:margin-bottom="0in" fo:line-height="115%" fo:keep-together="always" fo:text-indent="0in" style:auto-text-indent="false"/>
      <style:text-properties fo:color="#365f91" style:font-name="Cambria" fo:font-size="14pt" style:letter-kerning="true" style:font-name-asian="Times New Roman" style:font-size-asian="14pt" style:font-name-complex="Mangal" style:font-size-complex="14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Absatz-Standardschriftart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fo:padding="0.0102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.1917in" fo:margin-bottom="1.1917in" fo:margin-left="1.25in" fo:margin-right="1.25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17in" fo:margin-bottom="0.1528in" style:dynamic-spacing="true"/>
      </style:header-style>
      <style:footer-style>
        <style:header-footer-properties fo:min-height="0.1917in" fo:margin-top="0.152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style:page-layout style:name="Mpm4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style:page-layout style:name="Mpm5">
      <style:page-layout-properties fo:page-width="8.5in" fo:page-height="11in" style:num-format="1" style:print-orientation="portrait" fo:margin-top="1.1917in" fo:margin-bottom="1.1917in" fo:margin-left="1.25in" fo:margin-right="1.25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irst_20_convert_20_1" style:display-name="First convert 1" style:page-layout-name="Mpm3" style:next-style-name="Convert_20_1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4">
      <style:header>
        <text:p text:style-name="Standard"/>
      </style:header>
      <style:footer>
        <text:p text:style-name="Footer"><draw:frame draw:style-name="Mfr1" draw:name="Frame6" text:anchor-type="char" svg:y="0.0008in" svg:width="0.0835in" svg:height="0.1909in" draw:z-index="1"><draw:text-box><text:p text:style-name="Footer"><text:span text:style-name="Page_20_Number"><text:page-number text:select-page="current">2</text:page-number></text:span></text:p></draw:text-box></draw:frame></text:p>
      </style:footer>
    </style:master-page>
    <style:master-page style:name="First_20_convert_20_2" style:display-name="First convert 2" style:page-layout-name="Mpm5" style:next-style-name="Convert_20_2">
      <style:header>
        <text:p text:style-name="Standard"/>
      </style:header>
      <style:footer>
        <text:p text:style-name="Standard"/>
      </style:footer>
    </style:master-page>
    <style:master-page style:name="Convert_20_2" style:display-name="Convert 2" style:page-layout-name="Mpm2">
      <style:header>
        <text:p text:style-name="Header"/>
      </style:header>
      <style:footer>
        <text:p text:style-name="Footer"/>
      </style:footer>
    </style:master-page>
    <style:master-page style:name="First_20_convert_20_3" style:display-name="First convert 3" style:page-layout-name="Mpm3" style:next-style-name="Convert_20_3">
      <style:header>
        <text:p text:style-name="Standard"/>
      </style:header>
      <style:footer>
        <text:p text:style-name="Standard"/>
      </style:footer>
    </style:master-page>
    <style:master-page style:name="Convert_20_3" style:display-name="Convert 3" style:page-layout-name="Mpm4">
      <style:header>
        <text:p text:style-name="Standard"/>
      </style:header>
      <style:footer>
        <text:p text:style-name="Footer"><draw:frame draw:style-name="Mfr1" draw:name="Frame7" text:anchor-type="char" svg:y="0.0008in" svg:width="0.1665in" svg:height="0.1909in" draw:z-index="3"><draw:text-box><text:p text:style-name="Footer"><text:span text:style-name="Page_20_Number"><text:page-number text:select-page="current">36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ynChem </dc:title>
    <meta:initial-creator>kagarwal</meta:initial-creator>
    <meta:creation-date>2006-11-02T10:17:00</meta:creation-date>
    <dc:creator>syntheticchemist </dc:creator>
    <dc:date>2015-03-26T14:34:10</dc:date>
    <meta:editing-cycles>63</meta:editing-cycles>
    <meta:editing-duration>PT11H7M</meta:editing-duration>
    <meta:generator>LibreOffice/3.4$Linux LibreOffice_project/340m1$Build-402</meta:generator>
    <meta:document-statistic meta:table-count="0" meta:image-count="1" meta:object-count="0" meta:page-count="36" meta:paragraph-count="639" meta:word-count="12460" meta:character-count="77647" meta:non-whitespace-character-count="65441"/>
    <meta:user-defined meta:name="Info 1"/>
    <meta:user-defined meta:name="Info 2"/>
    <meta:user-defined meta:name="Info 3"/>
    <meta:user-defined meta:name="Info 4"/>
  </office:meta>
</office:document-meta>
</file>